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roman" style:font-pitch="variable"/>
    <style:font-face style:name="Arial1"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535in"/>
    </style:style>
    <style:style style:name="co3" style:family="table-column">
      <style:table-column-properties fo:break-before="auto" style:column-width="0.9327in"/>
    </style:style>
    <style:style style:name="co4" style:family="table-column">
      <style:table-column-properties fo:break-before="auto" style:column-width="2.7764in"/>
    </style:style>
    <style:style style:name="co5" style:family="table-column">
      <style:table-column-properties fo:break-before="auto" style:column-width="4.739in"/>
    </style:style>
    <style:style style:name="co6" style:family="table-column">
      <style:table-column-properties fo:break-before="auto" style:column-width="12.9945in"/>
    </style:style>
    <style:style style:name="co7" style:family="table-column">
      <style:table-column-properties fo:break-before="auto" style:column-width="10.8819in"/>
    </style:style>
    <style:style style:name="co8" style:family="table-column">
      <style:table-column-properties fo:break-before="auto" style:column-width="3.5591in"/>
    </style:style>
    <style:style style:name="ro1" style:family="table-row">
      <style:table-row-properties style:row-height="0.178in" fo:break-before="auto" style:use-optimal-row-height="false"/>
    </style:style>
    <style:style style:name="ro2" style:family="table-row">
      <style:table-row-properties style:row-height="0.228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wrap-option="wrap" style:vertical-align="top"/>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vertical-align="top"/>
      <style:text-properties style:font-name="Liberation Sans" fo:font-size="10pt" style:font-size-asian="10pt" style:font-size-complex="10pt"/>
    </style:style>
    <style:style style:name="ce5" style:family="table-cell" style:parent-style-name="Default">
      <style:table-cell-properties style:text-align-source="fix" style:repeat-content="false" fo:wrap-option="wrap" style:vertical-align="top"/>
      <style:paragraph-properties fo:text-align="end"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top"/>
      <style:paragraph-properties fo:text-align="end" fo:margin-left="0in"/>
      <style:text-properties style:font-name="Liberation Sans" fo:font-size="10pt" style:font-size-asian="10pt" style:font-size-complex="10pt"/>
    </style:style>
    <style:style style:name="ce7" style:family="table-cell" style:parent-style-name="Default">
      <style:table-cell-properties fo:background-color="#000000" style:text-align-source="fix" style:repeat-content="false" style:vertical-align="top"/>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style:vertical-align="to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imes New Roman" style:font-size-asian="10pt" style:language-asian="pl" style:country-asian="PL"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ce9" style:family="table-cell" style:parent-style-name="Default">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Times New Roman" style:font-size-asian="11pt" style:language-asian="pl" style:country-asian="PL" style:font-style-asian="normal" style:font-weight-asian="normal" style:font-name-complex="Liberation Sans1" style:font-size-complex="10pt" style:language-complex="ar" style:country-complex="SA"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F" style:font-size-asian="11pt" style:language-asian="en" style:country-asian="US" style:font-style-asian="normal" style:font-weight-asian="normal" style:font-name-complex="Liberation Sans1" style:font-size-complex="10pt" style:language-complex="ar" style:country-complex="SA"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Times New Roman" style:font-size-asian="11pt" style:language-asian="pl" style:country-asian="PL" style:font-style-asian="normal" style:font-weight-asian="normal" style:font-name-complex="Liberation Sans1" style:font-size-complex="10pt" style:language-complex="ar" style:country-complex="SA"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ster" table:style-name="ta1">
        <office:forms form:automatic-focus="false" form:apply-design-mode="false"/>
        <table:table-column table:style-name="co1" table:default-cell-style-name="ce4"/>
        <table:table-column table:style-name="co2" table:default-cell-style-name="ce4"/>
        <table:table-column table:style-name="co3" table:default-cell-style-name="ce6"/>
        <table:table-column table:style-name="co4" table:default-cell-style-name="ce4"/>
        <table:table-column table:style-name="co5" table:default-cell-style-name="ce4"/>
        <table:table-column table:style-name="co6" table:default-cell-style-name="ce4"/>
        <table:table-column table:style-name="co1" table:number-columns-repeated="1018" table:default-cell-style-name="ce4"/>
        <table:table-row table:style-name="ro1">
          <table:table-cell table:style-name="ce1" office:value-type="string" calcext:value-type="string">
            <text:p>BGEE Area file</text:p>
          </table:table-cell>
          <table:table-cell table:style-name="ce1" office:value-type="string" calcext:value-type="string">
            <text:p>Tra ref</text:p>
          </table:table-cell>
          <table:table-cell table:style-name="ce1" office:value-type="string" calcext:value-type="string">
            <text:p>String Var</text:p>
          </table:table-cell>
          <table:table-cell table:style-name="ce7" office:value-type="string" calcext:value-type="string">
            <text:p>CPM Var</text:p>
          </table:table-cell>
          <table:table-cell table:style-name="ce1" office:value-type="string" calcext:value-type="string">
            <text:p>Area Descript</text:p>
          </table:table-cell>
          <table:table-cell table:style-name="ce7" office:value-type="string" calcext:value-type="string">
            <text:p>String Contents</text:p>
          </table:table-cell>
          <table:table-cell table:style-name="ce7" table:number-columns-repeated="1018"/>
        </table:table-row>
        <table:table-row table:style-name="ro2">
          <table:table-cell table:style-name="ce2" office:value-type="string" calcext:value-type="string">
            <text:p>ar0002</text:p>
          </table:table-cell>
          <table:table-cell table:style-name="ce2" office:value-type="float" office:value="2" calcext:value-type="float">
            <text:p>2</text:p>
          </table:table-cell>
          <table:table-cell table:style-name="ce5"/>
          <table:table-cell office:value-type="string" calcext:value-type="string">
            <text:p>NBaldursGate_TempleofHelm</text:p>
          </table:table-cell>
          <table:table-cell table:style-name="ce2" office:value-type="string" calcext:value-type="string">
            <text:p>Temple of Helm (Baldur's Gate)</text:p>
          </table:table-cell>
          <table:table-cell table:number-columns-repeated="1019"/>
        </table:table-row>
        <table:table-row table:style-name="ro2">
          <table:table-cell table:style-name="ce2" office:value-type="string" calcext:value-type="string">
            <text:p>ar0004</text:p>
          </table:table-cell>
          <table:table-cell table:style-name="ce2" office:value-type="float" office:value="4" calcext:value-type="float">
            <text:p>4</text:p>
          </table:table-cell>
          <table:table-cell table:style-name="ce5"/>
          <table:table-cell office:value-type="string" calcext:value-type="string">
            <text:p>NBaldursGate_BherensHouse_L1</text:p>
          </table:table-cell>
          <table:table-cell table:style-name="ce2" office:value-type="string" calcext:value-type="string">
            <text:p>Behren's home, ground floor</text:p>
          </table:table-cell>
          <table:table-cell table:number-columns-repeated="1019"/>
        </table:table-row>
        <table:table-row table:style-name="ro2">
          <table:table-cell table:style-name="ce2" office:value-type="string" calcext:value-type="string">
            <text:p>ar0005</text:p>
          </table:table-cell>
          <table:table-cell table:style-name="ce2" office:value-type="float" office:value="5" calcext:value-type="float">
            <text:p>5</text:p>
          </table:table-cell>
          <table:table-cell table:style-name="ce5"/>
          <table:table-cell office:value-type="string" calcext:value-type="string">
            <text:p>NBaldursGate_BherensHouse_L2</text:p>
          </table:table-cell>
          <table:table-cell table:style-name="ce2" office:value-type="string" calcext:value-type="string">
            <text:p>Behren's home, second floor (Pixie the Cat)</text:p>
          </table:table-cell>
          <table:table-cell table:number-columns-repeated="1019"/>
        </table:table-row>
        <table:table-row table:style-name="ro2">
          <table:table-cell table:style-name="ce2" office:value-type="string" calcext:value-type="string">
            <text:p>ar0006</text:p>
          </table:table-cell>
          <table:table-cell table:style-name="ce2" office:value-type="float" office:value="6" calcext:value-type="float">
            <text:p>6</text:p>
          </table:table-cell>
          <table:table-cell table:style-name="ce5"/>
          <table:table-cell office:value-type="string" calcext:value-type="string">
            <text:p>NBaldursGate_RinniesHouse_L1</text:p>
          </table:table-cell>
          <table:table-cell table:style-name="ce2" office:value-type="string" calcext:value-type="string">
            <text:p>Rinnie's home, ground floor</text:p>
          </table:table-cell>
          <table:table-cell table:number-columns-repeated="1019"/>
        </table:table-row>
        <table:table-row table:style-name="ro2">
          <table:table-cell table:style-name="ce2" office:value-type="string" calcext:value-type="string">
            <text:p>ar0007</text:p>
          </table:table-cell>
          <table:table-cell table:style-name="ce2" office:value-type="float" office:value="7" calcext:value-type="float">
            <text:p>7</text:p>
          </table:table-cell>
          <table:table-cell table:style-name="ce5"/>
          <table:table-cell office:value-type="string" calcext:value-type="string">
            <text:p>NBaldursGate_RinniesHouse_L2</text:p>
          </table:table-cell>
          <table:table-cell table:style-name="ce2" office:value-type="string" calcext:value-type="string">
            <text:p>Rinnie's home, second floor</text:p>
          </table:table-cell>
          <table:table-cell table:number-columns-repeated="1019"/>
        </table:table-row>
        <table:table-row table:style-name="ro2">
          <table:table-cell table:style-name="ce2" office:value-type="string" calcext:value-type="string">
            <text:p>ar0008</text:p>
          </table:table-cell>
          <table:table-cell table:style-name="ce2" office:value-type="float" office:value="8" calcext:value-type="float">
            <text:p>8</text:p>
          </table:table-cell>
          <table:table-cell table:style-name="ce5"/>
          <table:table-cell office:value-type="string" calcext:value-type="string">
            <text:p>NBaldursGate_House1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009</text:p>
          </table:table-cell>
          <table:table-cell table:style-name="ce2" office:value-type="float" office:value="9" calcext:value-type="float">
            <text:p>9</text:p>
          </table:table-cell>
          <table:table-cell table:style-name="ce5"/>
          <table:table-cell office:value-type="string" calcext:value-type="string">
            <text:p>NBaldursGate_House1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010</text:p>
          </table:table-cell>
          <table:table-cell table:style-name="ce2" office:value-type="float" office:value="10" calcext:value-type="float">
            <text:p>10</text:p>
          </table:table-cell>
          <table:table-cell table:style-name="ce5"/>
          <table:table-cell office:value-type="string" calcext:value-type="string">
            <text:p>NBaldursGate_JardaksHouse_L1</text:p>
          </table:table-cell>
          <table:table-cell table:style-name="ce2" office:value-type="string" calcext:value-type="string">
            <text:p>Jardak's home, ground floor (Drelik the butler)</text:p>
          </table:table-cell>
          <table:table-cell table:number-columns-repeated="1019"/>
        </table:table-row>
        <table:table-row table:style-name="ro2">
          <table:table-cell table:style-name="ce2" office:value-type="string" calcext:value-type="string">
            <text:p>ar0011</text:p>
          </table:table-cell>
          <table:table-cell table:style-name="ce2" office:value-type="float" office:value="11" calcext:value-type="float">
            <text:p>11</text:p>
          </table:table-cell>
          <table:table-cell table:style-name="ce5"/>
          <table:table-cell office:value-type="string" calcext:value-type="string">
            <text:p>NBaldursGate_JardaksHouse_L2</text:p>
          </table:table-cell>
          <table:table-cell table:style-name="ce2" office:value-type="string" calcext:value-type="string">
            <text:p>Jardak's home, second floor</text:p>
          </table:table-cell>
          <table:table-cell table:number-columns-repeated="1019"/>
        </table:table-row>
        <table:table-row table:style-name="ro2">
          <table:table-cell table:style-name="ce2" office:value-type="string" calcext:value-type="string">
            <text:p>ar0012</text:p>
          </table:table-cell>
          <table:table-cell table:style-name="ce2" office:value-type="float" office:value="12" calcext:value-type="float">
            <text:p>12</text:p>
          </table:table-cell>
          <table:table-cell table:style-name="ce5"/>
          <table:table-cell office:value-type="string" calcext:value-type="string">
            <text:p>NBaldursGate_House2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013</text:p>
          </table:table-cell>
          <table:table-cell table:style-name="ce2" office:value-type="float" office:value="13" calcext:value-type="float">
            <text:p>13</text:p>
          </table:table-cell>
          <table:table-cell table:style-name="ce5"/>
          <table:table-cell office:value-type="string" calcext:value-type="string">
            <text:p>NBaldursGate_House2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014</text:p>
          </table:table-cell>
          <table:table-cell table:style-name="ce2" office:value-type="float" office:value="14" calcext:value-type="float">
            <text:p>14</text:p>
          </table:table-cell>
          <table:table-cell table:style-name="ce5"/>
          <table:table-cell office:value-type="string" calcext:value-type="string">
            <text:p>NBaldursGate_House3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015</text:p>
          </table:table-cell>
          <table:table-cell table:style-name="ce2" office:value-type="float" office:value="15" calcext:value-type="float">
            <text:p>15</text:p>
          </table:table-cell>
          <table:table-cell table:style-name="ce5"/>
          <table:table-cell office:value-type="string" calcext:value-type="string">
            <text:p>NBaldursGate_House3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016</text:p>
          </table:table-cell>
          <table:table-cell table:style-name="ce2" office:value-type="float" office:value="16" calcext:value-type="float">
            <text:p>16</text:p>
          </table:table-cell>
          <table:table-cell table:style-name="ce5"/>
          <table:table-cell office:value-type="string" calcext:value-type="string">
            <text:p>NBaldursGate_House4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017</text:p>
          </table:table-cell>
          <table:table-cell table:style-name="ce2" office:value-type="float" office:value="17" calcext:value-type="float">
            <text:p>17</text:p>
          </table:table-cell>
          <table:table-cell table:style-name="ce5"/>
          <table:table-cell office:value-type="string" calcext:value-type="string">
            <text:p>NBaldursGate_House4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018</text:p>
          </table:table-cell>
          <table:table-cell table:style-name="ce2" office:value-type="float" office:value="18" calcext:value-type="float">
            <text:p>18</text:p>
          </table:table-cell>
          <table:table-cell table:style-name="ce5"/>
          <table:table-cell office:value-type="string" calcext:value-type="string">
            <text:p>NBaldursGate_House5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019</text:p>
          </table:table-cell>
          <table:table-cell table:style-name="ce2" office:value-type="float" office:value="19" calcext:value-type="float">
            <text:p>19</text:p>
          </table:table-cell>
          <table:table-cell table:style-name="ce5"/>
          <table:table-cell office:value-type="string" calcext:value-type="string">
            <text:p>NBaldursGate_House5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020</text:p>
          </table:table-cell>
          <table:table-cell table:style-name="ce2" office:value-type="float" office:value="20" calcext:value-type="float">
            <text:p>20</text:p>
          </table:table-cell>
          <table:table-cell table:style-name="ce5"/>
          <table:table-cell office:value-type="string" calcext:value-type="string">
            <text:p>NBaldursGate_House6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021</text:p>
          </table:table-cell>
          <table:table-cell table:style-name="ce2" office:value-type="float" office:value="21" calcext:value-type="float">
            <text:p>21</text:p>
          </table:table-cell>
          <table:table-cell table:style-name="ce5"/>
          <table:table-cell office:value-type="string" calcext:value-type="string">
            <text:p>NBaldursGate_House6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100</text:p>
          </table:table-cell>
          <table:table-cell table:style-name="ce2" office:value-type="float" office:value="100" calcext:value-type="float">
            <text:p>100</text:p>
          </table:table-cell>
          <table:table-cell table:style-name="ce5" office:value-type="string" calcext:value-type="string">
            <text:p>ar0100</text:p>
          </table:table-cell>
          <table:table-cell office:value-type="string" calcext:value-type="string">
            <text:p>NWBaldursGate</text:p>
          </table:table-cell>
          <table:table-cell table:style-name="ce2" office:value-type="string" calcext:value-type="string">
            <text:p>NW Baldur's Gate (Helm &amp; Cloak, Silvershield Estate)</text:p>
          </table:table-cell>
          <table:table-cell table:style-name="ce8" office:value-type="string" calcext:value-type="string">
            <text:p>You can see many human footprints left on the dirt that covers cobblestones here and there. There aren’t many animal prints. By the smell in the air, you can tell it’s mostly the wealthy that live in this area.</text:p>
          </table:table-cell>
          <table:table-cell table:number-columns-repeated="1018"/>
        </table:table-row>
        <table:table-row table:style-name="ro2">
          <table:table-cell table:style-name="ce2" office:value-type="string" calcext:value-type="string">
            <text:p>ar0101</text:p>
          </table:table-cell>
          <table:table-cell table:style-name="ce2" office:value-type="float" office:value="101" calcext:value-type="float">
            <text:p>101</text:p>
          </table:table-cell>
          <table:table-cell table:style-name="ce5" office:value-type="string" calcext:value-type="string">
            <text:p>ar0101</text:p>
          </table:table-cell>
          <table:table-cell office:value-type="string" calcext:value-type="string">
            <text:p>NWBaldursGate_SilvershieldEstate_L1</text:p>
          </table:table-cell>
          <table:table-cell table:style-name="ce2" office:value-type="string" calcext:value-type="string">
            <text:p>Silvershield Estate, ground floor</text:p>
          </table:table-cell>
          <table:table-cell table:style-name="ce9" office:value-type="string" calcext:value-type="string">
            <text:p>Any dirt that could have been brought in from the street was thoroughly cleaned - it is possible that it was done so it would not endanger the expensive carpets laid out in the estate's chambers.</text:p>
          </table:table-cell>
          <table:table-cell table:number-columns-repeated="1018"/>
        </table:table-row>
        <table:table-row table:style-name="ro2">
          <table:table-cell table:style-name="ce2" office:value-type="string" calcext:value-type="string">
            <text:p>ar0102</text:p>
          </table:table-cell>
          <table:table-cell table:style-name="ce2" office:value-type="float" office:value="102" calcext:value-type="float">
            <text:p>102</text:p>
          </table:table-cell>
          <table:table-cell table:style-name="ce5"/>
          <table:table-cell office:value-type="string" calcext:value-type="string">
            <text:p>NWBaldursGate_SilvershieldEstate_L2</text:p>
          </table:table-cell>
          <table:table-cell table:style-name="ce2" office:value-type="string" calcext:value-type="string">
            <text:p>Silvershield Estate, second floor</text:p>
          </table:table-cell>
          <table:table-cell table:number-columns-repeated="1019"/>
        </table:table-row>
        <table:table-row table:style-name="ro2">
          <table:table-cell table:style-name="ce2" office:value-type="string" calcext:value-type="string">
            <text:p>ar0103</text:p>
          </table:table-cell>
          <table:table-cell table:style-name="ce2" office:value-type="float" office:value="103" calcext:value-type="float">
            <text:p>103</text:p>
          </table:table-cell>
          <table:table-cell table:style-name="ce5"/>
          <table:table-cell office:value-type="string" calcext:value-type="string">
            <text:p>NEBaldursGate_SplurgingSturgeon_L1</text:p>
          </table:table-cell>
          <table:table-cell table:style-name="ce2" office:value-type="string" calcext:value-type="string">
            <text:p>Splurging Sturgeon, ground floor (Lusselyn)</text:p>
          </table:table-cell>
          <table:table-cell table:number-columns-repeated="1019"/>
        </table:table-row>
        <table:table-row table:style-name="ro2">
          <table:table-cell table:style-name="ce2" office:value-type="string" calcext:value-type="string">
            <text:p>ar0104</text:p>
          </table:table-cell>
          <table:table-cell table:style-name="ce2" office:value-type="float" office:value="104" calcext:value-type="float">
            <text:p>104</text:p>
          </table:table-cell>
          <table:table-cell table:style-name="ce5"/>
          <table:table-cell office:value-type="string" calcext:value-type="string">
            <text:p>NEBaldursGate_SplurgingSturgeon_L2</text:p>
          </table:table-cell>
          <table:table-cell table:style-name="ce2" office:value-type="string" calcext:value-type="string">
            <text:p>Splurging Sturgeon, second floor (Mr. Shade)</text:p>
          </table:table-cell>
          <table:table-cell table:number-columns-repeated="1019"/>
        </table:table-row>
        <table:table-row table:style-name="ro2">
          <table:table-cell table:style-name="ce2" office:value-type="string" calcext:value-type="string">
            <text:p>ar0105</text:p>
          </table:table-cell>
          <table:table-cell table:style-name="ce2" office:value-type="float" office:value="105" calcext:value-type="float">
            <text:p>105</text:p>
          </table:table-cell>
          <table:table-cell table:style-name="ce5" office:value-type="string" calcext:value-type="string">
            <text:p>ar0105</text:p>
          </table:table-cell>
          <table:table-cell office:value-type="string" calcext:value-type="string">
            <text:p>SEBaldursGate_Blade&amp;Stars_L1</text:p>
          </table:table-cell>
          <table:table-cell table:style-name="ce2" office:value-type="string" calcext:value-type="string">
            <text:p>Blade and Stars, ground floor (G'axir the Seer, Elkart)</text:p>
          </table:table-cell>
          <table:table-cell office:value-type="string" calcext:value-type="string">
            <text:p>You can see some stains here and there, probably caused by drunk customers and their ale.</text:p>
          </table:table-cell>
          <table:table-cell table:number-columns-repeated="1018"/>
        </table:table-row>
        <table:table-row table:style-name="ro2">
          <table:table-cell table:style-name="ce2" office:value-type="string" calcext:value-type="string">
            <text:p>ar0106</text:p>
          </table:table-cell>
          <table:table-cell table:style-name="ce2" office:value-type="float" office:value="106" calcext:value-type="float">
            <text:p>106</text:p>
          </table:table-cell>
          <table:table-cell table:style-name="ce5"/>
          <table:table-cell office:value-type="string" calcext:value-type="string">
            <text:p>SEBaldursGate_Blade&amp;Stars_L2</text:p>
          </table:table-cell>
          <table:table-cell table:style-name="ce2" office:value-type="string" calcext:value-type="string">
            <text:p>Blade and Stars, second floor (Maple Willow Aspen)</text:p>
          </table:table-cell>
          <table:table-cell table:number-columns-repeated="1019"/>
        </table:table-row>
        <table:table-row table:style-name="ro2">
          <table:table-cell table:style-name="ce2" office:value-type="string" calcext:value-type="string">
            <text:p>ar0107</text:p>
          </table:table-cell>
          <table:table-cell table:style-name="ce2" office:value-type="float" office:value="107" calcext:value-type="float">
            <text:p>107</text:p>
          </table:table-cell>
          <table:table-cell table:style-name="ce5"/>
          <table:table-cell office:value-type="string" calcext:value-type="string">
            <text:p>SEBaldursGate_Blade&amp;Stars_L3</text:p>
          </table:table-cell>
          <table:table-cell table:style-name="ce2" office:value-type="string" calcext:value-type="string">
            <text:p>Blade and stars, third floor (Reginald Longtooth Worthington III)</text:p>
          </table:table-cell>
          <table:table-cell table:number-columns-repeated="1019"/>
        </table:table-row>
        <table:table-row table:style-name="ro2">
          <table:table-cell table:style-name="ce2" office:value-type="string" calcext:value-type="string">
            <text:p>ar0108</text:p>
          </table:table-cell>
          <table:table-cell table:style-name="ce2" office:value-type="float" office:value="108" calcext:value-type="float">
            <text:p>108</text:p>
          </table:table-cell>
          <table:table-cell table:style-name="ce5" office:value-type="string" calcext:value-type="string">
            <text:p>ar0108</text:p>
          </table:table-cell>
          <table:table-cell office:value-type="string" calcext:value-type="string">
            <text:p>NBaldursGate_DucalPalace_L1</text:p>
          </table:table-cell>
          <table:table-cell table:style-name="ce2" office:value-type="string" calcext:value-type="string">
            <text:p>Duchal Palace, ground floor</text:p>
          </table:table-cell>
          <table:table-cell table:style-name="ce9" office:value-type="string" calcext:value-type="string">
            <text:p>This place's furniture was made using best possible wood. You can smell perfume in the air.</text:p>
          </table:table-cell>
          <table:table-cell table:number-columns-repeated="1018"/>
        </table:table-row>
        <table:table-row table:style-name="ro2">
          <table:table-cell table:style-name="ce2" office:value-type="string" calcext:value-type="string">
            <text:p>ar0109</text:p>
          </table:table-cell>
          <table:table-cell table:style-name="ce2" office:value-type="float" office:value="109" calcext:value-type="float">
            <text:p>109</text:p>
          </table:table-cell>
          <table:table-cell table:style-name="ce5"/>
          <table:table-cell office:value-type="string" calcext:value-type="string">
            <text:p>NBaldursGate_DucalPalace_L2</text:p>
          </table:table-cell>
          <table:table-cell table:style-name="ce2" office:value-type="string" calcext:value-type="string">
            <text:p>Duchal Palace, second floor</text:p>
          </table:table-cell>
          <table:table-cell table:number-columns-repeated="1019"/>
        </table:table-row>
        <table:table-row table:style-name="ro2">
          <table:table-cell table:style-name="ce2" office:value-type="string" calcext:value-type="string">
            <text:p>ar0110</text:p>
          </table:table-cell>
          <table:table-cell table:style-name="ce2" office:value-type="float" office:value="110" calcext:value-type="float">
            <text:p>110</text:p>
          </table:table-cell>
          <table:table-cell table:style-name="ce5"/>
          <table:table-cell office:value-type="string" calcext:value-type="string">
            <text:p>NBaldursGate_DucalPalace_L3</text:p>
          </table:table-cell>
          <table:table-cell table:style-name="ce2" office:value-type="string" calcext:value-type="string">
            <text:p>Duchal Palace, third floor</text:p>
          </table:table-cell>
          <table:table-cell table:number-columns-repeated="1019"/>
        </table:table-row>
        <table:table-row table:style-name="ro2">
          <table:table-cell table:style-name="ce2" office:value-type="string" calcext:value-type="string">
            <text:p>ar0111</text:p>
          </table:table-cell>
          <table:table-cell table:style-name="ce2" office:value-type="float" office:value="111" calcext:value-type="float">
            <text:p>111</text:p>
          </table:table-cell>
          <table:table-cell table:style-name="ce5" office:value-type="string" calcext:value-type="string">
            <text:p>ar0111</text:p>
          </table:table-cell>
          <table:table-cell office:value-type="string" calcext:value-type="string">
            <text:p>NBaldursGate_DucalPalace_Cellar</text:p>
          </table:table-cell>
          <table:table-cell table:style-name="ce2" office:value-type="string" calcext:value-type="string">
            <text:p>Duchal Palace, basement</text:p>
          </table:table-cell>
          <table:table-cell table:style-name="ce9" office:value-type="string" calcext:value-type="string">
            <text:p>The air here is colder than the one on the upper levels.</text:p>
          </table:table-cell>
          <table:table-cell table:number-columns-repeated="1018"/>
        </table:table-row>
        <table:table-row table:style-name="ro2">
          <table:table-cell table:style-name="ce2" office:value-type="string" calcext:value-type="string">
            <text:p>ar0112</text:p>
          </table:table-cell>
          <table:table-cell table:style-name="ce2" office:value-type="float" office:value="112" calcext:value-type="float">
            <text:p>112</text:p>
          </table:table-cell>
          <table:table-cell table:style-name="ce5" office:value-type="string" calcext:value-type="string">
            <text:p>ar0112</text:p>
          </table:table-cell>
          <table:table-cell office:value-type="string" calcext:value-type="string">
            <text:p>BaldursGate_Undercellars</text:p>
          </table:table-cell>
          <table:table-cell table:style-name="ce2" office:value-type="string" calcext:value-type="string">
            <text:p>Undercellars (Slythe, Krystin)</text:p>
          </table:table-cell>
          <table:table-cell table:style-name="ce9" office:value-type="string" calcext:value-type="string">
            <text:p>The air here is a mixture of perfume, sweat and wine. You can see stains on the carpet and stone. Some were made with wine and some by… bodily fluids.</text:p>
          </table:table-cell>
          <table:table-cell table:number-columns-repeated="1018"/>
        </table:table-row>
        <table:table-row table:style-name="ro2">
          <table:table-cell table:style-name="ce2" office:value-type="string" calcext:value-type="string">
            <text:p>ar0114</text:p>
          </table:table-cell>
          <table:table-cell table:style-name="ce2" office:value-type="float" office:value="114" calcext:value-type="float">
            <text:p>114</text:p>
          </table:table-cell>
          <table:table-cell table:style-name="ce5" office:value-type="string" calcext:value-type="string">
            <text:p>ar0114</text:p>
          </table:table-cell>
          <table:table-cell office:value-type="string" calcext:value-type="string">
            <text:p>NEBaldursGate_BlushingMermaid_L1</text:p>
          </table:table-cell>
          <table:table-cell table:style-name="ce2" office:value-type="string" calcext:value-type="string">
            <text:p>Blushing Mermaid, ground floor (Larze)</text:p>
          </table:table-cell>
          <table:table-cell table:style-name="ce9" office:value-type="string" calcext:value-type="string">
            <text:p>There are signs this place is visited by many men and women. The damage suggests that many of the visitors go into the door behind the bar.</text:p>
          </table:table-cell>
          <table:table-cell table:number-columns-repeated="1018"/>
        </table:table-row>
        <table:table-row table:style-name="ro2">
          <table:table-cell table:style-name="ce2" office:value-type="string" calcext:value-type="string">
            <text:p>ar0115</text:p>
          </table:table-cell>
          <table:table-cell table:style-name="ce2" office:value-type="float" office:value="115" calcext:value-type="float">
            <text:p>115</text:p>
          </table:table-cell>
          <table:table-cell table:style-name="ce5"/>
          <table:table-cell office:value-type="string" calcext:value-type="string">
            <text:p>NEBaldursGate_BlushingMermaid_L2</text:p>
          </table:table-cell>
          <table:table-cell table:style-name="ce2" office:value-type="string" calcext:value-type="string">
            <text:p>Blushing Mermaid, second floor</text:p>
          </table:table-cell>
          <table:table-cell table:number-columns-repeated="1019"/>
        </table:table-row>
        <table:table-row table:style-name="ro2">
          <table:table-cell table:style-name="ce2" office:value-type="string" calcext:value-type="string">
            <text:p>ar0116</text:p>
          </table:table-cell>
          <table:table-cell table:style-name="ce2" office:value-type="float" office:value="116" calcext:value-type="float">
            <text:p>116</text:p>
          </table:table-cell>
          <table:table-cell table:style-name="ce5" office:value-type="string" calcext:value-type="string">
            <text:p>ar0116</text:p>
          </table:table-cell>
          <table:table-cell office:value-type="string" calcext:value-type="string">
            <text:p>NWBaldursGate_Helm&amp;Cloak_L1</text:p>
          </table:table-cell>
          <table:table-cell table:style-name="ce2" office:value-type="string" calcext:value-type="string">
            <text:p>Helm &amp; Cloak, ground floor (Gorpel Hind)</text:p>
          </table:table-cell>
          <table:table-cell table:style-name="ce9" office:value-type="string" calcext:value-type="string">
            <text:p>Many people visit this place. That's quite clear.</text:p>
          </table:table-cell>
          <table:table-cell table:number-columns-repeated="1018"/>
        </table:table-row>
        <table:table-row table:style-name="ro2">
          <table:table-cell table:style-name="ce2" office:value-type="string" calcext:value-type="string">
            <text:p>ar0117</text:p>
          </table:table-cell>
          <table:table-cell table:style-name="ce2" office:value-type="float" office:value="117" calcext:value-type="float">
            <text:p>117</text:p>
          </table:table-cell>
          <table:table-cell table:style-name="ce5"/>
          <table:table-cell office:value-type="string" calcext:value-type="string">
            <text:p>NWBaldursGate_Helm&amp;Cloak_L2</text:p>
          </table:table-cell>
          <table:table-cell table:style-name="ce2" office:value-type="string" calcext:value-type="string">
            <text:p>Helm &amp; Cloak, second floor front (Emissary Sarah)</text:p>
          </table:table-cell>
          <table:table-cell table:number-columns-repeated="1019"/>
        </table:table-row>
        <table:table-row table:style-name="ro2">
          <table:table-cell table:style-name="ce2" office:value-type="string" calcext:value-type="string">
            <text:p>ar0118</text:p>
          </table:table-cell>
          <table:table-cell table:style-name="ce2" office:value-type="float" office:value="118" calcext:value-type="float">
            <text:p>118</text:p>
          </table:table-cell>
          <table:table-cell table:style-name="ce5"/>
          <table:table-cell office:value-type="string" calcext:value-type="string">
            <text:p>NWBaldursGate_Helm&amp;Cloak_L3</text:p>
          </table:table-cell>
          <table:table-cell table:style-name="ce2" office:value-type="string" calcext:value-type="string">
            <text:p>Helm &amp; Cloak, second floor rear</text:p>
          </table:table-cell>
          <table:table-cell table:number-columns-repeated="1019"/>
        </table:table-row>
        <table:table-row table:style-name="ro2">
          <table:table-cell table:style-name="ce2" office:value-type="string" calcext:value-type="string">
            <text:p>ar0119</text:p>
          </table:table-cell>
          <table:table-cell table:style-name="ce2" office:value-type="float" office:value="119" calcext:value-type="float">
            <text:p>119</text:p>
          </table:table-cell>
          <table:table-cell table:style-name="ce5" office:value-type="string" calcext:value-type="string">
            <text:p>ar0119</text:p>
          </table:table-cell>
          <table:table-cell office:value-type="string" calcext:value-type="string">
            <text:p>NBaldursGate_ThreeOldKegs_L1</text:p>
          </table:table-cell>
          <table:table-cell table:style-name="ce2" office:value-type="string" calcext:value-type="string">
            <text:p>Three Old Kegs tavern, ground floor</text:p>
          </table:table-cell>
          <table:table-cell table:style-name="ce9" office:value-type="string" calcext:value-type="string">
            <text:p>This tavern looks cleaner than others you have seen. You can smell some... wine and paraffin in the air.</text:p>
          </table:table-cell>
          <table:table-cell table:number-columns-repeated="1018"/>
        </table:table-row>
        <table:table-row table:style-name="ro2">
          <table:table-cell table:style-name="ce2" office:value-type="string" calcext:value-type="string">
            <text:p>ar0120</text:p>
          </table:table-cell>
          <table:table-cell table:style-name="ce2" office:value-type="float" office:value="120" calcext:value-type="float">
            <text:p>120</text:p>
          </table:table-cell>
          <table:table-cell table:style-name="ce5" office:value-type="string" calcext:value-type="string">
            <text:p>ar0119</text:p>
          </table:table-cell>
          <table:table-cell office:value-type="string" calcext:value-type="string">
            <text:p>NBaldursGate_ThreeOldKegs_L2</text:p>
          </table:table-cell>
          <table:table-cell table:style-name="ce2" office:value-type="string" calcext:value-type="string">
            <text:p>Three Old Kegs tavern, second floor (Skull of Keraph)</text:p>
          </table:table-cell>
          <table:table-cell table:number-columns-repeated="1019"/>
        </table:table-row>
        <table:table-row table:style-name="ro2">
          <table:table-cell table:style-name="ce2" office:value-type="string" calcext:value-type="string">
            <text:p>ar0121</text:p>
          </table:table-cell>
          <table:table-cell table:style-name="ce2" office:value-type="float" office:value="121" calcext:value-type="float">
            <text:p>121</text:p>
          </table:table-cell>
          <table:table-cell table:style-name="ce5" office:value-type="string" calcext:value-type="string">
            <text:p>ar0119</text:p>
          </table:table-cell>
          <table:table-cell office:value-type="string" calcext:value-type="string">
            <text:p>NBaldursGate_ThreeOldKegs_L3</text:p>
          </table:table-cell>
          <table:table-cell table:style-name="ce2" office:value-type="string" calcext:value-type="string">
            <text:p>Three Old Kegs tavern, third floor (Areana)</text:p>
          </table:table-cell>
          <table:table-cell table:number-columns-repeated="1019"/>
        </table:table-row>
        <table:table-row table:style-name="ro2">
          <table:table-cell table:style-name="ce2" office:value-type="string" calcext:value-type="string">
            <text:p>ar0123</text:p>
          </table:table-cell>
          <table:table-cell table:style-name="ce2" office:value-type="float" office:value="123" calcext:value-type="float">
            <text:p>123</text:p>
          </table:table-cell>
          <table:table-cell table:style-name="ce5" office:value-type="string" calcext:value-type="string">
            <text:p>ar0123</text:p>
          </table:table-cell>
          <table:table-cell office:value-type="string" calcext:value-type="string">
            <text:p>Undercity</text:p>
          </table:table-cell>
          <table:table-cell table:style-name="ce2" office:value-type="string" calcext:value-type="string">
            <text:p>Undercity (Temple of Bhaal, old city ruins)</text:p>
          </table:table-cell>
          <table:table-cell table:style-name="ce9" office:value-type="string" calcext:value-type="string">
            <text:p>This place is quite cold. Even though this place feels deserted, you can see some footprints left in the dirt. Sarevok didn’t come here alone. Furthermore, you can also see some other prints that look as if there were made by skeletal feet, which suggests there may be some skeletons around. There is also some bat guano on the ruins.</text:p>
          </table:table-cell>
          <table:table-cell table:number-columns-repeated="1018"/>
        </table:table-row>
        <table:table-row table:style-name="ro2">
          <table:table-cell table:style-name="ce2" office:value-type="string" calcext:value-type="string">
            <text:p>ar0125</text:p>
          </table:table-cell>
          <table:table-cell table:style-name="ce2" office:value-type="float" office:value="125" calcext:value-type="float">
            <text:p>125</text:p>
          </table:table-cell>
          <table:table-cell table:style-name="ce5" office:value-type="string" calcext:value-type="string">
            <text:p>ar0125</text:p>
          </table:table-cell>
          <table:table-cell office:value-type="string" calcext:value-type="string">
            <text:p>Undercity_TempleofBhaal</text:p>
          </table:table-cell>
          <table:table-cell table:style-name="ce2" office:value-type="string" calcext:value-type="string">
            <text:p>Temple of Bhaal (game finale)</text:p>
          </table:table-cell>
          <table:table-cell table:style-name="ce9" office:value-type="string" calcext:value-type="string">
            <text:p>There are some footprints in the dust. You can feel the grim and stale breath of death in the air.</text:p>
          </table:table-cell>
          <table:table-cell table:number-columns-repeated="1018"/>
        </table:table-row>
        <table:table-row table:style-name="ro2">
          <table:table-cell table:style-name="ce2" office:value-type="string" calcext:value-type="string">
            <text:p>ar0126</text:p>
          </table:table-cell>
          <table:table-cell table:style-name="ce2" office:value-type="float" office:value="126" calcext:value-type="float">
            <text:p>126</text:p>
          </table:table-cell>
          <table:table-cell table:style-name="ce5"/>
          <table:table-cell office:value-type="string" calcext:value-type="string">
            <text:p>WBaldursGate_RagefastsHouse</text:p>
          </table:table-cell>
          <table:table-cell table:style-name="ce2" office:value-type="string" calcext:value-type="string">
            <text:p>Ragefast's home</text:p>
          </table:table-cell>
          <table:table-cell table:number-columns-repeated="1019"/>
        </table:table-row>
        <table:table-row table:style-name="ro2">
          <table:table-cell table:style-name="ce2" office:value-type="string" calcext:value-type="string">
            <text:p>ar0127</text:p>
          </table:table-cell>
          <table:table-cell table:style-name="ce2" office:value-type="float" office:value="127" calcext:value-type="float">
            <text:p>127</text:p>
          </table:table-cell>
          <table:table-cell table:style-name="ce5" office:value-type="string" calcext:value-type="string">
            <text:p>ar0127</text:p>
          </table:table-cell>
          <table:table-cell office:value-type="string" calcext:value-type="string">
            <text:p>SWBaldursGate_MerchantLeague_L1</text:p>
          </table:table-cell>
          <table:table-cell table:style-name="ce2" office:value-type="string" calcext:value-type="string">
            <text:p>Merchant League, ground floor (Irlentree)</text:p>
          </table:table-cell>
          <table:table-cell table:style-name="ce9" office:value-type="string" calcext:value-type="string">
            <text:p>You can feel spice in the air.</text:p>
          </table:table-cell>
          <table:table-cell table:number-columns-repeated="1018"/>
        </table:table-row>
        <table:table-row table:style-name="ro2">
          <table:table-cell table:style-name="ce2" office:value-type="string" calcext:value-type="string">
            <text:p>ar0128</text:p>
          </table:table-cell>
          <table:table-cell table:style-name="ce2" office:value-type="float" office:value="128" calcext:value-type="float">
            <text:p>128</text:p>
          </table:table-cell>
          <table:table-cell table:style-name="ce5" office:value-type="string" calcext:value-type="string">
            <text:p>ar0128</text:p>
          </table:table-cell>
          <table:table-cell office:value-type="string" calcext:value-type="string">
            <text:p>SWBaldursGate_MerchantLeague_L2</text:p>
          </table:table-cell>
          <table:table-cell table:style-name="ce2" office:value-type="string" calcext:value-type="string">
            <text:p>Merchant League, second floor (Aldeth, Brandilar, Zorl)</text:p>
          </table:table-cell>
          <table:table-cell table:style-name="ce9" office:value-type="string" calcext:value-type="string">
            <text:p>You can feel spice in the air. That, and some incense.</text:p>
          </table:table-cell>
          <table:table-cell table:number-columns-repeated="1018"/>
        </table:table-row>
        <table:table-row table:style-name="ro2">
          <table:table-cell table:style-name="ce2" office:value-type="string" calcext:value-type="string">
            <text:p>ar0129</text:p>
          </table:table-cell>
          <table:table-cell table:style-name="ce2" office:value-type="float" office:value="129" calcext:value-type="float">
            <text:p>129</text:p>
          </table:table-cell>
          <table:table-cell table:style-name="ce5" office:value-type="string" calcext:value-type="string">
            <text:p>ar0129</text:p>
          </table:table-cell>
          <table:table-cell office:value-type="string" calcext:value-type="string">
            <text:p>SWBaldursGate_MerchantLeague_L3</text:p>
          </table:table-cell>
          <table:table-cell table:style-name="ce2" office:value-type="string" calcext:value-type="string">
            <text:p>Merchant League, third floor</text:p>
          </table:table-cell>
          <table:table-cell table:style-name="ce9" office:value-type="string" calcext:value-type="string">
            <text:p>You can feel spice and perfume in the air.</text:p>
          </table:table-cell>
          <table:table-cell table:number-columns-repeated="1018"/>
        </table:table-row>
        <table:table-row table:style-name="ro2">
          <table:table-cell table:style-name="ce2" office:value-type="string" calcext:value-type="string">
            <text:p>ar0130</text:p>
          </table:table-cell>
          <table:table-cell table:style-name="ce2" office:value-type="float" office:value="130" calcext:value-type="float">
            <text:p>130</text:p>
          </table:table-cell>
          <table:table-cell table:style-name="ce5" office:value-type="string" calcext:value-type="string">
            <text:p>ar0130</text:p>
          </table:table-cell>
          <table:table-cell office:value-type="string" calcext:value-type="string">
            <text:p>WBaldursGate_HallofWonders</text:p>
          </table:table-cell>
          <table:table-cell table:style-name="ce2" office:value-type="string" calcext:value-type="string">
            <text:p>Hall of Wonders (Alora)</text:p>
          </table:table-cell>
          <table:table-cell table:style-name="ce9" office:value-type="string" calcext:value-type="string">
            <text:p>The air here is cold and dry. Each step echoes in this stony hall.</text:p>
          </table:table-cell>
          <table:table-cell table:number-columns-repeated="1018"/>
        </table:table-row>
        <table:table-row table:style-name="ro2">
          <table:table-cell table:style-name="ce2" office:value-type="string" calcext:value-type="string">
            <text:p>ar0131</text:p>
          </table:table-cell>
          <table:table-cell table:style-name="ce2" office:value-type="float" office:value="131" calcext:value-type="float">
            <text:p>131</text:p>
          </table:table-cell>
          <table:table-cell table:style-name="ce5" office:value-type="string" calcext:value-type="string">
            <text:p>ar0131</text:p>
          </table:table-cell>
          <table:table-cell office:value-type="string" calcext:value-type="string">
            <text:p>WBaldursGate_HighHouseofWonders</text:p>
          </table:table-cell>
          <table:table-cell table:style-name="ce2" office:value-type="string" calcext:value-type="string">
            <text:p>Temple of Gond (Forthel August)</text:p>
          </table:table-cell>
          <table:table-cell table:style-name="ce9" office:value-type="string" calcext:value-type="string">
            <text:p>The air here is rather cold and dry. Each of your steps causes an echoing sound. </text:p>
          </table:table-cell>
          <table:table-cell table:number-columns-repeated="1018"/>
        </table:table-row>
        <table:table-row table:style-name="ro2">
          <table:table-cell table:style-name="ce2" office:value-type="string" calcext:value-type="string">
            <text:p>ar0132</text:p>
          </table:table-cell>
          <table:table-cell table:style-name="ce2" office:value-type="float" office:value="132" calcext:value-type="float">
            <text:p>132</text:p>
          </table:table-cell>
          <table:table-cell table:style-name="ce5" office:value-type="string" calcext:value-type="string">
            <text:p>ar0132</text:p>
          </table:table-cell>
          <table:table-cell office:value-type="string" calcext:value-type="string">
            <text:p>WBaldursGate_LadysHouse</text:p>
          </table:table-cell>
          <table:table-cell table:style-name="ce2" office:value-type="string" calcext:value-type="string">
            <text:p>Lady's House (Agnasia, Chanthalas Ulbright)</text:p>
          </table:table-cell>
          <table:table-cell table:style-name="ce9" office:value-type="string" calcext:value-type="string">
            <text:p>You can feel some incense in the air.</text:p>
          </table:table-cell>
          <table:table-cell table:number-columns-repeated="1018"/>
        </table:table-row>
        <table:table-row table:style-name="ro2">
          <table:table-cell table:style-name="ce2" office:value-type="string" calcext:value-type="string">
            <text:p>ar0133</text:p>
          </table:table-cell>
          <table:table-cell table:style-name="ce2" office:value-type="float" office:value="133" calcext:value-type="float">
            <text:p>133</text:p>
          </table:table-cell>
          <table:table-cell table:style-name="ce5" office:value-type="string" calcext:value-type="string">
            <text:p>ar0133</text:p>
          </table:table-cell>
          <table:table-cell office:value-type="string" calcext:value-type="string">
            <text:p>BaldursGate_DocksLowLantern_D1</text:p>
          </table:table-cell>
          <table:table-cell table:style-name="ce2" office:value-type="string" calcext:value-type="string">
            <text:p>Low Lantern, ground floor</text:p>
          </table:table-cell>
          <table:table-cell table:style-name="ce9" office:value-type="string" calcext:value-type="string">
            <text:p>There are many signs this ship isn’t really as new as it may look at the first glance.</text:p>
          </table:table-cell>
          <table:table-cell table:number-columns-repeated="1018"/>
        </table:table-row>
        <table:table-row table:style-name="ro2">
          <table:table-cell table:style-name="ce2" office:value-type="string" calcext:value-type="string">
            <text:p>ar0134</text:p>
          </table:table-cell>
          <table:table-cell table:style-name="ce2" office:value-type="float" office:value="134" calcext:value-type="float">
            <text:p>134</text:p>
          </table:table-cell>
          <table:table-cell table:style-name="ce5" office:value-type="string" calcext:value-type="string">
            <text:p>ar0133</text:p>
          </table:table-cell>
          <table:table-cell office:value-type="string" calcext:value-type="string">
            <text:p>BaldursGate_DocksLowLantern_D2</text:p>
          </table:table-cell>
          <table:table-cell table:style-name="ce2" office:value-type="string" calcext:value-type="string">
            <text:p>Low Lantern, first underwater level (Desreta, Vay-ya)</text:p>
          </table:table-cell>
          <table:table-cell table:number-columns-repeated="1019"/>
        </table:table-row>
        <table:table-row table:style-name="ro2">
          <table:table-cell table:style-name="ce2" office:value-type="string" calcext:value-type="string">
            <text:p>ar0135</text:p>
          </table:table-cell>
          <table:table-cell table:style-name="ce2" office:value-type="float" office:value="135" calcext:value-type="float">
            <text:p>135</text:p>
          </table:table-cell>
          <table:table-cell table:style-name="ce5" office:value-type="string" calcext:value-type="string">
            <text:p>ar0133</text:p>
          </table:table-cell>
          <table:table-cell office:value-type="string" calcext:value-type="string">
            <text:p>BaldursGate_DocksLowLantern_D3</text:p>
          </table:table-cell>
          <table:table-cell table:style-name="ce2" office:value-type="string" calcext:value-type="string">
            <text:p>Low Lantern, second underwater level (Yago)</text:p>
          </table:table-cell>
          <table:table-cell table:number-columns-repeated="1019"/>
        </table:table-row>
        <table:table-row table:style-name="ro2">
          <table:table-cell table:style-name="ce2" office:value-type="string" calcext:value-type="string">
            <text:p>ar0136</text:p>
          </table:table-cell>
          <table:table-cell table:style-name="ce2" office:value-type="float" office:value="136" calcext:value-type="float">
            <text:p>136</text:p>
          </table:table-cell>
          <table:table-cell table:style-name="ce5" office:value-type="string" calcext:value-type="string">
            <text:p>ar0133</text:p>
          </table:table-cell>
          <table:table-cell office:value-type="string" calcext:value-type="string">
            <text:p>BaldursGate_DocksLowLantern_D4</text:p>
          </table:table-cell>
          <table:table-cell table:style-name="ce2" office:value-type="string" calcext:value-type="string">
            <text:p>Low Lantern, third underwater level</text:p>
          </table:table-cell>
          <table:table-cell table:number-columns-repeated="1019"/>
        </table:table-row>
        <table:table-row table:style-name="ro2">
          <table:table-cell table:style-name="ce2" office:value-type="string" calcext:value-type="string">
            <text:p>ar0137</text:p>
          </table:table-cell>
          <table:table-cell table:style-name="ce2" office:value-type="float" office:value="137" calcext:value-type="float">
            <text:p>137</text:p>
          </table:table-cell>
          <table:table-cell table:style-name="ce5"/>
          <table:table-cell office:value-type="string" calcext:value-type="string">
            <text:p>NBaldursGate_RamazithsTower_L1</text:p>
          </table:table-cell>
          <table:table-cell table:style-name="ce2" office:value-type="string" calcext:value-type="string">
            <text:p>Ramazith's Tower, ground floor</text:p>
          </table:table-cell>
          <table:table-cell table:number-columns-repeated="1019"/>
        </table:table-row>
        <table:table-row table:style-name="ro2">
          <table:table-cell table:style-name="ce2" office:value-type="string" calcext:value-type="string">
            <text:p>ar0138</text:p>
          </table:table-cell>
          <table:table-cell table:style-name="ce2" office:value-type="float" office:value="138" calcext:value-type="float">
            <text:p>138</text:p>
          </table:table-cell>
          <table:table-cell table:style-name="ce5"/>
          <table:table-cell office:value-type="string" calcext:value-type="string">
            <text:p>NBaldursGate_RamazithsTower_L6</text:p>
          </table:table-cell>
          <table:table-cell table:style-name="ce2" office:value-type="string" calcext:value-type="string">
            <text:p>Ramazith's Tower, sixth (top) floor</text:p>
          </table:table-cell>
          <table:table-cell table:number-columns-repeated="1019"/>
        </table:table-row>
        <table:table-row table:style-name="ro2">
          <table:table-cell table:style-name="ce2" office:value-type="string" calcext:value-type="string">
            <text:p>ar0139</text:p>
          </table:table-cell>
          <table:table-cell table:style-name="ce2" office:value-type="float" office:value="139" calcext:value-type="float">
            <text:p>139</text:p>
          </table:table-cell>
          <table:table-cell table:style-name="ce5"/>
          <table:table-cell office:value-type="string" calcext:value-type="string">
            <text:p>NBaldursGate_RamazithsTower_L2</text:p>
          </table:table-cell>
          <table:table-cell table:style-name="ce2" office:value-type="string" calcext:value-type="string">
            <text:p>Ramazith's Tower, second floor</text:p>
          </table:table-cell>
          <table:table-cell table:number-columns-repeated="1019"/>
        </table:table-row>
        <table:table-row table:style-name="ro2">
          <table:table-cell table:style-name="ce2" office:value-type="string" calcext:value-type="string">
            <text:p>ar0140</text:p>
          </table:table-cell>
          <table:table-cell table:style-name="ce2" office:value-type="float" office:value="140" calcext:value-type="float">
            <text:p>140</text:p>
          </table:table-cell>
          <table:table-cell table:style-name="ce5"/>
          <table:table-cell office:value-type="string" calcext:value-type="string">
            <text:p>NBaldursGate_RamazithsTower_L3</text:p>
          </table:table-cell>
          <table:table-cell table:style-name="ce2" office:value-type="string" calcext:value-type="string">
            <text:p>Ramazith's Tower, third floor</text:p>
          </table:table-cell>
          <table:table-cell table:number-columns-repeated="1019"/>
        </table:table-row>
        <table:table-row table:style-name="ro2">
          <table:table-cell table:style-name="ce2" office:value-type="string" calcext:value-type="string">
            <text:p>ar0141</text:p>
          </table:table-cell>
          <table:table-cell table:style-name="ce2" office:value-type="float" office:value="141" calcext:value-type="float">
            <text:p>141</text:p>
          </table:table-cell>
          <table:table-cell table:style-name="ce5"/>
          <table:table-cell office:value-type="string" calcext:value-type="string">
            <text:p>NBaldursGate_RamazithsTower_L4</text:p>
          </table:table-cell>
          <table:table-cell table:style-name="ce2" office:value-type="string" calcext:value-type="string">
            <text:p>Ramazith's Tower, fourth floor</text:p>
          </table:table-cell>
          <table:table-cell table:number-columns-repeated="1019"/>
        </table:table-row>
        <table:table-row table:style-name="ro2">
          <table:table-cell table:style-name="ce2" office:value-type="string" calcext:value-type="string">
            <text:p>ar0142</text:p>
          </table:table-cell>
          <table:table-cell table:style-name="ce2" office:value-type="float" office:value="142" calcext:value-type="float">
            <text:p>142</text:p>
          </table:table-cell>
          <table:table-cell table:style-name="ce5"/>
          <table:table-cell office:value-type="string" calcext:value-type="string">
            <text:p>NBaldursGate_RamazithsTower_L5</text:p>
          </table:table-cell>
          <table:table-cell table:style-name="ce2" office:value-type="string" calcext:value-type="string">
            <text:p>Ramazith's Tower, fifth floor</text:p>
          </table:table-cell>
          <table:table-cell table:number-columns-repeated="1019"/>
        </table:table-row>
        <table:table-row table:style-name="ro2">
          <table:table-cell table:style-name="ce2" office:value-type="string" calcext:value-type="string">
            <text:p>ar0143</text:p>
          </table:table-cell>
          <table:table-cell table:style-name="ce2" office:value-type="float" office:value="143" calcext:value-type="float">
            <text:p>143</text:p>
          </table:table-cell>
          <table:table-cell table:style-name="ce5"/>
          <table:table-cell office:value-type="string" calcext:value-type="string">
            <text:p>CentralBaldursGate_OberonsEstate_L1</text:p>
          </table:table-cell>
          <table:table-cell table:style-name="ce2" office:value-type="string" calcext:value-type="string">
            <text:p>Oberan's Estate, ground floor</text:p>
          </table:table-cell>
          <table:table-cell table:number-columns-repeated="1019"/>
        </table:table-row>
        <table:table-row table:style-name="ro2">
          <table:table-cell table:style-name="ce2" office:value-type="string" calcext:value-type="string">
            <text:p>ar0144</text:p>
          </table:table-cell>
          <table:table-cell table:style-name="ce2" office:value-type="float" office:value="144" calcext:value-type="float">
            <text:p>144</text:p>
          </table:table-cell>
          <table:table-cell table:style-name="ce5"/>
          <table:table-cell office:value-type="string" calcext:value-type="string">
            <text:p>CentralBaldursGate_OberonsEstate_L2</text:p>
          </table:table-cell>
          <table:table-cell table:style-name="ce2" office:value-type="string" calcext:value-type="string">
            <text:p>Oberan's Estate, second floor</text:p>
          </table:table-cell>
          <table:table-cell table:number-columns-repeated="1019"/>
        </table:table-row>
        <table:table-row table:style-name="ro2">
          <table:table-cell table:style-name="ce2" office:value-type="string" calcext:value-type="string">
            <text:p>ar0145</text:p>
          </table:table-cell>
          <table:table-cell table:style-name="ce2" office:value-type="float" office:value="145" calcext:value-type="float">
            <text:p>145</text:p>
          </table:table-cell>
          <table:table-cell table:style-name="ce5"/>
          <table:table-cell office:value-type="string" calcext:value-type="string">
            <text:p>CentralBaldursGate_OberonsEstate_L3</text:p>
          </table:table-cell>
          <table:table-cell table:style-name="ce2" office:value-type="string" calcext:value-type="string">
            <text:p>Oberan's Estate, third floor (Helshara, Ithmeera, Delorna)</text:p>
          </table:table-cell>
          <table:table-cell table:number-columns-repeated="1019"/>
        </table:table-row>
        <table:table-row table:style-name="ro2">
          <table:table-cell table:style-name="ce2" office:value-type="string" calcext:value-type="string">
            <text:p>ar0146</text:p>
          </table:table-cell>
          <table:table-cell table:style-name="ce2" office:value-type="float" office:value="146" calcext:value-type="float">
            <text:p>146</text:p>
          </table:table-cell>
          <table:table-cell table:style-name="ce5" office:value-type="string" calcext:value-type="string">
            <text:p>ar0146</text:p>
          </table:table-cell>
          <table:table-cell office:value-type="string" calcext:value-type="string">
            <text:p>ThievesMaze</text:p>
          </table:table-cell>
          <table:table-cell table:style-name="ce2" office:value-type="string" calcext:value-type="string">
            <text:p>Thieves Guild, Maze</text:p>
          </table:table-cell>
          <table:table-cell table:style-name="ce9" office:value-type="string" calcext:value-type="string">
            <text:p>This place is more quiet than the main hall of the thieves guild. Less people wander these corridors, but… there is something chilling in the air.</text:p>
          </table:table-cell>
          <table:table-cell table:number-columns-repeated="1018"/>
        </table:table-row>
        <table:table-row table:style-name="ro2">
          <table:table-cell table:style-name="ce2" office:value-type="string" calcext:value-type="string">
            <text:p>ar0148</text:p>
          </table:table-cell>
          <table:table-cell table:style-name="ce2" office:value-type="float" office:value="148" calcext:value-type="float">
            <text:p>148</text:p>
          </table:table-cell>
          <table:table-cell table:style-name="ce5" office:value-type="string" calcext:value-type="string">
            <text:p>ar0148</text:p>
          </table:table-cell>
          <table:table-cell office:value-type="string" calcext:value-type="string">
            <text:p>EBaldursGate_House5</text:p>
          </table:table-cell>
          <table:table-cell table:style-name="ce2" office:value-type="string" calcext:value-type="string">
            <text:p>Thieves Guild, front house (fourth from west)</text:p>
          </table:table-cell>
          <table:table-cell table:style-name="ce9" office:value-type="string" calcext:value-type="string">
            <text:p>You try to look for some signs of activity, but you find only some footprints, nothing else. </text:p>
          </table:table-cell>
          <table:table-cell table:number-columns-repeated="1018"/>
        </table:table-row>
        <table:table-row table:style-name="ro2">
          <table:table-cell table:style-name="ce2" office:value-type="string" calcext:value-type="string">
            <text:p>ar0149</text:p>
          </table:table-cell>
          <table:table-cell table:style-name="ce2" office:value-type="float" office:value="149" calcext:value-type="float">
            <text:p>149</text:p>
          </table:table-cell>
          <table:table-cell table:style-name="ce5" office:value-type="string" calcext:value-type="string">
            <text:p>ar0149</text:p>
          </table:table-cell>
          <table:table-cell office:value-type="string" calcext:value-type="string">
            <text:p>NEBaldursGate_IlmatersShrine</text:p>
          </table:table-cell>
          <table:table-cell table:style-name="ce2" office:value-type="string" calcext:value-type="string">
            <text:p>Ilmater's Shrine</text:p>
          </table:table-cell>
          <table:table-cell table:style-name="ce9" office:value-type="string" calcext:value-type="string">
            <text:p>Some footprints here were made by bare human feet.</text:p>
          </table:table-cell>
          <table:table-cell table:number-columns-repeated="1018"/>
        </table:table-row>
        <table:table-row table:style-name="ro2">
          <table:table-cell table:style-name="ce2" office:value-type="string" calcext:value-type="string">
            <text:p>ar0150</text:p>
          </table:table-cell>
          <table:table-cell table:style-name="ce2" office:value-type="float" office:value="150" calcext:value-type="float">
            <text:p>150</text:p>
          </table:table-cell>
          <table:table-cell table:style-name="ce5" office:value-type="string" calcext:value-type="string">
            <text:p>ar0148</text:p>
          </table:table-cell>
          <table:table-cell office:value-type="string" calcext:value-type="string">
            <text:p>EBaldursGate_House2</text:p>
          </table:table-cell>
          <table:table-cell table:style-name="ce2" office:value-type="string" calcext:value-type="string">
            <text:p>Thieves Guild, front house (first from west)</text:p>
          </table:table-cell>
          <table:table-cell table:style-name="ce9"/>
          <table:table-cell table:number-columns-repeated="1018"/>
        </table:table-row>
        <table:table-row table:style-name="ro2">
          <table:table-cell table:style-name="ce2" office:value-type="string" calcext:value-type="string">
            <text:p>ar0151</text:p>
          </table:table-cell>
          <table:table-cell table:style-name="ce2" office:value-type="float" office:value="151" calcext:value-type="float">
            <text:p>151</text:p>
          </table:table-cell>
          <table:table-cell table:style-name="ce5" office:value-type="string" calcext:value-type="string">
            <text:p>ar0148</text:p>
          </table:table-cell>
          <table:table-cell office:value-type="string" calcext:value-type="string">
            <text:p>EBaldursGate_House3</text:p>
          </table:table-cell>
          <table:table-cell table:style-name="ce2" office:value-type="string" calcext:value-type="string">
            <text:p>Thieves Guild, front house (second from west)</text:p>
          </table:table-cell>
          <table:table-cell table:number-columns-repeated="1019"/>
        </table:table-row>
        <table:table-row table:style-name="ro2">
          <table:table-cell table:style-name="ce2" office:value-type="string" calcext:value-type="string">
            <text:p>ar0152</text:p>
          </table:table-cell>
          <table:table-cell table:style-name="ce2" office:value-type="float" office:value="152" calcext:value-type="float">
            <text:p>152</text:p>
          </table:table-cell>
          <table:table-cell table:style-name="ce5" office:value-type="string" calcext:value-type="string">
            <text:p>ar0148</text:p>
          </table:table-cell>
          <table:table-cell office:value-type="string" calcext:value-type="string">
            <text:p>EBaldursGate_House4</text:p>
          </table:table-cell>
          <table:table-cell table:style-name="ce2" office:value-type="string" calcext:value-type="string">
            <text:p>Thieves Guild, front house (third from west)</text:p>
          </table:table-cell>
          <table:table-cell table:number-columns-repeated="1019"/>
        </table:table-row>
        <table:table-row table:style-name="ro2">
          <table:table-cell table:style-name="ce2" office:value-type="string" calcext:value-type="string">
            <text:p>ar0153</text:p>
          </table:table-cell>
          <table:table-cell table:style-name="ce2" office:value-type="float" office:value="153" calcext:value-type="float">
            <text:p>153</text:p>
          </table:table-cell>
          <table:table-cell table:style-name="ce5" office:value-type="string" calcext:value-type="string">
            <text:p>ar0153</text:p>
          </table:table-cell>
          <table:table-cell office:value-type="string" calcext:value-type="string">
            <text:p>EBaldursGate_ThievesGuild</text:p>
          </table:table-cell>
          <table:table-cell table:style-name="ce2" office:value-type="string" calcext:value-type="string">
            <text:p>Thieves Guild, main area (Alatos, Narlen Darkwalk)</text:p>
          </table:table-cell>
          <table:table-cell table:style-name="ce9" office:value-type="string" calcext:value-type="string">
            <text:p>You can smell blood, perfume and sweat in the air.</text:p>
          </table:table-cell>
          <table:table-cell table:number-columns-repeated="1018"/>
        </table:table-row>
        <table:table-row table:style-name="ro2">
          <table:table-cell table:style-name="ce2" office:value-type="string" calcext:value-type="string">
            <text:p>ar0154</text:p>
          </table:table-cell>
          <table:table-cell table:style-name="ce2" office:value-type="float" office:value="154" calcext:value-type="float">
            <text:p>154</text:p>
          </table:table-cell>
          <table:table-cell table:style-name="ce5" office:value-type="string" calcext:value-type="string">
            <text:p>ar0154</text:p>
          </table:table-cell>
          <table:table-cell office:value-type="string" calcext:value-type="string">
            <text:p>EBaldursGate_KeexieTavern_L1</text:p>
          </table:table-cell>
          <table:table-cell table:style-name="ce2" office:value-type="string" calcext:value-type="string">
            <text:p>Keexie Tavern, ground floor</text:p>
          </table:table-cell>
          <table:table-cell table:style-name="ce9" office:value-type="string" calcext:value-type="string">
            <text:p>Many people visit this place. </text:p>
          </table:table-cell>
          <table:table-cell table:number-columns-repeated="1018"/>
        </table:table-row>
        <table:table-row table:style-name="ro2">
          <table:table-cell table:style-name="ce2" office:value-type="string" calcext:value-type="string">
            <text:p>ar0155</text:p>
          </table:table-cell>
          <table:table-cell table:style-name="ce2" office:value-type="float" office:value="155" calcext:value-type="float">
            <text:p>155</text:p>
          </table:table-cell>
          <table:table-cell table:style-name="ce5"/>
          <table:table-cell office:value-type="string" calcext:value-type="string">
            <text:p>NWBaldursGate_House3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156</text:p>
          </table:table-cell>
          <table:table-cell table:style-name="ce2" office:value-type="float" office:value="156" calcext:value-type="float">
            <text:p>156</text:p>
          </table:table-cell>
          <table:table-cell table:style-name="ce5"/>
          <table:table-cell office:value-type="string" calcext:value-type="string">
            <text:p>NWBaldursGate_House3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157</text:p>
          </table:table-cell>
          <table:table-cell table:style-name="ce2" office:value-type="float" office:value="157" calcext:value-type="float">
            <text:p>157</text:p>
          </table:table-cell>
          <table:table-cell table:style-name="ce5"/>
          <table:table-cell office:value-type="string" calcext:value-type="string">
            <text:p>NWBaldursGate_QuinnsHouse_L1</text:p>
          </table:table-cell>
          <table:table-cell table:style-name="ce2" office:value-type="string" calcext:value-type="string">
            <text:p>Quinn's home, ground floor</text:p>
          </table:table-cell>
          <table:table-cell table:number-columns-repeated="1019"/>
        </table:table-row>
        <table:table-row table:style-name="ro2">
          <table:table-cell table:style-name="ce2" office:value-type="string" calcext:value-type="string">
            <text:p>ar0158</text:p>
          </table:table-cell>
          <table:table-cell table:style-name="ce2" office:value-type="float" office:value="158" calcext:value-type="float">
            <text:p>158</text:p>
          </table:table-cell>
          <table:table-cell table:style-name="ce5"/>
          <table:table-cell office:value-type="string" calcext:value-type="string">
            <text:p>NWBaldursGate_QuinnsHouse_L2</text:p>
          </table:table-cell>
          <table:table-cell table:style-name="ce2" office:value-type="string" calcext:value-type="string">
            <text:p>Quinn's home, second floor</text:p>
          </table:table-cell>
          <table:table-cell table:number-columns-repeated="1019"/>
        </table:table-row>
        <table:table-row table:style-name="ro2">
          <table:table-cell table:style-name="ce2" office:value-type="string" calcext:value-type="string">
            <text:p>ar0159</text:p>
          </table:table-cell>
          <table:table-cell table:style-name="ce2" office:value-type="float" office:value="159" calcext:value-type="float">
            <text:p>159</text:p>
          </table:table-cell>
          <table:table-cell table:style-name="ce5"/>
          <table:table-cell office:value-type="string" calcext:value-type="string">
            <text:p>NWBaldursGate_House1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160</text:p>
          </table:table-cell>
          <table:table-cell table:style-name="ce2" office:value-type="float" office:value="160" calcext:value-type="float">
            <text:p>160</text:p>
          </table:table-cell>
          <table:table-cell table:style-name="ce5"/>
          <table:table-cell office:value-type="string" calcext:value-type="string">
            <text:p>NWBaldursGate_House1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161</text:p>
          </table:table-cell>
          <table:table-cell table:style-name="ce2" office:value-type="float" office:value="161" calcext:value-type="float">
            <text:p>161</text:p>
          </table:table-cell>
          <table:table-cell table:style-name="ce5"/>
          <table:table-cell office:value-type="string" calcext:value-type="string">
            <text:p>NWBaldursGate_DegrodelsHouse</text:p>
          </table:table-cell>
          <table:table-cell table:style-name="ce2" office:value-type="string" calcext:value-type="string">
            <text:p>Degrodel's home</text:p>
          </table:table-cell>
          <table:table-cell table:number-columns-repeated="1019"/>
        </table:table-row>
        <table:table-row table:style-name="ro2">
          <table:table-cell table:style-name="ce2" office:value-type="string" calcext:value-type="string">
            <text:p>ar0162</text:p>
          </table:table-cell>
          <table:table-cell table:style-name="ce2" office:value-type="float" office:value="162" calcext:value-type="float">
            <text:p>162</text:p>
          </table:table-cell>
          <table:table-cell table:style-name="ce5"/>
          <table:table-cell office:value-type="string" calcext:value-type="string">
            <text:p>NWBaldursGate_LaertasHouse_L1</text:p>
          </table:table-cell>
          <table:table-cell table:style-name="ce2" office:value-type="string" calcext:value-type="string">
            <text:p>Louise and Laerta's home</text:p>
          </table:table-cell>
          <table:table-cell table:number-columns-repeated="1019"/>
        </table:table-row>
        <table:table-row table:style-name="ro2">
          <table:table-cell table:style-name="ce2" office:value-type="string" calcext:value-type="string">
            <text:p>ar0163</text:p>
          </table:table-cell>
          <table:table-cell table:style-name="ce2" office:value-type="float" office:value="163" calcext:value-type="float">
            <text:p>163</text:p>
          </table:table-cell>
          <table:table-cell table:style-name="ce5"/>
          <table:table-cell office:value-type="string" calcext:value-type="string">
            <text:p>NWBaldursGate_House2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164</text:p>
          </table:table-cell>
          <table:table-cell table:style-name="ce2" office:value-type="float" office:value="164" calcext:value-type="float">
            <text:p>164</text:p>
          </table:table-cell>
          <table:table-cell table:style-name="ce5"/>
          <table:table-cell office:value-type="string" calcext:value-type="string">
            <text:p>NWBaldursGate_House2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165</text:p>
          </table:table-cell>
          <table:table-cell table:style-name="ce2" office:value-type="float" office:value="165" calcext:value-type="float">
            <text:p>165</text:p>
          </table:table-cell>
          <table:table-cell table:style-name="ce5" office:value-type="string" calcext:value-type="string">
            <text:p>ar0165</text:p>
          </table:table-cell>
          <table:table-cell office:value-type="string" calcext:value-type="string">
            <text:p>NWBaldursGate_Tavern_L1</text:p>
          </table:table-cell>
          <table:table-cell table:style-name="ce2" office:value-type="string" calcext:value-type="string">
            <text:p>Generic tavern, ground floor (Connoly Finn)</text:p>
          </table:table-cell>
          <table:table-cell table:style-name="ce9" office:value-type="string" calcext:value-type="string">
            <text:p>You can see a wet footprint on the ground. Someone must have stepped in spilled beer.</text:p>
          </table:table-cell>
          <table:table-cell table:number-columns-repeated="1018"/>
        </table:table-row>
        <table:table-row table:style-name="ro2">
          <table:table-cell table:style-name="ce2" office:value-type="string" calcext:value-type="string">
            <text:p>ar0166</text:p>
          </table:table-cell>
          <table:table-cell table:style-name="ce2" office:value-type="float" office:value="166" calcext:value-type="float">
            <text:p>166</text:p>
          </table:table-cell>
          <table:table-cell table:style-name="ce5"/>
          <table:table-cell office:value-type="string" calcext:value-type="string">
            <text:p>NWBaldursGate_Tavern_L2</text:p>
          </table:table-cell>
          <table:table-cell table:style-name="ce2" office:value-type="string" calcext:value-type="string">
            <text:p>Generic tavern, second floor (Borinole Mann)</text:p>
          </table:table-cell>
          <table:table-cell table:number-columns-repeated="1019"/>
        </table:table-row>
        <table:table-row table:style-name="ro2">
          <table:table-cell table:style-name="ce2" office:value-type="string" calcext:value-type="string">
            <text:p>ar0167</text:p>
          </table:table-cell>
          <table:table-cell table:style-name="ce2" office:value-type="float" office:value="167" calcext:value-type="float">
            <text:p>167</text:p>
          </table:table-cell>
          <table:table-cell table:style-name="ce5"/>
          <table:table-cell office:value-type="string" calcext:value-type="string">
            <text:p>NWBaldursGate_PheirkasHouse_L1</text:p>
          </table:table-cell>
          <table:table-cell table:style-name="ce2" office:value-type="string" calcext:value-type="string">
            <text:p>Phierkas's home, ground floor</text:p>
          </table:table-cell>
          <table:table-cell table:number-columns-repeated="1019"/>
        </table:table-row>
        <table:table-row table:style-name="ro2">
          <table:table-cell table:style-name="ce2" office:value-type="string" calcext:value-type="string">
            <text:p>ar0168</text:p>
          </table:table-cell>
          <table:table-cell table:style-name="ce2" office:value-type="float" office:value="168" calcext:value-type="float">
            <text:p>168</text:p>
          </table:table-cell>
          <table:table-cell table:style-name="ce5"/>
          <table:table-cell office:value-type="string" calcext:value-type="string">
            <text:p>NWBaldursGate_PheirkasHouse_L2</text:p>
          </table:table-cell>
          <table:table-cell table:style-name="ce2" office:value-type="string" calcext:value-type="string">
            <text:p>Phierkas's home, second floor</text:p>
          </table:table-cell>
          <table:table-cell table:number-columns-repeated="1019"/>
        </table:table-row>
        <table:table-row table:style-name="ro2">
          <table:table-cell table:style-name="ce2" office:value-type="string" calcext:value-type="string">
            <text:p>ar0169</text:p>
          </table:table-cell>
          <table:table-cell table:style-name="ce2" office:value-type="float" office:value="169" calcext:value-type="float">
            <text:p>169</text:p>
          </table:table-cell>
          <table:table-cell table:style-name="ce5"/>
          <table:table-cell office:value-type="string" calcext:value-type="string">
            <text:p>NWBaldursGate_House4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170</text:p>
          </table:table-cell>
          <table:table-cell table:style-name="ce2" office:value-type="float" office:value="170" calcext:value-type="float">
            <text:p>170</text:p>
          </table:table-cell>
          <table:table-cell table:style-name="ce5"/>
          <table:table-cell office:value-type="string" calcext:value-type="string">
            <text:p>NWBaldursGate_House4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171</text:p>
          </table:table-cell>
          <table:table-cell table:style-name="ce2" office:value-type="float" office:value="171" calcext:value-type="float">
            <text:p>171</text:p>
          </table:table-cell>
          <table:table-cell table:style-name="ce5" office:value-type="string" calcext:value-type="string">
            <text:p>ar0171</text:p>
          </table:table-cell>
          <table:table-cell office:value-type="string" calcext:value-type="string">
            <text:p>EBaldursGate_KeexieTavern_L2</text:p>
          </table:table-cell>
          <table:table-cell table:style-name="ce2" office:value-type="string" calcext:value-type="string">
            <text:p>Keexie Tavern, second floor</text:p>
          </table:table-cell>
          <table:table-cell table:style-name="ce9" office:value-type="string" calcext:value-type="string">
            <text:p>You've seen busier tavern rooms than this one.</text:p>
          </table:table-cell>
          <table:table-cell table:number-columns-repeated="1018"/>
        </table:table-row>
        <table:table-row table:style-name="ro2">
          <table:table-cell table:style-name="ce2" office:value-type="string" calcext:value-type="string">
            <text:p>ar0200</text:p>
          </table:table-cell>
          <table:table-cell table:style-name="ce2" office:value-type="float" office:value="200" calcext:value-type="float">
            <text:p>200</text:p>
          </table:table-cell>
          <table:table-cell table:style-name="ce5" office:value-type="string" calcext:value-type="string">
            <text:p>ar0200</text:p>
          </table:table-cell>
          <table:table-cell office:value-type="string" calcext:value-type="string">
            <text:p>NBaldursGate</text:p>
          </table:table-cell>
          <table:table-cell table:style-name="ce2" office:value-type="string" calcext:value-type="string">
            <text:p>N Baldur's Gate (Ramazith's Tower, Duchal Palace)</text:p>
          </table:table-cell>
          <table:table-cell table:style-name="ce9" office:value-type="string" calcext:value-type="string">
            <text:p>There are many human footprints here. Many of them leading to the palace.</text:p>
          </table:table-cell>
          <table:table-cell table:number-columns-repeated="1018"/>
        </table:table-row>
        <table:table-row table:style-name="ro2">
          <table:table-cell table:style-name="ce2" office:value-type="string" calcext:value-type="string">
            <text:p>ar0224</text:p>
          </table:table-cell>
          <table:table-cell table:style-name="ce2" office:value-type="float" office:value="224" calcext:value-type="float">
            <text:p>224</text:p>
          </table:table-cell>
          <table:table-cell table:style-name="ce5" office:value-type="string" calcext:value-type="string">
            <text:p>ar0224</text:p>
          </table:table-cell>
          <table:table-cell office:value-type="string" calcext:value-type="string">
            <text:p>WSewers</text:p>
          </table:table-cell>
          <table:table-cell table:style-name="ce2" office:value-type="string" calcext:value-type="string">
            <text:p>BG Sewers, western area (Schlumpsha the Sewer King)</text:p>
          </table:table-cell>
          <table:table-cell table:style-name="ce9" office:value-type="string" calcext:value-type="string">
            <text:p>The smell here is quite strong and you can feel it even in your eyes. You see signs of many rats in here... mostly their droppings. You can see few of these rodents running through the ooze and darkness. However... there is also a mix of other beings here. Some are clearly spider, but there are also some more... humanoid footprints. They were left by different sizes of feet.</text:p>
          </table:table-cell>
          <table:table-cell table:number-columns-repeated="1018"/>
        </table:table-row>
        <table:table-row table:style-name="ro2">
          <table:table-cell table:style-name="ce2" office:value-type="string" calcext:value-type="string">
            <text:p>ar0225</text:p>
          </table:table-cell>
          <table:table-cell table:style-name="ce2" office:value-type="float" office:value="225" calcext:value-type="float">
            <text:p>225</text:p>
          </table:table-cell>
          <table:table-cell table:style-name="ce5" office:value-type="string" calcext:value-type="string">
            <text:p>ar0225</text:p>
          </table:table-cell>
          <table:table-cell office:value-type="string" calcext:value-type="string">
            <text:p>CentralSewers</text:p>
          </table:table-cell>
          <table:table-cell table:style-name="ce2" office:value-type="string" calcext:value-type="string">
            <text:p>BG Sewers, central area (Ratchild)</text:p>
          </table:table-cell>
          <table:table-cell table:style-name="ce9" office:value-type="string" calcext:value-type="string">
            <text:p>There are many rat droppings here. Some of the rats that might have left them are running both into the darkness and from the darkness. They clearly feel at home in here. You can also see very few of normal footprints. They might have been left by some humans.</text:p>
          </table:table-cell>
          <table:table-cell table:number-columns-repeated="1018"/>
        </table:table-row>
        <table:table-row table:style-name="ro2">
          <table:table-cell table:style-name="ce2" office:value-type="string" calcext:value-type="string">
            <text:p>ar0226</text:p>
          </table:table-cell>
          <table:table-cell table:style-name="ce2" office:value-type="float" office:value="226" calcext:value-type="float">
            <text:p>226</text:p>
          </table:table-cell>
          <table:table-cell table:style-name="ce5" office:value-type="string" calcext:value-type="string">
            <text:p>ar0226</text:p>
          </table:table-cell>
          <table:table-cell office:value-type="string" calcext:value-type="string">
            <text:p>ESewers</text:p>
          </table:table-cell>
          <table:table-cell table:style-name="ce2" office:value-type="string" calcext:value-type="string">
            <text:p>BG Sewers, eastern area (ogre mage for Scar)</text:p>
          </table:table-cell>
          <table:table-cell table:style-name="ce9" office:value-type="string" calcext:value-type="string">
            <text:p>The stench of sewers is quite... potent here. You can see some creatures roamed this part of sewers. They might have been carrion crawlers, but... it looks like they weren't alone. Someone or something was with them.</text:p>
          </table:table-cell>
          <table:table-cell table:number-columns-repeated="1018"/>
        </table:table-row>
        <table:table-row table:style-name="ro2">
          <table:table-cell table:style-name="ce2" office:value-type="string" calcext:value-type="string">
            <text:p>ar0300</text:p>
          </table:table-cell>
          <table:table-cell table:style-name="ce2" office:value-type="float" office:value="300" calcext:value-type="float">
            <text:p>300</text:p>
          </table:table-cell>
          <table:table-cell table:style-name="ce5" office:value-type="string" calcext:value-type="string">
            <text:p>ar0300</text:p>
          </table:table-cell>
          <table:table-cell office:value-type="string" calcext:value-type="string">
            <text:p>NEBaldursGate</text:p>
          </table:table-cell>
          <table:table-cell table:style-name="ce2" office:value-type="string" calcext:value-type="string">
            <text:p>NE Baldur's Gate (Blushing Mermaid, Splurging Sturgeon, Counting House)</text:p>
          </table:table-cell>
          <table:table-cell table:style-name="ce9" office:value-type="string" calcext:value-type="string">
            <text:p>There are many footsteps here. You can also hear tavern sounds coming from the north-west part of that area. They are quite loud.</text:p>
          </table:table-cell>
          <table:table-cell table:number-columns-repeated="1018"/>
        </table:table-row>
        <table:table-row table:style-name="ro2">
          <table:table-cell table:style-name="ce2" office:value-type="string" calcext:value-type="string">
            <text:p>ar0302</text:p>
          </table:table-cell>
          <table:table-cell table:style-name="ce2" office:value-type="float" office:value="302" calcext:value-type="float">
            <text:p>302</text:p>
          </table:table-cell>
          <table:table-cell table:style-name="ce5"/>
          <table:table-cell office:value-type="string" calcext:value-type="string">
            <text:p>NEBaldursGate_House2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303</text:p>
          </table:table-cell>
          <table:table-cell table:style-name="ce2" office:value-type="float" office:value="303" calcext:value-type="float">
            <text:p>303</text:p>
          </table:table-cell>
          <table:table-cell table:style-name="ce5"/>
          <table:table-cell office:value-type="string" calcext:value-type="string">
            <text:p>NEBaldursGate_House2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304</text:p>
          </table:table-cell>
          <table:table-cell table:style-name="ce2" office:value-type="float" office:value="304" calcext:value-type="float">
            <text:p>304</text:p>
          </table:table-cell>
          <table:table-cell table:style-name="ce5"/>
          <table:table-cell office:value-type="string" calcext:value-type="string">
            <text:p>NEBaldursGate_Store</text:p>
          </table:table-cell>
          <table:table-cell table:style-name="ce2" office:value-type="string" calcext:value-type="string">
            <text:p>Generic store</text:p>
          </table:table-cell>
          <table:table-cell table:number-columns-repeated="1019"/>
        </table:table-row>
        <table:table-row table:style-name="ro2">
          <table:table-cell table:style-name="ce2" office:value-type="string" calcext:value-type="string">
            <text:p>ar0305</text:p>
          </table:table-cell>
          <table:table-cell table:style-name="ce2" office:value-type="float" office:value="305" calcext:value-type="float">
            <text:p>305</text:p>
          </table:table-cell>
          <table:table-cell table:style-name="ce5"/>
          <table:table-cell office:value-type="string" calcext:value-type="string">
            <text:p>NEBaldursGate_House1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306</text:p>
          </table:table-cell>
          <table:table-cell table:style-name="ce2" office:value-type="float" office:value="306" calcext:value-type="float">
            <text:p>306</text:p>
          </table:table-cell>
          <table:table-cell table:style-name="ce5"/>
          <table:table-cell office:value-type="string" calcext:value-type="string">
            <text:p>NEBaldursGate_House1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307</text:p>
          </table:table-cell>
          <table:table-cell table:style-name="ce2" office:value-type="float" office:value="307" calcext:value-type="float">
            <text:p>307</text:p>
          </table:table-cell>
          <table:table-cell table:style-name="ce5"/>
          <table:table-cell office:value-type="string" calcext:value-type="string">
            <text:p>NEBaldursGate_CountingHouse_L1</text:p>
          </table:table-cell>
          <table:table-cell table:style-name="ce2" office:value-type="string" calcext:value-type="string">
            <text:p>Counting House, ground floor (Jacil or Ulf)</text:p>
          </table:table-cell>
          <table:table-cell table:number-columns-repeated="1019"/>
        </table:table-row>
        <table:table-row table:style-name="ro2">
          <table:table-cell table:style-name="ce2" office:value-type="string" calcext:value-type="string">
            <text:p>ar0308</text:p>
          </table:table-cell>
          <table:table-cell table:style-name="ce2" office:value-type="float" office:value="308" calcext:value-type="float">
            <text:p>308</text:p>
          </table:table-cell>
          <table:table-cell table:style-name="ce5"/>
          <table:table-cell office:value-type="string" calcext:value-type="string">
            <text:p>NEBaldursGate_CountingHouse_L2</text:p>
          </table:table-cell>
          <table:table-cell table:style-name="ce2" office:value-type="string" calcext:value-type="string">
            <text:p>Counting House, second floor (Captain Kieres)</text:p>
          </table:table-cell>
          <table:table-cell table:number-columns-repeated="1019"/>
        </table:table-row>
        <table:table-row table:style-name="ro2">
          <table:table-cell table:style-name="ce2" office:value-type="string" calcext:value-type="string">
            <text:p>ar0400</text:p>
          </table:table-cell>
          <table:table-cell table:style-name="ce2" office:value-type="float" office:value="400" calcext:value-type="float">
            <text:p>400</text:p>
          </table:table-cell>
          <table:table-cell table:style-name="ce5" office:value-type="string" calcext:value-type="string">
            <text:p>ar0400</text:p>
          </table:table-cell>
          <table:table-cell office:value-type="string" calcext:value-type="string">
            <text:p>Farmlands</text:p>
          </table:table-cell>
          <table:table-cell table:style-name="ce2" office:value-type="string" calcext:value-type="string">
            <text:p>Farm NE of BG (Wenric, zombie farm)</text:p>
          </table:table-cell>
          <table:table-cell table:style-name="ce9" office:value-type="string" calcext:value-type="string">
            <text:p>You find many footsteps, but... they look as if those that left them weren't sure where they were going. Like they were walking in circles...? </text:p>
          </table:table-cell>
          <table:table-cell table:number-columns-repeated="1018"/>
        </table:table-row>
        <table:table-row table:style-name="ro2">
          <table:table-cell table:style-name="ce2" office:value-type="string" calcext:value-type="string">
            <text:p>ar0401</text:p>
          </table:table-cell>
          <table:table-cell table:style-name="ce2" office:value-type="float" office:value="401" calcext:value-type="float">
            <text:p>401</text:p>
          </table:table-cell>
          <table:table-cell table:style-name="ce5"/>
          <table:table-cell office:value-type="string" calcext:value-type="string">
            <text:p>FarmlandsFarmhouse</text:p>
          </table:table-cell>
          <table:table-cell table:style-name="ce2" office:value-type="string" calcext:value-type="string">
            <text:p>Wenric's farmhouse</text:p>
          </table:table-cell>
          <table:table-cell table:number-columns-repeated="1019"/>
        </table:table-row>
        <table:table-row table:style-name="ro2">
          <table:table-cell table:style-name="ce2" office:value-type="string" calcext:value-type="string">
            <text:p>ar0500</text:p>
          </table:table-cell>
          <table:table-cell table:style-name="ce2" office:value-type="float" office:value="500" calcext:value-type="float">
            <text:p>500</text:p>
          </table:table-cell>
          <table:table-cell table:style-name="ce5" office:value-type="string" calcext:value-type="string">
            <text:p>ar0500</text:p>
          </table:table-cell>
          <table:table-cell office:value-type="string" calcext:value-type="string">
            <text:p>DurlagsTower</text:p>
          </table:table-cell>
          <table:table-cell table:style-name="ce2" office:value-type="string" calcext:value-type="string">
            <text:p>Durlag's Tower, exterior</text:p>
          </table:table-cell>
          <table:table-cell table:style-name="ce9" office:value-type="string" calcext:value-type="string">
            <text:p>There are very little life around here. Mostly stone and dirt. But even here you find some sign that suggest some men or creatures walked this area. Most of them lead the huge stony tower standing in the heart of this area. </text:p>
          </table:table-cell>
          <table:table-cell table:number-columns-repeated="1018"/>
        </table:table-row>
        <table:table-row table:style-name="ro2">
          <table:table-cell table:style-name="ce2" office:value-type="string" calcext:value-type="string">
            <text:p>ar0501</text:p>
          </table:table-cell>
          <table:table-cell table:style-name="ce2" office:value-type="float" office:value="501" calcext:value-type="float">
            <text:p>501</text:p>
          </table:table-cell>
          <table:table-cell table:style-name="ce5" office:value-type="string" calcext:value-type="string">
            <text:p>ar0501</text:p>
          </table:table-cell>
          <table:table-cell office:value-type="string" calcext:value-type="string">
            <text:p>DurlagsTower_Cellar</text:p>
          </table:table-cell>
          <table:table-cell table:style-name="ce2" office:value-type="string" calcext:value-type="string">
            <text:p>Durlag's Tower, first subterranean level</text:p>
          </table:table-cell>
          <table:table-cell table:style-name="ce9" office:value-type="string" calcext:value-type="string">
            <text:p>You smell death in the cold air.</text:p>
          </table:table-cell>
          <table:table-cell table:number-columns-repeated="1018"/>
        </table:table-row>
        <table:table-row table:style-name="ro2">
          <table:table-cell table:style-name="ce2" office:value-type="string" calcext:value-type="string">
            <text:p>ar0502</text:p>
          </table:table-cell>
          <table:table-cell table:style-name="ce2" office:value-type="float" office:value="502" calcext:value-type="float">
            <text:p>502</text:p>
          </table:table-cell>
          <table:table-cell table:style-name="ce5"/>
          <table:table-cell office:value-type="string" calcext:value-type="string">
            <text:p>DurlagsTower_L1</text:p>
          </table:table-cell>
          <table:table-cell table:style-name="ce2" office:value-type="string" calcext:value-type="string">
            <text:p>Durlag's Tower, ground floor</text:p>
          </table:table-cell>
          <table:table-cell table:number-columns-repeated="1019"/>
        </table:table-row>
        <table:table-row table:style-name="ro2">
          <table:table-cell table:style-name="ce2" office:value-type="string" calcext:value-type="string">
            <text:p>ar0503</text:p>
          </table:table-cell>
          <table:table-cell table:style-name="ce2" office:value-type="float" office:value="503" calcext:value-type="float">
            <text:p>503</text:p>
          </table:table-cell>
          <table:table-cell table:style-name="ce5" office:value-type="string" calcext:value-type="string">
            <text:p>ar0503</text:p>
          </table:table-cell>
          <table:table-cell office:value-type="string" calcext:value-type="string">
            <text:p>DurlagsTower_L2</text:p>
          </table:table-cell>
          <table:table-cell table:style-name="ce2" office:value-type="string" calcext:value-type="string">
            <text:p>Durlag's Tower, second floor</text:p>
          </table:table-cell>
          <table:table-cell table:style-name="ce9" office:value-type="string" calcext:value-type="string">
            <text:p>There is some stench in the air. Can it be... death? Or... the undead?</text:p>
          </table:table-cell>
          <table:table-cell table:number-columns-repeated="1018"/>
        </table:table-row>
        <table:table-row table:style-name="ro2">
          <table:table-cell table:style-name="ce2" office:value-type="string" calcext:value-type="string">
            <text:p>ar0504</text:p>
          </table:table-cell>
          <table:table-cell table:style-name="ce2" office:value-type="float" office:value="504" calcext:value-type="float">
            <text:p>504</text:p>
          </table:table-cell>
          <table:table-cell table:style-name="ce5" office:value-type="string" calcext:value-type="string">
            <text:p>ar0504</text:p>
          </table:table-cell>
          <table:table-cell office:value-type="string" calcext:value-type="string">
            <text:p>DurlagsTower_L3</text:p>
          </table:table-cell>
          <table:table-cell table:style-name="ce2" office:value-type="string" calcext:value-type="string">
            <text:p>Durlag's Tower, third floor (Rigglio)</text:p>
          </table:table-cell>
          <table:table-cell table:style-name="ce9" office:value-type="string" calcext:value-type="string">
            <text:p>You find a mug on the ground. It's hard to tell if it fell recently... or ages ago.</text:p>
          </table:table-cell>
          <table:table-cell table:number-columns-repeated="1018"/>
        </table:table-row>
        <table:table-row table:style-name="ro2">
          <table:table-cell table:style-name="ce2" office:value-type="string" calcext:value-type="string">
            <text:p>ar0505</text:p>
          </table:table-cell>
          <table:table-cell table:style-name="ce2" office:value-type="float" office:value="505" calcext:value-type="float">
            <text:p>505</text:p>
          </table:table-cell>
          <table:table-cell table:style-name="ce5"/>
          <table:table-cell office:value-type="string" calcext:value-type="string">
            <text:p>DurlagsTower_L4</text:p>
          </table:table-cell>
          <table:table-cell table:style-name="ce2" office:value-type="string" calcext:value-type="string">
            <text:p>Durlag's Tower, fourth floor (Kirinhale)</text:p>
          </table:table-cell>
          <table:table-cell table:number-columns-repeated="1019"/>
        </table:table-row>
        <table:table-row table:style-name="ro2">
          <table:table-cell table:style-name="ce2" office:value-type="string" calcext:value-type="string">
            <text:p>ar0506</text:p>
          </table:table-cell>
          <table:table-cell table:style-name="ce2" office:value-type="float" office:value="506" calcext:value-type="float">
            <text:p>506</text:p>
          </table:table-cell>
          <table:table-cell table:style-name="ce5"/>
          <table:table-cell office:value-type="string" calcext:value-type="string">
            <text:p>DurlagsTower_Chessboard</text:p>
          </table:table-cell>
          <table:table-cell table:style-name="ce2" office:value-type="string" calcext:value-type="string">
            <text:p>Durlag's Tower, chessboard (fourth subterranean level)</text:p>
          </table:table-cell>
          <table:table-cell table:number-columns-repeated="1019"/>
        </table:table-row>
        <table:table-row table:style-name="ro2">
          <table:table-cell table:style-name="ce2" office:value-type="string" calcext:value-type="string">
            <text:p>ar0507</text:p>
          </table:table-cell>
          <table:table-cell table:style-name="ce2" office:value-type="float" office:value="507" calcext:value-type="float">
            <text:p>507</text:p>
          </table:table-cell>
          <table:table-cell table:style-name="ce5" office:value-type="string" calcext:value-type="string">
            <text:p>ar0507</text:p>
          </table:table-cell>
          <table:table-cell office:value-type="string" calcext:value-type="string">
            <text:p>DurlagsTower_IceChamber</text:p>
          </table:table-cell>
          <table:table-cell table:style-name="ce2" office:value-type="string" calcext:value-type="string">
            <text:p>Durlag's Tower, cold elemental challenge (fourth subterranean level)</text:p>
          </table:table-cell>
          <table:table-cell table:style-name="ce9" office:value-type="string" calcext:value-type="string">
            <text:p>You find paw prints here. They must have belonged to some wolves. There are also some bigger prints that almost scream “bear”.</text:p>
          </table:table-cell>
          <table:table-cell table:number-columns-repeated="1018"/>
        </table:table-row>
        <table:table-row table:style-name="ro2">
          <table:table-cell table:style-name="ce2" office:value-type="string" calcext:value-type="string">
            <text:p>ar0508</text:p>
          </table:table-cell>
          <table:table-cell table:style-name="ce2" office:value-type="float" office:value="508" calcext:value-type="float">
            <text:p>508</text:p>
          </table:table-cell>
          <table:table-cell table:style-name="ce5" office:value-type="string" calcext:value-type="string">
            <text:p>ar0508</text:p>
          </table:table-cell>
          <table:table-cell office:value-type="string" calcext:value-type="string">
            <text:p>DurlagsTower_FireChamber</text:p>
          </table:table-cell>
          <table:table-cell table:style-name="ce2" office:value-type="string" calcext:value-type="string">
            <text:p>Durlag's Tower, fire elemental challenge (fourth subterranean level)</text:p>
          </table:table-cell>
          <table:table-cell table:style-name="ce9" office:value-type="string" calcext:value-type="string">
            <text:p>It's really hot in here. You can see very few footprints left on a dried dirt.</text:p>
          </table:table-cell>
          <table:table-cell table:number-columns-repeated="1018"/>
        </table:table-row>
        <table:table-row table:style-name="ro2">
          <table:table-cell table:style-name="ce2" office:value-type="string" calcext:value-type="string">
            <text:p>ar0509</text:p>
          </table:table-cell>
          <table:table-cell table:style-name="ce2" office:value-type="float" office:value="509" calcext:value-type="float">
            <text:p>509</text:p>
          </table:table-cell>
          <table:table-cell table:style-name="ce5" office:value-type="string" calcext:value-type="string">
            <text:p>ar0509</text:p>
          </table:table-cell>
          <table:table-cell office:value-type="string" calcext:value-type="string">
            <text:p>DurlagsTower_AirChamber</text:p>
          </table:table-cell>
          <table:table-cell table:style-name="ce2" office:value-type="string" calcext:value-type="string">
            <text:p>Durlag's Tower, air elemental challenge (fourth subterranean level)</text:p>
          </table:table-cell>
          <table:table-cell table:style-name="ce9" office:value-type="string" calcext:value-type="string">
            <text:p>You find few signs that someone was here, but... you find it hard to identify what that creature, or creatures, could be.</text:p>
          </table:table-cell>
          <table:table-cell table:number-columns-repeated="1018"/>
        </table:table-row>
        <table:table-row table:style-name="ro2">
          <table:table-cell table:style-name="ce2" office:value-type="string" calcext:value-type="string">
            <text:p>ar0510</text:p>
          </table:table-cell>
          <table:table-cell table:style-name="ce2" office:value-type="float" office:value="510" calcext:value-type="float">
            <text:p>510</text:p>
          </table:table-cell>
          <table:table-cell table:style-name="ce5" office:value-type="string" calcext:value-type="string">
            <text:p>ar0510</text:p>
          </table:table-cell>
          <table:table-cell office:value-type="string" calcext:value-type="string">
            <text:p>DurlagsTower_EarthChamber</text:p>
          </table:table-cell>
          <table:table-cell table:style-name="ce2" office:value-type="string" calcext:value-type="string">
            <text:p>Durlag's Tower, earth elemental challenge (fourth subterranean level)</text:p>
          </table:table-cell>
          <table:table-cell table:style-name="ce9" office:value-type="string" calcext:value-type="string">
            <text:p>You find some slime tracks in here. Some are new and some are clearly quite old.</text:p>
          </table:table-cell>
          <table:table-cell table:number-columns-repeated="1018"/>
        </table:table-row>
        <table:table-row table:style-name="ro2">
          <table:table-cell table:style-name="ce2" office:value-type="string" calcext:value-type="string">
            <text:p>ar0511</text:p>
          </table:table-cell>
          <table:table-cell table:style-name="ce2" office:value-type="float" office:value="511" calcext:value-type="float">
            <text:p>511</text:p>
          </table:table-cell>
          <table:table-cell table:style-name="ce5" office:value-type="string" calcext:value-type="string">
            <text:p>ar0511</text:p>
          </table:table-cell>
          <table:table-cell office:value-type="string" calcext:value-type="string">
            <text:p>DurlagsTower_D1</text:p>
          </table:table-cell>
          <table:table-cell table:style-name="ce2" office:value-type="string" calcext:value-type="string">
            <text:p>Durlag's Tower, second subterranean level (Pride, Avarice, Love, Fear)</text:p>
          </table:table-cell>
          <table:table-cell table:style-name="ce9" office:value-type="string" calcext:value-type="string">
            <text:p>Something may be roaming this darkness... but whatever it is, it's nothing natural.</text:p>
          </table:table-cell>
          <table:table-cell table:number-columns-repeated="1018"/>
        </table:table-row>
        <table:table-row table:style-name="ro2">
          <table:table-cell table:style-name="ce2" office:value-type="string" calcext:value-type="string">
            <text:p>ar0512</text:p>
          </table:table-cell>
          <table:table-cell table:style-name="ce2" office:value-type="float" office:value="512" calcext:value-type="float">
            <text:p>512</text:p>
          </table:table-cell>
          <table:table-cell table:style-name="ce5" office:value-type="string" calcext:value-type="string">
            <text:p>ar0512</text:p>
          </table:table-cell>
          <table:table-cell office:value-type="string" calcext:value-type="string">
            <text:p>DurlagsTower_D2</text:p>
          </table:table-cell>
          <table:table-cell table:style-name="ce2" office:value-type="string" calcext:value-type="string">
            <text:p>Durlag's Tower, third subterranean level (Kiel, Islanne, door maze)</text:p>
          </table:table-cell>
          <table:table-cell table:style-name="ce9" office:value-type="string" calcext:value-type="string">
            <text:p>Something roamed this level. You found a strange footprint, but... it had a strange shape...</text:p>
          </table:table-cell>
          <table:table-cell table:number-columns-repeated="1018"/>
        </table:table-row>
        <table:table-row table:style-name="ro2">
          <table:table-cell table:style-name="ce2" office:value-type="string" calcext:value-type="string">
            <text:p>ar0513</text:p>
          </table:table-cell>
          <table:table-cell table:style-name="ce2" office:value-type="float" office:value="513" calcext:value-type="float">
            <text:p>513</text:p>
          </table:table-cell>
          <table:table-cell table:style-name="ce5" office:value-type="string" calcext:value-type="string">
            <text:p>ar0513</text:p>
          </table:table-cell>
          <table:table-cell office:value-type="string" calcext:value-type="string">
            <text:p>DurlagsTower_D3</text:p>
          </table:table-cell>
          <table:table-cell table:style-name="ce2" office:value-type="string" calcext:value-type="string">
            <text:p>Durlag's Tower, fourth subterranean level (leads to elemental challenges)</text:p>
          </table:table-cell>
          <table:table-cell table:style-name="ce9" office:value-type="string" calcext:value-type="string">
            <text:p>You can smell death in the air. But you also find some wyvern droppings. A strange mix of findings indeed.</text:p>
          </table:table-cell>
          <table:table-cell table:number-columns-repeated="1018"/>
        </table:table-row>
        <table:table-row table:style-name="ro2">
          <table:table-cell table:style-name="ce2" office:value-type="string" calcext:value-type="string">
            <text:p>ar0514</text:p>
          </table:table-cell>
          <table:table-cell table:style-name="ce2" office:value-type="float" office:value="514" calcext:value-type="float">
            <text:p>514</text:p>
          </table:table-cell>
          <table:table-cell table:style-name="ce5" office:value-type="string" calcext:value-type="string">
            <text:p>ar0514</text:p>
          </table:table-cell>
          <table:table-cell office:value-type="string" calcext:value-type="string">
            <text:p>DurlagsTower_D4</text:p>
          </table:table-cell>
          <table:table-cell table:style-name="ce2" office:value-type="string" calcext:value-type="string">
            <text:p>Durlag's Tower, fifth subterranean level</text:p>
          </table:table-cell>
          <table:table-cell table:style-name="ce9" office:value-type="string" calcext:value-type="string">
            <text:p>You find mostly darkness and few cobwebs. But... the air here has this unusual smell. It comes from the southern part of the complex.</text:p>
          </table:table-cell>
          <table:table-cell table:number-columns-repeated="1018"/>
        </table:table-row>
        <table:table-row table:style-name="ro2">
          <table:table-cell table:style-name="ce2" office:value-type="string" calcext:value-type="string">
            <text:p>ar0515</text:p>
          </table:table-cell>
          <table:table-cell table:style-name="ce2" office:value-type="float" office:value="515" calcext:value-type="float">
            <text:p>515</text:p>
          </table:table-cell>
          <table:table-cell table:style-name="ce5"/>
          <table:table-cell office:value-type="string" calcext:value-type="string">
            <text:p>DurlagsTower_CompassRoom</text:p>
          </table:table-cell>
          <table:table-cell table:style-name="ce2" office:value-type="string" calcext:value-type="string">
            <text:p>Durlag's Tower, stone golem question chamber</text:p>
          </table:table-cell>
          <table:table-cell table:number-columns-repeated="1019"/>
        </table:table-row>
        <table:table-row table:style-name="ro2">
          <table:table-cell table:style-name="ce2" office:value-type="string" calcext:value-type="string">
            <text:p>ar0516</text:p>
          </table:table-cell>
          <table:table-cell table:style-name="ce2" office:value-type="float" office:value="516" calcext:value-type="float">
            <text:p>516</text:p>
          </table:table-cell>
          <table:table-cell table:style-name="ce5"/>
          <table:table-cell office:value-type="string" calcext:value-type="string">
            <text:p>DurlagsTower_DemonknightsChamber</text:p>
          </table:table-cell>
          <table:table-cell table:style-name="ce2" office:value-type="string" calcext:value-type="string">
            <text:p>Durlag's Tower, demon knight chamber (Dalton)</text:p>
          </table:table-cell>
          <table:table-cell table:number-columns-repeated="1019"/>
        </table:table-row>
        <table:table-row table:style-name="ro2">
          <table:table-cell table:style-name="ce2" office:value-type="string" calcext:value-type="string">
            <text:p>ar0600</text:p>
          </table:table-cell>
          <table:table-cell table:style-name="ce2" office:value-type="float" office:value="600" calcext:value-type="float">
            <text:p>600</text:p>
          </table:table-cell>
          <table:table-cell table:style-name="ce5" office:value-type="string" calcext:value-type="string">
            <text:p>ar0600</text:p>
          </table:table-cell>
          <table:table-cell office:value-type="string" calcext:value-type="string">
            <text:p>WBaldursGate</text:p>
          </table:table-cell>
          <table:table-cell table:style-name="ce2" office:value-type="string" calcext:value-type="string">
            <text:p>W Baldur's Gate (Hall of Wonders, Lady's House, Ragefast's home)</text:p>
          </table:table-cell>
          <table:table-cell table:style-name="ce9" office:value-type="string" calcext:value-type="string">
            <text:p>You find footprints. Many footprints. They must belong to the citizens of Baldur's Gate and those that are visiting the city.</text:p>
          </table:table-cell>
          <table:table-cell table:number-columns-repeated="1018"/>
        </table:table-row>
        <table:table-row table:style-name="ro2">
          <table:table-cell table:style-name="ce2" office:value-type="string" calcext:value-type="string">
            <text:p>ar0601</text:p>
          </table:table-cell>
          <table:table-cell table:style-name="ce2" office:value-type="float" office:value="601" calcext:value-type="float">
            <text:p>601</text:p>
          </table:table-cell>
          <table:table-cell table:style-name="ce5" office:value-type="string" calcext:value-type="string">
            <text:p>ar0601</text:p>
          </table:table-cell>
          <table:table-cell office:value-type="string" calcext:value-type="string">
            <text:p>SWBaldursGate_SevenSuns_L1</text:p>
          </table:table-cell>
          <table:table-cell table:style-name="ce2" office:value-type="string" calcext:value-type="string">
            <text:p>Seven Suns, ground floor</text:p>
          </table:table-cell>
          <table:table-cell table:style-name="ce10" office:value-type="string" calcext:value-type="string">
            <text:p>You find a really strange footprint that... doesn't look human.</text:p>
          </table:table-cell>
          <table:table-cell table:number-columns-repeated="1018"/>
        </table:table-row>
        <table:table-row table:style-name="ro2">
          <table:table-cell table:style-name="ce2" office:value-type="string" calcext:value-type="string">
            <text:p>ar0602</text:p>
          </table:table-cell>
          <table:table-cell table:style-name="ce2" office:value-type="float" office:value="602" calcext:value-type="float">
            <text:p>602</text:p>
          </table:table-cell>
          <table:table-cell table:style-name="ce5" office:value-type="string" calcext:value-type="string">
            <text:p>ar0602</text:p>
          </table:table-cell>
          <table:table-cell office:value-type="string" calcext:value-type="string">
            <text:p>SWBaldursGate_SevenSuns_L2</text:p>
          </table:table-cell>
          <table:table-cell table:style-name="ce2" office:value-type="string" calcext:value-type="string">
            <text:p>Seven Suns, second floor</text:p>
          </table:table-cell>
          <table:table-cell table:style-name="ce9" office:value-type="string" calcext:value-type="string">
            <text:p>One of the chairs was scratched by something.</text:p>
          </table:table-cell>
          <table:table-cell table:number-columns-repeated="1018"/>
        </table:table-row>
        <table:table-row table:style-name="ro2">
          <table:table-cell table:style-name="ce2" office:value-type="string" calcext:value-type="string">
            <text:p>ar0603</text:p>
          </table:table-cell>
          <table:table-cell table:style-name="ce2" office:value-type="float" office:value="603" calcext:value-type="float">
            <text:p>603</text:p>
          </table:table-cell>
          <table:table-cell table:style-name="ce5" office:value-type="string" calcext:value-type="string">
            <text:p>ar0603</text:p>
          </table:table-cell>
          <table:table-cell office:value-type="string" calcext:value-type="string">
            <text:p>SWBaldursGate_SevenSuns_Cellar</text:p>
          </table:table-cell>
          <table:table-cell table:style-name="ce2" office:value-type="string" calcext:value-type="string">
            <text:p>Seven Suns, basement (Jhasso)</text:p>
          </table:table-cell>
          <table:table-cell table:style-name="ce9" office:value-type="string" calcext:value-type="string">
            <text:p>You find a human footprint that... suddenly change into another one, but longer and more... inhuman.</text:p>
          </table:table-cell>
          <table:table-cell table:number-columns-repeated="1018"/>
        </table:table-row>
        <table:table-row table:style-name="ro2">
          <table:table-cell table:style-name="ce2" office:value-type="string" calcext:value-type="string">
            <text:p>ar0606</text:p>
          </table:table-cell>
          <table:table-cell table:style-name="ce2" office:value-type="float" office:value="606" calcext:value-type="float">
            <text:p>606</text:p>
          </table:table-cell>
          <table:table-cell table:style-name="ce5" office:value-type="string" calcext:value-type="string">
            <text:p>ar0606</text:p>
          </table:table-cell>
          <table:table-cell office:value-type="string" calcext:value-type="string">
            <text:p>SWBaldursGate_FlamingFistHQ_Cellar</text:p>
          </table:table-cell>
          <table:table-cell table:style-name="ce2" office:value-type="string" calcext:value-type="string">
            <text:p>Flaming Fist HQ, basement</text:p>
          </table:table-cell>
          <table:table-cell table:style-name="ce9" office:value-type="string" calcext:value-type="string">
            <text:p>You can smell sweat and wine. </text:p>
          </table:table-cell>
          <table:table-cell table:number-columns-repeated="1018"/>
        </table:table-row>
        <table:table-row table:style-name="ro2">
          <table:table-cell table:style-name="ce2" office:value-type="string" calcext:value-type="string">
            <text:p>ar0607</text:p>
          </table:table-cell>
          <table:table-cell table:style-name="ce2" office:value-type="float" office:value="607" calcext:value-type="float">
            <text:p>607</text:p>
          </table:table-cell>
          <table:table-cell table:style-name="ce5" office:value-type="string" calcext:value-type="string">
            <text:p>ar0607</text:p>
          </table:table-cell>
          <table:table-cell office:value-type="string" calcext:value-type="string">
            <text:p>SWBaldursGate_FlamingFistHQ_L1</text:p>
          </table:table-cell>
          <table:table-cell table:style-name="ce2" office:value-type="string" calcext:value-type="string">
            <text:p>Flaming Fist HQ, ground floor</text:p>
          </table:table-cell>
          <table:table-cell table:style-name="ce9" office:value-type="string" calcext:value-type="string">
            <text:p>You can smell sweat. Like the one of a person after a long day of work.</text:p>
          </table:table-cell>
          <table:table-cell table:number-columns-repeated="1018"/>
        </table:table-row>
        <table:table-row table:style-name="ro2">
          <table:table-cell table:style-name="ce2" office:value-type="string" calcext:value-type="string">
            <text:p>ar0608</text:p>
          </table:table-cell>
          <table:table-cell table:style-name="ce2" office:value-type="float" office:value="608" calcext:value-type="float">
            <text:p>608</text:p>
          </table:table-cell>
          <table:table-cell table:style-name="ce5"/>
          <table:table-cell office:value-type="string" calcext:value-type="string">
            <text:p>SWBaldursGate_FlamingFistHQ_L2</text:p>
          </table:table-cell>
          <table:table-cell table:style-name="ce2" office:value-type="string" calcext:value-type="string">
            <text:p>Flaming Fist HQ, second floor (Duke Eltan)</text:p>
          </table:table-cell>
          <table:table-cell table:number-columns-repeated="1019"/>
        </table:table-row>
        <table:table-row table:style-name="ro2">
          <table:table-cell table:style-name="ce2" office:value-type="string" calcext:value-type="string">
            <text:p>ar0609</text:p>
          </table:table-cell>
          <table:table-cell table:style-name="ce2" office:value-type="float" office:value="609" calcext:value-type="float">
            <text:p>609</text:p>
          </table:table-cell>
          <table:table-cell table:style-name="ce5"/>
          <table:table-cell office:value-type="string" calcext:value-type="string">
            <text:p>BaldursGateDocks_WaterQueensHouse</text:p>
          </table:table-cell>
          <table:table-cell table:style-name="ce2" office:value-type="string" calcext:value-type="string">
            <text:p>Temple of Umberlee (Jalantha Mistmyr)</text:p>
          </table:table-cell>
          <table:table-cell table:number-columns-repeated="1019"/>
        </table:table-row>
        <table:table-row table:style-name="ro2">
          <table:table-cell table:style-name="ce2" office:value-type="string" calcext:value-type="string">
            <text:p>ar0611</text:p>
          </table:table-cell>
          <table:table-cell table:style-name="ce2" office:value-type="float" office:value="611" calcext:value-type="float">
            <text:p>611</text:p>
          </table:table-cell>
          <table:table-cell table:style-name="ce5"/>
          <table:table-cell office:value-type="string" calcext:value-type="string">
            <text:p>BaldursGateDocks_IronThrone_Cellar</text:p>
          </table:table-cell>
          <table:table-cell table:style-name="ce2" office:value-type="string" calcext:value-type="string">
            <text:p>Iron Throne, basement</text:p>
          </table:table-cell>
          <table:table-cell table:number-columns-repeated="1019"/>
        </table:table-row>
        <table:table-row table:style-name="ro2">
          <table:table-cell table:style-name="ce2" office:value-type="string" calcext:value-type="string">
            <text:p>ar0612</text:p>
          </table:table-cell>
          <table:table-cell table:style-name="ce2" office:value-type="float" office:value="612" calcext:value-type="float">
            <text:p>612</text:p>
          </table:table-cell>
          <table:table-cell table:style-name="ce5"/>
          <table:table-cell office:value-type="string" calcext:value-type="string">
            <text:p>BaldursGateDocks_IronThrone_L2</text:p>
          </table:table-cell>
          <table:table-cell table:style-name="ce2" office:value-type="string" calcext:value-type="string">
            <text:p>Iron Throne, second floor (Dra'tan)</text:p>
          </table:table-cell>
          <table:table-cell table:number-columns-repeated="1019"/>
        </table:table-row>
        <table:table-row table:style-name="ro2">
          <table:table-cell table:style-name="ce2" office:value-type="string" calcext:value-type="string">
            <text:p>ar0613</text:p>
          </table:table-cell>
          <table:table-cell table:style-name="ce2" office:value-type="float" office:value="613" calcext:value-type="float">
            <text:p>613</text:p>
          </table:table-cell>
          <table:table-cell table:style-name="ce5"/>
          <table:table-cell office:value-type="string" calcext:value-type="string">
            <text:p>BaldursGateDocks_IronThrone_L3</text:p>
          </table:table-cell>
          <table:table-cell table:style-name="ce2" office:value-type="string" calcext:value-type="string">
            <text:p>Iron Throne, third floor (Nortuary, Emissary Tar)</text:p>
          </table:table-cell>
          <table:table-cell table:number-columns-repeated="1019"/>
        </table:table-row>
        <table:table-row table:style-name="ro2">
          <table:table-cell table:style-name="ce2" office:value-type="string" calcext:value-type="string">
            <text:p>ar0614</text:p>
          </table:table-cell>
          <table:table-cell table:style-name="ce2" office:value-type="float" office:value="614" calcext:value-type="float">
            <text:p>614</text:p>
          </table:table-cell>
          <table:table-cell table:style-name="ce5"/>
          <table:table-cell office:value-type="string" calcext:value-type="string">
            <text:p>BaldursGateDocks_IronThrone_L4</text:p>
          </table:table-cell>
          <table:table-cell table:style-name="ce2" office:value-type="string" calcext:value-type="string">
            <text:p>Iron Throne, fourth floor (Destus Gurn)</text:p>
          </table:table-cell>
          <table:table-cell table:number-columns-repeated="1019"/>
        </table:table-row>
        <table:table-row table:style-name="ro2">
          <table:table-cell table:style-name="ce2" office:value-type="string" calcext:value-type="string">
            <text:p>ar0615</text:p>
          </table:table-cell>
          <table:table-cell table:style-name="ce2" office:value-type="float" office:value="615" calcext:value-type="float">
            <text:p>615</text:p>
          </table:table-cell>
          <table:table-cell table:style-name="ce5"/>
          <table:table-cell office:value-type="string" calcext:value-type="string">
            <text:p>BaldursGateDocks_IronThrone_L5</text:p>
          </table:table-cell>
          <table:table-cell table:style-name="ce2" office:value-type="string" calcext:value-type="string">
            <text:p>Iron Throne, fifth (top) floor (chapter five finale)</text:p>
          </table:table-cell>
          <table:table-cell table:number-columns-repeated="1019"/>
        </table:table-row>
        <table:table-row table:style-name="ro2">
          <table:table-cell table:style-name="ce2" office:value-type="string" calcext:value-type="string">
            <text:p>ar0616</text:p>
          </table:table-cell>
          <table:table-cell table:style-name="ce2" office:value-type="float" office:value="616" calcext:value-type="float">
            <text:p>616</text:p>
          </table:table-cell>
          <table:table-cell table:style-name="ce5" office:value-type="string" calcext:value-type="string">
            <text:p>ar0616</text:p>
          </table:table-cell>
          <table:table-cell office:value-type="string" calcext:value-type="string">
            <text:p>BaldursGateDocks_IronThrone_L1</text:p>
          </table:table-cell>
          <table:table-cell table:style-name="ce2" office:value-type="string" calcext:value-type="string">
            <text:p>Iron Throne, ground floor (Triadore)</text:p>
          </table:table-cell>
          <table:table-cell table:style-name="ce9" office:value-type="string" calcext:value-type="string">
            <text:p>There was a meeting here. You can see a few cups on a table.</text:p>
          </table:table-cell>
          <table:table-cell table:number-columns-repeated="1018"/>
        </table:table-row>
        <table:table-row table:style-name="ro2">
          <table:table-cell table:style-name="ce2" office:value-type="string" calcext:value-type="string">
            <text:p>ar0617</text:p>
          </table:table-cell>
          <table:table-cell table:style-name="ce2" office:value-type="float" office:value="617" calcext:value-type="float">
            <text:p>617</text:p>
          </table:table-cell>
          <table:table-cell table:style-name="ce5"/>
          <table:table-cell office:value-type="string" calcext:value-type="string">
            <text:p>WBaldursGate_TremainsHouse_L1</text:p>
          </table:table-cell>
          <table:table-cell table:style-name="ce2" office:value-type="string" calcext:value-type="string">
            <text:p>Tremain Belde'ar's home, ground floor</text:p>
          </table:table-cell>
          <table:table-cell table:number-columns-repeated="1019"/>
        </table:table-row>
        <table:table-row table:style-name="ro2">
          <table:table-cell table:style-name="ce2" office:value-type="string" calcext:value-type="string">
            <text:p>ar0618</text:p>
          </table:table-cell>
          <table:table-cell table:style-name="ce2" office:value-type="float" office:value="618" calcext:value-type="float">
            <text:p>618</text:p>
          </table:table-cell>
          <table:table-cell table:style-name="ce5"/>
          <table:table-cell office:value-type="string" calcext:value-type="string">
            <text:p>WBaldursGate_TremainsHouse_L2</text:p>
          </table:table-cell>
          <table:table-cell table:style-name="ce2" office:value-type="string" calcext:value-type="string">
            <text:p>Tremain Belde'ar's home, second floor</text:p>
          </table:table-cell>
          <table:table-cell table:number-columns-repeated="1019"/>
        </table:table-row>
        <table:table-row table:style-name="ro2">
          <table:table-cell table:style-name="ce2" office:value-type="string" calcext:value-type="string">
            <text:p>ar0619</text:p>
          </table:table-cell>
          <table:table-cell table:style-name="ce2" office:value-type="float" office:value="619" calcext:value-type="float">
            <text:p>619</text:p>
          </table:table-cell>
          <table:table-cell table:style-name="ce5"/>
          <table:table-cell office:value-type="string" calcext:value-type="string">
            <text:p>WBaldursGate_FentensHouse_L1</text:p>
          </table:table-cell>
          <table:table-cell table:style-name="ce2" office:value-type="string" calcext:value-type="string">
            <text:p>Fenten's Home, ground floor</text:p>
          </table:table-cell>
          <table:table-cell table:number-columns-repeated="1019"/>
        </table:table-row>
        <table:table-row table:style-name="ro2">
          <table:table-cell table:style-name="ce2" office:value-type="string" calcext:value-type="string">
            <text:p>ar0620</text:p>
          </table:table-cell>
          <table:table-cell table:style-name="ce2" office:value-type="float" office:value="620" calcext:value-type="float">
            <text:p>620</text:p>
          </table:table-cell>
          <table:table-cell table:style-name="ce5"/>
          <table:table-cell office:value-type="string" calcext:value-type="string">
            <text:p>WBaldursGate_FentensHouse_L2</text:p>
          </table:table-cell>
          <table:table-cell table:style-name="ce2" office:value-type="string" calcext:value-type="string">
            <text:p>Fenten's Home, second floor</text:p>
          </table:table-cell>
          <table:table-cell table:number-columns-repeated="1019"/>
        </table:table-row>
        <table:table-row table:style-name="ro2">
          <table:table-cell table:style-name="ce2" office:value-type="string" calcext:value-type="string">
            <text:p>ar0621</text:p>
          </table:table-cell>
          <table:table-cell table:style-name="ce2" office:value-type="float" office:value="621" calcext:value-type="float">
            <text:p>621</text:p>
          </table:table-cell>
          <table:table-cell table:style-name="ce5" office:value-type="string" calcext:value-type="string">
            <text:p>ar0621</text:p>
          </table:table-cell>
          <table:table-cell office:value-type="string" calcext:value-type="string">
            <text:p>BaldursGateDocks_IronThroneRoof</text:p>
          </table:table-cell>
          <table:table-cell table:style-name="ce2" office:value-type="string" calcext:value-type="string">
            <text:p>Iron Throne, roof</text:p>
          </table:table-cell>
          <table:table-cell table:style-name="ce9" office:value-type="string" calcext:value-type="string">
            <text:p>You look down. The void is calling...</text:p>
          </table:table-cell>
          <table:table-cell table:number-columns-repeated="1018"/>
        </table:table-row>
        <table:table-row table:style-name="ro2">
          <table:table-cell table:style-name="ce2" office:value-type="string" calcext:value-type="string">
            <text:p>ar0700</text:p>
          </table:table-cell>
          <table:table-cell table:style-name="ce2" office:value-type="float" office:value="700" calcext:value-type="float">
            <text:p>700</text:p>
          </table:table-cell>
          <table:table-cell table:style-name="ce5"/>
          <table:table-cell office:value-type="string" calcext:value-type="string">
            <text:p>CentralBaldursGate</text:p>
          </table:table-cell>
          <table:table-cell table:style-name="ce2" office:value-type="string" calcext:value-type="string">
            <text:p>Central Baldur's Gate (marketplace, Oberan's home)</text:p>
          </table:table-cell>
          <table:table-cell table:number-columns-repeated="1019"/>
        </table:table-row>
        <table:table-row table:style-name="ro2">
          <table:table-cell table:style-name="ce2" office:value-type="string" calcext:value-type="string">
            <text:p>ar0702</text:p>
          </table:table-cell>
          <table:table-cell table:style-name="ce2" office:value-type="float" office:value="702" calcext:value-type="float">
            <text:p>702</text:p>
          </table:table-cell>
          <table:table-cell table:style-name="ce5"/>
          <table:table-cell office:value-type="string" calcext:value-type="string">
            <text:p>BaldursGateDocks_Harbormaster</text:p>
          </table:table-cell>
          <table:table-cell table:style-name="ce2" office:value-type="string" calcext:value-type="string">
            <text:p>Harbormaster's building</text:p>
          </table:table-cell>
          <table:table-cell table:number-columns-repeated="1019"/>
        </table:table-row>
        <table:table-row table:style-name="ro2">
          <table:table-cell table:style-name="ce2" office:value-type="string" calcext:value-type="string">
            <text:p>ar0703</text:p>
          </table:table-cell>
          <table:table-cell table:style-name="ce2" office:value-type="float" office:value="703" calcext:value-type="float">
            <text:p>703</text:p>
          </table:table-cell>
          <table:table-cell table:style-name="ce5"/>
          <table:table-cell office:value-type="string" calcext:value-type="string">
            <text:p>EBaldursGate_SorcerousSundries_L1</text:p>
          </table:table-cell>
          <table:table-cell table:style-name="ce2" office:value-type="string" calcext:value-type="string">
            <text:p>Sorcerous Sundries, ground floor (Halbazzer Drin)</text:p>
          </table:table-cell>
          <table:table-cell table:number-columns-repeated="1019"/>
        </table:table-row>
        <table:table-row table:style-name="ro2">
          <table:table-cell table:style-name="ce2" office:value-type="string" calcext:value-type="string">
            <text:p>ar0704</text:p>
          </table:table-cell>
          <table:table-cell table:style-name="ce2" office:value-type="float" office:value="704" calcext:value-type="float">
            <text:p>704</text:p>
          </table:table-cell>
          <table:table-cell table:style-name="ce5"/>
          <table:table-cell office:value-type="string" calcext:value-type="string">
            <text:p>EBaldursGate_SorcerousSundries_L2</text:p>
          </table:table-cell>
          <table:table-cell table:style-name="ce2" office:value-type="string" calcext:value-type="string">
            <text:p>Sorcerous Sundries, second floor</text:p>
          </table:table-cell>
          <table:table-cell table:number-columns-repeated="1019"/>
        </table:table-row>
        <table:table-row table:style-name="ro2">
          <table:table-cell table:style-name="ce2" office:value-type="string" calcext:value-type="string">
            <text:p>ar0705</text:p>
          </table:table-cell>
          <table:table-cell table:style-name="ce2" office:value-type="float" office:value="705" calcext:value-type="float">
            <text:p>705</text:p>
          </table:table-cell>
          <table:table-cell table:style-name="ce5" office:value-type="string" calcext:value-type="string">
            <text:p>ar0705</text:p>
          </table:table-cell>
          <table:table-cell office:value-type="string" calcext:value-type="string">
            <text:p>EBaldursGate_ElfsongTavern_L1</text:p>
          </table:table-cell>
          <table:table-cell table:style-name="ce2" office:value-type="string" calcext:value-type="string">
            <text:p>Elfsong Tavern, ground floor (Brevlik)</text:p>
          </table:table-cell>
          <table:table-cell table:style-name="ce9" office:value-type="string" calcext:value-type="string">
            <text:p>There are many signs that tell you that this is one of the busiest taverns in the area.</text:p>
          </table:table-cell>
          <table:table-cell table:number-columns-repeated="1018"/>
        </table:table-row>
        <table:table-row table:style-name="ro2">
          <table:table-cell table:style-name="ce2" office:value-type="string" calcext:value-type="string">
            <text:p>ar0706</text:p>
          </table:table-cell>
          <table:table-cell table:style-name="ce2" office:value-type="float" office:value="706" calcext:value-type="float">
            <text:p>706</text:p>
          </table:table-cell>
          <table:table-cell table:style-name="ce5" office:value-type="string" calcext:value-type="string">
            <text:p>ar0705</text:p>
          </table:table-cell>
          <table:table-cell office:value-type="string" calcext:value-type="string">
            <text:p>EBaldursGate_ElfsongTavern_L2</text:p>
          </table:table-cell>
          <table:table-cell table:style-name="ce2" office:value-type="string" calcext:value-type="string">
            <text:p>Elfsong Tavern, second floor (Alyth, Cyrdemac)</text:p>
          </table:table-cell>
          <table:table-cell table:number-columns-repeated="1019"/>
        </table:table-row>
        <table:table-row table:style-name="ro2">
          <table:table-cell table:style-name="ce2" office:value-type="string" calcext:value-type="string">
            <text:p>ar0707</text:p>
          </table:table-cell>
          <table:table-cell table:style-name="ce2" office:value-type="float" office:value="707" calcext:value-type="float">
            <text:p>707</text:p>
          </table:table-cell>
          <table:table-cell table:style-name="ce5"/>
          <table:table-cell office:value-type="string" calcext:value-type="string">
            <text:p>CentralBaldursGate_House3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708</text:p>
          </table:table-cell>
          <table:table-cell table:style-name="ce2" office:value-type="float" office:value="708" calcext:value-type="float">
            <text:p>708</text:p>
          </table:table-cell>
          <table:table-cell table:style-name="ce5"/>
          <table:table-cell office:value-type="string" calcext:value-type="string">
            <text:p>CentralBaldursGate_House3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709</text:p>
          </table:table-cell>
          <table:table-cell table:style-name="ce2" office:value-type="float" office:value="709" calcext:value-type="float">
            <text:p>709</text:p>
          </table:table-cell>
          <table:table-cell table:style-name="ce5"/>
          <table:table-cell office:value-type="string" calcext:value-type="string">
            <text:p>CentralBaldursGate_House2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710</text:p>
          </table:table-cell>
          <table:table-cell table:style-name="ce2" office:value-type="float" office:value="710" calcext:value-type="float">
            <text:p>710</text:p>
          </table:table-cell>
          <table:table-cell table:style-name="ce5"/>
          <table:table-cell office:value-type="string" calcext:value-type="string">
            <text:p>CentralBaldursGate_House2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711</text:p>
          </table:table-cell>
          <table:table-cell table:style-name="ce2" office:value-type="float" office:value="711" calcext:value-type="float">
            <text:p>711</text:p>
          </table:table-cell>
          <table:table-cell table:style-name="ce5"/>
          <table:table-cell office:value-type="string" calcext:value-type="string">
            <text:p>CentralBaldursGate_House1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712</text:p>
          </table:table-cell>
          <table:table-cell table:style-name="ce2" office:value-type="float" office:value="712" calcext:value-type="float">
            <text:p>712</text:p>
          </table:table-cell>
          <table:table-cell table:style-name="ce5"/>
          <table:table-cell office:value-type="string" calcext:value-type="string">
            <text:p>CentralBaldursGate_House1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713</text:p>
          </table:table-cell>
          <table:table-cell table:style-name="ce2" office:value-type="float" office:value="713" calcext:value-type="float">
            <text:p>713</text:p>
          </table:table-cell>
          <table:table-cell table:style-name="ce5"/>
          <table:table-cell office:value-type="string" calcext:value-type="string">
            <text:p>CentralBaldursGate_House5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714</text:p>
          </table:table-cell>
          <table:table-cell table:style-name="ce2" office:value-type="float" office:value="714" calcext:value-type="float">
            <text:p>714</text:p>
          </table:table-cell>
          <table:table-cell table:style-name="ce5"/>
          <table:table-cell office:value-type="string" calcext:value-type="string">
            <text:p>CentralBaldursGate_House5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715</text:p>
          </table:table-cell>
          <table:table-cell table:style-name="ce2" office:value-type="float" office:value="715" calcext:value-type="float">
            <text:p>715</text:p>
          </table:table-cell>
          <table:table-cell table:style-name="ce5"/>
          <table:table-cell office:value-type="string" calcext:value-type="string">
            <text:p>CentralBaldursGate_NadinesHouse_L1</text:p>
          </table:table-cell>
          <table:table-cell table:style-name="ce2" office:value-type="string" calcext:value-type="string">
            <text:p>Nadine's home, ground floor</text:p>
          </table:table-cell>
          <table:table-cell table:number-columns-repeated="1019"/>
        </table:table-row>
        <table:table-row table:style-name="ro2">
          <table:table-cell table:style-name="ce2" office:value-type="string" calcext:value-type="string">
            <text:p>ar0716</text:p>
          </table:table-cell>
          <table:table-cell table:style-name="ce2" office:value-type="float" office:value="716" calcext:value-type="float">
            <text:p>716</text:p>
          </table:table-cell>
          <table:table-cell table:style-name="ce5"/>
          <table:table-cell office:value-type="string" calcext:value-type="string">
            <text:p>CentralBaldursGate_NadinesHouse_L2</text:p>
          </table:table-cell>
          <table:table-cell table:style-name="ce2" office:value-type="string" calcext:value-type="string">
            <text:p>Nadine's home, second floor</text:p>
          </table:table-cell>
          <table:table-cell table:number-columns-repeated="1019"/>
        </table:table-row>
        <table:table-row table:style-name="ro2">
          <table:table-cell table:style-name="ce2" office:value-type="string" calcext:value-type="string">
            <text:p>ar0717</text:p>
          </table:table-cell>
          <table:table-cell table:style-name="ce2" office:value-type="float" office:value="717" calcext:value-type="float">
            <text:p>717</text:p>
          </table:table-cell>
          <table:table-cell table:style-name="ce5"/>
          <table:table-cell office:value-type="string" calcext:value-type="string">
            <text:p>CentralBaldursGate_House6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718</text:p>
          </table:table-cell>
          <table:table-cell table:style-name="ce2" office:value-type="float" office:value="718" calcext:value-type="float">
            <text:p>718</text:p>
          </table:table-cell>
          <table:table-cell table:style-name="ce5"/>
          <table:table-cell office:value-type="string" calcext:value-type="string">
            <text:p>CentralBaldursGate_House6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719</text:p>
          </table:table-cell>
          <table:table-cell table:style-name="ce2" office:value-type="float" office:value="719" calcext:value-type="float">
            <text:p>719</text:p>
          </table:table-cell>
          <table:table-cell table:style-name="Default"/>
          <table:table-cell office:value-type="string" calcext:value-type="string">
            <text:p>CentralBaldursGate_FeloniusManor</text:p>
          </table:table-cell>
          <table:table-cell table:style-name="ce2" office:value-type="string" calcext:value-type="string">
            <text:p>Felonius Gist's home</text:p>
          </table:table-cell>
          <table:table-cell table:number-columns-repeated="1019"/>
        </table:table-row>
        <table:table-row table:style-name="ro2">
          <table:table-cell table:style-name="ce2" office:value-type="string" calcext:value-type="string">
            <text:p>ar0720</text:p>
          </table:table-cell>
          <table:table-cell table:style-name="ce2" office:value-type="float" office:value="720" calcext:value-type="float">
            <text:p>720</text:p>
          </table:table-cell>
          <table:table-cell table:style-name="Default"/>
          <table:table-cell office:value-type="string" calcext:value-type="string">
            <text:p>CentralBaldursGate_DrakonTavern</text:p>
          </table:table-cell>
          <table:table-cell table:style-name="ce2" office:value-type="string" calcext:value-type="string">
            <text:p>Drakon Tavern</text:p>
          </table:table-cell>
          <table:table-cell table:number-columns-repeated="1019"/>
        </table:table-row>
        <table:table-row table:style-name="ro2">
          <table:table-cell table:style-name="ce2" office:value-type="string" calcext:value-type="string">
            <text:p>ar0721</text:p>
          </table:table-cell>
          <table:table-cell table:style-name="ce2" office:value-type="float" office:value="721" calcext:value-type="float">
            <text:p>721</text:p>
          </table:table-cell>
          <table:table-cell table:style-name="ce5" office:value-type="string" calcext:value-type="string">
            <text:p>ar0721</text:p>
          </table:table-cell>
          <table:table-cell office:value-type="string" calcext:value-type="string">
            <text:p>CentralBaldursGate_PoultryStore</text:p>
          </table:table-cell>
          <table:table-cell table:style-name="ce2" office:value-type="string" calcext:value-type="string">
            <text:p>Warehouse full of rabid chickens</text:p>
          </table:table-cell>
          <table:table-cell table:style-name="ce9" office:value-type="string" calcext:value-type="string">
            <text:p>You find chicken droppings here. Way too many of them! </text:p>
          </table:table-cell>
          <table:table-cell table:number-columns-repeated="1018"/>
        </table:table-row>
        <table:table-row table:style-name="ro2">
          <table:table-cell table:style-name="ce2" office:value-type="string" calcext:value-type="string">
            <text:p>ar0722</text:p>
          </table:table-cell>
          <table:table-cell table:style-name="ce2" office:value-type="float" office:value="722" calcext:value-type="float">
            <text:p>722</text:p>
          </table:table-cell>
          <table:table-cell table:style-name="ce5"/>
          <table:table-cell office:value-type="string" calcext:value-type="string">
            <text:p>CentralBaldursGate_House4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723</text:p>
          </table:table-cell>
          <table:table-cell table:style-name="ce2" office:value-type="float" office:value="723" calcext:value-type="float">
            <text:p>723</text:p>
          </table:table-cell>
          <table:table-cell table:style-name="ce5"/>
          <table:table-cell office:value-type="string" calcext:value-type="string">
            <text:p>CentralBaldursGate_House4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724</text:p>
          </table:table-cell>
          <table:table-cell table:style-name="ce2" office:value-type="float" office:value="724" calcext:value-type="float">
            <text:p>724</text:p>
          </table:table-cell>
          <table:table-cell table:style-name="ce5" office:value-type="string" calcext:value-type="string">
            <text:p>ar0724</text:p>
          </table:table-cell>
          <table:table-cell office:value-type="string" calcext:value-type="string">
            <text:p>CentralBaldursGate_GamblingTent1</text:p>
          </table:table-cell>
          <table:table-cell table:style-name="ce2" office:value-type="string" calcext:value-type="string">
            <text:p>Marketplace tent (gambling)</text:p>
          </table:table-cell>
          <table:table-cell table:style-name="ce9" office:value-type="string" calcext:value-type="string">
            <text:p>You smell alcohol and tobacco.</text:p>
          </table:table-cell>
          <table:table-cell table:number-columns-repeated="1018"/>
        </table:table-row>
        <table:table-row table:style-name="ro2">
          <table:table-cell table:style-name="ce2" office:value-type="string" calcext:value-type="string">
            <text:p>ar0725</text:p>
          </table:table-cell>
          <table:table-cell table:style-name="ce2" office:value-type="float" office:value="725" calcext:value-type="float">
            <text:p>725</text:p>
          </table:table-cell>
          <table:table-cell table:style-name="ce5" office:value-type="string" calcext:value-type="string">
            <text:p>ar0724</text:p>
          </table:table-cell>
          <table:table-cell office:value-type="string" calcext:value-type="string">
            <text:p>CentralBaldursGate_GamblingTent2</text:p>
          </table:table-cell>
          <table:table-cell table:style-name="ce2" office:value-type="string" calcext:value-type="string">
            <text:p>Marketplace tent (gambling)</text:p>
          </table:table-cell>
          <table:table-cell table:number-columns-repeated="1019"/>
        </table:table-row>
        <table:table-row table:style-name="ro2">
          <table:table-cell table:style-name="ce2" office:value-type="string" calcext:value-type="string">
            <text:p>ar0726</text:p>
          </table:table-cell>
          <table:table-cell table:style-name="ce2" office:value-type="float" office:value="726" calcext:value-type="float">
            <text:p>726</text:p>
          </table:table-cell>
          <table:table-cell table:style-name="ce5"/>
          <table:table-cell office:value-type="string" calcext:value-type="string">
            <text:p>CentralBaldursGate_DivinersTent</text:p>
          </table:table-cell>
          <table:table-cell table:style-name="ce2" office:value-type="string" calcext:value-type="string">
            <text:p>Diviner's marketplace tent</text:p>
          </table:table-cell>
          <table:table-cell table:number-columns-repeated="1019"/>
        </table:table-row>
        <table:table-row table:style-name="ro2">
          <table:table-cell table:style-name="ce2" office:value-type="string" calcext:value-type="string">
            <text:p>ar0800</text:p>
          </table:table-cell>
          <table:table-cell table:style-name="ce2" office:value-type="float" office:value="800" calcext:value-type="float">
            <text:p>800</text:p>
          </table:table-cell>
          <table:table-cell table:style-name="ce5" office:value-type="string" calcext:value-type="string">
            <text:p>ar0800</text:p>
          </table:table-cell>
          <table:table-cell office:value-type="string" calcext:value-type="string">
            <text:p>EBaldursGate</text:p>
          </table:table-cell>
          <table:table-cell table:style-name="ce2" office:value-type="string" calcext:value-type="string">
            <text:p>E Baldur's Gate (Sorcerous Sundries, Elfsong Tavern)</text:p>
          </table:table-cell>
          <table:table-cell table:style-name="ce9" office:value-type="string" calcext:value-type="string">
            <text:p>Most that visit Baldur's Gate come through this area. It's visible by the cart marks left on the ground and footprints left in the dirt. You can hear some music coming from a big building south from the main fountain. </text:p>
          </table:table-cell>
          <table:table-cell table:number-columns-repeated="1018"/>
        </table:table-row>
        <table:table-row table:style-name="ro2">
          <table:table-cell table:style-name="ce2" office:value-type="string" calcext:value-type="string">
            <text:p>ar0801</text:p>
          </table:table-cell>
          <table:table-cell table:style-name="ce2" office:value-type="float" office:value="801" calcext:value-type="float">
            <text:p>801</text:p>
          </table:table-cell>
          <table:table-cell table:style-name="ce5"/>
          <table:table-cell office:value-type="string" calcext:value-type="string">
            <text:p>EBaldursGate_House6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802</text:p>
          </table:table-cell>
          <table:table-cell table:style-name="ce2" office:value-type="float" office:value="802" calcext:value-type="float">
            <text:p>802</text:p>
          </table:table-cell>
          <table:table-cell table:style-name="ce5"/>
          <table:table-cell office:value-type="string" calcext:value-type="string">
            <text:p>EBaldursGate_House6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803</text:p>
          </table:table-cell>
          <table:table-cell table:style-name="ce2" office:value-type="float" office:value="803" calcext:value-type="float">
            <text:p>803</text:p>
          </table:table-cell>
          <table:table-cell table:style-name="ce5"/>
          <table:table-cell office:value-type="string" calcext:value-type="string">
            <text:p>EBaldursGate_MaltzWeaponShop_L1</text:p>
          </table:table-cell>
          <table:table-cell table:style-name="ce2" office:value-type="string" calcext:value-type="string">
            <text:p>Maltz's Weapon Shop, ground floor</text:p>
          </table:table-cell>
          <table:table-cell table:number-columns-repeated="1019"/>
        </table:table-row>
        <table:table-row table:style-name="ro2">
          <table:table-cell table:style-name="ce2" office:value-type="string" calcext:value-type="string">
            <text:p>ar0804</text:p>
          </table:table-cell>
          <table:table-cell table:style-name="ce2" office:value-type="float" office:value="804" calcext:value-type="float">
            <text:p>804</text:p>
          </table:table-cell>
          <table:table-cell table:style-name="ce5"/>
          <table:table-cell office:value-type="string" calcext:value-type="string">
            <text:p>EBaldursGate_MaltzWeaponShop_L2</text:p>
          </table:table-cell>
          <table:table-cell table:style-name="ce2" office:value-type="string" calcext:value-type="string">
            <text:p>Maltz's Weapon Shop, second floor</text:p>
          </table:table-cell>
          <table:table-cell table:number-columns-repeated="1019"/>
        </table:table-row>
        <table:table-row table:style-name="ro2">
          <table:table-cell table:style-name="ce2" office:value-type="string" calcext:value-type="string">
            <text:p>ar0805</text:p>
          </table:table-cell>
          <table:table-cell table:style-name="ce2" office:value-type="float" office:value="805" calcext:value-type="float">
            <text:p>805</text:p>
          </table:table-cell>
          <table:table-cell table:style-name="ce5"/>
          <table:table-cell office:value-type="string" calcext:value-type="string">
            <text:p>EBaldursGate_ArkionsHouse_L1</text:p>
          </table:table-cell>
          <table:table-cell table:style-name="ce2" office:value-type="string" calcext:value-type="string">
            <text:p>Arkion's home, ground floor</text:p>
          </table:table-cell>
          <table:table-cell table:number-columns-repeated="1019"/>
        </table:table-row>
        <table:table-row table:style-name="ro2">
          <table:table-cell table:style-name="ce2" office:value-type="string" calcext:value-type="string">
            <text:p>ar0806</text:p>
          </table:table-cell>
          <table:table-cell table:style-name="ce2" office:value-type="float" office:value="806" calcext:value-type="float">
            <text:p>806</text:p>
          </table:table-cell>
          <table:table-cell table:style-name="ce5"/>
          <table:table-cell office:value-type="string" calcext:value-type="string">
            <text:p>EBaldursGate_ArkionsHouse_L2</text:p>
          </table:table-cell>
          <table:table-cell table:style-name="ce2" office:value-type="string" calcext:value-type="string">
            <text:p>Arkion's home, second floor</text:p>
          </table:table-cell>
          <table:table-cell table:number-columns-repeated="1019"/>
        </table:table-row>
        <table:table-row table:style-name="ro2">
          <table:table-cell table:style-name="ce2" office:value-type="string" calcext:value-type="string">
            <text:p>ar0807</text:p>
          </table:table-cell>
          <table:table-cell table:style-name="ce2" office:value-type="float" office:value="807" calcext:value-type="float">
            <text:p>807</text:p>
          </table:table-cell>
          <table:table-cell table:style-name="ce5"/>
          <table:table-cell office:value-type="string" calcext:value-type="string">
            <text:p>EBaldursGate_Inn_L1</text:p>
          </table:table-cell>
          <table:table-cell table:style-name="ce2" office:value-type="string" calcext:value-type="string">
            <text:p>Generic inn, ground floor</text:p>
          </table:table-cell>
          <table:table-cell table:number-columns-repeated="1019"/>
        </table:table-row>
        <table:table-row table:style-name="ro2">
          <table:table-cell table:style-name="ce2" office:value-type="string" calcext:value-type="string">
            <text:p>ar0808</text:p>
          </table:table-cell>
          <table:table-cell table:style-name="ce2" office:value-type="float" office:value="808" calcext:value-type="float">
            <text:p>808</text:p>
          </table:table-cell>
          <table:table-cell table:style-name="ce5"/>
          <table:table-cell office:value-type="string" calcext:value-type="string">
            <text:p>EBaldursGate_Inn_L2</text:p>
          </table:table-cell>
          <table:table-cell table:style-name="ce2" office:value-type="string" calcext:value-type="string">
            <text:p>Generic inn, second floor</text:p>
          </table:table-cell>
          <table:table-cell table:number-columns-repeated="1019"/>
        </table:table-row>
        <table:table-row table:style-name="ro2">
          <table:table-cell table:style-name="ce2" office:value-type="string" calcext:value-type="string">
            <text:p>ar0809</text:p>
          </table:table-cell>
          <table:table-cell table:style-name="ce2" office:value-type="float" office:value="809" calcext:value-type="float">
            <text:p>809</text:p>
          </table:table-cell>
          <table:table-cell table:style-name="ce5"/>
          <table:table-cell office:value-type="string" calcext:value-type="string">
            <text:p>EBaldursGate_SilencesShop</text:p>
          </table:table-cell>
          <table:table-cell table:style-name="ce2" office:value-type="string" calcext:value-type="string">
            <text:p>Silence's store</text:p>
          </table:table-cell>
          <table:table-cell table:number-columns-repeated="1019"/>
        </table:table-row>
        <table:table-row table:style-name="ro2">
          <table:table-cell table:style-name="ce2" office:value-type="string" calcext:value-type="string">
            <text:p>ar0810</text:p>
          </table:table-cell>
          <table:table-cell table:style-name="ce2" office:value-type="float" office:value="810" calcext:value-type="float">
            <text:p>810</text:p>
          </table:table-cell>
          <table:table-cell table:style-name="ce5"/>
          <table:table-cell office:value-type="string" calcext:value-type="string">
            <text:p>EBaldursGate_LuckyAellos</text:p>
          </table:table-cell>
          <table:table-cell table:style-name="ce2" office:value-type="string" calcext:value-type="string">
            <text:p>Luck Aello's store</text:p>
          </table:table-cell>
          <table:table-cell table:number-columns-repeated="1019"/>
        </table:table-row>
        <table:table-row table:style-name="ro2">
          <table:table-cell table:style-name="ce2" office:value-type="string" calcext:value-type="string">
            <text:p>ar0811</text:p>
          </table:table-cell>
          <table:table-cell table:style-name="ce2" office:value-type="float" office:value="811" calcext:value-type="float">
            <text:p>811</text:p>
          </table:table-cell>
          <table:table-cell table:style-name="ce5"/>
          <table:table-cell office:value-type="string" calcext:value-type="string">
            <text:p>EBaldursGate_House1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0812</text:p>
          </table:table-cell>
          <table:table-cell table:style-name="ce2" office:value-type="float" office:value="812" calcext:value-type="float">
            <text:p>812</text:p>
          </table:table-cell>
          <table:table-cell table:style-name="ce5"/>
          <table:table-cell office:value-type="string" calcext:value-type="string">
            <text:p>EBaldursGate_House1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0813</text:p>
          </table:table-cell>
          <table:table-cell table:style-name="ce2" office:value-type="float" office:value="813" calcext:value-type="float">
            <text:p>813</text:p>
          </table:table-cell>
          <table:table-cell table:style-name="ce5"/>
          <table:table-cell office:value-type="string" calcext:value-type="string">
            <text:p>SEBaldursGate_NemphresHouse_L1</text:p>
          </table:table-cell>
          <table:table-cell table:style-name="ce2" office:value-type="string" calcext:value-type="string">
            <text:p>Nemphre's home, ground floor</text:p>
          </table:table-cell>
          <table:table-cell table:number-columns-repeated="1019"/>
        </table:table-row>
        <table:table-row table:style-name="ro2">
          <table:table-cell table:style-name="ce2" office:value-type="string" calcext:value-type="string">
            <text:p>ar0814</text:p>
          </table:table-cell>
          <table:table-cell table:style-name="ce2" office:value-type="float" office:value="814" calcext:value-type="float">
            <text:p>814</text:p>
          </table:table-cell>
          <table:table-cell table:style-name="ce5"/>
          <table:table-cell office:value-type="string" calcext:value-type="string">
            <text:p>SEBaldursGate_NemphresHouse_L2</text:p>
          </table:table-cell>
          <table:table-cell table:style-name="ce2" office:value-type="string" calcext:value-type="string">
            <text:p>Nemphre's home, second floor</text:p>
          </table:table-cell>
          <table:table-cell table:number-columns-repeated="1019"/>
        </table:table-row>
        <table:table-row table:style-name="ro2">
          <table:table-cell table:style-name="ce2" office:value-type="string" calcext:value-type="string">
            <text:p>ar0900</text:p>
          </table:table-cell>
          <table:table-cell table:style-name="ce2" office:value-type="float" office:value="900" calcext:value-type="float">
            <text:p>900</text:p>
          </table:table-cell>
          <table:table-cell table:style-name="ce5" office:value-type="string" calcext:value-type="string">
            <text:p>ar0900</text:p>
          </table:table-cell>
          <table:table-cell office:value-type="string" calcext:value-type="string">
            <text:p>WyrmsCrossing</text:p>
          </table:table-cell>
          <table:table-cell table:style-name="ce2" office:value-type="string" calcext:value-type="string">
            <text:p>Wyrm's Crossing (bridge to BG, Tenya, Quayle)</text:p>
          </table:table-cell>
          <table:table-cell table:style-name="ce9" office:value-type="string" calcext:value-type="string">
            <text:p>Most footprints and traces lead to and from the bridge. The sound of Chionthar River is quite calm and some would call it relaxing. Upon closer inspection you find there are also some footprints going up and down the eastern riverside. </text:p>
          </table:table-cell>
          <table:table-cell table:number-columns-repeated="1018"/>
        </table:table-row>
        <table:table-row table:style-name="ro2">
          <table:table-cell table:style-name="ce2" office:value-type="string" calcext:value-type="string">
            <text:p>ar0901</text:p>
          </table:table-cell>
          <table:table-cell table:style-name="ce2" office:value-type="float" office:value="901" calcext:value-type="float">
            <text:p>901</text:p>
          </table:table-cell>
          <table:table-cell table:style-name="ce5"/>
          <table:table-cell office:value-type="string" calcext:value-type="string">
            <text:p>WyrmsCrossingTenyasHouse</text:p>
          </table:table-cell>
          <table:table-cell table:style-name="ce2" office:value-type="string" calcext:value-type="string">
            <text:p>Tenya's home</text:p>
          </table:table-cell>
          <table:table-cell table:number-columns-repeated="1019"/>
        </table:table-row>
        <table:table-row table:style-name="ro2">
          <table:table-cell table:style-name="ce2" office:value-type="string" calcext:value-type="string">
            <text:p>ar1000</text:p>
          </table:table-cell>
          <table:table-cell table:style-name="ce2" office:value-type="float" office:value="1000" calcext:value-type="float">
            <text:p>1000</text:p>
          </table:table-cell>
          <table:table-cell table:style-name="ce5" office:value-type="string" calcext:value-type="string">
            <text:p>ar1000</text:p>
          </table:table-cell>
          <table:table-cell office:value-type="string" calcext:value-type="string">
            <text:p>UlgothsBeard</text:p>
          </table:table-cell>
          <table:table-cell table:style-name="ce2" office:value-type="string" calcext:value-type="string">
            <text:p>Ulgoth's Beard (Shandalar, Ike, Mendas)</text:p>
          </table:table-cell>
          <table:table-cell table:style-name="ce9" office:value-type="string" calcext:value-type="string">
            <text:p>There are human footprints left in the mud, as well as those left by horses, cows and some birds. Probably chickens.</text:p>
          </table:table-cell>
          <table:table-cell table:number-columns-repeated="1018"/>
        </table:table-row>
        <table:table-row table:style-name="ro2">
          <table:table-cell table:style-name="ce2" office:value-type="string" calcext:value-type="string">
            <text:p>ar1001</text:p>
          </table:table-cell>
          <table:table-cell table:style-name="ce2" office:value-type="float" office:value="1001" calcext:value-type="float">
            <text:p>1001</text:p>
          </table:table-cell>
          <table:table-cell table:style-name="ce5"/>
          <table:table-cell office:value-type="string" calcext:value-type="string">
            <text:p>UlgothsBeard_Inn</text:p>
          </table:table-cell>
          <table:table-cell table:style-name="ce2" office:value-type="string" calcext:value-type="string">
            <text:p>Ulgoth Beard's Inn (Hurgan Stoneblade)</text:p>
          </table:table-cell>
          <table:table-cell table:number-columns-repeated="1019"/>
        </table:table-row>
        <table:table-row table:style-name="ro2">
          <table:table-cell table:style-name="ce2" office:value-type="string" calcext:value-type="string">
            <text:p>ar1002</text:p>
          </table:table-cell>
          <table:table-cell table:style-name="ce2" office:value-type="float" office:value="1002" calcext:value-type="float">
            <text:p>1002</text:p>
          </table:table-cell>
          <table:table-cell table:style-name="ce5"/>
          <table:table-cell office:value-type="string" calcext:value-type="string">
            <text:p>UlgothsBeard_DemonsChamber</text:p>
          </table:table-cell>
          <table:table-cell table:style-name="ce2" office:value-type="string" calcext:value-type="string">
            <text:p>Aec'Letec cult building, basement (Aec'Letec)</text:p>
          </table:table-cell>
          <table:table-cell table:number-columns-repeated="1019"/>
        </table:table-row>
        <table:table-row table:style-name="ro2">
          <table:table-cell table:style-name="ce2" office:value-type="string" calcext:value-type="string">
            <text:p>ar1003</text:p>
          </table:table-cell>
          <table:table-cell table:style-name="ce2" office:value-type="float" office:value="1003" calcext:value-type="float">
            <text:p>1003</text:p>
          </table:table-cell>
          <table:table-cell table:style-name="ce5"/>
          <table:table-cell office:value-type="string" calcext:value-type="string">
            <text:p>UlgothsBeard_Storehouse</text:p>
          </table:table-cell>
          <table:table-cell table:style-name="ce2" office:value-type="string" calcext:value-type="string">
            <text:p>Aec'Letec cult building, ground floor</text:p>
          </table:table-cell>
          <table:table-cell table:number-columns-repeated="1019"/>
        </table:table-row>
        <table:table-row table:style-name="ro2">
          <table:table-cell table:style-name="ce2" office:value-type="string" calcext:value-type="string">
            <text:p>ar1004</text:p>
          </table:table-cell>
          <table:table-cell table:style-name="ce2" office:value-type="float" office:value="1004" calcext:value-type="float">
            <text:p>1004</text:p>
          </table:table-cell>
          <table:table-cell table:style-name="ce5" office:value-type="string" calcext:value-type="string">
            <text:p>ar1004</text:p>
          </table:table-cell>
          <table:table-cell office:value-type="string" calcext:value-type="string">
            <text:p>UlgothsBeard_MendasHouse</text:p>
          </table:table-cell>
          <table:table-cell table:style-name="ce2" office:value-type="string" calcext:value-type="string">
            <text:p>Mendas's home</text:p>
          </table:table-cell>
          <table:table-cell table:style-name="ce9" office:value-type="string" calcext:value-type="string">
            <text:p>You can smell salty air here and... something that remind a smell of a wet fur? Perhaps dog's fur?</text:p>
          </table:table-cell>
          <table:table-cell table:number-columns-repeated="1018"/>
        </table:table-row>
        <table:table-row table:style-name="ro2">
          <table:table-cell table:style-name="ce2" office:value-type="string" calcext:value-type="string">
            <text:p>ar1005</text:p>
          </table:table-cell>
          <table:table-cell table:style-name="ce2" office:value-type="float" office:value="1005" calcext:value-type="float">
            <text:p>1005</text:p>
          </table:table-cell>
          <table:table-cell table:style-name="ce5"/>
          <table:table-cell office:value-type="string" calcext:value-type="string">
            <text:p>UlgothsBeard_TherellasHouse</text:p>
          </table:table-cell>
          <table:table-cell table:style-name="ce2" office:value-type="string" calcext:value-type="string">
            <text:p>Therella's home</text:p>
          </table:table-cell>
          <table:table-cell table:number-columns-repeated="1019"/>
        </table:table-row>
        <table:table-row table:style-name="ro2">
          <table:table-cell table:style-name="ce2" office:value-type="string" calcext:value-type="string">
            <text:p>ar1006</text:p>
          </table:table-cell>
          <table:table-cell table:style-name="ce2" office:value-type="float" office:value="1006" calcext:value-type="float">
            <text:p>1006</text:p>
          </table:table-cell>
          <table:table-cell table:style-name="ce5"/>
          <table:table-cell office:value-type="string" calcext:value-type="string">
            <text:p>UlgothsBeard_House2</text:p>
          </table:table-cell>
          <table:table-cell table:style-name="ce2" office:value-type="string" calcext:value-type="string">
            <text:p>Generic home</text:p>
          </table:table-cell>
          <table:table-cell table:number-columns-repeated="1019"/>
        </table:table-row>
        <table:table-row table:style-name="ro2">
          <table:table-cell table:style-name="ce2" office:value-type="string" calcext:value-type="string">
            <text:p>ar1007</text:p>
          </table:table-cell>
          <table:table-cell table:style-name="ce2" office:value-type="float" office:value="1007" calcext:value-type="float">
            <text:p>1007</text:p>
          </table:table-cell>
          <table:table-cell table:style-name="ce5"/>
          <table:table-cell office:value-type="string" calcext:value-type="string">
            <text:p>UlgothsBeard_House1</text:p>
          </table:table-cell>
          <table:table-cell table:style-name="ce2" office:value-type="string" calcext:value-type="string">
            <text:p>Generic home</text:p>
          </table:table-cell>
          <table:table-cell table:number-columns-repeated="1019"/>
        </table:table-row>
        <table:table-row table:style-name="ro2">
          <table:table-cell table:style-name="ce2" office:value-type="string" calcext:value-type="string">
            <text:p>ar1008</text:p>
          </table:table-cell>
          <table:table-cell table:style-name="ce2" office:value-type="float" office:value="1008" calcext:value-type="float">
            <text:p>1008</text:p>
          </table:table-cell>
          <table:table-cell table:style-name="ce5" office:value-type="string" calcext:value-type="string">
            <text:p>ar1008</text:p>
          </table:table-cell>
          <table:table-cell office:value-type="string" calcext:value-type="string">
            <text:p>IceIsland</text:p>
          </table:table-cell>
          <table:table-cell table:style-name="ce2" office:value-type="string" calcext:value-type="string">
            <text:p>Ice island, exterior</text:p>
          </table:table-cell>
          <table:table-cell table:style-name="ce9" office:value-type="string" calcext:value-type="string">
            <text:p>You can see few paw prints and... ice. So much ice. However, you also see a set of footprints going into the snow-covered cave.</text:p>
          </table:table-cell>
          <table:table-cell table:number-columns-repeated="1018"/>
        </table:table-row>
        <table:table-row table:style-name="ro2">
          <table:table-cell table:style-name="ce2" office:value-type="string" calcext:value-type="string">
            <text:p>ar1009</text:p>
          </table:table-cell>
          <table:table-cell table:style-name="ce2" office:value-type="float" office:value="1009" calcext:value-type="float">
            <text:p>1009</text:p>
          </table:table-cell>
          <table:table-cell table:style-name="ce5"/>
          <table:table-cell office:value-type="string" calcext:value-type="string">
            <text:p>IceIslandMaze_L1</text:p>
          </table:table-cell>
          <table:table-cell table:style-name="ce2" office:value-type="string" calcext:value-type="string">
            <text:p>Ice island, dungeon</text:p>
          </table:table-cell>
          <table:table-cell table:number-columns-repeated="1019"/>
        </table:table-row>
        <table:table-row table:style-name="ro2">
          <table:table-cell table:style-name="ce2" office:value-type="string" calcext:value-type="string">
            <text:p>ar1010</text:p>
          </table:table-cell>
          <table:table-cell table:style-name="ce2" office:value-type="float" office:value="1010" calcext:value-type="float">
            <text:p>1010</text:p>
          </table:table-cell>
          <table:table-cell table:style-name="ce5"/>
          <table:table-cell office:value-type="string" calcext:value-type="string">
            <text:p>IceIslandMaze_L2</text:p>
          </table:table-cell>
          <table:table-cell table:style-name="ce2" office:value-type="string" calcext:value-type="string">
            <text:p>Ice island, unused exit area</text:p>
          </table:table-cell>
          <table:table-cell table:number-columns-repeated="1019"/>
        </table:table-row>
        <table:table-row table:style-name="ro2">
          <table:table-cell table:style-name="ce2" office:value-type="string" calcext:value-type="string">
            <text:p>ar1100</text:p>
          </table:table-cell>
          <table:table-cell table:style-name="ce2" office:value-type="float" office:value="1100" calcext:value-type="float">
            <text:p>1100</text:p>
          </table:table-cell>
          <table:table-cell table:style-name="ce5" office:value-type="string" calcext:value-type="string">
            <text:p>ar1100</text:p>
          </table:table-cell>
          <table:table-cell office:value-type="string" calcext:value-type="string">
            <text:p>SWBaldursGate</text:p>
          </table:table-cell>
          <table:table-cell table:style-name="ce2" office:value-type="string" calcext:value-type="string">
            <text:p>SW Baldur's Gate (Flaming Fist HQ, Merchant League, Seven Suns)</text:p>
          </table:table-cell>
          <table:table-cell table:style-name="ce9" office:value-type="string" calcext:value-type="string">
            <text:p>The ground here reflects the nature of this city. There are many footprints, mostly belonging to human. Few those that belong to dogs and cats.</text:p>
          </table:table-cell>
          <table:table-cell table:number-columns-repeated="1018"/>
        </table:table-row>
        <table:table-row table:style-name="ro2">
          <table:table-cell table:style-name="ce2" office:value-type="string" calcext:value-type="string">
            <text:p>ar1101</text:p>
          </table:table-cell>
          <table:table-cell table:style-name="ce2" office:value-type="float" office:value="1101" calcext:value-type="float">
            <text:p>1101</text:p>
          </table:table-cell>
          <table:table-cell table:style-name="ce5"/>
          <table:table-cell office:value-type="string" calcext:value-type="string">
            <text:p>SWBaldursGate_WivensHouse_L1</text:p>
          </table:table-cell>
          <table:table-cell table:style-name="ce2" office:value-type="string" calcext:value-type="string">
            <text:p>Generic home, ground floor (thieves Wiven, Dirk, Meakin and Sath)</text:p>
          </table:table-cell>
          <table:table-cell table:number-columns-repeated="1019"/>
        </table:table-row>
        <table:table-row table:style-name="ro2">
          <table:table-cell table:style-name="ce2" office:value-type="string" calcext:value-type="string">
            <text:p>ar1102</text:p>
          </table:table-cell>
          <table:table-cell table:style-name="ce2" office:value-type="float" office:value="1102" calcext:value-type="float">
            <text:p>1102</text:p>
          </table:table-cell>
          <table:table-cell table:style-name="ce5"/>
          <table:table-cell office:value-type="string" calcext:value-type="string">
            <text:p>SWBaldursGate_WivensHouse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103</text:p>
          </table:table-cell>
          <table:table-cell table:style-name="ce2" office:value-type="float" office:value="1103" calcext:value-type="float">
            <text:p>1103</text:p>
          </table:table-cell>
          <table:table-cell table:style-name="ce5"/>
          <table:table-cell office:value-type="string" calcext:value-type="string">
            <text:p>SWBaldursGate_House3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1104</text:p>
          </table:table-cell>
          <table:table-cell table:style-name="ce2" office:value-type="float" office:value="1104" calcext:value-type="float">
            <text:p>1104</text:p>
          </table:table-cell>
          <table:table-cell table:style-name="ce5"/>
          <table:table-cell office:value-type="string" calcext:value-type="string">
            <text:p>SWBaldursGate_House3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105</text:p>
          </table:table-cell>
          <table:table-cell table:style-name="ce2" office:value-type="float" office:value="1105" calcext:value-type="float">
            <text:p>1105</text:p>
          </table:table-cell>
          <table:table-cell table:style-name="ce5"/>
          <table:table-cell office:value-type="string" calcext:value-type="string">
            <text:p>SWBaldursGate_House1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1106</text:p>
          </table:table-cell>
          <table:table-cell table:style-name="ce2" office:value-type="float" office:value="1106" calcext:value-type="float">
            <text:p>1106</text:p>
          </table:table-cell>
          <table:table-cell table:style-name="ce5"/>
          <table:table-cell office:value-type="string" calcext:value-type="string">
            <text:p>SWBaldursGate_House1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107</text:p>
          </table:table-cell>
          <table:table-cell table:style-name="ce2" office:value-type="float" office:value="1107" calcext:value-type="float">
            <text:p>1107</text:p>
          </table:table-cell>
          <table:table-cell table:style-name="ce5"/>
          <table:table-cell office:value-type="string" calcext:value-type="string">
            <text:p>SWBaldursGate_House2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1108</text:p>
          </table:table-cell>
          <table:table-cell table:style-name="ce2" office:value-type="float" office:value="1108" calcext:value-type="float">
            <text:p>1108</text:p>
          </table:table-cell>
          <table:table-cell table:style-name="ce5"/>
          <table:table-cell office:value-type="string" calcext:value-type="string">
            <text:p>SWBaldursGate_House2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109</text:p>
          </table:table-cell>
          <table:table-cell table:style-name="ce2" office:value-type="float" office:value="1109" calcext:value-type="float">
            <text:p>1109</text:p>
          </table:table-cell>
          <table:table-cell table:style-name="ce5" office:value-type="string" calcext:value-type="string">
            <text:p>ar1109</text:p>
          </table:table-cell>
          <table:table-cell office:value-type="string" calcext:value-type="string">
            <text:p>SWBaldursGate_Tavern_L1</text:p>
          </table:table-cell>
          <table:table-cell table:style-name="ce2" office:value-type="string" calcext:value-type="string">
            <text:p>Generic tavern, ground floor (Phandalyn)</text:p>
          </table:table-cell>
          <table:table-cell table:style-name="ce9" office:value-type="string" calcext:value-type="string">
            <text:p>Someone must have puked near the tavern door.</text:p>
          </table:table-cell>
          <table:table-cell table:number-columns-repeated="1018"/>
        </table:table-row>
        <table:table-row table:style-name="ro2">
          <table:table-cell table:style-name="ce2" office:value-type="string" calcext:value-type="string">
            <text:p>ar1110</text:p>
          </table:table-cell>
          <table:table-cell table:style-name="ce2" office:value-type="float" office:value="1110" calcext:value-type="float">
            <text:p>1110</text:p>
          </table:table-cell>
          <table:table-cell table:style-name="ce5"/>
          <table:table-cell office:value-type="string" calcext:value-type="string">
            <text:p>SWBaldursGate_Tavern_L2</text:p>
          </table:table-cell>
          <table:table-cell table:style-name="ce2" office:value-type="string" calcext:value-type="string">
            <text:p>Generic tavern, second floor</text:p>
          </table:table-cell>
          <table:table-cell table:number-columns-repeated="1019"/>
        </table:table-row>
        <table:table-row table:style-name="ro2">
          <table:table-cell table:style-name="ce2" office:value-type="string" calcext:value-type="string">
            <text:p>ar1111</text:p>
          </table:table-cell>
          <table:table-cell table:style-name="ce2" office:value-type="float" office:value="1111" calcext:value-type="float">
            <text:p>1111</text:p>
          </table:table-cell>
          <table:table-cell table:style-name="ce5"/>
          <table:table-cell office:value-type="string" calcext:value-type="string">
            <text:p>SWBaldursGate_SuninsHouse</text:p>
          </table:table-cell>
          <table:table-cell table:style-name="ce2" office:value-type="string" calcext:value-type="string">
            <text:p>Sunin's home</text:p>
          </table:table-cell>
          <table:table-cell table:number-columns-repeated="1019"/>
        </table:table-row>
        <table:table-row table:style-name="ro2">
          <table:table-cell table:style-name="ce2" office:value-type="string" calcext:value-type="string">
            <text:p>ar1112</text:p>
          </table:table-cell>
          <table:table-cell table:style-name="ce2" office:value-type="float" office:value="1112" calcext:value-type="float">
            <text:p>1112</text:p>
          </table:table-cell>
          <table:table-cell table:style-name="ce5"/>
          <table:table-cell office:value-type="string" calcext:value-type="string">
            <text:p>SWBaldursGate_WeaponsStore1</text:p>
          </table:table-cell>
          <table:table-cell table:style-name="ce2" office:value-type="string" calcext:value-type="string">
            <text:p>Generic weapons store</text:p>
          </table:table-cell>
          <table:table-cell table:number-columns-repeated="1019"/>
        </table:table-row>
        <table:table-row table:style-name="ro2">
          <table:table-cell table:style-name="ce2" office:value-type="string" calcext:value-type="string">
            <text:p>ar1113</text:p>
          </table:table-cell>
          <table:table-cell table:style-name="ce2" office:value-type="float" office:value="1113" calcext:value-type="float">
            <text:p>1113</text:p>
          </table:table-cell>
          <table:table-cell table:style-name="ce5" office:value-type="string" calcext:value-type="string">
            <text:p>ar1113</text:p>
          </table:table-cell>
          <table:table-cell office:value-type="string" calcext:value-type="string">
            <text:p>SWBaldursGate_YeOldeInn_L1</text:p>
          </table:table-cell>
          <table:table-cell table:style-name="ce2" office:value-type="string" calcext:value-type="string">
            <text:p>Ye Olde Inn, ground floor (green slimes, AKA Slime Inn)</text:p>
          </table:table-cell>
          <table:table-cell table:style-name="ce9" office:value-type="string" calcext:value-type="string">
            <text:p>The floor is covered with slime.</text:p>
          </table:table-cell>
          <table:table-cell table:number-columns-repeated="1018"/>
        </table:table-row>
        <table:table-row table:style-name="ro2">
          <table:table-cell table:style-name="ce2" office:value-type="string" calcext:value-type="string">
            <text:p>ar1114</text:p>
          </table:table-cell>
          <table:table-cell table:style-name="ce2" office:value-type="float" office:value="1114" calcext:value-type="float">
            <text:p>1114</text:p>
          </table:table-cell>
          <table:table-cell table:style-name="ce5" office:value-type="string" calcext:value-type="string">
            <text:p>ar1114</text:p>
          </table:table-cell>
          <table:table-cell office:value-type="string" calcext:value-type="string">
            <text:p>SWBaldursGate_YeOldeInn_L2</text:p>
          </table:table-cell>
          <table:table-cell table:style-name="ce2" office:value-type="string" calcext:value-type="string">
            <text:p>Ye Olde Inn, second floor (green slimes, AKA Slime Inn)</text:p>
          </table:table-cell>
          <table:table-cell table:style-name="ce9" office:value-type="string" calcext:value-type="string">
            <text:p>There is much ooze here, in this room.</text:p>
          </table:table-cell>
          <table:table-cell table:number-columns-repeated="1018"/>
        </table:table-row>
        <table:table-row table:style-name="ro2">
          <table:table-cell table:style-name="ce2" office:value-type="string" calcext:value-type="string">
            <text:p>ar1115</text:p>
          </table:table-cell>
          <table:table-cell table:style-name="ce2" office:value-type="float" office:value="1115" calcext:value-type="float">
            <text:p>1115</text:p>
          </table:table-cell>
          <table:table-cell table:style-name="ce5"/>
          <table:table-cell office:value-type="string" calcext:value-type="string">
            <text:p>SWBaldursGate_PotionsStore2</text:p>
          </table:table-cell>
          <table:table-cell table:style-name="ce2" office:value-type="string" calcext:value-type="string">
            <text:p>Generic potions store</text:p>
          </table:table-cell>
          <table:table-cell table:number-columns-repeated="1019"/>
        </table:table-row>
        <table:table-row table:style-name="ro2">
          <table:table-cell table:style-name="ce2" office:value-type="string" calcext:value-type="string">
            <text:p>ar1116</text:p>
          </table:table-cell>
          <table:table-cell table:style-name="ce2" office:value-type="float" office:value="1116" calcext:value-type="float">
            <text:p>1116</text:p>
          </table:table-cell>
          <table:table-cell table:style-name="ce5"/>
          <table:table-cell office:value-type="string" calcext:value-type="string">
            <text:p>SWBaldursGate_WeaponsStore2</text:p>
          </table:table-cell>
          <table:table-cell table:style-name="ce2" office:value-type="string" calcext:value-type="string">
            <text:p>Generic weapons store</text:p>
          </table:table-cell>
          <table:table-cell table:number-columns-repeated="1019"/>
        </table:table-row>
        <table:table-row table:style-name="ro2">
          <table:table-cell table:style-name="ce2" office:value-type="string" calcext:value-type="string">
            <text:p>ar1117</text:p>
          </table:table-cell>
          <table:table-cell table:style-name="ce2" office:value-type="float" office:value="1117" calcext:value-type="float">
            <text:p>1117</text:p>
          </table:table-cell>
          <table:table-cell table:style-name="ce5"/>
          <table:table-cell office:value-type="string" calcext:value-type="string">
            <text:p>SWBaldursGate_PotionsStore1</text:p>
          </table:table-cell>
          <table:table-cell table:style-name="ce2" office:value-type="string" calcext:value-type="string">
            <text:p>Generic potions store</text:p>
          </table:table-cell>
          <table:table-cell table:number-columns-repeated="1019"/>
        </table:table-row>
        <table:table-row table:style-name="ro2">
          <table:table-cell table:style-name="ce2" office:value-type="string" calcext:value-type="string">
            <text:p>ar1200</text:p>
          </table:table-cell>
          <table:table-cell table:style-name="ce2" office:value-type="float" office:value="1200" calcext:value-type="float">
            <text:p>1200</text:p>
          </table:table-cell>
          <table:table-cell table:style-name="ce5" office:value-type="string" calcext:value-type="string">
            <text:p>ar1200</text:p>
          </table:table-cell>
          <table:table-cell office:value-type="string" calcext:value-type="string">
            <text:p>BaldursGateDocks</text:p>
          </table:table-cell>
          <table:table-cell table:style-name="ce2" office:value-type="string" calcext:value-type="string">
            <text:p>S Baldur's Gate (docks, Iron Throne, Low Lantern, Umberlee temple)</text:p>
          </table:table-cell>
          <table:table-cell table:style-name="ce9" office:value-type="string" calcext:value-type="string">
            <text:p>You can feel the salty breeze and you hear seagulls' cry. </text:p>
          </table:table-cell>
          <table:table-cell table:number-columns-repeated="1018"/>
        </table:table-row>
        <table:table-row table:style-name="ro2">
          <table:table-cell table:style-name="ce2" office:value-type="string" calcext:value-type="string">
            <text:p>ar1201</text:p>
          </table:table-cell>
          <table:table-cell table:style-name="ce2" office:value-type="float" office:value="1201" calcext:value-type="float">
            <text:p>1201</text:p>
          </table:table-cell>
          <table:table-cell table:style-name="ce5"/>
          <table:table-cell office:value-type="string" calcext:value-type="string">
            <text:p>BaldursGateDocks_OgreMagiHouse_L1</text:p>
          </table:table-cell>
          <table:table-cell table:style-name="ce2" office:value-type="string" calcext:value-type="string">
            <text:p>Generic home, ground floor (ogre mages)</text:p>
          </table:table-cell>
          <table:table-cell table:number-columns-repeated="1019"/>
        </table:table-row>
        <table:table-row table:style-name="ro2">
          <table:table-cell table:style-name="ce2" office:value-type="string" calcext:value-type="string">
            <text:p>ar1202</text:p>
          </table:table-cell>
          <table:table-cell table:style-name="ce2" office:value-type="float" office:value="1202" calcext:value-type="float">
            <text:p>1202</text:p>
          </table:table-cell>
          <table:table-cell table:style-name="ce5"/>
          <table:table-cell office:value-type="string" calcext:value-type="string">
            <text:p>BaldursGateDocks_OgreMagiHouse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203</text:p>
          </table:table-cell>
          <table:table-cell table:style-name="ce2" office:value-type="float" office:value="1203" calcext:value-type="float">
            <text:p>1203</text:p>
          </table:table-cell>
          <table:table-cell table:style-name="ce5"/>
          <table:table-cell office:value-type="string" calcext:value-type="string">
            <text:p>BaldursGateDocks_House2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1204</text:p>
          </table:table-cell>
          <table:table-cell table:style-name="ce2" office:value-type="float" office:value="1204" calcext:value-type="float">
            <text:p>1204</text:p>
          </table:table-cell>
          <table:table-cell table:style-name="ce5"/>
          <table:table-cell office:value-type="string" calcext:value-type="string">
            <text:p>BaldursGateDocks_House2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205</text:p>
          </table:table-cell>
          <table:table-cell table:style-name="ce2" office:value-type="float" office:value="1205" calcext:value-type="float">
            <text:p>1205</text:p>
          </table:table-cell>
          <table:table-cell table:style-name="ce5"/>
          <table:table-cell office:value-type="string" calcext:value-type="string">
            <text:p>BaldursGateDocks_House1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1206</text:p>
          </table:table-cell>
          <table:table-cell table:style-name="ce2" office:value-type="float" office:value="1206" calcext:value-type="float">
            <text:p>1206</text:p>
          </table:table-cell>
          <table:table-cell table:style-name="ce5"/>
          <table:table-cell office:value-type="string" calcext:value-type="string">
            <text:p>BaldursGateDocks_House1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207</text:p>
          </table:table-cell>
          <table:table-cell table:style-name="ce2" office:value-type="float" office:value="1207" calcext:value-type="float">
            <text:p>1207</text:p>
          </table:table-cell>
          <table:table-cell table:style-name="ce5" office:value-type="string" calcext:value-type="string">
            <text:p>ar1207</text:p>
          </table:table-cell>
          <table:table-cell office:value-type="string" calcext:value-type="string">
            <text:p>BaldursGateDocks_BasiliskWarehouse</text:p>
          </table:table-cell>
          <table:table-cell table:style-name="ce2" office:value-type="string" calcext:value-type="string">
            <text:p>Warehouse (loose basilisk)</text:p>
          </table:table-cell>
          <table:table-cell table:style-name="ce9" office:value-type="string" calcext:value-type="string">
            <text:p>You find excrement of a large creature.</text:p>
          </table:table-cell>
          <table:table-cell table:number-columns-repeated="1018"/>
        </table:table-row>
        <table:table-row table:style-name="ro2">
          <table:table-cell table:style-name="ce2" office:value-type="string" calcext:value-type="string">
            <text:p>ar1208</text:p>
          </table:table-cell>
          <table:table-cell table:style-name="ce2" office:value-type="float" office:value="1208" calcext:value-type="float">
            <text:p>1208</text:p>
          </table:table-cell>
          <table:table-cell table:style-name="ce5"/>
          <table:table-cell office:value-type="string" calcext:value-type="string">
            <text:p>BaldursGateDocks_NoraleesWarehouse</text:p>
          </table:table-cell>
          <table:table-cell table:style-name="ce2" office:value-type="string" calcext:value-type="string">
            <text:p>Warehouse (Noralee)</text:p>
          </table:table-cell>
          <table:table-cell table:number-columns-repeated="1019"/>
        </table:table-row>
        <table:table-row table:style-name="ro2">
          <table:table-cell table:style-name="ce2" office:value-type="string" calcext:value-type="string">
            <text:p>ar1209</text:p>
          </table:table-cell>
          <table:table-cell table:style-name="ce2" office:value-type="float" office:value="1209" calcext:value-type="float">
            <text:p>1209</text:p>
          </table:table-cell>
          <table:table-cell table:style-name="ce5"/>
          <table:table-cell office:value-type="string" calcext:value-type="string">
            <text:p>BaldursGateDocks_LarriazHouse_L1</text:p>
          </table:table-cell>
          <table:table-cell table:style-name="ce2" office:value-type="string" calcext:value-type="string">
            <text:p>Generic home, ground floor (Larriaz the Sirine)</text:p>
          </table:table-cell>
          <table:table-cell table:number-columns-repeated="1019"/>
        </table:table-row>
        <table:table-row table:style-name="ro2">
          <table:table-cell table:style-name="ce2" office:value-type="string" calcext:value-type="string">
            <text:p>ar1210</text:p>
          </table:table-cell>
          <table:table-cell table:style-name="ce2" office:value-type="float" office:value="1210" calcext:value-type="float">
            <text:p>1210</text:p>
          </table:table-cell>
          <table:table-cell table:style-name="ce5"/>
          <table:table-cell office:value-type="string" calcext:value-type="string">
            <text:p>BaldursGateDocks_LarriazHouse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211</text:p>
          </table:table-cell>
          <table:table-cell table:style-name="ce2" office:value-type="float" office:value="1211" calcext:value-type="float">
            <text:p>1211</text:p>
          </table:table-cell>
          <table:table-cell table:style-name="ce5"/>
          <table:table-cell office:value-type="string" calcext:value-type="string">
            <text:p>BaldursGateDocks_GhoraksHouse_L1</text:p>
          </table:table-cell>
          <table:table-cell table:style-name="ce2" office:value-type="string" calcext:value-type="string">
            <text:p>Ghorak's home, ground floor</text:p>
          </table:table-cell>
          <table:table-cell table:number-columns-repeated="1019"/>
        </table:table-row>
        <table:table-row table:style-name="ro2">
          <table:table-cell table:style-name="ce2" office:value-type="string" calcext:value-type="string">
            <text:p>ar1212</text:p>
          </table:table-cell>
          <table:table-cell table:style-name="ce2" office:value-type="float" office:value="1212" calcext:value-type="float">
            <text:p>1212</text:p>
          </table:table-cell>
          <table:table-cell table:style-name="ce5"/>
          <table:table-cell office:value-type="string" calcext:value-type="string">
            <text:p>BaldursGateDocks_GhoraksHouse_L2</text:p>
          </table:table-cell>
          <table:table-cell table:style-name="ce2" office:value-type="string" calcext:value-type="string">
            <text:p>Ghorak's home, second floor</text:p>
          </table:table-cell>
          <table:table-cell table:number-columns-repeated="1019"/>
        </table:table-row>
        <table:table-row table:style-name="ro2">
          <table:table-cell table:style-name="ce2" office:value-type="string" calcext:value-type="string">
            <text:p>ar1213</text:p>
          </table:table-cell>
          <table:table-cell table:style-name="ce2" office:value-type="float" office:value="1213" calcext:value-type="float">
            <text:p>1213</text:p>
          </table:table-cell>
          <table:table-cell table:style-name="ce5"/>
          <table:table-cell office:value-type="string" calcext:value-type="string">
            <text:p>BaldursGateDocks_CordyrsHouse_L1</text:p>
          </table:table-cell>
          <table:table-cell table:style-name="ce2" office:value-type="string" calcext:value-type="string">
            <text:p>Cordyr's home, ground floor</text:p>
          </table:table-cell>
          <table:table-cell table:number-columns-repeated="1019"/>
        </table:table-row>
        <table:table-row table:style-name="ro2">
          <table:table-cell table:style-name="ce2" office:value-type="string" calcext:value-type="string">
            <text:p>ar1214</text:p>
          </table:table-cell>
          <table:table-cell table:style-name="ce2" office:value-type="float" office:value="1214" calcext:value-type="float">
            <text:p>1214</text:p>
          </table:table-cell>
          <table:table-cell table:style-name="ce5"/>
          <table:table-cell office:value-type="string" calcext:value-type="string">
            <text:p>BaldursGateDocks_CordyrsHouse_L2</text:p>
          </table:table-cell>
          <table:table-cell table:style-name="ce2" office:value-type="string" calcext:value-type="string">
            <text:p>Cordyr's home, second floor</text:p>
          </table:table-cell>
          <table:table-cell table:number-columns-repeated="1019"/>
        </table:table-row>
        <table:table-row table:style-name="ro2">
          <table:table-cell table:style-name="ce2" office:value-type="string" calcext:value-type="string">
            <text:p>ar1215</text:p>
          </table:table-cell>
          <table:table-cell table:style-name="ce2" office:value-type="float" office:value="1215" calcext:value-type="float">
            <text:p>1215</text:p>
          </table:table-cell>
          <table:table-cell table:style-name="ce5" office:value-type="string" calcext:value-type="string">
            <text:p>ar1215</text:p>
          </table:table-cell>
          <table:table-cell office:value-type="string" calcext:value-type="string">
            <text:p>BaldursGateDocks_JopalinsTavern</text:p>
          </table:table-cell>
          <table:table-cell table:style-name="ce2" office:value-type="string" calcext:value-type="string">
            <text:p>Jopalin's Tavern</text:p>
          </table:table-cell>
          <table:table-cell table:style-name="ce9" office:value-type="string" calcext:value-type="string">
            <text:p>You smell beer, wine and some fat. Someone might have been cooking something recently.</text:p>
          </table:table-cell>
          <table:table-cell table:number-columns-repeated="1018"/>
        </table:table-row>
        <table:table-row table:style-name="ro2">
          <table:table-cell table:style-name="ce2" office:value-type="string" calcext:value-type="string">
            <text:p>ar1300</text:p>
          </table:table-cell>
          <table:table-cell table:style-name="ce2" office:value-type="float" office:value="1300" calcext:value-type="float">
            <text:p>1300</text:p>
          </table:table-cell>
          <table:table-cell table:style-name="ce5"/>
          <table:table-cell office:value-type="string" calcext:value-type="string">
            <text:p>SEBaldursGate</text:p>
          </table:table-cell>
          <table:table-cell table:style-name="ce2" office:value-type="string" calcext:value-type="string">
            <text:p>SE Baldur's Gate (Blade and Stars)</text:p>
          </table:table-cell>
          <table:table-cell table:number-columns-repeated="1019"/>
        </table:table-row>
        <table:table-row table:style-name="ro2">
          <table:table-cell table:style-name="ce2" office:value-type="string" calcext:value-type="string">
            <text:p>ar1301</text:p>
          </table:table-cell>
          <table:table-cell table:style-name="ce2" office:value-type="float" office:value="1301" calcext:value-type="float">
            <text:p>1301</text:p>
          </table:table-cell>
          <table:table-cell table:style-name="ce5"/>
          <table:table-cell office:value-type="string" calcext:value-type="string">
            <text:p>SEBaldursGate_Warehouse</text:p>
          </table:table-cell>
          <table:table-cell table:style-name="ce2" office:value-type="string" calcext:value-type="string">
            <text:p>Warehouse</text:p>
          </table:table-cell>
          <table:table-cell table:number-columns-repeated="1019"/>
        </table:table-row>
        <table:table-row table:style-name="ro2">
          <table:table-cell table:style-name="ce2" office:value-type="string" calcext:value-type="string">
            <text:p>ar1302</text:p>
          </table:table-cell>
          <table:table-cell table:style-name="ce2" office:value-type="float" office:value="1302" calcext:value-type="float">
            <text:p>1302</text:p>
          </table:table-cell>
          <table:table-cell table:style-name="ce5"/>
          <table:table-cell office:value-type="string" calcext:value-type="string">
            <text:p>SEBaldursGate_GeneralStore2</text:p>
          </table:table-cell>
          <table:table-cell table:style-name="ce2" office:value-type="string" calcext:value-type="string">
            <text:p>Well-Adjusted Al's General Store</text:p>
          </table:table-cell>
          <table:table-cell table:number-columns-repeated="1019"/>
        </table:table-row>
        <table:table-row table:style-name="ro2">
          <table:table-cell table:style-name="ce2" office:value-type="string" calcext:value-type="string">
            <text:p>ar1303</text:p>
          </table:table-cell>
          <table:table-cell table:style-name="ce2" office:value-type="float" office:value="1303" calcext:value-type="float">
            <text:p>1303</text:p>
          </table:table-cell>
          <table:table-cell table:style-name="ce5"/>
          <table:table-cell office:value-type="string" calcext:value-type="string">
            <text:p>SEBaldursGate_NadarinsWarehouse</text:p>
          </table:table-cell>
          <table:table-cell table:style-name="ce2" office:value-type="string" calcext:value-type="string">
            <text:p>Warehouse (Nadarin)</text:p>
          </table:table-cell>
          <table:table-cell table:number-columns-repeated="1019"/>
        </table:table-row>
        <table:table-row table:style-name="ro2">
          <table:table-cell table:style-name="ce2" office:value-type="string" calcext:value-type="string">
            <text:p>ar1304</text:p>
          </table:table-cell>
          <table:table-cell table:style-name="ce2" office:value-type="float" office:value="1304" calcext:value-type="float">
            <text:p>1304</text:p>
          </table:table-cell>
          <table:table-cell table:style-name="ce5"/>
          <table:table-cell office:value-type="string" calcext:value-type="string">
            <text:p>SEBaldursGate_House3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1305</text:p>
          </table:table-cell>
          <table:table-cell table:style-name="ce2" office:value-type="float" office:value="1305" calcext:value-type="float">
            <text:p>1305</text:p>
          </table:table-cell>
          <table:table-cell table:style-name="ce5"/>
          <table:table-cell office:value-type="string" calcext:value-type="string">
            <text:p>SEBaldursGate_House3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306</text:p>
          </table:table-cell>
          <table:table-cell table:style-name="ce2" office:value-type="float" office:value="1306" calcext:value-type="float">
            <text:p>1306</text:p>
          </table:table-cell>
          <table:table-cell table:style-name="ce5"/>
          <table:table-cell office:value-type="string" calcext:value-type="string">
            <text:p>SEBaldursGate_Inn_L1</text:p>
          </table:table-cell>
          <table:table-cell table:style-name="ce2" office:value-type="string" calcext:value-type="string">
            <text:p>Generic inn, ground floor (Euric)</text:p>
          </table:table-cell>
          <table:table-cell table:number-columns-repeated="1019"/>
        </table:table-row>
        <table:table-row table:style-name="ro2">
          <table:table-cell table:style-name="ce2" office:value-type="string" calcext:value-type="string">
            <text:p>ar1307</text:p>
          </table:table-cell>
          <table:table-cell table:style-name="ce2" office:value-type="float" office:value="1307" calcext:value-type="float">
            <text:p>1307</text:p>
          </table:table-cell>
          <table:table-cell table:style-name="ce5"/>
          <table:table-cell office:value-type="string" calcext:value-type="string">
            <text:p>SEBaldursGate_Inn_L2</text:p>
          </table:table-cell>
          <table:table-cell table:style-name="ce2" office:value-type="string" calcext:value-type="string">
            <text:p>Generic inn, second floor (Sanadal Gwist)</text:p>
          </table:table-cell>
          <table:table-cell table:number-columns-repeated="1019"/>
        </table:table-row>
        <table:table-row table:style-name="ro2">
          <table:table-cell table:style-name="ce2" office:value-type="string" calcext:value-type="string">
            <text:p>ar1308</text:p>
          </table:table-cell>
          <table:table-cell table:style-name="ce2" office:value-type="float" office:value="1308" calcext:value-type="float">
            <text:p>1308</text:p>
          </table:table-cell>
          <table:table-cell table:style-name="ce5"/>
          <table:table-cell office:value-type="string" calcext:value-type="string">
            <text:p>SEBaldursGate_House4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1309</text:p>
          </table:table-cell>
          <table:table-cell table:style-name="ce2" office:value-type="float" office:value="1309" calcext:value-type="float">
            <text:p>1309</text:p>
          </table:table-cell>
          <table:table-cell table:style-name="ce5"/>
          <table:table-cell office:value-type="string" calcext:value-type="string">
            <text:p>SEBaldursGate_House4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310</text:p>
          </table:table-cell>
          <table:table-cell table:style-name="ce2" office:value-type="float" office:value="1310" calcext:value-type="float">
            <text:p>1310</text:p>
          </table:table-cell>
          <table:table-cell table:style-name="ce5"/>
          <table:table-cell office:value-type="string" calcext:value-type="string">
            <text:p>SEBaldursGate_House2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1311</text:p>
          </table:table-cell>
          <table:table-cell table:style-name="ce2" office:value-type="float" office:value="1311" calcext:value-type="float">
            <text:p>1311</text:p>
          </table:table-cell>
          <table:table-cell table:style-name="ce5"/>
          <table:table-cell office:value-type="string" calcext:value-type="string">
            <text:p>SEBaldursGate_House2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312</text:p>
          </table:table-cell>
          <table:table-cell table:style-name="ce2" office:value-type="float" office:value="1312" calcext:value-type="float">
            <text:p>1312</text:p>
          </table:table-cell>
          <table:table-cell table:style-name="ce5"/>
          <table:table-cell office:value-type="string" calcext:value-type="string">
            <text:p>SEBaldursGate_GantolandansHouse_L1</text:p>
          </table:table-cell>
          <table:table-cell table:style-name="ce2" office:value-type="string" calcext:value-type="string">
            <text:p>Gantolandan's home, ground floor</text:p>
          </table:table-cell>
          <table:table-cell table:number-columns-repeated="1019"/>
        </table:table-row>
        <table:table-row table:style-name="ro2">
          <table:table-cell table:style-name="ce2" office:value-type="string" calcext:value-type="string">
            <text:p>ar1313</text:p>
          </table:table-cell>
          <table:table-cell table:style-name="ce2" office:value-type="float" office:value="1313" calcext:value-type="float">
            <text:p>1313</text:p>
          </table:table-cell>
          <table:table-cell table:style-name="ce5"/>
          <table:table-cell office:value-type="string" calcext:value-type="string">
            <text:p>SEBaldursGate_GantolandansHouse_L2</text:p>
          </table:table-cell>
          <table:table-cell table:style-name="ce2" office:value-type="string" calcext:value-type="string">
            <text:p>Gantolandan's home, second floor</text:p>
          </table:table-cell>
          <table:table-cell table:number-columns-repeated="1019"/>
        </table:table-row>
        <table:table-row table:style-name="ro2">
          <table:table-cell table:style-name="ce2" office:value-type="string" calcext:value-type="string">
            <text:p>ar1314</text:p>
          </table:table-cell>
          <table:table-cell table:style-name="ce2" office:value-type="float" office:value="1314" calcext:value-type="float">
            <text:p>1314</text:p>
          </table:table-cell>
          <table:table-cell table:style-name="ce5"/>
          <table:table-cell office:value-type="string" calcext:value-type="string">
            <text:p>SEBaldursGate_House1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1315</text:p>
          </table:table-cell>
          <table:table-cell table:style-name="ce2" office:value-type="float" office:value="1315" calcext:value-type="float">
            <text:p>1315</text:p>
          </table:table-cell>
          <table:table-cell table:style-name="ce5"/>
          <table:table-cell office:value-type="string" calcext:value-type="string">
            <text:p>SEBaldursGate_House1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316</text:p>
          </table:table-cell>
          <table:table-cell table:style-name="ce2" office:value-type="float" office:value="1316" calcext:value-type="float">
            <text:p>1316</text:p>
          </table:table-cell>
          <table:table-cell table:style-name="ce5"/>
          <table:table-cell office:value-type="string" calcext:value-type="string">
            <text:p>SEBaldursGate_TaxeksHouse_L1</text:p>
          </table:table-cell>
          <table:table-cell table:style-name="ce2" office:value-type="string" calcext:value-type="string">
            <text:p>Generic home, ground floor (thieves Taxek and Michael)</text:p>
          </table:table-cell>
          <table:table-cell table:number-columns-repeated="1019"/>
        </table:table-row>
        <table:table-row table:style-name="ro2">
          <table:table-cell table:style-name="ce2" office:value-type="string" calcext:value-type="string">
            <text:p>ar1317</text:p>
          </table:table-cell>
          <table:table-cell table:style-name="ce2" office:value-type="float" office:value="1317" calcext:value-type="float">
            <text:p>1317</text:p>
          </table:table-cell>
          <table:table-cell table:style-name="ce5"/>
          <table:table-cell office:value-type="string" calcext:value-type="string">
            <text:p>SEBaldursGate_TaxeksHouse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1320</text:p>
          </table:table-cell>
          <table:table-cell table:style-name="ce2" office:value-type="float" office:value="1320" calcext:value-type="float">
            <text:p>1320</text:p>
          </table:table-cell>
          <table:table-cell table:style-name="ce5"/>
          <table:table-cell office:value-type="string" calcext:value-type="string">
            <text:p>SEBaldursGate_GeneralStore1</text:p>
          </table:table-cell>
          <table:table-cell table:style-name="ce2" office:value-type="string" calcext:value-type="string">
            <text:p>Generic store</text:p>
          </table:table-cell>
          <table:table-cell table:number-columns-repeated="1019"/>
        </table:table-row>
        <table:table-row table:style-name="ro2">
          <table:table-cell table:style-name="ce2" office:value-type="string" calcext:value-type="string">
            <text:p>ar1400</text:p>
          </table:table-cell>
          <table:table-cell table:style-name="ce2" office:value-type="float" office:value="1400" calcext:value-type="float">
            <text:p>1400</text:p>
          </table:table-cell>
          <table:table-cell table:style-name="ce5" office:value-type="string" calcext:value-type="string">
            <text:p>ar1400</text:p>
          </table:table-cell>
          <table:table-cell office:value-type="string" calcext:value-type="string">
            <text:p>FishingVillage</text:p>
          </table:table-cell>
          <table:table-cell table:style-name="ce2" office:value-type="string" calcext:value-type="string">
            <text:p>Fishing village (Ajantis, farmer Brun, Gerde, lots of ankhegs)</text:p>
          </table:table-cell>
          <table:table-cell table:style-name="ce10" office:value-type="string" calcext:value-type="string">
            <text:p>You find some paw prints of the typical fauna you'd expect to find here, but also... holes in the ground, that look a bit like some big animal wanted to come from underground. They remind you of mole mounds but hundreds of times bigger. There are also some footprints that suggest there are some humans around. Some old wheel marks suggest there were caravans going north, but... they do not look very recent. </text:p>
          </table:table-cell>
          <table:table-cell table:number-columns-repeated="1018"/>
        </table:table-row>
        <table:table-row table:style-name="ro2">
          <table:table-cell table:style-name="ce2" office:value-type="string" calcext:value-type="string">
            <text:p>ar1401</text:p>
          </table:table-cell>
          <table:table-cell table:style-name="ce2" office:value-type="float" office:value="1401" calcext:value-type="float">
            <text:p>1401</text:p>
          </table:table-cell>
          <table:table-cell table:style-name="ce5" office:value-type="string" calcext:value-type="string">
            <text:p>ar1401</text:p>
          </table:table-cell>
          <table:table-cell office:value-type="string" calcext:value-type="string">
            <text:p>FishingVillage_AnkhegPit</text:p>
          </table:table-cell>
          <table:table-cell table:style-name="ce2" office:value-type="string" calcext:value-type="string">
            <text:p>Ankheg pit</text:p>
          </table:table-cell>
          <table:table-cell table:style-name="ce9" office:value-type="string" calcext:value-type="string">
            <text:p>You can see these tunnels were built by some strong and quite big creatures. You should be careful. There are clearly many of these around.</text:p>
          </table:table-cell>
          <table:table-cell table:number-columns-repeated="1018"/>
        </table:table-row>
        <table:table-row table:style-name="ro2">
          <table:table-cell table:style-name="ce2" office:value-type="string" calcext:value-type="string">
            <text:p>ar1402</text:p>
          </table:table-cell>
          <table:table-cell table:style-name="ce2" office:value-type="float" office:value="1402" calcext:value-type="float">
            <text:p>1402</text:p>
          </table:table-cell>
          <table:table-cell table:style-name="ce5"/>
          <table:table-cell office:value-type="string" calcext:value-type="string">
            <text:p>FishingVillage_House1</text:p>
          </table:table-cell>
          <table:table-cell table:style-name="ce2" office:value-type="string" calcext:value-type="string">
            <text:p>Fisherman's home</text:p>
          </table:table-cell>
          <table:table-cell table:number-columns-repeated="1019"/>
        </table:table-row>
        <table:table-row table:style-name="ro2">
          <table:table-cell table:style-name="ce2" office:value-type="string" calcext:value-type="string">
            <text:p>ar1403</text:p>
          </table:table-cell>
          <table:table-cell table:style-name="ce2" office:value-type="float" office:value="1403" calcext:value-type="float">
            <text:p>1403</text:p>
          </table:table-cell>
          <table:table-cell table:style-name="ce5"/>
          <table:table-cell office:value-type="string" calcext:value-type="string">
            <text:p>FishingVillage_House2</text:p>
          </table:table-cell>
          <table:table-cell table:style-name="ce2" office:value-type="string" calcext:value-type="string">
            <text:p>Fisherman's home</text:p>
          </table:table-cell>
          <table:table-cell table:number-columns-repeated="1019"/>
        </table:table-row>
        <table:table-row table:style-name="ro2">
          <table:table-cell table:style-name="ce2" office:value-type="string" calcext:value-type="string">
            <text:p>ar1404</text:p>
          </table:table-cell>
          <table:table-cell table:style-name="ce2" office:value-type="float" office:value="1404" calcext:value-type="float">
            <text:p>1404</text:p>
          </table:table-cell>
          <table:table-cell table:style-name="ce5"/>
          <table:table-cell office:value-type="string" calcext:value-type="string">
            <text:p>FishingVillage_FarmerBrunsHouse</text:p>
          </table:table-cell>
          <table:table-cell table:style-name="ce2" office:value-type="string" calcext:value-type="string">
            <text:p>Brun's home</text:p>
          </table:table-cell>
          <table:table-cell table:number-columns-repeated="1019"/>
        </table:table-row>
        <table:table-row table:style-name="ro2">
          <table:table-cell table:style-name="ce2" office:value-type="string" calcext:value-type="string">
            <text:p>ar1500</text:p>
          </table:table-cell>
          <table:table-cell table:style-name="ce2" office:value-type="float" office:value="1500" calcext:value-type="float">
            <text:p>1500</text:p>
          </table:table-cell>
          <table:table-cell table:style-name="ce5" office:value-type="string" calcext:value-type="string">
            <text:p>ar1500</text:p>
          </table:table-cell>
          <table:table-cell office:value-type="string" calcext:value-type="string">
            <text:p>IsleofBalduranN</text:p>
          </table:table-cell>
          <table:table-cell table:style-name="ce2" office:value-type="string" calcext:value-type="string">
            <text:p>Balduran's Isle, north (AKA Werewolf Isle)</text:p>
          </table:table-cell>
          <table:table-cell table:style-name="ce9" office:value-type="string" calcext:value-type="string">
            <text:p>You can hear seagulls cry above your head. When you inspect the ground, you find wolf-like prints, but... they are way bigger and... suggest the beast was moving not on four legs, but on two. You also find some usual footprints. They mostly go north and south, very few of them go other directions. </text:p>
          </table:table-cell>
          <table:table-cell table:number-columns-repeated="1018"/>
        </table:table-row>
        <table:table-row table:style-name="ro2">
          <table:table-cell table:style-name="ce2" office:value-type="string" calcext:value-type="string">
            <text:p>ar1501</text:p>
          </table:table-cell>
          <table:table-cell table:style-name="ce2" office:value-type="float" office:value="1501" calcext:value-type="float">
            <text:p>1501</text:p>
          </table:table-cell>
          <table:table-cell table:style-name="ce5" office:value-type="string" calcext:value-type="string">
            <text:p>ar1501</text:p>
          </table:table-cell>
          <table:table-cell office:value-type="string" calcext:value-type="string">
            <text:p>IsleofBalduranNShip_D1</text:p>
          </table:table-cell>
          <table:table-cell table:style-name="ce2" office:value-type="string" calcext:value-type="string">
            <text:p>Balduran's ship, ground floor</text:p>
          </table:table-cell>
          <table:table-cell table:style-name="ce9" office:value-type="string" calcext:value-type="string">
            <text:p>It smells of old wood and wet fur in here. </text:p>
          </table:table-cell>
          <table:table-cell table:number-columns-repeated="1018"/>
        </table:table-row>
        <table:table-row table:style-name="ro2">
          <table:table-cell table:style-name="ce2" office:value-type="string" calcext:value-type="string">
            <text:p>ar1502</text:p>
          </table:table-cell>
          <table:table-cell table:style-name="ce2" office:value-type="float" office:value="1502" calcext:value-type="float">
            <text:p>1502</text:p>
          </table:table-cell>
          <table:table-cell table:style-name="ce5" office:value-type="string" calcext:value-type="string">
            <text:p>ar1501</text:p>
          </table:table-cell>
          <table:table-cell office:value-type="string" calcext:value-type="string">
            <text:p>IsleofBalduranNShip_D2</text:p>
          </table:table-cell>
          <table:table-cell table:style-name="ce2" office:value-type="string" calcext:value-type="string">
            <text:p>Balduran's ship, second floor</text:p>
          </table:table-cell>
          <table:table-cell table:number-columns-repeated="1019"/>
        </table:table-row>
        <table:table-row table:style-name="ro2">
          <table:table-cell table:style-name="ce2" office:value-type="string" calcext:value-type="string">
            <text:p>ar1503</text:p>
          </table:table-cell>
          <table:table-cell table:style-name="ce2" office:value-type="float" office:value="1503" calcext:value-type="float">
            <text:p>1503</text:p>
          </table:table-cell>
          <table:table-cell table:style-name="ce5" office:value-type="string" calcext:value-type="string">
            <text:p>ar1501</text:p>
          </table:table-cell>
          <table:table-cell office:value-type="string" calcext:value-type="string">
            <text:p>IsleofBalduranNShip_D3</text:p>
          </table:table-cell>
          <table:table-cell table:style-name="ce2" office:value-type="string" calcext:value-type="string">
            <text:p>Balduran's ship, third floor</text:p>
          </table:table-cell>
          <table:table-cell table:number-columns-repeated="1019"/>
        </table:table-row>
        <table:table-row table:style-name="ro2">
          <table:table-cell table:style-name="ce2" office:value-type="string" calcext:value-type="string">
            <text:p>ar1504</text:p>
          </table:table-cell>
          <table:table-cell table:style-name="ce2" office:value-type="float" office:value="1504" calcext:value-type="float">
            <text:p>1504</text:p>
          </table:table-cell>
          <table:table-cell table:style-name="ce5" office:value-type="string" calcext:value-type="string">
            <text:p>ar1501</text:p>
          </table:table-cell>
          <table:table-cell office:value-type="string" calcext:value-type="string">
            <text:p>IsleofBalduranNShip_D4</text:p>
          </table:table-cell>
          <table:table-cell table:style-name="ce2" office:value-type="string" calcext:value-type="string">
            <text:p>Balduran's ship, fourth floor (Karoug)</text:p>
          </table:table-cell>
          <table:table-cell table:number-columns-repeated="1019"/>
        </table:table-row>
        <table:table-row table:style-name="ro2">
          <table:table-cell table:style-name="ce2" office:value-type="string" calcext:value-type="string">
            <text:p>ar1505</text:p>
          </table:table-cell>
          <table:table-cell table:style-name="ce2" office:value-type="float" office:value="1505" calcext:value-type="float">
            <text:p>1505</text:p>
          </table:table-cell>
          <table:table-cell table:style-name="ce5"/>
          <table:table-cell office:value-type="string" calcext:value-type="string">
            <text:p>IsleofBalduranNDradeelsHouse</text:p>
          </table:table-cell>
          <table:table-cell table:style-name="ce2" office:value-type="string" calcext:value-type="string">
            <text:p>Dradeel's home</text:p>
          </table:table-cell>
          <table:table-cell table:number-columns-repeated="1019"/>
        </table:table-row>
        <table:table-row table:style-name="ro2">
          <table:table-cell table:style-name="ce2" office:value-type="string" calcext:value-type="string">
            <text:p>ar1600</text:p>
          </table:table-cell>
          <table:table-cell table:style-name="ce2" office:value-type="float" office:value="1600" calcext:value-type="float">
            <text:p>1600</text:p>
          </table:table-cell>
          <table:table-cell table:style-name="ce5" office:value-type="string" calcext:value-type="string">
            <text:p>ar1600</text:p>
          </table:table-cell>
          <table:table-cell office:value-type="string" calcext:value-type="string">
            <text:p>CloakwoodDruids</text:p>
          </table:table-cell>
          <table:table-cell table:style-name="ce2" office:value-type="string" calcext:value-type="string">
            <text:p>Cloakwood, third main area (shadow druids, Eldoth, Faldorn)</text:p>
          </table:table-cell>
          <table:table-cell table:style-name="ce9" office:value-type="string" calcext:value-type="string">
            <text:p>There are some animals around you: mostly small ones. Squirrels. Bats. There are many mosquitoes. You can hear a river nearby. You also find some footprints. Some of those that left them wore primitive shoes and boots, while others walked with their feet bare. <text:s text:c="2"/></text:p>
          </table:table-cell>
          <table:table-cell table:number-columns-repeated="1018"/>
        </table:table-row>
        <table:table-row table:style-name="ro2">
          <table:table-cell table:style-name="ce2" office:value-type="string" calcext:value-type="string">
            <text:p>ar1601</text:p>
          </table:table-cell>
          <table:table-cell table:style-name="ce2" office:value-type="float" office:value="1601" calcext:value-type="float">
            <text:p>1601</text:p>
          </table:table-cell>
          <table:table-cell table:style-name="ce5" office:value-type="string" calcext:value-type="string">
            <text:p>ar1601</text:p>
          </table:table-cell>
          <table:table-cell office:value-type="string" calcext:value-type="string">
            <text:p>CloakwoodDruids_Treehouse_L1</text:p>
          </table:table-cell>
          <table:table-cell table:style-name="ce2" office:value-type="string" calcext:value-type="string">
            <text:p>Tree house, ground floor</text:p>
          </table:table-cell>
          <table:table-cell table:style-name="ce9" office:value-type="string" calcext:value-type="string">
            <text:p>This place has a strong smell of wood and moss and berries.</text:p>
          </table:table-cell>
          <table:table-cell table:number-columns-repeated="1018"/>
        </table:table-row>
        <table:table-row table:style-name="ro2">
          <table:table-cell table:style-name="ce2" office:value-type="string" calcext:value-type="string">
            <text:p>ar1602</text:p>
          </table:table-cell>
          <table:table-cell table:style-name="ce2" office:value-type="float" office:value="1602" calcext:value-type="float">
            <text:p>1602</text:p>
          </table:table-cell>
          <table:table-cell table:style-name="ce5" office:value-type="string" calcext:value-type="string">
            <text:p>ar1601</text:p>
          </table:table-cell>
          <table:table-cell office:value-type="string" calcext:value-type="string">
            <text:p>CloakwoodDruids_Treehouse_L2</text:p>
          </table:table-cell>
          <table:table-cell table:style-name="ce2" office:value-type="string" calcext:value-type="string">
            <text:p>Tree house, second floor (Amarande)</text:p>
          </table:table-cell>
          <table:table-cell table:number-columns-repeated="1019"/>
        </table:table-row>
        <table:table-row table:style-name="ro2">
          <table:table-cell table:style-name="ce2" office:value-type="string" calcext:value-type="string">
            <text:p>ar1603</text:p>
          </table:table-cell>
          <table:table-cell table:style-name="ce2" office:value-type="float" office:value="1603" calcext:value-type="float">
            <text:p>1603</text:p>
          </table:table-cell>
          <table:table-cell table:style-name="ce5" office:value-type="string" calcext:value-type="string">
            <text:p>ar1603</text:p>
          </table:table-cell>
          <table:table-cell office:value-type="string" calcext:value-type="string">
            <text:p>CloakwoodDruids_PetersCave</text:p>
          </table:table-cell>
          <table:table-cell table:style-name="ce2" office:value-type="string" calcext:value-type="string">
            <text:p>Baby wyvern cave (Peter of the North)</text:p>
          </table:table-cell>
          <table:table-cell table:style-name="ce9" office:value-type="string" calcext:value-type="string">
            <text:p>You find some wyvern droppings here. </text:p>
          </table:table-cell>
          <table:table-cell table:number-columns-repeated="1018"/>
        </table:table-row>
        <table:table-row table:style-name="ro2">
          <table:table-cell table:style-name="ce2" office:value-type="string" calcext:value-type="string">
            <text:p>ar1700</text:p>
          </table:table-cell>
          <table:table-cell table:style-name="ce2" office:value-type="float" office:value="1700" calcext:value-type="float">
            <text:p>1700</text:p>
          </table:table-cell>
          <table:table-cell table:style-name="ce5" office:value-type="string" calcext:value-type="string">
            <text:p>ar1700</text:p>
          </table:table-cell>
          <table:table-cell office:value-type="string" calcext:value-type="string">
            <text:p>CloakwoodWyverns</text:p>
          </table:table-cell>
          <table:table-cell table:style-name="ce2" office:value-type="string" calcext:value-type="string">
            <text:p>Cloakwood, fourth main area (wyverns)</text:p>
          </table:table-cell>
          <table:table-cell table:style-name="ce9" office:value-type="string" calcext:value-type="string">
            <text:p>You can hear an eagle above your head. However, you also notice something more worrying: wyvern droppings. You also notice signs that there were some humans here and... they might have been attacked by these creatures. That would suggest they aren't really friendly. You wouldn't be surprised if they tried to defend their forest once they saw you. </text:p>
          </table:table-cell>
          <table:table-cell table:number-columns-repeated="1018"/>
        </table:table-row>
        <table:table-row table:style-name="ro2">
          <table:table-cell table:style-name="ce2" office:value-type="string" calcext:value-type="string">
            <text:p>ar1800</text:p>
          </table:table-cell>
          <table:table-cell table:style-name="ce2" office:value-type="float" office:value="1800" calcext:value-type="float">
            <text:p>1800</text:p>
          </table:table-cell>
          <table:table-cell table:style-name="ce5" office:value-type="string" calcext:value-type="string">
            <text:p>ar1800</text:p>
          </table:table-cell>
          <table:table-cell office:value-type="string" calcext:value-type="string">
            <text:p>CloakwoodMines</text:p>
          </table:table-cell>
          <table:table-cell table:style-name="ce2" office:value-type="string" calcext:value-type="string">
            <text:p>Cloakwood mines, exterior</text:p>
          </table:table-cell>
          <table:table-cell table:style-name="ce9" office:value-type="string" calcext:value-type="string">
            <text:p>You find many human shoeprints here, but you can also hear some wolves in the distance. However considering the number of human traces here, it should be the humans you may need to deal with in here. </text:p>
          </table:table-cell>
          <table:table-cell table:number-columns-repeated="1018"/>
        </table:table-row>
        <table:table-row table:style-name="ro2">
          <table:table-cell table:style-name="ce2" office:value-type="string" calcext:value-type="string">
            <text:p>ar1801</text:p>
          </table:table-cell>
          <table:table-cell table:style-name="ce2" office:value-type="float" office:value="1801" calcext:value-type="float">
            <text:p>1801</text:p>
          </table:table-cell>
          <table:table-cell table:style-name="ce5" office:value-type="string" calcext:value-type="string">
            <text:p>ar1801</text:p>
          </table:table-cell>
          <table:table-cell office:value-type="string" calcext:value-type="string">
            <text:p>CloakwoodMines_L1</text:p>
          </table:table-cell>
          <table:table-cell table:style-name="ce2" office:value-type="string" calcext:value-type="string">
            <text:p>Cloakwood mines, first subterranean level (river plug)</text:p>
          </table:table-cell>
          <table:table-cell table:style-name="ce9" office:value-type="string" calcext:value-type="string">
            <text:p>It is colder here than it was above the tunnels. You find many shoeprints and footprints. They must have been left by guards and the workers. </text:p>
          </table:table-cell>
          <table:table-cell table:number-columns-repeated="1018"/>
        </table:table-row>
        <table:table-row table:style-name="ro2">
          <table:table-cell table:style-name="ce2" office:value-type="string" calcext:value-type="string">
            <text:p>ar1802</text:p>
          </table:table-cell>
          <table:table-cell table:style-name="ce2" office:value-type="float" office:value="1802" calcext:value-type="float">
            <text:p>1802</text:p>
          </table:table-cell>
          <table:table-cell table:style-name="ce5" office:value-type="string" calcext:value-type="string">
            <text:p>ar1802</text:p>
          </table:table-cell>
          <table:table-cell office:value-type="string" calcext:value-type="string">
            <text:p>CloakwoodMines_L3</text:p>
          </table:table-cell>
          <table:table-cell table:style-name="ce2" office:value-type="string" calcext:value-type="string">
            <text:p>Cloakwood mines, third subterranean level (Natasha, ogre mage)</text:p>
          </table:table-cell>
          <table:table-cell table:style-name="ce9" office:value-type="string" calcext:value-type="string">
            <text:p>You find many shoeprints and footprints. They must have been left by guards and the workers. </text:p>
          </table:table-cell>
          <table:table-cell table:number-columns-repeated="1018"/>
        </table:table-row>
        <table:table-row table:style-name="ro2">
          <table:table-cell table:style-name="ce2" office:value-type="string" calcext:value-type="string">
            <text:p>ar1803</text:p>
          </table:table-cell>
          <table:table-cell table:style-name="ce2" office:value-type="float" office:value="1803" calcext:value-type="float">
            <text:p>1803</text:p>
          </table:table-cell>
          <table:table-cell table:style-name="ce5" office:value-type="string" calcext:value-type="string">
            <text:p>ar1803</text:p>
          </table:table-cell>
          <table:table-cell office:value-type="string" calcext:value-type="string">
            <text:p>CloakwoodMines_L4</text:p>
          </table:table-cell>
          <table:table-cell table:style-name="ce2" office:value-type="string" calcext:value-type="string">
            <text:p>Cloakwood mines, fourth subterranean level (Davaeorn, Stephan)</text:p>
          </table:table-cell>
          <table:table-cell table:style-name="ce9" office:value-type="string" calcext:value-type="string">
            <text:p>There are fewer shoeprints here. It's also more quiet. </text:p>
          </table:table-cell>
          <table:table-cell table:number-columns-repeated="1018"/>
        </table:table-row>
        <table:table-row table:style-name="ro2">
          <table:table-cell table:style-name="ce2" office:value-type="string" calcext:value-type="string">
            <text:p>ar1804</text:p>
          </table:table-cell>
          <table:table-cell table:style-name="ce2" office:value-type="float" office:value="1804" calcext:value-type="float">
            <text:p>1804</text:p>
          </table:table-cell>
          <table:table-cell table:style-name="ce5" office:value-type="string" calcext:value-type="string">
            <text:p>ar1802</text:p>
          </table:table-cell>
          <table:table-cell office:value-type="string" calcext:value-type="string">
            <text:p>CloakwoodMines_L2</text:p>
          </table:table-cell>
          <table:table-cell table:style-name="ce2" office:value-type="string" calcext:value-type="string">
            <text:p>Cloakwood mines, second subterranean level (Yeslick, Hareishan)</text:p>
          </table:table-cell>
          <table:table-cell table:number-columns-repeated="1019"/>
        </table:table-row>
        <table:table-row table:style-name="ro2">
          <table:table-cell table:style-name="ce2" office:value-type="string" calcext:value-type="string">
            <text:p>ar1805</text:p>
          </table:table-cell>
          <table:table-cell table:style-name="ce2" office:value-type="float" office:value="1805" calcext:value-type="float">
            <text:p>1805</text:p>
          </table:table-cell>
          <table:table-cell table:style-name="ce5"/>
          <table:table-cell office:value-type="string" calcext:value-type="string">
            <text:p>CloakwoodMines_Barracks_L1</text:p>
          </table:table-cell>
          <table:table-cell table:style-name="ce2" office:value-type="string" calcext:value-type="string">
            <text:p>Cloakwood mines, barracks ground floor</text:p>
          </table:table-cell>
          <table:table-cell table:number-columns-repeated="1019"/>
        </table:table-row>
        <table:table-row table:style-name="ro2">
          <table:table-cell table:style-name="ce2" office:value-type="string" calcext:value-type="string">
            <text:p>ar1806</text:p>
          </table:table-cell>
          <table:table-cell table:style-name="ce2" office:value-type="float" office:value="1806" calcext:value-type="float">
            <text:p>1806</text:p>
          </table:table-cell>
          <table:table-cell table:style-name="ce5"/>
          <table:table-cell office:value-type="string" calcext:value-type="string">
            <text:p>CloakwoodMines_Barracks_L2</text:p>
          </table:table-cell>
          <table:table-cell table:style-name="ce2" office:value-type="string" calcext:value-type="string">
            <text:p>Cloakwood mines, barracks second floor</text:p>
          </table:table-cell>
          <table:table-cell table:number-columns-repeated="1019"/>
        </table:table-row>
        <table:table-row table:style-name="ro2">
          <table:table-cell table:style-name="ce2" office:value-type="string" calcext:value-type="string">
            <text:p>ar1807</text:p>
          </table:table-cell>
          <table:table-cell table:style-name="ce2" office:value-type="float" office:value="1807" calcext:value-type="float">
            <text:p>1807</text:p>
          </table:table-cell>
          <table:table-cell table:style-name="ce5" office:value-type="string" calcext:value-type="string">
            <text:p>ar1807</text:p>
          </table:table-cell>
          <table:table-cell office:value-type="string" calcext:value-type="string">
            <text:p>CloakwoodMines_MineLift</text:p>
          </table:table-cell>
          <table:table-cell table:style-name="ce2" office:value-type="string" calcext:value-type="string">
            <text:p>Cloakwood mines, elevator</text:p>
          </table:table-cell>
          <table:table-cell table:style-name="ce9" office:value-type="string" calcext:value-type="string">
            <text:p>Many people use this elevator. That is quite obvious. </text:p>
          </table:table-cell>
          <table:table-cell table:number-columns-repeated="1018"/>
        </table:table-row>
        <table:table-row table:style-name="ro2">
          <table:table-cell table:style-name="ce2" office:value-type="string" calcext:value-type="string">
            <text:p>ar1808</text:p>
          </table:table-cell>
          <table:table-cell table:style-name="ce2" office:value-type="float" office:value="1808" calcext:value-type="float">
            <text:p>1808</text:p>
          </table:table-cell>
          <table:table-cell table:style-name="ce5"/>
          <table:table-cell office:value-type="string" calcext:value-type="string">
            <text:p>CloakwoodMines_Storehouse</text:p>
          </table:table-cell>
          <table:table-cell table:style-name="ce2" office:value-type="string" calcext:value-type="string">
            <text:p>Cloakwood mines, storehouse</text:p>
          </table:table-cell>
          <table:table-cell table:number-columns-repeated="1019"/>
        </table:table-row>
        <table:table-row table:style-name="ro2">
          <table:table-cell table:style-name="ce2" office:value-type="string" calcext:value-type="string">
            <text:p>ar1809</text:p>
          </table:table-cell>
          <table:table-cell table:style-name="ce2" office:value-type="float" office:value="1809" calcext:value-type="float">
            <text:p>1809</text:p>
          </table:table-cell>
          <table:table-cell table:style-name="ce5"/>
          <table:table-cell office:value-type="string" calcext:value-type="string">
            <text:p>CloakwoodMines_MineShed</text:p>
          </table:table-cell>
          <table:table-cell table:style-name="ce2" office:value-type="string" calcext:value-type="string">
            <text:p>Cloakwood mines, shed leading to elevator</text:p>
          </table:table-cell>
          <table:table-cell table:number-columns-repeated="1019"/>
        </table:table-row>
        <table:table-row table:style-name="ro2">
          <table:table-cell table:style-name="ce2" office:value-type="string" calcext:value-type="string">
            <text:p>ar1900</text:p>
          </table:table-cell>
          <table:table-cell table:style-name="ce2" office:value-type="float" office:value="1900" calcext:value-type="float">
            <text:p>1900</text:p>
          </table:table-cell>
          <table:table-cell table:style-name="ce5" office:value-type="string" calcext:value-type="string">
            <text:p>ar1900</text:p>
          </table:table-cell>
          <table:table-cell office:value-type="string" calcext:value-type="string">
            <text:p>BanditCamp</text:p>
          </table:table-cell>
          <table:table-cell table:style-name="ce2" office:value-type="string" calcext:value-type="string">
            <text:p>Bandit Camp</text:p>
          </table:table-cell>
          <table:table-cell table:style-name="ce9" office:value-type="string" calcext:value-type="string">
            <text:p>There are many shoeprints in this area. Most of them belong to humans, but there are also some that may suggest... hobgoblins, or half-orcs. There's also a few gnoll pawprints. A moment later you find some dried blood suggesting the people around may have been wounded or... or might have attacked someone in this very spot. Most of the signs suggest these people are located in the north-east part of this area. </text:p>
          </table:table-cell>
          <table:table-cell table:number-columns-repeated="1018"/>
        </table:table-row>
        <table:table-row table:style-name="ro2">
          <table:table-cell table:style-name="ce2" office:value-type="string" calcext:value-type="string">
            <text:p>ar1901</text:p>
          </table:table-cell>
          <table:table-cell table:style-name="ce2" office:value-type="float" office:value="1901" calcext:value-type="float">
            <text:p>1901</text:p>
          </table:table-cell>
          <table:table-cell table:style-name="ce5"/>
          <table:table-cell office:value-type="string" calcext:value-type="string">
            <text:p>BanditCamp_RaemonsTent</text:p>
          </table:table-cell>
          <table:table-cell table:style-name="ce2" office:value-type="string" calcext:value-type="string">
            <text:p>Bandit Camp, main tent (Raemon, Venkt, Hakt, Britik)</text:p>
          </table:table-cell>
          <table:table-cell table:number-columns-repeated="1019"/>
        </table:table-row>
        <table:table-row table:style-name="ro2">
          <table:table-cell table:style-name="ce2" office:value-type="string" calcext:value-type="string">
            <text:p>ar1902</text:p>
          </table:table-cell>
          <table:table-cell table:style-name="ce2" office:value-type="float" office:value="1902" calcext:value-type="float">
            <text:p>1902</text:p>
          </table:table-cell>
          <table:table-cell table:style-name="ce5"/>
          <table:table-cell office:value-type="string" calcext:value-type="string">
            <text:p>BanditCamp_Tent2</text:p>
          </table:table-cell>
          <table:table-cell table:style-name="ce2" office:value-type="string" calcext:value-type="string">
            <text:p>Bandit Camp, tent (Ardenor Crush)</text:p>
          </table:table-cell>
          <table:table-cell table:number-columns-repeated="1019"/>
        </table:table-row>
        <table:table-row table:style-name="ro2">
          <table:table-cell table:style-name="ce2" office:value-type="string" calcext:value-type="string">
            <text:p>ar1903</text:p>
          </table:table-cell>
          <table:table-cell table:style-name="ce2" office:value-type="float" office:value="1903" calcext:value-type="float">
            <text:p>1903</text:p>
          </table:table-cell>
          <table:table-cell table:style-name="ce5"/>
          <table:table-cell office:value-type="string" calcext:value-type="string">
            <text:p>BanditCamp_GnollCave</text:p>
          </table:table-cell>
          <table:table-cell table:style-name="ce2" office:value-type="string" calcext:value-type="string">
            <text:p>Bandit Camp, cave (Garclax)</text:p>
          </table:table-cell>
          <table:table-cell table:number-columns-repeated="1019"/>
        </table:table-row>
        <table:table-row table:style-name="ro2">
          <table:table-cell table:style-name="ce2" office:value-type="string" calcext:value-type="string">
            <text:p>ar1904</text:p>
          </table:table-cell>
          <table:table-cell table:style-name="ce2" office:value-type="float" office:value="1904" calcext:value-type="float">
            <text:p>1904</text:p>
          </table:table-cell>
          <table:table-cell table:style-name="ce5"/>
          <table:table-cell office:value-type="string" calcext:value-type="string">
            <text:p>BanditCamp_TersusTent</text:p>
          </table:table-cell>
          <table:table-cell table:style-name="ce2" office:value-type="string" calcext:value-type="string">
            <text:p>Bandit Camp, tent (Tersus)</text:p>
          </table:table-cell>
          <table:table-cell table:number-columns-repeated="1019"/>
        </table:table-row>
        <table:table-row table:style-name="ro2">
          <table:table-cell table:style-name="ce2" office:value-type="string" calcext:value-type="string">
            <text:p>ar1905</text:p>
          </table:table-cell>
          <table:table-cell table:style-name="ce2" office:value-type="float" office:value="1905" calcext:value-type="float">
            <text:p>1905</text:p>
          </table:table-cell>
          <table:table-cell table:style-name="ce5"/>
          <table:table-cell office:value-type="string" calcext:value-type="string">
            <text:p>BanditCamp_Tent1</text:p>
          </table:table-cell>
          <table:table-cell table:style-name="ce2" office:value-type="string" calcext:value-type="string">
            <text:p>Bandit Camp, tent (Knott)</text:p>
          </table:table-cell>
          <table:table-cell table:number-columns-repeated="1019"/>
        </table:table-row>
        <table:table-row table:style-name="ro2">
          <table:table-cell table:style-name="ce2" office:value-type="string" calcext:value-type="string">
            <text:p>ar1906</text:p>
          </table:table-cell>
          <table:table-cell table:style-name="ce2" office:value-type="float" office:value="1906" calcext:value-type="float">
            <text:p>1906</text:p>
          </table:table-cell>
          <table:table-cell table:style-name="ce5"/>
          <table:table-cell office:value-type="string" calcext:value-type="string">
            <text:p>BanditCamp_Tent3</text:p>
          </table:table-cell>
          <table:table-cell table:style-name="ce2" office:value-type="string" calcext:value-type="string">
            <text:p>Bandit Camp, tent</text:p>
          </table:table-cell>
          <table:table-cell table:number-columns-repeated="1019"/>
        </table:table-row>
        <table:table-row table:style-name="ro2">
          <table:table-cell table:style-name="ce2" office:value-type="string" calcext:value-type="string">
            <text:p>ar1907</text:p>
          </table:table-cell>
          <table:table-cell table:style-name="ce2" office:value-type="float" office:value="1907" calcext:value-type="float">
            <text:p>1907</text:p>
          </table:table-cell>
          <table:table-cell table:style-name="ce5"/>
          <table:table-cell office:value-type="string" calcext:value-type="string">
            <text:p>BanditCamp_Tent4</text:p>
          </table:table-cell>
          <table:table-cell table:style-name="ce2" office:value-type="string" calcext:value-type="string">
            <text:p>Bandit Camp, tent (Taugosz Khosann)</text:p>
          </table:table-cell>
          <table:table-cell table:number-columns-repeated="1019"/>
        </table:table-row>
        <table:table-row table:style-name="ro2">
          <table:table-cell table:style-name="ce2" office:value-type="string" calcext:value-type="string">
            <text:p>ar2000</text:p>
          </table:table-cell>
          <table:table-cell table:style-name="ce2" office:value-type="float" office:value="2000" calcext:value-type="float">
            <text:p>2000</text:p>
          </table:table-cell>
          <table:table-cell table:style-name="ce5" office:value-type="string" calcext:value-type="string">
            <text:p>ar2000</text:p>
          </table:table-cell>
          <table:table-cell office:value-type="string" calcext:value-type="string">
            <text:p>IsleofBalduranS</text:p>
          </table:table-cell>
          <table:table-cell table:style-name="ce2" office:value-type="string" calcext:value-type="string">
            <text:p>Balduran's Isle, south (AKA Werewolf Isle, Delainy/Durlyle)</text:p>
          </table:table-cell>
          <table:table-cell table:style-name="ce9" office:value-type="string" calcext:value-type="string">
            <text:p>You find some footprints on the sand... as well as some pawprints. But if that was a wolf, it must have been quite big. There is also something strange about this marks, but... it's hard for you to tell what. </text:p>
          </table:table-cell>
          <table:table-cell table:number-columns-repeated="1018"/>
        </table:table-row>
        <table:table-row table:style-name="ro2">
          <table:table-cell table:style-name="ce2" office:value-type="string" calcext:value-type="string">
            <text:p>ar2001</text:p>
          </table:table-cell>
          <table:table-cell table:style-name="ce2" office:value-type="float" office:value="2001" calcext:value-type="float">
            <text:p>2001</text:p>
          </table:table-cell>
          <table:table-cell table:style-name="ce5" office:value-type="string" calcext:value-type="string">
            <text:p>ar2001</text:p>
          </table:table-cell>
          <table:table-cell office:value-type="string" calcext:value-type="string">
            <text:p>IsleofBalduranS_GreatHut</text:p>
          </table:table-cell>
          <table:table-cell table:style-name="ce2" office:value-type="string" calcext:value-type="string">
            <text:p>Generic hut</text:p>
          </table:table-cell>
          <table:table-cell table:style-name="ce10" office:value-type="string" calcext:value-type="string">
            <text:p>This hut smells of fish, grass and wet fur. </text:p>
          </table:table-cell>
          <table:table-cell table:number-columns-repeated="1018"/>
        </table:table-row>
        <table:table-row table:style-name="ro2">
          <table:table-cell table:style-name="ce2" office:value-type="string" calcext:value-type="string">
            <text:p>ar2002</text:p>
          </table:table-cell>
          <table:table-cell table:style-name="ce2" office:value-type="float" office:value="2002" calcext:value-type="float">
            <text:p>2002</text:p>
          </table:table-cell>
          <table:table-cell table:style-name="ce5" office:value-type="string" calcext:value-type="string">
            <text:p>ar2001</text:p>
          </table:table-cell>
          <table:table-cell office:value-type="string" calcext:value-type="string">
            <text:p>IsleofBalduranS_KaishasHut</text:p>
          </table:table-cell>
          <table:table-cell table:style-name="ce2" office:value-type="string" calcext:value-type="string">
            <text:p>Main hut (Kaishas Gan, Tailas)</text:p>
          </table:table-cell>
          <table:table-cell table:number-columns-repeated="1019"/>
        </table:table-row>
        <table:table-row table:style-name="ro2">
          <table:table-cell table:style-name="ce2" office:value-type="string" calcext:value-type="string">
            <text:p>ar2003</text:p>
          </table:table-cell>
          <table:table-cell table:style-name="ce2" office:value-type="float" office:value="2003" calcext:value-type="float">
            <text:p>2003</text:p>
          </table:table-cell>
          <table:table-cell table:style-name="ce5" office:value-type="string" calcext:value-type="string">
            <text:p>ar2001</text:p>
          </table:table-cell>
          <table:table-cell office:value-type="string" calcext:value-type="string">
            <text:p>IsleofBalduranS_LargeHut3</text:p>
          </table:table-cell>
          <table:table-cell table:style-name="ce2" office:value-type="string" calcext:value-type="string">
            <text:p>Generic hut</text:p>
          </table:table-cell>
          <table:table-cell table:number-columns-repeated="1019"/>
        </table:table-row>
        <table:table-row table:style-name="ro2">
          <table:table-cell table:style-name="ce2" office:value-type="string" calcext:value-type="string">
            <text:p>ar2004</text:p>
          </table:table-cell>
          <table:table-cell table:style-name="ce2" office:value-type="float" office:value="2004" calcext:value-type="float">
            <text:p>2004</text:p>
          </table:table-cell>
          <table:table-cell table:style-name="ce5" office:value-type="string" calcext:value-type="string">
            <text:p>ar2001</text:p>
          </table:table-cell>
          <table:table-cell office:value-type="string" calcext:value-type="string">
            <text:p>IsleofBalduranS_LargeHut2</text:p>
          </table:table-cell>
          <table:table-cell table:style-name="ce2" office:value-type="string" calcext:value-type="string">
            <text:p>Generic hut</text:p>
          </table:table-cell>
          <table:table-cell table:number-columns-repeated="1019"/>
        </table:table-row>
        <table:table-row table:style-name="ro2">
          <table:table-cell table:style-name="ce2" office:value-type="string" calcext:value-type="string">
            <text:p>ar2005</text:p>
          </table:table-cell>
          <table:table-cell table:style-name="ce2" office:value-type="float" office:value="2005" calcext:value-type="float">
            <text:p>2005</text:p>
          </table:table-cell>
          <table:table-cell table:style-name="ce5" office:value-type="string" calcext:value-type="string">
            <text:p>ar2001</text:p>
          </table:table-cell>
          <table:table-cell office:value-type="string" calcext:value-type="string">
            <text:p>IsleofBalduranS_LargeHut4</text:p>
          </table:table-cell>
          <table:table-cell table:style-name="ce2" office:value-type="string" calcext:value-type="string">
            <text:p>Generic hut</text:p>
          </table:table-cell>
          <table:table-cell table:number-columns-repeated="1019"/>
        </table:table-row>
        <table:table-row table:style-name="ro2">
          <table:table-cell table:style-name="ce2" office:value-type="string" calcext:value-type="string">
            <text:p>ar2006</text:p>
          </table:table-cell>
          <table:table-cell table:style-name="ce2" office:value-type="float" office:value="2006" calcext:value-type="float">
            <text:p>2006</text:p>
          </table:table-cell>
          <table:table-cell table:style-name="ce5" office:value-type="string" calcext:value-type="string">
            <text:p>ar2001</text:p>
          </table:table-cell>
          <table:table-cell office:value-type="string" calcext:value-type="string">
            <text:p>IsleofBalduranS_LargeHut1</text:p>
          </table:table-cell>
          <table:table-cell table:style-name="ce2" office:value-type="string" calcext:value-type="string">
            <text:p>Generic hut</text:p>
          </table:table-cell>
          <table:table-cell table:number-columns-repeated="1019"/>
        </table:table-row>
        <table:table-row table:style-name="ro2">
          <table:table-cell table:style-name="ce2" office:value-type="string" calcext:value-type="string">
            <text:p>ar2007</text:p>
          </table:table-cell>
          <table:table-cell table:style-name="ce2" office:value-type="float" office:value="2007" calcext:value-type="float">
            <text:p>2007</text:p>
          </table:table-cell>
          <table:table-cell table:style-name="ce5" office:value-type="string" calcext:value-type="string">
            <text:p>ar2001</text:p>
          </table:table-cell>
          <table:table-cell office:value-type="string" calcext:value-type="string">
            <text:p>IsleofBalduranS_HarborHut</text:p>
          </table:table-cell>
          <table:table-cell table:style-name="ce2" office:value-type="string" calcext:value-type="string">
            <text:p>Taloun's hut</text:p>
          </table:table-cell>
          <table:table-cell table:number-columns-repeated="1019"/>
        </table:table-row>
        <table:table-row table:style-name="ro2">
          <table:table-cell table:style-name="ce2" office:value-type="string" calcext:value-type="string">
            <text:p>ar2008</text:p>
          </table:table-cell>
          <table:table-cell table:style-name="ce2" office:value-type="float" office:value="2008" calcext:value-type="float">
            <text:p>2008</text:p>
          </table:table-cell>
          <table:table-cell table:style-name="ce5" office:value-type="string" calcext:value-type="string">
            <text:p>ar2001</text:p>
          </table:table-cell>
          <table:table-cell office:value-type="string" calcext:value-type="string">
            <text:p>IsleofBalduranS_StoreHut2</text:p>
          </table:table-cell>
          <table:table-cell table:style-name="ce2" office:value-type="string" calcext:value-type="string">
            <text:p>Generic hut</text:p>
          </table:table-cell>
          <table:table-cell table:number-columns-repeated="1019"/>
        </table:table-row>
        <table:table-row table:style-name="ro2">
          <table:table-cell table:style-name="ce2" office:value-type="string" calcext:value-type="string">
            <text:p>ar2009</text:p>
          </table:table-cell>
          <table:table-cell table:style-name="ce2" office:value-type="float" office:value="2009" calcext:value-type="float">
            <text:p>2009</text:p>
          </table:table-cell>
          <table:table-cell table:style-name="ce5" office:value-type="string" calcext:value-type="string">
            <text:p>ar2001</text:p>
          </table:table-cell>
          <table:table-cell office:value-type="string" calcext:value-type="string">
            <text:p>IsleofBalduranS_StoreHut1</text:p>
          </table:table-cell>
          <table:table-cell table:style-name="ce2" office:value-type="string" calcext:value-type="string">
            <text:p>Generic hut</text:p>
          </table:table-cell>
          <table:table-cell table:number-columns-repeated="1019"/>
        </table:table-row>
        <table:table-row table:style-name="ro2">
          <table:table-cell table:style-name="ce2" office:value-type="string" calcext:value-type="string">
            <text:p>ar2010</text:p>
          </table:table-cell>
          <table:table-cell table:style-name="ce2" office:value-type="float" office:value="2010" calcext:value-type="float">
            <text:p>2010</text:p>
          </table:table-cell>
          <table:table-cell table:style-name="ce5" office:value-type="string" calcext:value-type="string">
            <text:p>ar2001</text:p>
          </table:table-cell>
          <table:table-cell office:value-type="string" calcext:value-type="string">
            <text:p>IsleofBalduranS_StoreHut4</text:p>
          </table:table-cell>
          <table:table-cell table:style-name="ce2" office:value-type="string" calcext:value-type="string">
            <text:p>Generic hut</text:p>
          </table:table-cell>
          <table:table-cell table:number-columns-repeated="1019"/>
        </table:table-row>
        <table:table-row table:style-name="ro2">
          <table:table-cell table:style-name="ce2" office:value-type="string" calcext:value-type="string">
            <text:p>ar2011</text:p>
          </table:table-cell>
          <table:table-cell table:style-name="ce2" office:value-type="float" office:value="2011" calcext:value-type="float">
            <text:p>2011</text:p>
          </table:table-cell>
          <table:table-cell table:style-name="ce5" office:value-type="string" calcext:value-type="string">
            <text:p>ar2001</text:p>
          </table:table-cell>
          <table:table-cell office:value-type="string" calcext:value-type="string">
            <text:p>IsleofBalduranS_StoreHut3</text:p>
          </table:table-cell>
          <table:table-cell table:style-name="ce2" office:value-type="string" calcext:value-type="string">
            <text:p>Generic hut</text:p>
          </table:table-cell>
          <table:table-cell table:number-columns-repeated="1019"/>
        </table:table-row>
        <table:table-row table:style-name="ro2">
          <table:table-cell table:style-name="ce2" office:value-type="string" calcext:value-type="string">
            <text:p>ar2012</text:p>
          </table:table-cell>
          <table:table-cell table:style-name="ce2" office:value-type="float" office:value="2012" calcext:value-type="float">
            <text:p>2012</text:p>
          </table:table-cell>
          <table:table-cell table:style-name="ce5" office:value-type="string" calcext:value-type="string">
            <text:p>ar2012</text:p>
          </table:table-cell>
          <table:table-cell office:value-type="string" calcext:value-type="string">
            <text:p>WerewolfCaverns</text:p>
          </table:table-cell>
          <table:table-cell table:style-name="ce2" office:value-type="string" calcext:value-type="string">
            <text:p>Werewolf caverns</text:p>
          </table:table-cell>
          <table:table-cell table:style-name="ce9" office:value-type="string" calcext:value-type="string">
            <text:p>The air here is cold. You know that this place is known to the beasts that live on this island... and the pawprints you find confirm this. </text:p>
          </table:table-cell>
          <table:table-cell table:number-columns-repeated="1018"/>
        </table:table-row>
        <table:table-row table:style-name="ro2">
          <table:table-cell table:style-name="ce2" office:value-type="string" calcext:value-type="string">
            <text:p>ar2100</text:p>
          </table:table-cell>
          <table:table-cell table:style-name="ce2" office:value-type="float" office:value="2100" calcext:value-type="float">
            <text:p>2100</text:p>
          </table:table-cell>
          <table:table-cell table:style-name="ce5" office:value-type="string" calcext:value-type="string">
            <text:p>ar2100</text:p>
          </table:table-cell>
          <table:table-cell office:value-type="string" calcext:value-type="string">
            <text:p>CloakwoodNest</text:p>
          </table:table-cell>
          <table:table-cell table:style-name="ce2" office:value-type="string" calcext:value-type="string">
            <text:p>Cloakwood, second main area (spider nest, Centeol)</text:p>
          </table:table-cell>
          <table:table-cell table:style-name="ce9" office:value-type="string" calcext:value-type="string">
            <text:p>When you look around you see trees here are covered with cobwebs. There are many of them. Too many. You wouldn't be surprised if you were observed by some eight-legged arachnids, just waiting to attack you. You also find some traces that might have been left by ettercaps. </text:p>
          </table:table-cell>
          <table:table-cell table:number-columns-repeated="1018"/>
        </table:table-row>
        <table:table-row table:style-name="ro2">
          <table:table-cell table:style-name="ce2" office:value-type="string" calcext:value-type="string">
            <text:p>ar2101</text:p>
          </table:table-cell>
          <table:table-cell table:style-name="ce2" office:value-type="float" office:value="2101" calcext:value-type="float">
            <text:p>2101</text:p>
          </table:table-cell>
          <table:table-cell table:style-name="ce5" office:value-type="string" calcext:value-type="string">
            <text:p>ar2101</text:p>
          </table:table-cell>
          <table:table-cell office:value-type="string" calcext:value-type="string">
            <text:p>CloakwoodNestSpiderNest</text:p>
          </table:table-cell>
          <table:table-cell table:style-name="ce2" office:value-type="string" calcext:value-type="string">
            <text:p>Spider nest (Centeol)</text:p>
          </table:table-cell>
          <table:table-cell table:style-name="ce9" office:value-type="string" calcext:value-type="string">
            <text:p>This place is like a sanctuary of all the arachnids in the area. You can also see bones and other remains of their victims. </text:p>
          </table:table-cell>
          <table:table-cell table:number-columns-repeated="1018"/>
        </table:table-row>
        <table:table-row table:style-name="ro2">
          <table:table-cell table:style-name="ce2" office:value-type="string" calcext:value-type="string">
            <text:p>ar2200</text:p>
          </table:table-cell>
          <table:table-cell table:style-name="ce2" office:value-type="float" office:value="2200" calcext:value-type="float">
            <text:p>2200</text:p>
          </table:table-cell>
          <table:table-cell table:style-name="ce5" office:value-type="string" calcext:value-type="string">
            <text:p>ar2200</text:p>
          </table:table-cell>
          <table:table-cell office:value-type="string" calcext:value-type="string">
            <text:p>CloakwoodLodge</text:p>
          </table:table-cell>
          <table:table-cell table:style-name="ce2" office:value-type="string" calcext:value-type="string">
            <text:p>Cloakwood, first main area (Aldeth Sashenstar, Seniyad, Coran)</text:p>
          </table:table-cell>
          <table:table-cell table:style-name="ce9" office:value-type="string" calcext:value-type="string">
            <text:p>You find some footprints. Some are normal and some of... people much smaller than regular humans. Almost child-like. There are also signs that there are also some wolves around. And perhaps some spiders. <text:s/></text:p>
          </table:table-cell>
          <table:table-cell table:number-columns-repeated="1018"/>
        </table:table-row>
        <table:table-row table:style-name="ro2">
          <table:table-cell table:style-name="ce2" office:value-type="string" calcext:value-type="string">
            <text:p>ar2215</text:p>
          </table:table-cell>
          <table:table-cell table:style-name="ce2" office:value-type="float" office:value="2215" calcext:value-type="float">
            <text:p>2215</text:p>
          </table:table-cell>
          <table:table-cell table:style-name="ce5"/>
          <table:table-cell office:value-type="string" calcext:value-type="string">
            <text:p>CloakwoodLodgeHuntingLodge</text:p>
          </table:table-cell>
          <table:table-cell table:style-name="ce2" office:value-type="string" calcext:value-type="string">
            <text:p>Hunting lodge</text:p>
          </table:table-cell>
          <table:table-cell table:number-columns-repeated="1019"/>
        </table:table-row>
        <table:table-row table:style-name="ro2">
          <table:table-cell table:style-name="ce2" office:value-type="string" calcext:value-type="string">
            <text:p>ar2300</text:p>
          </table:table-cell>
          <table:table-cell table:style-name="ce2" office:value-type="float" office:value="2300" calcext:value-type="float">
            <text:p>2300</text:p>
          </table:table-cell>
          <table:table-cell table:style-name="ce5" office:value-type="string" calcext:value-type="string">
            <text:p>ar2300</text:p>
          </table:table-cell>
          <table:table-cell office:value-type="string" calcext:value-type="string">
            <text:p>FriendlyArmInn</text:p>
          </table:table-cell>
          <table:table-cell table:style-name="ce2" office:value-type="string" calcext:value-type="string">
            <text:p>Friendly Arm Inn, exterior</text:p>
          </table:table-cell>
          <table:table-cell table:style-name="ce9" office:value-type="string" calcext:value-type="string">
            <text:p>There are many humanoid shoeprints around and some caravan wheel tracks. However, just outside the walls, you also find shoeprints of a different creature... a hobgoblin perhaps? </text:p>
          </table:table-cell>
          <table:table-cell table:number-columns-repeated="1018"/>
        </table:table-row>
        <table:table-row table:style-name="ro2">
          <table:table-cell table:style-name="ce2" office:value-type="string" calcext:value-type="string">
            <text:p>ar2301</text:p>
          </table:table-cell>
          <table:table-cell table:style-name="ce2" office:value-type="float" office:value="2301" calcext:value-type="float">
            <text:p>2301</text:p>
          </table:table-cell>
          <table:table-cell table:style-name="ce5" office:value-type="string" calcext:value-type="string">
            <text:p>ar2301</text:p>
          </table:table-cell>
          <table:table-cell office:value-type="string" calcext:value-type="string">
            <text:p>FriendlyArmInn_L1</text:p>
          </table:table-cell>
          <table:table-cell table:style-name="ce2" office:value-type="string" calcext:value-type="string">
            <text:p>Friendly Arm Inn, ground floor (Bentley Mirrorshade, Khalid, Jaheira)</text:p>
          </table:table-cell>
          <table:table-cell table:style-name="ce9" office:value-type="string" calcext:value-type="string">
            <text:p>This inn is enormous, much larger than Winthrop's tavern. </text:p>
          </table:table-cell>
          <table:table-cell table:number-columns-repeated="1018"/>
        </table:table-row>
        <table:table-row table:style-name="ro2">
          <table:table-cell table:style-name="ce2" office:value-type="string" calcext:value-type="string">
            <text:p>ar2302</text:p>
          </table:table-cell>
          <table:table-cell table:style-name="ce2" office:value-type="float" office:value="2302" calcext:value-type="float">
            <text:p>2302</text:p>
          </table:table-cell>
          <table:table-cell table:style-name="ce5" office:value-type="string" calcext:value-type="string">
            <text:p>ar2301</text:p>
          </table:table-cell>
          <table:table-cell office:value-type="string" calcext:value-type="string">
            <text:p>FriendlyArmInn_L2</text:p>
          </table:table-cell>
          <table:table-cell table:style-name="ce2" office:value-type="string" calcext:value-type="string">
            <text:p>Friendly Arm Inn, second floor (Unshey)</text:p>
          </table:table-cell>
          <table:table-cell table:number-columns-repeated="1019"/>
        </table:table-row>
        <table:table-row table:style-name="ro2">
          <table:table-cell table:style-name="ce2" office:value-type="string" calcext:value-type="string">
            <text:p>ar2303</text:p>
          </table:table-cell>
          <table:table-cell table:style-name="ce2" office:value-type="float" office:value="2303" calcext:value-type="float">
            <text:p>2303</text:p>
          </table:table-cell>
          <table:table-cell table:style-name="ce5" office:value-type="string" calcext:value-type="string">
            <text:p>ar2301</text:p>
          </table:table-cell>
          <table:table-cell office:value-type="string" calcext:value-type="string">
            <text:p>FriendlyArmInn_L3</text:p>
          </table:table-cell>
          <table:table-cell table:style-name="ce2" office:value-type="string" calcext:value-type="string">
            <text:p>Friendly Arm Inn, third floor (Landrin, Golden Pantaloons)</text:p>
          </table:table-cell>
          <table:table-cell table:number-columns-repeated="1019"/>
        </table:table-row>
        <table:table-row table:style-name="ro2">
          <table:table-cell table:style-name="ce2" office:value-type="string" calcext:value-type="string">
            <text:p>ar2304</text:p>
          </table:table-cell>
          <table:table-cell table:style-name="ce2" office:value-type="float" office:value="2304" calcext:value-type="float">
            <text:p>2304</text:p>
          </table:table-cell>
          <table:table-cell table:style-name="ce5" office:value-type="string" calcext:value-type="string">
            <text:p>ar2304</text:p>
          </table:table-cell>
          <table:table-cell office:value-type="string" calcext:value-type="string">
            <text:p>FriendlyArmInn_TempleofWisdom</text:p>
          </table:table-cell>
          <table:table-cell table:style-name="ce2" office:value-type="string" calcext:value-type="string">
            <text:p>Friendly Arm Inn, Temple of Wisdom (Gellana Mirrorshade)</text:p>
          </table:table-cell>
          <table:table-cell table:style-name="ce9" office:value-type="string" calcext:value-type="string">
            <text:p>Air inside the temple is a bit colder than it is outside.</text:p>
          </table:table-cell>
          <table:table-cell table:number-columns-repeated="1018"/>
        </table:table-row>
        <table:table-row table:style-name="ro2">
          <table:table-cell table:style-name="ce2" office:value-type="string" calcext:value-type="string">
            <text:p>ar2305</text:p>
          </table:table-cell>
          <table:table-cell table:style-name="ce2" office:value-type="float" office:value="2305" calcext:value-type="float">
            <text:p>2305</text:p>
          </table:table-cell>
          <table:table-cell table:style-name="ce5"/>
          <table:table-cell office:value-type="string" calcext:value-type="string">
            <text:p>FriendlyArmInn_House</text:p>
          </table:table-cell>
          <table:table-cell table:style-name="ce2" office:value-type="string" calcext:value-type="string">
            <text:p>Friendly Arm Inn, generic home</text:p>
          </table:table-cell>
          <table:table-cell table:number-columns-repeated="1019"/>
        </table:table-row>
        <table:table-row table:style-name="ro2">
          <table:table-cell table:style-name="ce2" office:value-type="string" calcext:value-type="string">
            <text:p>ar2306</text:p>
          </table:table-cell>
          <table:table-cell table:style-name="ce2" office:value-type="float" office:value="2306" calcext:value-type="float">
            <text:p>2306</text:p>
          </table:table-cell>
          <table:table-cell table:style-name="ce5"/>
          <table:table-cell office:value-type="string" calcext:value-type="string">
            <text:p>FriendlyArmInn_JoiasHouse</text:p>
          </table:table-cell>
          <table:table-cell table:style-name="ce2" office:value-type="string" calcext:value-type="string">
            <text:p>Friendly Arm Inn, Joia's home</text:p>
          </table:table-cell>
          <table:table-cell table:number-columns-repeated="1019"/>
        </table:table-row>
        <table:table-row table:style-name="ro2">
          <table:table-cell table:style-name="ce2" office:value-type="string" calcext:value-type="string">
            <text:p>ar2400</text:p>
          </table:table-cell>
          <table:table-cell table:style-name="ce2" office:value-type="float" office:value="2400" calcext:value-type="float">
            <text:p>2400</text:p>
          </table:table-cell>
          <table:table-cell table:style-name="ce5" office:value-type="string" calcext:value-type="string">
            <text:p>ar2400</text:p>
          </table:table-cell>
          <table:table-cell office:value-type="string" calcext:value-type="string">
            <text:p>Peldvale</text:p>
          </table:table-cell>
          <table:table-cell table:style-name="ce2" office:value-type="string" calcext:value-type="string">
            <text:p>Peldvale (Viconia, Raiken)</text:p>
          </table:table-cell>
          <table:table-cell table:style-name="ce9" office:value-type="string" calcext:value-type="string">
            <text:p>You find some bat droppings and see a squirrel on one of the trees. You find footprints, but only a few. Perhaps they belong to some poacher? You also notice light reflected in a pond, deeper, behind some trees. </text:p>
          </table:table-cell>
          <table:table-cell table:number-columns-repeated="1018"/>
        </table:table-row>
        <table:table-row table:style-name="ro2">
          <table:table-cell table:style-name="ce2" office:value-type="string" calcext:value-type="string">
            <text:p>ar2600</text:p>
          </table:table-cell>
          <table:table-cell table:style-name="ce2" office:value-type="float" office:value="2600" calcext:value-type="float">
            <text:p>2600</text:p>
          </table:table-cell>
          <table:table-cell table:style-name="ce5" office:value-type="string" calcext:value-type="string">
            <text:p>ar2600</text:p>
          </table:table-cell>
          <table:table-cell office:value-type="string" calcext:value-type="string">
            <text:p>Candlekeep</text:p>
          </table:table-cell>
          <table:table-cell table:style-name="ce2" office:value-type="string" calcext:value-type="string">
            <text:p>Candlekeep (prologue), exterior</text:p>
          </table:table-cell>
          <table:table-cell table:style-name="ce9" office:value-type="string" calcext:value-type="string">
            <text:p>You find many shoeprints left by primitive sandals used by many monks from Candlekeep. You can also hear a seagull and when you look up, that is exactly what you see. </text:p>
          </table:table-cell>
          <table:table-cell table:number-columns-repeated="1018"/>
        </table:table-row>
        <table:table-row table:style-name="ro2">
          <table:table-cell table:style-name="ce2" office:value-type="string" calcext:value-type="string">
            <text:p>ar2602</text:p>
          </table:table-cell>
          <table:table-cell table:style-name="ce2" office:value-type="float" office:value="2602" calcext:value-type="float">
            <text:p>2602</text:p>
          </table:table-cell>
          <table:table-cell table:style-name="ce5"/>
          <table:table-cell office:value-type="string" calcext:value-type="string">
            <text:p>Candlekeep_PriestsQuarters</text:p>
          </table:table-cell>
          <table:table-cell table:style-name="ce2" office:value-type="string" calcext:value-type="string">
            <text:p>Candlekeep (prologue), Priest's Quarters (Shank)</text:p>
          </table:table-cell>
          <table:table-cell table:number-columns-repeated="1019"/>
        </table:table-row>
        <table:table-row table:style-name="ro2">
          <table:table-cell table:style-name="ce2" office:value-type="string" calcext:value-type="string">
            <text:p>ar2605</text:p>
          </table:table-cell>
          <table:table-cell table:style-name="ce2" office:value-type="float" office:value="2605" calcext:value-type="float">
            <text:p>2605</text:p>
          </table:table-cell>
          <table:table-cell table:style-name="ce5" office:value-type="string" calcext:value-type="string">
            <text:p>ar2605</text:p>
          </table:table-cell>
          <table:table-cell office:value-type="string" calcext:value-type="string">
            <text:p>Candlekeep_Infirmary</text:p>
          </table:table-cell>
          <table:table-cell table:style-name="ce2" office:value-type="string" calcext:value-type="string">
            <text:p>Candlekeep (prologue), infirmary</text:p>
          </table:table-cell>
          <table:table-cell table:style-name="ce10" office:value-type="string" calcext:value-type="string">
            <text:p>You can feel the smell of medicine. </text:p>
          </table:table-cell>
          <table:table-cell table:number-columns-repeated="1018"/>
        </table:table-row>
        <table:table-row table:style-name="ro2">
          <table:table-cell table:style-name="ce2" office:value-type="string" calcext:value-type="string">
            <text:p>ar2606</text:p>
          </table:table-cell>
          <table:table-cell table:style-name="ce2" office:value-type="float" office:value="2606" calcext:value-type="float">
            <text:p>2606</text:p>
          </table:table-cell>
          <table:table-cell table:style-name="ce5"/>
          <table:table-cell office:value-type="string" calcext:value-type="string">
            <text:p>Candlekeep_Storehouse</text:p>
          </table:table-cell>
          <table:table-cell table:style-name="ce2" office:value-type="string" calcext:value-type="string">
            <text:p>Candlekeep (prologue), storehouse</text:p>
          </table:table-cell>
          <table:table-cell table:number-columns-repeated="1019"/>
        </table:table-row>
        <table:table-row table:style-name="ro2">
          <table:table-cell table:style-name="ce2" office:value-type="string" calcext:value-type="string">
            <text:p>ar2607</text:p>
          </table:table-cell>
          <table:table-cell table:style-name="ce2" office:value-type="float" office:value="2607" calcext:value-type="float">
            <text:p>2607</text:p>
          </table:table-cell>
          <table:table-cell table:style-name="ce5"/>
          <table:table-cell office:value-type="string" calcext:value-type="string">
            <text:p>Candlekeep_Bunkhouse</text:p>
          </table:table-cell>
          <table:table-cell table:style-name="ce2" office:value-type="string" calcext:value-type="string">
            <text:p>Candlekeep (prologue), bunkhouse (Carbos)</text:p>
          </table:table-cell>
          <table:table-cell table:number-columns-repeated="1019"/>
        </table:table-row>
        <table:table-row table:style-name="ro2">
          <table:table-cell table:style-name="ce2" office:value-type="string" calcext:value-type="string">
            <text:p>ar2608</text:p>
          </table:table-cell>
          <table:table-cell table:style-name="ce2" office:value-type="float" office:value="2608" calcext:value-type="float">
            <text:p>2608</text:p>
          </table:table-cell>
          <table:table-cell table:style-name="ce5"/>
          <table:table-cell office:value-type="string" calcext:value-type="string">
            <text:p>Candlekeep_Library_L1</text:p>
          </table:table-cell>
          <table:table-cell table:style-name="ce2" office:value-type="string" calcext:value-type="string">
            <text:p>Candlekeep Citadel, ground floor (Karan)</text:p>
          </table:table-cell>
          <table:table-cell table:number-columns-repeated="1019"/>
        </table:table-row>
        <table:table-row table:style-name="ro2">
          <table:table-cell table:style-name="ce2" office:value-type="string" calcext:value-type="string">
            <text:p>ar2609</text:p>
          </table:table-cell>
          <table:table-cell table:style-name="ce2" office:value-type="float" office:value="2609" calcext:value-type="float">
            <text:p>2609</text:p>
          </table:table-cell>
          <table:table-cell table:style-name="ce5"/>
          <table:table-cell office:value-type="string" calcext:value-type="string">
            <text:p>Candlekeep_Library_L2</text:p>
          </table:table-cell>
          <table:table-cell table:style-name="ce2" office:value-type="string" calcext:value-type="string">
            <text:p>Candlekeep Citadel, second floor (Koveras)</text:p>
          </table:table-cell>
          <table:table-cell table:number-columns-repeated="1019"/>
        </table:table-row>
        <table:table-row table:style-name="ro2">
          <table:table-cell table:style-name="ce2" office:value-type="string" calcext:value-type="string">
            <text:p>ar2610</text:p>
          </table:table-cell>
          <table:table-cell table:style-name="ce2" office:value-type="float" office:value="2610" calcext:value-type="float">
            <text:p>2610</text:p>
          </table:table-cell>
          <table:table-cell table:style-name="ce5"/>
          <table:table-cell office:value-type="string" calcext:value-type="string">
            <text:p>Candlekeep_Library_L3</text:p>
          </table:table-cell>
          <table:table-cell table:style-name="ce2" office:value-type="string" calcext:value-type="string">
            <text:p>Candlekeep Citadel, third floor (Rieltar, Brunos Costak, Tuth and Kestor)</text:p>
          </table:table-cell>
          <table:table-cell table:number-columns-repeated="1019"/>
        </table:table-row>
        <table:table-row table:style-name="ro2">
          <table:table-cell table:style-name="ce2" office:value-type="string" calcext:value-type="string">
            <text:p>ar2611</text:p>
          </table:table-cell>
          <table:table-cell table:style-name="ce2" office:value-type="float" office:value="2611" calcext:value-type="float">
            <text:p>2611</text:p>
          </table:table-cell>
          <table:table-cell table:style-name="ce5"/>
          <table:table-cell office:value-type="string" calcext:value-type="string">
            <text:p>Candlekeep_Library_L4</text:p>
          </table:table-cell>
          <table:table-cell table:style-name="ce2" office:value-type="string" calcext:value-type="string">
            <text:p>Candlekeep Citadel, fourth floor (Shistal)</text:p>
          </table:table-cell>
          <table:table-cell table:number-columns-repeated="1019"/>
        </table:table-row>
        <table:table-row table:style-name="ro2">
          <table:table-cell table:style-name="ce2" office:value-type="string" calcext:value-type="string">
            <text:p>ar2612</text:p>
          </table:table-cell>
          <table:table-cell table:style-name="ce2" office:value-type="float" office:value="2612" calcext:value-type="float">
            <text:p>2612</text:p>
          </table:table-cell>
          <table:table-cell table:style-name="ce5" office:value-type="string" calcext:value-type="string">
            <text:p>ar2612</text:p>
          </table:table-cell>
          <table:table-cell office:value-type="string" calcext:value-type="string">
            <text:p>Candlekeep_Library_L5</text:p>
          </table:table-cell>
          <table:table-cell table:style-name="ce2" office:value-type="string" calcext:value-type="string">
            <text:p>Candlekeep Citadel, fifth floor (Gorion's old room)</text:p>
          </table:table-cell>
          <table:table-cell table:style-name="ce10" office:value-type="string" calcext:value-type="string">
            <text:p>If your memory is correct, this is the level on which Gorion had his room. </text:p>
          </table:table-cell>
          <table:table-cell table:number-columns-repeated="1018"/>
        </table:table-row>
        <table:table-row table:style-name="ro2">
          <table:table-cell table:style-name="ce2" office:value-type="string" calcext:value-type="string">
            <text:p>ar2613</text:p>
          </table:table-cell>
          <table:table-cell table:style-name="ce2" office:value-type="float" office:value="2613" calcext:value-type="float">
            <text:p>2613</text:p>
          </table:table-cell>
          <table:table-cell table:style-name="ce5" office:value-type="string" calcext:value-type="string">
            <text:p>ar2613</text:p>
          </table:table-cell>
          <table:table-cell office:value-type="string" calcext:value-type="string">
            <text:p>Candlekeep_Catacombs_L1Antechamber</text:p>
          </table:table-cell>
          <table:table-cell table:style-name="ce2" office:value-type="string" calcext:value-type="string">
            <text:p>Candlekeep Catacombs, entrance area</text:p>
          </table:table-cell>
          <table:table-cell table:style-name="ce9" office:value-type="string" calcext:value-type="string">
            <text:p>The air here is quite cold. </text:p>
          </table:table-cell>
          <table:table-cell table:number-columns-repeated="1018"/>
        </table:table-row>
        <table:table-row table:style-name="ro2">
          <table:table-cell table:style-name="ce2" office:value-type="string" calcext:value-type="string">
            <text:p>ar2614</text:p>
          </table:table-cell>
          <table:table-cell table:style-name="ce2" office:value-type="float" office:value="2614" calcext:value-type="float">
            <text:p>2614</text:p>
          </table:table-cell>
          <table:table-cell table:style-name="ce5"/>
          <table:table-cell office:value-type="string" calcext:value-type="string">
            <text:p>Candlekeep_Library_L6</text:p>
          </table:table-cell>
          <table:table-cell table:style-name="ce2" office:value-type="string" calcext:value-type="string">
            <text:p>Candlekeep Citadel, sixth floor (Ulraunt, Tethtoril)</text:p>
          </table:table-cell>
          <table:table-cell table:number-columns-repeated="1019"/>
        </table:table-row>
        <table:table-row table:style-name="ro2">
          <table:table-cell table:style-name="ce2" office:value-type="string" calcext:value-type="string">
            <text:p>ar2615</text:p>
          </table:table-cell>
          <table:table-cell table:style-name="ce2" office:value-type="float" office:value="2615" calcext:value-type="float">
            <text:p>2615</text:p>
          </table:table-cell>
          <table:table-cell table:style-name="ce5" office:value-type="string" calcext:value-type="string">
            <text:p>ar2615</text:p>
          </table:table-cell>
          <table:table-cell office:value-type="string" calcext:value-type="string">
            <text:p>Candlekeep_Catacombs_L1</text:p>
          </table:table-cell>
          <table:table-cell table:style-name="ce2" office:value-type="string" calcext:value-type="string">
            <text:p>Candlekeep Catacombs, first level</text:p>
          </table:table-cell>
          <table:table-cell table:style-name="ce9" office:value-type="string" calcext:value-type="string">
            <text:p>You can smell death. But... it's not just the smell. You see some skeletal footprints left in the dust, and some that might have been left by other creatures. They look strange... you should be careful. You also see some cobwebs, so... there may also be some spiders around. It's hard to say if those were left by some small harvesters or giant spiders. </text:p>
          </table:table-cell>
          <table:table-cell table:number-columns-repeated="1018"/>
        </table:table-row>
        <table:table-row table:style-name="ro2">
          <table:table-cell table:style-name="ce2" office:value-type="string" calcext:value-type="string">
            <text:p>ar2616</text:p>
          </table:table-cell>
          <table:table-cell table:style-name="ce2" office:value-type="float" office:value="2616" calcext:value-type="float">
            <text:p>2616</text:p>
          </table:table-cell>
          <table:table-cell table:style-name="ce5" office:value-type="string" calcext:value-type="string">
            <text:p>ar2616</text:p>
          </table:table-cell>
          <table:table-cell office:value-type="string" calcext:value-type="string">
            <text:p>Candlekeep_Inn_L1</text:p>
          </table:table-cell>
          <table:table-cell table:style-name="ce2" office:value-type="string" calcext:value-type="string">
            <text:p>Candlekeep (prologue), Inn ground floor</text:p>
          </table:table-cell>
          <table:table-cell table:style-name="ce9" office:value-type="string" calcext:value-type="string">
            <text:p>There are some people inside the inn. And there is also Winthrop. You know him well enough to recognize him by smell of his clothes. They smell like the onion soup, herbs and ale.</text:p>
          </table:table-cell>
          <table:table-cell table:number-columns-repeated="1018"/>
        </table:table-row>
        <table:table-row table:style-name="ro2">
          <table:table-cell table:style-name="ce2" office:value-type="string" calcext:value-type="string">
            <text:p>ar2617</text:p>
          </table:table-cell>
          <table:table-cell table:style-name="ce2" office:value-type="float" office:value="2617" calcext:value-type="float">
            <text:p>2617</text:p>
          </table:table-cell>
          <table:table-cell table:style-name="ce5"/>
          <table:table-cell office:value-type="string" calcext:value-type="string">
            <text:p>Candlekeep_Inn_L2</text:p>
          </table:table-cell>
          <table:table-cell table:style-name="ce2" office:value-type="string" calcext:value-type="string">
            <text:p>Candlekeep (prologue), Inn second floor</text:p>
          </table:table-cell>
          <table:table-cell table:number-columns-repeated="1019"/>
        </table:table-row>
        <table:table-row table:style-name="ro2">
          <table:table-cell table:style-name="ce2" office:value-type="string" calcext:value-type="string">
            <text:p>ar2618</text:p>
          </table:table-cell>
          <table:table-cell table:style-name="ce2" office:value-type="float" office:value="2618" calcext:value-type="float">
            <text:p>2618</text:p>
          </table:table-cell>
          <table:table-cell table:style-name="ce5" office:value-type="string" calcext:value-type="string">
            <text:p>ar2618</text:p>
          </table:table-cell>
          <table:table-cell office:value-type="string" calcext:value-type="string">
            <text:p>Candlekeep_Barracks</text:p>
          </table:table-cell>
          <table:table-cell table:style-name="ce2" office:value-type="string" calcext:value-type="string">
            <text:p>Candlekeep (prologue), barracks</text:p>
          </table:table-cell>
          <table:table-cell table:style-name="ce9" office:value-type="string" calcext:value-type="string">
            <text:p>You can smell the men's sweat. </text:p>
          </table:table-cell>
          <table:table-cell table:number-columns-repeated="1018"/>
        </table:table-row>
        <table:table-row table:style-name="ro2">
          <table:table-cell table:style-name="ce2" office:value-type="string" calcext:value-type="string">
            <text:p>ar2619</text:p>
          </table:table-cell>
          <table:table-cell table:style-name="ce2" office:value-type="float" office:value="2619" calcext:value-type="float">
            <text:p>2619</text:p>
          </table:table-cell>
          <table:table-cell table:style-name="ce5" office:value-type="string" calcext:value-type="string">
            <text:p>ar2619</text:p>
          </table:table-cell>
          <table:table-cell office:value-type="string" calcext:value-type="string">
            <text:p>Candlekeep_Catacombs_L2</text:p>
          </table:table-cell>
          <table:table-cell table:style-name="ce2" office:value-type="string" calcext:value-type="string">
            <text:p>Candlekeep Catacombs, second level</text:p>
          </table:table-cell>
          <table:table-cell table:style-name="ce9" office:value-type="string" calcext:value-type="string">
            <text:p>This place reeks of death. But not just that... you find some weird footprints that change into normal ones. There may be shapeshifters around. </text:p>
          </table:table-cell>
          <table:table-cell table:number-columns-repeated="1018"/>
        </table:table-row>
        <table:table-row table:style-name="ro2">
          <table:table-cell table:style-name="ce2" office:value-type="string" calcext:value-type="string">
            <text:p>ar2626</text:p>
          </table:table-cell>
          <table:table-cell table:style-name="ce2" office:value-type="float" office:value="2626" calcext:value-type="float">
            <text:p>2626</text:p>
          </table:table-cell>
          <table:table-cell table:style-name="ce5" office:value-type="string" calcext:value-type="string">
            <text:p>ar2626</text:p>
          </table:table-cell>
          <table:table-cell office:value-type="string" calcext:value-type="string">
            <text:p>Candlekeep_Ch6</text:p>
          </table:table-cell>
          <table:table-cell table:style-name="ce2" office:value-type="string" calcext:value-type="string">
            <text:p>Candlekeep (chapter 6), exterior</text:p>
          </table:table-cell>
          <table:table-cell table:style-name="ce11" office:value-type="string" calcext:value-type="string">
            <text:p>You find many shoeprints left by primitive sandals used by the monks from Candlekeep. You can also hear a seagull and when you look up, that is exactly what you see. However, it looks like there are also some shoeprints of men in full armor, as those prints are deeper than those of the monks., mostly because those people have more weight on them.</text:p>
          </table:table-cell>
          <table:table-cell table:number-columns-repeated="1018"/>
        </table:table-row>
        <table:table-row table:style-name="ro2">
          <table:table-cell table:style-name="ce2" office:value-type="string" calcext:value-type="string">
            <text:p>ar2627</text:p>
          </table:table-cell>
          <table:table-cell table:style-name="ce2" office:value-type="float" office:value="2627" calcext:value-type="float">
            <text:p>2627</text:p>
          </table:table-cell>
          <table:table-cell table:style-name="ce5"/>
          <table:table-cell office:value-type="string" calcext:value-type="string">
            <text:p>Candlekeep_Ch6_PriestsQuarters</text:p>
          </table:table-cell>
          <table:table-cell table:style-name="ce2" office:value-type="string" calcext:value-type="string">
            <text:p>Candlekeep (chapter 6), Priest's Quarters</text:p>
          </table:table-cell>
          <table:table-cell table:number-columns-repeated="1019"/>
        </table:table-row>
        <table:table-row table:style-name="ro2">
          <table:table-cell table:style-name="ce2" office:value-type="string" calcext:value-type="string">
            <text:p>ar2628</text:p>
          </table:table-cell>
          <table:table-cell table:style-name="ce2" office:value-type="float" office:value="2628" calcext:value-type="float">
            <text:p>2628</text:p>
          </table:table-cell>
          <table:table-cell table:style-name="ce5"/>
          <table:table-cell office:value-type="string" calcext:value-type="string">
            <text:p>Candlekeep_Ch6_Storehouse</text:p>
          </table:table-cell>
          <table:table-cell table:style-name="ce2" office:value-type="string" calcext:value-type="string">
            <text:p>Candlekeep (chapter 6), storehouse</text:p>
          </table:table-cell>
          <table:table-cell table:number-columns-repeated="1019"/>
        </table:table-row>
        <table:table-row table:style-name="ro2">
          <table:table-cell table:style-name="ce2" office:value-type="string" calcext:value-type="string">
            <text:p>ar2629</text:p>
          </table:table-cell>
          <table:table-cell table:style-name="ce2" office:value-type="float" office:value="2629" calcext:value-type="float">
            <text:p>2629</text:p>
          </table:table-cell>
          <table:table-cell table:style-name="ce5"/>
          <table:table-cell office:value-type="string" calcext:value-type="string">
            <text:p>Candlekeep_Ch6_Inn_L1</text:p>
          </table:table-cell>
          <table:table-cell table:style-name="ce2" office:value-type="string" calcext:value-type="string">
            <text:p>Candlekeep (chapter 6), Inn ground floor</text:p>
          </table:table-cell>
          <table:table-cell table:number-columns-repeated="1019"/>
        </table:table-row>
        <table:table-row table:style-name="ro2">
          <table:table-cell table:style-name="ce2" office:value-type="string" calcext:value-type="string">
            <text:p>ar2630</text:p>
          </table:table-cell>
          <table:table-cell table:style-name="ce2" office:value-type="float" office:value="2630" calcext:value-type="float">
            <text:p>2630</text:p>
          </table:table-cell>
          <table:table-cell table:style-name="ce5"/>
          <table:table-cell office:value-type="string" calcext:value-type="string">
            <text:p>Candlekeep_Ch6_Inn_L2</text:p>
          </table:table-cell>
          <table:table-cell table:style-name="ce2" office:value-type="string" calcext:value-type="string">
            <text:p>Candlekeep (chapter 6), Inn second floor</text:p>
          </table:table-cell>
          <table:table-cell table:number-columns-repeated="1019"/>
        </table:table-row>
        <table:table-row table:style-name="ro2">
          <table:table-cell table:style-name="ce2" office:value-type="string" calcext:value-type="string">
            <text:p>ar2631</text:p>
          </table:table-cell>
          <table:table-cell table:style-name="ce2" office:value-type="float" office:value="2631" calcext:value-type="float">
            <text:p>2631</text:p>
          </table:table-cell>
          <table:table-cell table:style-name="ce5"/>
          <table:table-cell office:value-type="string" calcext:value-type="string">
            <text:p>Candlekeep_Ch6_Barracks</text:p>
          </table:table-cell>
          <table:table-cell table:style-name="ce2" office:value-type="string" calcext:value-type="string">
            <text:p>Candlekeep (chapter 6), barracks</text:p>
          </table:table-cell>
          <table:table-cell table:number-columns-repeated="1019"/>
        </table:table-row>
        <table:table-row table:style-name="ro2">
          <table:table-cell table:style-name="ce2" office:value-type="string" calcext:value-type="string">
            <text:p>ar2632</text:p>
          </table:table-cell>
          <table:table-cell table:style-name="ce2" office:value-type="float" office:value="2632" calcext:value-type="float">
            <text:p>2632</text:p>
          </table:table-cell>
          <table:table-cell table:style-name="ce5"/>
          <table:table-cell office:value-type="string" calcext:value-type="string">
            <text:p>Candlekeep_Ch6_Bunkhouse</text:p>
          </table:table-cell>
          <table:table-cell table:style-name="ce2" office:value-type="string" calcext:value-type="string">
            <text:p>Candlekeep (chapter 6), bunkhouse</text:p>
          </table:table-cell>
          <table:table-cell table:number-columns-repeated="1019"/>
        </table:table-row>
        <table:table-row table:style-name="ro2">
          <table:table-cell table:style-name="ce2" office:value-type="string" calcext:value-type="string">
            <text:p>ar2633</text:p>
          </table:table-cell>
          <table:table-cell table:style-name="ce2" office:value-type="float" office:value="2633" calcext:value-type="float">
            <text:p>2633</text:p>
          </table:table-cell>
          <table:table-cell table:style-name="ce5" office:value-type="string" calcext:value-type="string">
            <text:p>ar2633</text:p>
          </table:table-cell>
          <table:table-cell office:value-type="string" calcext:value-type="string">
            <text:p>Candlekeep_Ch6_Infirmary</text:p>
          </table:table-cell>
          <table:table-cell table:style-name="ce2" office:value-type="string" calcext:value-type="string">
            <text:p>Candlekeep (chapter 6), infirmary</text:p>
          </table:table-cell>
          <table:table-cell table:style-name="ce9" office:value-type="string" calcext:value-type="string">
            <text:p>You feel the smell of medicine and alcohol in here.</text:p>
          </table:table-cell>
          <table:table-cell table:number-columns-repeated="1018"/>
        </table:table-row>
        <table:table-row table:style-name="ro2">
          <table:table-cell table:style-name="ce2" office:value-type="string" calcext:value-type="string">
            <text:p>ar2643</text:p>
          </table:table-cell>
          <table:table-cell table:style-name="ce2" office:value-type="float" office:value="2643" calcext:value-type="float">
            <text:p>2643</text:p>
          </table:table-cell>
          <table:table-cell table:style-name="ce5" office:value-type="string" calcext:value-type="string">
            <text:p>ar2643</text:p>
          </table:table-cell>
          <table:table-cell office:value-type="string" calcext:value-type="string">
            <text:p>Candlekeep_ObesCellar</text:p>
          </table:table-cell>
          <table:table-cell table:style-name="ce2" office:value-type="string" calcext:value-type="string">
            <text:p>Candlekeep (prologue), warehouse (Obe's party combat training)</text:p>
          </table:table-cell>
          <table:table-cell table:style-name="ce9" office:value-type="string" calcext:value-type="string">
            <text:p>This place smells of rats. </text:p>
          </table:table-cell>
          <table:table-cell table:number-columns-repeated="1018"/>
        </table:table-row>
        <table:table-row table:style-name="ro2">
          <table:table-cell table:style-name="ce2" office:value-type="string" calcext:value-type="string">
            <text:p>ar2700</text:p>
          </table:table-cell>
          <table:table-cell table:style-name="ce2" office:value-type="float" office:value="2700" calcext:value-type="float">
            <text:p>2700</text:p>
          </table:table-cell>
          <table:table-cell table:style-name="ce5" office:value-type="string" calcext:value-type="string">
            <text:p>ar2700</text:p>
          </table:table-cell>
          <table:table-cell office:value-type="string" calcext:value-type="string">
            <text:p>LionsWay</text:p>
          </table:table-cell>
          <table:table-cell table:style-name="ce2" office:value-type="string" calcext:value-type="string">
            <text:p>Lion's Way (E of Candlekeep, Gorion's ambush, Imoen, Xzar, Montaron)</text:p>
          </table:table-cell>
          <table:table-cell table:style-name="ce9" office:value-type="string" calcext:value-type="string">
            <text:p>You find some shoeprints here, as well as prints of some wild animals. Most likely wolves. </text:p>
          </table:table-cell>
          <table:table-cell table:number-columns-repeated="1018"/>
        </table:table-row>
        <table:table-row table:style-name="ro2">
          <table:table-cell table:style-name="ce2" office:value-type="string" calcext:value-type="string">
            <text:p>ar2800</text:p>
          </table:table-cell>
          <table:table-cell table:style-name="ce2" office:value-type="float" office:value="2800" calcext:value-type="float">
            <text:p>2800</text:p>
          </table:table-cell>
          <table:table-cell table:style-name="ce5" office:value-type="string" calcext:value-type="string">
            <text:p>ar2800</text:p>
          </table:table-cell>
          <table:table-cell office:value-type="string" calcext:value-type="string">
            <text:p>CoastWay</text:p>
          </table:table-cell>
          <table:table-cell table:style-name="ce2" office:value-type="string" calcext:value-type="string">
            <text:p>Coast Way (S of Friendly Arm Inn, destroyed caravan)</text:p>
          </table:table-cell>
          <table:table-cell table:style-name="ce9" office:value-type="string" calcext:value-type="string">
            <text:p>There are many shoeprints in the area. Some of them belong to human. You find some dried blood, so someone got hurt during the travel or... perhaps he or she was attacked by bandits? You also find some other marks that suggest activity of some other small creatures. </text:p>
          </table:table-cell>
          <table:table-cell table:number-columns-repeated="1018"/>
        </table:table-row>
        <table:table-row table:style-name="ro2">
          <table:table-cell table:style-name="ce2" office:value-type="string" calcext:value-type="string">
            <text:p>ar2900</text:p>
          </table:table-cell>
          <table:table-cell table:style-name="ce2" office:value-type="float" office:value="2900" calcext:value-type="float">
            <text:p>2900</text:p>
          </table:table-cell>
          <table:table-cell table:style-name="ce5" office:value-type="string" calcext:value-type="string">
            <text:p>ar2900</text:p>
          </table:table-cell>
          <table:table-cell office:value-type="string" calcext:value-type="string">
            <text:p>Larswood</text:p>
          </table:table-cell>
          <table:table-cell table:style-name="ce2" office:value-type="string" calcext:value-type="string">
            <text:p>Larswood (Teven, Osmadi, Corsone)</text:p>
          </table:table-cell>
          <table:table-cell table:style-name="ce9" office:value-type="string" calcext:value-type="string">
            <text:p>You find signs of activity of many wild animals... However, you also find few a shoeprints that lead to north-east part of this area. They might have belonged to a man.</text:p>
          </table:table-cell>
          <table:table-cell table:number-columns-repeated="1018"/>
        </table:table-row>
        <table:table-row table:style-name="ro2">
          <table:table-cell table:style-name="ce2" office:value-type="string" calcext:value-type="string">
            <text:p>ar3000</text:p>
          </table:table-cell>
          <table:table-cell table:style-name="ce2" office:value-type="float" office:value="3000" calcext:value-type="float">
            <text:p>3000</text:p>
          </table:table-cell>
          <table:table-cell table:style-name="ce5" office:value-type="string" calcext:value-type="string">
            <text:p>ar3000</text:p>
          </table:table-cell>
          <table:table-cell office:value-type="string" calcext:value-type="string">
            <text:p>SpiderWood</text:p>
          </table:table-cell>
          <table:table-cell table:style-name="ce2" office:value-type="string" calcext:value-type="string">
            <text:p>Spider Wood (E of Larswood, Thayvian Red Wizards)</text:p>
          </table:table-cell>
          <table:table-cell table:style-name="ce9" office:value-type="string" calcext:value-type="string">
            <text:p>You find many cobwebs and a skeleton of a bat that must have fallen into a deadly trap. You also find some footprints, but... interestingly, they do not look like these people were carrying much. The prints are quite shallow. </text:p>
          </table:table-cell>
          <table:table-cell table:number-columns-repeated="1018"/>
        </table:table-row>
        <table:table-row table:style-name="ro2">
          <table:table-cell table:style-name="ce2" office:value-type="string" calcext:value-type="string">
            <text:p>ar3100</text:p>
          </table:table-cell>
          <table:table-cell table:style-name="ce2" office:value-type="float" office:value="3100" calcext:value-type="float">
            <text:p>3100</text:p>
          </table:table-cell>
          <table:table-cell table:style-name="ce5" office:value-type="string" calcext:value-type="string">
            <text:p>ar3100</text:p>
          </table:table-cell>
          <table:table-cell office:value-type="string" calcext:value-type="string">
            <text:p>ShipwrecksCoast</text:p>
          </table:table-cell>
          <table:table-cell table:style-name="ce2" office:value-type="string" calcext:value-type="string">
            <text:p>Shipwreck's Coast (S of Candlekeep, Shoal, Droth, Mad Arcand, Surgeon)</text:p>
          </table:table-cell>
          <table:table-cell table:style-name="ce9" office:value-type="string" calcext:value-type="string">
            <text:p>You find footprints of many giant humanoids. Ogre. Ogrillons. Perhaps some half-ogres. There are also some that might have belonged to humans or other not-so-giant humanoids, but there aren't many of those. Perhaps they were left by a hunter or... a fisherman? You can see the sea on the horizon, after all, it could be tempting for those that like fishing or earn gold by providing such "scaled goods". </text:p>
          </table:table-cell>
          <table:table-cell table:number-columns-repeated="1018"/>
        </table:table-row>
        <table:table-row table:style-name="ro2">
          <table:table-cell table:style-name="ce2" office:value-type="string" calcext:value-type="string">
            <text:p>ar3200</text:p>
          </table:table-cell>
          <table:table-cell table:style-name="ce2" office:value-type="float" office:value="3200" calcext:value-type="float">
            <text:p>3200</text:p>
          </table:table-cell>
          <table:table-cell table:style-name="ce5" office:value-type="string" calcext:value-type="string">
            <text:p>ar3200</text:p>
          </table:table-cell>
          <table:table-cell office:value-type="string" calcext:value-type="string">
            <text:p>HighHedge</text:p>
          </table:table-cell>
          <table:table-cell table:style-name="ce2" office:value-type="string" calcext:value-type="string">
            <text:p>High Hedge, exterior (Kivan)</text:p>
          </table:table-cell>
          <table:table-cell table:style-name="ce9" office:value-type="string" calcext:value-type="string">
            <text:p>You find many footprints here. Some that could belong to men and women from the nearby settlement, some that could belong to gnolls... but you also see some cobwebs and a skull, so... who knows what you may encounter here. However, between the trees, you also notice some sort of building. Some of the human shoeprints lead in that direction. </text:p>
          </table:table-cell>
          <table:table-cell table:number-columns-repeated="1018"/>
        </table:table-row>
        <table:table-row table:style-name="ro2">
          <table:table-cell table:style-name="ce2" office:value-type="string" calcext:value-type="string">
            <text:p>ar3201</text:p>
          </table:table-cell>
          <table:table-cell table:style-name="ce2" office:value-type="float" office:value="3201" calcext:value-type="float">
            <text:p>3201</text:p>
          </table:table-cell>
          <table:table-cell table:style-name="ce5"/>
          <table:table-cell office:value-type="string" calcext:value-type="string">
            <text:p>HighHedge_House</text:p>
          </table:table-cell>
          <table:table-cell table:style-name="ce2" office:value-type="string" calcext:value-type="string">
            <text:p>High Hedge, generic house</text:p>
          </table:table-cell>
          <table:table-cell table:number-columns-repeated="1019"/>
        </table:table-row>
        <table:table-row table:style-name="ro2">
          <table:table-cell table:style-name="ce2" office:value-type="string" calcext:value-type="string">
            <text:p>ar3202</text:p>
          </table:table-cell>
          <table:table-cell table:style-name="ce2" office:value-type="float" office:value="3202" calcext:value-type="float">
            <text:p>3202</text:p>
          </table:table-cell>
          <table:table-cell table:style-name="ce5" office:value-type="string" calcext:value-type="string">
            <text:p>ar3202</text:p>
          </table:table-cell>
          <table:table-cell office:value-type="string" calcext:value-type="string">
            <text:p>HighHedge_ThalanthyrsAbode</text:p>
          </table:table-cell>
          <table:table-cell table:style-name="ce2" office:value-type="string" calcext:value-type="string">
            <text:p>High Hedge, interior (Thalantyr)</text:p>
          </table:table-cell>
          <table:table-cell table:style-name="ce9" office:value-type="string" calcext:value-type="string">
            <text:p>You hear a strange buzzing coming from the building's heart. </text:p>
          </table:table-cell>
          <table:table-cell table:number-columns-repeated="1018"/>
        </table:table-row>
        <table:table-row table:style-name="ro2">
          <table:table-cell table:style-name="ce2" office:value-type="string" calcext:value-type="string">
            <text:p>ar3300</text:p>
          </table:table-cell>
          <table:table-cell table:style-name="ce2" office:value-type="float" office:value="3300" calcext:value-type="float">
            <text:p>3300</text:p>
          </table:table-cell>
          <table:table-cell table:style-name="ce5" office:value-type="string" calcext:value-type="string">
            <text:p>ar3300</text:p>
          </table:table-cell>
          <table:table-cell office:value-type="string" calcext:value-type="string">
            <text:p>Beregost</text:p>
          </table:table-cell>
          <table:table-cell table:style-name="ce2" office:value-type="string" calcext:value-type="string">
            <text:p>Beregost (Garrick, Jovial Juggler, Feldepost's Inn, Burning Wizard, Red Sheaf))</text:p>
          </table:table-cell>
          <table:table-cell table:style-name="ce9" office:value-type="string" calcext:value-type="string">
            <text:p>You find many shoeprints that could have been left by men and women of many different races. You also find some marks that could have been made by horses, cows, chickens. </text:p>
          </table:table-cell>
          <table:table-cell table:number-columns-repeated="1018"/>
        </table:table-row>
        <table:table-row table:style-name="ro2">
          <table:table-cell table:style-name="ce2" office:value-type="string" calcext:value-type="string">
            <text:p>ar3301</text:p>
          </table:table-cell>
          <table:table-cell table:style-name="ce2" office:value-type="float" office:value="3301" calcext:value-type="float">
            <text:p>3301</text:p>
          </table:table-cell>
          <table:table-cell table:style-name="ce5" office:value-type="string" calcext:value-type="string">
            <text:p>ar3301</text:p>
          </table:table-cell>
          <table:table-cell office:value-type="string" calcext:value-type="string">
            <text:p>Beregost_ThunderhammerSmithy</text:p>
          </table:table-cell>
          <table:table-cell table:style-name="ce2" office:value-type="string" calcext:value-type="string">
            <text:p>Thunderhammer Smithy (Taerom Fuiruim)</text:p>
          </table:table-cell>
          <table:table-cell table:style-name="ce9" office:value-type="string" calcext:value-type="string">
            <text:p>This place has a scent of fire and metal.</text:p>
          </table:table-cell>
          <table:table-cell table:number-columns-repeated="1018"/>
        </table:table-row>
        <table:table-row table:style-name="ro2">
          <table:table-cell table:style-name="ce2" office:value-type="string" calcext:value-type="string">
            <text:p>ar3302</text:p>
          </table:table-cell>
          <table:table-cell table:style-name="ce2" office:value-type="float" office:value="3302" calcext:value-type="float">
            <text:p>3302</text:p>
          </table:table-cell>
          <table:table-cell table:style-name="ce5"/>
          <table:table-cell office:value-type="string" calcext:value-type="string">
            <text:p>Beregost_House19</text:p>
          </table:table-cell>
          <table:table-cell table:style-name="ce2" office:value-type="string" calcext:value-type="string">
            <text:p>Generic home</text:p>
          </table:table-cell>
          <table:table-cell table:number-columns-repeated="1019"/>
        </table:table-row>
        <table:table-row table:style-name="ro2">
          <table:table-cell table:style-name="ce2" office:value-type="string" calcext:value-type="string">
            <text:p>ar3303</text:p>
          </table:table-cell>
          <table:table-cell table:style-name="ce2" office:value-type="float" office:value="3303" calcext:value-type="float">
            <text:p>3303</text:p>
          </table:table-cell>
          <table:table-cell table:style-name="ce5" office:value-type="string" calcext:value-type="string">
            <text:p>ar3303</text:p>
          </table:table-cell>
          <table:table-cell office:value-type="string" calcext:value-type="string">
            <text:p>Beregost_RedSheaf_L2</text:p>
          </table:table-cell>
          <table:table-cell table:style-name="ce2" office:value-type="string" calcext:value-type="string">
            <text:p>Red Sheaf, second floor</text:p>
          </table:table-cell>
          <table:table-cell table:style-name="ce9" office:value-type="string" calcext:value-type="string">
            <text:p>You see a solitary shoe in the corner. It may be lonely. </text:p>
          </table:table-cell>
          <table:table-cell table:number-columns-repeated="1018"/>
        </table:table-row>
        <table:table-row table:style-name="ro2">
          <table:table-cell table:style-name="ce2" office:value-type="string" calcext:value-type="string">
            <text:p>ar3304</text:p>
          </table:table-cell>
          <table:table-cell table:style-name="ce2" office:value-type="float" office:value="3304" calcext:value-type="float">
            <text:p>3304</text:p>
          </table:table-cell>
          <table:table-cell table:style-name="ce5" office:value-type="string" calcext:value-type="string">
            <text:p>ar3304</text:p>
          </table:table-cell>
          <table:table-cell office:value-type="string" calcext:value-type="string">
            <text:p>Beregost_JovialJuggler_L1</text:p>
          </table:table-cell>
          <table:table-cell table:style-name="ce2" office:value-type="string" calcext:value-type="string">
            <text:p>Jovial Juggler, ground floor (Bjornin, Gurke)</text:p>
          </table:table-cell>
          <table:table-cell office:value-type="string" calcext:value-type="string">
            <text:p>The Jovial Juggler sure welcomes all sorts of customers. The air is filled with the smell of wine, perfume, sweat and food. </text:p>
          </table:table-cell>
          <table:table-cell table:number-columns-repeated="1018"/>
        </table:table-row>
        <table:table-row table:style-name="ro2">
          <table:table-cell table:style-name="ce2" office:value-type="string" calcext:value-type="string">
            <text:p>ar3305</text:p>
          </table:table-cell>
          <table:table-cell table:style-name="ce2" office:value-type="float" office:value="3305" calcext:value-type="float">
            <text:p>3305</text:p>
          </table:table-cell>
          <table:table-cell table:style-name="ce5"/>
          <table:table-cell office:value-type="string" calcext:value-type="string">
            <text:p>Beregost_JovialJuggler_L2F</text:p>
          </table:table-cell>
          <table:table-cell table:style-name="ce2" office:value-type="string" calcext:value-type="string">
            <text:p>Jovial Juggler, second floor front (Oogie)</text:p>
          </table:table-cell>
          <table:table-cell table:number-columns-repeated="1019"/>
        </table:table-row>
        <table:table-row table:style-name="ro2">
          <table:table-cell table:style-name="ce2" office:value-type="string" calcext:value-type="string">
            <text:p>ar3306</text:p>
          </table:table-cell>
          <table:table-cell table:style-name="ce2" office:value-type="float" office:value="3306" calcext:value-type="float">
            <text:p>3306</text:p>
          </table:table-cell>
          <table:table-cell table:style-name="ce5"/>
          <table:table-cell office:value-type="string" calcext:value-type="string">
            <text:p>Beregost_JovialJuggler_L2R</text:p>
          </table:table-cell>
          <table:table-cell table:style-name="ce2" office:value-type="string" calcext:value-type="string">
            <text:p>Jovial Juggler, second floor rear</text:p>
          </table:table-cell>
          <table:table-cell table:number-columns-repeated="1019"/>
        </table:table-row>
        <table:table-row table:style-name="ro2">
          <table:table-cell table:style-name="ce2" office:value-type="string" calcext:value-type="string">
            <text:p>ar3307</text:p>
          </table:table-cell>
          <table:table-cell table:style-name="ce2" office:value-type="float" office:value="3307" calcext:value-type="float">
            <text:p>3307</text:p>
          </table:table-cell>
          <table:table-cell table:style-name="ce5" office:value-type="string" calcext:value-type="string">
            <text:p>ar3307</text:p>
          </table:table-cell>
          <table:table-cell office:value-type="string" calcext:value-type="string">
            <text:p>Beregost_BurningWizard_L1</text:p>
          </table:table-cell>
          <table:table-cell table:style-name="ce2" office:value-type="string" calcext:value-type="string">
            <text:p>Burning Wizard, ground floor (Zhurlong)</text:p>
          </table:table-cell>
          <table:table-cell table:style-name="ce9" office:value-type="string" calcext:value-type="string">
            <text:p>You can smell wine. Mostly wine. </text:p>
          </table:table-cell>
          <table:table-cell table:number-columns-repeated="1018"/>
        </table:table-row>
        <table:table-row table:style-name="ro2">
          <table:table-cell table:style-name="ce2" office:value-type="string" calcext:value-type="string">
            <text:p>ar3308</text:p>
          </table:table-cell>
          <table:table-cell table:style-name="ce2" office:value-type="float" office:value="3308" calcext:value-type="float">
            <text:p>3308</text:p>
          </table:table-cell>
          <table:table-cell table:style-name="ce5"/>
          <table:table-cell office:value-type="string" calcext:value-type="string">
            <text:p>Beregost_BurningWizard_L2</text:p>
          </table:table-cell>
          <table:table-cell table:style-name="ce2" office:value-type="string" calcext:value-type="string">
            <text:p>Burning Wizard, second floor</text:p>
          </table:table-cell>
          <table:table-cell table:number-columns-repeated="1019"/>
        </table:table-row>
        <table:table-row table:style-name="ro2">
          <table:table-cell table:style-name="ce2" office:value-type="string" calcext:value-type="string">
            <text:p>ar3309</text:p>
          </table:table-cell>
          <table:table-cell table:style-name="ce2" office:value-type="float" office:value="3309" calcext:value-type="float">
            <text:p>3309</text:p>
          </table:table-cell>
          <table:table-cell table:style-name="ce5"/>
          <table:table-cell office:value-type="string" calcext:value-type="string">
            <text:p>Beregost_House13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10</text:p>
          </table:table-cell>
          <table:table-cell table:style-name="ce2" office:value-type="float" office:value="3310" calcext:value-type="float">
            <text:p>3310</text:p>
          </table:table-cell>
          <table:table-cell table:style-name="ce5"/>
          <table:table-cell office:value-type="string" calcext:value-type="string">
            <text:p>Beregost_House13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11</text:p>
          </table:table-cell>
          <table:table-cell table:style-name="ce2" office:value-type="float" office:value="3311" calcext:value-type="float">
            <text:p>3311</text:p>
          </table:table-cell>
          <table:table-cell table:style-name="ce5"/>
          <table:table-cell office:value-type="string" calcext:value-type="string">
            <text:p>Beregost_House12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12</text:p>
          </table:table-cell>
          <table:table-cell table:style-name="ce2" office:value-type="float" office:value="3312" calcext:value-type="float">
            <text:p>3312</text:p>
          </table:table-cell>
          <table:table-cell table:style-name="ce5"/>
          <table:table-cell office:value-type="string" calcext:value-type="string">
            <text:p>Beregost_House12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13</text:p>
          </table:table-cell>
          <table:table-cell table:style-name="ce2" office:value-type="float" office:value="3313" calcext:value-type="float">
            <text:p>3313</text:p>
          </table:table-cell>
          <table:table-cell table:style-name="ce5"/>
          <table:table-cell office:value-type="string" calcext:value-type="string">
            <text:p>Beregost_MiriannesHouse_L1</text:p>
          </table:table-cell>
          <table:table-cell table:style-name="ce2" office:value-type="string" calcext:value-type="string">
            <text:p>Mirianne's home, ground floor</text:p>
          </table:table-cell>
          <table:table-cell table:number-columns-repeated="1019"/>
        </table:table-row>
        <table:table-row table:style-name="ro2">
          <table:table-cell table:style-name="ce2" office:value-type="string" calcext:value-type="string">
            <text:p>ar3314</text:p>
          </table:table-cell>
          <table:table-cell table:style-name="ce2" office:value-type="float" office:value="3314" calcext:value-type="float">
            <text:p>3314</text:p>
          </table:table-cell>
          <table:table-cell table:style-name="ce5"/>
          <table:table-cell office:value-type="string" calcext:value-type="string">
            <text:p>Beregost_MiriannesHouse_L2</text:p>
          </table:table-cell>
          <table:table-cell table:style-name="ce2" office:value-type="string" calcext:value-type="string">
            <text:p>Mirianne's home, second floor</text:p>
          </table:table-cell>
          <table:table-cell table:number-columns-repeated="1019"/>
        </table:table-row>
        <table:table-row table:style-name="ro2">
          <table:table-cell table:style-name="ce2" office:value-type="string" calcext:value-type="string">
            <text:p>ar3315</text:p>
          </table:table-cell>
          <table:table-cell table:style-name="ce2" office:value-type="float" office:value="3315" calcext:value-type="float">
            <text:p>3315</text:p>
          </table:table-cell>
          <table:table-cell table:style-name="ce5" office:value-type="string" calcext:value-type="string">
            <text:p>ar3315</text:p>
          </table:table-cell>
          <table:table-cell office:value-type="string" calcext:value-type="string">
            <text:p>Beregost_LandrinsHouse</text:p>
          </table:table-cell>
          <table:table-cell table:style-name="ce2" office:value-type="string" calcext:value-type="string">
            <text:p>Landrin's home (spiders)</text:p>
          </table:table-cell>
          <table:table-cell table:style-name="ce9" office:value-type="string" calcext:value-type="string">
            <text:p>This house's furniture is covered by spider webs. </text:p>
          </table:table-cell>
          <table:table-cell table:number-columns-repeated="1018"/>
        </table:table-row>
        <table:table-row table:style-name="ro2">
          <table:table-cell table:style-name="ce2" office:value-type="string" calcext:value-type="string">
            <text:p>ar3316</text:p>
          </table:table-cell>
          <table:table-cell table:style-name="ce2" office:value-type="float" office:value="3316" calcext:value-type="float">
            <text:p>3316</text:p>
          </table:table-cell>
          <table:table-cell table:style-name="ce5"/>
          <table:table-cell office:value-type="string" calcext:value-type="string">
            <text:p>Beregost_House18</text:p>
          </table:table-cell>
          <table:table-cell table:style-name="ce2" office:value-type="string" calcext:value-type="string">
            <text:p>Generic home</text:p>
          </table:table-cell>
          <table:table-cell table:number-columns-repeated="1019"/>
        </table:table-row>
        <table:table-row table:style-name="ro2">
          <table:table-cell table:style-name="ce2" office:value-type="string" calcext:value-type="string">
            <text:p>ar3317</text:p>
          </table:table-cell>
          <table:table-cell table:style-name="ce2" office:value-type="float" office:value="3317" calcext:value-type="float">
            <text:p>3317</text:p>
          </table:table-cell>
          <table:table-cell table:style-name="ce5"/>
          <table:table-cell office:value-type="string" calcext:value-type="string">
            <text:p>Beregost_House17</text:p>
          </table:table-cell>
          <table:table-cell table:style-name="ce2" office:value-type="string" calcext:value-type="string">
            <text:p>Borland's home</text:p>
          </table:table-cell>
          <table:table-cell table:number-columns-repeated="1019"/>
        </table:table-row>
        <table:table-row table:style-name="ro2">
          <table:table-cell table:style-name="ce2" office:value-type="string" calcext:value-type="string">
            <text:p>ar3318</text:p>
          </table:table-cell>
          <table:table-cell table:style-name="ce2" office:value-type="float" office:value="3318" calcext:value-type="float">
            <text:p>3318</text:p>
          </table:table-cell>
          <table:table-cell table:style-name="ce5"/>
          <table:table-cell office:value-type="string" calcext:value-type="string">
            <text:p>Beregost_House15</text:p>
          </table:table-cell>
          <table:table-cell table:style-name="ce2" office:value-type="string" calcext:value-type="string">
            <text:p>Generic home</text:p>
          </table:table-cell>
          <table:table-cell table:number-columns-repeated="1019"/>
        </table:table-row>
        <table:table-row table:style-name="ro2">
          <table:table-cell table:style-name="ce2" office:value-type="string" calcext:value-type="string">
            <text:p>ar3319</text:p>
          </table:table-cell>
          <table:table-cell table:style-name="ce2" office:value-type="float" office:value="3319" calcext:value-type="float">
            <text:p>3319</text:p>
          </table:table-cell>
          <table:table-cell table:style-name="ce5"/>
          <table:table-cell office:value-type="string" calcext:value-type="string">
            <text:p>Beregost_House16</text:p>
          </table:table-cell>
          <table:table-cell table:style-name="ce2" office:value-type="string" calcext:value-type="string">
            <text:p>Galteran's home</text:p>
          </table:table-cell>
          <table:table-cell table:number-columns-repeated="1019"/>
        </table:table-row>
        <table:table-row table:style-name="ro2">
          <table:table-cell table:style-name="ce2" office:value-type="string" calcext:value-type="string">
            <text:p>ar3320</text:p>
          </table:table-cell>
          <table:table-cell table:style-name="ce2" office:value-type="float" office:value="3320" calcext:value-type="float">
            <text:p>3320</text:p>
          </table:table-cell>
          <table:table-cell table:style-name="ce5"/>
          <table:table-cell office:value-type="string" calcext:value-type="string">
            <text:p>Beregost_TravenhurstManor_L1</text:p>
          </table:table-cell>
          <table:table-cell table:style-name="ce2" office:value-type="string" calcext:value-type="string">
            <text:p>Travenhurst Manor, ground floor</text:p>
          </table:table-cell>
          <table:table-cell table:number-columns-repeated="1019"/>
        </table:table-row>
        <table:table-row table:style-name="ro2">
          <table:table-cell table:style-name="ce2" office:value-type="string" calcext:value-type="string">
            <text:p>ar3321</text:p>
          </table:table-cell>
          <table:table-cell table:style-name="ce2" office:value-type="float" office:value="3321" calcext:value-type="float">
            <text:p>3321</text:p>
          </table:table-cell>
          <table:table-cell table:style-name="ce5"/>
          <table:table-cell office:value-type="string" calcext:value-type="string">
            <text:p>Beregost_TravenhurstManor_L2</text:p>
          </table:table-cell>
          <table:table-cell table:style-name="ce2" office:value-type="string" calcext:value-type="string">
            <text:p>Travenhurst Manor, second floor</text:p>
          </table:table-cell>
          <table:table-cell table:number-columns-repeated="1019"/>
        </table:table-row>
        <table:table-row table:style-name="ro2">
          <table:table-cell table:style-name="ce2" office:value-type="string" calcext:value-type="string">
            <text:p>ar3322</text:p>
          </table:table-cell>
          <table:table-cell table:style-name="ce2" office:value-type="float" office:value="3322" calcext:value-type="float">
            <text:p>3322</text:p>
          </table:table-cell>
          <table:table-cell table:style-name="ce5"/>
          <table:table-cell office:value-type="string" calcext:value-type="string">
            <text:p>Beregost_ServantsQuarters</text:p>
          </table:table-cell>
          <table:table-cell table:style-name="ce2" office:value-type="string" calcext:value-type="string">
            <text:p>Travenhurst Manor, Servants' Quarters</text:p>
          </table:table-cell>
          <table:table-cell table:number-columns-repeated="1019"/>
        </table:table-row>
        <table:table-row table:style-name="ro2">
          <table:table-cell table:style-name="ce2" office:value-type="string" calcext:value-type="string">
            <text:p>ar3323</text:p>
          </table:table-cell>
          <table:table-cell table:style-name="ce2" office:value-type="float" office:value="3323" calcext:value-type="float">
            <text:p>3323</text:p>
          </table:table-cell>
          <table:table-cell table:style-name="ce5"/>
          <table:table-cell office:value-type="string" calcext:value-type="string">
            <text:p>Beregost_House20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24</text:p>
          </table:table-cell>
          <table:table-cell table:style-name="ce2" office:value-type="float" office:value="3324" calcext:value-type="float">
            <text:p>3324</text:p>
          </table:table-cell>
          <table:table-cell table:style-name="ce5"/>
          <table:table-cell office:value-type="string" calcext:value-type="string">
            <text:p>Beregost_House20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25</text:p>
          </table:table-cell>
          <table:table-cell table:style-name="ce2" office:value-type="float" office:value="3325" calcext:value-type="float">
            <text:p>3325</text:p>
          </table:table-cell>
          <table:table-cell table:style-name="ce5"/>
          <table:table-cell office:value-type="string" calcext:value-type="string">
            <text:p>Beregost_House23_L1</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26</text:p>
          </table:table-cell>
          <table:table-cell table:style-name="ce2" office:value-type="float" office:value="3326" calcext:value-type="float">
            <text:p>3326</text:p>
          </table:table-cell>
          <table:table-cell table:style-name="ce5"/>
          <table:table-cell office:value-type="string" calcext:value-type="string">
            <text:p>Beregost_House23_L2</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27</text:p>
          </table:table-cell>
          <table:table-cell table:style-name="ce2" office:value-type="float" office:value="3327" calcext:value-type="float">
            <text:p>3327</text:p>
          </table:table-cell>
          <table:table-cell table:style-name="ce5"/>
          <table:table-cell office:value-type="string" calcext:value-type="string">
            <text:p>Beregost_House14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28</text:p>
          </table:table-cell>
          <table:table-cell table:style-name="ce2" office:value-type="float" office:value="3328" calcext:value-type="float">
            <text:p>3328</text:p>
          </table:table-cell>
          <table:table-cell table:style-name="ce5"/>
          <table:table-cell office:value-type="string" calcext:value-type="string">
            <text:p>Beregost_House14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29</text:p>
          </table:table-cell>
          <table:table-cell table:style-name="ce2" office:value-type="float" office:value="3329" calcext:value-type="float">
            <text:p>3329</text:p>
          </table:table-cell>
          <table:table-cell table:style-name="ce5"/>
          <table:table-cell office:value-type="string" calcext:value-type="string">
            <text:p>Beregost_House21_L1</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30</text:p>
          </table:table-cell>
          <table:table-cell table:style-name="ce2" office:value-type="float" office:value="3330" calcext:value-type="float">
            <text:p>3330</text:p>
          </table:table-cell>
          <table:table-cell table:style-name="ce5"/>
          <table:table-cell office:value-type="string" calcext:value-type="string">
            <text:p>Beregost_House21_L2</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31</text:p>
          </table:table-cell>
          <table:table-cell table:style-name="ce2" office:value-type="float" office:value="3331" calcext:value-type="float">
            <text:p>3331</text:p>
          </table:table-cell>
          <table:table-cell table:style-name="ce5"/>
          <table:table-cell office:value-type="string" calcext:value-type="string">
            <text:p>Beregost_House11_L1</text:p>
          </table:table-cell>
          <table:table-cell table:style-name="ce2" office:value-type="string" calcext:value-type="string">
            <text:p>Generic home, ground floor (Colquatle)</text:p>
          </table:table-cell>
          <table:table-cell table:number-columns-repeated="1019"/>
        </table:table-row>
        <table:table-row table:style-name="ro2">
          <table:table-cell table:style-name="ce2" office:value-type="string" calcext:value-type="string">
            <text:p>ar3332</text:p>
          </table:table-cell>
          <table:table-cell table:style-name="ce2" office:value-type="float" office:value="3332" calcext:value-type="float">
            <text:p>3332</text:p>
          </table:table-cell>
          <table:table-cell table:style-name="ce5"/>
          <table:table-cell office:value-type="string" calcext:value-type="string">
            <text:p>Beregost_House11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33</text:p>
          </table:table-cell>
          <table:table-cell table:style-name="ce2" office:value-type="float" office:value="3333" calcext:value-type="float">
            <text:p>3333</text:p>
          </table:table-cell>
          <table:table-cell table:style-name="ce5"/>
          <table:table-cell office:value-type="string" calcext:value-type="string">
            <text:p>Beregost_FirebeadsHouse_L1</text:p>
          </table:table-cell>
          <table:table-cell table:style-name="ce2" office:value-type="string" calcext:value-type="string">
            <text:p>Firebeard Elvenhair's home, ground floor</text:p>
          </table:table-cell>
          <table:table-cell table:number-columns-repeated="1019"/>
        </table:table-row>
        <table:table-row table:style-name="ro2">
          <table:table-cell table:style-name="ce2" office:value-type="string" calcext:value-type="string">
            <text:p>ar3334</text:p>
          </table:table-cell>
          <table:table-cell table:style-name="ce2" office:value-type="float" office:value="3334" calcext:value-type="float">
            <text:p>3334</text:p>
          </table:table-cell>
          <table:table-cell table:style-name="ce5"/>
          <table:table-cell office:value-type="string" calcext:value-type="string">
            <text:p>Beregost_FirebeadsHouse_L2</text:p>
          </table:table-cell>
          <table:table-cell table:style-name="ce2" office:value-type="string" calcext:value-type="string">
            <text:p>Firebeard Elvenhair's home, second floor</text:p>
          </table:table-cell>
          <table:table-cell table:number-columns-repeated="1019"/>
        </table:table-row>
        <table:table-row table:style-name="ro2">
          <table:table-cell table:style-name="ce2" office:value-type="string" calcext:value-type="string">
            <text:p>ar3335</text:p>
          </table:table-cell>
          <table:table-cell table:style-name="ce2" office:value-type="float" office:value="3335" calcext:value-type="float">
            <text:p>3335</text:p>
          </table:table-cell>
          <table:table-cell table:style-name="ce5"/>
          <table:table-cell office:value-type="string" calcext:value-type="string">
            <text:p>Beregost_House10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36</text:p>
          </table:table-cell>
          <table:table-cell table:style-name="ce2" office:value-type="float" office:value="3336" calcext:value-type="float">
            <text:p>3336</text:p>
          </table:table-cell>
          <table:table-cell table:style-name="ce5"/>
          <table:table-cell office:value-type="string" calcext:value-type="string">
            <text:p>Beregost_House10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37</text:p>
          </table:table-cell>
          <table:table-cell table:style-name="ce2" office:value-type="float" office:value="3337" calcext:value-type="float">
            <text:p>3337</text:p>
          </table:table-cell>
          <table:table-cell table:style-name="ce5"/>
          <table:table-cell office:value-type="string" calcext:value-type="string">
            <text:p>Beregost_House22_L1</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38</text:p>
          </table:table-cell>
          <table:table-cell table:style-name="ce2" office:value-type="float" office:value="3338" calcext:value-type="float">
            <text:p>3338</text:p>
          </table:table-cell>
          <table:table-cell table:style-name="ce5"/>
          <table:table-cell office:value-type="string" calcext:value-type="string">
            <text:p>Beregost_House22_L2</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39</text:p>
          </table:table-cell>
          <table:table-cell table:style-name="ce2" office:value-type="float" office:value="3339" calcext:value-type="float">
            <text:p>3339</text:p>
          </table:table-cell>
          <table:table-cell table:style-name="ce5"/>
          <table:table-cell office:value-type="string" calcext:value-type="string">
            <text:p>Beregost_House01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40</text:p>
          </table:table-cell>
          <table:table-cell table:style-name="ce2" office:value-type="float" office:value="3340" calcext:value-type="float">
            <text:p>3340</text:p>
          </table:table-cell>
          <table:table-cell table:style-name="ce5"/>
          <table:table-cell office:value-type="string" calcext:value-type="string">
            <text:p>Beregost_House01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41</text:p>
          </table:table-cell>
          <table:table-cell table:style-name="ce2" office:value-type="float" office:value="3341" calcext:value-type="float">
            <text:p>3341</text:p>
          </table:table-cell>
          <table:table-cell table:style-name="ce5"/>
          <table:table-cell office:value-type="string" calcext:value-type="string">
            <text:p>Beregost_House02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42</text:p>
          </table:table-cell>
          <table:table-cell table:style-name="ce2" office:value-type="float" office:value="3342" calcext:value-type="float">
            <text:p>3342</text:p>
          </table:table-cell>
          <table:table-cell table:style-name="ce5"/>
          <table:table-cell office:value-type="string" calcext:value-type="string">
            <text:p>Beregost_House02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43</text:p>
          </table:table-cell>
          <table:table-cell table:style-name="ce2" office:value-type="float" office:value="3343" calcext:value-type="float">
            <text:p>3343</text:p>
          </table:table-cell>
          <table:table-cell table:style-name="ce5"/>
          <table:table-cell office:value-type="string" calcext:value-type="string">
            <text:p>Beregost_House03</text:p>
          </table:table-cell>
          <table:table-cell table:style-name="ce2" office:value-type="string" calcext:value-type="string">
            <text:p>Generic home</text:p>
          </table:table-cell>
          <table:table-cell table:number-columns-repeated="1019"/>
        </table:table-row>
        <table:table-row table:style-name="ro2">
          <table:table-cell table:style-name="ce2" office:value-type="string" calcext:value-type="string">
            <text:p>ar3344</text:p>
          </table:table-cell>
          <table:table-cell table:style-name="ce2" office:value-type="float" office:value="3344" calcext:value-type="float">
            <text:p>3344</text:p>
          </table:table-cell>
          <table:table-cell table:style-name="ce5"/>
          <table:table-cell office:value-type="string" calcext:value-type="string">
            <text:p>Beregost_House07</text:p>
          </table:table-cell>
          <table:table-cell table:style-name="ce2" office:value-type="string" calcext:value-type="string">
            <text:p>Generic home</text:p>
          </table:table-cell>
          <table:table-cell table:number-columns-repeated="1019"/>
        </table:table-row>
        <table:table-row table:style-name="ro2">
          <table:table-cell table:style-name="ce2" office:value-type="string" calcext:value-type="string">
            <text:p>ar3345</text:p>
          </table:table-cell>
          <table:table-cell table:style-name="ce2" office:value-type="float" office:value="3345" calcext:value-type="float">
            <text:p>3345</text:p>
          </table:table-cell>
          <table:table-cell table:style-name="ce5"/>
          <table:table-cell office:value-type="string" calcext:value-type="string">
            <text:p>Beregost_House04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46</text:p>
          </table:table-cell>
          <table:table-cell table:style-name="ce2" office:value-type="float" office:value="3346" calcext:value-type="float">
            <text:p>3346</text:p>
          </table:table-cell>
          <table:table-cell table:style-name="ce5"/>
          <table:table-cell office:value-type="string" calcext:value-type="string">
            <text:p>Beregost_House04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47</text:p>
          </table:table-cell>
          <table:table-cell table:style-name="ce2" office:value-type="float" office:value="3347" calcext:value-type="float">
            <text:p>3347</text:p>
          </table:table-cell>
          <table:table-cell table:style-name="ce5"/>
          <table:table-cell office:value-type="string" calcext:value-type="string">
            <text:p>Beregost_House05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48</text:p>
          </table:table-cell>
          <table:table-cell table:style-name="ce2" office:value-type="float" office:value="3348" calcext:value-type="float">
            <text:p>3348</text:p>
          </table:table-cell>
          <table:table-cell table:style-name="ce5"/>
          <table:table-cell office:value-type="string" calcext:value-type="string">
            <text:p>Beregost_House05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49</text:p>
          </table:table-cell>
          <table:table-cell table:style-name="ce2" office:value-type="float" office:value="3349" calcext:value-type="float">
            <text:p>3349</text:p>
          </table:table-cell>
          <table:table-cell table:style-name="ce5"/>
          <table:table-cell office:value-type="string" calcext:value-type="string">
            <text:p>Beregost_House06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50</text:p>
          </table:table-cell>
          <table:table-cell table:style-name="ce2" office:value-type="float" office:value="3350" calcext:value-type="float">
            <text:p>3350</text:p>
          </table:table-cell>
          <table:table-cell table:style-name="ce5"/>
          <table:table-cell office:value-type="string" calcext:value-type="string">
            <text:p>Beregost_House06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51</text:p>
          </table:table-cell>
          <table:table-cell table:style-name="ce2" office:value-type="float" office:value="3351" calcext:value-type="float">
            <text:p>3351</text:p>
          </table:table-cell>
          <table:table-cell table:style-name="ce5" office:value-type="string" calcext:value-type="string">
            <text:p>ar3351</text:p>
          </table:table-cell>
          <table:table-cell office:value-type="string" calcext:value-type="string">
            <text:p>Beregost_FeldepostsInn_L1</text:p>
          </table:table-cell>
          <table:table-cell table:style-name="ce2" office:value-type="string" calcext:value-type="string">
            <text:p>Feldepost's Inn, ground floor (Marl)</text:p>
          </table:table-cell>
          <table:table-cell table:style-name="ce9" office:value-type="string" calcext:value-type="string">
            <text:p>Someone must have ordered some roasted chicken as the smell permeates the space.</text:p>
          </table:table-cell>
          <table:table-cell table:number-columns-repeated="1018"/>
        </table:table-row>
        <table:table-row table:style-name="ro2">
          <table:table-cell table:style-name="ce2" office:value-type="string" calcext:value-type="string">
            <text:p>ar3352</text:p>
          </table:table-cell>
          <table:table-cell table:style-name="ce2" office:value-type="float" office:value="3352" calcext:value-type="float">
            <text:p>3352</text:p>
          </table:table-cell>
          <table:table-cell table:style-name="ce5" office:value-type="string" calcext:value-type="string">
            <text:p>ar3352</text:p>
          </table:table-cell>
          <table:table-cell office:value-type="string" calcext:value-type="string">
            <text:p>Beregost_FeldepostsInn_L2</text:p>
          </table:table-cell>
          <table:table-cell table:style-name="ce2" office:value-type="string" calcext:value-type="string">
            <text:p>Feldepost's Inn, second floor (Algernon)</text:p>
          </table:table-cell>
          <table:table-cell table:style-name="ce9" office:value-type="string" calcext:value-type="string">
            <text:p>You smell some perfume and some roasted chicken from the room below.</text:p>
          </table:table-cell>
          <table:table-cell table:number-columns-repeated="1018"/>
        </table:table-row>
        <table:table-row table:style-name="ro2">
          <table:table-cell table:style-name="ce2" office:value-type="string" calcext:value-type="string">
            <text:p>ar3353</text:p>
          </table:table-cell>
          <table:table-cell table:style-name="ce2" office:value-type="float" office:value="3353" calcext:value-type="float">
            <text:p>3353</text:p>
          </table:table-cell>
          <table:table-cell table:style-name="ce5" office:value-type="string" calcext:value-type="string">
            <text:p>ar3353</text:p>
          </table:table-cell>
          <table:table-cell office:value-type="string" calcext:value-type="string">
            <text:p>Beregost_KagainsStore</text:p>
          </table:table-cell>
          <table:table-cell table:style-name="ce2" office:value-type="string" calcext:value-type="string">
            <text:p>Generic store (Kagain)</text:p>
          </table:table-cell>
          <table:table-cell table:style-name="ce10" office:value-type="string" calcext:value-type="string">
            <text:p>You smell gold. No, actually, it may be the smell of work. </text:p>
          </table:table-cell>
          <table:table-cell table:number-columns-repeated="1018"/>
        </table:table-row>
        <table:table-row table:style-name="ro2">
          <table:table-cell table:style-name="ce2" office:value-type="string" calcext:value-type="string">
            <text:p>ar3354</text:p>
          </table:table-cell>
          <table:table-cell table:style-name="ce2" office:value-type="float" office:value="3354" calcext:value-type="float">
            <text:p>3354</text:p>
          </table:table-cell>
          <table:table-cell table:style-name="ce5"/>
          <table:table-cell office:value-type="string" calcext:value-type="string">
            <text:p>Beregost_House09</text:p>
          </table:table-cell>
          <table:table-cell table:style-name="ce2" office:value-type="string" calcext:value-type="string">
            <text:p>Generic home</text:p>
          </table:table-cell>
          <table:table-cell table:number-columns-repeated="1019"/>
        </table:table-row>
        <table:table-row table:style-name="ro2">
          <table:table-cell table:style-name="ce2" office:value-type="string" calcext:value-type="string">
            <text:p>ar3355</text:p>
          </table:table-cell>
          <table:table-cell table:style-name="ce2" office:value-type="float" office:value="3355" calcext:value-type="float">
            <text:p>3355</text:p>
          </table:table-cell>
          <table:table-cell table:style-name="ce5"/>
          <table:table-cell office:value-type="string" calcext:value-type="string">
            <text:p>Beregost_House08</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3356</text:p>
          </table:table-cell>
          <table:table-cell table:style-name="ce2" office:value-type="float" office:value="3356" calcext:value-type="float">
            <text:p>3356</text:p>
          </table:table-cell>
          <table:table-cell table:style-name="ce5"/>
          <table:table-cell office:value-type="string" calcext:value-type="string">
            <text:p>Beregost_House08_L2</text:p>
          </table:table-cell>
          <table:table-cell table:style-name="ce2" office:value-type="string" calcext:value-type="string">
            <text:p>Generic home, second floor</text:p>
          </table:table-cell>
          <table:table-cell table:number-columns-repeated="1019"/>
        </table:table-row>
        <table:table-row table:style-name="ro2">
          <table:table-cell table:style-name="ce2" office:value-type="string" calcext:value-type="string">
            <text:p>ar3357</text:p>
          </table:table-cell>
          <table:table-cell table:style-name="ce2" office:value-type="float" office:value="3357" calcext:value-type="float">
            <text:p>3357</text:p>
          </table:table-cell>
          <table:table-cell table:style-name="ce5"/>
          <table:table-cell office:value-type="string" calcext:value-type="string">
            <text:p>Beregost_RedSheaf_L1</text:p>
          </table:table-cell>
          <table:table-cell table:style-name="ce2" office:value-type="string" calcext:value-type="string">
            <text:p>Red Sheaf, ground floor (Perdue)</text:p>
          </table:table-cell>
          <table:table-cell table:number-columns-repeated="1019"/>
        </table:table-row>
        <table:table-row table:style-name="ro2">
          <table:table-cell table:style-name="ce2" office:value-type="string" calcext:value-type="string">
            <text:p>ar3400</text:p>
          </table:table-cell>
          <table:table-cell table:style-name="ce2" office:value-type="float" office:value="3400" calcext:value-type="float">
            <text:p>3400</text:p>
          </table:table-cell>
          <table:table-cell table:style-name="ce5" office:value-type="string" calcext:value-type="string">
            <text:p>ar3400</text:p>
          </table:table-cell>
          <table:table-cell office:value-type="string" calcext:value-type="string">
            <text:p>Temple</text:p>
          </table:table-cell>
          <table:table-cell table:style-name="ce2" office:value-type="string" calcext:value-type="string">
            <text:p>Beregost Temple, exterior (Cattack)</text:p>
          </table:table-cell>
          <table:table-cell table:style-name="ce9" office:value-type="string" calcext:value-type="string">
            <text:p>You admire the Beregost Temple, as it may be the biggest object in the area. You find shoeprints of human and some animals that may be roaming near by the temple. </text:p>
          </table:table-cell>
          <table:table-cell table:number-columns-repeated="1018"/>
        </table:table-row>
        <table:table-row table:style-name="ro2">
          <table:table-cell table:style-name="ce2" office:value-type="string" calcext:value-type="string">
            <text:p>ar3401</text:p>
          </table:table-cell>
          <table:table-cell table:style-name="ce2" office:value-type="float" office:value="3401" calcext:value-type="float">
            <text:p>3401</text:p>
          </table:table-cell>
          <table:table-cell table:style-name="ce5"/>
          <table:table-cell office:value-type="string" calcext:value-type="string">
            <text:p>Temple_Vestibule</text:p>
          </table:table-cell>
          <table:table-cell table:style-name="ce2" office:value-type="string" calcext:value-type="string">
            <text:p>Beregost Temple, vestibule</text:p>
          </table:table-cell>
          <table:table-cell table:number-columns-repeated="1019"/>
        </table:table-row>
        <table:table-row table:style-name="ro2">
          <table:table-cell table:style-name="ce2" office:value-type="string" calcext:value-type="string">
            <text:p>ar3402</text:p>
          </table:table-cell>
          <table:table-cell table:style-name="ce2" office:value-type="float" office:value="3402" calcext:value-type="float">
            <text:p>3402</text:p>
          </table:table-cell>
          <table:table-cell table:style-name="ce5" office:value-type="string" calcext:value-type="string">
            <text:p>ar3402</text:p>
          </table:table-cell>
          <table:table-cell office:value-type="string" calcext:value-type="string">
            <text:p>Temple_SongoftheMorning</text:p>
          </table:table-cell>
          <table:table-cell table:style-name="ce2" office:value-type="string" calcext:value-type="string">
            <text:p>Beregost Temple, interior (AKA Song of the Morning, Keldath Ormlyr)</text:p>
          </table:table-cell>
          <table:table-cell table:style-name="ce9" office:value-type="string" calcext:value-type="string">
            <text:p>You smell incense. </text:p>
          </table:table-cell>
          <table:table-cell table:number-columns-repeated="1018"/>
        </table:table-row>
        <table:table-row table:style-name="ro2">
          <table:table-cell table:style-name="ce2" office:value-type="string" calcext:value-type="string">
            <text:p>ar3500</text:p>
          </table:table-cell>
          <table:table-cell table:style-name="ce2" office:value-type="float" office:value="3500" calcext:value-type="float">
            <text:p>3500</text:p>
          </table:table-cell>
          <table:table-cell table:style-name="ce5" office:value-type="string" calcext:value-type="string">
            <text:p>ar3500</text:p>
          </table:table-cell>
          <table:table-cell office:value-type="string" calcext:value-type="string">
            <text:p>MutaminsGarden</text:p>
          </table:table-cell>
          <table:table-cell table:style-name="ce2" office:value-type="string" calcext:value-type="string">
            <text:p>Mutamin's Garden (Shar-Teel, Mutamin, Korax, basilisks, Tamah)</text:p>
          </table:table-cell>
          <table:table-cell table:style-name="ce9" office:value-type="string" calcext:value-type="string">
            <text:p>You find some shoeprints, but... also some other prints, that might have belonged to something like a really big lizard. Or something else, but it was clearly moving on more than four feet.</text:p>
          </table:table-cell>
          <table:table-cell table:number-columns-repeated="1018"/>
        </table:table-row>
        <table:table-row table:style-name="ro2">
          <table:table-cell table:style-name="ce2" office:value-type="string" calcext:value-type="string">
            <text:p>ar3600</text:p>
          </table:table-cell>
          <table:table-cell table:style-name="ce2" office:value-type="float" office:value="3600" calcext:value-type="float">
            <text:p>3600</text:p>
          </table:table-cell>
          <table:table-cell table:style-name="ce5" office:value-type="string" calcext:value-type="string">
            <text:p>ar3600</text:p>
          </table:table-cell>
          <table:table-cell office:value-type="string" calcext:value-type="string">
            <text:p>Lighthouse</text:p>
          </table:table-cell>
          <table:table-cell table:style-name="ce2" office:value-type="string" calcext:value-type="string">
            <text:p>Lighthouse (Safana, Ardrouine, Sil)</text:p>
          </table:table-cell>
          <table:table-cell table:style-name="ce9" office:value-type="string" calcext:value-type="string">
            <text:p>The air here is cold and salty. You find some humanoid footprints. Some are small and petite and slim. Some of them lead in the direction of the local beach. </text:p>
          </table:table-cell>
          <table:table-cell table:number-columns-repeated="1018"/>
        </table:table-row>
        <table:table-row table:style-name="ro2">
          <table:table-cell table:style-name="ce2" office:value-type="string" calcext:value-type="string">
            <text:p>ar3601</text:p>
          </table:table-cell>
          <table:table-cell table:style-name="ce2" office:value-type="float" office:value="3601" calcext:value-type="float">
            <text:p>3601</text:p>
          </table:table-cell>
          <table:table-cell table:style-name="ce5" office:value-type="string" calcext:value-type="string">
            <text:p>ar3601</text:p>
          </table:table-cell>
          <table:table-cell office:value-type="string" calcext:value-type="string">
            <text:p>Lighthouse_BlackAlaricsCave</text:p>
          </table:table-cell>
          <table:table-cell table:style-name="ce2" office:value-type="string" calcext:value-type="string">
            <text:p>Black Alaric's cave (flesh golems)</text:p>
          </table:table-cell>
          <table:table-cell table:style-name="ce10" office:value-type="string" calcext:value-type="string">
            <text:p>There are some large creatures roaming this place.</text:p>
          </table:table-cell>
          <table:table-cell table:number-columns-repeated="1018"/>
        </table:table-row>
        <table:table-row table:style-name="ro2">
          <table:table-cell table:style-name="ce2" office:value-type="string" calcext:value-type="string">
            <text:p>ar3700</text:p>
          </table:table-cell>
          <table:table-cell table:style-name="ce2" office:value-type="float" office:value="3700" calcext:value-type="float">
            <text:p>3700</text:p>
          </table:table-cell>
          <table:table-cell table:style-name="ce5" office:value-type="string" calcext:value-type="string">
            <text:p>ar3700</text:p>
          </table:table-cell>
          <table:table-cell office:value-type="string" calcext:value-type="string">
            <text:p>RedCanyons</text:p>
          </table:table-cell>
          <table:table-cell table:style-name="ce2" office:value-type="string" calcext:value-type="string">
            <text:p>Red Canyons (Bassilus, Melicamp)</text:p>
          </table:table-cell>
          <table:table-cell table:style-name="ce9" office:value-type="string" calcext:value-type="string">
            <text:p>You find signs of skeleton activity in the area: skeletal footprints and the smell of death. However, you also find... chicken droppings. That's quite... unusual. </text:p>
          </table:table-cell>
          <table:table-cell table:number-columns-repeated="1018"/>
        </table:table-row>
        <table:table-row table:style-name="ro2">
          <table:table-cell table:style-name="ce2" office:value-type="string" calcext:value-type="string">
            <text:p>ar3800</text:p>
          </table:table-cell>
          <table:table-cell table:style-name="ce2" office:value-type="float" office:value="3800" calcext:value-type="float">
            <text:p>3800</text:p>
          </table:table-cell>
          <table:table-cell table:style-name="ce5" office:value-type="string" calcext:value-type="string">
            <text:p>ar3800</text:p>
          </table:table-cell>
          <table:table-cell office:value-type="string" calcext:value-type="string">
            <text:p>SouthBeregostRoad</text:p>
          </table:table-cell>
          <table:table-cell table:style-name="ce2" office:value-type="string" calcext:value-type="string">
            <text:p>South Beregost Road</text:p>
          </table:table-cell>
          <table:table-cell table:style-name="ce9" office:value-type="string" calcext:value-type="string">
            <text:p>The road that leads through the area is clearly a commonly use tract between Beregost and Nashkel and the rest of Amn. However, you can also see some inhuman traces. They may belong to some big humanoids. </text:p>
          </table:table-cell>
          <table:table-cell table:number-columns-repeated="1018"/>
        </table:table-row>
        <table:table-row table:style-name="ro2">
          <table:table-cell table:style-name="ce2" office:value-type="string" calcext:value-type="string">
            <text:p>ar3802</text:p>
          </table:table-cell>
          <table:table-cell table:style-name="ce2" office:value-type="float" office:value="3802" calcext:value-type="float">
            <text:p>3802</text:p>
          </table:table-cell>
          <table:table-cell table:style-name="ce5" office:value-type="string" calcext:value-type="string">
            <text:p>ar3802</text:p>
          </table:table-cell>
          <table:table-cell office:value-type="string" calcext:value-type="string">
            <text:p>SouthBeregostRoad_Cave</text:p>
          </table:table-cell>
          <table:table-cell table:style-name="ce2" office:value-type="string" calcext:value-type="string">
            <text:p>Generic cave</text:p>
          </table:table-cell>
          <table:table-cell table:style-name="ce10" office:value-type="string" calcext:value-type="string">
            <text:p>This cave must have been used by all sorts of people and creatures. </text:p>
          </table:table-cell>
          <table:table-cell table:number-columns-repeated="1018"/>
        </table:table-row>
        <table:table-row table:style-name="ro2">
          <table:table-cell table:style-name="ce2" office:value-type="string" calcext:value-type="string">
            <text:p>ar3900</text:p>
          </table:table-cell>
          <table:table-cell table:style-name="ce2" office:value-type="float" office:value="3900" calcext:value-type="float">
            <text:p>3900</text:p>
          </table:table-cell>
          <table:table-cell table:style-name="ce5" office:value-type="string" calcext:value-type="string">
            <text:p>ar3900</text:p>
          </table:table-cell>
          <table:table-cell office:value-type="string" calcext:value-type="string">
            <text:p>Ulcaster</text:p>
          </table:table-cell>
          <table:table-cell table:style-name="ce2" office:value-type="string" calcext:value-type="string">
            <text:p>Ulcaster School, exterior (Ulcaster, Icharyd)</text:p>
          </table:table-cell>
          <table:table-cell table:style-name="ce9" office:value-type="string" calcext:value-type="string">
            <text:p>You can see hill with some sorts of ruins on top of it. It's located in the northern part of this area, but that's not all: you also find signs of the undead and some giant humanoids. They may be roaming this place. <text:s/></text:p>
          </table:table-cell>
          <table:table-cell table:number-columns-repeated="1018"/>
        </table:table-row>
        <table:table-row table:style-name="ro2">
          <table:table-cell table:style-name="ce2" office:value-type="string" calcext:value-type="string">
            <text:p>ar3901</text:p>
          </table:table-cell>
          <table:table-cell table:style-name="ce2" office:value-type="float" office:value="3901" calcext:value-type="float">
            <text:p>3901</text:p>
          </table:table-cell>
          <table:table-cell table:style-name="ce5" office:value-type="string" calcext:value-type="string">
            <text:p>ar3901</text:p>
          </table:table-cell>
          <table:table-cell office:value-type="string" calcext:value-type="string">
            <text:p>UlcasterRuins</text:p>
          </table:table-cell>
          <table:table-cell table:style-name="ce2" office:value-type="string" calcext:value-type="string">
            <text:p>Ulcaster School, dungeon</text:p>
          </table:table-cell>
          <table:table-cell table:style-name="ce9" office:value-type="string" calcext:value-type="string">
            <text:p>This place smells of misery. You also see signs that some beast may be using these ruins as their hideout. You see cobwebs, some pawprints left in the dust and you feel the stench of decay. </text:p>
          </table:table-cell>
          <table:table-cell table:number-columns-repeated="1018"/>
        </table:table-row>
        <table:table-row table:style-name="ro2">
          <table:table-cell table:style-name="ce2" office:value-type="string" calcext:value-type="string">
            <text:p>ar4000</text:p>
          </table:table-cell>
          <table:table-cell table:style-name="ce2" office:value-type="float" office:value="4000" calcext:value-type="float">
            <text:p>4000</text:p>
          </table:table-cell>
          <table:table-cell table:style-name="ce5" office:value-type="string" calcext:value-type="string">
            <text:p>ar4000</text:p>
          </table:table-cell>
          <table:table-cell office:value-type="string" calcext:value-type="string">
            <text:p>Gullykin</text:p>
          </table:table-cell>
          <table:table-cell table:style-name="ce2" office:value-type="string" calcext:value-type="string">
            <text:p>Gullykin, exterior</text:p>
          </table:table-cell>
          <table:table-cell table:style-name="ce9" office:value-type="string" calcext:value-type="string">
            <text:p>You find shoeprints of many small feet, most of them leading to the northern part of this area. They might have belonged to some halflings. However, there may be also some other creatures around, but it's hard to identify what they are. Recent weather made the signs more difficult to read. </text:p>
          </table:table-cell>
          <table:table-cell table:number-columns-repeated="1018"/>
        </table:table-row>
        <table:table-row table:style-name="ro2">
          <table:table-cell table:style-name="ce2" office:value-type="string" calcext:value-type="string">
            <text:p>ar4001</text:p>
          </table:table-cell>
          <table:table-cell table:style-name="ce2" office:value-type="float" office:value="4001" calcext:value-type="float">
            <text:p>4001</text:p>
          </table:table-cell>
          <table:table-cell table:style-name="ce5"/>
          <table:table-cell office:value-type="string" calcext:value-type="string">
            <text:p>Gullykin_JenkalsHouse_L1</text:p>
          </table:table-cell>
          <table:table-cell table:style-name="ce2" office:value-type="string" calcext:value-type="string">
            <text:p>Jenkal's home, ground floor</text:p>
          </table:table-cell>
          <table:table-cell table:number-columns-repeated="1019"/>
        </table:table-row>
        <table:table-row table:style-name="ro2">
          <table:table-cell table:style-name="ce2" office:value-type="string" calcext:value-type="string">
            <text:p>ar4002</text:p>
          </table:table-cell>
          <table:table-cell table:style-name="ce2" office:value-type="float" office:value="4002" calcext:value-type="float">
            <text:p>4002</text:p>
          </table:table-cell>
          <table:table-cell table:style-name="ce5"/>
          <table:table-cell office:value-type="string" calcext:value-type="string">
            <text:p>Gullykin_JenkalsHouse_Cellar</text:p>
          </table:table-cell>
          <table:table-cell table:style-name="ce2" office:value-type="string" calcext:value-type="string">
            <text:p>Jenkal's home, second floor</text:p>
          </table:table-cell>
          <table:table-cell table:number-columns-repeated="1019"/>
        </table:table-row>
        <table:table-row table:style-name="ro2">
          <table:table-cell table:style-name="ce2" office:value-type="string" calcext:value-type="string">
            <text:p>ar4003</text:p>
          </table:table-cell>
          <table:table-cell table:style-name="ce2" office:value-type="float" office:value="4003" calcext:value-type="float">
            <text:p>4003</text:p>
          </table:table-cell>
          <table:table-cell table:style-name="ce5" office:value-type="string" calcext:value-type="string">
            <text:p>ar4003</text:p>
          </table:table-cell>
          <table:table-cell office:value-type="string" calcext:value-type="string">
            <text:p>Gullykin_Winery_L1</text:p>
          </table:table-cell>
          <table:table-cell table:style-name="ce2" office:value-type="string" calcext:value-type="string">
            <text:p>Temple of Yondalla, ground floor</text:p>
          </table:table-cell>
          <table:table-cell table:style-name="ce9" office:value-type="string" calcext:value-type="string">
            <text:p>This place has a scent of hay and vegetables. </text:p>
          </table:table-cell>
          <table:table-cell table:number-columns-repeated="1018"/>
        </table:table-row>
        <table:table-row table:style-name="ro2">
          <table:table-cell table:style-name="ce2" office:value-type="string" calcext:value-type="string">
            <text:p>ar4004</text:p>
          </table:table-cell>
          <table:table-cell table:style-name="ce2" office:value-type="float" office:value="4004" calcext:value-type="float">
            <text:p>4004</text:p>
          </table:table-cell>
          <table:table-cell table:style-name="ce5" office:value-type="string" calcext:value-type="string">
            <text:p>ar4004</text:p>
          </table:table-cell>
          <table:table-cell office:value-type="string" calcext:value-type="string">
            <text:p>Gullykin_Winery_Cellar</text:p>
          </table:table-cell>
          <table:table-cell table:style-name="ce2" office:value-type="string" calcext:value-type="string">
            <text:p>Temple of Yondalla, basement</text:p>
          </table:table-cell>
          <table:table-cell table:style-name="ce10" office:value-type="string" calcext:value-type="string">
            <text:p>You find some shoeprints that lead to the northern wall of that basement. </text:p>
          </table:table-cell>
          <table:table-cell table:number-columns-repeated="1018"/>
        </table:table-row>
        <table:table-row table:style-name="ro2">
          <table:table-cell table:style-name="ce2" office:value-type="string" calcext:value-type="string">
            <text:p>ar4005</text:p>
          </table:table-cell>
          <table:table-cell table:style-name="ce2" office:value-type="float" office:value="4005" calcext:value-type="float">
            <text:p>4005</text:p>
          </table:table-cell>
          <table:table-cell table:style-name="ce5"/>
          <table:table-cell office:value-type="string" calcext:value-type="string">
            <text:p>Gullykin_House1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4006</text:p>
          </table:table-cell>
          <table:table-cell table:style-name="ce2" office:value-type="float" office:value="4006" calcext:value-type="float">
            <text:p>4006</text:p>
          </table:table-cell>
          <table:table-cell table:style-name="ce5"/>
          <table:table-cell office:value-type="string" calcext:value-type="string">
            <text:p>Gullykin_House1_Cellar</text:p>
          </table:table-cell>
          <table:table-cell table:style-name="ce2" office:value-type="string" calcext:value-type="string">
            <text:p>Generic home, basement</text:p>
          </table:table-cell>
          <table:table-cell table:number-columns-repeated="1019"/>
        </table:table-row>
        <table:table-row table:style-name="ro2">
          <table:table-cell table:style-name="ce2" office:value-type="string" calcext:value-type="string">
            <text:p>ar4007</text:p>
          </table:table-cell>
          <table:table-cell table:style-name="ce2" office:value-type="float" office:value="4007" calcext:value-type="float">
            <text:p>4007</text:p>
          </table:table-cell>
          <table:table-cell table:style-name="ce5"/>
          <table:table-cell office:value-type="string" calcext:value-type="string">
            <text:p>Gullykin_House3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4008</text:p>
          </table:table-cell>
          <table:table-cell table:style-name="ce2" office:value-type="float" office:value="4008" calcext:value-type="float">
            <text:p>4008</text:p>
          </table:table-cell>
          <table:table-cell table:style-name="ce5"/>
          <table:table-cell office:value-type="string" calcext:value-type="string">
            <text:p>Gullykin_House3_Cellar</text:p>
          </table:table-cell>
          <table:table-cell table:style-name="ce2" office:value-type="string" calcext:value-type="string">
            <text:p>Generic home, basement</text:p>
          </table:table-cell>
          <table:table-cell table:number-columns-repeated="1019"/>
        </table:table-row>
        <table:table-row table:style-name="ro2">
          <table:table-cell table:style-name="ce2" office:value-type="string" calcext:value-type="string">
            <text:p>ar4009</text:p>
          </table:table-cell>
          <table:table-cell table:style-name="ce2" office:value-type="float" office:value="4009" calcext:value-type="float">
            <text:p>4009</text:p>
          </table:table-cell>
          <table:table-cell table:style-name="ce5"/>
          <table:table-cell office:value-type="string" calcext:value-type="string">
            <text:p>Gullykin_House4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4010</text:p>
          </table:table-cell>
          <table:table-cell table:style-name="ce2" office:value-type="float" office:value="4010" calcext:value-type="float">
            <text:p>4010</text:p>
          </table:table-cell>
          <table:table-cell table:style-name="ce5"/>
          <table:table-cell office:value-type="string" calcext:value-type="string">
            <text:p>Gullykin_House4_Cellar</text:p>
          </table:table-cell>
          <table:table-cell table:style-name="ce2" office:value-type="string" calcext:value-type="string">
            <text:p>Generic home, basement</text:p>
          </table:table-cell>
          <table:table-cell table:number-columns-repeated="1019"/>
        </table:table-row>
        <table:table-row table:style-name="ro2">
          <table:table-cell table:style-name="ce2" office:value-type="string" calcext:value-type="string">
            <text:p>ar4011</text:p>
          </table:table-cell>
          <table:table-cell table:style-name="ce2" office:value-type="float" office:value="4011" calcext:value-type="float">
            <text:p>4011</text:p>
          </table:table-cell>
          <table:table-cell table:style-name="ce5"/>
          <table:table-cell office:value-type="string" calcext:value-type="string">
            <text:p>Gullykin_House5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4012</text:p>
          </table:table-cell>
          <table:table-cell table:style-name="ce2" office:value-type="float" office:value="4012" calcext:value-type="float">
            <text:p>4012</text:p>
          </table:table-cell>
          <table:table-cell table:style-name="ce5"/>
          <table:table-cell office:value-type="string" calcext:value-type="string">
            <text:p>Gullykin_House5_Cellar</text:p>
          </table:table-cell>
          <table:table-cell table:style-name="ce2" office:value-type="string" calcext:value-type="string">
            <text:p>Generic home, basement</text:p>
          </table:table-cell>
          <table:table-cell table:number-columns-repeated="1019"/>
        </table:table-row>
        <table:table-row table:style-name="ro2">
          <table:table-cell table:style-name="ce2" office:value-type="string" calcext:value-type="string">
            <text:p>ar4013</text:p>
          </table:table-cell>
          <table:table-cell table:style-name="ce2" office:value-type="float" office:value="4013" calcext:value-type="float">
            <text:p>4013</text:p>
          </table:table-cell>
          <table:table-cell table:style-name="ce5"/>
          <table:table-cell office:value-type="string" calcext:value-type="string">
            <text:p>Gullykin_House2_L1</text:p>
          </table:table-cell>
          <table:table-cell table:style-name="ce2" office:value-type="string" calcext:value-type="string">
            <text:p>Generic home, ground floor</text:p>
          </table:table-cell>
          <table:table-cell table:number-columns-repeated="1019"/>
        </table:table-row>
        <table:table-row table:style-name="ro2">
          <table:table-cell table:style-name="ce2" office:value-type="string" calcext:value-type="string">
            <text:p>ar4014</text:p>
          </table:table-cell>
          <table:table-cell table:style-name="ce2" office:value-type="float" office:value="4014" calcext:value-type="float">
            <text:p>4014</text:p>
          </table:table-cell>
          <table:table-cell table:style-name="ce5"/>
          <table:table-cell office:value-type="string" calcext:value-type="string">
            <text:p>Gullykin_House2_Cellar</text:p>
          </table:table-cell>
          <table:table-cell table:style-name="ce2" office:value-type="string" calcext:value-type="string">
            <text:p>Generic home, basement</text:p>
          </table:table-cell>
          <table:table-cell table:number-columns-repeated="1019"/>
        </table:table-row>
        <table:table-row table:style-name="ro2">
          <table:table-cell table:style-name="ce2" office:value-type="string" calcext:value-type="string">
            <text:p>ar4100</text:p>
          </table:table-cell>
          <table:table-cell table:style-name="ce2" office:value-type="float" office:value="4100" calcext:value-type="float">
            <text:p>4100</text:p>
          </table:table-cell>
          <table:table-cell table:style-name="ce5" office:value-type="string" calcext:value-type="string">
            <text:p>ar4100</text:p>
          </table:table-cell>
          <table:table-cell office:value-type="string" calcext:value-type="string">
            <text:p>ArchaeologicalSite</text:p>
          </table:table-cell>
          <table:table-cell table:style-name="ce2" office:value-type="string" calcext:value-type="string">
            <text:p>Archaeological Site, exterior (Brage, Charleston Nib, Doomsayer)</text:p>
          </table:table-cell>
          <table:table-cell table:style-name="ce9" office:value-type="string" calcext:value-type="string">
            <text:p>You find some signs of human presence in the area. Someone clearly left a trail in the grass and you can see some smaller branches are broken. Possibly someone hooked on them. You can also see traces of the caravan on the eastern part of the area and gnolls' footprints in the west. </text:p>
          </table:table-cell>
          <table:table-cell table:number-columns-repeated="1018"/>
        </table:table-row>
        <table:table-row table:style-name="ro2">
          <table:table-cell table:style-name="ce2" office:value-type="string" calcext:value-type="string">
            <text:p>ar4101</text:p>
          </table:table-cell>
          <table:table-cell table:style-name="ce2" office:value-type="float" office:value="4101" calcext:value-type="float">
            <text:p>4101</text:p>
          </table:table-cell>
          <table:table-cell table:style-name="ce5" office:value-type="string" calcext:value-type="string">
            <text:p>ar4101</text:p>
          </table:table-cell>
          <table:table-cell office:value-type="string" calcext:value-type="string">
            <text:p>ArchaeologicalSite_Tomb</text:p>
          </table:table-cell>
          <table:table-cell table:style-name="ce2" office:value-type="string" calcext:value-type="string">
            <text:p>Archaeological Site, interior tomb</text:p>
          </table:table-cell>
          <table:table-cell table:style-name="ce9" office:value-type="string" calcext:value-type="string">
            <text:p>It's hard for you to focus here... you feel as if something or someone tried to meddle your thoughts. That feeling doesn't let you investigate the area in peace. </text:p>
          </table:table-cell>
          <table:table-cell table:number-columns-repeated="1018"/>
        </table:table-row>
        <table:table-row table:style-name="ro2">
          <table:table-cell table:style-name="ce2" office:value-type="string" calcext:value-type="string">
            <text:p>ar4200</text:p>
          </table:table-cell>
          <table:table-cell table:style-name="ce2" office:value-type="float" office:value="4200" calcext:value-type="float">
            <text:p>4200</text:p>
          </table:table-cell>
          <table:table-cell table:style-name="ce5" office:value-type="string" calcext:value-type="string">
            <text:p>ar4200</text:p>
          </table:table-cell>
          <table:table-cell office:value-type="string" calcext:value-type="string">
            <text:p>FishermansLake</text:p>
          </table:table-cell>
          <table:table-cell table:style-name="ce2" office:value-type="string" calcext:value-type="string">
            <text:p>Fisherman's Lake (Drizzt. Bjornin's half-ogres)</text:p>
          </table:table-cell>
          <table:table-cell table:style-name="ce9" office:value-type="string" calcext:value-type="string">
            <text:p>You find some human footprints leading the local lake. They may belong to some fishermen. But you also find footprints of gnolls or other big creatures. <text:s/></text:p>
          </table:table-cell>
          <table:table-cell table:number-columns-repeated="1018"/>
        </table:table-row>
        <table:table-row table:style-name="ro2">
          <table:table-cell table:style-name="ce2" office:value-type="string" calcext:value-type="string">
            <text:p>ar4300</text:p>
          </table:table-cell>
          <table:table-cell table:style-name="ce2" office:value-type="float" office:value="4300" calcext:value-type="float">
            <text:p>4300</text:p>
          </table:table-cell>
          <table:table-cell table:style-name="ce5" office:value-type="string" calcext:value-type="string">
            <text:p>ar4300</text:p>
          </table:table-cell>
          <table:table-cell office:value-type="string" calcext:value-type="string">
            <text:p>NorthNashkelRoad</text:p>
          </table:table-cell>
          <table:table-cell table:style-name="ce2" office:value-type="string" calcext:value-type="string">
            <text:p>North Nashkel Road (N of Nashkel)</text:p>
          </table:table-cell>
          <table:table-cell table:style-name="ce9" office:value-type="string" calcext:value-type="string">
            <text:p>The tract in this area feels more crooked. You find some traces left by travelers travelling north and south, to Amn. You also notice few prints that may suggest there are some humanoids in the area. </text:p>
          </table:table-cell>
          <table:table-cell table:number-columns-repeated="1018"/>
        </table:table-row>
        <table:table-row table:style-name="ro2">
          <table:table-cell table:style-name="ce2" office:value-type="string" calcext:value-type="string">
            <text:p>ar4400</text:p>
          </table:table-cell>
          <table:table-cell table:style-name="ce2" office:value-type="float" office:value="4400" calcext:value-type="float">
            <text:p>4400</text:p>
          </table:table-cell>
          <table:table-cell table:style-name="ce5" office:value-type="string" calcext:value-type="string">
            <text:p>ar4400</text:p>
          </table:table-cell>
          <table:table-cell office:value-type="string" calcext:value-type="string">
            <text:p>LonelyPeaks</text:p>
          </table:table-cell>
          <table:table-cell table:style-name="ce2" office:value-type="string" calcext:value-type="string">
            <text:p>Lonely Peaks (Hulrik and Arabelle, Sarhedra, Arghain)</text:p>
          </table:table-cell>
          <table:table-cell table:style-name="ce9" office:value-type="string" calcext:value-type="string">
            <text:p>You look around and see the terrain here isn't even. There are some rocks, hills... You also find some footprints: many of them are really small, while others are really big. The big ones may suggest ogres or half-ogres. Most traces lead south. </text:p>
          </table:table-cell>
          <table:table-cell table:number-columns-repeated="1018"/>
        </table:table-row>
        <table:table-row table:style-name="ro2">
          <table:table-cell table:style-name="ce2" office:value-type="string" calcext:value-type="string">
            <text:p>ar4401</text:p>
          </table:table-cell>
          <table:table-cell table:style-name="ce2" office:value-type="float" office:value="4401" calcext:value-type="float">
            <text:p>4401</text:p>
          </table:table-cell>
          <table:table-cell table:style-name="ce5" office:value-type="string" calcext:value-type="string">
            <text:p>ar4401</text:p>
          </table:table-cell>
          <table:table-cell office:value-type="string" calcext:value-type="string">
            <text:p>LonelyPeaks_Cave</text:p>
          </table:table-cell>
          <table:table-cell table:style-name="ce2" office:value-type="string" calcext:value-type="string">
            <text:p>Generic cave (ettercaps)</text:p>
          </table:table-cell>
          <table:table-cell table:style-name="ce9" office:value-type="string" calcext:value-type="string">
            <text:p>You find many small footprints in here. </text:p>
          </table:table-cell>
          <table:table-cell table:number-columns-repeated="1018"/>
        </table:table-row>
        <table:table-row table:style-name="ro2">
          <table:table-cell table:style-name="ce2" office:value-type="string" calcext:value-type="string">
            <text:p>ar4500</text:p>
          </table:table-cell>
          <table:table-cell table:style-name="ce2" office:value-type="float" office:value="4500" calcext:value-type="float">
            <text:p>4500</text:p>
          </table:table-cell>
          <table:table-cell table:style-name="ce5" office:value-type="string" calcext:value-type="string">
            <text:p>ar4500</text:p>
          </table:table-cell>
          <table:table-cell office:value-type="string" calcext:value-type="string">
            <text:p>FirewineBridge</text:p>
          </table:table-cell>
          <table:table-cell table:style-name="ce2" office:value-type="string" calcext:value-type="string">
            <text:p>Firewine Bridge (Kahrk, Carsa, Poe, Bentan, Melium)</text:p>
          </table:table-cell>
          <table:table-cell table:style-name="ce9" office:value-type="string" calcext:value-type="string">
            <text:p>There is something static in this air. You can see the ruins of old buildings and the dried ground. In the dust, you see some prints of skeletal feet and animal paws. Human prints are not absent, but there aren't many of these here. </text:p>
          </table:table-cell>
          <table:table-cell table:number-columns-repeated="1018"/>
        </table:table-row>
        <table:table-row table:style-name="ro2">
          <table:table-cell table:style-name="ce2" office:value-type="string" calcext:value-type="string">
            <text:p>ar4501</text:p>
          </table:table-cell>
          <table:table-cell table:style-name="ce2" office:value-type="float" office:value="4501" calcext:value-type="float">
            <text:p>4501</text:p>
          </table:table-cell>
          <table:table-cell table:style-name="ce5" office:value-type="string" calcext:value-type="string">
            <text:p>ar4501</text:p>
          </table:table-cell>
          <table:table-cell office:value-type="string" calcext:value-type="string">
            <text:p>CloakwoodWyverns_WyvernCave</text:p>
          </table:table-cell>
          <table:table-cell table:style-name="ce2" office:value-type="string" calcext:value-type="string">
            <text:p>Wyvern cave</text:p>
          </table:table-cell>
          <table:table-cell table:style-name="ce9" office:value-type="string" calcext:value-type="string">
            <text:p>You can smell the scent of rotting meat and it makes you sick. You can also see wyvern excrement and dead bodies of those that the wyverns could have brought here. </text:p>
          </table:table-cell>
          <table:table-cell table:number-columns-repeated="1018"/>
        </table:table-row>
        <table:table-row table:style-name="ro2">
          <table:table-cell table:style-name="ce2" office:value-type="string" calcext:value-type="string">
            <text:p>ar4600</text:p>
          </table:table-cell>
          <table:table-cell table:style-name="ce2" office:value-type="float" office:value="4600" calcext:value-type="float">
            <text:p>4600</text:p>
          </table:table-cell>
          <table:table-cell table:style-name="ce5" office:value-type="string" calcext:value-type="string">
            <text:p>ar4600</text:p>
          </table:table-cell>
          <table:table-cell office:value-type="string" calcext:value-type="string">
            <text:p>BearRiver</text:p>
          </table:table-cell>
          <table:table-cell table:style-name="ce2" office:value-type="string" calcext:value-type="string">
            <text:p>Bear River (N of Gnoll Stronghold, Larel, Nevill, Jared)</text:p>
          </table:table-cell>
          <table:table-cell table:style-name="ce9" office:value-type="string" calcext:value-type="string">
            <text:p>You find signs of bears and some small critters. There are also some footprints of humanoid and giant humanoids. Perhaps ogres, but you can't be sure. </text:p>
          </table:table-cell>
          <table:table-cell table:number-columns-repeated="1018"/>
        </table:table-row>
        <table:table-row table:style-name="ro2">
          <table:table-cell table:style-name="ce2" office:value-type="string" calcext:value-type="string">
            <text:p>ar4700</text:p>
          </table:table-cell>
          <table:table-cell table:style-name="ce2" office:value-type="float" office:value="4700" calcext:value-type="float">
            <text:p>4700</text:p>
          </table:table-cell>
          <table:table-cell table:style-name="ce5" office:value-type="string" calcext:value-type="string">
            <text:p>ar4700</text:p>
          </table:table-cell>
          <table:table-cell office:value-type="string" calcext:value-type="string">
            <text:p>XvartVillage</text:p>
          </table:table-cell>
          <table:table-cell table:style-name="ce2" office:value-type="string" calcext:value-type="string">
            <text:p>Xvart Village (Nexlit, Ursa, Borda)</text:p>
          </table:table-cell>
          <table:table-cell table:style-name="ce9" office:value-type="string" calcext:value-type="string">
            <text:p>You find many footprints of child-like feet. There are really many of those here. You also notice some marks that might have been left by bear claws on nearby trees and a few bones. </text:p>
          </table:table-cell>
          <table:table-cell table:number-columns-repeated="1018"/>
        </table:table-row>
        <table:table-row table:style-name="ro2">
          <table:table-cell table:style-name="ce2" office:value-type="string" calcext:value-type="string">
            <text:p>ar4701</text:p>
          </table:table-cell>
          <table:table-cell table:style-name="ce2" office:value-type="float" office:value="4701" calcext:value-type="float">
            <text:p>4701</text:p>
          </table:table-cell>
          <table:table-cell table:style-name="ce5" office:value-type="string" calcext:value-type="string">
            <text:p>ar4701</text:p>
          </table:table-cell>
          <table:table-cell office:value-type="string" calcext:value-type="string">
            <text:p>XvartVillage_Cave</text:p>
          </table:table-cell>
          <table:table-cell table:style-name="ce2" office:value-type="string" calcext:value-type="string">
            <text:p>Generic cave (cave bear)</text:p>
          </table:table-cell>
          <table:table-cell table:style-name="ce9" office:value-type="string" calcext:value-type="string">
            <text:p>This cave has a distinct smell of a bear. </text:p>
          </table:table-cell>
          <table:table-cell table:number-columns-repeated="1018"/>
        </table:table-row>
        <table:table-row table:style-name="ro2">
          <table:table-cell table:style-name="ce2" office:value-type="string" calcext:value-type="string">
            <text:p>ar4800</text:p>
          </table:table-cell>
          <table:table-cell table:style-name="ce2" office:value-type="float" office:value="4800" calcext:value-type="float">
            <text:p>4800</text:p>
          </table:table-cell>
          <table:table-cell table:style-name="ce5" office:value-type="string" calcext:value-type="string">
            <text:p>ar4800</text:p>
          </table:table-cell>
          <table:table-cell office:value-type="string" calcext:value-type="string">
            <text:p>Nashkel</text:p>
          </table:table-cell>
          <table:table-cell table:style-name="ce2" office:value-type="string" calcext:value-type="string">
            <text:p>Nashkel (Minsc, Edwin, Berrun Ghastkill, Belching Dragon, Temple of Helm)</text:p>
          </table:table-cell>
          <table:table-cell office:value-type="string" calcext:value-type="string">
            <text:p>You find many shoeprints of the local villagers and, probably some of the adventurers that use this place a place to rest. The ground here is darker. There are many pebbles here. Falling down could result on cutting one's hand or an unprotected knee. Surprisingly, you also find tiny footprints, coming from outside the village. <text:s/></text:p>
          </table:table-cell>
          <table:table-cell table:number-columns-repeated="1018"/>
        </table:table-row>
        <table:table-row table:style-name="ro2">
          <table:table-cell table:style-name="ce2" office:value-type="string" calcext:value-type="string">
            <text:p>ar4801</text:p>
          </table:table-cell>
          <table:table-cell table:style-name="ce2" office:value-type="float" office:value="4801" calcext:value-type="float">
            <text:p>4801</text:p>
          </table:table-cell>
          <table:table-cell table:style-name="ce5" office:value-type="string" calcext:value-type="string">
            <text:p>ar4801</text:p>
          </table:table-cell>
          <table:table-cell office:value-type="string" calcext:value-type="string">
            <text:p>Nashkel_Inn</text:p>
          </table:table-cell>
          <table:table-cell table:style-name="ce2" office:value-type="string" calcext:value-type="string">
            <text:p>Nashkel Inn</text:p>
          </table:table-cell>
          <table:table-cell table:style-name="ce9" office:value-type="string" calcext:value-type="string">
            <text:p>You can smell onion and beer here. </text:p>
          </table:table-cell>
          <table:table-cell table:number-columns-repeated="1018"/>
        </table:table-row>
        <table:table-row table:style-name="ro2">
          <table:table-cell table:style-name="ce2" office:value-type="string" calcext:value-type="string">
            <text:p>ar4802</text:p>
          </table:table-cell>
          <table:table-cell table:style-name="ce2" office:value-type="float" office:value="4802" calcext:value-type="float">
            <text:p>4802</text:p>
          </table:table-cell>
          <table:table-cell table:style-name="ce5"/>
          <table:table-cell office:value-type="string" calcext:value-type="string">
            <text:p>Nashkel_TempleofHelm</text:p>
          </table:table-cell>
          <table:table-cell table:style-name="ce2" office:value-type="string" calcext:value-type="string">
            <text:p>Temple of Helm (Nalin)</text:p>
          </table:table-cell>
          <table:table-cell table:number-columns-repeated="1019"/>
        </table:table-row>
        <table:table-row table:style-name="ro2">
          <table:table-cell table:style-name="ce2" office:value-type="string" calcext:value-type="string">
            <text:p>ar4803</text:p>
          </table:table-cell>
          <table:table-cell table:style-name="ce2" office:value-type="float" office:value="4803" calcext:value-type="float">
            <text:p>4803</text:p>
          </table:table-cell>
          <table:table-cell table:style-name="ce5"/>
          <table:table-cell office:value-type="string" calcext:value-type="string">
            <text:p>Nashkel_Store</text:p>
          </table:table-cell>
          <table:table-cell table:style-name="ce2" office:value-type="string" calcext:value-type="string">
            <text:p>Nashkel Store</text:p>
          </table:table-cell>
          <table:table-cell table:number-columns-repeated="1019"/>
        </table:table-row>
        <table:table-row table:style-name="ro2">
          <table:table-cell table:style-name="ce2" office:value-type="string" calcext:value-type="string">
            <text:p>ar4804</text:p>
          </table:table-cell>
          <table:table-cell table:style-name="ce2" office:value-type="float" office:value="4804" calcext:value-type="float">
            <text:p>4804</text:p>
          </table:table-cell>
          <table:table-cell table:style-name="ce5"/>
          <table:table-cell office:value-type="string" calcext:value-type="string">
            <text:p>Nashkel_ManorHouse_L1</text:p>
          </table:table-cell>
          <table:table-cell table:style-name="ce2" office:value-type="string" calcext:value-type="string">
            <text:p>Nashkel Manor, ground floor</text:p>
          </table:table-cell>
          <table:table-cell table:number-columns-repeated="1019"/>
        </table:table-row>
        <table:table-row table:style-name="ro2">
          <table:table-cell table:style-name="ce2" office:value-type="string" calcext:value-type="string">
            <text:p>ar4805</text:p>
          </table:table-cell>
          <table:table-cell table:style-name="ce2" office:value-type="float" office:value="4805" calcext:value-type="float">
            <text:p>4805</text:p>
          </table:table-cell>
          <table:table-cell table:style-name="ce5"/>
          <table:table-cell office:value-type="string" calcext:value-type="string">
            <text:p>Nashkel_ManorHouse_L2</text:p>
          </table:table-cell>
          <table:table-cell table:style-name="ce2" office:value-type="string" calcext:value-type="string">
            <text:p>Nashkel Manor, second floor (Samantha)</text:p>
          </table:table-cell>
          <table:table-cell table:number-columns-repeated="1019"/>
        </table:table-row>
        <table:table-row table:style-name="ro2">
          <table:table-cell table:style-name="ce2" office:value-type="string" calcext:value-type="string">
            <text:p>ar4806</text:p>
          </table:table-cell>
          <table:table-cell table:style-name="ce2" office:value-type="float" office:value="4806" calcext:value-type="float">
            <text:p>4806</text:p>
          </table:table-cell>
          <table:table-cell table:style-name="ce5"/>
          <table:table-cell office:value-type="string" calcext:value-type="string">
            <text:p>Nashkel_JosephsHouse</text:p>
          </table:table-cell>
          <table:table-cell table:style-name="ce2" office:value-type="string" calcext:value-type="string">
            <text:p>Joseph's home</text:p>
          </table:table-cell>
          <table:table-cell table:number-columns-repeated="1019"/>
        </table:table-row>
        <table:table-row table:style-name="ro2">
          <table:table-cell table:style-name="ce2" office:value-type="string" calcext:value-type="string">
            <text:p>ar4807</text:p>
          </table:table-cell>
          <table:table-cell table:style-name="ce2" office:value-type="float" office:value="4807" calcext:value-type="float">
            <text:p>4807</text:p>
          </table:table-cell>
          <table:table-cell table:style-name="ce5"/>
          <table:table-cell office:value-type="string" calcext:value-type="string">
            <text:p>Nashkel_House1</text:p>
          </table:table-cell>
          <table:table-cell table:style-name="ce2" office:value-type="string" calcext:value-type="string">
            <text:p>Generic farmhouse</text:p>
          </table:table-cell>
          <table:table-cell table:number-columns-repeated="1019"/>
        </table:table-row>
        <table:table-row table:style-name="ro2">
          <table:table-cell table:style-name="ce2" office:value-type="string" calcext:value-type="string">
            <text:p>ar4808</text:p>
          </table:table-cell>
          <table:table-cell table:style-name="ce2" office:value-type="float" office:value="4808" calcext:value-type="float">
            <text:p>4808</text:p>
          </table:table-cell>
          <table:table-cell table:style-name="ce5"/>
          <table:table-cell office:value-type="string" calcext:value-type="string">
            <text:p>Nashkel_House2</text:p>
          </table:table-cell>
          <table:table-cell table:style-name="ce2" office:value-type="string" calcext:value-type="string">
            <text:p>Generic home</text:p>
          </table:table-cell>
          <table:table-cell table:number-columns-repeated="1019"/>
        </table:table-row>
        <table:table-row table:style-name="ro2">
          <table:table-cell table:style-name="ce2" office:value-type="string" calcext:value-type="string">
            <text:p>ar4809</text:p>
          </table:table-cell>
          <table:table-cell table:style-name="ce2" office:value-type="float" office:value="4809" calcext:value-type="float">
            <text:p>4809</text:p>
          </table:table-cell>
          <table:table-cell table:style-name="ce5" office:value-type="string" calcext:value-type="string">
            <text:p>ar4809</text:p>
          </table:table-cell>
          <table:table-cell office:value-type="string" calcext:value-type="string">
            <text:p>Nashkel_BelchingDragonTavern</text:p>
          </table:table-cell>
          <table:table-cell table:style-name="ce2" office:value-type="string" calcext:value-type="string">
            <text:p>Belching Dragon Tavern (Volo)</text:p>
          </table:table-cell>
          <table:table-cell table:style-name="ce9" office:value-type="string" calcext:value-type="string">
            <text:p>You wouldn't call the air here fresh. But this place is called Belching Dragon, so... the name feels accurate. </text:p>
          </table:table-cell>
          <table:table-cell table:number-columns-repeated="1018"/>
        </table:table-row>
        <table:table-row table:style-name="ro2">
          <table:table-cell table:style-name="ce2" office:value-type="string" calcext:value-type="string">
            <text:p>ar4810</text:p>
          </table:table-cell>
          <table:table-cell table:style-name="ce2" office:value-type="float" office:value="4810" calcext:value-type="float">
            <text:p>4810</text:p>
          </table:table-cell>
          <table:table-cell table:style-name="ce5" office:value-type="string" calcext:value-type="string">
            <text:p>ar4810</text:p>
          </table:table-cell>
          <table:table-cell office:value-type="string" calcext:value-type="string">
            <text:p>Nashkel_Garrison</text:p>
          </table:table-cell>
          <table:table-cell table:style-name="ce2" office:value-type="string" calcext:value-type="string">
            <text:p>Nashkel barracks</text:p>
          </table:table-cell>
          <table:table-cell table:style-name="ce9" office:value-type="string" calcext:value-type="string">
            <text:p>You can smell sweat and ale in here. </text:p>
          </table:table-cell>
          <table:table-cell table:number-columns-repeated="1018"/>
        </table:table-row>
        <table:table-row table:style-name="ro2">
          <table:table-cell table:style-name="ce2" office:value-type="string" calcext:value-type="string">
            <text:p>ar4900</text:p>
          </table:table-cell>
          <table:table-cell table:style-name="ce2" office:value-type="float" office:value="4900" calcext:value-type="float">
            <text:p>4900</text:p>
          </table:table-cell>
          <table:table-cell table:style-name="ce5" office:value-type="string" calcext:value-type="string">
            <text:p>ar4900</text:p>
          </table:table-cell>
          <table:table-cell office:value-type="string" calcext:value-type="string">
            <text:p>NashkelCarnival</text:p>
          </table:table-cell>
          <table:table-cell table:style-name="ce2" office:value-type="string" calcext:value-type="string">
            <text:p>Nashkel Carnival (Branwen, Great Gazib)</text:p>
          </table:table-cell>
          <table:table-cell table:style-name="ce9" office:value-type="string" calcext:value-type="string">
            <text:p>You can hear there is some music coming from the Carnival. The closer you are to the place, the more you can smell food, alcohol and smoke coming from the fire someone must have lit. </text:p>
          </table:table-cell>
          <table:table-cell table:number-columns-repeated="1018"/>
        </table:table-row>
        <table:table-row table:style-name="ro2">
          <table:table-cell table:style-name="ce2" office:value-type="string" calcext:value-type="string">
            <text:p>ar4901</text:p>
          </table:table-cell>
          <table:table-cell table:style-name="ce2" office:value-type="float" office:value="4901" calcext:value-type="float">
            <text:p>4901</text:p>
          </table:table-cell>
          <table:table-cell table:style-name="ce5"/>
          <table:table-cell office:value-type="string" calcext:value-type="string">
            <text:p>NashkelCarnival_ArmorTent</text:p>
          </table:table-cell>
          <table:table-cell table:style-name="ce2" office:value-type="string" calcext:value-type="string">
            <text:p>Small carnival tent (armor merchant)</text:p>
          </table:table-cell>
          <table:table-cell table:number-columns-repeated="1019"/>
        </table:table-row>
        <table:table-row table:style-name="ro2">
          <table:table-cell table:style-name="ce2" office:value-type="string" calcext:value-type="string">
            <text:p>ar4902</text:p>
          </table:table-cell>
          <table:table-cell table:style-name="ce2" office:value-type="float" office:value="4902" calcext:value-type="float">
            <text:p>4902</text:p>
          </table:table-cell>
          <table:table-cell table:style-name="ce5"/>
          <table:table-cell office:value-type="string" calcext:value-type="string">
            <text:p>NashkelCarnival_LotusTent</text:p>
          </table:table-cell>
          <table:table-cell table:style-name="ce2" office:value-type="string" calcext:value-type="string">
            <text:p>Small carnival tent (black lotus)</text:p>
          </table:table-cell>
          <table:table-cell table:number-columns-repeated="1019"/>
        </table:table-row>
        <table:table-row table:style-name="ro2">
          <table:table-cell table:style-name="ce2" office:value-type="string" calcext:value-type="string">
            <text:p>ar4903</text:p>
          </table:table-cell>
          <table:table-cell table:style-name="ce2" office:value-type="float" office:value="4903" calcext:value-type="float">
            <text:p>4903</text:p>
          </table:table-cell>
          <table:table-cell table:style-name="ce5"/>
          <table:table-cell office:value-type="string" calcext:value-type="string">
            <text:p>NashkelCarnival_VitiaresTent</text:p>
          </table:table-cell>
          <table:table-cell table:style-name="ce2" office:value-type="string" calcext:value-type="string">
            <text:p>Large carnival tent (Vitiare)</text:p>
          </table:table-cell>
          <table:table-cell table:number-columns-repeated="1019"/>
        </table:table-row>
        <table:table-row table:style-name="ro2">
          <table:table-cell table:style-name="ce2" office:value-type="string" calcext:value-type="string">
            <text:p>ar4904</text:p>
          </table:table-cell>
          <table:table-cell table:style-name="ce2" office:value-type="float" office:value="4904" calcext:value-type="float">
            <text:p>4904</text:p>
          </table:table-cell>
          <table:table-cell table:style-name="ce5"/>
          <table:table-cell office:value-type="string" calcext:value-type="string">
            <text:p>NashkelCarnival_GamblingTent</text:p>
          </table:table-cell>
          <table:table-cell table:style-name="ce2" office:value-type="string" calcext:value-type="string">
            <text:p>Large carnival tent (gambling)</text:p>
          </table:table-cell>
          <table:table-cell table:number-columns-repeated="1019"/>
        </table:table-row>
        <table:table-row table:style-name="ro2">
          <table:table-cell table:style-name="ce2" office:value-type="string" calcext:value-type="string">
            <text:p>ar4905</text:p>
          </table:table-cell>
          <table:table-cell table:style-name="ce2" office:value-type="float" office:value="4905" calcext:value-type="float">
            <text:p>4905</text:p>
          </table:table-cell>
          <table:table-cell table:style-name="ce5"/>
          <table:table-cell office:value-type="string" calcext:value-type="string">
            <text:p>NashkelCarnival_PotionTent</text:p>
          </table:table-cell>
          <table:table-cell table:style-name="ce2" office:value-type="string" calcext:value-type="string">
            <text:p>Small carnival tent (rare potions merchant)</text:p>
          </table:table-cell>
          <table:table-cell table:number-columns-repeated="1019"/>
        </table:table-row>
        <table:table-row table:style-name="ro2">
          <table:table-cell table:style-name="ce2" office:value-type="string" calcext:value-type="string">
            <text:p>ar4906</text:p>
          </table:table-cell>
          <table:table-cell table:style-name="ce2" office:value-type="float" office:value="4906" calcext:value-type="float">
            <text:p>4906</text:p>
          </table:table-cell>
          <table:table-cell table:style-name="ce5"/>
          <table:table-cell office:value-type="string" calcext:value-type="string">
            <text:p>NashkelCarnival_ZordralsTent</text:p>
          </table:table-cell>
          <table:table-cell table:style-name="ce2" office:value-type="string" calcext:value-type="string">
            <text:p>Small carnival tent (Zordral and Bentha)</text:p>
          </table:table-cell>
          <table:table-cell table:number-columns-repeated="1019"/>
        </table:table-row>
        <table:table-row table:style-name="ro2">
          <table:table-cell table:style-name="ce2" office:value-type="string" calcext:value-type="string">
            <text:p>ar4907</text:p>
          </table:table-cell>
          <table:table-cell table:style-name="ce2" office:value-type="float" office:value="4907" calcext:value-type="float">
            <text:p>4907</text:p>
          </table:table-cell>
          <table:table-cell table:style-name="ce5"/>
          <table:table-cell office:value-type="string" calcext:value-type="string">
            <text:p>NashkelCarnival_MagicItemsTent</text:p>
          </table:table-cell>
          <table:table-cell table:style-name="ce2" office:value-type="string" calcext:value-type="string">
            <text:p>Small carnival tent (magic items merchant)</text:p>
          </table:table-cell>
          <table:table-cell table:number-columns-repeated="1019"/>
        </table:table-row>
        <table:table-row table:style-name="ro2">
          <table:table-cell table:style-name="ce2" office:value-type="string" calcext:value-type="string">
            <text:p>ar4908</text:p>
          </table:table-cell>
          <table:table-cell table:style-name="ce2" office:value-type="float" office:value="4908" calcext:value-type="float">
            <text:p>4908</text:p>
          </table:table-cell>
          <table:table-cell table:style-name="ce5"/>
          <table:table-cell office:value-type="string" calcext:value-type="string">
            <text:p>NashkelCarnival_MeleeWeaponsTent</text:p>
          </table:table-cell>
          <table:table-cell table:style-name="ce2" office:value-type="string" calcext:value-type="string">
            <text:p>Small carnival tent (melee weapons merchant)</text:p>
          </table:table-cell>
          <table:table-cell table:number-columns-repeated="1019"/>
        </table:table-row>
        <table:table-row table:style-name="ro2">
          <table:table-cell table:style-name="ce2" office:value-type="string" calcext:value-type="string">
            <text:p>ar4909</text:p>
          </table:table-cell>
          <table:table-cell table:style-name="ce2" office:value-type="float" office:value="4909" calcext:value-type="float">
            <text:p>4909</text:p>
          </table:table-cell>
          <table:table-cell table:style-name="ce5"/>
          <table:table-cell office:value-type="string" calcext:value-type="string">
            <text:p>NashkelCarnival_RangedWeaponsTent</text:p>
          </table:table-cell>
          <table:table-cell table:style-name="ce2" office:value-type="string" calcext:value-type="string">
            <text:p>Small carnival tent (ranged weapons merchant)</text:p>
          </table:table-cell>
          <table:table-cell table:number-columns-repeated="1019"/>
        </table:table-row>
        <table:table-row table:style-name="ro2">
          <table:table-cell table:style-name="ce2" office:value-type="string" calcext:value-type="string">
            <text:p>ar5000</text:p>
          </table:table-cell>
          <table:table-cell table:style-name="ce2" office:value-type="float" office:value="5000" calcext:value-type="float">
            <text:p>5000</text:p>
          </table:table-cell>
          <table:table-cell table:style-name="ce5" office:value-type="string" calcext:value-type="string">
            <text:p>ar5000</text:p>
          </table:table-cell>
          <table:table-cell office:value-type="string" calcext:value-type="string">
            <text:p>ValleyoftheTombs</text:p>
          </table:table-cell>
          <table:table-cell table:style-name="ce2" office:value-type="string" calcext:value-type="string">
            <text:p>Valley of the Tombs (Nashkel mines exit, Narcillicus, Hentold)</text:p>
          </table:table-cell>
          <table:table-cell table:style-name="ce9" office:value-type="string" calcext:value-type="string">
            <text:p>The air here is dry. You are pretty sure you're not the only one in this area, but it's hard to tell anything more. The wind made the marks hard to read. </text:p>
          </table:table-cell>
          <table:table-cell table:number-columns-repeated="1018"/>
        </table:table-row>
        <table:table-row table:style-name="ro2">
          <table:table-cell table:style-name="ce2" office:value-type="string" calcext:value-type="string">
            <text:p>ar5001</text:p>
          </table:table-cell>
          <table:table-cell table:style-name="ce2" office:value-type="float" office:value="5001" calcext:value-type="float">
            <text:p>5001</text:p>
          </table:table-cell>
          <table:table-cell table:style-name="ce5"/>
          <table:table-cell office:value-type="string" calcext:value-type="string">
            <text:p>ValleyoftheTombs_Tomb</text:p>
          </table:table-cell>
          <table:table-cell table:style-name="ce2" office:value-type="string" calcext:value-type="string">
            <text:p>Tombs</text:p>
          </table:table-cell>
          <table:table-cell table:number-columns-repeated="1019"/>
        </table:table-row>
        <table:table-row table:style-name="ro2">
          <table:table-cell table:style-name="ce2" office:value-type="string" calcext:value-type="string">
            <text:p>ar5100</text:p>
          </table:table-cell>
          <table:table-cell table:style-name="ce2" office:value-type="float" office:value="5100" calcext:value-type="float">
            <text:p>5100</text:p>
          </table:table-cell>
          <table:table-cell table:style-name="ce5" office:value-type="string" calcext:value-type="string">
            <text:p>ar5100</text:p>
          </table:table-cell>
          <table:table-cell office:value-type="string" calcext:value-type="string">
            <text:p>GnollStronghold</text:p>
          </table:table-cell>
          <table:table-cell table:style-name="ce2" office:value-type="string" calcext:value-type="string">
            <text:p>Gnoll Stronghold (Dynaheir)</text:p>
          </table:table-cell>
          <table:table-cell table:style-name="ce9" office:value-type="string" calcext:value-type="string">
            <text:p>You find many signs of gnoll activity and urine. It's hard to tell if they used it to mark the terrain or if they wanted to relieve themselves... However, you also find some smaller footprints leading south from the stronghold. </text:p>
          </table:table-cell>
          <table:table-cell table:number-columns-repeated="1018"/>
        </table:table-row>
        <table:table-row table:style-name="ro2">
          <table:table-cell table:style-name="ce2" office:value-type="string" calcext:value-type="string">
            <text:p>ar5101</text:p>
          </table:table-cell>
          <table:table-cell table:style-name="ce2" office:value-type="float" office:value="5101" calcext:value-type="float">
            <text:p>5101</text:p>
          </table:table-cell>
          <table:table-cell table:style-name="ce5" office:value-type="string" calcext:value-type="string">
            <text:p>ar5101</text:p>
          </table:table-cell>
          <table:table-cell office:value-type="string" calcext:value-type="string">
            <text:p>GnollStronghold_XvartCave</text:p>
          </table:table-cell>
          <table:table-cell table:style-name="ce2" office:value-type="string" calcext:value-type="string">
            <text:p>Generic cave (xvarts)</text:p>
          </table:table-cell>
          <table:table-cell table:style-name="ce9" office:value-type="string" calcext:value-type="string">
            <text:p>There are many signs of xvart activity in this cave. They must have used it as their base. </text:p>
          </table:table-cell>
          <table:table-cell table:number-columns-repeated="1018"/>
        </table:table-row>
        <table:table-row table:style-name="ro2">
          <table:table-cell table:style-name="ce2" office:value-type="string" calcext:value-type="string">
            <text:p>ar5102</text:p>
          </table:table-cell>
          <table:table-cell table:style-name="ce2" office:value-type="float" office:value="5102" calcext:value-type="float">
            <text:p>5102</text:p>
          </table:table-cell>
          <table:table-cell table:style-name="ce5"/>
          <table:table-cell office:value-type="string" calcext:value-type="string">
            <text:p>GnollStronghold_TomeCave</text:p>
          </table:table-cell>
          <table:table-cell table:style-name="ce2" office:value-type="string" calcext:value-type="string">
            <text:p>Generic cave (Tome of Leadership and Influence)</text:p>
          </table:table-cell>
          <table:table-cell table:number-columns-repeated="1019"/>
        </table:table-row>
        <table:table-row table:style-name="ro2">
          <table:table-cell table:style-name="ce2" office:value-type="string" calcext:value-type="string">
            <text:p>ar5103</text:p>
          </table:table-cell>
          <table:table-cell table:style-name="ce2" office:value-type="float" office:value="5103" calcext:value-type="float">
            <text:p>5103</text:p>
          </table:table-cell>
          <table:table-cell table:style-name="ce5" office:value-type="string" calcext:value-type="string">
            <text:p>ar5103</text:p>
          </table:table-cell>
          <table:table-cell office:value-type="string" calcext:value-type="string">
            <text:p>GnollStronghold_CrawlerCave</text:p>
          </table:table-cell>
          <table:table-cell table:style-name="ce2" office:value-type="string" calcext:value-type="string">
            <text:p>Generic cave (cariron crawlers)</text:p>
          </table:table-cell>
          <table:table-cell table:style-name="ce9" office:value-type="string" calcext:value-type="string">
            <text:p>There is a strong unpleasant smell in here. </text:p>
          </table:table-cell>
          <table:table-cell table:number-columns-repeated="1018"/>
        </table:table-row>
        <table:table-row table:style-name="ro2">
          <table:table-cell table:style-name="ce2" office:value-type="string" calcext:value-type="string">
            <text:p>ar5200</text:p>
          </table:table-cell>
          <table:table-cell table:style-name="ce2" office:value-type="float" office:value="5200" calcext:value-type="float">
            <text:p>5200</text:p>
          </table:table-cell>
          <table:table-cell table:style-name="ce5" office:value-type="string" calcext:value-type="string">
            <text:p>ar5200</text:p>
          </table:table-cell>
          <table:table-cell office:value-type="string" calcext:value-type="string">
            <text:p>DryadFalls</text:p>
          </table:table-cell>
          <table:table-cell table:style-name="ce2" office:value-type="string" calcext:value-type="string">
            <text:p>Dryad Falls (Cloudpeak Dryad, Drienne, Ingot, Krumm, Caldo)</text:p>
          </table:table-cell>
          <table:table-cell table:style-name="ce9" office:value-type="string" calcext:value-type="string">
            <text:p>You find many animal traces here. In the distance, you can see a huge tree. After a moment, you also find few shoeprints that lead in the tree's direction. </text:p>
          </table:table-cell>
          <table:table-cell table:number-columns-repeated="1018"/>
        </table:table-row>
        <table:table-row table:style-name="ro2">
          <table:table-cell table:style-name="ce2" office:value-type="string" calcext:value-type="string">
            <text:p>ar5201</text:p>
          </table:table-cell>
          <table:table-cell table:style-name="ce2" office:value-type="float" office:value="5201" calcext:value-type="float">
            <text:p>5201</text:p>
          </table:table-cell>
          <table:table-cell table:style-name="ce5" office:value-type="string" calcext:value-type="string">
            <text:p>ar5201</text:p>
          </table:table-cell>
          <table:table-cell office:value-type="string" calcext:value-type="string">
            <text:p>FirewineRuins</text:p>
          </table:table-cell>
          <table:table-cell table:style-name="ce2" office:value-type="string" calcext:value-type="string">
            <text:p>Firewine Ruins (Lendarn, ogre mage, undead knights)</text:p>
          </table:table-cell>
          <table:table-cell table:style-name="ce9" office:value-type="string" calcext:value-type="string">
            <text:p>The air in here is both stale and static. </text:p>
          </table:table-cell>
          <table:table-cell table:number-columns-repeated="1018"/>
        </table:table-row>
        <table:table-row table:style-name="ro2">
          <table:table-cell table:style-name="ce2" office:value-type="string" calcext:value-type="string">
            <text:p>ar5202</text:p>
          </table:table-cell>
          <table:table-cell table:style-name="ce2" office:value-type="float" office:value="5202" calcext:value-type="float">
            <text:p>5202</text:p>
          </table:table-cell>
          <table:table-cell table:style-name="ce5"/>
          <table:table-cell office:value-type="string" calcext:value-type="string">
            <text:p>DryadFalls_Cave</text:p>
          </table:table-cell>
          <table:table-cell table:style-name="ce2" office:value-type="string" calcext:value-type="string">
            <text:p>Generic cave</text:p>
          </table:table-cell>
          <table:table-cell table:number-columns-repeated="1019"/>
        </table:table-row>
        <table:table-row table:style-name="ro2">
          <table:table-cell table:style-name="ce2" office:value-type="string" calcext:value-type="string">
            <text:p>ar5300</text:p>
          </table:table-cell>
          <table:table-cell table:style-name="ce2" office:value-type="float" office:value="5300" calcext:value-type="float">
            <text:p>5300</text:p>
          </table:table-cell>
          <table:table-cell table:style-name="ce5" office:value-type="string" calcext:value-type="string">
            <text:p>ar5300</text:p>
          </table:table-cell>
          <table:table-cell office:value-type="string" calcext:value-type="string">
            <text:p>FireLeafForest</text:p>
          </table:table-cell>
          <table:table-cell table:style-name="ce2" office:value-type="string" calcext:value-type="string">
            <text:p>Fire Leaf Forest (S of Nashkel, Albert, Rufie, Vax, Sendai)</text:p>
          </table:table-cell>
          <table:table-cell table:style-name="ce9" office:value-type="string" calcext:value-type="string">
            <text:p>You find many traces of bats, birds, and small critters and possibly wild dogs. Surprisingly, you also find a pair of... child's footprint? There is something strange about it, though. </text:p>
          </table:table-cell>
          <table:table-cell table:number-columns-repeated="1018"/>
        </table:table-row>
        <table:table-row table:style-name="ro2">
          <table:table-cell table:style-name="ce2" office:value-type="string" calcext:value-type="string">
            <text:p>ar5400</text:p>
          </table:table-cell>
          <table:table-cell table:style-name="ce2" office:value-type="float" office:value="5400" calcext:value-type="float">
            <text:p>5400</text:p>
          </table:table-cell>
          <table:table-cell table:style-name="ce5" office:value-type="string" calcext:value-type="string">
            <text:p>ar5400</text:p>
          </table:table-cell>
          <table:table-cell office:value-type="string" calcext:value-type="string">
            <text:p>NashkelMines</text:p>
          </table:table-cell>
          <table:table-cell table:style-name="ce2" office:value-type="string" calcext:value-type="string">
            <text:p>Nashkel Mines, exterior (Prism)</text:p>
          </table:table-cell>
          <table:table-cell table:style-name="ce9" office:value-type="string" calcext:value-type="string">
            <text:p>You find some human traces leading to the mine, but also many small footprints... smaller than those left by children. Whatever creature left it, it must have been small and quite light. You also find signs of wild dogs. </text:p>
          </table:table-cell>
          <table:table-cell table:number-columns-repeated="1018"/>
        </table:table-row>
        <table:table-row table:style-name="ro2">
          <table:table-cell table:style-name="ce2" office:value-type="string" calcext:value-type="string">
            <text:p>ar5401</text:p>
          </table:table-cell>
          <table:table-cell table:style-name="ce2" office:value-type="float" office:value="5401" calcext:value-type="float">
            <text:p>5401</text:p>
          </table:table-cell>
          <table:table-cell table:style-name="ce5" office:value-type="string" calcext:value-type="string">
            <text:p>ar5401</text:p>
          </table:table-cell>
          <table:table-cell office:value-type="string" calcext:value-type="string">
            <text:p>NashkelMines_L1</text:p>
          </table:table-cell>
          <table:table-cell table:style-name="ce2" office:value-type="string" calcext:value-type="string">
            <text:p>Nashkel Mines, first subterranean level (Dink)</text:p>
          </table:table-cell>
          <table:table-cell table:style-name="ce9" office:value-type="string" calcext:value-type="string">
            <text:p>You find mostly footprints of the workers and guards in here. </text:p>
          </table:table-cell>
          <table:table-cell table:number-columns-repeated="1018"/>
        </table:table-row>
        <table:table-row table:style-name="ro2">
          <table:table-cell table:style-name="ce2" office:value-type="string" calcext:value-type="string">
            <text:p>ar5402</text:p>
          </table:table-cell>
          <table:table-cell table:style-name="ce2" office:value-type="float" office:value="5402" calcext:value-type="float">
            <text:p>5402</text:p>
          </table:table-cell>
          <table:table-cell table:style-name="ce5" office:value-type="string" calcext:value-type="string">
            <text:p>ar5402</text:p>
          </table:table-cell>
          <table:table-cell office:value-type="string" calcext:value-type="string">
            <text:p>NashkelMines_L2</text:p>
          </table:table-cell>
          <table:table-cell table:style-name="ce2" office:value-type="string" calcext:value-type="string">
            <text:p>Nashkel Mines, second subterranean level (Kylee, Beldin)</text:p>
          </table:table-cell>
          <table:table-cell table:style-name="ce9" office:value-type="string" calcext:value-type="string">
            <text:p>You find shoeprints of the workers and many smaller footprints that look a bit like those you saw just outside the mine and the on the borders of Nashkel. <text:s/></text:p>
          </table:table-cell>
          <table:table-cell table:number-columns-repeated="1018"/>
        </table:table-row>
        <table:table-row table:style-name="ro2">
          <table:table-cell table:style-name="ce2" office:value-type="string" calcext:value-type="string">
            <text:p>ar5403</text:p>
          </table:table-cell>
          <table:table-cell table:style-name="ce2" office:value-type="float" office:value="5403" calcext:value-type="float">
            <text:p>5403</text:p>
          </table:table-cell>
          <table:table-cell table:style-name="ce5" office:value-type="string" calcext:value-type="string">
            <text:p>ar5402</text:p>
          </table:table-cell>
          <table:table-cell office:value-type="string" calcext:value-type="string">
            <text:p>NashkelMines_L3</text:p>
          </table:table-cell>
          <table:table-cell table:style-name="ce2" office:value-type="string" calcext:value-type="string">
            <text:p>Nashkel Mines, third subterranean level (Joseph)</text:p>
          </table:table-cell>
          <table:table-cell table:number-columns-repeated="1019"/>
        </table:table-row>
        <table:table-row table:style-name="ro2">
          <table:table-cell table:style-name="ce2" office:value-type="string" calcext:value-type="string">
            <text:p>ar5404</text:p>
          </table:table-cell>
          <table:table-cell table:style-name="ce2" office:value-type="float" office:value="5404" calcext:value-type="float">
            <text:p>5404</text:p>
          </table:table-cell>
          <table:table-cell table:style-name="ce5" office:value-type="string" calcext:value-type="string">
            <text:p>ar5402</text:p>
          </table:table-cell>
          <table:table-cell office:value-type="string" calcext:value-type="string">
            <text:p>NashkelMines_L4</text:p>
          </table:table-cell>
          <table:table-cell table:style-name="ce2" office:value-type="string" calcext:value-type="string">
            <text:p>Nashkel Mines, fourth subterranean level</text:p>
          </table:table-cell>
          <table:table-cell table:number-columns-repeated="1019"/>
        </table:table-row>
        <table:table-row table:style-name="ro2">
          <table:table-cell table:style-name="ce2" office:value-type="string" calcext:value-type="string">
            <text:p>ar5405</text:p>
          </table:table-cell>
          <table:table-cell table:style-name="ce2" office:value-type="float" office:value="5405" calcext:value-type="float">
            <text:p>5405</text:p>
          </table:table-cell>
          <table:table-cell table:style-name="ce5" office:value-type="string" calcext:value-type="string">
            <text:p>ar5405</text:p>
          </table:table-cell>
          <table:table-cell office:value-type="string" calcext:value-type="string">
            <text:p>NashkelMines_MulaheysCave</text:p>
          </table:table-cell>
          <table:table-cell table:style-name="ce2" office:value-type="string" calcext:value-type="string">
            <text:p>Nashkel Mines, Mulahey's lair (Xan, Mulahey)</text:p>
          </table:table-cell>
          <table:table-cell table:style-name="ce9" office:value-type="string" calcext:value-type="string">
            <text:p>You see shoeprints of a massive humanoid and few sets of kobold footprints. </text:p>
          </table:table-cell>
          <table:table-cell table:number-columns-repeated="1018"/>
        </table:table-row>
        <table:table-row table:style-name="ro2">
          <table:table-cell table:style-name="ce2" office:value-type="string" calcext:value-type="string">
            <text:p>ar5406</text:p>
          </table:table-cell>
          <table:table-cell table:style-name="ce2" office:value-type="float" office:value="5406" calcext:value-type="float">
            <text:p>5406</text:p>
          </table:table-cell>
          <table:table-cell table:style-name="ce5"/>
          <table:table-cell office:value-type="string" calcext:value-type="string">
            <text:p>NashkelMines_Cabin</text:p>
          </table:table-cell>
          <table:table-cell table:style-name="ce2" office:value-type="string" calcext:value-type="string">
            <text:p>Mine storehouse</text:p>
          </table:table-cell>
          <table:table-cell table:number-columns-repeated="1019"/>
        </table:table-row>
        <table:table-row table:style-name="ro2">
          <table:table-cell table:style-name="ce2" office:value-type="string" calcext:value-type="string">
            <text:p>ar5500</text:p>
          </table:table-cell>
          <table:table-cell table:style-name="ce2" office:value-type="float" office:value="5500" calcext:value-type="float">
            <text:p>5500</text:p>
          </table:table-cell>
          <table:table-cell table:style-name="ce5" office:value-type="string" calcext:value-type="string">
            <text:p>ar5500</text:p>
          </table:table-cell>
          <table:table-cell office:value-type="string" calcext:value-type="string">
            <text:p>GibberlingMountains</text:p>
          </table:table-cell>
          <table:table-cell table:style-name="ce2" office:value-type="string" calcext:value-type="string">
            <text:p>Gibberling Mountains (Samuel, Hafiz)</text:p>
          </table:table-cell>
          <table:table-cell table:style-name="ce9" office:value-type="string" calcext:value-type="string">
            <text:p>You find signs of gibberling activity in this area. It's also quite windy here.</text:p>
          </table:table-cell>
          <table:table-cell table:number-columns-repeated="1018"/>
        </table:table-row>
        <table:table-row table:style-name="ro2">
          <table:table-cell table:style-name="ce2" office:value-type="string" calcext:value-type="string">
            <text:p>ar5506</text:p>
          </table:table-cell>
          <table:table-cell table:style-name="ce2" office:value-type="float" office:value="5506" calcext:value-type="float">
            <text:p>5506</text:p>
          </table:table-cell>
          <table:table-cell table:style-name="ce5" office:value-type="string" calcext:value-type="string">
            <text:p>ar5506</text:p>
          </table:table-cell>
          <table:table-cell office:value-type="string" calcext:value-type="string">
            <text:p>CandlekeepCaves</text:p>
          </table:table-cell>
          <table:table-cell table:style-name="ce2" office:value-type="string" calcext:value-type="string">
            <text:p>Candlekeep Caves (Diarmid, Prat, Sakul, Tam, Bor)</text:p>
          </table:table-cell>
          <table:table-cell table:style-name="ce9" office:value-type="string" calcext:value-type="string">
            <text:p>You find some shoeprints... it's hard to tell how old they are, though. </text:p>
          </table:table-cell>
          <table:table-cell table:number-columns-repeated="1018"/>
        </table:table-row>
        <table:table-row table:style-name="ro2">
          <table:table-cell table:style-name="ce2" office:value-type="string" calcext:value-type="string">
            <text:p>ar5600</text:p>
          </table:table-cell>
          <table:table-cell table:style-name="ce2" office:value-type="float" office:value="5600" calcext:value-type="float">
            <text:p>5600</text:p>
          </table:table-cell>
          <table:table-cell table:style-name="ce5" office:value-type="string" calcext:value-type="string">
            <text:p>ar5600</text:p>
          </table:table-cell>
          <table:table-cell office:value-type="string" calcext:value-type="string">
            <text:p>Encounter_Plains1</text:p>
          </table:table-cell>
          <table:table-cell table:style-name="ce2" office:value-type="string" calcext:value-type="string">
            <text:p>Random encounter area</text:p>
          </table:table-cell>
          <table:table-cell table:style-name="ce9" office:value-type="string" calcext:value-type="string">
            <text:p>There are clearly some creatures nearby. It's best to leave this area sooner than later. </text:p>
          </table:table-cell>
          <table:table-cell table:number-columns-repeated="1018"/>
        </table:table-row>
        <table:table-row table:style-name="ro2">
          <table:table-cell table:style-name="ce2" office:value-type="string" calcext:value-type="string">
            <text:p>ar5601</text:p>
          </table:table-cell>
          <table:table-cell table:style-name="ce2" office:value-type="float" office:value="5601" calcext:value-type="float">
            <text:p>5601</text:p>
          </table:table-cell>
          <table:table-cell table:style-name="ce5" office:value-type="string" calcext:value-type="string">
            <text:p>ar5600</text:p>
          </table:table-cell>
          <table:table-cell office:value-type="string" calcext:value-type="string">
            <text:p>Encounter_Plains2</text:p>
          </table:table-cell>
          <table:table-cell table:style-name="ce2" office:value-type="string" calcext:value-type="string">
            <text:p>Random encounter area</text:p>
          </table:table-cell>
          <table:table-cell table:number-columns-repeated="1019"/>
        </table:table-row>
        <table:table-row table:style-name="ro2">
          <table:table-cell table:style-name="ce2" office:value-type="string" calcext:value-type="string">
            <text:p>ar5700</text:p>
          </table:table-cell>
          <table:table-cell table:style-name="ce2" office:value-type="float" office:value="5700" calcext:value-type="float">
            <text:p>5700</text:p>
          </table:table-cell>
          <table:table-cell table:style-name="ce5" office:value-type="string" calcext:value-type="string">
            <text:p>ar5600</text:p>
          </table:table-cell>
          <table:table-cell office:value-type="string" calcext:value-type="string">
            <text:p>Encounter_Canyon1</text:p>
          </table:table-cell>
          <table:table-cell table:style-name="ce2" office:value-type="string" calcext:value-type="string">
            <text:p>Random encounter area</text:p>
          </table:table-cell>
          <table:table-cell table:number-columns-repeated="1019"/>
        </table:table-row>
        <table:table-row table:style-name="ro2">
          <table:table-cell table:style-name="ce2" office:value-type="string" calcext:value-type="string">
            <text:p>ar5701</text:p>
          </table:table-cell>
          <table:table-cell table:style-name="ce2" office:value-type="float" office:value="5701" calcext:value-type="float">
            <text:p>5701</text:p>
          </table:table-cell>
          <table:table-cell table:style-name="ce5" office:value-type="string" calcext:value-type="string">
            <text:p>ar5600</text:p>
          </table:table-cell>
          <table:table-cell office:value-type="string" calcext:value-type="string">
            <text:p>Encounter_Canyon2</text:p>
          </table:table-cell>
          <table:table-cell table:style-name="ce2" office:value-type="string" calcext:value-type="string">
            <text:p>Random encounter area</text:p>
          </table:table-cell>
          <table:table-cell table:number-columns-repeated="1019"/>
        </table:table-row>
        <table:table-row table:style-name="ro2">
          <table:table-cell table:style-name="ce2" office:value-type="string" calcext:value-type="string">
            <text:p>ar5800</text:p>
          </table:table-cell>
          <table:table-cell table:style-name="ce2" office:value-type="float" office:value="5800" calcext:value-type="float">
            <text:p>5800</text:p>
          </table:table-cell>
          <table:table-cell table:style-name="ce5" office:value-type="string" calcext:value-type="string">
            <text:p>ar5600</text:p>
          </table:table-cell>
          <table:table-cell office:value-type="string" calcext:value-type="string">
            <text:p>Encounter_Cliff1</text:p>
          </table:table-cell>
          <table:table-cell table:style-name="ce2" office:value-type="string" calcext:value-type="string">
            <text:p>Random encounter area</text:p>
          </table:table-cell>
          <table:table-cell table:number-columns-repeated="1019"/>
        </table:table-row>
        <table:table-row table:style-name="ro2">
          <table:table-cell table:style-name="ce2" office:value-type="string" calcext:value-type="string">
            <text:p>ar5801</text:p>
          </table:table-cell>
          <table:table-cell table:style-name="ce2" office:value-type="float" office:value="5801" calcext:value-type="float">
            <text:p>5801</text:p>
          </table:table-cell>
          <table:table-cell table:style-name="ce5" office:value-type="string" calcext:value-type="string">
            <text:p>ar5600</text:p>
          </table:table-cell>
          <table:table-cell office:value-type="string" calcext:value-type="string">
            <text:p>Encounter_Cliff2</text:p>
          </table:table-cell>
          <table:table-cell table:style-name="ce2" office:value-type="string" calcext:value-type="string">
            <text:p>Random encounter area</text:p>
          </table:table-cell>
          <table:table-cell table:number-columns-repeated="1019"/>
        </table:table-row>
        <table:table-row table:style-name="ro2">
          <table:table-cell table:style-name="ce2" office:value-type="string" calcext:value-type="string">
            <text:p>ar5900</text:p>
          </table:table-cell>
          <table:table-cell table:style-name="ce2" office:value-type="float" office:value="5900" calcext:value-type="float">
            <text:p>5900</text:p>
          </table:table-cell>
          <table:table-cell table:style-name="ce5" office:value-type="string" calcext:value-type="string">
            <text:p>ar5600</text:p>
          </table:table-cell>
          <table:table-cell office:value-type="string" calcext:value-type="string">
            <text:p>Encounter_Grassland1</text:p>
          </table:table-cell>
          <table:table-cell table:style-name="ce2" office:value-type="string" calcext:value-type="string">
            <text:p>Random encounter area</text:p>
          </table:table-cell>
          <table:table-cell table:number-columns-repeated="1019"/>
        </table:table-row>
        <table:table-row table:style-name="ro2">
          <table:table-cell table:style-name="ce2" office:value-type="string" calcext:value-type="string">
            <text:p>ar5901</text:p>
          </table:table-cell>
          <table:table-cell table:style-name="ce2" office:value-type="float" office:value="5901" calcext:value-type="float">
            <text:p>5901</text:p>
          </table:table-cell>
          <table:table-cell table:style-name="ce5" office:value-type="string" calcext:value-type="string">
            <text:p>ar5600</text:p>
          </table:table-cell>
          <table:table-cell office:value-type="string" calcext:value-type="string">
            <text:p>Encounter_Grassland2</text:p>
          </table:table-cell>
          <table:table-cell table:style-name="ce2" office:value-type="string" calcext:value-type="string">
            <text:p>Random encounter area</text:p>
          </table:table-cell>
          <table:table-cell table:number-columns-repeated="1019"/>
        </table:table-row>
        <table:table-row table:style-name="ro2">
          <table:table-cell table:style-name="ce2" office:value-type="string" calcext:value-type="string">
            <text:p>ar6000</text:p>
          </table:table-cell>
          <table:table-cell table:style-name="ce2" office:value-type="float" office:value="6000" calcext:value-type="float">
            <text:p>6000</text:p>
          </table:table-cell>
          <table:table-cell table:style-name="ce5" office:value-type="string" calcext:value-type="string">
            <text:p>ar5600</text:p>
          </table:table-cell>
          <table:table-cell office:value-type="string" calcext:value-type="string">
            <text:p>Encounter_Forest1</text:p>
          </table:table-cell>
          <table:table-cell table:style-name="ce2" office:value-type="string" calcext:value-type="string">
            <text:p>Random encounter area</text:p>
          </table:table-cell>
          <table:table-cell table:number-columns-repeated="1019"/>
        </table:table-row>
        <table:table-row table:style-name="ro2">
          <table:table-cell table:style-name="ce2" office:value-type="string" calcext:value-type="string">
            <text:p>ar6001</text:p>
          </table:table-cell>
          <table:table-cell table:style-name="ce2" office:value-type="float" office:value="6001" calcext:value-type="float">
            <text:p>6001</text:p>
          </table:table-cell>
          <table:table-cell table:style-name="ce5" office:value-type="string" calcext:value-type="string">
            <text:p>ar5600</text:p>
          </table:table-cell>
          <table:table-cell office:value-type="string" calcext:value-type="string">
            <text:p>Encounter_Forest2</text:p>
          </table:table-cell>
          <table:table-cell table:style-name="ce2" office:value-type="string" calcext:value-type="string">
            <text:p>Random encounter area</text:p>
          </table:table-cell>
          <table:table-cell table:number-columns-repeated="1019"/>
        </table:table-row>
        <table:table-row table:style-name="ro2">
          <table:table-cell table:style-name="ce2" office:value-type="string" calcext:value-type="string">
            <text:p>ar6100</text:p>
          </table:table-cell>
          <table:table-cell table:style-name="ce2" office:value-type="float" office:value="6100" calcext:value-type="float">
            <text:p>6100</text:p>
          </table:table-cell>
          <table:table-cell table:style-name="ce5" office:value-type="string" calcext:value-type="string">
            <text:p>ar5600</text:p>
          </table:table-cell>
          <table:table-cell office:value-type="string" calcext:value-type="string">
            <text:p>Encounter_Road</text:p>
          </table:table-cell>
          <table:table-cell table:style-name="ce2" office:value-type="string" calcext:value-type="string">
            <text:p>Random encounter area</text:p>
          </table:table-cell>
          <table:table-cell table:number-columns-repeated="1019"/>
        </table:table-row>
        <table:table-row table:style-name="ro2">
          <table:table-cell table:style-name="ce2" office:value-type="string" calcext:value-type="string">
            <text:p>oh1000</text:p>
          </table:table-cell>
          <table:table-cell table:style-name="ce2" office:value-type="float" office:value="11000" calcext:value-type="float">
            <text:p>11000</text:p>
          </table:table-cell>
          <table:table-cell table:style-name="ce5" office:value-type="string" calcext:value-type="string">
            <text:p>ar5600</text:p>
          </table:table-cell>
          <table:table-cell/>
          <table:table-cell table:style-name="ce2" office:value-type="string" calcext:value-type="string">
            <text:p>Dorn - Random Encounter Area</text:p>
          </table:table-cell>
          <table:table-cell table:number-columns-repeated="1019"/>
        </table:table-row>
        <table:table-row table:style-name="ro2">
          <table:table-cell table:style-name="ce2" office:value-type="string" calcext:value-type="string">
            <text:p>oh2000</text:p>
          </table:table-cell>
          <table:table-cell table:style-name="ce2" office:value-type="float" office:value="12000" calcext:value-type="float">
            <text:p>12000</text:p>
          </table:table-cell>
          <table:table-cell table:style-name="ce5" office:value-type="string" calcext:value-type="string">
            <text:p>oh2000</text:p>
          </table:table-cell>
          <table:table-cell/>
          <table:table-cell table:style-name="ce2" office:value-type="string" calcext:value-type="string">
            <text:p>Neera - Adoy's Enclave, exterior</text:p>
          </table:table-cell>
          <table:table-cell table:style-name="ce9" office:value-type="string" calcext:value-type="string">
            <text:p>You find many signs of goblin activity in the area. It's not a small group, that is quite clear. They lead east. </text:p>
          </table:table-cell>
          <table:table-cell table:number-columns-repeated="1018"/>
        </table:table-row>
        <table:table-row table:style-name="ro2">
          <table:table-cell table:style-name="ce2" office:value-type="string" calcext:value-type="string">
            <text:p>oh2010</text:p>
          </table:table-cell>
          <table:table-cell table:style-name="ce2" office:value-type="float" office:value="12010" calcext:value-type="float">
            <text:p>12010</text:p>
          </table:table-cell>
          <table:table-cell table:style-name="ce5" office:value-type="string" calcext:value-type="string">
            <text:p>oh2010</text:p>
          </table:table-cell>
          <table:table-cell/>
          <table:table-cell table:style-name="ce2" office:value-type="string" calcext:value-type="string">
            <text:p>Neera - Adoy's Enclave, interior</text:p>
          </table:table-cell>
          <table:table-cell table:style-name="ce9" office:value-type="string" calcext:value-type="string">
            <text:p>You find many signs of goblin activity in the area. </text:p>
          </table:table-cell>
          <table:table-cell table:number-columns-repeated="1018"/>
        </table:table-row>
        <table:table-row table:style-name="ro2">
          <table:table-cell table:style-name="ce2" office:value-type="string" calcext:value-type="string">
            <text:p>oh3000</text:p>
          </table:table-cell>
          <table:table-cell table:style-name="ce2" office:value-type="float" office:value="13000" calcext:value-type="float">
            <text:p>13000</text:p>
          </table:table-cell>
          <table:table-cell table:style-name="ce5" office:value-type="string" calcext:value-type="string">
            <text:p>oh3000</text:p>
          </table:table-cell>
          <table:table-cell/>
          <table:table-cell table:style-name="ce2" office:value-type="string" calcext:value-type="string">
            <text:p>Rasaad - Dark Moon temple, exterior</text:p>
          </table:table-cell>
          <table:table-cell table:style-name="ce9" office:value-type="string" calcext:value-type="string">
            <text:p>You find many footprints left in the snow. They were left mostly by human, but... you also find few signs that there may be snow trolls around. </text:p>
          </table:table-cell>
          <table:table-cell table:number-columns-repeated="1018"/>
        </table:table-row>
        <table:table-row table:style-name="ro2">
          <table:table-cell table:style-name="ce2" office:value-type="string" calcext:value-type="string">
            <text:p>oh3010</text:p>
          </table:table-cell>
          <table:table-cell table:style-name="ce2" office:value-type="float" office:value="13010" calcext:value-type="float">
            <text:p>13010</text:p>
          </table:table-cell>
          <table:table-cell table:style-name="ce5" office:value-type="string" calcext:value-type="string">
            <text:p>oh3010</text:p>
          </table:table-cell>
          <table:table-cell/>
          <table:table-cell table:style-name="ce2" office:value-type="string" calcext:value-type="string">
            <text:p>Rasaad - Dark Moon temple, interior</text:p>
          </table:table-cell>
          <table:table-cell table:style-name="ce9" office:value-type="string" calcext:value-type="string">
            <text:p>You find mostly wet shoeprints in here. Probably left by humans. </text:p>
          </table:table-cell>
          <table:table-cell table:number-columns-repeated="1018"/>
        </table:table-row>
        <table:table-row table:style-name="ro2">
          <table:table-cell table:style-name="ce2" office:value-type="string" calcext:value-type="string">
            <text:p>oh3020</text:p>
          </table:table-cell>
          <table:table-cell table:style-name="ce2" office:value-type="float" office:value="13020" calcext:value-type="float">
            <text:p>13020</text:p>
          </table:table-cell>
          <table:table-cell table:style-name="ce5" office:value-type="string" calcext:value-type="string">
            <text:p>oh3010</text:p>
          </table:table-cell>
          <table:table-cell/>
          <table:table-cell table:style-name="ce2" office:value-type="string" calcext:value-type="string">
            <text:p>Rasaad - Dark Moon temple, interior</text:p>
          </table:table-cell>
          <table:table-cell table:number-columns-repeated="1019"/>
        </table:table-row>
        <table:table-row table:style-name="ro2">
          <table:table-cell table:style-name="ce2" office:value-type="string" calcext:value-type="string">
            <text:p>oh3100</text:p>
          </table:table-cell>
          <table:table-cell table:style-name="ce2" office:value-type="float" office:value="13100" calcext:value-type="float">
            <text:p>13100</text:p>
          </table:table-cell>
          <table:table-cell table:style-name="ce5" office:value-type="string" calcext:value-type="string">
            <text:p>oh3100</text:p>
          </table:table-cell>
          <table:table-cell/>
          <table:table-cell table:style-name="ce2" office:value-type="string" calcext:value-type="string">
            <text:p>Rasaad - Dark Moon temple, interior</text:p>
          </table:table-cell>
          <table:table-cell table:style-name="ce9" office:value-type="string" calcext:value-type="string">
            <text:p>The wind in here is quite strong and also quite cold. You find some human footprints in the snow. </text:p>
          </table:table-cell>
          <table:table-cell table:number-columns-repeated="1018"/>
        </table:table-row>
        <table:table-row table:style-name="ro2">
          <table:table-cell table:style-name="ce2" office:value-type="string" calcext:value-type="string">
            <text:p>oh9310</text:p>
          </table:table-cell>
          <table:table-cell table:style-name="ce2" office:value-type="float" office:value="19310" calcext:value-type="float">
            <text:p>19310</text:p>
          </table:table-cell>
          <table:table-cell table:style-name="ce5"/>
          <table:table-cell/>
          <table:table-cell table:style-name="ce2" office:value-type="string" calcext:value-type="string">
            <text:p>The Black Pits: Arena 1</text:p>
          </table:table-cell>
          <table:table-cell table:number-columns-repeated="1019"/>
        </table:table-row>
        <table:table-row table:style-name="ro2">
          <table:table-cell table:style-name="ce2" office:value-type="string" calcext:value-type="string">
            <text:p>oh9350</text:p>
          </table:table-cell>
          <table:table-cell table:style-name="ce2" office:value-type="float" office:value="19350" calcext:value-type="float">
            <text:p>19350</text:p>
          </table:table-cell>
          <table:table-cell table:style-name="ce5"/>
          <table:table-cell/>
          <table:table-cell table:style-name="ce2" office:value-type="string" calcext:value-type="string">
            <text:p>The Black Pits: Arena 2</text:p>
          </table:table-cell>
          <table:table-cell table:number-columns-repeated="1019"/>
        </table:table-row>
        <table:table-row table:style-name="ro2">
          <table:table-cell table:style-name="ce2" office:value-type="string" calcext:value-type="string">
            <text:p>oh9360</text:p>
          </table:table-cell>
          <table:table-cell table:style-name="ce2" office:value-type="float" office:value="19360" calcext:value-type="float">
            <text:p>19360</text:p>
          </table:table-cell>
          <table:table-cell table:style-name="ce5"/>
          <table:table-cell/>
          <table:table-cell table:style-name="ce2" office:value-type="string" calcext:value-type="string">
            <text:p>The Black Pits: Hub</text:p>
          </table:table-cell>
          <table:table-cell table:number-columns-repeated="1019"/>
        </table:table-row>
        <table:table-row table:style-name="ro2">
          <table:table-cell table:style-name="ce2" office:value-type="string" calcext:value-type="string">
            <text:p>tu0015</text:p>
          </table:table-cell>
          <table:table-cell table:style-name="ce2" office:value-type="float" office:value="20015" calcext:value-type="float">
            <text:p>20015</text:p>
          </table:table-cell>
          <table:table-cell table:style-name="ce5"/>
          <table:table-cell/>
          <table:table-cell table:style-name="ce2" office:value-type="string" calcext:value-type="string">
            <text:p>Baldur's Gate Estate (Tutorial starts here)</text:p>
          </table:table-cell>
          <table:table-cell table:number-columns-repeated="1019"/>
        </table:table-row>
        <table:table-row table:style-name="ro2">
          <table:table-cell table:style-name="ce2" office:value-type="string" calcext:value-type="string">
            <text:p>tu0016</text:p>
          </table:table-cell>
          <table:table-cell table:style-name="ce2" office:value-type="float" office:value="20016" calcext:value-type="float">
            <text:p>20016</text:p>
          </table:table-cell>
          <table:table-cell table:style-name="ce5"/>
          <table:table-cell/>
          <table:table-cell table:style-name="ce2" office:value-type="string" calcext:value-type="string">
            <text:p>Baldur's Gate Estate (Tutorial area)</text:p>
          </table:table-cell>
          <table:table-cell table:number-columns-repeated="1019"/>
        </table:table-row>
        <table:table-row table:style-name="ro2">
          <table:table-cell table:style-name="ce2" office:value-type="string" calcext:value-type="string">
            <text:p>tu0017</text:p>
          </table:table-cell>
          <table:table-cell table:style-name="ce2" office:value-type="float" office:value="20017" calcext:value-type="float">
            <text:p>20017</text:p>
          </table:table-cell>
          <table:table-cell table:style-name="ce5"/>
          <table:table-cell/>
          <table:table-cell table:style-name="ce2" office:value-type="string" calcext:value-type="string">
            <text:p>Baldur's Gate Estate (Tutorial area)</text:p>
          </table:table-cell>
          <table:table-cell table:number-columns-repeated="1019"/>
        </table:table-row>
        <table:table-row table:style-name="ro2">
          <table:table-cell table:style-name="ce2" office:value-type="string" calcext:value-type="string">
            <text:p>tu0018</text:p>
          </table:table-cell>
          <table:table-cell table:style-name="ce2" office:value-type="float" office:value="20018" calcext:value-type="float">
            <text:p>20018</text:p>
          </table:table-cell>
          <table:table-cell table:style-name="ce5"/>
          <table:table-cell/>
          <table:table-cell table:style-name="ce2" office:value-type="string" calcext:value-type="string">
            <text:p>Baldur's Gate Estate Cellar (Tutorial area)</text:p>
          </table:table-cell>
          <table:table-cell table:number-columns-repeated="1019"/>
        </table:table-row>
        <table:table-row table:style-name="ro2">
          <table:table-cell table:style-name="ce3"/>
          <table:table-cell table:style-name="Default"/>
          <table:table-cell table:style-name="ce5"/>
          <table:table-cell/>
          <table:table-cell table:style-name="ce3"/>
          <table:table-cell table:number-columns-repeated="1019"/>
        </table:table-row>
        <table:table-row table:style-name="ro2" table:number-rows-repeated="20">
          <table:table-cell table:style-name="ce2" table:number-columns-repeated="2"/>
          <table:table-cell table:style-name="ce5"/>
          <table:table-cell/>
          <table:table-cell table:style-name="ce2"/>
          <table:table-cell table:number-columns-repeated="1019"/>
        </table:table-row>
        <table:table-row table:style-name="ro2" table:number-rows-repeated="1048056">
          <table:table-cell table:number-columns-repeated="1024"/>
        </table:table-row>
        <table:table-row table:style-name="ro2">
          <table:table-cell table:number-columns-repeated="1024"/>
        </table:table-row>
      </table:table>
      <table:table table:name="tra" table:style-name="ta1">
        <table:table-column table:style-name="co1" table:default-cell-style-name="Default"/>
        <table:table-row table:style-name="ro3">
          <table:table-cell office:value-type="string" calcext:value-type="string">
            <text:p>@0 = ~Your tracking skills reveal nothing about this location.~ // default entry</text:p>
          </table:table-cell>
        </table:table-row>
        <table:table-row table:style-name="ro3">
          <table:table-cell table:formula="of:=IF([$master.F2]=&quot;&quot;;&quot;&quot;;CONCATENATE(&quot;@&quot;;[$master.B2];&quot; = ~&quot;;[$master.F2];&quot;~&quot;))">
            <text:p/>
          </table:table-cell>
        </table:table-row>
        <table:table-row table:style-name="ro3">
          <table:table-cell table:formula="of:=IF([$master.F3]=&quot;&quot;;&quot;&quot;;CONCATENATE(&quot;@&quot;;[$master.B3];&quot; = ~&quot;;[$master.F3];&quot;~&quot;))">
            <text:p/>
          </table:table-cell>
        </table:table-row>
        <table:table-row table:style-name="ro3">
          <table:table-cell table:formula="of:=IF([$master.F4]=&quot;&quot;;&quot;&quot;;CONCATENATE(&quot;@&quot;;[$master.B4];&quot; = ~&quot;;[$master.F4];&quot;~&quot;))">
            <text:p/>
          </table:table-cell>
        </table:table-row>
        <table:table-row table:style-name="ro3">
          <table:table-cell table:formula="of:=IF([$master.F5]=&quot;&quot;;&quot;&quot;;CONCATENATE(&quot;@&quot;;[$master.B5];&quot; = ~&quot;;[$master.F5];&quot;~&quot;))">
            <text:p/>
          </table:table-cell>
        </table:table-row>
        <table:table-row table:style-name="ro3">
          <table:table-cell table:formula="of:=IF([$master.F6]=&quot;&quot;;&quot;&quot;;CONCATENATE(&quot;@&quot;;[$master.B6];&quot; = ~&quot;;[$master.F6];&quot;~&quot;))">
            <text:p/>
          </table:table-cell>
        </table:table-row>
        <table:table-row table:style-name="ro3">
          <table:table-cell table:formula="of:=IF([$master.F7]=&quot;&quot;;&quot;&quot;;CONCATENATE(&quot;@&quot;;[$master.B7];&quot; = ~&quot;;[$master.F7];&quot;~&quot;))">
            <text:p/>
          </table:table-cell>
        </table:table-row>
        <table:table-row table:style-name="ro3">
          <table:table-cell table:formula="of:=IF([$master.F8]=&quot;&quot;;&quot;&quot;;CONCATENATE(&quot;@&quot;;[$master.B8];&quot; = ~&quot;;[$master.F8];&quot;~&quot;))">
            <text:p/>
          </table:table-cell>
        </table:table-row>
        <table:table-row table:style-name="ro3">
          <table:table-cell table:formula="of:=IF([$master.F9]=&quot;&quot;;&quot;&quot;;CONCATENATE(&quot;@&quot;;[$master.B9];&quot; = ~&quot;;[$master.F9];&quot;~&quot;))">
            <text:p/>
          </table:table-cell>
        </table:table-row>
        <table:table-row table:style-name="ro3">
          <table:table-cell table:formula="of:=IF([$master.F10]=&quot;&quot;;&quot;&quot;;CONCATENATE(&quot;@&quot;;[$master.B10];&quot; = ~&quot;;[$master.F10];&quot;~&quot;))">
            <text:p/>
          </table:table-cell>
        </table:table-row>
        <table:table-row table:style-name="ro3">
          <table:table-cell table:formula="of:=IF([$master.F11]=&quot;&quot;;&quot;&quot;;CONCATENATE(&quot;@&quot;;[$master.B11];&quot; = ~&quot;;[$master.F11];&quot;~&quot;))">
            <text:p/>
          </table:table-cell>
        </table:table-row>
        <table:table-row table:style-name="ro3">
          <table:table-cell table:formula="of:=IF([$master.F12]=&quot;&quot;;&quot;&quot;;CONCATENATE(&quot;@&quot;;[$master.B12];&quot; = ~&quot;;[$master.F12];&quot;~&quot;))">
            <text:p/>
          </table:table-cell>
        </table:table-row>
        <table:table-row table:style-name="ro3">
          <table:table-cell table:formula="of:=IF([$master.F13]=&quot;&quot;;&quot;&quot;;CONCATENATE(&quot;@&quot;;[$master.B13];&quot; = ~&quot;;[$master.F13];&quot;~&quot;))">
            <text:p/>
          </table:table-cell>
        </table:table-row>
        <table:table-row table:style-name="ro3">
          <table:table-cell table:formula="of:=IF([$master.F14]=&quot;&quot;;&quot;&quot;;CONCATENATE(&quot;@&quot;;[$master.B14];&quot; = ~&quot;;[$master.F14];&quot;~&quot;))">
            <text:p/>
          </table:table-cell>
        </table:table-row>
        <table:table-row table:style-name="ro3">
          <table:table-cell table:formula="of:=IF([$master.F15]=&quot;&quot;;&quot;&quot;;CONCATENATE(&quot;@&quot;;[$master.B15];&quot; = ~&quot;;[$master.F15];&quot;~&quot;))">
            <text:p/>
          </table:table-cell>
        </table:table-row>
        <table:table-row table:style-name="ro3">
          <table:table-cell table:formula="of:=IF([$master.F16]=&quot;&quot;;&quot;&quot;;CONCATENATE(&quot;@&quot;;[$master.B16];&quot; = ~&quot;;[$master.F16];&quot;~&quot;))">
            <text:p/>
          </table:table-cell>
        </table:table-row>
        <table:table-row table:style-name="ro3">
          <table:table-cell table:formula="of:=IF([$master.F17]=&quot;&quot;;&quot;&quot;;CONCATENATE(&quot;@&quot;;[$master.B17];&quot; = ~&quot;;[$master.F17];&quot;~&quot;))">
            <text:p/>
          </table:table-cell>
        </table:table-row>
        <table:table-row table:style-name="ro3">
          <table:table-cell table:formula="of:=IF([$master.F18]=&quot;&quot;;&quot;&quot;;CONCATENATE(&quot;@&quot;;[$master.B18];&quot; = ~&quot;;[$master.F18];&quot;~&quot;))">
            <text:p/>
          </table:table-cell>
        </table:table-row>
        <table:table-row table:style-name="ro3">
          <table:table-cell table:formula="of:=IF([$master.F19]=&quot;&quot;;&quot;&quot;;CONCATENATE(&quot;@&quot;;[$master.B19];&quot; = ~&quot;;[$master.F19];&quot;~&quot;))">
            <text:p/>
          </table:table-cell>
        </table:table-row>
        <table:table-row table:style-name="ro3">
          <table:table-cell table:formula="of:=IF([$master.F20]=&quot;&quot;;&quot;&quot;;CONCATENATE(&quot;@&quot;;[$master.B20];&quot; = ~&quot;;[$master.F20];&quot;~&quot;))">
            <text:p/>
          </table:table-cell>
        </table:table-row>
        <table:table-row table:style-name="ro3">
          <table:table-cell table:formula="of:=IF([$master.F21]=&quot;&quot;;&quot;&quot;;CONCATENATE(&quot;@&quot;;[$master.B21];&quot; = ~&quot;;[$master.F21];&quot;~&quot;))" office:value-type="string" office:string-value="@100 = ~You can see many human footprints left on the dirt that covers cobblestones here and there. There aren’t many animal prints. By the smell in the air, you can tell it’s mostly the wealthy that live in this area.~" calcext:value-type="string">
            <text:p>@100 = ~You can see many human footprints left on the dirt that covers cobblestones here and there. There aren’t many animal prints. By the smell in the air, you can tell it’s mostly the wealthy that live in this area.~</text:p>
          </table:table-cell>
        </table:table-row>
        <table:table-row table:style-name="ro3">
          <table:table-cell table:formula="of:=IF([$master.F22]=&quot;&quot;;&quot;&quot;;CONCATENATE(&quot;@&quot;;[$master.B22];&quot; = ~&quot;;[$master.F22];&quot;~&quot;))" office:value-type="string" office:string-value="@101 = ~Any dirt that could have been brought in from the street was thoroughly cleaned - it is possible that it was done so it would not endanger the expensive carpets laid out in the estate's chambers.~" calcext:value-type="string">
            <text:p>@101 = ~Any dirt that could have been brought in from the street was thoroughly cleaned - it is possible that it was done so it would not endanger the expensive carpets laid out in the estate's chambers.~</text:p>
          </table:table-cell>
        </table:table-row>
        <table:table-row table:style-name="ro3">
          <table:table-cell table:formula="of:=IF([$master.F23]=&quot;&quot;;&quot;&quot;;CONCATENATE(&quot;@&quot;;[$master.B23];&quot; = ~&quot;;[$master.F23];&quot;~&quot;))">
            <text:p/>
          </table:table-cell>
        </table:table-row>
        <table:table-row table:style-name="ro3">
          <table:table-cell table:formula="of:=IF([$master.F24]=&quot;&quot;;&quot;&quot;;CONCATENATE(&quot;@&quot;;[$master.B24];&quot; = ~&quot;;[$master.F24];&quot;~&quot;))">
            <text:p/>
          </table:table-cell>
        </table:table-row>
        <table:table-row table:style-name="ro3">
          <table:table-cell table:formula="of:=IF([$master.F25]=&quot;&quot;;&quot;&quot;;CONCATENATE(&quot;@&quot;;[$master.B25];&quot; = ~&quot;;[$master.F25];&quot;~&quot;))">
            <text:p/>
          </table:table-cell>
        </table:table-row>
        <table:table-row table:style-name="ro3">
          <table:table-cell table:formula="of:=IF([$master.F26]=&quot;&quot;;&quot;&quot;;CONCATENATE(&quot;@&quot;;[$master.B26];&quot; = ~&quot;;[$master.F26];&quot;~&quot;))" office:value-type="string" office:string-value="@105 = ~You can see some stains here and there, probably caused by drunk customers and their ale.~" calcext:value-type="string">
            <text:p>@105 = ~You can see some stains here and there, probably caused by drunk customers and their ale.~</text:p>
          </table:table-cell>
        </table:table-row>
        <table:table-row table:style-name="ro3">
          <table:table-cell table:formula="of:=IF([$master.F27]=&quot;&quot;;&quot;&quot;;CONCATENATE(&quot;@&quot;;[$master.B27];&quot; = ~&quot;;[$master.F27];&quot;~&quot;))">
            <text:p/>
          </table:table-cell>
        </table:table-row>
        <table:table-row table:style-name="ro3">
          <table:table-cell table:formula="of:=IF([$master.F28]=&quot;&quot;;&quot;&quot;;CONCATENATE(&quot;@&quot;;[$master.B28];&quot; = ~&quot;;[$master.F28];&quot;~&quot;))">
            <text:p/>
          </table:table-cell>
        </table:table-row>
        <table:table-row table:style-name="ro3">
          <table:table-cell table:formula="of:=IF([$master.F29]=&quot;&quot;;&quot;&quot;;CONCATENATE(&quot;@&quot;;[$master.B29];&quot; = ~&quot;;[$master.F29];&quot;~&quot;))" office:value-type="string" office:string-value="@108 = ~This place's furniture was made using best possible wood. You can smell perfume in the air.~" calcext:value-type="string">
            <text:p>@108 = ~This place's furniture was made using best possible wood. You can smell perfume in the air.~</text:p>
          </table:table-cell>
        </table:table-row>
        <table:table-row table:style-name="ro3">
          <table:table-cell table:formula="of:=IF([$master.F30]=&quot;&quot;;&quot;&quot;;CONCATENATE(&quot;@&quot;;[$master.B30];&quot; = ~&quot;;[$master.F30];&quot;~&quot;))">
            <text:p/>
          </table:table-cell>
        </table:table-row>
        <table:table-row table:style-name="ro3">
          <table:table-cell table:formula="of:=IF([$master.F31]=&quot;&quot;;&quot;&quot;;CONCATENATE(&quot;@&quot;;[$master.B31];&quot; = ~&quot;;[$master.F31];&quot;~&quot;))">
            <text:p/>
          </table:table-cell>
        </table:table-row>
        <table:table-row table:style-name="ro3">
          <table:table-cell table:formula="of:=IF([$master.F32]=&quot;&quot;;&quot;&quot;;CONCATENATE(&quot;@&quot;;[$master.B32];&quot; = ~&quot;;[$master.F32];&quot;~&quot;))" office:value-type="string" office:string-value="@111 = ~The air here is colder than the one on the upper levels.~" calcext:value-type="string">
            <text:p>@111 = ~The air here is colder than the one on the upper levels.~</text:p>
          </table:table-cell>
        </table:table-row>
        <table:table-row table:style-name="ro3">
          <table:table-cell table:formula="of:=IF([$master.F33]=&quot;&quot;;&quot;&quot;;CONCATENATE(&quot;@&quot;;[$master.B33];&quot; = ~&quot;;[$master.F33];&quot;~&quot;))" office:value-type="string" office:string-value="@112 = ~The air here is a mixture of perfume, sweat and wine. You can see stains on the carpet and stone. Some were made with wine and some by… bodily fluids.~" calcext:value-type="string">
            <text:p>@112 = ~The air here is a mixture of perfume, sweat and wine. You can see stains on the carpet and stone. Some were made with wine and some by… bodily fluids.~</text:p>
          </table:table-cell>
        </table:table-row>
        <table:table-row table:style-name="ro3">
          <table:table-cell table:formula="of:=IF([$master.F34]=&quot;&quot;;&quot;&quot;;CONCATENATE(&quot;@&quot;;[$master.B34];&quot; = ~&quot;;[$master.F34];&quot;~&quot;))" office:value-type="string" office:string-value="@114 = ~There are signs this place is visited by many men and women. The damage suggests that many of the visitors go into the door behind the bar.~" calcext:value-type="string">
            <text:p>@114 = ~There are signs this place is visited by many men and women. The damage suggests that many of the visitors go into the door behind the bar.~</text:p>
          </table:table-cell>
        </table:table-row>
        <table:table-row table:style-name="ro3">
          <table:table-cell table:formula="of:=IF([$master.F35]=&quot;&quot;;&quot;&quot;;CONCATENATE(&quot;@&quot;;[$master.B35];&quot; = ~&quot;;[$master.F35];&quot;~&quot;))">
            <text:p/>
          </table:table-cell>
        </table:table-row>
        <table:table-row table:style-name="ro3">
          <table:table-cell table:formula="of:=IF([$master.F36]=&quot;&quot;;&quot;&quot;;CONCATENATE(&quot;@&quot;;[$master.B36];&quot; = ~&quot;;[$master.F36];&quot;~&quot;))" office:value-type="string" office:string-value="@116 = ~Many people visit this place. That's quite clear.~" calcext:value-type="string">
            <text:p>@116 = ~Many people visit this place. That's quite clear.~</text:p>
          </table:table-cell>
        </table:table-row>
        <table:table-row table:style-name="ro3">
          <table:table-cell table:formula="of:=IF([$master.F37]=&quot;&quot;;&quot;&quot;;CONCATENATE(&quot;@&quot;;[$master.B37];&quot; = ~&quot;;[$master.F37];&quot;~&quot;))">
            <text:p/>
          </table:table-cell>
        </table:table-row>
        <table:table-row table:style-name="ro3">
          <table:table-cell table:formula="of:=IF([$master.F38]=&quot;&quot;;&quot;&quot;;CONCATENATE(&quot;@&quot;;[$master.B38];&quot; = ~&quot;;[$master.F38];&quot;~&quot;))">
            <text:p/>
          </table:table-cell>
        </table:table-row>
        <table:table-row table:style-name="ro3">
          <table:table-cell table:formula="of:=IF([$master.F39]=&quot;&quot;;&quot;&quot;;CONCATENATE(&quot;@&quot;;[$master.B39];&quot; = ~&quot;;[$master.F39];&quot;~&quot;))" office:value-type="string" office:string-value="@119 = ~This tavern looks cleaner than others you have seen. You can smell some... wine and paraffin in the air.~" calcext:value-type="string">
            <text:p>@119 = ~This tavern looks cleaner than others you have seen. You can smell some... wine and paraffin in the air.~</text:p>
          </table:table-cell>
        </table:table-row>
        <table:table-row table:style-name="ro3">
          <table:table-cell table:formula="of:=IF([$master.F40]=&quot;&quot;;&quot;&quot;;CONCATENATE(&quot;@&quot;;[$master.B40];&quot; = ~&quot;;[$master.F40];&quot;~&quot;))">
            <text:p/>
          </table:table-cell>
        </table:table-row>
        <table:table-row table:style-name="ro3">
          <table:table-cell table:formula="of:=IF([$master.F41]=&quot;&quot;;&quot;&quot;;CONCATENATE(&quot;@&quot;;[$master.B41];&quot; = ~&quot;;[$master.F41];&quot;~&quot;))">
            <text:p/>
          </table:table-cell>
        </table:table-row>
        <table:table-row table:style-name="ro3">
          <table:table-cell table:formula="of:=IF([$master.F42]=&quot;&quot;;&quot;&quot;;CONCATENATE(&quot;@&quot;;[$master.B42];&quot; = ~&quot;;[$master.F42];&quot;~&quot;))" office:value-type="string" office:string-value="@123 = ~This place is quite cold. Even though this place feels deserted, you can see some footprints left in the dirt. Sarevok didn’t come here alone. Furthermore, you can also see some other prints that look as if there were made by skeletal feet, which suggests there may be some skeletons around. There is also some bat guano on the ruins.~" calcext:value-type="string">
            <text:p>@123 = ~This place is quite cold. Even though this place feels deserted, you can see some footprints left in the dirt. Sarevok didn’t come here alone. Furthermore, you can also see some other prints that look as if there were made by skeletal feet, which suggests there may be some skeletons around. There is also some bat guano on the ruins.~</text:p>
          </table:table-cell>
        </table:table-row>
        <table:table-row table:style-name="ro3">
          <table:table-cell table:formula="of:=IF([$master.F43]=&quot;&quot;;&quot;&quot;;CONCATENATE(&quot;@&quot;;[$master.B43];&quot; = ~&quot;;[$master.F43];&quot;~&quot;))" office:value-type="string" office:string-value="@125 = ~There are some footprints in the dust. You can feel the grim and stale breath of death in the air.~" calcext:value-type="string">
            <text:p>@125 = ~There are some footprints in the dust. You can feel the grim and stale breath of death in the air.~</text:p>
          </table:table-cell>
        </table:table-row>
        <table:table-row table:style-name="ro3">
          <table:table-cell table:formula="of:=IF([$master.F44]=&quot;&quot;;&quot;&quot;;CONCATENATE(&quot;@&quot;;[$master.B44];&quot; = ~&quot;;[$master.F44];&quot;~&quot;))">
            <text:p/>
          </table:table-cell>
        </table:table-row>
        <table:table-row table:style-name="ro3">
          <table:table-cell table:formula="of:=IF([$master.F45]=&quot;&quot;;&quot;&quot;;CONCATENATE(&quot;@&quot;;[$master.B45];&quot; = ~&quot;;[$master.F45];&quot;~&quot;))" office:value-type="string" office:string-value="@127 = ~You can feel spice in the air.~" calcext:value-type="string">
            <text:p>@127 = ~You can feel spice in the air.~</text:p>
          </table:table-cell>
        </table:table-row>
        <table:table-row table:style-name="ro3">
          <table:table-cell table:formula="of:=IF([$master.F46]=&quot;&quot;;&quot;&quot;;CONCATENATE(&quot;@&quot;;[$master.B46];&quot; = ~&quot;;[$master.F46];&quot;~&quot;))" office:value-type="string" office:string-value="@128 = ~You can feel spice in the air. That, and some incense.~" calcext:value-type="string">
            <text:p>@128 = ~You can feel spice in the air. That, and some incense.~</text:p>
          </table:table-cell>
        </table:table-row>
        <table:table-row table:style-name="ro3">
          <table:table-cell table:formula="of:=IF([$master.F47]=&quot;&quot;;&quot;&quot;;CONCATENATE(&quot;@&quot;;[$master.B47];&quot; = ~&quot;;[$master.F47];&quot;~&quot;))" office:value-type="string" office:string-value="@129 = ~You can feel spice and perfume in the air.~" calcext:value-type="string">
            <text:p>@129 = ~You can feel spice and perfume in the air.~</text:p>
          </table:table-cell>
        </table:table-row>
        <table:table-row table:style-name="ro3">
          <table:table-cell table:formula="of:=IF([$master.F48]=&quot;&quot;;&quot;&quot;;CONCATENATE(&quot;@&quot;;[$master.B48];&quot; = ~&quot;;[$master.F48];&quot;~&quot;))" office:value-type="string" office:string-value="@130 = ~The air here is cold and dry. Each step echoes in this stony hall.~" calcext:value-type="string">
            <text:p>@130 = ~The air here is cold and dry. Each step echoes in this stony hall.~</text:p>
          </table:table-cell>
        </table:table-row>
        <table:table-row table:style-name="ro3">
          <table:table-cell table:formula="of:=IF([$master.F49]=&quot;&quot;;&quot;&quot;;CONCATENATE(&quot;@&quot;;[$master.B49];&quot; = ~&quot;;[$master.F49];&quot;~&quot;))" office:value-type="string" office:string-value="@131 = ~The air here is rather cold and dry. Each of your steps causes an echoing sound. ~" calcext:value-type="string">
            <text:p>@131 = ~The air here is rather cold and dry. Each of your steps causes an echoing sound. ~</text:p>
          </table:table-cell>
        </table:table-row>
        <table:table-row table:style-name="ro3">
          <table:table-cell table:formula="of:=IF([$master.F50]=&quot;&quot;;&quot;&quot;;CONCATENATE(&quot;@&quot;;[$master.B50];&quot; = ~&quot;;[$master.F50];&quot;~&quot;))" office:value-type="string" office:string-value="@132 = ~You can feel some incense in the air.~" calcext:value-type="string">
            <text:p>@132 = ~You can feel some incense in the air.~</text:p>
          </table:table-cell>
        </table:table-row>
        <table:table-row table:style-name="ro3">
          <table:table-cell table:formula="of:=IF([$master.F51]=&quot;&quot;;&quot;&quot;;CONCATENATE(&quot;@&quot;;[$master.B51];&quot; = ~&quot;;[$master.F51];&quot;~&quot;))" office:value-type="string" office:string-value="@133 = ~There are many signs this ship isn’t really as new as it may look at the first glance.~" calcext:value-type="string">
            <text:p>@133 = ~There are many signs this ship isn’t really as new as it may look at the first glance.~</text:p>
          </table:table-cell>
        </table:table-row>
        <table:table-row table:style-name="ro3">
          <table:table-cell table:formula="of:=IF([$master.F52]=&quot;&quot;;&quot;&quot;;CONCATENATE(&quot;@&quot;;[$master.B52];&quot; = ~&quot;;[$master.F52];&quot;~&quot;))">
            <text:p/>
          </table:table-cell>
        </table:table-row>
        <table:table-row table:style-name="ro3">
          <table:table-cell table:formula="of:=IF([$master.F53]=&quot;&quot;;&quot;&quot;;CONCATENATE(&quot;@&quot;;[$master.B53];&quot; = ~&quot;;[$master.F53];&quot;~&quot;))">
            <text:p/>
          </table:table-cell>
        </table:table-row>
        <table:table-row table:style-name="ro3">
          <table:table-cell table:formula="of:=IF([$master.F54]=&quot;&quot;;&quot;&quot;;CONCATENATE(&quot;@&quot;;[$master.B54];&quot; = ~&quot;;[$master.F54];&quot;~&quot;))">
            <text:p/>
          </table:table-cell>
        </table:table-row>
        <table:table-row table:style-name="ro3">
          <table:table-cell table:formula="of:=IF([$master.F55]=&quot;&quot;;&quot;&quot;;CONCATENATE(&quot;@&quot;;[$master.B55];&quot; = ~&quot;;[$master.F55];&quot;~&quot;))">
            <text:p/>
          </table:table-cell>
        </table:table-row>
        <table:table-row table:style-name="ro3">
          <table:table-cell table:formula="of:=IF([$master.F56]=&quot;&quot;;&quot;&quot;;CONCATENATE(&quot;@&quot;;[$master.B56];&quot; = ~&quot;;[$master.F56];&quot;~&quot;))">
            <text:p/>
          </table:table-cell>
        </table:table-row>
        <table:table-row table:style-name="ro3">
          <table:table-cell table:formula="of:=IF([$master.F57]=&quot;&quot;;&quot;&quot;;CONCATENATE(&quot;@&quot;;[$master.B57];&quot; = ~&quot;;[$master.F57];&quot;~&quot;))">
            <text:p/>
          </table:table-cell>
        </table:table-row>
        <table:table-row table:style-name="ro3">
          <table:table-cell table:formula="of:=IF([$master.F58]=&quot;&quot;;&quot;&quot;;CONCATENATE(&quot;@&quot;;[$master.B58];&quot; = ~&quot;;[$master.F58];&quot;~&quot;))">
            <text:p/>
          </table:table-cell>
        </table:table-row>
        <table:table-row table:style-name="ro3">
          <table:table-cell table:formula="of:=IF([$master.F59]=&quot;&quot;;&quot;&quot;;CONCATENATE(&quot;@&quot;;[$master.B59];&quot; = ~&quot;;[$master.F59];&quot;~&quot;))">
            <text:p/>
          </table:table-cell>
        </table:table-row>
        <table:table-row table:style-name="ro3">
          <table:table-cell table:formula="of:=IF([$master.F60]=&quot;&quot;;&quot;&quot;;CONCATENATE(&quot;@&quot;;[$master.B60];&quot; = ~&quot;;[$master.F60];&quot;~&quot;))">
            <text:p/>
          </table:table-cell>
        </table:table-row>
        <table:table-row table:style-name="ro3">
          <table:table-cell table:formula="of:=IF([$master.F61]=&quot;&quot;;&quot;&quot;;CONCATENATE(&quot;@&quot;;[$master.B61];&quot; = ~&quot;;[$master.F61];&quot;~&quot;))">
            <text:p/>
          </table:table-cell>
        </table:table-row>
        <table:table-row table:style-name="ro3">
          <table:table-cell table:formula="of:=IF([$master.F62]=&quot;&quot;;&quot;&quot;;CONCATENATE(&quot;@&quot;;[$master.B62];&quot; = ~&quot;;[$master.F62];&quot;~&quot;))">
            <text:p/>
          </table:table-cell>
        </table:table-row>
        <table:table-row table:style-name="ro3">
          <table:table-cell table:formula="of:=IF([$master.F63]=&quot;&quot;;&quot;&quot;;CONCATENATE(&quot;@&quot;;[$master.B63];&quot; = ~&quot;;[$master.F63];&quot;~&quot;))">
            <text:p/>
          </table:table-cell>
        </table:table-row>
        <table:table-row table:style-name="ro3">
          <table:table-cell table:formula="of:=IF([$master.F64]=&quot;&quot;;&quot;&quot;;CONCATENATE(&quot;@&quot;;[$master.B64];&quot; = ~&quot;;[$master.F64];&quot;~&quot;))" office:value-type="string" office:string-value="@146 = ~This place is more quiet than the main hall of the thieves guild. Less people wander these corridors, but… there is something chilling in the air.~" calcext:value-type="string">
            <text:p>@146 = ~This place is more quiet than the main hall of the thieves guild. Less people wander these corridors, but… there is something chilling in the air.~</text:p>
          </table:table-cell>
        </table:table-row>
        <table:table-row table:style-name="ro3">
          <table:table-cell table:formula="of:=IF([$master.F65]=&quot;&quot;;&quot;&quot;;CONCATENATE(&quot;@&quot;;[$master.B65];&quot; = ~&quot;;[$master.F65];&quot;~&quot;))" office:value-type="string" office:string-value="@148 = ~You try to look for some signs of activity, but you find only some footprints, nothing else. ~" calcext:value-type="string">
            <text:p>@148 = ~You try to look for some signs of activity, but you find only some footprints, nothing else. ~</text:p>
          </table:table-cell>
        </table:table-row>
        <table:table-row table:style-name="ro3">
          <table:table-cell table:formula="of:=IF([$master.F66]=&quot;&quot;;&quot;&quot;;CONCATENATE(&quot;@&quot;;[$master.B66];&quot; = ~&quot;;[$master.F66];&quot;~&quot;))" office:value-type="string" office:string-value="@149 = ~Some footprints here were made by bare human feet.~" calcext:value-type="string">
            <text:p>@149 = ~Some footprints here were made by bare human feet.~</text:p>
          </table:table-cell>
        </table:table-row>
        <table:table-row table:style-name="ro3">
          <table:table-cell table:formula="of:=IF([$master.F67]=&quot;&quot;;&quot;&quot;;CONCATENATE(&quot;@&quot;;[$master.B67];&quot; = ~&quot;;[$master.F67];&quot;~&quot;))">
            <text:p/>
          </table:table-cell>
        </table:table-row>
        <table:table-row table:style-name="ro3">
          <table:table-cell table:formula="of:=IF([$master.F68]=&quot;&quot;;&quot;&quot;;CONCATENATE(&quot;@&quot;;[$master.B68];&quot; = ~&quot;;[$master.F68];&quot;~&quot;))">
            <text:p/>
          </table:table-cell>
        </table:table-row>
        <table:table-row table:style-name="ro3">
          <table:table-cell table:formula="of:=IF([$master.F69]=&quot;&quot;;&quot;&quot;;CONCATENATE(&quot;@&quot;;[$master.B69];&quot; = ~&quot;;[$master.F69];&quot;~&quot;))">
            <text:p/>
          </table:table-cell>
        </table:table-row>
        <table:table-row table:style-name="ro3">
          <table:table-cell table:formula="of:=IF([$master.F70]=&quot;&quot;;&quot;&quot;;CONCATENATE(&quot;@&quot;;[$master.B70];&quot; = ~&quot;;[$master.F70];&quot;~&quot;))" office:value-type="string" office:string-value="@153 = ~You can smell blood, perfume and sweat in the air.~" calcext:value-type="string">
            <text:p>@153 = ~You can smell blood, perfume and sweat in the air.~</text:p>
          </table:table-cell>
        </table:table-row>
        <table:table-row table:style-name="ro3">
          <table:table-cell table:formula="of:=IF([$master.F71]=&quot;&quot;;&quot;&quot;;CONCATENATE(&quot;@&quot;;[$master.B71];&quot; = ~&quot;;[$master.F71];&quot;~&quot;))" office:value-type="string" office:string-value="@154 = ~Many people visit this place. ~" calcext:value-type="string">
            <text:p>@154 = ~Many people visit this place. ~</text:p>
          </table:table-cell>
        </table:table-row>
        <table:table-row table:style-name="ro3">
          <table:table-cell table:formula="of:=IF([$master.F72]=&quot;&quot;;&quot;&quot;;CONCATENATE(&quot;@&quot;;[$master.B72];&quot; = ~&quot;;[$master.F72];&quot;~&quot;))">
            <text:p/>
          </table:table-cell>
        </table:table-row>
        <table:table-row table:style-name="ro3">
          <table:table-cell table:formula="of:=IF([$master.F73]=&quot;&quot;;&quot;&quot;;CONCATENATE(&quot;@&quot;;[$master.B73];&quot; = ~&quot;;[$master.F73];&quot;~&quot;))">
            <text:p/>
          </table:table-cell>
        </table:table-row>
        <table:table-row table:style-name="ro3">
          <table:table-cell table:formula="of:=IF([$master.F74]=&quot;&quot;;&quot;&quot;;CONCATENATE(&quot;@&quot;;[$master.B74];&quot; = ~&quot;;[$master.F74];&quot;~&quot;))">
            <text:p/>
          </table:table-cell>
        </table:table-row>
        <table:table-row table:style-name="ro3">
          <table:table-cell table:formula="of:=IF([$master.F75]=&quot;&quot;;&quot;&quot;;CONCATENATE(&quot;@&quot;;[$master.B75];&quot; = ~&quot;;[$master.F75];&quot;~&quot;))">
            <text:p/>
          </table:table-cell>
        </table:table-row>
        <table:table-row table:style-name="ro3">
          <table:table-cell table:formula="of:=IF([$master.F76]=&quot;&quot;;&quot;&quot;;CONCATENATE(&quot;@&quot;;[$master.B76];&quot; = ~&quot;;[$master.F76];&quot;~&quot;))">
            <text:p/>
          </table:table-cell>
        </table:table-row>
        <table:table-row table:style-name="ro3">
          <table:table-cell table:formula="of:=IF([$master.F77]=&quot;&quot;;&quot;&quot;;CONCATENATE(&quot;@&quot;;[$master.B77];&quot; = ~&quot;;[$master.F77];&quot;~&quot;))">
            <text:p/>
          </table:table-cell>
        </table:table-row>
        <table:table-row table:style-name="ro3">
          <table:table-cell table:formula="of:=IF([$master.F78]=&quot;&quot;;&quot;&quot;;CONCATENATE(&quot;@&quot;;[$master.B78];&quot; = ~&quot;;[$master.F78];&quot;~&quot;))">
            <text:p/>
          </table:table-cell>
        </table:table-row>
        <table:table-row table:style-name="ro3">
          <table:table-cell table:formula="of:=IF([$master.F79]=&quot;&quot;;&quot;&quot;;CONCATENATE(&quot;@&quot;;[$master.B79];&quot; = ~&quot;;[$master.F79];&quot;~&quot;))">
            <text:p/>
          </table:table-cell>
        </table:table-row>
        <table:table-row table:style-name="ro3">
          <table:table-cell table:formula="of:=IF([$master.F80]=&quot;&quot;;&quot;&quot;;CONCATENATE(&quot;@&quot;;[$master.B80];&quot; = ~&quot;;[$master.F80];&quot;~&quot;))">
            <text:p/>
          </table:table-cell>
        </table:table-row>
        <table:table-row table:style-name="ro3">
          <table:table-cell table:formula="of:=IF([$master.F81]=&quot;&quot;;&quot;&quot;;CONCATENATE(&quot;@&quot;;[$master.B81];&quot; = ~&quot;;[$master.F81];&quot;~&quot;))">
            <text:p/>
          </table:table-cell>
        </table:table-row>
        <table:table-row table:style-name="ro3">
          <table:table-cell table:formula="of:=IF([$master.F82]=&quot;&quot;;&quot;&quot;;CONCATENATE(&quot;@&quot;;[$master.B82];&quot; = ~&quot;;[$master.F82];&quot;~&quot;))" office:value-type="string" office:string-value="@165 = ~You can see a wet footprint on the ground. Someone must have stepped in spilled beer.~" calcext:value-type="string">
            <text:p>@165 = ~You can see a wet footprint on the ground. Someone must have stepped in spilled beer.~</text:p>
          </table:table-cell>
        </table:table-row>
        <table:table-row table:style-name="ro3">
          <table:table-cell table:formula="of:=IF([$master.F83]=&quot;&quot;;&quot;&quot;;CONCATENATE(&quot;@&quot;;[$master.B83];&quot; = ~&quot;;[$master.F83];&quot;~&quot;))">
            <text:p/>
          </table:table-cell>
        </table:table-row>
        <table:table-row table:style-name="ro3">
          <table:table-cell table:formula="of:=IF([$master.F84]=&quot;&quot;;&quot;&quot;;CONCATENATE(&quot;@&quot;;[$master.B84];&quot; = ~&quot;;[$master.F84];&quot;~&quot;))">
            <text:p/>
          </table:table-cell>
        </table:table-row>
        <table:table-row table:style-name="ro3">
          <table:table-cell table:formula="of:=IF([$master.F85]=&quot;&quot;;&quot;&quot;;CONCATENATE(&quot;@&quot;;[$master.B85];&quot; = ~&quot;;[$master.F85];&quot;~&quot;))">
            <text:p/>
          </table:table-cell>
        </table:table-row>
        <table:table-row table:style-name="ro3">
          <table:table-cell table:formula="of:=IF([$master.F86]=&quot;&quot;;&quot;&quot;;CONCATENATE(&quot;@&quot;;[$master.B86];&quot; = ~&quot;;[$master.F86];&quot;~&quot;))">
            <text:p/>
          </table:table-cell>
        </table:table-row>
        <table:table-row table:style-name="ro3">
          <table:table-cell table:formula="of:=IF([$master.F87]=&quot;&quot;;&quot;&quot;;CONCATENATE(&quot;@&quot;;[$master.B87];&quot; = ~&quot;;[$master.F87];&quot;~&quot;))">
            <text:p/>
          </table:table-cell>
        </table:table-row>
        <table:table-row table:style-name="ro3">
          <table:table-cell table:formula="of:=IF([$master.F88]=&quot;&quot;;&quot;&quot;;CONCATENATE(&quot;@&quot;;[$master.B88];&quot; = ~&quot;;[$master.F88];&quot;~&quot;))" office:value-type="string" office:string-value="@171 = ~You've seen busier tavern rooms than this one.~" calcext:value-type="string">
            <text:p>@171 = ~You've seen busier tavern rooms than this one.~</text:p>
          </table:table-cell>
        </table:table-row>
        <table:table-row table:style-name="ro3">
          <table:table-cell table:formula="of:=IF([$master.F89]=&quot;&quot;;&quot;&quot;;CONCATENATE(&quot;@&quot;;[$master.B89];&quot; = ~&quot;;[$master.F89];&quot;~&quot;))" office:value-type="string" office:string-value="@200 = ~There are many human footprints here. Many of them leading to the palace.~" calcext:value-type="string">
            <text:p>@200 = ~There are many human footprints here. Many of them leading to the palace.~</text:p>
          </table:table-cell>
        </table:table-row>
        <table:table-row table:style-name="ro3">
          <table:table-cell table:formula="of:=IF([$master.F90]=&quot;&quot;;&quot;&quot;;CONCATENATE(&quot;@&quot;;[$master.B90];&quot; = ~&quot;;[$master.F90];&quot;~&quot;))" office:value-type="string" office:string-value="@224 = ~The smell here is quite strong and you can feel it even in your eyes. You see signs of many rats in here... mostly their droppings. You can see few of these rodents running through the ooze and darkness. However... there is also a mix of other beings here. Some are clearly spider, but there are also some more... humanoid footprints. They were left by different sizes of feet.~" calcext:value-type="string">
            <text:p>@224 = ~The smell here is quite strong and you can feel it even in your eyes. You see signs of many rats in here... mostly their droppings. You can see few of these rodents running through the ooze and darkness. However... there is also a mix of other beings here. Some are clearly spider, but there are also some more... humanoid footprints. They were left by different sizes of feet.~</text:p>
          </table:table-cell>
        </table:table-row>
        <table:table-row table:style-name="ro3">
          <table:table-cell table:formula="of:=IF([$master.F91]=&quot;&quot;;&quot;&quot;;CONCATENATE(&quot;@&quot;;[$master.B91];&quot; = ~&quot;;[$master.F91];&quot;~&quot;))" office:value-type="string" office:string-value="@225 = ~There are many rat droppings here. Some of the rats that might have left them are running both into the darkness and from the darkness. They clearly feel at home in here. You can also see very few of normal footprints. They might have been left by some humans.~" calcext:value-type="string">
            <text:p>@225 = ~There are many rat droppings here. Some of the rats that might have left them are running both into the darkness and from the darkness. They clearly feel at home in here. You can also see very few of normal footprints. They might have been left by some humans.~</text:p>
          </table:table-cell>
        </table:table-row>
        <table:table-row table:style-name="ro3">
          <table:table-cell table:formula="of:=IF([$master.F92]=&quot;&quot;;&quot;&quot;;CONCATENATE(&quot;@&quot;;[$master.B92];&quot; = ~&quot;;[$master.F92];&quot;~&quot;))" office:value-type="string" office:string-value="@226 = ~The stench of sewers is quite... potent here. You can see some creatures roamed this part of sewers. They might have been carrion crawlers, but... it looks like they weren't alone. Someone or something was with them.~" calcext:value-type="string">
            <text:p>@226 = ~The stench of sewers is quite... potent here. You can see some creatures roamed this part of sewers. They might have been carrion crawlers, but... it looks like they weren't alone. Someone or something was with them.~</text:p>
          </table:table-cell>
        </table:table-row>
        <table:table-row table:style-name="ro3">
          <table:table-cell table:formula="of:=IF([$master.F93]=&quot;&quot;;&quot;&quot;;CONCATENATE(&quot;@&quot;;[$master.B93];&quot; = ~&quot;;[$master.F93];&quot;~&quot;))" office:value-type="string" office:string-value="@300 = ~There are many footsteps here. You can also hear tavern sounds coming from the north-west part of that area. They are quite loud.~" calcext:value-type="string">
            <text:p>@300 = ~There are many footsteps here. You can also hear tavern sounds coming from the north-west part of that area. They are quite loud.~</text:p>
          </table:table-cell>
        </table:table-row>
        <table:table-row table:style-name="ro3">
          <table:table-cell table:formula="of:=IF([$master.F94]=&quot;&quot;;&quot;&quot;;CONCATENATE(&quot;@&quot;;[$master.B94];&quot; = ~&quot;;[$master.F94];&quot;~&quot;))">
            <text:p/>
          </table:table-cell>
        </table:table-row>
        <table:table-row table:style-name="ro3">
          <table:table-cell table:formula="of:=IF([$master.F95]=&quot;&quot;;&quot;&quot;;CONCATENATE(&quot;@&quot;;[$master.B95];&quot; = ~&quot;;[$master.F95];&quot;~&quot;))">
            <text:p/>
          </table:table-cell>
        </table:table-row>
        <table:table-row table:style-name="ro3">
          <table:table-cell table:formula="of:=IF([$master.F96]=&quot;&quot;;&quot;&quot;;CONCATENATE(&quot;@&quot;;[$master.B96];&quot; = ~&quot;;[$master.F96];&quot;~&quot;))">
            <text:p/>
          </table:table-cell>
        </table:table-row>
        <table:table-row table:style-name="ro3">
          <table:table-cell table:formula="of:=IF([$master.F97]=&quot;&quot;;&quot;&quot;;CONCATENATE(&quot;@&quot;;[$master.B97];&quot; = ~&quot;;[$master.F97];&quot;~&quot;))">
            <text:p/>
          </table:table-cell>
        </table:table-row>
        <table:table-row table:style-name="ro3">
          <table:table-cell table:formula="of:=IF([$master.F98]=&quot;&quot;;&quot;&quot;;CONCATENATE(&quot;@&quot;;[$master.B98];&quot; = ~&quot;;[$master.F98];&quot;~&quot;))">
            <text:p/>
          </table:table-cell>
        </table:table-row>
        <table:table-row table:style-name="ro3">
          <table:table-cell table:formula="of:=IF([$master.F99]=&quot;&quot;;&quot;&quot;;CONCATENATE(&quot;@&quot;;[$master.B99];&quot; = ~&quot;;[$master.F99];&quot;~&quot;))">
            <text:p/>
          </table:table-cell>
        </table:table-row>
        <table:table-row table:style-name="ro3">
          <table:table-cell table:formula="of:=IF([$master.F100]=&quot;&quot;;&quot;&quot;;CONCATENATE(&quot;@&quot;;[$master.B100];&quot; = ~&quot;;[$master.F100];&quot;~&quot;))">
            <text:p/>
          </table:table-cell>
        </table:table-row>
        <table:table-row table:style-name="ro3">
          <table:table-cell table:formula="of:=IF([$master.F101]=&quot;&quot;;&quot;&quot;;CONCATENATE(&quot;@&quot;;[$master.B101];&quot; = ~&quot;;[$master.F101];&quot;~&quot;))" office:value-type="string" office:string-value="@400 = ~You find many footsteps, but... they look as if those that left them weren't sure where they were going. Like they were walking in circles...? ~" calcext:value-type="string">
            <text:p>@400 = ~You find many footsteps, but... they look as if those that left them weren't sure where they were going. Like they were walking in circles...? ~</text:p>
          </table:table-cell>
        </table:table-row>
        <table:table-row table:style-name="ro3">
          <table:table-cell table:formula="of:=IF([$master.F102]=&quot;&quot;;&quot;&quot;;CONCATENATE(&quot;@&quot;;[$master.B102];&quot; = ~&quot;;[$master.F102];&quot;~&quot;))">
            <text:p/>
          </table:table-cell>
        </table:table-row>
        <table:table-row table:style-name="ro3">
          <table:table-cell table:formula="of:=IF([$master.F103]=&quot;&quot;;&quot;&quot;;CONCATENATE(&quot;@&quot;;[$master.B103];&quot; = ~&quot;;[$master.F103];&quot;~&quot;))" office:value-type="string" office:string-value="@500 = ~There are very little life around here. Mostly stone and dirt. But even here you find some sign that suggest some men or creatures walked this area. Most of them lead the huge stony tower standing in the heart of this area. ~" calcext:value-type="string">
            <text:p>@500 = ~There are very little life around here. Mostly stone and dirt. But even here you find some sign that suggest some men or creatures walked this area. Most of them lead the huge stony tower standing in the heart of this area. ~</text:p>
          </table:table-cell>
        </table:table-row>
        <table:table-row table:style-name="ro3">
          <table:table-cell table:formula="of:=IF([$master.F104]=&quot;&quot;;&quot;&quot;;CONCATENATE(&quot;@&quot;;[$master.B104];&quot; = ~&quot;;[$master.F104];&quot;~&quot;))" office:value-type="string" office:string-value="@501 = ~You smell death in the cold air.~" calcext:value-type="string">
            <text:p>@501 = ~You smell death in the cold air.~</text:p>
          </table:table-cell>
        </table:table-row>
        <table:table-row table:style-name="ro3">
          <table:table-cell table:formula="of:=IF([$master.F105]=&quot;&quot;;&quot;&quot;;CONCATENATE(&quot;@&quot;;[$master.B105];&quot; = ~&quot;;[$master.F105];&quot;~&quot;))">
            <text:p/>
          </table:table-cell>
        </table:table-row>
        <table:table-row table:style-name="ro3">
          <table:table-cell table:formula="of:=IF([$master.F106]=&quot;&quot;;&quot;&quot;;CONCATENATE(&quot;@&quot;;[$master.B106];&quot; = ~&quot;;[$master.F106];&quot;~&quot;))" office:value-type="string" office:string-value="@503 = ~There is some stench in the air. Can it be... death? Or... the undead?~" calcext:value-type="string">
            <text:p>@503 = ~There is some stench in the air. Can it be... death? Or... the undead?~</text:p>
          </table:table-cell>
        </table:table-row>
        <table:table-row table:style-name="ro3">
          <table:table-cell table:formula="of:=IF([$master.F107]=&quot;&quot;;&quot;&quot;;CONCATENATE(&quot;@&quot;;[$master.B107];&quot; = ~&quot;;[$master.F107];&quot;~&quot;))" office:value-type="string" office:string-value="@504 = ~You find a mug on the ground. It's hard to tell if it fell recently... or ages ago.~" calcext:value-type="string">
            <text:p>@504 = ~You find a mug on the ground. It's hard to tell if it fell recently... or ages ago.~</text:p>
          </table:table-cell>
        </table:table-row>
        <table:table-row table:style-name="ro3">
          <table:table-cell table:formula="of:=IF([$master.F108]=&quot;&quot;;&quot;&quot;;CONCATENATE(&quot;@&quot;;[$master.B108];&quot; = ~&quot;;[$master.F108];&quot;~&quot;))">
            <text:p/>
          </table:table-cell>
        </table:table-row>
        <table:table-row table:style-name="ro3">
          <table:table-cell table:formula="of:=IF([$master.F109]=&quot;&quot;;&quot;&quot;;CONCATENATE(&quot;@&quot;;[$master.B109];&quot; = ~&quot;;[$master.F109];&quot;~&quot;))">
            <text:p/>
          </table:table-cell>
        </table:table-row>
        <table:table-row table:style-name="ro3">
          <table:table-cell table:formula="of:=IF([$master.F110]=&quot;&quot;;&quot;&quot;;CONCATENATE(&quot;@&quot;;[$master.B110];&quot; = ~&quot;;[$master.F110];&quot;~&quot;))" office:value-type="string" office:string-value="@507 = ~You find paw prints here. They must have belonged to some wolves. There are also some bigger prints that almost scream “bear”.~" calcext:value-type="string">
            <text:p>@507 = ~You find paw prints here. They must have belonged to some wolves. There are also some bigger prints that almost scream “bear”.~</text:p>
          </table:table-cell>
        </table:table-row>
        <table:table-row table:style-name="ro3">
          <table:table-cell table:formula="of:=IF([$master.F111]=&quot;&quot;;&quot;&quot;;CONCATENATE(&quot;@&quot;;[$master.B111];&quot; = ~&quot;;[$master.F111];&quot;~&quot;))" office:value-type="string" office:string-value="@508 = ~It's really hot in here. You can see very few footprints left on a dried dirt.~" calcext:value-type="string">
            <text:p>@508 = ~It's really hot in here. You can see very few footprints left on a dried dirt.~</text:p>
          </table:table-cell>
        </table:table-row>
        <table:table-row table:style-name="ro3">
          <table:table-cell table:formula="of:=IF([$master.F112]=&quot;&quot;;&quot;&quot;;CONCATENATE(&quot;@&quot;;[$master.B112];&quot; = ~&quot;;[$master.F112];&quot;~&quot;))" office:value-type="string" office:string-value="@509 = ~You find few signs that someone was here, but... you find it hard to identify what that creature, or creatures, could be.~" calcext:value-type="string">
            <text:p>@509 = ~You find few signs that someone was here, but... you find it hard to identify what that creature, or creatures, could be.~</text:p>
          </table:table-cell>
        </table:table-row>
        <table:table-row table:style-name="ro3">
          <table:table-cell table:formula="of:=IF([$master.F113]=&quot;&quot;;&quot;&quot;;CONCATENATE(&quot;@&quot;;[$master.B113];&quot; = ~&quot;;[$master.F113];&quot;~&quot;))" office:value-type="string" office:string-value="@510 = ~You find some slime tracks in here. Some are new and some are clearly quite old.~" calcext:value-type="string">
            <text:p>@510 = ~You find some slime tracks in here. Some are new and some are clearly quite old.~</text:p>
          </table:table-cell>
        </table:table-row>
        <table:table-row table:style-name="ro3">
          <table:table-cell table:formula="of:=IF([$master.F114]=&quot;&quot;;&quot;&quot;;CONCATENATE(&quot;@&quot;;[$master.B114];&quot; = ~&quot;;[$master.F114];&quot;~&quot;))" office:value-type="string" office:string-value="@511 = ~Something may be roaming this darkness... but whatever it is, it's nothing natural.~" calcext:value-type="string">
            <text:p>@511 = ~Something may be roaming this darkness... but whatever it is, it's nothing natural.~</text:p>
          </table:table-cell>
        </table:table-row>
        <table:table-row table:style-name="ro3">
          <table:table-cell table:formula="of:=IF([$master.F115]=&quot;&quot;;&quot;&quot;;CONCATENATE(&quot;@&quot;;[$master.B115];&quot; = ~&quot;;[$master.F115];&quot;~&quot;))" office:value-type="string" office:string-value="@512 = ~Something roamed this level. You found a strange footprint, but... it had a strange shape...~" calcext:value-type="string">
            <text:p>@512 = ~Something roamed this level. You found a strange footprint, but... it had a strange shape...~</text:p>
          </table:table-cell>
        </table:table-row>
        <table:table-row table:style-name="ro3">
          <table:table-cell table:formula="of:=IF([$master.F116]=&quot;&quot;;&quot;&quot;;CONCATENATE(&quot;@&quot;;[$master.B116];&quot; = ~&quot;;[$master.F116];&quot;~&quot;))" office:value-type="string" office:string-value="@513 = ~You can smell death in the air. But you also find some wyvern droppings. A strange mix of findings indeed.~" calcext:value-type="string">
            <text:p>@513 = ~You can smell death in the air. But you also find some wyvern droppings. A strange mix of findings indeed.~</text:p>
          </table:table-cell>
        </table:table-row>
        <table:table-row table:style-name="ro3">
          <table:table-cell table:formula="of:=IF([$master.F117]=&quot;&quot;;&quot;&quot;;CONCATENATE(&quot;@&quot;;[$master.B117];&quot; = ~&quot;;[$master.F117];&quot;~&quot;))" office:value-type="string" office:string-value="@514 = ~You find mostly darkness and few cobwebs. But... the air here has this unusual smell. It comes from the southern part of the complex.~" calcext:value-type="string">
            <text:p>@514 = ~You find mostly darkness and few cobwebs. But... the air here has this unusual smell. It comes from the southern part of the complex.~</text:p>
          </table:table-cell>
        </table:table-row>
        <table:table-row table:style-name="ro3">
          <table:table-cell table:formula="of:=IF([$master.F118]=&quot;&quot;;&quot;&quot;;CONCATENATE(&quot;@&quot;;[$master.B118];&quot; = ~&quot;;[$master.F118];&quot;~&quot;))">
            <text:p/>
          </table:table-cell>
        </table:table-row>
        <table:table-row table:style-name="ro3">
          <table:table-cell table:formula="of:=IF([$master.F119]=&quot;&quot;;&quot;&quot;;CONCATENATE(&quot;@&quot;;[$master.B119];&quot; = ~&quot;;[$master.F119];&quot;~&quot;))">
            <text:p/>
          </table:table-cell>
        </table:table-row>
        <table:table-row table:style-name="ro3">
          <table:table-cell table:formula="of:=IF([$master.F120]=&quot;&quot;;&quot;&quot;;CONCATENATE(&quot;@&quot;;[$master.B120];&quot; = ~&quot;;[$master.F120];&quot;~&quot;))" office:value-type="string" office:string-value="@600 = ~You find footprints. Many footprints. They must belong to the citizens of Baldur's Gate and those that are visiting the city.~" calcext:value-type="string">
            <text:p>@600 = ~You find footprints. Many footprints. They must belong to the citizens of Baldur's Gate and those that are visiting the city.~</text:p>
          </table:table-cell>
        </table:table-row>
        <table:table-row table:style-name="ro3">
          <table:table-cell table:formula="of:=IF([$master.F121]=&quot;&quot;;&quot;&quot;;CONCATENATE(&quot;@&quot;;[$master.B121];&quot; = ~&quot;;[$master.F121];&quot;~&quot;))" office:value-type="string" office:string-value="@601 = ~You find a really strange footprint that... doesn't look human.~" calcext:value-type="string">
            <text:p>@601 = ~You find a really strange footprint that... doesn't look human.~</text:p>
          </table:table-cell>
        </table:table-row>
        <table:table-row table:style-name="ro3">
          <table:table-cell table:formula="of:=IF([$master.F122]=&quot;&quot;;&quot;&quot;;CONCATENATE(&quot;@&quot;;[$master.B122];&quot; = ~&quot;;[$master.F122];&quot;~&quot;))" office:value-type="string" office:string-value="@602 = ~One of the chairs was scratched by something.~" calcext:value-type="string">
            <text:p>@602 = ~One of the chairs was scratched by something.~</text:p>
          </table:table-cell>
        </table:table-row>
        <table:table-row table:style-name="ro3">
          <table:table-cell table:formula="of:=IF([$master.F123]=&quot;&quot;;&quot;&quot;;CONCATENATE(&quot;@&quot;;[$master.B123];&quot; = ~&quot;;[$master.F123];&quot;~&quot;))" office:value-type="string" office:string-value="@603 = ~You find a human footprint that... suddenly change into another one, but longer and more... inhuman.~" calcext:value-type="string">
            <text:p>@603 = ~You find a human footprint that... suddenly change into another one, but longer and more... inhuman.~</text:p>
          </table:table-cell>
        </table:table-row>
        <table:table-row table:style-name="ro3">
          <table:table-cell table:formula="of:=IF([$master.F124]=&quot;&quot;;&quot;&quot;;CONCATENATE(&quot;@&quot;;[$master.B124];&quot; = ~&quot;;[$master.F124];&quot;~&quot;))" office:value-type="string" office:string-value="@606 = ~You can smell sweat and wine. ~" calcext:value-type="string">
            <text:p>@606 = ~You can smell sweat and wine. ~</text:p>
          </table:table-cell>
        </table:table-row>
        <table:table-row table:style-name="ro3">
          <table:table-cell table:formula="of:=IF([$master.F125]=&quot;&quot;;&quot;&quot;;CONCATENATE(&quot;@&quot;;[$master.B125];&quot; = ~&quot;;[$master.F125];&quot;~&quot;))" office:value-type="string" office:string-value="@607 = ~You can smell sweat. Like the one of a person after a long day of work.~" calcext:value-type="string">
            <text:p>@607 = ~You can smell sweat. Like the one of a person after a long day of work.~</text:p>
          </table:table-cell>
        </table:table-row>
        <table:table-row table:style-name="ro3">
          <table:table-cell table:formula="of:=IF([$master.F126]=&quot;&quot;;&quot;&quot;;CONCATENATE(&quot;@&quot;;[$master.B126];&quot; = ~&quot;;[$master.F126];&quot;~&quot;))">
            <text:p/>
          </table:table-cell>
        </table:table-row>
        <table:table-row table:style-name="ro3">
          <table:table-cell table:formula="of:=IF([$master.F127]=&quot;&quot;;&quot;&quot;;CONCATENATE(&quot;@&quot;;[$master.B127];&quot; = ~&quot;;[$master.F127];&quot;~&quot;))">
            <text:p/>
          </table:table-cell>
        </table:table-row>
        <table:table-row table:style-name="ro3">
          <table:table-cell table:formula="of:=IF([$master.F128]=&quot;&quot;;&quot;&quot;;CONCATENATE(&quot;@&quot;;[$master.B128];&quot; = ~&quot;;[$master.F128];&quot;~&quot;))">
            <text:p/>
          </table:table-cell>
        </table:table-row>
        <table:table-row table:style-name="ro3">
          <table:table-cell table:formula="of:=IF([$master.F129]=&quot;&quot;;&quot;&quot;;CONCATENATE(&quot;@&quot;;[$master.B129];&quot; = ~&quot;;[$master.F129];&quot;~&quot;))">
            <text:p/>
          </table:table-cell>
        </table:table-row>
        <table:table-row table:style-name="ro3">
          <table:table-cell table:formula="of:=IF([$master.F130]=&quot;&quot;;&quot;&quot;;CONCATENATE(&quot;@&quot;;[$master.B130];&quot; = ~&quot;;[$master.F130];&quot;~&quot;))">
            <text:p/>
          </table:table-cell>
        </table:table-row>
        <table:table-row table:style-name="ro3">
          <table:table-cell table:formula="of:=IF([$master.F131]=&quot;&quot;;&quot;&quot;;CONCATENATE(&quot;@&quot;;[$master.B131];&quot; = ~&quot;;[$master.F131];&quot;~&quot;))">
            <text:p/>
          </table:table-cell>
        </table:table-row>
        <table:table-row table:style-name="ro3">
          <table:table-cell table:formula="of:=IF([$master.F132]=&quot;&quot;;&quot;&quot;;CONCATENATE(&quot;@&quot;;[$master.B132];&quot; = ~&quot;;[$master.F132];&quot;~&quot;))">
            <text:p/>
          </table:table-cell>
        </table:table-row>
        <table:table-row table:style-name="ro3">
          <table:table-cell table:formula="of:=IF([$master.F133]=&quot;&quot;;&quot;&quot;;CONCATENATE(&quot;@&quot;;[$master.B133];&quot; = ~&quot;;[$master.F133];&quot;~&quot;))" office:value-type="string" office:string-value="@616 = ~There was a meeting here. You can see a few cups on a table.~" calcext:value-type="string">
            <text:p>@616 = ~There was a meeting here. You can see a few cups on a table.~</text:p>
          </table:table-cell>
        </table:table-row>
        <table:table-row table:style-name="ro3">
          <table:table-cell table:formula="of:=IF([$master.F134]=&quot;&quot;;&quot;&quot;;CONCATENATE(&quot;@&quot;;[$master.B134];&quot; = ~&quot;;[$master.F134];&quot;~&quot;))">
            <text:p/>
          </table:table-cell>
        </table:table-row>
        <table:table-row table:style-name="ro3">
          <table:table-cell table:formula="of:=IF([$master.F135]=&quot;&quot;;&quot;&quot;;CONCATENATE(&quot;@&quot;;[$master.B135];&quot; = ~&quot;;[$master.F135];&quot;~&quot;))">
            <text:p/>
          </table:table-cell>
        </table:table-row>
        <table:table-row table:style-name="ro3">
          <table:table-cell table:formula="of:=IF([$master.F136]=&quot;&quot;;&quot;&quot;;CONCATENATE(&quot;@&quot;;[$master.B136];&quot; = ~&quot;;[$master.F136];&quot;~&quot;))">
            <text:p/>
          </table:table-cell>
        </table:table-row>
        <table:table-row table:style-name="ro3">
          <table:table-cell table:formula="of:=IF([$master.F137]=&quot;&quot;;&quot;&quot;;CONCATENATE(&quot;@&quot;;[$master.B137];&quot; = ~&quot;;[$master.F137];&quot;~&quot;))">
            <text:p/>
          </table:table-cell>
        </table:table-row>
        <table:table-row table:style-name="ro3">
          <table:table-cell table:formula="of:=IF([$master.F138]=&quot;&quot;;&quot;&quot;;CONCATENATE(&quot;@&quot;;[$master.B138];&quot; = ~&quot;;[$master.F138];&quot;~&quot;))" office:value-type="string" office:string-value="@621 = ~You look down. The void is calling...~" calcext:value-type="string">
            <text:p>@621 = ~You look down. The void is calling...~</text:p>
          </table:table-cell>
        </table:table-row>
        <table:table-row table:style-name="ro3">
          <table:table-cell table:formula="of:=IF([$master.F139]=&quot;&quot;;&quot;&quot;;CONCATENATE(&quot;@&quot;;[$master.B139];&quot; = ~&quot;;[$master.F139];&quot;~&quot;))">
            <text:p/>
          </table:table-cell>
        </table:table-row>
        <table:table-row table:style-name="ro3">
          <table:table-cell table:formula="of:=IF([$master.F140]=&quot;&quot;;&quot;&quot;;CONCATENATE(&quot;@&quot;;[$master.B140];&quot; = ~&quot;;[$master.F140];&quot;~&quot;))">
            <text:p/>
          </table:table-cell>
        </table:table-row>
        <table:table-row table:style-name="ro3">
          <table:table-cell table:formula="of:=IF([$master.F141]=&quot;&quot;;&quot;&quot;;CONCATENATE(&quot;@&quot;;[$master.B141];&quot; = ~&quot;;[$master.F141];&quot;~&quot;))">
            <text:p/>
          </table:table-cell>
        </table:table-row>
        <table:table-row table:style-name="ro3">
          <table:table-cell table:formula="of:=IF([$master.F142]=&quot;&quot;;&quot;&quot;;CONCATENATE(&quot;@&quot;;[$master.B142];&quot; = ~&quot;;[$master.F142];&quot;~&quot;))">
            <text:p/>
          </table:table-cell>
        </table:table-row>
        <table:table-row table:style-name="ro3">
          <table:table-cell table:formula="of:=IF([$master.F143]=&quot;&quot;;&quot;&quot;;CONCATENATE(&quot;@&quot;;[$master.B143];&quot; = ~&quot;;[$master.F143];&quot;~&quot;))" office:value-type="string" office:string-value="@705 = ~There are many signs that tell you that this is one of the busiest taverns in the area.~" calcext:value-type="string">
            <text:p>@705 = ~There are many signs that tell you that this is one of the busiest taverns in the area.~</text:p>
          </table:table-cell>
        </table:table-row>
        <table:table-row table:style-name="ro3">
          <table:table-cell table:formula="of:=IF([$master.F144]=&quot;&quot;;&quot;&quot;;CONCATENATE(&quot;@&quot;;[$master.B144];&quot; = ~&quot;;[$master.F144];&quot;~&quot;))">
            <text:p/>
          </table:table-cell>
        </table:table-row>
        <table:table-row table:style-name="ro3">
          <table:table-cell table:formula="of:=IF([$master.F145]=&quot;&quot;;&quot;&quot;;CONCATENATE(&quot;@&quot;;[$master.B145];&quot; = ~&quot;;[$master.F145];&quot;~&quot;))">
            <text:p/>
          </table:table-cell>
        </table:table-row>
        <table:table-row table:style-name="ro3">
          <table:table-cell table:formula="of:=IF([$master.F146]=&quot;&quot;;&quot;&quot;;CONCATENATE(&quot;@&quot;;[$master.B146];&quot; = ~&quot;;[$master.F146];&quot;~&quot;))">
            <text:p/>
          </table:table-cell>
        </table:table-row>
        <table:table-row table:style-name="ro3">
          <table:table-cell table:formula="of:=IF([$master.F147]=&quot;&quot;;&quot;&quot;;CONCATENATE(&quot;@&quot;;[$master.B147];&quot; = ~&quot;;[$master.F147];&quot;~&quot;))">
            <text:p/>
          </table:table-cell>
        </table:table-row>
        <table:table-row table:style-name="ro3">
          <table:table-cell table:formula="of:=IF([$master.F148]=&quot;&quot;;&quot;&quot;;CONCATENATE(&quot;@&quot;;[$master.B148];&quot; = ~&quot;;[$master.F148];&quot;~&quot;))">
            <text:p/>
          </table:table-cell>
        </table:table-row>
        <table:table-row table:style-name="ro3">
          <table:table-cell table:formula="of:=IF([$master.F149]=&quot;&quot;;&quot;&quot;;CONCATENATE(&quot;@&quot;;[$master.B149];&quot; = ~&quot;;[$master.F149];&quot;~&quot;))">
            <text:p/>
          </table:table-cell>
        </table:table-row>
        <table:table-row table:style-name="ro3">
          <table:table-cell table:formula="of:=IF([$master.F150]=&quot;&quot;;&quot;&quot;;CONCATENATE(&quot;@&quot;;[$master.B150];&quot; = ~&quot;;[$master.F150];&quot;~&quot;))">
            <text:p/>
          </table:table-cell>
        </table:table-row>
        <table:table-row table:style-name="ro3">
          <table:table-cell table:formula="of:=IF([$master.F151]=&quot;&quot;;&quot;&quot;;CONCATENATE(&quot;@&quot;;[$master.B151];&quot; = ~&quot;;[$master.F151];&quot;~&quot;))">
            <text:p/>
          </table:table-cell>
        </table:table-row>
        <table:table-row table:style-name="ro3">
          <table:table-cell table:formula="of:=IF([$master.F152]=&quot;&quot;;&quot;&quot;;CONCATENATE(&quot;@&quot;;[$master.B152];&quot; = ~&quot;;[$master.F152];&quot;~&quot;))">
            <text:p/>
          </table:table-cell>
        </table:table-row>
        <table:table-row table:style-name="ro3">
          <table:table-cell table:formula="of:=IF([$master.F153]=&quot;&quot;;&quot;&quot;;CONCATENATE(&quot;@&quot;;[$master.B153];&quot; = ~&quot;;[$master.F153];&quot;~&quot;))">
            <text:p/>
          </table:table-cell>
        </table:table-row>
        <table:table-row table:style-name="ro3">
          <table:table-cell table:formula="of:=IF([$master.F154]=&quot;&quot;;&quot;&quot;;CONCATENATE(&quot;@&quot;;[$master.B154];&quot; = ~&quot;;[$master.F154];&quot;~&quot;))">
            <text:p/>
          </table:table-cell>
        </table:table-row>
        <table:table-row table:style-name="ro3">
          <table:table-cell table:formula="of:=IF([$master.F155]=&quot;&quot;;&quot;&quot;;CONCATENATE(&quot;@&quot;;[$master.B155];&quot; = ~&quot;;[$master.F155];&quot;~&quot;))">
            <text:p/>
          </table:table-cell>
        </table:table-row>
        <table:table-row table:style-name="ro3">
          <table:table-cell table:formula="of:=IF([$master.F156]=&quot;&quot;;&quot;&quot;;CONCATENATE(&quot;@&quot;;[$master.B156];&quot; = ~&quot;;[$master.F156];&quot;~&quot;))">
            <text:p/>
          </table:table-cell>
        </table:table-row>
        <table:table-row table:style-name="ro3">
          <table:table-cell table:formula="of:=IF([$master.F157]=&quot;&quot;;&quot;&quot;;CONCATENATE(&quot;@&quot;;[$master.B157];&quot; = ~&quot;;[$master.F157];&quot;~&quot;))">
            <text:p/>
          </table:table-cell>
        </table:table-row>
        <table:table-row table:style-name="ro3">
          <table:table-cell table:formula="of:=IF([$master.F158]=&quot;&quot;;&quot;&quot;;CONCATENATE(&quot;@&quot;;[$master.B158];&quot; = ~&quot;;[$master.F158];&quot;~&quot;))">
            <text:p/>
          </table:table-cell>
        </table:table-row>
        <table:table-row table:style-name="ro3">
          <table:table-cell table:formula="of:=IF([$master.F159]=&quot;&quot;;&quot;&quot;;CONCATENATE(&quot;@&quot;;[$master.B159];&quot; = ~&quot;;[$master.F159];&quot;~&quot;))" office:value-type="string" office:string-value="@721 = ~You find chicken droppings here. Way too many of them! ~" calcext:value-type="string">
            <text:p>@721 = ~You find chicken droppings here. Way too many of them! ~</text:p>
          </table:table-cell>
        </table:table-row>
        <table:table-row table:style-name="ro3">
          <table:table-cell table:formula="of:=IF([$master.F160]=&quot;&quot;;&quot;&quot;;CONCATENATE(&quot;@&quot;;[$master.B160];&quot; = ~&quot;;[$master.F160];&quot;~&quot;))">
            <text:p/>
          </table:table-cell>
        </table:table-row>
        <table:table-row table:style-name="ro3">
          <table:table-cell table:formula="of:=IF([$master.F161]=&quot;&quot;;&quot;&quot;;CONCATENATE(&quot;@&quot;;[$master.B161];&quot; = ~&quot;;[$master.F161];&quot;~&quot;))">
            <text:p/>
          </table:table-cell>
        </table:table-row>
        <table:table-row table:style-name="ro3">
          <table:table-cell table:formula="of:=IF([$master.F162]=&quot;&quot;;&quot;&quot;;CONCATENATE(&quot;@&quot;;[$master.B162];&quot; = ~&quot;;[$master.F162];&quot;~&quot;))" office:value-type="string" office:string-value="@724 = ~You smell alcohol and tobacco.~" calcext:value-type="string">
            <text:p>@724 = ~You smell alcohol and tobacco.~</text:p>
          </table:table-cell>
        </table:table-row>
        <table:table-row table:style-name="ro3">
          <table:table-cell table:formula="of:=IF([$master.F163]=&quot;&quot;;&quot;&quot;;CONCATENATE(&quot;@&quot;;[$master.B163];&quot; = ~&quot;;[$master.F163];&quot;~&quot;))">
            <text:p/>
          </table:table-cell>
        </table:table-row>
        <table:table-row table:style-name="ro3">
          <table:table-cell table:formula="of:=IF([$master.F164]=&quot;&quot;;&quot;&quot;;CONCATENATE(&quot;@&quot;;[$master.B164];&quot; = ~&quot;;[$master.F164];&quot;~&quot;))">
            <text:p/>
          </table:table-cell>
        </table:table-row>
        <table:table-row table:style-name="ro3">
          <table:table-cell table:formula="of:=IF([$master.F165]=&quot;&quot;;&quot;&quot;;CONCATENATE(&quot;@&quot;;[$master.B165];&quot; = ~&quot;;[$master.F165];&quot;~&quot;))" office:value-type="string" office:string-value="@800 = ~Most that visit Baldur's Gate come through this area. It's visible by the cart marks left on the ground and footprints left in the dirt. You can hear some music coming from a big building south from the main fountain. ~" calcext:value-type="string">
            <text:p>@800 = ~Most that visit Baldur's Gate come through this area. It's visible by the cart marks left on the ground and footprints left in the dirt. You can hear some music coming from a big building south from the main fountain. ~</text:p>
          </table:table-cell>
        </table:table-row>
        <table:table-row table:style-name="ro3">
          <table:table-cell table:formula="of:=IF([$master.F166]=&quot;&quot;;&quot;&quot;;CONCATENATE(&quot;@&quot;;[$master.B166];&quot; = ~&quot;;[$master.F166];&quot;~&quot;))">
            <text:p/>
          </table:table-cell>
        </table:table-row>
        <table:table-row table:style-name="ro3">
          <table:table-cell table:formula="of:=IF([$master.F167]=&quot;&quot;;&quot;&quot;;CONCATENATE(&quot;@&quot;;[$master.B167];&quot; = ~&quot;;[$master.F167];&quot;~&quot;))">
            <text:p/>
          </table:table-cell>
        </table:table-row>
        <table:table-row table:style-name="ro3">
          <table:table-cell table:formula="of:=IF([$master.F168]=&quot;&quot;;&quot;&quot;;CONCATENATE(&quot;@&quot;;[$master.B168];&quot; = ~&quot;;[$master.F168];&quot;~&quot;))">
            <text:p/>
          </table:table-cell>
        </table:table-row>
        <table:table-row table:style-name="ro3">
          <table:table-cell table:formula="of:=IF([$master.F169]=&quot;&quot;;&quot;&quot;;CONCATENATE(&quot;@&quot;;[$master.B169];&quot; = ~&quot;;[$master.F169];&quot;~&quot;))">
            <text:p/>
          </table:table-cell>
        </table:table-row>
        <table:table-row table:style-name="ro3">
          <table:table-cell table:formula="of:=IF([$master.F170]=&quot;&quot;;&quot;&quot;;CONCATENATE(&quot;@&quot;;[$master.B170];&quot; = ~&quot;;[$master.F170];&quot;~&quot;))">
            <text:p/>
          </table:table-cell>
        </table:table-row>
        <table:table-row table:style-name="ro3">
          <table:table-cell table:formula="of:=IF([$master.F171]=&quot;&quot;;&quot;&quot;;CONCATENATE(&quot;@&quot;;[$master.B171];&quot; = ~&quot;;[$master.F171];&quot;~&quot;))">
            <text:p/>
          </table:table-cell>
        </table:table-row>
        <table:table-row table:style-name="ro3">
          <table:table-cell table:formula="of:=IF([$master.F172]=&quot;&quot;;&quot;&quot;;CONCATENATE(&quot;@&quot;;[$master.B172];&quot; = ~&quot;;[$master.F172];&quot;~&quot;))">
            <text:p/>
          </table:table-cell>
        </table:table-row>
        <table:table-row table:style-name="ro3">
          <table:table-cell table:formula="of:=IF([$master.F173]=&quot;&quot;;&quot;&quot;;CONCATENATE(&quot;@&quot;;[$master.B173];&quot; = ~&quot;;[$master.F173];&quot;~&quot;))">
            <text:p/>
          </table:table-cell>
        </table:table-row>
        <table:table-row table:style-name="ro3">
          <table:table-cell table:formula="of:=IF([$master.F174]=&quot;&quot;;&quot;&quot;;CONCATENATE(&quot;@&quot;;[$master.B174];&quot; = ~&quot;;[$master.F174];&quot;~&quot;))">
            <text:p/>
          </table:table-cell>
        </table:table-row>
        <table:table-row table:style-name="ro3">
          <table:table-cell table:formula="of:=IF([$master.F175]=&quot;&quot;;&quot;&quot;;CONCATENATE(&quot;@&quot;;[$master.B175];&quot; = ~&quot;;[$master.F175];&quot;~&quot;))">
            <text:p/>
          </table:table-cell>
        </table:table-row>
        <table:table-row table:style-name="ro3">
          <table:table-cell table:formula="of:=IF([$master.F176]=&quot;&quot;;&quot;&quot;;CONCATENATE(&quot;@&quot;;[$master.B176];&quot; = ~&quot;;[$master.F176];&quot;~&quot;))">
            <text:p/>
          </table:table-cell>
        </table:table-row>
        <table:table-row table:style-name="ro3">
          <table:table-cell table:formula="of:=IF([$master.F177]=&quot;&quot;;&quot;&quot;;CONCATENATE(&quot;@&quot;;[$master.B177];&quot; = ~&quot;;[$master.F177];&quot;~&quot;))">
            <text:p/>
          </table:table-cell>
        </table:table-row>
        <table:table-row table:style-name="ro3">
          <table:table-cell table:formula="of:=IF([$master.F178]=&quot;&quot;;&quot;&quot;;CONCATENATE(&quot;@&quot;;[$master.B178];&quot; = ~&quot;;[$master.F178];&quot;~&quot;))">
            <text:p/>
          </table:table-cell>
        </table:table-row>
        <table:table-row table:style-name="ro3">
          <table:table-cell table:formula="of:=IF([$master.F179]=&quot;&quot;;&quot;&quot;;CONCATENATE(&quot;@&quot;;[$master.B179];&quot; = ~&quot;;[$master.F179];&quot;~&quot;))">
            <text:p/>
          </table:table-cell>
        </table:table-row>
        <table:table-row table:style-name="ro3">
          <table:table-cell table:formula="of:=IF([$master.F180]=&quot;&quot;;&quot;&quot;;CONCATENATE(&quot;@&quot;;[$master.B180];&quot; = ~&quot;;[$master.F180];&quot;~&quot;))" office:value-type="string" office:string-value="@900 = ~Most footprints and traces lead to and from the bridge. The sound of Chionthar River is quite calm and some would call it relaxing. Upon closer inspection you find there are also some footprints going up and down the eastern riverside. ~" calcext:value-type="string">
            <text:p>@900 = ~Most footprints and traces lead to and from the bridge. The sound of Chionthar River is quite calm and some would call it relaxing. Upon closer inspection you find there are also some footprints going up and down the eastern riverside. ~</text:p>
          </table:table-cell>
        </table:table-row>
        <table:table-row table:style-name="ro3">
          <table:table-cell table:formula="of:=IF([$master.F181]=&quot;&quot;;&quot;&quot;;CONCATENATE(&quot;@&quot;;[$master.B181];&quot; = ~&quot;;[$master.F181];&quot;~&quot;))">
            <text:p/>
          </table:table-cell>
        </table:table-row>
        <table:table-row table:style-name="ro3">
          <table:table-cell table:formula="of:=IF([$master.F182]=&quot;&quot;;&quot;&quot;;CONCATENATE(&quot;@&quot;;[$master.B182];&quot; = ~&quot;;[$master.F182];&quot;~&quot;))" office:value-type="string" office:string-value="@1000 = ~There are human footprints left in the mud, as well as those left by horses, cows and some birds. Probably chickens.~" calcext:value-type="string">
            <text:p>@1000 = ~There are human footprints left in the mud, as well as those left by horses, cows and some birds. Probably chickens.~</text:p>
          </table:table-cell>
        </table:table-row>
        <table:table-row table:style-name="ro3">
          <table:table-cell table:formula="of:=IF([$master.F183]=&quot;&quot;;&quot;&quot;;CONCATENATE(&quot;@&quot;;[$master.B183];&quot; = ~&quot;;[$master.F183];&quot;~&quot;))">
            <text:p/>
          </table:table-cell>
        </table:table-row>
        <table:table-row table:style-name="ro3">
          <table:table-cell table:formula="of:=IF([$master.F184]=&quot;&quot;;&quot;&quot;;CONCATENATE(&quot;@&quot;;[$master.B184];&quot; = ~&quot;;[$master.F184];&quot;~&quot;))">
            <text:p/>
          </table:table-cell>
        </table:table-row>
        <table:table-row table:style-name="ro3">
          <table:table-cell table:formula="of:=IF([$master.F185]=&quot;&quot;;&quot;&quot;;CONCATENATE(&quot;@&quot;;[$master.B185];&quot; = ~&quot;;[$master.F185];&quot;~&quot;))">
            <text:p/>
          </table:table-cell>
        </table:table-row>
        <table:table-row table:style-name="ro3">
          <table:table-cell table:formula="of:=IF([$master.F186]=&quot;&quot;;&quot;&quot;;CONCATENATE(&quot;@&quot;;[$master.B186];&quot; = ~&quot;;[$master.F186];&quot;~&quot;))" office:value-type="string" office:string-value="@1004 = ~You can smell salty air here and... something that remind a smell of a wet fur? Perhaps dog's fur?~" calcext:value-type="string">
            <text:p>@1004 = ~You can smell salty air here and... something that remind a smell of a wet fur? Perhaps dog's fur?~</text:p>
          </table:table-cell>
        </table:table-row>
        <table:table-row table:style-name="ro3">
          <table:table-cell table:formula="of:=IF([$master.F187]=&quot;&quot;;&quot;&quot;;CONCATENATE(&quot;@&quot;;[$master.B187];&quot; = ~&quot;;[$master.F187];&quot;~&quot;))">
            <text:p/>
          </table:table-cell>
        </table:table-row>
        <table:table-row table:style-name="ro3">
          <table:table-cell table:formula="of:=IF([$master.F188]=&quot;&quot;;&quot;&quot;;CONCATENATE(&quot;@&quot;;[$master.B188];&quot; = ~&quot;;[$master.F188];&quot;~&quot;))">
            <text:p/>
          </table:table-cell>
        </table:table-row>
        <table:table-row table:style-name="ro3">
          <table:table-cell table:formula="of:=IF([$master.F189]=&quot;&quot;;&quot;&quot;;CONCATENATE(&quot;@&quot;;[$master.B189];&quot; = ~&quot;;[$master.F189];&quot;~&quot;))">
            <text:p/>
          </table:table-cell>
        </table:table-row>
        <table:table-row table:style-name="ro3">
          <table:table-cell table:formula="of:=IF([$master.F190]=&quot;&quot;;&quot;&quot;;CONCATENATE(&quot;@&quot;;[$master.B190];&quot; = ~&quot;;[$master.F190];&quot;~&quot;))" office:value-type="string" office:string-value="@1008 = ~You can see few paw prints and... ice. So much ice. However, you also see a set of footprints going into the snow-covered cave.~" calcext:value-type="string">
            <text:p>@1008 = ~You can see few paw prints and... ice. So much ice. However, you also see a set of footprints going into the snow-covered cave.~</text:p>
          </table:table-cell>
        </table:table-row>
        <table:table-row table:style-name="ro3">
          <table:table-cell table:formula="of:=IF([$master.F191]=&quot;&quot;;&quot;&quot;;CONCATENATE(&quot;@&quot;;[$master.B191];&quot; = ~&quot;;[$master.F191];&quot;~&quot;))">
            <text:p/>
          </table:table-cell>
        </table:table-row>
        <table:table-row table:style-name="ro3">
          <table:table-cell table:formula="of:=IF([$master.F192]=&quot;&quot;;&quot;&quot;;CONCATENATE(&quot;@&quot;;[$master.B192];&quot; = ~&quot;;[$master.F192];&quot;~&quot;))">
            <text:p/>
          </table:table-cell>
        </table:table-row>
        <table:table-row table:style-name="ro3">
          <table:table-cell table:formula="of:=IF([$master.F193]=&quot;&quot;;&quot;&quot;;CONCATENATE(&quot;@&quot;;[$master.B193];&quot; = ~&quot;;[$master.F193];&quot;~&quot;))" office:value-type="string" office:string-value="@1100 = ~The ground here reflects the nature of this city. There are many footprints, mostly belonging to human. Few those that belong to dogs and cats.~" calcext:value-type="string">
            <text:p>@1100 = ~The ground here reflects the nature of this city. There are many footprints, mostly belonging to human. Few those that belong to dogs and cats.~</text:p>
          </table:table-cell>
        </table:table-row>
        <table:table-row table:style-name="ro3">
          <table:table-cell table:formula="of:=IF([$master.F194]=&quot;&quot;;&quot;&quot;;CONCATENATE(&quot;@&quot;;[$master.B194];&quot; = ~&quot;;[$master.F194];&quot;~&quot;))">
            <text:p/>
          </table:table-cell>
        </table:table-row>
        <table:table-row table:style-name="ro3">
          <table:table-cell table:formula="of:=IF([$master.F195]=&quot;&quot;;&quot;&quot;;CONCATENATE(&quot;@&quot;;[$master.B195];&quot; = ~&quot;;[$master.F195];&quot;~&quot;))">
            <text:p/>
          </table:table-cell>
        </table:table-row>
        <table:table-row table:style-name="ro3">
          <table:table-cell table:formula="of:=IF([$master.F196]=&quot;&quot;;&quot;&quot;;CONCATENATE(&quot;@&quot;;[$master.B196];&quot; = ~&quot;;[$master.F196];&quot;~&quot;))">
            <text:p/>
          </table:table-cell>
        </table:table-row>
        <table:table-row table:style-name="ro3">
          <table:table-cell table:formula="of:=IF([$master.F197]=&quot;&quot;;&quot;&quot;;CONCATENATE(&quot;@&quot;;[$master.B197];&quot; = ~&quot;;[$master.F197];&quot;~&quot;))">
            <text:p/>
          </table:table-cell>
        </table:table-row>
        <table:table-row table:style-name="ro3">
          <table:table-cell table:formula="of:=IF([$master.F198]=&quot;&quot;;&quot;&quot;;CONCATENATE(&quot;@&quot;;[$master.B198];&quot; = ~&quot;;[$master.F198];&quot;~&quot;))">
            <text:p/>
          </table:table-cell>
        </table:table-row>
        <table:table-row table:style-name="ro3">
          <table:table-cell table:formula="of:=IF([$master.F199]=&quot;&quot;;&quot;&quot;;CONCATENATE(&quot;@&quot;;[$master.B199];&quot; = ~&quot;;[$master.F199];&quot;~&quot;))">
            <text:p/>
          </table:table-cell>
        </table:table-row>
        <table:table-row table:style-name="ro3">
          <table:table-cell table:formula="of:=IF([$master.F200]=&quot;&quot;;&quot;&quot;;CONCATENATE(&quot;@&quot;;[$master.B200];&quot; = ~&quot;;[$master.F200];&quot;~&quot;))">
            <text:p/>
          </table:table-cell>
        </table:table-row>
        <table:table-row table:style-name="ro3">
          <table:table-cell table:formula="of:=IF([$master.F201]=&quot;&quot;;&quot;&quot;;CONCATENATE(&quot;@&quot;;[$master.B201];&quot; = ~&quot;;[$master.F201];&quot;~&quot;))">
            <text:p/>
          </table:table-cell>
        </table:table-row>
        <table:table-row table:style-name="ro3">
          <table:table-cell table:formula="of:=IF([$master.F202]=&quot;&quot;;&quot;&quot;;CONCATENATE(&quot;@&quot;;[$master.B202];&quot; = ~&quot;;[$master.F202];&quot;~&quot;))" office:value-type="string" office:string-value="@1109 = ~Someone must have puked near the tavern door.~" calcext:value-type="string">
            <text:p>@1109 = ~Someone must have puked near the tavern door.~</text:p>
          </table:table-cell>
        </table:table-row>
        <table:table-row table:style-name="ro3">
          <table:table-cell table:formula="of:=IF([$master.F203]=&quot;&quot;;&quot;&quot;;CONCATENATE(&quot;@&quot;;[$master.B203];&quot; = ~&quot;;[$master.F203];&quot;~&quot;))">
            <text:p/>
          </table:table-cell>
        </table:table-row>
        <table:table-row table:style-name="ro3">
          <table:table-cell table:formula="of:=IF([$master.F204]=&quot;&quot;;&quot;&quot;;CONCATENATE(&quot;@&quot;;[$master.B204];&quot; = ~&quot;;[$master.F204];&quot;~&quot;))">
            <text:p/>
          </table:table-cell>
        </table:table-row>
        <table:table-row table:style-name="ro3">
          <table:table-cell table:formula="of:=IF([$master.F205]=&quot;&quot;;&quot;&quot;;CONCATENATE(&quot;@&quot;;[$master.B205];&quot; = ~&quot;;[$master.F205];&quot;~&quot;))">
            <text:p/>
          </table:table-cell>
        </table:table-row>
        <table:table-row table:style-name="ro3">
          <table:table-cell table:formula="of:=IF([$master.F206]=&quot;&quot;;&quot;&quot;;CONCATENATE(&quot;@&quot;;[$master.B206];&quot; = ~&quot;;[$master.F206];&quot;~&quot;))" office:value-type="string" office:string-value="@1113 = ~The floor is covered with slime.~" calcext:value-type="string">
            <text:p>@1113 = ~The floor is covered with slime.~</text:p>
          </table:table-cell>
        </table:table-row>
        <table:table-row table:style-name="ro3">
          <table:table-cell table:formula="of:=IF([$master.F207]=&quot;&quot;;&quot;&quot;;CONCATENATE(&quot;@&quot;;[$master.B207];&quot; = ~&quot;;[$master.F207];&quot;~&quot;))" office:value-type="string" office:string-value="@1114 = ~There is much ooze here, in this room.~" calcext:value-type="string">
            <text:p>@1114 = ~There is much ooze here, in this room.~</text:p>
          </table:table-cell>
        </table:table-row>
        <table:table-row table:style-name="ro3">
          <table:table-cell table:formula="of:=IF([$master.F208]=&quot;&quot;;&quot;&quot;;CONCATENATE(&quot;@&quot;;[$master.B208];&quot; = ~&quot;;[$master.F208];&quot;~&quot;))">
            <text:p/>
          </table:table-cell>
        </table:table-row>
        <table:table-row table:style-name="ro3">
          <table:table-cell table:formula="of:=IF([$master.F209]=&quot;&quot;;&quot;&quot;;CONCATENATE(&quot;@&quot;;[$master.B209];&quot; = ~&quot;;[$master.F209];&quot;~&quot;))">
            <text:p/>
          </table:table-cell>
        </table:table-row>
        <table:table-row table:style-name="ro3">
          <table:table-cell table:formula="of:=IF([$master.F210]=&quot;&quot;;&quot;&quot;;CONCATENATE(&quot;@&quot;;[$master.B210];&quot; = ~&quot;;[$master.F210];&quot;~&quot;))">
            <text:p/>
          </table:table-cell>
        </table:table-row>
        <table:table-row table:style-name="ro3">
          <table:table-cell table:formula="of:=IF([$master.F211]=&quot;&quot;;&quot;&quot;;CONCATENATE(&quot;@&quot;;[$master.B211];&quot; = ~&quot;;[$master.F211];&quot;~&quot;))" office:value-type="string" office:string-value="@1200 = ~You can feel the salty breeze and you hear seagulls' cry. ~" calcext:value-type="string">
            <text:p>@1200 = ~You can feel the salty breeze and you hear seagulls' cry. ~</text:p>
          </table:table-cell>
        </table:table-row>
        <table:table-row table:style-name="ro3">
          <table:table-cell table:formula="of:=IF([$master.F212]=&quot;&quot;;&quot;&quot;;CONCATENATE(&quot;@&quot;;[$master.B212];&quot; = ~&quot;;[$master.F212];&quot;~&quot;))">
            <text:p/>
          </table:table-cell>
        </table:table-row>
        <table:table-row table:style-name="ro3">
          <table:table-cell table:formula="of:=IF([$master.F213]=&quot;&quot;;&quot;&quot;;CONCATENATE(&quot;@&quot;;[$master.B213];&quot; = ~&quot;;[$master.F213];&quot;~&quot;))">
            <text:p/>
          </table:table-cell>
        </table:table-row>
        <table:table-row table:style-name="ro3">
          <table:table-cell table:formula="of:=IF([$master.F214]=&quot;&quot;;&quot;&quot;;CONCATENATE(&quot;@&quot;;[$master.B214];&quot; = ~&quot;;[$master.F214];&quot;~&quot;))">
            <text:p/>
          </table:table-cell>
        </table:table-row>
        <table:table-row table:style-name="ro3">
          <table:table-cell table:formula="of:=IF([$master.F215]=&quot;&quot;;&quot;&quot;;CONCATENATE(&quot;@&quot;;[$master.B215];&quot; = ~&quot;;[$master.F215];&quot;~&quot;))">
            <text:p/>
          </table:table-cell>
        </table:table-row>
        <table:table-row table:style-name="ro3">
          <table:table-cell table:formula="of:=IF([$master.F216]=&quot;&quot;;&quot;&quot;;CONCATENATE(&quot;@&quot;;[$master.B216];&quot; = ~&quot;;[$master.F216];&quot;~&quot;))">
            <text:p/>
          </table:table-cell>
        </table:table-row>
        <table:table-row table:style-name="ro3">
          <table:table-cell table:formula="of:=IF([$master.F217]=&quot;&quot;;&quot;&quot;;CONCATENATE(&quot;@&quot;;[$master.B217];&quot; = ~&quot;;[$master.F217];&quot;~&quot;))">
            <text:p/>
          </table:table-cell>
        </table:table-row>
        <table:table-row table:style-name="ro3">
          <table:table-cell table:formula="of:=IF([$master.F218]=&quot;&quot;;&quot;&quot;;CONCATENATE(&quot;@&quot;;[$master.B218];&quot; = ~&quot;;[$master.F218];&quot;~&quot;))" office:value-type="string" office:string-value="@1207 = ~You find excrement of a large creature.~" calcext:value-type="string">
            <text:p>@1207 = ~You find excrement of a large creature.~</text:p>
          </table:table-cell>
        </table:table-row>
        <table:table-row table:style-name="ro3">
          <table:table-cell table:formula="of:=IF([$master.F219]=&quot;&quot;;&quot;&quot;;CONCATENATE(&quot;@&quot;;[$master.B219];&quot; = ~&quot;;[$master.F219];&quot;~&quot;))">
            <text:p/>
          </table:table-cell>
        </table:table-row>
        <table:table-row table:style-name="ro3">
          <table:table-cell table:formula="of:=IF([$master.F220]=&quot;&quot;;&quot;&quot;;CONCATENATE(&quot;@&quot;;[$master.B220];&quot; = ~&quot;;[$master.F220];&quot;~&quot;))">
            <text:p/>
          </table:table-cell>
        </table:table-row>
        <table:table-row table:style-name="ro3">
          <table:table-cell table:formula="of:=IF([$master.F221]=&quot;&quot;;&quot;&quot;;CONCATENATE(&quot;@&quot;;[$master.B221];&quot; = ~&quot;;[$master.F221];&quot;~&quot;))">
            <text:p/>
          </table:table-cell>
        </table:table-row>
        <table:table-row table:style-name="ro3">
          <table:table-cell table:formula="of:=IF([$master.F222]=&quot;&quot;;&quot;&quot;;CONCATENATE(&quot;@&quot;;[$master.B222];&quot; = ~&quot;;[$master.F222];&quot;~&quot;))">
            <text:p/>
          </table:table-cell>
        </table:table-row>
        <table:table-row table:style-name="ro3">
          <table:table-cell table:formula="of:=IF([$master.F223]=&quot;&quot;;&quot;&quot;;CONCATENATE(&quot;@&quot;;[$master.B223];&quot; = ~&quot;;[$master.F223];&quot;~&quot;))">
            <text:p/>
          </table:table-cell>
        </table:table-row>
        <table:table-row table:style-name="ro3">
          <table:table-cell table:formula="of:=IF([$master.F224]=&quot;&quot;;&quot;&quot;;CONCATENATE(&quot;@&quot;;[$master.B224];&quot; = ~&quot;;[$master.F224];&quot;~&quot;))">
            <text:p/>
          </table:table-cell>
        </table:table-row>
        <table:table-row table:style-name="ro3">
          <table:table-cell table:formula="of:=IF([$master.F225]=&quot;&quot;;&quot;&quot;;CONCATENATE(&quot;@&quot;;[$master.B225];&quot; = ~&quot;;[$master.F225];&quot;~&quot;))">
            <text:p/>
          </table:table-cell>
        </table:table-row>
        <table:table-row table:style-name="ro3">
          <table:table-cell table:formula="of:=IF([$master.F226]=&quot;&quot;;&quot;&quot;;CONCATENATE(&quot;@&quot;;[$master.B226];&quot; = ~&quot;;[$master.F226];&quot;~&quot;))" office:value-type="string" office:string-value="@1215 = ~You smell beer, wine and some fat. Someone might have been cooking something recently.~" calcext:value-type="string">
            <text:p>@1215 = ~You smell beer, wine and some fat. Someone might have been cooking something recently.~</text:p>
          </table:table-cell>
        </table:table-row>
        <table:table-row table:style-name="ro3">
          <table:table-cell table:formula="of:=IF([$master.F227]=&quot;&quot;;&quot;&quot;;CONCATENATE(&quot;@&quot;;[$master.B227];&quot; = ~&quot;;[$master.F227];&quot;~&quot;))">
            <text:p/>
          </table:table-cell>
        </table:table-row>
        <table:table-row table:style-name="ro3">
          <table:table-cell table:formula="of:=IF([$master.F228]=&quot;&quot;;&quot;&quot;;CONCATENATE(&quot;@&quot;;[$master.B228];&quot; = ~&quot;;[$master.F228];&quot;~&quot;))">
            <text:p/>
          </table:table-cell>
        </table:table-row>
        <table:table-row table:style-name="ro3">
          <table:table-cell table:formula="of:=IF([$master.F229]=&quot;&quot;;&quot;&quot;;CONCATENATE(&quot;@&quot;;[$master.B229];&quot; = ~&quot;;[$master.F229];&quot;~&quot;))">
            <text:p/>
          </table:table-cell>
        </table:table-row>
        <table:table-row table:style-name="ro3">
          <table:table-cell table:formula="of:=IF([$master.F230]=&quot;&quot;;&quot;&quot;;CONCATENATE(&quot;@&quot;;[$master.B230];&quot; = ~&quot;;[$master.F230];&quot;~&quot;))">
            <text:p/>
          </table:table-cell>
        </table:table-row>
        <table:table-row table:style-name="ro3">
          <table:table-cell table:formula="of:=IF([$master.F231]=&quot;&quot;;&quot;&quot;;CONCATENATE(&quot;@&quot;;[$master.B231];&quot; = ~&quot;;[$master.F231];&quot;~&quot;))">
            <text:p/>
          </table:table-cell>
        </table:table-row>
        <table:table-row table:style-name="ro3">
          <table:table-cell table:formula="of:=IF([$master.F232]=&quot;&quot;;&quot;&quot;;CONCATENATE(&quot;@&quot;;[$master.B232];&quot; = ~&quot;;[$master.F232];&quot;~&quot;))">
            <text:p/>
          </table:table-cell>
        </table:table-row>
        <table:table-row table:style-name="ro3">
          <table:table-cell table:formula="of:=IF([$master.F233]=&quot;&quot;;&quot;&quot;;CONCATENATE(&quot;@&quot;;[$master.B233];&quot; = ~&quot;;[$master.F233];&quot;~&quot;))">
            <text:p/>
          </table:table-cell>
        </table:table-row>
        <table:table-row table:style-name="ro3">
          <table:table-cell table:formula="of:=IF([$master.F234]=&quot;&quot;;&quot;&quot;;CONCATENATE(&quot;@&quot;;[$master.B234];&quot; = ~&quot;;[$master.F234];&quot;~&quot;))">
            <text:p/>
          </table:table-cell>
        </table:table-row>
        <table:table-row table:style-name="ro3">
          <table:table-cell table:formula="of:=IF([$master.F235]=&quot;&quot;;&quot;&quot;;CONCATENATE(&quot;@&quot;;[$master.B235];&quot; = ~&quot;;[$master.F235];&quot;~&quot;))">
            <text:p/>
          </table:table-cell>
        </table:table-row>
        <table:table-row table:style-name="ro3">
          <table:table-cell table:formula="of:=IF([$master.F236]=&quot;&quot;;&quot;&quot;;CONCATENATE(&quot;@&quot;;[$master.B236];&quot; = ~&quot;;[$master.F236];&quot;~&quot;))">
            <text:p/>
          </table:table-cell>
        </table:table-row>
        <table:table-row table:style-name="ro3">
          <table:table-cell table:formula="of:=IF([$master.F237]=&quot;&quot;;&quot;&quot;;CONCATENATE(&quot;@&quot;;[$master.B237];&quot; = ~&quot;;[$master.F237];&quot;~&quot;))">
            <text:p/>
          </table:table-cell>
        </table:table-row>
        <table:table-row table:style-name="ro3">
          <table:table-cell table:formula="of:=IF([$master.F238]=&quot;&quot;;&quot;&quot;;CONCATENATE(&quot;@&quot;;[$master.B238];&quot; = ~&quot;;[$master.F238];&quot;~&quot;))">
            <text:p/>
          </table:table-cell>
        </table:table-row>
        <table:table-row table:style-name="ro3">
          <table:table-cell table:formula="of:=IF([$master.F239]=&quot;&quot;;&quot;&quot;;CONCATENATE(&quot;@&quot;;[$master.B239];&quot; = ~&quot;;[$master.F239];&quot;~&quot;))">
            <text:p/>
          </table:table-cell>
        </table:table-row>
        <table:table-row table:style-name="ro3">
          <table:table-cell table:formula="of:=IF([$master.F240]=&quot;&quot;;&quot;&quot;;CONCATENATE(&quot;@&quot;;[$master.B240];&quot; = ~&quot;;[$master.F240];&quot;~&quot;))">
            <text:p/>
          </table:table-cell>
        </table:table-row>
        <table:table-row table:style-name="ro3">
          <table:table-cell table:formula="of:=IF([$master.F241]=&quot;&quot;;&quot;&quot;;CONCATENATE(&quot;@&quot;;[$master.B241];&quot; = ~&quot;;[$master.F241];&quot;~&quot;))">
            <text:p/>
          </table:table-cell>
        </table:table-row>
        <table:table-row table:style-name="ro3">
          <table:table-cell table:formula="of:=IF([$master.F242]=&quot;&quot;;&quot;&quot;;CONCATENATE(&quot;@&quot;;[$master.B242];&quot; = ~&quot;;[$master.F242];&quot;~&quot;))">
            <text:p/>
          </table:table-cell>
        </table:table-row>
        <table:table-row table:style-name="ro3">
          <table:table-cell table:formula="of:=IF([$master.F243]=&quot;&quot;;&quot;&quot;;CONCATENATE(&quot;@&quot;;[$master.B243];&quot; = ~&quot;;[$master.F243];&quot;~&quot;))">
            <text:p/>
          </table:table-cell>
        </table:table-row>
        <table:table-row table:style-name="ro3">
          <table:table-cell table:formula="of:=IF([$master.F244]=&quot;&quot;;&quot;&quot;;CONCATENATE(&quot;@&quot;;[$master.B244];&quot; = ~&quot;;[$master.F244];&quot;~&quot;))">
            <text:p/>
          </table:table-cell>
        </table:table-row>
        <table:table-row table:style-name="ro3">
          <table:table-cell table:formula="of:=IF([$master.F245]=&quot;&quot;;&quot;&quot;;CONCATENATE(&quot;@&quot;;[$master.B245];&quot; = ~&quot;;[$master.F245];&quot;~&quot;))">
            <text:p/>
          </table:table-cell>
        </table:table-row>
        <table:table-row table:style-name="ro3">
          <table:table-cell table:formula="of:=IF([$master.F246]=&quot;&quot;;&quot;&quot;;CONCATENATE(&quot;@&quot;;[$master.B246];&quot; = ~&quot;;[$master.F246];&quot;~&quot;))" office:value-type="string" office:string-value="@1400 = ~You find some paw prints of the typical fauna you'd expect to find here, but also... holes in the ground, that look a bit like some big animal wanted to come from underground. They remind you of mole mounds but hundreds of times bigger. There are also some footprints that suggest there are some humans around. Some old wheel marks suggest there were caravans going north, but... they do not look very recent. ~" calcext:value-type="string">
            <text:p>@1400 = ~You find some paw prints of the typical fauna you'd expect to find here, but also... holes in the ground, that look a bit like some big animal wanted to come from underground. They remind you of mole mounds but hundreds of times bigger. There are also some footprints that suggest there are some humans around. Some old wheel marks suggest there were caravans going north, but... they do not look very recent. ~</text:p>
          </table:table-cell>
        </table:table-row>
        <table:table-row table:style-name="ro3">
          <table:table-cell table:formula="of:=IF([$master.F247]=&quot;&quot;;&quot;&quot;;CONCATENATE(&quot;@&quot;;[$master.B247];&quot; = ~&quot;;[$master.F247];&quot;~&quot;))" office:value-type="string" office:string-value="@1401 = ~You can see these tunnels were built by some strong and quite big creatures. You should be careful. There are clearly many of these around.~" calcext:value-type="string">
            <text:p>@1401 = ~You can see these tunnels were built by some strong and quite big creatures. You should be careful. There are clearly many of these around.~</text:p>
          </table:table-cell>
        </table:table-row>
        <table:table-row table:style-name="ro3">
          <table:table-cell table:formula="of:=IF([$master.F248]=&quot;&quot;;&quot;&quot;;CONCATENATE(&quot;@&quot;;[$master.B248];&quot; = ~&quot;;[$master.F248];&quot;~&quot;))">
            <text:p/>
          </table:table-cell>
        </table:table-row>
        <table:table-row table:style-name="ro3">
          <table:table-cell table:formula="of:=IF([$master.F249]=&quot;&quot;;&quot;&quot;;CONCATENATE(&quot;@&quot;;[$master.B249];&quot; = ~&quot;;[$master.F249];&quot;~&quot;))">
            <text:p/>
          </table:table-cell>
        </table:table-row>
        <table:table-row table:style-name="ro3">
          <table:table-cell table:formula="of:=IF([$master.F250]=&quot;&quot;;&quot;&quot;;CONCATENATE(&quot;@&quot;;[$master.B250];&quot; = ~&quot;;[$master.F250];&quot;~&quot;))">
            <text:p/>
          </table:table-cell>
        </table:table-row>
        <table:table-row table:style-name="ro3">
          <table:table-cell table:formula="of:=IF([$master.F251]=&quot;&quot;;&quot;&quot;;CONCATENATE(&quot;@&quot;;[$master.B251];&quot; = ~&quot;;[$master.F251];&quot;~&quot;))" office:value-type="string" office:string-value="@1500 = ~You can hear seagulls cry above your head. When you inspect the ground, you find wolf-like prints, but... they are way bigger and... suggest the beast was moving not on four legs, but on two. You also find some usual footprints. They mostly go north and south, very few of them go other directions. ~" calcext:value-type="string">
            <text:p>@1500 = ~You can hear seagulls cry above your head. When you inspect the ground, you find wolf-like prints, but... they are way bigger and... suggest the beast was moving not on four legs, but on two. You also find some usual footprints. They mostly go north and south, very few of them go other directions. ~</text:p>
          </table:table-cell>
        </table:table-row>
        <table:table-row table:style-name="ro3">
          <table:table-cell table:formula="of:=IF([$master.F252]=&quot;&quot;;&quot;&quot;;CONCATENATE(&quot;@&quot;;[$master.B252];&quot; = ~&quot;;[$master.F252];&quot;~&quot;))" office:value-type="string" office:string-value="@1501 = ~It smells of old wood and wet fur in here. ~" calcext:value-type="string">
            <text:p>@1501 = ~It smells of old wood and wet fur in here. ~</text:p>
          </table:table-cell>
        </table:table-row>
        <table:table-row table:style-name="ro3">
          <table:table-cell table:formula="of:=IF([$master.F253]=&quot;&quot;;&quot;&quot;;CONCATENATE(&quot;@&quot;;[$master.B253];&quot; = ~&quot;;[$master.F253];&quot;~&quot;))">
            <text:p/>
          </table:table-cell>
        </table:table-row>
        <table:table-row table:style-name="ro3">
          <table:table-cell table:formula="of:=IF([$master.F254]=&quot;&quot;;&quot;&quot;;CONCATENATE(&quot;@&quot;;[$master.B254];&quot; = ~&quot;;[$master.F254];&quot;~&quot;))">
            <text:p/>
          </table:table-cell>
        </table:table-row>
        <table:table-row table:style-name="ro3">
          <table:table-cell table:formula="of:=IF([$master.F255]=&quot;&quot;;&quot;&quot;;CONCATENATE(&quot;@&quot;;[$master.B255];&quot; = ~&quot;;[$master.F255];&quot;~&quot;))">
            <text:p/>
          </table:table-cell>
        </table:table-row>
        <table:table-row table:style-name="ro3">
          <table:table-cell table:formula="of:=IF([$master.F256]=&quot;&quot;;&quot;&quot;;CONCATENATE(&quot;@&quot;;[$master.B256];&quot; = ~&quot;;[$master.F256];&quot;~&quot;))">
            <text:p/>
          </table:table-cell>
        </table:table-row>
        <table:table-row table:style-name="ro3">
          <table:table-cell table:formula="of:=IF([$master.F257]=&quot;&quot;;&quot;&quot;;CONCATENATE(&quot;@&quot;;[$master.B257];&quot; = ~&quot;;[$master.F257];&quot;~&quot;))" office:value-type="string" office:string-value="@1600 = ~There are some animals around you: mostly small ones. Squirrels. Bats. There are many mosquitoes. You can hear a river nearby. You also find some footprints. Some of those that left them wore primitive shoes and boots, while others walked with their feet bare.   ~" calcext:value-type="string">
            <text:p>@1600 = ~There are some animals around you: mostly small ones. Squirrels. Bats. There are many mosquitoes. You can hear a river nearby. You also find some footprints. Some of those that left them wore primitive shoes and boots, while others walked with their feet bare. <text:s text:c="2"/>~</text:p>
          </table:table-cell>
        </table:table-row>
        <table:table-row table:style-name="ro3">
          <table:table-cell table:formula="of:=IF([$master.F258]=&quot;&quot;;&quot;&quot;;CONCATENATE(&quot;@&quot;;[$master.B258];&quot; = ~&quot;;[$master.F258];&quot;~&quot;))" office:value-type="string" office:string-value="@1601 = ~This place has a strong smell of wood and moss and berries.~" calcext:value-type="string">
            <text:p>@1601 = ~This place has a strong smell of wood and moss and berries.~</text:p>
          </table:table-cell>
        </table:table-row>
        <table:table-row table:style-name="ro3">
          <table:table-cell table:formula="of:=IF([$master.F259]=&quot;&quot;;&quot;&quot;;CONCATENATE(&quot;@&quot;;[$master.B259];&quot; = ~&quot;;[$master.F259];&quot;~&quot;))">
            <text:p/>
          </table:table-cell>
        </table:table-row>
        <table:table-row table:style-name="ro3">
          <table:table-cell table:formula="of:=IF([$master.F260]=&quot;&quot;;&quot;&quot;;CONCATENATE(&quot;@&quot;;[$master.B260];&quot; = ~&quot;;[$master.F260];&quot;~&quot;))" office:value-type="string" office:string-value="@1603 = ~You find some wyvern droppings here. ~" calcext:value-type="string">
            <text:p>@1603 = ~You find some wyvern droppings here. ~</text:p>
          </table:table-cell>
        </table:table-row>
        <table:table-row table:style-name="ro3">
          <table:table-cell table:formula="of:=IF([$master.F261]=&quot;&quot;;&quot;&quot;;CONCATENATE(&quot;@&quot;;[$master.B261];&quot; = ~&quot;;[$master.F261];&quot;~&quot;))" office:value-type="string" office:string-value="@1700 = ~You can hear an eagle above your head. However, you also notice something more worrying: wyvern droppings. You also notice signs that there were some humans here and... they might have been attacked by these creatures. That would suggest they aren't really friendly. You wouldn't be surprised if they tried to defend their forest once they saw you. ~" calcext:value-type="string">
            <text:p>@1700 = ~You can hear an eagle above your head. However, you also notice something more worrying: wyvern droppings. You also notice signs that there were some humans here and... they might have been attacked by these creatures. That would suggest they aren't really friendly. You wouldn't be surprised if they tried to defend their forest once they saw you. ~</text:p>
          </table:table-cell>
        </table:table-row>
        <table:table-row table:style-name="ro3">
          <table:table-cell table:formula="of:=IF([$master.F262]=&quot;&quot;;&quot;&quot;;CONCATENATE(&quot;@&quot;;[$master.B262];&quot; = ~&quot;;[$master.F262];&quot;~&quot;))" office:value-type="string" office:string-value="@1800 = ~You find many human shoeprints here, but you can also hear some wolves in the distance. However considering the number of human traces here, it should be the humans you may need to deal with in here. ~" calcext:value-type="string">
            <text:p>@1800 = ~You find many human shoeprints here, but you can also hear some wolves in the distance. However considering the number of human traces here, it should be the humans you may need to deal with in here. ~</text:p>
          </table:table-cell>
        </table:table-row>
        <table:table-row table:style-name="ro3">
          <table:table-cell table:formula="of:=IF([$master.F263]=&quot;&quot;;&quot;&quot;;CONCATENATE(&quot;@&quot;;[$master.B263];&quot; = ~&quot;;[$master.F263];&quot;~&quot;))" office:value-type="string" office:string-value="@1801 = ~It is colder here than it was above the tunnels. You find many shoeprints and footprints. They must have been left by guards and the workers. ~" calcext:value-type="string">
            <text:p>@1801 = ~It is colder here than it was above the tunnels. You find many shoeprints and footprints. They must have been left by guards and the workers. ~</text:p>
          </table:table-cell>
        </table:table-row>
        <table:table-row table:style-name="ro3">
          <table:table-cell table:formula="of:=IF([$master.F264]=&quot;&quot;;&quot;&quot;;CONCATENATE(&quot;@&quot;;[$master.B264];&quot; = ~&quot;;[$master.F264];&quot;~&quot;))" office:value-type="string" office:string-value="@1802 = ~You find many shoeprints and footprints. They must have been left by guards and the workers. ~" calcext:value-type="string">
            <text:p>@1802 = ~You find many shoeprints and footprints. They must have been left by guards and the workers. ~</text:p>
          </table:table-cell>
        </table:table-row>
        <table:table-row table:style-name="ro3">
          <table:table-cell table:formula="of:=IF([$master.F265]=&quot;&quot;;&quot;&quot;;CONCATENATE(&quot;@&quot;;[$master.B265];&quot; = ~&quot;;[$master.F265];&quot;~&quot;))" office:value-type="string" office:string-value="@1803 = ~There are fewer shoeprints here. It's also more quiet. ~" calcext:value-type="string">
            <text:p>@1803 = ~There are fewer shoeprints here. It's also more quiet. ~</text:p>
          </table:table-cell>
        </table:table-row>
        <table:table-row table:style-name="ro3">
          <table:table-cell table:formula="of:=IF([$master.F266]=&quot;&quot;;&quot;&quot;;CONCATENATE(&quot;@&quot;;[$master.B266];&quot; = ~&quot;;[$master.F266];&quot;~&quot;))">
            <text:p/>
          </table:table-cell>
        </table:table-row>
        <table:table-row table:style-name="ro3">
          <table:table-cell table:formula="of:=IF([$master.F267]=&quot;&quot;;&quot;&quot;;CONCATENATE(&quot;@&quot;;[$master.B267];&quot; = ~&quot;;[$master.F267];&quot;~&quot;))">
            <text:p/>
          </table:table-cell>
        </table:table-row>
        <table:table-row table:style-name="ro3">
          <table:table-cell table:formula="of:=IF([$master.F268]=&quot;&quot;;&quot;&quot;;CONCATENATE(&quot;@&quot;;[$master.B268];&quot; = ~&quot;;[$master.F268];&quot;~&quot;))">
            <text:p/>
          </table:table-cell>
        </table:table-row>
        <table:table-row table:style-name="ro3">
          <table:table-cell table:formula="of:=IF([$master.F269]=&quot;&quot;;&quot;&quot;;CONCATENATE(&quot;@&quot;;[$master.B269];&quot; = ~&quot;;[$master.F269];&quot;~&quot;))" office:value-type="string" office:string-value="@1807 = ~Many people use this elevator. That is quite obvious. ~" calcext:value-type="string">
            <text:p>@1807 = ~Many people use this elevator. That is quite obvious. ~</text:p>
          </table:table-cell>
        </table:table-row>
        <table:table-row table:style-name="ro3">
          <table:table-cell table:formula="of:=IF([$master.F270]=&quot;&quot;;&quot;&quot;;CONCATENATE(&quot;@&quot;;[$master.B270];&quot; = ~&quot;;[$master.F270];&quot;~&quot;))">
            <text:p/>
          </table:table-cell>
        </table:table-row>
        <table:table-row table:style-name="ro3">
          <table:table-cell table:formula="of:=IF([$master.F271]=&quot;&quot;;&quot;&quot;;CONCATENATE(&quot;@&quot;;[$master.B271];&quot; = ~&quot;;[$master.F271];&quot;~&quot;))">
            <text:p/>
          </table:table-cell>
        </table:table-row>
        <table:table-row table:style-name="ro3">
          <table:table-cell table:formula="of:=IF([$master.F272]=&quot;&quot;;&quot;&quot;;CONCATENATE(&quot;@&quot;;[$master.B272];&quot; = ~&quot;;[$master.F272];&quot;~&quot;))" office:value-type="string" office:string-value="@1900 = ~There are many shoeprints in this area. Most of them belong to humans, but there are also some that may suggest... hobgoblins, or half-orcs. There's also a few gnoll pawprints. A moment later you find some dried blood suggesting the people around may have been wounded or... or might have attacked someone in this very spot. Most of the signs suggest these people are located in the north-east part of this area. ~" calcext:value-type="string">
            <text:p>@1900 = ~There are many shoeprints in this area. Most of them belong to humans, but there are also some that may suggest... hobgoblins, or half-orcs. There's also a few gnoll pawprints. A moment later you find some dried blood suggesting the people around may have been wounded or... or might have attacked someone in this very spot. Most of the signs suggest these people are located in the north-east part of this area. ~</text:p>
          </table:table-cell>
        </table:table-row>
        <table:table-row table:style-name="ro3">
          <table:table-cell table:formula="of:=IF([$master.F273]=&quot;&quot;;&quot;&quot;;CONCATENATE(&quot;@&quot;;[$master.B273];&quot; = ~&quot;;[$master.F273];&quot;~&quot;))">
            <text:p/>
          </table:table-cell>
        </table:table-row>
        <table:table-row table:style-name="ro3">
          <table:table-cell table:formula="of:=IF([$master.F274]=&quot;&quot;;&quot;&quot;;CONCATENATE(&quot;@&quot;;[$master.B274];&quot; = ~&quot;;[$master.F274];&quot;~&quot;))">
            <text:p/>
          </table:table-cell>
        </table:table-row>
        <table:table-row table:style-name="ro3">
          <table:table-cell table:formula="of:=IF([$master.F275]=&quot;&quot;;&quot;&quot;;CONCATENATE(&quot;@&quot;;[$master.B275];&quot; = ~&quot;;[$master.F275];&quot;~&quot;))">
            <text:p/>
          </table:table-cell>
        </table:table-row>
        <table:table-row table:style-name="ro3">
          <table:table-cell table:formula="of:=IF([$master.F276]=&quot;&quot;;&quot;&quot;;CONCATENATE(&quot;@&quot;;[$master.B276];&quot; = ~&quot;;[$master.F276];&quot;~&quot;))">
            <text:p/>
          </table:table-cell>
        </table:table-row>
        <table:table-row table:style-name="ro3">
          <table:table-cell table:formula="of:=IF([$master.F277]=&quot;&quot;;&quot;&quot;;CONCATENATE(&quot;@&quot;;[$master.B277];&quot; = ~&quot;;[$master.F277];&quot;~&quot;))">
            <text:p/>
          </table:table-cell>
        </table:table-row>
        <table:table-row table:style-name="ro3">
          <table:table-cell table:formula="of:=IF([$master.F278]=&quot;&quot;;&quot;&quot;;CONCATENATE(&quot;@&quot;;[$master.B278];&quot; = ~&quot;;[$master.F278];&quot;~&quot;))">
            <text:p/>
          </table:table-cell>
        </table:table-row>
        <table:table-row table:style-name="ro3">
          <table:table-cell table:formula="of:=IF([$master.F279]=&quot;&quot;;&quot;&quot;;CONCATENATE(&quot;@&quot;;[$master.B279];&quot; = ~&quot;;[$master.F279];&quot;~&quot;))">
            <text:p/>
          </table:table-cell>
        </table:table-row>
        <table:table-row table:style-name="ro3">
          <table:table-cell table:formula="of:=IF([$master.F280]=&quot;&quot;;&quot;&quot;;CONCATENATE(&quot;@&quot;;[$master.B280];&quot; = ~&quot;;[$master.F280];&quot;~&quot;))" office:value-type="string" office:string-value="@2000 = ~You find some footprints on the sand... as well as some pawprints. But if that was a wolf, it must have been quite big. There is also something strange about this marks, but... it's hard for you to tell what. ~" calcext:value-type="string">
            <text:p>@2000 = ~You find some footprints on the sand... as well as some pawprints. But if that was a wolf, it must have been quite big. There is also something strange about this marks, but... it's hard for you to tell what. ~</text:p>
          </table:table-cell>
        </table:table-row>
        <table:table-row table:style-name="ro3">
          <table:table-cell table:formula="of:=IF([$master.F281]=&quot;&quot;;&quot;&quot;;CONCATENATE(&quot;@&quot;;[$master.B281];&quot; = ~&quot;;[$master.F281];&quot;~&quot;))" office:value-type="string" office:string-value="@2001 = ~This hut smells of fish, grass and wet fur. ~" calcext:value-type="string">
            <text:p>@2001 = ~This hut smells of fish, grass and wet fur. ~</text:p>
          </table:table-cell>
        </table:table-row>
        <table:table-row table:style-name="ro3">
          <table:table-cell table:formula="of:=IF([$master.F282]=&quot;&quot;;&quot;&quot;;CONCATENATE(&quot;@&quot;;[$master.B282];&quot; = ~&quot;;[$master.F282];&quot;~&quot;))">
            <text:p/>
          </table:table-cell>
        </table:table-row>
        <table:table-row table:style-name="ro3">
          <table:table-cell table:formula="of:=IF([$master.F283]=&quot;&quot;;&quot;&quot;;CONCATENATE(&quot;@&quot;;[$master.B283];&quot; = ~&quot;;[$master.F283];&quot;~&quot;))">
            <text:p/>
          </table:table-cell>
        </table:table-row>
        <table:table-row table:style-name="ro3">
          <table:table-cell table:formula="of:=IF([$master.F284]=&quot;&quot;;&quot;&quot;;CONCATENATE(&quot;@&quot;;[$master.B284];&quot; = ~&quot;;[$master.F284];&quot;~&quot;))">
            <text:p/>
          </table:table-cell>
        </table:table-row>
        <table:table-row table:style-name="ro3">
          <table:table-cell table:formula="of:=IF([$master.F285]=&quot;&quot;;&quot;&quot;;CONCATENATE(&quot;@&quot;;[$master.B285];&quot; = ~&quot;;[$master.F285];&quot;~&quot;))">
            <text:p/>
          </table:table-cell>
        </table:table-row>
        <table:table-row table:style-name="ro3">
          <table:table-cell table:formula="of:=IF([$master.F286]=&quot;&quot;;&quot;&quot;;CONCATENATE(&quot;@&quot;;[$master.B286];&quot; = ~&quot;;[$master.F286];&quot;~&quot;))">
            <text:p/>
          </table:table-cell>
        </table:table-row>
        <table:table-row table:style-name="ro3">
          <table:table-cell table:formula="of:=IF([$master.F287]=&quot;&quot;;&quot;&quot;;CONCATENATE(&quot;@&quot;;[$master.B287];&quot; = ~&quot;;[$master.F287];&quot;~&quot;))">
            <text:p/>
          </table:table-cell>
        </table:table-row>
        <table:table-row table:style-name="ro3">
          <table:table-cell table:formula="of:=IF([$master.F288]=&quot;&quot;;&quot;&quot;;CONCATENATE(&quot;@&quot;;[$master.B288];&quot; = ~&quot;;[$master.F288];&quot;~&quot;))">
            <text:p/>
          </table:table-cell>
        </table:table-row>
        <table:table-row table:style-name="ro3">
          <table:table-cell table:formula="of:=IF([$master.F289]=&quot;&quot;;&quot;&quot;;CONCATENATE(&quot;@&quot;;[$master.B289];&quot; = ~&quot;;[$master.F289];&quot;~&quot;))">
            <text:p/>
          </table:table-cell>
        </table:table-row>
        <table:table-row table:style-name="ro3">
          <table:table-cell table:formula="of:=IF([$master.F290]=&quot;&quot;;&quot;&quot;;CONCATENATE(&quot;@&quot;;[$master.B290];&quot; = ~&quot;;[$master.F290];&quot;~&quot;))">
            <text:p/>
          </table:table-cell>
        </table:table-row>
        <table:table-row table:style-name="ro3">
          <table:table-cell table:formula="of:=IF([$master.F291]=&quot;&quot;;&quot;&quot;;CONCATENATE(&quot;@&quot;;[$master.B291];&quot; = ~&quot;;[$master.F291];&quot;~&quot;))">
            <text:p/>
          </table:table-cell>
        </table:table-row>
        <table:table-row table:style-name="ro3">
          <table:table-cell table:formula="of:=IF([$master.F292]=&quot;&quot;;&quot;&quot;;CONCATENATE(&quot;@&quot;;[$master.B292];&quot; = ~&quot;;[$master.F292];&quot;~&quot;))" office:value-type="string" office:string-value="@2012 = ~The air here is cold. You know that this place is known to the beasts that live on this island... and the pawprints you find confirm this. ~" calcext:value-type="string">
            <text:p>@2012 = ~The air here is cold. You know that this place is known to the beasts that live on this island... and the pawprints you find confirm this. ~</text:p>
          </table:table-cell>
        </table:table-row>
        <table:table-row table:style-name="ro3">
          <table:table-cell table:formula="of:=IF([$master.F293]=&quot;&quot;;&quot;&quot;;CONCATENATE(&quot;@&quot;;[$master.B293];&quot; = ~&quot;;[$master.F293];&quot;~&quot;))" office:value-type="string" office:string-value="@2100 = ~When you look around you see trees here are covered with cobwebs. There are many of them. Too many. You wouldn't be surprised if you were observed by some eight-legged arachnids, just waiting to attack you. You also find some traces that might have been left by ettercaps. ~" calcext:value-type="string">
            <text:p>@2100 = ~When you look around you see trees here are covered with cobwebs. There are many of them. Too many. You wouldn't be surprised if you were observed by some eight-legged arachnids, just waiting to attack you. You also find some traces that might have been left by ettercaps. ~</text:p>
          </table:table-cell>
        </table:table-row>
        <table:table-row table:style-name="ro3">
          <table:table-cell table:formula="of:=IF([$master.F294]=&quot;&quot;;&quot;&quot;;CONCATENATE(&quot;@&quot;;[$master.B294];&quot; = ~&quot;;[$master.F294];&quot;~&quot;))" office:value-type="string" office:string-value="@2101 = ~This place is like a sanctuary of all the arachnids in the area. You can also see bones and other remains of their victims. ~" calcext:value-type="string">
            <text:p>@2101 = ~This place is like a sanctuary of all the arachnids in the area. You can also see bones and other remains of their victims. ~</text:p>
          </table:table-cell>
        </table:table-row>
        <table:table-row table:style-name="ro3">
          <table:table-cell table:formula="of:=IF([$master.F295]=&quot;&quot;;&quot;&quot;;CONCATENATE(&quot;@&quot;;[$master.B295];&quot; = ~&quot;;[$master.F295];&quot;~&quot;))" office:value-type="string" office:string-value="@2200 = ~You find some footprints. Some are normal and some of... people much smaller than regular humans. Almost child-like. There are also signs that there are also some wolves around. And perhaps some spiders.  ~" calcext:value-type="string">
            <text:p>@2200 = ~You find some footprints. Some are normal and some of... people much smaller than regular humans. Almost child-like. There are also signs that there are also some wolves around. And perhaps some spiders. <text:s/>~</text:p>
          </table:table-cell>
        </table:table-row>
        <table:table-row table:style-name="ro3">
          <table:table-cell table:formula="of:=IF([$master.F296]=&quot;&quot;;&quot;&quot;;CONCATENATE(&quot;@&quot;;[$master.B296];&quot; = ~&quot;;[$master.F296];&quot;~&quot;))">
            <text:p/>
          </table:table-cell>
        </table:table-row>
        <table:table-row table:style-name="ro3">
          <table:table-cell table:formula="of:=IF([$master.F297]=&quot;&quot;;&quot;&quot;;CONCATENATE(&quot;@&quot;;[$master.B297];&quot; = ~&quot;;[$master.F297];&quot;~&quot;))" office:value-type="string" office:string-value="@2300 = ~There are many humanoid shoeprints around and some caravan wheel tracks. However, just outside the walls, you also find shoeprints of a different creature... a hobgoblin perhaps? ~" calcext:value-type="string">
            <text:p>@2300 = ~There are many humanoid shoeprints around and some caravan wheel tracks. However, just outside the walls, you also find shoeprints of a different creature... a hobgoblin perhaps? ~</text:p>
          </table:table-cell>
        </table:table-row>
        <table:table-row table:style-name="ro3">
          <table:table-cell table:formula="of:=IF([$master.F298]=&quot;&quot;;&quot;&quot;;CONCATENATE(&quot;@&quot;;[$master.B298];&quot; = ~&quot;;[$master.F298];&quot;~&quot;))" office:value-type="string" office:string-value="@2301 = ~This inn is enormous, much larger than Winthrop's tavern. ~" calcext:value-type="string">
            <text:p>@2301 = ~This inn is enormous, much larger than Winthrop's tavern. ~</text:p>
          </table:table-cell>
        </table:table-row>
        <table:table-row table:style-name="ro3">
          <table:table-cell table:formula="of:=IF([$master.F299]=&quot;&quot;;&quot;&quot;;CONCATENATE(&quot;@&quot;;[$master.B299];&quot; = ~&quot;;[$master.F299];&quot;~&quot;))">
            <text:p/>
          </table:table-cell>
        </table:table-row>
        <table:table-row table:style-name="ro3">
          <table:table-cell table:formula="of:=IF([$master.F300]=&quot;&quot;;&quot;&quot;;CONCATENATE(&quot;@&quot;;[$master.B300];&quot; = ~&quot;;[$master.F300];&quot;~&quot;))">
            <text:p/>
          </table:table-cell>
        </table:table-row>
        <table:table-row table:style-name="ro3">
          <table:table-cell table:formula="of:=IF([$master.F301]=&quot;&quot;;&quot;&quot;;CONCATENATE(&quot;@&quot;;[$master.B301];&quot; = ~&quot;;[$master.F301];&quot;~&quot;))" office:value-type="string" office:string-value="@2304 = ~Air inside the temple is a bit colder than it is outside.~" calcext:value-type="string">
            <text:p>@2304 = ~Air inside the temple is a bit colder than it is outside.~</text:p>
          </table:table-cell>
        </table:table-row>
        <table:table-row table:style-name="ro3">
          <table:table-cell table:formula="of:=IF([$master.F302]=&quot;&quot;;&quot;&quot;;CONCATENATE(&quot;@&quot;;[$master.B302];&quot; = ~&quot;;[$master.F302];&quot;~&quot;))">
            <text:p/>
          </table:table-cell>
        </table:table-row>
        <table:table-row table:style-name="ro3">
          <table:table-cell table:formula="of:=IF([$master.F303]=&quot;&quot;;&quot;&quot;;CONCATENATE(&quot;@&quot;;[$master.B303];&quot; = ~&quot;;[$master.F303];&quot;~&quot;))">
            <text:p/>
          </table:table-cell>
        </table:table-row>
        <table:table-row table:style-name="ro3">
          <table:table-cell table:formula="of:=IF([$master.F304]=&quot;&quot;;&quot;&quot;;CONCATENATE(&quot;@&quot;;[$master.B304];&quot; = ~&quot;;[$master.F304];&quot;~&quot;))" office:value-type="string" office:string-value="@2400 = ~You find some bat droppings and see a squirrel on one of the trees. You find footprints, but only a few. Perhaps they belong to some poacher? You also notice light reflected in a pond, deeper, behind some trees. ~" calcext:value-type="string">
            <text:p>@2400 = ~You find some bat droppings and see a squirrel on one of the trees. You find footprints, but only a few. Perhaps they belong to some poacher? You also notice light reflected in a pond, deeper, behind some trees. ~</text:p>
          </table:table-cell>
        </table:table-row>
        <table:table-row table:style-name="ro3">
          <table:table-cell table:formula="of:=IF([$master.F305]=&quot;&quot;;&quot;&quot;;CONCATENATE(&quot;@&quot;;[$master.B305];&quot; = ~&quot;;[$master.F305];&quot;~&quot;))" office:value-type="string" office:string-value="@2600 = ~You find many shoeprints left by primitive sandals used by many monks from Candlekeep. You can also hear a seagull and when you look up, that is exactly what you see. ~" calcext:value-type="string">
            <text:p>@2600 = ~You find many shoeprints left by primitive sandals used by many monks from Candlekeep. You can also hear a seagull and when you look up, that is exactly what you see. ~</text:p>
          </table:table-cell>
        </table:table-row>
        <table:table-row table:style-name="ro3">
          <table:table-cell table:formula="of:=IF([$master.F306]=&quot;&quot;;&quot;&quot;;CONCATENATE(&quot;@&quot;;[$master.B306];&quot; = ~&quot;;[$master.F306];&quot;~&quot;))">
            <text:p/>
          </table:table-cell>
        </table:table-row>
        <table:table-row table:style-name="ro3">
          <table:table-cell table:formula="of:=IF([$master.F307]=&quot;&quot;;&quot;&quot;;CONCATENATE(&quot;@&quot;;[$master.B307];&quot; = ~&quot;;[$master.F307];&quot;~&quot;))" office:value-type="string" office:string-value="@2605 = ~You can feel the smell of medicine. ~" calcext:value-type="string">
            <text:p>@2605 = ~You can feel the smell of medicine. ~</text:p>
          </table:table-cell>
        </table:table-row>
        <table:table-row table:style-name="ro3">
          <table:table-cell table:formula="of:=IF([$master.F308]=&quot;&quot;;&quot;&quot;;CONCATENATE(&quot;@&quot;;[$master.B308];&quot; = ~&quot;;[$master.F308];&quot;~&quot;))">
            <text:p/>
          </table:table-cell>
        </table:table-row>
        <table:table-row table:style-name="ro3">
          <table:table-cell table:formula="of:=IF([$master.F309]=&quot;&quot;;&quot;&quot;;CONCATENATE(&quot;@&quot;;[$master.B309];&quot; = ~&quot;;[$master.F309];&quot;~&quot;))">
            <text:p/>
          </table:table-cell>
        </table:table-row>
        <table:table-row table:style-name="ro3">
          <table:table-cell table:formula="of:=IF([$master.F310]=&quot;&quot;;&quot;&quot;;CONCATENATE(&quot;@&quot;;[$master.B310];&quot; = ~&quot;;[$master.F310];&quot;~&quot;))">
            <text:p/>
          </table:table-cell>
        </table:table-row>
        <table:table-row table:style-name="ro3">
          <table:table-cell table:formula="of:=IF([$master.F311]=&quot;&quot;;&quot;&quot;;CONCATENATE(&quot;@&quot;;[$master.B311];&quot; = ~&quot;;[$master.F311];&quot;~&quot;))">
            <text:p/>
          </table:table-cell>
        </table:table-row>
        <table:table-row table:style-name="ro3">
          <table:table-cell table:formula="of:=IF([$master.F312]=&quot;&quot;;&quot;&quot;;CONCATENATE(&quot;@&quot;;[$master.B312];&quot; = ~&quot;;[$master.F312];&quot;~&quot;))">
            <text:p/>
          </table:table-cell>
        </table:table-row>
        <table:table-row table:style-name="ro3">
          <table:table-cell table:formula="of:=IF([$master.F313]=&quot;&quot;;&quot;&quot;;CONCATENATE(&quot;@&quot;;[$master.B313];&quot; = ~&quot;;[$master.F313];&quot;~&quot;))">
            <text:p/>
          </table:table-cell>
        </table:table-row>
        <table:table-row table:style-name="ro3">
          <table:table-cell table:formula="of:=IF([$master.F314]=&quot;&quot;;&quot;&quot;;CONCATENATE(&quot;@&quot;;[$master.B314];&quot; = ~&quot;;[$master.F314];&quot;~&quot;))" office:value-type="string" office:string-value="@2612 = ~If your memory is correct, this is the level on which Gorion had his room. ~" calcext:value-type="string">
            <text:p>@2612 = ~If your memory is correct, this is the level on which Gorion had his room. ~</text:p>
          </table:table-cell>
        </table:table-row>
        <table:table-row table:style-name="ro3">
          <table:table-cell table:formula="of:=IF([$master.F315]=&quot;&quot;;&quot;&quot;;CONCATENATE(&quot;@&quot;;[$master.B315];&quot; = ~&quot;;[$master.F315];&quot;~&quot;))" office:value-type="string" office:string-value="@2613 = ~The air here is quite cold. ~" calcext:value-type="string">
            <text:p>@2613 = ~The air here is quite cold. ~</text:p>
          </table:table-cell>
        </table:table-row>
        <table:table-row table:style-name="ro3">
          <table:table-cell table:formula="of:=IF([$master.F316]=&quot;&quot;;&quot;&quot;;CONCATENATE(&quot;@&quot;;[$master.B316];&quot; = ~&quot;;[$master.F316];&quot;~&quot;))">
            <text:p/>
          </table:table-cell>
        </table:table-row>
        <table:table-row table:style-name="ro3">
          <table:table-cell table:formula="of:=IF([$master.F317]=&quot;&quot;;&quot;&quot;;CONCATENATE(&quot;@&quot;;[$master.B317];&quot; = ~&quot;;[$master.F317];&quot;~&quot;))" office:value-type="string" office:string-value="@2615 = ~You can smell death. But... it's not just the smell. You see some skeletal footprints left in the dust, and some that might have been left by other creatures. They look strange... you should be careful. You also see some cobwebs, so... there may also be some spiders around. It's hard to say if those were left by some small harvesters or giant spiders. ~" calcext:value-type="string">
            <text:p>@2615 = ~You can smell death. But... it's not just the smell. You see some skeletal footprints left in the dust, and some that might have been left by other creatures. They look strange... you should be careful. You also see some cobwebs, so... there may also be some spiders around. It's hard to say if those were left by some small harvesters or giant spiders. ~</text:p>
          </table:table-cell>
        </table:table-row>
        <table:table-row table:style-name="ro3">
          <table:table-cell table:formula="of:=IF([$master.F318]=&quot;&quot;;&quot;&quot;;CONCATENATE(&quot;@&quot;;[$master.B318];&quot; = ~&quot;;[$master.F318];&quot;~&quot;))" office:value-type="string" office:string-value="@2616 = ~There are some people inside the inn. And there is also Winthrop. You know him well enough to recognize him by smell of his clothes. They smell like the onion soup, herbs and ale.~" calcext:value-type="string">
            <text:p>@2616 = ~There are some people inside the inn. And there is also Winthrop. You know him well enough to recognize him by smell of his clothes. They smell like the onion soup, herbs and ale.~</text:p>
          </table:table-cell>
        </table:table-row>
        <table:table-row table:style-name="ro3">
          <table:table-cell table:formula="of:=IF([$master.F319]=&quot;&quot;;&quot;&quot;;CONCATENATE(&quot;@&quot;;[$master.B319];&quot; = ~&quot;;[$master.F319];&quot;~&quot;))">
            <text:p/>
          </table:table-cell>
        </table:table-row>
        <table:table-row table:style-name="ro3">
          <table:table-cell table:formula="of:=IF([$master.F320]=&quot;&quot;;&quot;&quot;;CONCATENATE(&quot;@&quot;;[$master.B320];&quot; = ~&quot;;[$master.F320];&quot;~&quot;))" office:value-type="string" office:string-value="@2618 = ~You can smell the men's sweat. ~" calcext:value-type="string">
            <text:p>@2618 = ~You can smell the men's sweat. ~</text:p>
          </table:table-cell>
        </table:table-row>
        <table:table-row table:style-name="ro3">
          <table:table-cell table:formula="of:=IF([$master.F321]=&quot;&quot;;&quot;&quot;;CONCATENATE(&quot;@&quot;;[$master.B321];&quot; = ~&quot;;[$master.F321];&quot;~&quot;))" office:value-type="string" office:string-value="@2619 = ~This place reeks of death. But not just that... you find some weird footprints that change into normal ones. There may be shapeshifters around. ~" calcext:value-type="string">
            <text:p>@2619 = ~This place reeks of death. But not just that... you find some weird footprints that change into normal ones. There may be shapeshifters around. ~</text:p>
          </table:table-cell>
        </table:table-row>
        <table:table-row table:style-name="ro3">
          <table:table-cell table:formula="of:=IF([$master.F322]=&quot;&quot;;&quot;&quot;;CONCATENATE(&quot;@&quot;;[$master.B322];&quot; = ~&quot;;[$master.F322];&quot;~&quot;))" office:value-type="string" office:string-value="@2626 = ~You find many shoeprints left by primitive sandals used by the monks from Candlekeep. You can also hear a seagull and when you look up, that is exactly what you see. However, it looks like there are also some shoeprints of men in full armor, as those prints are deeper than those of the monks., mostly because those people have more weight on them.~" calcext:value-type="string">
            <text:p>@2626 = ~You find many shoeprints left by primitive sandals used by the monks from Candlekeep. You can also hear a seagull and when you look up, that is exactly what you see. However, it looks like there are also some shoeprints of men in full armor, as those prints are deeper than those of the monks., mostly because those people have more weight on them.~</text:p>
          </table:table-cell>
        </table:table-row>
        <table:table-row table:style-name="ro3">
          <table:table-cell table:formula="of:=IF([$master.F323]=&quot;&quot;;&quot;&quot;;CONCATENATE(&quot;@&quot;;[$master.B323];&quot; = ~&quot;;[$master.F323];&quot;~&quot;))">
            <text:p/>
          </table:table-cell>
        </table:table-row>
        <table:table-row table:style-name="ro3">
          <table:table-cell table:formula="of:=IF([$master.F324]=&quot;&quot;;&quot;&quot;;CONCATENATE(&quot;@&quot;;[$master.B324];&quot; = ~&quot;;[$master.F324];&quot;~&quot;))">
            <text:p/>
          </table:table-cell>
        </table:table-row>
        <table:table-row table:style-name="ro3">
          <table:table-cell table:formula="of:=IF([$master.F325]=&quot;&quot;;&quot;&quot;;CONCATENATE(&quot;@&quot;;[$master.B325];&quot; = ~&quot;;[$master.F325];&quot;~&quot;))">
            <text:p/>
          </table:table-cell>
        </table:table-row>
        <table:table-row table:style-name="ro3">
          <table:table-cell table:formula="of:=IF([$master.F326]=&quot;&quot;;&quot;&quot;;CONCATENATE(&quot;@&quot;;[$master.B326];&quot; = ~&quot;;[$master.F326];&quot;~&quot;))">
            <text:p/>
          </table:table-cell>
        </table:table-row>
        <table:table-row table:style-name="ro3">
          <table:table-cell table:formula="of:=IF([$master.F327]=&quot;&quot;;&quot;&quot;;CONCATENATE(&quot;@&quot;;[$master.B327];&quot; = ~&quot;;[$master.F327];&quot;~&quot;))">
            <text:p/>
          </table:table-cell>
        </table:table-row>
        <table:table-row table:style-name="ro3">
          <table:table-cell table:formula="of:=IF([$master.F328]=&quot;&quot;;&quot;&quot;;CONCATENATE(&quot;@&quot;;[$master.B328];&quot; = ~&quot;;[$master.F328];&quot;~&quot;))">
            <text:p/>
          </table:table-cell>
        </table:table-row>
        <table:table-row table:style-name="ro3">
          <table:table-cell table:formula="of:=IF([$master.F329]=&quot;&quot;;&quot;&quot;;CONCATENATE(&quot;@&quot;;[$master.B329];&quot; = ~&quot;;[$master.F329];&quot;~&quot;))" office:value-type="string" office:string-value="@2633 = ~You feel the smell of medicine and alcohol in here.~" calcext:value-type="string">
            <text:p>@2633 = ~You feel the smell of medicine and alcohol in here.~</text:p>
          </table:table-cell>
        </table:table-row>
        <table:table-row table:style-name="ro3">
          <table:table-cell table:formula="of:=IF([$master.F330]=&quot;&quot;;&quot;&quot;;CONCATENATE(&quot;@&quot;;[$master.B330];&quot; = ~&quot;;[$master.F330];&quot;~&quot;))" office:value-type="string" office:string-value="@2643 = ~This place smells of rats. ~" calcext:value-type="string">
            <text:p>@2643 = ~This place smells of rats. ~</text:p>
          </table:table-cell>
        </table:table-row>
        <table:table-row table:style-name="ro3">
          <table:table-cell table:formula="of:=IF([$master.F331]=&quot;&quot;;&quot;&quot;;CONCATENATE(&quot;@&quot;;[$master.B331];&quot; = ~&quot;;[$master.F331];&quot;~&quot;))" office:value-type="string" office:string-value="@2700 = ~You find some shoeprints here, as well as prints of some wild animals. Most likely wolves. ~" calcext:value-type="string">
            <text:p>@2700 = ~You find some shoeprints here, as well as prints of some wild animals. Most likely wolves. ~</text:p>
          </table:table-cell>
        </table:table-row>
        <table:table-row table:style-name="ro3">
          <table:table-cell table:formula="of:=IF([$master.F332]=&quot;&quot;;&quot;&quot;;CONCATENATE(&quot;@&quot;;[$master.B332];&quot; = ~&quot;;[$master.F332];&quot;~&quot;))" office:value-type="string" office:string-value="@2800 = ~There are many shoeprints in the area. Some of them belong to human. You find some dried blood, so someone got hurt during the travel or... perhaps he or she was attacked by bandits? You also find some other marks that suggest activity of some other small creatures. ~" calcext:value-type="string">
            <text:p>@2800 = ~There are many shoeprints in the area. Some of them belong to human. You find some dried blood, so someone got hurt during the travel or... perhaps he or she was attacked by bandits? You also find some other marks that suggest activity of some other small creatures. ~</text:p>
          </table:table-cell>
        </table:table-row>
        <table:table-row table:style-name="ro3">
          <table:table-cell table:formula="of:=IF([$master.F333]=&quot;&quot;;&quot;&quot;;CONCATENATE(&quot;@&quot;;[$master.B333];&quot; = ~&quot;;[$master.F333];&quot;~&quot;))" office:value-type="string" office:string-value="@2900 = ~You find signs of activity of many wild animals... However, you also find few a shoeprints that lead to north-east part of this area. They might have belonged to a man.~" calcext:value-type="string">
            <text:p>@2900 = ~You find signs of activity of many wild animals... However, you also find few a shoeprints that lead to north-east part of this area. They might have belonged to a man.~</text:p>
          </table:table-cell>
        </table:table-row>
        <table:table-row table:style-name="ro3">
          <table:table-cell table:formula="of:=IF([$master.F334]=&quot;&quot;;&quot;&quot;;CONCATENATE(&quot;@&quot;;[$master.B334];&quot; = ~&quot;;[$master.F334];&quot;~&quot;))" office:value-type="string" office:string-value="@3000 = ~You find many cobwebs and a skeleton of a bat that must have fallen into a deadly trap. You also find some footprints, but... interestingly, they do not look like these people were carrying much. The prints are quite shallow. ~" calcext:value-type="string">
            <text:p>@3000 = ~You find many cobwebs and a skeleton of a bat that must have fallen into a deadly trap. You also find some footprints, but... interestingly, they do not look like these people were carrying much. The prints are quite shallow. ~</text:p>
          </table:table-cell>
        </table:table-row>
        <table:table-row table:style-name="ro3">
          <table:table-cell table:formula="of:=IF([$master.F335]=&quot;&quot;;&quot;&quot;;CONCATENATE(&quot;@&quot;;[$master.B335];&quot; = ~&quot;;[$master.F335];&quot;~&quot;))" office:value-type="string" office:string-value="@3100 = ~You find footprints of many giant humanoids. Ogre. Ogrillons. Perhaps some half-ogres. There are also some that might have belonged to humans or other not-so-giant humanoids, but there aren't many of those. Perhaps they were left by a hunter or... a fisherman? You can see the sea on the horizon, after all, it could be tempting for those that like fishing or earn gold by providing such &quot;scaled goods&quot;. ~" calcext:value-type="string">
            <text:p>@3100 = ~You find footprints of many giant humanoids. Ogre. Ogrillons. Perhaps some half-ogres. There are also some that might have belonged to humans or other not-so-giant humanoids, but there aren't many of those. Perhaps they were left by a hunter or... a fisherman? You can see the sea on the horizon, after all, it could be tempting for those that like fishing or earn gold by providing such "scaled goods". ~</text:p>
          </table:table-cell>
        </table:table-row>
        <table:table-row table:style-name="ro3">
          <table:table-cell table:formula="of:=IF([$master.F336]=&quot;&quot;;&quot;&quot;;CONCATENATE(&quot;@&quot;;[$master.B336];&quot; = ~&quot;;[$master.F336];&quot;~&quot;))" office:value-type="string" office:string-value="@3200 = ~You find many footprints here. Some that could belong to men and women from the nearby settlement, some that could belong to gnolls... but you also see some cobwebs and a skull, so... who knows what you may encounter here. However, between the trees, you also notice some sort of building. Some of the human shoeprints lead in that direction. ~" calcext:value-type="string">
            <text:p>@3200 = ~You find many footprints here. Some that could belong to men and women from the nearby settlement, some that could belong to gnolls... but you also see some cobwebs and a skull, so... who knows what you may encounter here. However, between the trees, you also notice some sort of building. Some of the human shoeprints lead in that direction. ~</text:p>
          </table:table-cell>
        </table:table-row>
        <table:table-row table:style-name="ro3">
          <table:table-cell table:formula="of:=IF([$master.F337]=&quot;&quot;;&quot;&quot;;CONCATENATE(&quot;@&quot;;[$master.B337];&quot; = ~&quot;;[$master.F337];&quot;~&quot;))">
            <text:p/>
          </table:table-cell>
        </table:table-row>
        <table:table-row table:style-name="ro3">
          <table:table-cell table:formula="of:=IF([$master.F338]=&quot;&quot;;&quot;&quot;;CONCATENATE(&quot;@&quot;;[$master.B338];&quot; = ~&quot;;[$master.F338];&quot;~&quot;))" office:value-type="string" office:string-value="@3202 = ~You hear a strange buzzing coming from the building's heart. ~" calcext:value-type="string">
            <text:p>@3202 = ~You hear a strange buzzing coming from the building's heart. ~</text:p>
          </table:table-cell>
        </table:table-row>
        <table:table-row table:style-name="ro3">
          <table:table-cell table:formula="of:=IF([$master.F339]=&quot;&quot;;&quot;&quot;;CONCATENATE(&quot;@&quot;;[$master.B339];&quot; = ~&quot;;[$master.F339];&quot;~&quot;))" office:value-type="string" office:string-value="@3300 = ~You find many shoeprints that could have been left by men and women of many different races. You also find some marks that could have been made by horses, cows, chickens. ~" calcext:value-type="string">
            <text:p>@3300 = ~You find many shoeprints that could have been left by men and women of many different races. You also find some marks that could have been made by horses, cows, chickens. ~</text:p>
          </table:table-cell>
        </table:table-row>
        <table:table-row table:style-name="ro3">
          <table:table-cell table:formula="of:=IF([$master.F340]=&quot;&quot;;&quot;&quot;;CONCATENATE(&quot;@&quot;;[$master.B340];&quot; = ~&quot;;[$master.F340];&quot;~&quot;))" office:value-type="string" office:string-value="@3301 = ~This place has a scent of fire and metal.~" calcext:value-type="string">
            <text:p>@3301 = ~This place has a scent of fire and metal.~</text:p>
          </table:table-cell>
        </table:table-row>
        <table:table-row table:style-name="ro3">
          <table:table-cell table:formula="of:=IF([$master.F341]=&quot;&quot;;&quot;&quot;;CONCATENATE(&quot;@&quot;;[$master.B341];&quot; = ~&quot;;[$master.F341];&quot;~&quot;))">
            <text:p/>
          </table:table-cell>
        </table:table-row>
        <table:table-row table:style-name="ro3">
          <table:table-cell table:formula="of:=IF([$master.F342]=&quot;&quot;;&quot;&quot;;CONCATENATE(&quot;@&quot;;[$master.B342];&quot; = ~&quot;;[$master.F342];&quot;~&quot;))" office:value-type="string" office:string-value="@3303 = ~You see a solitary shoe in the corner. It may be lonely. ~" calcext:value-type="string">
            <text:p>@3303 = ~You see a solitary shoe in the corner. It may be lonely. ~</text:p>
          </table:table-cell>
        </table:table-row>
        <table:table-row table:style-name="ro3">
          <table:table-cell table:formula="of:=IF([$master.F343]=&quot;&quot;;&quot;&quot;;CONCATENATE(&quot;@&quot;;[$master.B343];&quot; = ~&quot;;[$master.F343];&quot;~&quot;))" office:value-type="string" office:string-value="@3304 = ~The Jovial Juggler sure welcomes all sorts of customers. The air is filled with the smell of wine, perfume, sweat and food. ~" calcext:value-type="string">
            <text:p>@3304 = ~The Jovial Juggler sure welcomes all sorts of customers. The air is filled with the smell of wine, perfume, sweat and food. ~</text:p>
          </table:table-cell>
        </table:table-row>
        <table:table-row table:style-name="ro3">
          <table:table-cell table:formula="of:=IF([$master.F344]=&quot;&quot;;&quot;&quot;;CONCATENATE(&quot;@&quot;;[$master.B344];&quot; = ~&quot;;[$master.F344];&quot;~&quot;))">
            <text:p/>
          </table:table-cell>
        </table:table-row>
        <table:table-row table:style-name="ro3">
          <table:table-cell table:formula="of:=IF([$master.F345]=&quot;&quot;;&quot;&quot;;CONCATENATE(&quot;@&quot;;[$master.B345];&quot; = ~&quot;;[$master.F345];&quot;~&quot;))">
            <text:p/>
          </table:table-cell>
        </table:table-row>
        <table:table-row table:style-name="ro3">
          <table:table-cell table:formula="of:=IF([$master.F346]=&quot;&quot;;&quot;&quot;;CONCATENATE(&quot;@&quot;;[$master.B346];&quot; = ~&quot;;[$master.F346];&quot;~&quot;))" office:value-type="string" office:string-value="@3307 = ~You can smell wine. Mostly wine. ~" calcext:value-type="string">
            <text:p>@3307 = ~You can smell wine. Mostly wine. ~</text:p>
          </table:table-cell>
        </table:table-row>
        <table:table-row table:style-name="ro3">
          <table:table-cell table:formula="of:=IF([$master.F347]=&quot;&quot;;&quot;&quot;;CONCATENATE(&quot;@&quot;;[$master.B347];&quot; = ~&quot;;[$master.F347];&quot;~&quot;))">
            <text:p/>
          </table:table-cell>
        </table:table-row>
        <table:table-row table:style-name="ro3">
          <table:table-cell table:formula="of:=IF([$master.F348]=&quot;&quot;;&quot;&quot;;CONCATENATE(&quot;@&quot;;[$master.B348];&quot; = ~&quot;;[$master.F348];&quot;~&quot;))">
            <text:p/>
          </table:table-cell>
        </table:table-row>
        <table:table-row table:style-name="ro3">
          <table:table-cell table:formula="of:=IF([$master.F349]=&quot;&quot;;&quot;&quot;;CONCATENATE(&quot;@&quot;;[$master.B349];&quot; = ~&quot;;[$master.F349];&quot;~&quot;))">
            <text:p/>
          </table:table-cell>
        </table:table-row>
        <table:table-row table:style-name="ro3">
          <table:table-cell table:formula="of:=IF([$master.F350]=&quot;&quot;;&quot;&quot;;CONCATENATE(&quot;@&quot;;[$master.B350];&quot; = ~&quot;;[$master.F350];&quot;~&quot;))">
            <text:p/>
          </table:table-cell>
        </table:table-row>
        <table:table-row table:style-name="ro3">
          <table:table-cell table:formula="of:=IF([$master.F351]=&quot;&quot;;&quot;&quot;;CONCATENATE(&quot;@&quot;;[$master.B351];&quot; = ~&quot;;[$master.F351];&quot;~&quot;))">
            <text:p/>
          </table:table-cell>
        </table:table-row>
        <table:table-row table:style-name="ro3">
          <table:table-cell table:formula="of:=IF([$master.F352]=&quot;&quot;;&quot;&quot;;CONCATENATE(&quot;@&quot;;[$master.B352];&quot; = ~&quot;;[$master.F352];&quot;~&quot;))">
            <text:p/>
          </table:table-cell>
        </table:table-row>
        <table:table-row table:style-name="ro3">
          <table:table-cell table:formula="of:=IF([$master.F353]=&quot;&quot;;&quot;&quot;;CONCATENATE(&quot;@&quot;;[$master.B353];&quot; = ~&quot;;[$master.F353];&quot;~&quot;))">
            <text:p/>
          </table:table-cell>
        </table:table-row>
        <table:table-row table:style-name="ro3">
          <table:table-cell table:formula="of:=IF([$master.F354]=&quot;&quot;;&quot;&quot;;CONCATENATE(&quot;@&quot;;[$master.B354];&quot; = ~&quot;;[$master.F354];&quot;~&quot;))" office:value-type="string" office:string-value="@3315 = ~This house's furniture is covered by spider webs. ~" calcext:value-type="string">
            <text:p>@3315 = ~This house's furniture is covered by spider webs. ~</text:p>
          </table:table-cell>
        </table:table-row>
        <table:table-row table:style-name="ro3">
          <table:table-cell table:formula="of:=IF([$master.F355]=&quot;&quot;;&quot;&quot;;CONCATENATE(&quot;@&quot;;[$master.B355];&quot; = ~&quot;;[$master.F355];&quot;~&quot;))">
            <text:p/>
          </table:table-cell>
        </table:table-row>
        <table:table-row table:style-name="ro3">
          <table:table-cell table:formula="of:=IF([$master.F356]=&quot;&quot;;&quot;&quot;;CONCATENATE(&quot;@&quot;;[$master.B356];&quot; = ~&quot;;[$master.F356];&quot;~&quot;))">
            <text:p/>
          </table:table-cell>
        </table:table-row>
        <table:table-row table:style-name="ro3">
          <table:table-cell table:formula="of:=IF([$master.F357]=&quot;&quot;;&quot;&quot;;CONCATENATE(&quot;@&quot;;[$master.B357];&quot; = ~&quot;;[$master.F357];&quot;~&quot;))">
            <text:p/>
          </table:table-cell>
        </table:table-row>
        <table:table-row table:style-name="ro3">
          <table:table-cell table:formula="of:=IF([$master.F358]=&quot;&quot;;&quot;&quot;;CONCATENATE(&quot;@&quot;;[$master.B358];&quot; = ~&quot;;[$master.F358];&quot;~&quot;))">
            <text:p/>
          </table:table-cell>
        </table:table-row>
        <table:table-row table:style-name="ro3">
          <table:table-cell table:formula="of:=IF([$master.F359]=&quot;&quot;;&quot;&quot;;CONCATENATE(&quot;@&quot;;[$master.B359];&quot; = ~&quot;;[$master.F359];&quot;~&quot;))">
            <text:p/>
          </table:table-cell>
        </table:table-row>
        <table:table-row table:style-name="ro3">
          <table:table-cell table:formula="of:=IF([$master.F360]=&quot;&quot;;&quot;&quot;;CONCATENATE(&quot;@&quot;;[$master.B360];&quot; = ~&quot;;[$master.F360];&quot;~&quot;))">
            <text:p/>
          </table:table-cell>
        </table:table-row>
        <table:table-row table:style-name="ro3">
          <table:table-cell table:formula="of:=IF([$master.F361]=&quot;&quot;;&quot;&quot;;CONCATENATE(&quot;@&quot;;[$master.B361];&quot; = ~&quot;;[$master.F361];&quot;~&quot;))">
            <text:p/>
          </table:table-cell>
        </table:table-row>
        <table:table-row table:style-name="ro3">
          <table:table-cell table:formula="of:=IF([$master.F362]=&quot;&quot;;&quot;&quot;;CONCATENATE(&quot;@&quot;;[$master.B362];&quot; = ~&quot;;[$master.F362];&quot;~&quot;))">
            <text:p/>
          </table:table-cell>
        </table:table-row>
        <table:table-row table:style-name="ro3">
          <table:table-cell table:formula="of:=IF([$master.F363]=&quot;&quot;;&quot;&quot;;CONCATENATE(&quot;@&quot;;[$master.B363];&quot; = ~&quot;;[$master.F363];&quot;~&quot;))">
            <text:p/>
          </table:table-cell>
        </table:table-row>
        <table:table-row table:style-name="ro3">
          <table:table-cell table:formula="of:=IF([$master.F364]=&quot;&quot;;&quot;&quot;;CONCATENATE(&quot;@&quot;;[$master.B364];&quot; = ~&quot;;[$master.F364];&quot;~&quot;))">
            <text:p/>
          </table:table-cell>
        </table:table-row>
        <table:table-row table:style-name="ro3">
          <table:table-cell table:formula="of:=IF([$master.F365]=&quot;&quot;;&quot;&quot;;CONCATENATE(&quot;@&quot;;[$master.B365];&quot; = ~&quot;;[$master.F365];&quot;~&quot;))">
            <text:p/>
          </table:table-cell>
        </table:table-row>
        <table:table-row table:style-name="ro3">
          <table:table-cell table:formula="of:=IF([$master.F366]=&quot;&quot;;&quot;&quot;;CONCATENATE(&quot;@&quot;;[$master.B366];&quot; = ~&quot;;[$master.F366];&quot;~&quot;))">
            <text:p/>
          </table:table-cell>
        </table:table-row>
        <table:table-row table:style-name="ro3">
          <table:table-cell table:formula="of:=IF([$master.F367]=&quot;&quot;;&quot;&quot;;CONCATENATE(&quot;@&quot;;[$master.B367];&quot; = ~&quot;;[$master.F367];&quot;~&quot;))">
            <text:p/>
          </table:table-cell>
        </table:table-row>
        <table:table-row table:style-name="ro3">
          <table:table-cell table:formula="of:=IF([$master.F368]=&quot;&quot;;&quot;&quot;;CONCATENATE(&quot;@&quot;;[$master.B368];&quot; = ~&quot;;[$master.F368];&quot;~&quot;))">
            <text:p/>
          </table:table-cell>
        </table:table-row>
        <table:table-row table:style-name="ro3">
          <table:table-cell table:formula="of:=IF([$master.F369]=&quot;&quot;;&quot;&quot;;CONCATENATE(&quot;@&quot;;[$master.B369];&quot; = ~&quot;;[$master.F369];&quot;~&quot;))">
            <text:p/>
          </table:table-cell>
        </table:table-row>
        <table:table-row table:style-name="ro3">
          <table:table-cell table:formula="of:=IF([$master.F370]=&quot;&quot;;&quot;&quot;;CONCATENATE(&quot;@&quot;;[$master.B370];&quot; = ~&quot;;[$master.F370];&quot;~&quot;))">
            <text:p/>
          </table:table-cell>
        </table:table-row>
        <table:table-row table:style-name="ro3">
          <table:table-cell table:formula="of:=IF([$master.F371]=&quot;&quot;;&quot;&quot;;CONCATENATE(&quot;@&quot;;[$master.B371];&quot; = ~&quot;;[$master.F371];&quot;~&quot;))">
            <text:p/>
          </table:table-cell>
        </table:table-row>
        <table:table-row table:style-name="ro3">
          <table:table-cell table:formula="of:=IF([$master.F372]=&quot;&quot;;&quot;&quot;;CONCATENATE(&quot;@&quot;;[$master.B372];&quot; = ~&quot;;[$master.F372];&quot;~&quot;))">
            <text:p/>
          </table:table-cell>
        </table:table-row>
        <table:table-row table:style-name="ro3">
          <table:table-cell table:formula="of:=IF([$master.F373]=&quot;&quot;;&quot;&quot;;CONCATENATE(&quot;@&quot;;[$master.B373];&quot; = ~&quot;;[$master.F373];&quot;~&quot;))">
            <text:p/>
          </table:table-cell>
        </table:table-row>
        <table:table-row table:style-name="ro3">
          <table:table-cell table:formula="of:=IF([$master.F374]=&quot;&quot;;&quot;&quot;;CONCATENATE(&quot;@&quot;;[$master.B374];&quot; = ~&quot;;[$master.F374];&quot;~&quot;))">
            <text:p/>
          </table:table-cell>
        </table:table-row>
        <table:table-row table:style-name="ro3">
          <table:table-cell table:formula="of:=IF([$master.F375]=&quot;&quot;;&quot;&quot;;CONCATENATE(&quot;@&quot;;[$master.B375];&quot; = ~&quot;;[$master.F375];&quot;~&quot;))">
            <text:p/>
          </table:table-cell>
        </table:table-row>
        <table:table-row table:style-name="ro3">
          <table:table-cell table:formula="of:=IF([$master.F376]=&quot;&quot;;&quot;&quot;;CONCATENATE(&quot;@&quot;;[$master.B376];&quot; = ~&quot;;[$master.F376];&quot;~&quot;))">
            <text:p/>
          </table:table-cell>
        </table:table-row>
        <table:table-row table:style-name="ro3">
          <table:table-cell table:formula="of:=IF([$master.F377]=&quot;&quot;;&quot;&quot;;CONCATENATE(&quot;@&quot;;[$master.B377];&quot; = ~&quot;;[$master.F377];&quot;~&quot;))">
            <text:p/>
          </table:table-cell>
        </table:table-row>
        <table:table-row table:style-name="ro3">
          <table:table-cell table:formula="of:=IF([$master.F378]=&quot;&quot;;&quot;&quot;;CONCATENATE(&quot;@&quot;;[$master.B378];&quot; = ~&quot;;[$master.F378];&quot;~&quot;))">
            <text:p/>
          </table:table-cell>
        </table:table-row>
        <table:table-row table:style-name="ro3">
          <table:table-cell table:formula="of:=IF([$master.F379]=&quot;&quot;;&quot;&quot;;CONCATENATE(&quot;@&quot;;[$master.B379];&quot; = ~&quot;;[$master.F379];&quot;~&quot;))">
            <text:p/>
          </table:table-cell>
        </table:table-row>
        <table:table-row table:style-name="ro3">
          <table:table-cell table:formula="of:=IF([$master.F380]=&quot;&quot;;&quot;&quot;;CONCATENATE(&quot;@&quot;;[$master.B380];&quot; = ~&quot;;[$master.F380];&quot;~&quot;))">
            <text:p/>
          </table:table-cell>
        </table:table-row>
        <table:table-row table:style-name="ro3">
          <table:table-cell table:formula="of:=IF([$master.F381]=&quot;&quot;;&quot;&quot;;CONCATENATE(&quot;@&quot;;[$master.B381];&quot; = ~&quot;;[$master.F381];&quot;~&quot;))">
            <text:p/>
          </table:table-cell>
        </table:table-row>
        <table:table-row table:style-name="ro3">
          <table:table-cell table:formula="of:=IF([$master.F382]=&quot;&quot;;&quot;&quot;;CONCATENATE(&quot;@&quot;;[$master.B382];&quot; = ~&quot;;[$master.F382];&quot;~&quot;))">
            <text:p/>
          </table:table-cell>
        </table:table-row>
        <table:table-row table:style-name="ro3">
          <table:table-cell table:formula="of:=IF([$master.F383]=&quot;&quot;;&quot;&quot;;CONCATENATE(&quot;@&quot;;[$master.B383];&quot; = ~&quot;;[$master.F383];&quot;~&quot;))">
            <text:p/>
          </table:table-cell>
        </table:table-row>
        <table:table-row table:style-name="ro3">
          <table:table-cell table:formula="of:=IF([$master.F384]=&quot;&quot;;&quot;&quot;;CONCATENATE(&quot;@&quot;;[$master.B384];&quot; = ~&quot;;[$master.F384];&quot;~&quot;))">
            <text:p/>
          </table:table-cell>
        </table:table-row>
        <table:table-row table:style-name="ro3">
          <table:table-cell table:formula="of:=IF([$master.F385]=&quot;&quot;;&quot;&quot;;CONCATENATE(&quot;@&quot;;[$master.B385];&quot; = ~&quot;;[$master.F385];&quot;~&quot;))">
            <text:p/>
          </table:table-cell>
        </table:table-row>
        <table:table-row table:style-name="ro3">
          <table:table-cell table:formula="of:=IF([$master.F386]=&quot;&quot;;&quot;&quot;;CONCATENATE(&quot;@&quot;;[$master.B386];&quot; = ~&quot;;[$master.F386];&quot;~&quot;))">
            <text:p/>
          </table:table-cell>
        </table:table-row>
        <table:table-row table:style-name="ro3">
          <table:table-cell table:formula="of:=IF([$master.F387]=&quot;&quot;;&quot;&quot;;CONCATENATE(&quot;@&quot;;[$master.B387];&quot; = ~&quot;;[$master.F387];&quot;~&quot;))">
            <text:p/>
          </table:table-cell>
        </table:table-row>
        <table:table-row table:style-name="ro3">
          <table:table-cell table:formula="of:=IF([$master.F388]=&quot;&quot;;&quot;&quot;;CONCATENATE(&quot;@&quot;;[$master.B388];&quot; = ~&quot;;[$master.F388];&quot;~&quot;))">
            <text:p/>
          </table:table-cell>
        </table:table-row>
        <table:table-row table:style-name="ro3">
          <table:table-cell table:formula="of:=IF([$master.F389]=&quot;&quot;;&quot;&quot;;CONCATENATE(&quot;@&quot;;[$master.B389];&quot; = ~&quot;;[$master.F389];&quot;~&quot;))">
            <text:p/>
          </table:table-cell>
        </table:table-row>
        <table:table-row table:style-name="ro3">
          <table:table-cell table:formula="of:=IF([$master.F390]=&quot;&quot;;&quot;&quot;;CONCATENATE(&quot;@&quot;;[$master.B390];&quot; = ~&quot;;[$master.F390];&quot;~&quot;))" office:value-type="string" office:string-value="@3351 = ~Someone must have ordered some roasted chicken as the smell permeates the space.~" calcext:value-type="string">
            <text:p>@3351 = ~Someone must have ordered some roasted chicken as the smell permeates the space.~</text:p>
          </table:table-cell>
        </table:table-row>
        <table:table-row table:style-name="ro3">
          <table:table-cell table:formula="of:=IF([$master.F391]=&quot;&quot;;&quot;&quot;;CONCATENATE(&quot;@&quot;;[$master.B391];&quot; = ~&quot;;[$master.F391];&quot;~&quot;))" office:value-type="string" office:string-value="@3352 = ~You smell some perfume and some roasted chicken from the room below.~" calcext:value-type="string">
            <text:p>@3352 = ~You smell some perfume and some roasted chicken from the room below.~</text:p>
          </table:table-cell>
        </table:table-row>
        <table:table-row table:style-name="ro3">
          <table:table-cell table:formula="of:=IF([$master.F392]=&quot;&quot;;&quot;&quot;;CONCATENATE(&quot;@&quot;;[$master.B392];&quot; = ~&quot;;[$master.F392];&quot;~&quot;))" office:value-type="string" office:string-value="@3353 = ~You smell gold. No, actually, it may be the smell of work. ~" calcext:value-type="string">
            <text:p>@3353 = ~You smell gold. No, actually, it may be the smell of work. ~</text:p>
          </table:table-cell>
        </table:table-row>
        <table:table-row table:style-name="ro3">
          <table:table-cell table:formula="of:=IF([$master.F393]=&quot;&quot;;&quot;&quot;;CONCATENATE(&quot;@&quot;;[$master.B393];&quot; = ~&quot;;[$master.F393];&quot;~&quot;))">
            <text:p/>
          </table:table-cell>
        </table:table-row>
        <table:table-row table:style-name="ro3">
          <table:table-cell table:formula="of:=IF([$master.F394]=&quot;&quot;;&quot;&quot;;CONCATENATE(&quot;@&quot;;[$master.B394];&quot; = ~&quot;;[$master.F394];&quot;~&quot;))">
            <text:p/>
          </table:table-cell>
        </table:table-row>
        <table:table-row table:style-name="ro3">
          <table:table-cell table:formula="of:=IF([$master.F395]=&quot;&quot;;&quot;&quot;;CONCATENATE(&quot;@&quot;;[$master.B395];&quot; = ~&quot;;[$master.F395];&quot;~&quot;))">
            <text:p/>
          </table:table-cell>
        </table:table-row>
        <table:table-row table:style-name="ro3">
          <table:table-cell table:formula="of:=IF([$master.F396]=&quot;&quot;;&quot;&quot;;CONCATENATE(&quot;@&quot;;[$master.B396];&quot; = ~&quot;;[$master.F396];&quot;~&quot;))">
            <text:p/>
          </table:table-cell>
        </table:table-row>
        <table:table-row table:style-name="ro3">
          <table:table-cell table:formula="of:=IF([$master.F397]=&quot;&quot;;&quot;&quot;;CONCATENATE(&quot;@&quot;;[$master.B397];&quot; = ~&quot;;[$master.F397];&quot;~&quot;))" office:value-type="string" office:string-value="@3400 = ~You admire the Beregost Temple, as it may be the biggest object in the area. You find shoeprints of human and some animals that may be roaming near by the temple. ~" calcext:value-type="string">
            <text:p>@3400 = ~You admire the Beregost Temple, as it may be the biggest object in the area. You find shoeprints of human and some animals that may be roaming near by the temple. ~</text:p>
          </table:table-cell>
        </table:table-row>
        <table:table-row table:style-name="ro3">
          <table:table-cell table:formula="of:=IF([$master.F398]=&quot;&quot;;&quot;&quot;;CONCATENATE(&quot;@&quot;;[$master.B398];&quot; = ~&quot;;[$master.F398];&quot;~&quot;))">
            <text:p/>
          </table:table-cell>
        </table:table-row>
        <table:table-row table:style-name="ro3">
          <table:table-cell table:formula="of:=IF([$master.F399]=&quot;&quot;;&quot;&quot;;CONCATENATE(&quot;@&quot;;[$master.B399];&quot; = ~&quot;;[$master.F399];&quot;~&quot;))" office:value-type="string" office:string-value="@3402 = ~You smell incense. ~" calcext:value-type="string">
            <text:p>@3402 = ~You smell incense. ~</text:p>
          </table:table-cell>
        </table:table-row>
        <table:table-row table:style-name="ro3">
          <table:table-cell table:formula="of:=IF([$master.F400]=&quot;&quot;;&quot;&quot;;CONCATENATE(&quot;@&quot;;[$master.B400];&quot; = ~&quot;;[$master.F400];&quot;~&quot;))" office:value-type="string" office:string-value="@3500 = ~You find some shoeprints, but... also some other prints, that might have belonged to something like a really big lizard. Or something else, but it was clearly moving on more than four feet.~" calcext:value-type="string">
            <text:p>@3500 = ~You find some shoeprints, but... also some other prints, that might have belonged to something like a really big lizard. Or something else, but it was clearly moving on more than four feet.~</text:p>
          </table:table-cell>
        </table:table-row>
        <table:table-row table:style-name="ro3">
          <table:table-cell table:formula="of:=IF([$master.F401]=&quot;&quot;;&quot;&quot;;CONCATENATE(&quot;@&quot;;[$master.B401];&quot; = ~&quot;;[$master.F401];&quot;~&quot;))" office:value-type="string" office:string-value="@3600 = ~The air here is cold and salty. You find some humanoid footprints. Some are small and petite and slim. Some of them lead in the direction of the local beach. ~" calcext:value-type="string">
            <text:p>@3600 = ~The air here is cold and salty. You find some humanoid footprints. Some are small and petite and slim. Some of them lead in the direction of the local beach. ~</text:p>
          </table:table-cell>
        </table:table-row>
        <table:table-row table:style-name="ro3">
          <table:table-cell table:formula="of:=IF([$master.F402]=&quot;&quot;;&quot;&quot;;CONCATENATE(&quot;@&quot;;[$master.B402];&quot; = ~&quot;;[$master.F402];&quot;~&quot;))" office:value-type="string" office:string-value="@3601 = ~There are some large creatures roaming this place.~" calcext:value-type="string">
            <text:p>@3601 = ~There are some large creatures roaming this place.~</text:p>
          </table:table-cell>
        </table:table-row>
        <table:table-row table:style-name="ro3">
          <table:table-cell table:formula="of:=IF([$master.F403]=&quot;&quot;;&quot;&quot;;CONCATENATE(&quot;@&quot;;[$master.B403];&quot; = ~&quot;;[$master.F403];&quot;~&quot;))" office:value-type="string" office:string-value="@3700 = ~You find signs of skeleton activity in the area: skeletal footprints and the smell of death. However, you also find... chicken droppings. That's quite... unusual. ~" calcext:value-type="string">
            <text:p>@3700 = ~You find signs of skeleton activity in the area: skeletal footprints and the smell of death. However, you also find... chicken droppings. That's quite... unusual. ~</text:p>
          </table:table-cell>
        </table:table-row>
        <table:table-row table:style-name="ro3">
          <table:table-cell table:formula="of:=IF([$master.F404]=&quot;&quot;;&quot;&quot;;CONCATENATE(&quot;@&quot;;[$master.B404];&quot; = ~&quot;;[$master.F404];&quot;~&quot;))" office:value-type="string" office:string-value="@3800 = ~The road that leads through the area is clearly a commonly use tract between Beregost and Nashkel and the rest of Amn. However, you can also see some inhuman traces. They may belong to some big humanoids. ~" calcext:value-type="string">
            <text:p>@3800 = ~The road that leads through the area is clearly a commonly use tract between Beregost and Nashkel and the rest of Amn. However, you can also see some inhuman traces. They may belong to some big humanoids. ~</text:p>
          </table:table-cell>
        </table:table-row>
        <table:table-row table:style-name="ro3">
          <table:table-cell table:formula="of:=IF([$master.F405]=&quot;&quot;;&quot;&quot;;CONCATENATE(&quot;@&quot;;[$master.B405];&quot; = ~&quot;;[$master.F405];&quot;~&quot;))" office:value-type="string" office:string-value="@3802 = ~This cave must have been used by all sorts of people and creatures. ~" calcext:value-type="string">
            <text:p>@3802 = ~This cave must have been used by all sorts of people and creatures. ~</text:p>
          </table:table-cell>
        </table:table-row>
        <table:table-row table:style-name="ro3">
          <table:table-cell table:formula="of:=IF([$master.F406]=&quot;&quot;;&quot;&quot;;CONCATENATE(&quot;@&quot;;[$master.B406];&quot; = ~&quot;;[$master.F406];&quot;~&quot;))" office:value-type="string" office:string-value="@3900 = ~You can see hill with some sorts of ruins on top of it. It's located in the northern part of this area, but that's not all: you also find signs of the undead and some giant humanoids. They may be roaming this place.  ~" calcext:value-type="string">
            <text:p>@3900 = ~You can see hill with some sorts of ruins on top of it. It's located in the northern part of this area, but that's not all: you also find signs of the undead and some giant humanoids. They may be roaming this place. <text:s/>~</text:p>
          </table:table-cell>
        </table:table-row>
        <table:table-row table:style-name="ro3">
          <table:table-cell table:formula="of:=IF([$master.F407]=&quot;&quot;;&quot;&quot;;CONCATENATE(&quot;@&quot;;[$master.B407];&quot; = ~&quot;;[$master.F407];&quot;~&quot;))" office:value-type="string" office:string-value="@3901 = ~This place smells of misery. You also see signs that some beast may be using these ruins as their hideout. You see cobwebs, some pawprints left in the dust and you feel the stench of decay. ~" calcext:value-type="string">
            <text:p>@3901 = ~This place smells of misery. You also see signs that some beast may be using these ruins as their hideout. You see cobwebs, some pawprints left in the dust and you feel the stench of decay. ~</text:p>
          </table:table-cell>
        </table:table-row>
        <table:table-row table:style-name="ro3">
          <table:table-cell table:formula="of:=IF([$master.F408]=&quot;&quot;;&quot;&quot;;CONCATENATE(&quot;@&quot;;[$master.B408];&quot; = ~&quot;;[$master.F408];&quot;~&quot;))" office:value-type="string" office:string-value="@4000 = ~You find shoeprints of many small feet, most of them leading to the northern part of this area. They might have belonged to some halflings. However, there may be also some other creatures around, but it's hard to identify what they are. Recent weather made the signs more difficult to read. ~" calcext:value-type="string">
            <text:p>@4000 = ~You find shoeprints of many small feet, most of them leading to the northern part of this area. They might have belonged to some halflings. However, there may be also some other creatures around, but it's hard to identify what they are. Recent weather made the signs more difficult to read. ~</text:p>
          </table:table-cell>
        </table:table-row>
        <table:table-row table:style-name="ro3">
          <table:table-cell table:formula="of:=IF([$master.F409]=&quot;&quot;;&quot;&quot;;CONCATENATE(&quot;@&quot;;[$master.B409];&quot; = ~&quot;;[$master.F409];&quot;~&quot;))">
            <text:p/>
          </table:table-cell>
        </table:table-row>
        <table:table-row table:style-name="ro3">
          <table:table-cell table:formula="of:=IF([$master.F410]=&quot;&quot;;&quot;&quot;;CONCATENATE(&quot;@&quot;;[$master.B410];&quot; = ~&quot;;[$master.F410];&quot;~&quot;))">
            <text:p/>
          </table:table-cell>
        </table:table-row>
        <table:table-row table:style-name="ro3">
          <table:table-cell table:formula="of:=IF([$master.F411]=&quot;&quot;;&quot;&quot;;CONCATENATE(&quot;@&quot;;[$master.B411];&quot; = ~&quot;;[$master.F411];&quot;~&quot;))" office:value-type="string" office:string-value="@4003 = ~This place has a scent of hay and vegetables. ~" calcext:value-type="string">
            <text:p>@4003 = ~This place has a scent of hay and vegetables. ~</text:p>
          </table:table-cell>
        </table:table-row>
        <table:table-row table:style-name="ro3">
          <table:table-cell table:formula="of:=IF([$master.F412]=&quot;&quot;;&quot;&quot;;CONCATENATE(&quot;@&quot;;[$master.B412];&quot; = ~&quot;;[$master.F412];&quot;~&quot;))" office:value-type="string" office:string-value="@4004 = ~You find some shoeprints that lead to the northern wall of that basement. ~" calcext:value-type="string">
            <text:p>@4004 = ~You find some shoeprints that lead to the northern wall of that basement. ~</text:p>
          </table:table-cell>
        </table:table-row>
        <table:table-row table:style-name="ro3">
          <table:table-cell table:formula="of:=IF([$master.F413]=&quot;&quot;;&quot;&quot;;CONCATENATE(&quot;@&quot;;[$master.B413];&quot; = ~&quot;;[$master.F413];&quot;~&quot;))">
            <text:p/>
          </table:table-cell>
        </table:table-row>
        <table:table-row table:style-name="ro3">
          <table:table-cell table:formula="of:=IF([$master.F414]=&quot;&quot;;&quot;&quot;;CONCATENATE(&quot;@&quot;;[$master.B414];&quot; = ~&quot;;[$master.F414];&quot;~&quot;))">
            <text:p/>
          </table:table-cell>
        </table:table-row>
        <table:table-row table:style-name="ro3">
          <table:table-cell table:formula="of:=IF([$master.F415]=&quot;&quot;;&quot;&quot;;CONCATENATE(&quot;@&quot;;[$master.B415];&quot; = ~&quot;;[$master.F415];&quot;~&quot;))">
            <text:p/>
          </table:table-cell>
        </table:table-row>
        <table:table-row table:style-name="ro3">
          <table:table-cell table:formula="of:=IF([$master.F416]=&quot;&quot;;&quot;&quot;;CONCATENATE(&quot;@&quot;;[$master.B416];&quot; = ~&quot;;[$master.F416];&quot;~&quot;))">
            <text:p/>
          </table:table-cell>
        </table:table-row>
        <table:table-row table:style-name="ro3">
          <table:table-cell table:formula="of:=IF([$master.F417]=&quot;&quot;;&quot;&quot;;CONCATENATE(&quot;@&quot;;[$master.B417];&quot; = ~&quot;;[$master.F417];&quot;~&quot;))">
            <text:p/>
          </table:table-cell>
        </table:table-row>
        <table:table-row table:style-name="ro3">
          <table:table-cell table:formula="of:=IF([$master.F418]=&quot;&quot;;&quot;&quot;;CONCATENATE(&quot;@&quot;;[$master.B418];&quot; = ~&quot;;[$master.F418];&quot;~&quot;))">
            <text:p/>
          </table:table-cell>
        </table:table-row>
        <table:table-row table:style-name="ro3">
          <table:table-cell table:formula="of:=IF([$master.F419]=&quot;&quot;;&quot;&quot;;CONCATENATE(&quot;@&quot;;[$master.B419];&quot; = ~&quot;;[$master.F419];&quot;~&quot;))">
            <text:p/>
          </table:table-cell>
        </table:table-row>
        <table:table-row table:style-name="ro3">
          <table:table-cell table:formula="of:=IF([$master.F420]=&quot;&quot;;&quot;&quot;;CONCATENATE(&quot;@&quot;;[$master.B420];&quot; = ~&quot;;[$master.F420];&quot;~&quot;))">
            <text:p/>
          </table:table-cell>
        </table:table-row>
        <table:table-row table:style-name="ro3">
          <table:table-cell table:formula="of:=IF([$master.F421]=&quot;&quot;;&quot;&quot;;CONCATENATE(&quot;@&quot;;[$master.B421];&quot; = ~&quot;;[$master.F421];&quot;~&quot;))">
            <text:p/>
          </table:table-cell>
        </table:table-row>
        <table:table-row table:style-name="ro3">
          <table:table-cell table:formula="of:=IF([$master.F422]=&quot;&quot;;&quot;&quot;;CONCATENATE(&quot;@&quot;;[$master.B422];&quot; = ~&quot;;[$master.F422];&quot;~&quot;))">
            <text:p/>
          </table:table-cell>
        </table:table-row>
        <table:table-row table:style-name="ro3">
          <table:table-cell table:formula="of:=IF([$master.F423]=&quot;&quot;;&quot;&quot;;CONCATENATE(&quot;@&quot;;[$master.B423];&quot; = ~&quot;;[$master.F423];&quot;~&quot;))" office:value-type="string" office:string-value="@4100 = ~You find some signs of human presence in the area. Someone clearly left a trail in the grass and you can see some smaller branches are broken. Possibly someone hooked on them. You can also see traces of the caravan on the eastern part of the area and gnolls' footprints in the west. ~" calcext:value-type="string">
            <text:p>@4100 = ~You find some signs of human presence in the area. Someone clearly left a trail in the grass and you can see some smaller branches are broken. Possibly someone hooked on them. You can also see traces of the caravan on the eastern part of the area and gnolls' footprints in the west. ~</text:p>
          </table:table-cell>
        </table:table-row>
        <table:table-row table:style-name="ro3">
          <table:table-cell table:formula="of:=IF([$master.F424]=&quot;&quot;;&quot;&quot;;CONCATENATE(&quot;@&quot;;[$master.B424];&quot; = ~&quot;;[$master.F424];&quot;~&quot;))" office:value-type="string" office:string-value="@4101 = ~It's hard for you to focus here... you feel as if something or someone tried to meddle your thoughts. That feeling doesn't let you investigate the area in peace. ~" calcext:value-type="string">
            <text:p>@4101 = ~It's hard for you to focus here... you feel as if something or someone tried to meddle your thoughts. That feeling doesn't let you investigate the area in peace. ~</text:p>
          </table:table-cell>
        </table:table-row>
        <table:table-row table:style-name="ro3">
          <table:table-cell table:formula="of:=IF([$master.F425]=&quot;&quot;;&quot;&quot;;CONCATENATE(&quot;@&quot;;[$master.B425];&quot; = ~&quot;;[$master.F425];&quot;~&quot;))" office:value-type="string" office:string-value="@4200 = ~You find some human footprints leading the local lake. They may belong to some fishermen. But you also find footprints of gnolls or other big creatures.  ~" calcext:value-type="string">
            <text:p>@4200 = ~You find some human footprints leading the local lake. They may belong to some fishermen. But you also find footprints of gnolls or other big creatures. <text:s/>~</text:p>
          </table:table-cell>
        </table:table-row>
        <table:table-row table:style-name="ro3">
          <table:table-cell table:formula="of:=IF([$master.F426]=&quot;&quot;;&quot;&quot;;CONCATENATE(&quot;@&quot;;[$master.B426];&quot; = ~&quot;;[$master.F426];&quot;~&quot;))" office:value-type="string" office:string-value="@4300 = ~The tract in this area feels more crooked. You find some traces left by travelers travelling north and south, to Amn. You also notice few prints that may suggest there are some humanoids in the area. ~" calcext:value-type="string">
            <text:p>@4300 = ~The tract in this area feels more crooked. You find some traces left by travelers travelling north and south, to Amn. You also notice few prints that may suggest there are some humanoids in the area. ~</text:p>
          </table:table-cell>
        </table:table-row>
        <table:table-row table:style-name="ro3">
          <table:table-cell table:formula="of:=IF([$master.F427]=&quot;&quot;;&quot;&quot;;CONCATENATE(&quot;@&quot;;[$master.B427];&quot; = ~&quot;;[$master.F427];&quot;~&quot;))" office:value-type="string" office:string-value="@4400 = ~You look around and see the terrain here isn't even. There are some rocks, hills... You also find some footprints: many of them are really small, while others are really big. The big ones may suggest ogres or half-ogres. Most traces lead south. ~" calcext:value-type="string">
            <text:p>@4400 = ~You look around and see the terrain here isn't even. There are some rocks, hills... You also find some footprints: many of them are really small, while others are really big. The big ones may suggest ogres or half-ogres. Most traces lead south. ~</text:p>
          </table:table-cell>
        </table:table-row>
        <table:table-row table:style-name="ro3">
          <table:table-cell table:formula="of:=IF([$master.F428]=&quot;&quot;;&quot;&quot;;CONCATENATE(&quot;@&quot;;[$master.B428];&quot; = ~&quot;;[$master.F428];&quot;~&quot;))" office:value-type="string" office:string-value="@4401 = ~You find many small footprints in here. ~" calcext:value-type="string">
            <text:p>@4401 = ~You find many small footprints in here. ~</text:p>
          </table:table-cell>
        </table:table-row>
        <table:table-row table:style-name="ro3">
          <table:table-cell table:formula="of:=IF([$master.F429]=&quot;&quot;;&quot;&quot;;CONCATENATE(&quot;@&quot;;[$master.B429];&quot; = ~&quot;;[$master.F429];&quot;~&quot;))" office:value-type="string" office:string-value="@4500 = ~There is something static in this air. You can see the ruins of old buildings and the dried ground. In the dust, you see some prints of skeletal feet and animal paws. Human prints are not absent, but there aren't many of these here. ~" calcext:value-type="string">
            <text:p>@4500 = ~There is something static in this air. You can see the ruins of old buildings and the dried ground. In the dust, you see some prints of skeletal feet and animal paws. Human prints are not absent, but there aren't many of these here. ~</text:p>
          </table:table-cell>
        </table:table-row>
        <table:table-row table:style-name="ro3">
          <table:table-cell table:formula="of:=IF([$master.F430]=&quot;&quot;;&quot;&quot;;CONCATENATE(&quot;@&quot;;[$master.B430];&quot; = ~&quot;;[$master.F430];&quot;~&quot;))" office:value-type="string" office:string-value="@4501 = ~You can smell the scent of rotting meat and it makes you sick. You can also see wyvern excrement and dead bodies of those that the wyverns could have brought here. ~" calcext:value-type="string">
            <text:p>@4501 = ~You can smell the scent of rotting meat and it makes you sick. You can also see wyvern excrement and dead bodies of those that the wyverns could have brought here. ~</text:p>
          </table:table-cell>
        </table:table-row>
        <table:table-row table:style-name="ro3">
          <table:table-cell table:formula="of:=IF([$master.F431]=&quot;&quot;;&quot;&quot;;CONCATENATE(&quot;@&quot;;[$master.B431];&quot; = ~&quot;;[$master.F431];&quot;~&quot;))" office:value-type="string" office:string-value="@4600 = ~You find signs of bears and some small critters. There are also some footprints of humanoid and giant humanoids. Perhaps ogres, but you can't be sure. ~" calcext:value-type="string">
            <text:p>@4600 = ~You find signs of bears and some small critters. There are also some footprints of humanoid and giant humanoids. Perhaps ogres, but you can't be sure. ~</text:p>
          </table:table-cell>
        </table:table-row>
        <table:table-row table:style-name="ro3">
          <table:table-cell table:formula="of:=IF([$master.F432]=&quot;&quot;;&quot;&quot;;CONCATENATE(&quot;@&quot;;[$master.B432];&quot; = ~&quot;;[$master.F432];&quot;~&quot;))" office:value-type="string" office:string-value="@4700 = ~You find many footprints of child-like feet. There are really many of those here. You also notice some marks that might have been left by bear claws on nearby trees and a few bones. ~" calcext:value-type="string">
            <text:p>@4700 = ~You find many footprints of child-like feet. There are really many of those here. You also notice some marks that might have been left by bear claws on nearby trees and a few bones. ~</text:p>
          </table:table-cell>
        </table:table-row>
        <table:table-row table:style-name="ro3">
          <table:table-cell table:formula="of:=IF([$master.F433]=&quot;&quot;;&quot;&quot;;CONCATENATE(&quot;@&quot;;[$master.B433];&quot; = ~&quot;;[$master.F433];&quot;~&quot;))" office:value-type="string" office:string-value="@4701 = ~This cave has a distinct smell of a bear. ~" calcext:value-type="string">
            <text:p>@4701 = ~This cave has a distinct smell of a bear. ~</text:p>
          </table:table-cell>
        </table:table-row>
        <table:table-row table:style-name="ro3">
          <table:table-cell table:formula="of:=IF([$master.F434]=&quot;&quot;;&quot;&quot;;CONCATENATE(&quot;@&quot;;[$master.B434];&quot; = ~&quot;;[$master.F434];&quot;~&quot;))" office:value-type="string" office:string-value="@4800 = ~You find many shoeprints of the local villagers and, probably some of the adventurers that use this place a place to rest. The ground here is darker. There are many pebbles here. Falling down could result on cutting one's hand or an unprotected knee. Surprisingly, you also find tiny footprints, coming from outside the village.  ~" calcext:value-type="string">
            <text:p>@4800 = ~You find many shoeprints of the local villagers and, probably some of the adventurers that use this place a place to rest. The ground here is darker. There are many pebbles here. Falling down could result on cutting one's hand or an unprotected knee. Surprisingly, you also find tiny footprints, coming from outside the village. <text:s/>~</text:p>
          </table:table-cell>
        </table:table-row>
        <table:table-row table:style-name="ro3">
          <table:table-cell table:formula="of:=IF([$master.F435]=&quot;&quot;;&quot;&quot;;CONCATENATE(&quot;@&quot;;[$master.B435];&quot; = ~&quot;;[$master.F435];&quot;~&quot;))" office:value-type="string" office:string-value="@4801 = ~You can smell onion and beer here. ~" calcext:value-type="string">
            <text:p>@4801 = ~You can smell onion and beer here. ~</text:p>
          </table:table-cell>
        </table:table-row>
        <table:table-row table:style-name="ro3">
          <table:table-cell table:formula="of:=IF([$master.F436]=&quot;&quot;;&quot;&quot;;CONCATENATE(&quot;@&quot;;[$master.B436];&quot; = ~&quot;;[$master.F436];&quot;~&quot;))">
            <text:p/>
          </table:table-cell>
        </table:table-row>
        <table:table-row table:style-name="ro3">
          <table:table-cell table:formula="of:=IF([$master.F437]=&quot;&quot;;&quot;&quot;;CONCATENATE(&quot;@&quot;;[$master.B437];&quot; = ~&quot;;[$master.F437];&quot;~&quot;))">
            <text:p/>
          </table:table-cell>
        </table:table-row>
        <table:table-row table:style-name="ro3">
          <table:table-cell table:formula="of:=IF([$master.F438]=&quot;&quot;;&quot;&quot;;CONCATENATE(&quot;@&quot;;[$master.B438];&quot; = ~&quot;;[$master.F438];&quot;~&quot;))">
            <text:p/>
          </table:table-cell>
        </table:table-row>
        <table:table-row table:style-name="ro3">
          <table:table-cell table:formula="of:=IF([$master.F439]=&quot;&quot;;&quot;&quot;;CONCATENATE(&quot;@&quot;;[$master.B439];&quot; = ~&quot;;[$master.F439];&quot;~&quot;))">
            <text:p/>
          </table:table-cell>
        </table:table-row>
        <table:table-row table:style-name="ro3">
          <table:table-cell table:formula="of:=IF([$master.F440]=&quot;&quot;;&quot;&quot;;CONCATENATE(&quot;@&quot;;[$master.B440];&quot; = ~&quot;;[$master.F440];&quot;~&quot;))">
            <text:p/>
          </table:table-cell>
        </table:table-row>
        <table:table-row table:style-name="ro3">
          <table:table-cell table:formula="of:=IF([$master.F441]=&quot;&quot;;&quot;&quot;;CONCATENATE(&quot;@&quot;;[$master.B441];&quot; = ~&quot;;[$master.F441];&quot;~&quot;))">
            <text:p/>
          </table:table-cell>
        </table:table-row>
        <table:table-row table:style-name="ro3">
          <table:table-cell table:formula="of:=IF([$master.F442]=&quot;&quot;;&quot;&quot;;CONCATENATE(&quot;@&quot;;[$master.B442];&quot; = ~&quot;;[$master.F442];&quot;~&quot;))">
            <text:p/>
          </table:table-cell>
        </table:table-row>
        <table:table-row table:style-name="ro3">
          <table:table-cell table:formula="of:=IF([$master.F443]=&quot;&quot;;&quot;&quot;;CONCATENATE(&quot;@&quot;;[$master.B443];&quot; = ~&quot;;[$master.F443];&quot;~&quot;))" office:value-type="string" office:string-value="@4809 = ~You wouldn't call the air here fresh. But this place is called Belching Dragon, so... the name feels accurate. ~" calcext:value-type="string">
            <text:p>@4809 = ~You wouldn't call the air here fresh. But this place is called Belching Dragon, so... the name feels accurate. ~</text:p>
          </table:table-cell>
        </table:table-row>
        <table:table-row table:style-name="ro3">
          <table:table-cell table:formula="of:=IF([$master.F444]=&quot;&quot;;&quot;&quot;;CONCATENATE(&quot;@&quot;;[$master.B444];&quot; = ~&quot;;[$master.F444];&quot;~&quot;))" office:value-type="string" office:string-value="@4810 = ~You can smell sweat and ale in here. ~" calcext:value-type="string">
            <text:p>@4810 = ~You can smell sweat and ale in here. ~</text:p>
          </table:table-cell>
        </table:table-row>
        <table:table-row table:style-name="ro3">
          <table:table-cell table:formula="of:=IF([$master.F445]=&quot;&quot;;&quot;&quot;;CONCATENATE(&quot;@&quot;;[$master.B445];&quot; = ~&quot;;[$master.F445];&quot;~&quot;))" office:value-type="string" office:string-value="@4900 = ~You can hear there is some music coming from the Carnival. The closer you are to the place, the more you can smell food, alcohol and smoke coming from the fire someone must have lit. ~" calcext:value-type="string">
            <text:p>@4900 = ~You can hear there is some music coming from the Carnival. The closer you are to the place, the more you can smell food, alcohol and smoke coming from the fire someone must have lit. ~</text:p>
          </table:table-cell>
        </table:table-row>
        <table:table-row table:style-name="ro3">
          <table:table-cell table:formula="of:=IF([$master.F446]=&quot;&quot;;&quot;&quot;;CONCATENATE(&quot;@&quot;;[$master.B446];&quot; = ~&quot;;[$master.F446];&quot;~&quot;))">
            <text:p/>
          </table:table-cell>
        </table:table-row>
        <table:table-row table:style-name="ro3">
          <table:table-cell table:formula="of:=IF([$master.F447]=&quot;&quot;;&quot;&quot;;CONCATENATE(&quot;@&quot;;[$master.B447];&quot; = ~&quot;;[$master.F447];&quot;~&quot;))">
            <text:p/>
          </table:table-cell>
        </table:table-row>
        <table:table-row table:style-name="ro3">
          <table:table-cell table:formula="of:=IF([$master.F448]=&quot;&quot;;&quot;&quot;;CONCATENATE(&quot;@&quot;;[$master.B448];&quot; = ~&quot;;[$master.F448];&quot;~&quot;))">
            <text:p/>
          </table:table-cell>
        </table:table-row>
        <table:table-row table:style-name="ro3">
          <table:table-cell table:formula="of:=IF([$master.F449]=&quot;&quot;;&quot;&quot;;CONCATENATE(&quot;@&quot;;[$master.B449];&quot; = ~&quot;;[$master.F449];&quot;~&quot;))">
            <text:p/>
          </table:table-cell>
        </table:table-row>
        <table:table-row table:style-name="ro3">
          <table:table-cell table:formula="of:=IF([$master.F450]=&quot;&quot;;&quot;&quot;;CONCATENATE(&quot;@&quot;;[$master.B450];&quot; = ~&quot;;[$master.F450];&quot;~&quot;))">
            <text:p/>
          </table:table-cell>
        </table:table-row>
        <table:table-row table:style-name="ro3">
          <table:table-cell table:formula="of:=IF([$master.F451]=&quot;&quot;;&quot;&quot;;CONCATENATE(&quot;@&quot;;[$master.B451];&quot; = ~&quot;;[$master.F451];&quot;~&quot;))">
            <text:p/>
          </table:table-cell>
        </table:table-row>
        <table:table-row table:style-name="ro3">
          <table:table-cell table:formula="of:=IF([$master.F452]=&quot;&quot;;&quot;&quot;;CONCATENATE(&quot;@&quot;;[$master.B452];&quot; = ~&quot;;[$master.F452];&quot;~&quot;))">
            <text:p/>
          </table:table-cell>
        </table:table-row>
        <table:table-row table:style-name="ro3">
          <table:table-cell table:formula="of:=IF([$master.F453]=&quot;&quot;;&quot;&quot;;CONCATENATE(&quot;@&quot;;[$master.B453];&quot; = ~&quot;;[$master.F453];&quot;~&quot;))">
            <text:p/>
          </table:table-cell>
        </table:table-row>
        <table:table-row table:style-name="ro3">
          <table:table-cell table:formula="of:=IF([$master.F454]=&quot;&quot;;&quot;&quot;;CONCATENATE(&quot;@&quot;;[$master.B454];&quot; = ~&quot;;[$master.F454];&quot;~&quot;))">
            <text:p/>
          </table:table-cell>
        </table:table-row>
        <table:table-row table:style-name="ro3">
          <table:table-cell table:formula="of:=IF([$master.F455]=&quot;&quot;;&quot;&quot;;CONCATENATE(&quot;@&quot;;[$master.B455];&quot; = ~&quot;;[$master.F455];&quot;~&quot;))" office:value-type="string" office:string-value="@5000 = ~The air here is dry. You are pretty sure you're not the only one in this area, but it's hard to tell anything more. The wind made the marks hard to read. ~" calcext:value-type="string">
            <text:p>@5000 = ~The air here is dry. You are pretty sure you're not the only one in this area, but it's hard to tell anything more. The wind made the marks hard to read. ~</text:p>
          </table:table-cell>
        </table:table-row>
        <table:table-row table:style-name="ro3">
          <table:table-cell table:formula="of:=IF([$master.F456]=&quot;&quot;;&quot;&quot;;CONCATENATE(&quot;@&quot;;[$master.B456];&quot; = ~&quot;;[$master.F456];&quot;~&quot;))">
            <text:p/>
          </table:table-cell>
        </table:table-row>
        <table:table-row table:style-name="ro3">
          <table:table-cell table:formula="of:=IF([$master.F457]=&quot;&quot;;&quot;&quot;;CONCATENATE(&quot;@&quot;;[$master.B457];&quot; = ~&quot;;[$master.F457];&quot;~&quot;))" office:value-type="string" office:string-value="@5100 = ~You find many signs of gnoll activity and urine. It's hard to tell if they used it to mark the terrain or if they wanted to relieve themselves... However, you also find some smaller footprints leading south from the stronghold. ~" calcext:value-type="string">
            <text:p>@5100 = ~You find many signs of gnoll activity and urine. It's hard to tell if they used it to mark the terrain or if they wanted to relieve themselves... However, you also find some smaller footprints leading south from the stronghold. ~</text:p>
          </table:table-cell>
        </table:table-row>
        <table:table-row table:style-name="ro3">
          <table:table-cell table:formula="of:=IF([$master.F458]=&quot;&quot;;&quot;&quot;;CONCATENATE(&quot;@&quot;;[$master.B458];&quot; = ~&quot;;[$master.F458];&quot;~&quot;))" office:value-type="string" office:string-value="@5101 = ~There are many signs of xvart activity in this cave. They must have used it as their base. ~" calcext:value-type="string">
            <text:p>@5101 = ~There are many signs of xvart activity in this cave. They must have used it as their base. ~</text:p>
          </table:table-cell>
        </table:table-row>
        <table:table-row table:style-name="ro3">
          <table:table-cell table:formula="of:=IF([$master.F459]=&quot;&quot;;&quot;&quot;;CONCATENATE(&quot;@&quot;;[$master.B459];&quot; = ~&quot;;[$master.F459];&quot;~&quot;))">
            <text:p/>
          </table:table-cell>
        </table:table-row>
        <table:table-row table:style-name="ro3">
          <table:table-cell table:formula="of:=IF([$master.F460]=&quot;&quot;;&quot;&quot;;CONCATENATE(&quot;@&quot;;[$master.B460];&quot; = ~&quot;;[$master.F460];&quot;~&quot;))" office:value-type="string" office:string-value="@5103 = ~There is a strong unpleasant smell in here. ~" calcext:value-type="string">
            <text:p>@5103 = ~There is a strong unpleasant smell in here. ~</text:p>
          </table:table-cell>
        </table:table-row>
        <table:table-row table:style-name="ro3">
          <table:table-cell table:formula="of:=IF([$master.F461]=&quot;&quot;;&quot;&quot;;CONCATENATE(&quot;@&quot;;[$master.B461];&quot; = ~&quot;;[$master.F461];&quot;~&quot;))" office:value-type="string" office:string-value="@5200 = ~You find many animal traces here. In the distance, you can see a huge tree. After a moment, you also find few shoeprints that lead in the tree's direction. ~" calcext:value-type="string">
            <text:p>@5200 = ~You find many animal traces here. In the distance, you can see a huge tree. After a moment, you also find few shoeprints that lead in the tree's direction. ~</text:p>
          </table:table-cell>
        </table:table-row>
        <table:table-row table:style-name="ro3">
          <table:table-cell table:formula="of:=IF([$master.F462]=&quot;&quot;;&quot;&quot;;CONCATENATE(&quot;@&quot;;[$master.B462];&quot; = ~&quot;;[$master.F462];&quot;~&quot;))" office:value-type="string" office:string-value="@5201 = ~The air in here is both stale and static. ~" calcext:value-type="string">
            <text:p>@5201 = ~The air in here is both stale and static. ~</text:p>
          </table:table-cell>
        </table:table-row>
        <table:table-row table:style-name="ro3">
          <table:table-cell table:formula="of:=IF([$master.F463]=&quot;&quot;;&quot;&quot;;CONCATENATE(&quot;@&quot;;[$master.B463];&quot; = ~&quot;;[$master.F463];&quot;~&quot;))">
            <text:p/>
          </table:table-cell>
        </table:table-row>
        <table:table-row table:style-name="ro3">
          <table:table-cell table:formula="of:=IF([$master.F464]=&quot;&quot;;&quot;&quot;;CONCATENATE(&quot;@&quot;;[$master.B464];&quot; = ~&quot;;[$master.F464];&quot;~&quot;))" office:value-type="string" office:string-value="@5300 = ~You find many traces of bats, birds, and small critters and possibly wild dogs. Surprisingly, you also find a pair of... child's footprint? There is something strange about it, though. ~" calcext:value-type="string">
            <text:p>@5300 = ~You find many traces of bats, birds, and small critters and possibly wild dogs. Surprisingly, you also find a pair of... child's footprint? There is something strange about it, though. ~</text:p>
          </table:table-cell>
        </table:table-row>
        <table:table-row table:style-name="ro3">
          <table:table-cell table:formula="of:=IF([$master.F465]=&quot;&quot;;&quot;&quot;;CONCATENATE(&quot;@&quot;;[$master.B465];&quot; = ~&quot;;[$master.F465];&quot;~&quot;))" office:value-type="string" office:string-value="@5400 = ~You find some human traces leading to the mine, but also many small footprints... smaller than those left by children. Whatever creature left it, it must have been small and quite light. You also find signs of wild dogs. ~" calcext:value-type="string">
            <text:p>@5400 = ~You find some human traces leading to the mine, but also many small footprints... smaller than those left by children. Whatever creature left it, it must have been small and quite light. You also find signs of wild dogs. ~</text:p>
          </table:table-cell>
        </table:table-row>
        <table:table-row table:style-name="ro3">
          <table:table-cell table:formula="of:=IF([$master.F466]=&quot;&quot;;&quot;&quot;;CONCATENATE(&quot;@&quot;;[$master.B466];&quot; = ~&quot;;[$master.F466];&quot;~&quot;))" office:value-type="string" office:string-value="@5401 = ~You find mostly footprints of the workers and guards in here. ~" calcext:value-type="string">
            <text:p>@5401 = ~You find mostly footprints of the workers and guards in here. ~</text:p>
          </table:table-cell>
        </table:table-row>
        <table:table-row table:style-name="ro3">
          <table:table-cell table:formula="of:=IF([$master.F467]=&quot;&quot;;&quot;&quot;;CONCATENATE(&quot;@&quot;;[$master.B467];&quot; = ~&quot;;[$master.F467];&quot;~&quot;))" office:value-type="string" office:string-value="@5402 = ~You find shoeprints of the workers and many smaller footprints that look a bit like those you saw just outside the mine and the on the borders of Nashkel.  ~" calcext:value-type="string">
            <text:p>@5402 = ~You find shoeprints of the workers and many smaller footprints that look a bit like those you saw just outside the mine and the on the borders of Nashkel. <text:s/>~</text:p>
          </table:table-cell>
        </table:table-row>
        <table:table-row table:style-name="ro3">
          <table:table-cell table:formula="of:=IF([$master.F468]=&quot;&quot;;&quot;&quot;;CONCATENATE(&quot;@&quot;;[$master.B468];&quot; = ~&quot;;[$master.F468];&quot;~&quot;))">
            <text:p/>
          </table:table-cell>
        </table:table-row>
        <table:table-row table:style-name="ro3">
          <table:table-cell table:formula="of:=IF([$master.F469]=&quot;&quot;;&quot;&quot;;CONCATENATE(&quot;@&quot;;[$master.B469];&quot; = ~&quot;;[$master.F469];&quot;~&quot;))">
            <text:p/>
          </table:table-cell>
        </table:table-row>
        <table:table-row table:style-name="ro3">
          <table:table-cell table:formula="of:=IF([$master.F470]=&quot;&quot;;&quot;&quot;;CONCATENATE(&quot;@&quot;;[$master.B470];&quot; = ~&quot;;[$master.F470];&quot;~&quot;))" office:value-type="string" office:string-value="@5405 = ~You see shoeprints of a massive humanoid and few sets of kobold footprints. ~" calcext:value-type="string">
            <text:p>@5405 = ~You see shoeprints of a massive humanoid and few sets of kobold footprints. ~</text:p>
          </table:table-cell>
        </table:table-row>
        <table:table-row table:style-name="ro3">
          <table:table-cell table:formula="of:=IF([$master.F471]=&quot;&quot;;&quot;&quot;;CONCATENATE(&quot;@&quot;;[$master.B471];&quot; = ~&quot;;[$master.F471];&quot;~&quot;))">
            <text:p/>
          </table:table-cell>
        </table:table-row>
        <table:table-row table:style-name="ro3">
          <table:table-cell table:formula="of:=IF([$master.F472]=&quot;&quot;;&quot;&quot;;CONCATENATE(&quot;@&quot;;[$master.B472];&quot; = ~&quot;;[$master.F472];&quot;~&quot;))" office:value-type="string" office:string-value="@5500 = ~You find signs of gibberling activity in this area. It's also quite windy here.~" calcext:value-type="string">
            <text:p>@5500 = ~You find signs of gibberling activity in this area. It's also quite windy here.~</text:p>
          </table:table-cell>
        </table:table-row>
        <table:table-row table:style-name="ro3">
          <table:table-cell table:formula="of:=IF([$master.F473]=&quot;&quot;;&quot;&quot;;CONCATENATE(&quot;@&quot;;[$master.B473];&quot; = ~&quot;;[$master.F473];&quot;~&quot;))" office:value-type="string" office:string-value="@5506 = ~You find some shoeprints... it's hard to tell how old they are, though. ~" calcext:value-type="string">
            <text:p>@5506 = ~You find some shoeprints... it's hard to tell how old they are, though. ~</text:p>
          </table:table-cell>
        </table:table-row>
        <table:table-row table:style-name="ro3">
          <table:table-cell table:formula="of:=IF([$master.F474]=&quot;&quot;;&quot;&quot;;CONCATENATE(&quot;@&quot;;[$master.B474];&quot; = ~&quot;;[$master.F474];&quot;~&quot;))" office:value-type="string" office:string-value="@5600 = ~There are clearly some creatures nearby. It's best to leave this area sooner than later. ~" calcext:value-type="string">
            <text:p>@5600 = ~There are clearly some creatures nearby. It's best to leave this area sooner than later. ~</text:p>
          </table:table-cell>
        </table:table-row>
        <table:table-row table:style-name="ro3">
          <table:table-cell table:formula="of:=IF([$master.F475]=&quot;&quot;;&quot;&quot;;CONCATENATE(&quot;@&quot;;[$master.B475];&quot; = ~&quot;;[$master.F475];&quot;~&quot;))">
            <text:p/>
          </table:table-cell>
        </table:table-row>
        <table:table-row table:style-name="ro3">
          <table:table-cell table:formula="of:=IF([$master.F476]=&quot;&quot;;&quot;&quot;;CONCATENATE(&quot;@&quot;;[$master.B476];&quot; = ~&quot;;[$master.F476];&quot;~&quot;))">
            <text:p/>
          </table:table-cell>
        </table:table-row>
        <table:table-row table:style-name="ro3">
          <table:table-cell table:formula="of:=IF([$master.F477]=&quot;&quot;;&quot;&quot;;CONCATENATE(&quot;@&quot;;[$master.B477];&quot; = ~&quot;;[$master.F477];&quot;~&quot;))">
            <text:p/>
          </table:table-cell>
        </table:table-row>
        <table:table-row table:style-name="ro3">
          <table:table-cell table:formula="of:=IF([$master.F478]=&quot;&quot;;&quot;&quot;;CONCATENATE(&quot;@&quot;;[$master.B478];&quot; = ~&quot;;[$master.F478];&quot;~&quot;))">
            <text:p/>
          </table:table-cell>
        </table:table-row>
        <table:table-row table:style-name="ro3">
          <table:table-cell table:formula="of:=IF([$master.F479]=&quot;&quot;;&quot;&quot;;CONCATENATE(&quot;@&quot;;[$master.B479];&quot; = ~&quot;;[$master.F479];&quot;~&quot;))">
            <text:p/>
          </table:table-cell>
        </table:table-row>
        <table:table-row table:style-name="ro3">
          <table:table-cell table:formula="of:=IF([$master.F480]=&quot;&quot;;&quot;&quot;;CONCATENATE(&quot;@&quot;;[$master.B480];&quot; = ~&quot;;[$master.F480];&quot;~&quot;))">
            <text:p/>
          </table:table-cell>
        </table:table-row>
        <table:table-row table:style-name="ro3">
          <table:table-cell table:formula="of:=IF([$master.F481]=&quot;&quot;;&quot;&quot;;CONCATENATE(&quot;@&quot;;[$master.B481];&quot; = ~&quot;;[$master.F481];&quot;~&quot;))">
            <text:p/>
          </table:table-cell>
        </table:table-row>
        <table:table-row table:style-name="ro3">
          <table:table-cell table:formula="of:=IF([$master.F482]=&quot;&quot;;&quot;&quot;;CONCATENATE(&quot;@&quot;;[$master.B482];&quot; = ~&quot;;[$master.F482];&quot;~&quot;))">
            <text:p/>
          </table:table-cell>
        </table:table-row>
        <table:table-row table:style-name="ro3">
          <table:table-cell table:formula="of:=IF([$master.F483]=&quot;&quot;;&quot;&quot;;CONCATENATE(&quot;@&quot;;[$master.B483];&quot; = ~&quot;;[$master.F483];&quot;~&quot;))">
            <text:p/>
          </table:table-cell>
        </table:table-row>
        <table:table-row table:style-name="ro3">
          <table:table-cell table:formula="of:=IF([$master.F484]=&quot;&quot;;&quot;&quot;;CONCATENATE(&quot;@&quot;;[$master.B484];&quot; = ~&quot;;[$master.F484];&quot;~&quot;))">
            <text:p/>
          </table:table-cell>
        </table:table-row>
        <table:table-row table:style-name="ro3">
          <table:table-cell table:formula="of:=IF([$master.F485]=&quot;&quot;;&quot;&quot;;CONCATENATE(&quot;@&quot;;[$master.B485];&quot; = ~&quot;;[$master.F485];&quot;~&quot;))">
            <text:p/>
          </table:table-cell>
        </table:table-row>
        <table:table-row table:style-name="ro3">
          <table:table-cell table:formula="of:=IF([$master.F486]=&quot;&quot;;&quot;&quot;;CONCATENATE(&quot;@&quot;;[$master.B486];&quot; = ~&quot;;[$master.F486];&quot;~&quot;))" office:value-type="string" office:string-value="@12000 = ~You find many signs of goblin activity in the area. It's not a small group, that is quite clear. They lead east. ~" calcext:value-type="string">
            <text:p>@12000 = ~You find many signs of goblin activity in the area. It's not a small group, that is quite clear. They lead east. ~</text:p>
          </table:table-cell>
        </table:table-row>
        <table:table-row table:style-name="ro3">
          <table:table-cell table:formula="of:=IF([$master.F487]=&quot;&quot;;&quot;&quot;;CONCATENATE(&quot;@&quot;;[$master.B487];&quot; = ~&quot;;[$master.F487];&quot;~&quot;))" office:value-type="string" office:string-value="@12010 = ~You find many signs of goblin activity in the area. ~" calcext:value-type="string">
            <text:p>@12010 = ~You find many signs of goblin activity in the area. ~</text:p>
          </table:table-cell>
        </table:table-row>
        <table:table-row table:style-name="ro3">
          <table:table-cell table:formula="of:=IF([$master.F488]=&quot;&quot;;&quot;&quot;;CONCATENATE(&quot;@&quot;;[$master.B488];&quot; = ~&quot;;[$master.F488];&quot;~&quot;))" office:value-type="string" office:string-value="@13000 = ~You find many footprints left in the snow. They were left mostly by human, but... you also find few signs that there may be snow trolls around. ~" calcext:value-type="string">
            <text:p>@13000 = ~You find many footprints left in the snow. They were left mostly by human, but... you also find few signs that there may be snow trolls around. ~</text:p>
          </table:table-cell>
        </table:table-row>
        <table:table-row table:style-name="ro3">
          <table:table-cell table:formula="of:=IF([$master.F489]=&quot;&quot;;&quot;&quot;;CONCATENATE(&quot;@&quot;;[$master.B489];&quot; = ~&quot;;[$master.F489];&quot;~&quot;))" office:value-type="string" office:string-value="@13010 = ~You find mostly wet shoeprints in here. Probably left by humans. ~" calcext:value-type="string">
            <text:p>@13010 = ~You find mostly wet shoeprints in here. Probably left by humans. ~</text:p>
          </table:table-cell>
        </table:table-row>
        <table:table-row table:style-name="ro3">
          <table:table-cell table:formula="of:=IF([$master.F490]=&quot;&quot;;&quot;&quot;;CONCATENATE(&quot;@&quot;;[$master.B490];&quot; = ~&quot;;[$master.F490];&quot;~&quot;))">
            <text:p/>
          </table:table-cell>
        </table:table-row>
        <table:table-row table:style-name="ro3">
          <table:table-cell table:formula="of:=IF([$master.F491]=&quot;&quot;;&quot;&quot;;CONCATENATE(&quot;@&quot;;[$master.B491];&quot; = ~&quot;;[$master.F491];&quot;~&quot;))" office:value-type="string" office:string-value="@13100 = ~The wind in here is quite strong and also quite cold. You find some human footprints in the snow. ~" calcext:value-type="string">
            <text:p>@13100 = ~The wind in here is quite strong and also quite cold. You find some human footprints in the snow. ~</text:p>
          </table:table-cell>
        </table:table-row>
        <table:table-row table:style-name="ro3">
          <table:table-cell table:formula="of:=IF([$master.F492]=&quot;&quot;;&quot;&quot;;CONCATENATE(&quot;@&quot;;[$master.B492];&quot; = ~&quot;;[$master.F492];&quot;~&quot;))">
            <text:p/>
          </table:table-cell>
        </table:table-row>
        <table:table-row table:style-name="ro3">
          <table:table-cell table:formula="of:=IF([$master.F493]=&quot;&quot;;&quot;&quot;;CONCATENATE(&quot;@&quot;;[$master.B493];&quot; = ~&quot;;[$master.F493];&quot;~&quot;))">
            <text:p/>
          </table:table-cell>
        </table:table-row>
        <table:table-row table:style-name="ro3">
          <table:table-cell table:formula="of:=IF([$master.F494]=&quot;&quot;;&quot;&quot;;CONCATENATE(&quot;@&quot;;[$master.B494];&quot; = ~&quot;;[$master.F494];&quot;~&quot;))">
            <text:p/>
          </table:table-cell>
        </table:table-row>
        <table:table-row table:style-name="ro3">
          <table:table-cell table:formula="of:=IF([$master.F495]=&quot;&quot;;&quot;&quot;;CONCATENATE(&quot;@&quot;;[$master.B495];&quot; = ~&quot;;[$master.F495];&quot;~&quot;))">
            <text:p/>
          </table:table-cell>
        </table:table-row>
        <table:table-row table:style-name="ro3">
          <table:table-cell table:formula="of:=IF([$master.F496]=&quot;&quot;;&quot;&quot;;CONCATENATE(&quot;@&quot;;[$master.B496];&quot; = ~&quot;;[$master.F496];&quot;~&quot;))">
            <text:p/>
          </table:table-cell>
        </table:table-row>
        <table:table-row table:style-name="ro3">
          <table:table-cell table:formula="of:=IF([$master.F497]=&quot;&quot;;&quot;&quot;;CONCATENATE(&quot;@&quot;;[$master.B497];&quot; = ~&quot;;[$master.F497];&quot;~&quot;))">
            <text:p/>
          </table:table-cell>
        </table:table-row>
        <table:table-row table:style-name="ro3">
          <table:table-cell table:formula="of:=IF([$master.F498]=&quot;&quot;;&quot;&quot;;CONCATENATE(&quot;@&quot;;[$master.B498];&quot; = ~&quot;;[$master.F498];&quot;~&quot;))">
            <text:p/>
          </table:table-cell>
        </table:table-row>
      </table:table>
      <table:table table:name="OUTER_SET" table:style-name="ta1">
        <table:table-column table:style-name="co1" table:default-cell-style-name="Default"/>
        <table:table-row table:style-name="ro3">
          <table:table-cell office:value-type="string" calcext:value-type="string">
            <text:p>// this block generated by spreadsheet and sorted</text:p>
          </table:table-cell>
        </table:table-row>
        <table:table-row table:style-name="ro3">
          <table:table-cell table:formula="of:=IF([$master.F2]=&quot;&quot;;&quot;&quot;;CONCATENATE(&quot;OUTER_SET &quot;;[$master.A2];&quot; = RESOLVE_STR_REF (@&quot;;[$master.B2];&quot;) // &quot;;[$master.E2]))">
            <text:p/>
          </table:table-cell>
        </table:table-row>
        <table:table-row table:style-name="ro3">
          <table:table-cell table:formula="of:=IF([$master.F3]=&quot;&quot;;&quot;&quot;;CONCATENATE(&quot;OUTER_SET &quot;;[$master.A3];&quot; = RESOLVE_STR_REF (@&quot;;[$master.B3];&quot;) // &quot;;[$master.E3]))">
            <text:p/>
          </table:table-cell>
        </table:table-row>
        <table:table-row table:style-name="ro3">
          <table:table-cell table:formula="of:=IF([$master.F4]=&quot;&quot;;&quot;&quot;;CONCATENATE(&quot;OUTER_SET &quot;;[$master.A4];&quot; = RESOLVE_STR_REF (@&quot;;[$master.B4];&quot;) // &quot;;[$master.E4]))">
            <text:p/>
          </table:table-cell>
        </table:table-row>
        <table:table-row table:style-name="ro3">
          <table:table-cell table:formula="of:=IF([$master.F5]=&quot;&quot;;&quot;&quot;;CONCATENATE(&quot;OUTER_SET &quot;;[$master.A5];&quot; = RESOLVE_STR_REF (@&quot;;[$master.B5];&quot;) // &quot;;[$master.E5]))">
            <text:p/>
          </table:table-cell>
        </table:table-row>
        <table:table-row table:style-name="ro3">
          <table:table-cell table:formula="of:=IF([$master.F6]=&quot;&quot;;&quot;&quot;;CONCATENATE(&quot;OUTER_SET &quot;;[$master.A6];&quot; = RESOLVE_STR_REF (@&quot;;[$master.B6];&quot;) // &quot;;[$master.E6]))">
            <text:p/>
          </table:table-cell>
        </table:table-row>
        <table:table-row table:style-name="ro3">
          <table:table-cell table:formula="of:=IF([$master.F7]=&quot;&quot;;&quot;&quot;;CONCATENATE(&quot;OUTER_SET &quot;;[$master.A7];&quot; = RESOLVE_STR_REF (@&quot;;[$master.B7];&quot;) // &quot;;[$master.E7]))">
            <text:p/>
          </table:table-cell>
        </table:table-row>
        <table:table-row table:style-name="ro3">
          <table:table-cell table:formula="of:=IF([$master.F8]=&quot;&quot;;&quot;&quot;;CONCATENATE(&quot;OUTER_SET &quot;;[$master.A8];&quot; = RESOLVE_STR_REF (@&quot;;[$master.B8];&quot;) // &quot;;[$master.E8]))">
            <text:p/>
          </table:table-cell>
        </table:table-row>
        <table:table-row table:style-name="ro3">
          <table:table-cell table:formula="of:=IF([$master.F9]=&quot;&quot;;&quot;&quot;;CONCATENATE(&quot;OUTER_SET &quot;;[$master.A9];&quot; = RESOLVE_STR_REF (@&quot;;[$master.B9];&quot;) // &quot;;[$master.E9]))">
            <text:p/>
          </table:table-cell>
        </table:table-row>
        <table:table-row table:style-name="ro3">
          <table:table-cell table:formula="of:=IF([$master.F10]=&quot;&quot;;&quot;&quot;;CONCATENATE(&quot;OUTER_SET &quot;;[$master.A10];&quot; = RESOLVE_STR_REF (@&quot;;[$master.B10];&quot;) // &quot;;[$master.E10]))">
            <text:p/>
          </table:table-cell>
        </table:table-row>
        <table:table-row table:style-name="ro3">
          <table:table-cell table:formula="of:=IF([$master.F11]=&quot;&quot;;&quot;&quot;;CONCATENATE(&quot;OUTER_SET &quot;;[$master.A11];&quot; = RESOLVE_STR_REF (@&quot;;[$master.B11];&quot;) // &quot;;[$master.E11]))">
            <text:p/>
          </table:table-cell>
        </table:table-row>
        <table:table-row table:style-name="ro3">
          <table:table-cell table:formula="of:=IF([$master.F12]=&quot;&quot;;&quot;&quot;;CONCATENATE(&quot;OUTER_SET &quot;;[$master.A12];&quot; = RESOLVE_STR_REF (@&quot;;[$master.B12];&quot;) // &quot;;[$master.E12]))">
            <text:p/>
          </table:table-cell>
        </table:table-row>
        <table:table-row table:style-name="ro3">
          <table:table-cell table:formula="of:=IF([$master.F13]=&quot;&quot;;&quot;&quot;;CONCATENATE(&quot;OUTER_SET &quot;;[$master.A13];&quot; = RESOLVE_STR_REF (@&quot;;[$master.B13];&quot;) // &quot;;[$master.E13]))">
            <text:p/>
          </table:table-cell>
        </table:table-row>
        <table:table-row table:style-name="ro3">
          <table:table-cell table:formula="of:=IF([$master.F14]=&quot;&quot;;&quot;&quot;;CONCATENATE(&quot;OUTER_SET &quot;;[$master.A14];&quot; = RESOLVE_STR_REF (@&quot;;[$master.B14];&quot;) // &quot;;[$master.E14]))">
            <text:p/>
          </table:table-cell>
        </table:table-row>
        <table:table-row table:style-name="ro3">
          <table:table-cell table:formula="of:=IF([$master.F15]=&quot;&quot;;&quot;&quot;;CONCATENATE(&quot;OUTER_SET &quot;;[$master.A15];&quot; = RESOLVE_STR_REF (@&quot;;[$master.B15];&quot;) // &quot;;[$master.E15]))">
            <text:p/>
          </table:table-cell>
        </table:table-row>
        <table:table-row table:style-name="ro3">
          <table:table-cell table:formula="of:=IF([$master.F16]=&quot;&quot;;&quot;&quot;;CONCATENATE(&quot;OUTER_SET &quot;;[$master.A16];&quot; = RESOLVE_STR_REF (@&quot;;[$master.B16];&quot;) // &quot;;[$master.E16]))">
            <text:p/>
          </table:table-cell>
        </table:table-row>
        <table:table-row table:style-name="ro3">
          <table:table-cell table:formula="of:=IF([$master.F17]=&quot;&quot;;&quot;&quot;;CONCATENATE(&quot;OUTER_SET &quot;;[$master.A17];&quot; = RESOLVE_STR_REF (@&quot;;[$master.B17];&quot;) // &quot;;[$master.E17]))">
            <text:p/>
          </table:table-cell>
        </table:table-row>
        <table:table-row table:style-name="ro3">
          <table:table-cell table:formula="of:=IF([$master.F18]=&quot;&quot;;&quot;&quot;;CONCATENATE(&quot;OUTER_SET &quot;;[$master.A18];&quot; = RESOLVE_STR_REF (@&quot;;[$master.B18];&quot;) // &quot;;[$master.E18]))">
            <text:p/>
          </table:table-cell>
        </table:table-row>
        <table:table-row table:style-name="ro3">
          <table:table-cell table:formula="of:=IF([$master.F19]=&quot;&quot;;&quot;&quot;;CONCATENATE(&quot;OUTER_SET &quot;;[$master.A19];&quot; = RESOLVE_STR_REF (@&quot;;[$master.B19];&quot;) // &quot;;[$master.E19]))">
            <text:p/>
          </table:table-cell>
        </table:table-row>
        <table:table-row table:style-name="ro3">
          <table:table-cell table:formula="of:=IF([$master.F20]=&quot;&quot;;&quot;&quot;;CONCATENATE(&quot;OUTER_SET &quot;;[$master.A20];&quot; = RESOLVE_STR_REF (@&quot;;[$master.B20];&quot;) // &quot;;[$master.E20]))">
            <text:p/>
          </table:table-cell>
        </table:table-row>
        <table:table-row table:style-name="ro3">
          <table:table-cell table:formula="of:=IF([$master.F21]=&quot;&quot;;&quot;&quot;;CONCATENATE(&quot;OUTER_SET &quot;;[$master.A21];&quot; = RESOLVE_STR_REF (@&quot;;[$master.B21];&quot;) // &quot;;[$master.E21]))" office:value-type="string" office:string-value="OUTER_SET ar0100 = RESOLVE_STR_REF (@100) // NW Baldur's Gate (Helm &amp; Cloak, Silvershield Estate)" calcext:value-type="string">
            <text:p>OUTER_SET ar0100 = RESOLVE_STR_REF (@100) // NW Baldur's Gate (Helm &amp; Cloak, Silvershield Estate)</text:p>
          </table:table-cell>
        </table:table-row>
        <table:table-row table:style-name="ro3">
          <table:table-cell table:formula="of:=IF([$master.F22]=&quot;&quot;;&quot;&quot;;CONCATENATE(&quot;OUTER_SET &quot;;[$master.A22];&quot; = RESOLVE_STR_REF (@&quot;;[$master.B22];&quot;) // &quot;;[$master.E22]))" office:value-type="string" office:string-value="OUTER_SET ar0101 = RESOLVE_STR_REF (@101) // Silvershield Estate, ground floor" calcext:value-type="string">
            <text:p>OUTER_SET ar0101 = RESOLVE_STR_REF (@101) // Silvershield Estate, ground floor</text:p>
          </table:table-cell>
        </table:table-row>
        <table:table-row table:style-name="ro3">
          <table:table-cell table:formula="of:=IF([$master.F23]=&quot;&quot;;&quot;&quot;;CONCATENATE(&quot;OUTER_SET &quot;;[$master.A23];&quot; = RESOLVE_STR_REF (@&quot;;[$master.B23];&quot;) // &quot;;[$master.E23]))">
            <text:p/>
          </table:table-cell>
        </table:table-row>
        <table:table-row table:style-name="ro3">
          <table:table-cell table:formula="of:=IF([$master.F24]=&quot;&quot;;&quot;&quot;;CONCATENATE(&quot;OUTER_SET &quot;;[$master.A24];&quot; = RESOLVE_STR_REF (@&quot;;[$master.B24];&quot;) // &quot;;[$master.E24]))">
            <text:p/>
          </table:table-cell>
        </table:table-row>
        <table:table-row table:style-name="ro3">
          <table:table-cell table:formula="of:=IF([$master.F25]=&quot;&quot;;&quot;&quot;;CONCATENATE(&quot;OUTER_SET &quot;;[$master.A25];&quot; = RESOLVE_STR_REF (@&quot;;[$master.B25];&quot;) // &quot;;[$master.E25]))">
            <text:p/>
          </table:table-cell>
        </table:table-row>
        <table:table-row table:style-name="ro3">
          <table:table-cell table:formula="of:=IF([$master.F26]=&quot;&quot;;&quot;&quot;;CONCATENATE(&quot;OUTER_SET &quot;;[$master.A26];&quot; = RESOLVE_STR_REF (@&quot;;[$master.B26];&quot;) // &quot;;[$master.E26]))" office:value-type="string" office:string-value="OUTER_SET ar0105 = RESOLVE_STR_REF (@105) // Blade and Stars, ground floor (G'axir the Seer, Elkart)" calcext:value-type="string">
            <text:p>OUTER_SET ar0105 = RESOLVE_STR_REF (@105) // Blade and Stars, ground floor (G'axir the Seer, Elkart)</text:p>
          </table:table-cell>
        </table:table-row>
        <table:table-row table:style-name="ro3">
          <table:table-cell table:formula="of:=IF([$master.F27]=&quot;&quot;;&quot;&quot;;CONCATENATE(&quot;OUTER_SET &quot;;[$master.A27];&quot; = RESOLVE_STR_REF (@&quot;;[$master.B27];&quot;) // &quot;;[$master.E27]))">
            <text:p/>
          </table:table-cell>
        </table:table-row>
        <table:table-row table:style-name="ro3">
          <table:table-cell table:formula="of:=IF([$master.F28]=&quot;&quot;;&quot;&quot;;CONCATENATE(&quot;OUTER_SET &quot;;[$master.A28];&quot; = RESOLVE_STR_REF (@&quot;;[$master.B28];&quot;) // &quot;;[$master.E28]))">
            <text:p/>
          </table:table-cell>
        </table:table-row>
        <table:table-row table:style-name="ro3">
          <table:table-cell table:formula="of:=IF([$master.F29]=&quot;&quot;;&quot;&quot;;CONCATENATE(&quot;OUTER_SET &quot;;[$master.A29];&quot; = RESOLVE_STR_REF (@&quot;;[$master.B29];&quot;) // &quot;;[$master.E29]))" office:value-type="string" office:string-value="OUTER_SET ar0108 = RESOLVE_STR_REF (@108) // Duchal Palace, ground floor" calcext:value-type="string">
            <text:p>OUTER_SET ar0108 = RESOLVE_STR_REF (@108) // Duchal Palace, ground floor</text:p>
          </table:table-cell>
        </table:table-row>
        <table:table-row table:style-name="ro3">
          <table:table-cell table:formula="of:=IF([$master.F30]=&quot;&quot;;&quot;&quot;;CONCATENATE(&quot;OUTER_SET &quot;;[$master.A30];&quot; = RESOLVE_STR_REF (@&quot;;[$master.B30];&quot;) // &quot;;[$master.E30]))">
            <text:p/>
          </table:table-cell>
        </table:table-row>
        <table:table-row table:style-name="ro3">
          <table:table-cell table:formula="of:=IF([$master.F31]=&quot;&quot;;&quot;&quot;;CONCATENATE(&quot;OUTER_SET &quot;;[$master.A31];&quot; = RESOLVE_STR_REF (@&quot;;[$master.B31];&quot;) // &quot;;[$master.E31]))">
            <text:p/>
          </table:table-cell>
        </table:table-row>
        <table:table-row table:style-name="ro3">
          <table:table-cell table:formula="of:=IF([$master.F32]=&quot;&quot;;&quot;&quot;;CONCATENATE(&quot;OUTER_SET &quot;;[$master.A32];&quot; = RESOLVE_STR_REF (@&quot;;[$master.B32];&quot;) // &quot;;[$master.E32]))" office:value-type="string" office:string-value="OUTER_SET ar0111 = RESOLVE_STR_REF (@111) // Duchal Palace, basement" calcext:value-type="string">
            <text:p>OUTER_SET ar0111 = RESOLVE_STR_REF (@111) // Duchal Palace, basement</text:p>
          </table:table-cell>
        </table:table-row>
        <table:table-row table:style-name="ro3">
          <table:table-cell table:formula="of:=IF([$master.F33]=&quot;&quot;;&quot;&quot;;CONCATENATE(&quot;OUTER_SET &quot;;[$master.A33];&quot; = RESOLVE_STR_REF (@&quot;;[$master.B33];&quot;) // &quot;;[$master.E33]))" office:value-type="string" office:string-value="OUTER_SET ar0112 = RESOLVE_STR_REF (@112) // Undercellars (Slythe, Krystin)" calcext:value-type="string">
            <text:p>OUTER_SET ar0112 = RESOLVE_STR_REF (@112) // Undercellars (Slythe, Krystin)</text:p>
          </table:table-cell>
        </table:table-row>
        <table:table-row table:style-name="ro3">
          <table:table-cell table:formula="of:=IF([$master.F34]=&quot;&quot;;&quot;&quot;;CONCATENATE(&quot;OUTER_SET &quot;;[$master.A34];&quot; = RESOLVE_STR_REF (@&quot;;[$master.B34];&quot;) // &quot;;[$master.E34]))" office:value-type="string" office:string-value="OUTER_SET ar0114 = RESOLVE_STR_REF (@114) // Blushing Mermaid, ground floor (Larze)" calcext:value-type="string">
            <text:p>OUTER_SET ar0114 = RESOLVE_STR_REF (@114) // Blushing Mermaid, ground floor (Larze)</text:p>
          </table:table-cell>
        </table:table-row>
        <table:table-row table:style-name="ro3">
          <table:table-cell table:formula="of:=IF([$master.F35]=&quot;&quot;;&quot;&quot;;CONCATENATE(&quot;OUTER_SET &quot;;[$master.A35];&quot; = RESOLVE_STR_REF (@&quot;;[$master.B35];&quot;) // &quot;;[$master.E35]))">
            <text:p/>
          </table:table-cell>
        </table:table-row>
        <table:table-row table:style-name="ro3">
          <table:table-cell table:formula="of:=IF([$master.F36]=&quot;&quot;;&quot;&quot;;CONCATENATE(&quot;OUTER_SET &quot;;[$master.A36];&quot; = RESOLVE_STR_REF (@&quot;;[$master.B36];&quot;) // &quot;;[$master.E36]))" office:value-type="string" office:string-value="OUTER_SET ar0116 = RESOLVE_STR_REF (@116) // Helm &amp; Cloak, ground floor (Gorpel Hind)" calcext:value-type="string">
            <text:p>OUTER_SET ar0116 = RESOLVE_STR_REF (@116) // Helm &amp; Cloak, ground floor (Gorpel Hind)</text:p>
          </table:table-cell>
        </table:table-row>
        <table:table-row table:style-name="ro3">
          <table:table-cell table:formula="of:=IF([$master.F37]=&quot;&quot;;&quot;&quot;;CONCATENATE(&quot;OUTER_SET &quot;;[$master.A37];&quot; = RESOLVE_STR_REF (@&quot;;[$master.B37];&quot;) // &quot;;[$master.E37]))">
            <text:p/>
          </table:table-cell>
        </table:table-row>
        <table:table-row table:style-name="ro3">
          <table:table-cell table:formula="of:=IF([$master.F38]=&quot;&quot;;&quot;&quot;;CONCATENATE(&quot;OUTER_SET &quot;;[$master.A38];&quot; = RESOLVE_STR_REF (@&quot;;[$master.B38];&quot;) // &quot;;[$master.E38]))">
            <text:p/>
          </table:table-cell>
        </table:table-row>
        <table:table-row table:style-name="ro3">
          <table:table-cell table:formula="of:=IF([$master.F39]=&quot;&quot;;&quot;&quot;;CONCATENATE(&quot;OUTER_SET &quot;;[$master.A39];&quot; = RESOLVE_STR_REF (@&quot;;[$master.B39];&quot;) // &quot;;[$master.E39]))" office:value-type="string" office:string-value="OUTER_SET ar0119 = RESOLVE_STR_REF (@119) // Three Old Kegs tavern, ground floor" calcext:value-type="string">
            <text:p>OUTER_SET ar0119 = RESOLVE_STR_REF (@119) // Three Old Kegs tavern, ground floor</text:p>
          </table:table-cell>
        </table:table-row>
        <table:table-row table:style-name="ro3">
          <table:table-cell table:formula="of:=IF([$master.F40]=&quot;&quot;;&quot;&quot;;CONCATENATE(&quot;OUTER_SET &quot;;[$master.A40];&quot; = RESOLVE_STR_REF (@&quot;;[$master.B40];&quot;) // &quot;;[$master.E40]))">
            <text:p/>
          </table:table-cell>
        </table:table-row>
        <table:table-row table:style-name="ro3">
          <table:table-cell table:formula="of:=IF([$master.F41]=&quot;&quot;;&quot;&quot;;CONCATENATE(&quot;OUTER_SET &quot;;[$master.A41];&quot; = RESOLVE_STR_REF (@&quot;;[$master.B41];&quot;) // &quot;;[$master.E41]))">
            <text:p/>
          </table:table-cell>
        </table:table-row>
        <table:table-row table:style-name="ro3">
          <table:table-cell table:formula="of:=IF([$master.F42]=&quot;&quot;;&quot;&quot;;CONCATENATE(&quot;OUTER_SET &quot;;[$master.A42];&quot; = RESOLVE_STR_REF (@&quot;;[$master.B42];&quot;) // &quot;;[$master.E42]))" office:value-type="string" office:string-value="OUTER_SET ar0123 = RESOLVE_STR_REF (@123) // Undercity (Temple of Bhaal, old city ruins)" calcext:value-type="string">
            <text:p>OUTER_SET ar0123 = RESOLVE_STR_REF (@123) // Undercity (Temple of Bhaal, old city ruins)</text:p>
          </table:table-cell>
        </table:table-row>
        <table:table-row table:style-name="ro3">
          <table:table-cell table:formula="of:=IF([$master.F43]=&quot;&quot;;&quot;&quot;;CONCATENATE(&quot;OUTER_SET &quot;;[$master.A43];&quot; = RESOLVE_STR_REF (@&quot;;[$master.B43];&quot;) // &quot;;[$master.E43]))" office:value-type="string" office:string-value="OUTER_SET ar0125 = RESOLVE_STR_REF (@125) // Temple of Bhaal (game finale)" calcext:value-type="string">
            <text:p>OUTER_SET ar0125 = RESOLVE_STR_REF (@125) // Temple of Bhaal (game finale)</text:p>
          </table:table-cell>
        </table:table-row>
        <table:table-row table:style-name="ro3">
          <table:table-cell table:formula="of:=IF([$master.F44]=&quot;&quot;;&quot;&quot;;CONCATENATE(&quot;OUTER_SET &quot;;[$master.A44];&quot; = RESOLVE_STR_REF (@&quot;;[$master.B44];&quot;) // &quot;;[$master.E44]))">
            <text:p/>
          </table:table-cell>
        </table:table-row>
        <table:table-row table:style-name="ro3">
          <table:table-cell table:formula="of:=IF([$master.F45]=&quot;&quot;;&quot;&quot;;CONCATENATE(&quot;OUTER_SET &quot;;[$master.A45];&quot; = RESOLVE_STR_REF (@&quot;;[$master.B45];&quot;) // &quot;;[$master.E45]))" office:value-type="string" office:string-value="OUTER_SET ar0127 = RESOLVE_STR_REF (@127) // Merchant League, ground floor (Irlentree)" calcext:value-type="string">
            <text:p>OUTER_SET ar0127 = RESOLVE_STR_REF (@127) // Merchant League, ground floor (Irlentree)</text:p>
          </table:table-cell>
        </table:table-row>
        <table:table-row table:style-name="ro3">
          <table:table-cell table:formula="of:=IF([$master.F46]=&quot;&quot;;&quot;&quot;;CONCATENATE(&quot;OUTER_SET &quot;;[$master.A46];&quot; = RESOLVE_STR_REF (@&quot;;[$master.B46];&quot;) // &quot;;[$master.E46]))" office:value-type="string" office:string-value="OUTER_SET ar0128 = RESOLVE_STR_REF (@128) // Merchant League, second floor (Aldeth, Brandilar, Zorl)" calcext:value-type="string">
            <text:p>OUTER_SET ar0128 = RESOLVE_STR_REF (@128) // Merchant League, second floor (Aldeth, Brandilar, Zorl)</text:p>
          </table:table-cell>
        </table:table-row>
        <table:table-row table:style-name="ro3">
          <table:table-cell table:formula="of:=IF([$master.F47]=&quot;&quot;;&quot;&quot;;CONCATENATE(&quot;OUTER_SET &quot;;[$master.A47];&quot; = RESOLVE_STR_REF (@&quot;;[$master.B47];&quot;) // &quot;;[$master.E47]))" office:value-type="string" office:string-value="OUTER_SET ar0129 = RESOLVE_STR_REF (@129) // Merchant League, third floor" calcext:value-type="string">
            <text:p>OUTER_SET ar0129 = RESOLVE_STR_REF (@129) // Merchant League, third floor</text:p>
          </table:table-cell>
        </table:table-row>
        <table:table-row table:style-name="ro3">
          <table:table-cell table:formula="of:=IF([$master.F48]=&quot;&quot;;&quot;&quot;;CONCATENATE(&quot;OUTER_SET &quot;;[$master.A48];&quot; = RESOLVE_STR_REF (@&quot;;[$master.B48];&quot;) // &quot;;[$master.E48]))" office:value-type="string" office:string-value="OUTER_SET ar0130 = RESOLVE_STR_REF (@130) // Hall of Wonders (Alora)" calcext:value-type="string">
            <text:p>OUTER_SET ar0130 = RESOLVE_STR_REF (@130) // Hall of Wonders (Alora)</text:p>
          </table:table-cell>
        </table:table-row>
        <table:table-row table:style-name="ro3">
          <table:table-cell table:formula="of:=IF([$master.F49]=&quot;&quot;;&quot;&quot;;CONCATENATE(&quot;OUTER_SET &quot;;[$master.A49];&quot; = RESOLVE_STR_REF (@&quot;;[$master.B49];&quot;) // &quot;;[$master.E49]))" office:value-type="string" office:string-value="OUTER_SET ar0131 = RESOLVE_STR_REF (@131) // Temple of Gond (Forthel August)" calcext:value-type="string">
            <text:p>OUTER_SET ar0131 = RESOLVE_STR_REF (@131) // Temple of Gond (Forthel August)</text:p>
          </table:table-cell>
        </table:table-row>
        <table:table-row table:style-name="ro3">
          <table:table-cell table:formula="of:=IF([$master.F50]=&quot;&quot;;&quot;&quot;;CONCATENATE(&quot;OUTER_SET &quot;;[$master.A50];&quot; = RESOLVE_STR_REF (@&quot;;[$master.B50];&quot;) // &quot;;[$master.E50]))" office:value-type="string" office:string-value="OUTER_SET ar0132 = RESOLVE_STR_REF (@132) // Lady's House (Agnasia, Chanthalas Ulbright)" calcext:value-type="string">
            <text:p>OUTER_SET ar0132 = RESOLVE_STR_REF (@132) // Lady's House (Agnasia, Chanthalas Ulbright)</text:p>
          </table:table-cell>
        </table:table-row>
        <table:table-row table:style-name="ro3">
          <table:table-cell table:formula="of:=IF([$master.F51]=&quot;&quot;;&quot;&quot;;CONCATENATE(&quot;OUTER_SET &quot;;[$master.A51];&quot; = RESOLVE_STR_REF (@&quot;;[$master.B51];&quot;) // &quot;;[$master.E51]))" office:value-type="string" office:string-value="OUTER_SET ar0133 = RESOLVE_STR_REF (@133) // Low Lantern, ground floor" calcext:value-type="string">
            <text:p>OUTER_SET ar0133 = RESOLVE_STR_REF (@133) // Low Lantern, ground floor</text:p>
          </table:table-cell>
        </table:table-row>
        <table:table-row table:style-name="ro3">
          <table:table-cell table:formula="of:=IF([$master.F52]=&quot;&quot;;&quot;&quot;;CONCATENATE(&quot;OUTER_SET &quot;;[$master.A52];&quot; = RESOLVE_STR_REF (@&quot;;[$master.B52];&quot;) // &quot;;[$master.E52]))">
            <text:p/>
          </table:table-cell>
        </table:table-row>
        <table:table-row table:style-name="ro3">
          <table:table-cell table:formula="of:=IF([$master.F53]=&quot;&quot;;&quot;&quot;;CONCATENATE(&quot;OUTER_SET &quot;;[$master.A53];&quot; = RESOLVE_STR_REF (@&quot;;[$master.B53];&quot;) // &quot;;[$master.E53]))">
            <text:p/>
          </table:table-cell>
        </table:table-row>
        <table:table-row table:style-name="ro3">
          <table:table-cell table:formula="of:=IF([$master.F54]=&quot;&quot;;&quot;&quot;;CONCATENATE(&quot;OUTER_SET &quot;;[$master.A54];&quot; = RESOLVE_STR_REF (@&quot;;[$master.B54];&quot;) // &quot;;[$master.E54]))">
            <text:p/>
          </table:table-cell>
        </table:table-row>
        <table:table-row table:style-name="ro3">
          <table:table-cell table:formula="of:=IF([$master.F55]=&quot;&quot;;&quot;&quot;;CONCATENATE(&quot;OUTER_SET &quot;;[$master.A55];&quot; = RESOLVE_STR_REF (@&quot;;[$master.B55];&quot;) // &quot;;[$master.E55]))">
            <text:p/>
          </table:table-cell>
        </table:table-row>
        <table:table-row table:style-name="ro3">
          <table:table-cell table:formula="of:=IF([$master.F56]=&quot;&quot;;&quot;&quot;;CONCATENATE(&quot;OUTER_SET &quot;;[$master.A56];&quot; = RESOLVE_STR_REF (@&quot;;[$master.B56];&quot;) // &quot;;[$master.E56]))">
            <text:p/>
          </table:table-cell>
        </table:table-row>
        <table:table-row table:style-name="ro3">
          <table:table-cell table:formula="of:=IF([$master.F57]=&quot;&quot;;&quot;&quot;;CONCATENATE(&quot;OUTER_SET &quot;;[$master.A57];&quot; = RESOLVE_STR_REF (@&quot;;[$master.B57];&quot;) // &quot;;[$master.E57]))">
            <text:p/>
          </table:table-cell>
        </table:table-row>
        <table:table-row table:style-name="ro3">
          <table:table-cell table:formula="of:=IF([$master.F58]=&quot;&quot;;&quot;&quot;;CONCATENATE(&quot;OUTER_SET &quot;;[$master.A58];&quot; = RESOLVE_STR_REF (@&quot;;[$master.B58];&quot;) // &quot;;[$master.E58]))">
            <text:p/>
          </table:table-cell>
        </table:table-row>
        <table:table-row table:style-name="ro3">
          <table:table-cell table:formula="of:=IF([$master.F59]=&quot;&quot;;&quot;&quot;;CONCATENATE(&quot;OUTER_SET &quot;;[$master.A59];&quot; = RESOLVE_STR_REF (@&quot;;[$master.B59];&quot;) // &quot;;[$master.E59]))">
            <text:p/>
          </table:table-cell>
        </table:table-row>
        <table:table-row table:style-name="ro3">
          <table:table-cell table:formula="of:=IF([$master.F60]=&quot;&quot;;&quot;&quot;;CONCATENATE(&quot;OUTER_SET &quot;;[$master.A60];&quot; = RESOLVE_STR_REF (@&quot;;[$master.B60];&quot;) // &quot;;[$master.E60]))">
            <text:p/>
          </table:table-cell>
        </table:table-row>
        <table:table-row table:style-name="ro3">
          <table:table-cell table:formula="of:=IF([$master.F61]=&quot;&quot;;&quot;&quot;;CONCATENATE(&quot;OUTER_SET &quot;;[$master.A61];&quot; = RESOLVE_STR_REF (@&quot;;[$master.B61];&quot;) // &quot;;[$master.E61]))">
            <text:p/>
          </table:table-cell>
        </table:table-row>
        <table:table-row table:style-name="ro3">
          <table:table-cell table:formula="of:=IF([$master.F62]=&quot;&quot;;&quot;&quot;;CONCATENATE(&quot;OUTER_SET &quot;;[$master.A62];&quot; = RESOLVE_STR_REF (@&quot;;[$master.B62];&quot;) // &quot;;[$master.E62]))">
            <text:p/>
          </table:table-cell>
        </table:table-row>
        <table:table-row table:style-name="ro3">
          <table:table-cell table:formula="of:=IF([$master.F63]=&quot;&quot;;&quot;&quot;;CONCATENATE(&quot;OUTER_SET &quot;;[$master.A63];&quot; = RESOLVE_STR_REF (@&quot;;[$master.B63];&quot;) // &quot;;[$master.E63]))">
            <text:p/>
          </table:table-cell>
        </table:table-row>
        <table:table-row table:style-name="ro3">
          <table:table-cell table:formula="of:=IF([$master.F64]=&quot;&quot;;&quot;&quot;;CONCATENATE(&quot;OUTER_SET &quot;;[$master.A64];&quot; = RESOLVE_STR_REF (@&quot;;[$master.B64];&quot;) // &quot;;[$master.E64]))" office:value-type="string" office:string-value="OUTER_SET ar0146 = RESOLVE_STR_REF (@146) // Thieves Guild, Maze" calcext:value-type="string">
            <text:p>OUTER_SET ar0146 = RESOLVE_STR_REF (@146) // Thieves Guild, Maze</text:p>
          </table:table-cell>
        </table:table-row>
        <table:table-row table:style-name="ro3">
          <table:table-cell table:formula="of:=IF([$master.F65]=&quot;&quot;;&quot;&quot;;CONCATENATE(&quot;OUTER_SET &quot;;[$master.A65];&quot; = RESOLVE_STR_REF (@&quot;;[$master.B65];&quot;) // &quot;;[$master.E65]))" office:value-type="string" office:string-value="OUTER_SET ar0148 = RESOLVE_STR_REF (@148) // Thieves Guild, front house (fourth from west)" calcext:value-type="string">
            <text:p>OUTER_SET ar0148 = RESOLVE_STR_REF (@148) // Thieves Guild, front house (fourth from west)</text:p>
          </table:table-cell>
        </table:table-row>
        <table:table-row table:style-name="ro3">
          <table:table-cell table:formula="of:=IF([$master.F66]=&quot;&quot;;&quot;&quot;;CONCATENATE(&quot;OUTER_SET &quot;;[$master.A66];&quot; = RESOLVE_STR_REF (@&quot;;[$master.B66];&quot;) // &quot;;[$master.E66]))" office:value-type="string" office:string-value="OUTER_SET ar0149 = RESOLVE_STR_REF (@149) // Ilmater's Shrine" calcext:value-type="string">
            <text:p>OUTER_SET ar0149 = RESOLVE_STR_REF (@149) // Ilmater's Shrine</text:p>
          </table:table-cell>
        </table:table-row>
        <table:table-row table:style-name="ro3">
          <table:table-cell table:formula="of:=IF([$master.F67]=&quot;&quot;;&quot;&quot;;CONCATENATE(&quot;OUTER_SET &quot;;[$master.A67];&quot; = RESOLVE_STR_REF (@&quot;;[$master.B67];&quot;) // &quot;;[$master.E67]))">
            <text:p/>
          </table:table-cell>
        </table:table-row>
        <table:table-row table:style-name="ro3">
          <table:table-cell table:formula="of:=IF([$master.F68]=&quot;&quot;;&quot;&quot;;CONCATENATE(&quot;OUTER_SET &quot;;[$master.A68];&quot; = RESOLVE_STR_REF (@&quot;;[$master.B68];&quot;) // &quot;;[$master.E68]))">
            <text:p/>
          </table:table-cell>
        </table:table-row>
        <table:table-row table:style-name="ro3">
          <table:table-cell table:formula="of:=IF([$master.F69]=&quot;&quot;;&quot;&quot;;CONCATENATE(&quot;OUTER_SET &quot;;[$master.A69];&quot; = RESOLVE_STR_REF (@&quot;;[$master.B69];&quot;) // &quot;;[$master.E69]))">
            <text:p/>
          </table:table-cell>
        </table:table-row>
        <table:table-row table:style-name="ro3">
          <table:table-cell table:formula="of:=IF([$master.F70]=&quot;&quot;;&quot;&quot;;CONCATENATE(&quot;OUTER_SET &quot;;[$master.A70];&quot; = RESOLVE_STR_REF (@&quot;;[$master.B70];&quot;) // &quot;;[$master.E70]))" office:value-type="string" office:string-value="OUTER_SET ar0153 = RESOLVE_STR_REF (@153) // Thieves Guild, main area (Alatos, Narlen Darkwalk)" calcext:value-type="string">
            <text:p>OUTER_SET ar0153 = RESOLVE_STR_REF (@153) // Thieves Guild, main area (Alatos, Narlen Darkwalk)</text:p>
          </table:table-cell>
        </table:table-row>
        <table:table-row table:style-name="ro3">
          <table:table-cell table:formula="of:=IF([$master.F71]=&quot;&quot;;&quot;&quot;;CONCATENATE(&quot;OUTER_SET &quot;;[$master.A71];&quot; = RESOLVE_STR_REF (@&quot;;[$master.B71];&quot;) // &quot;;[$master.E71]))" office:value-type="string" office:string-value="OUTER_SET ar0154 = RESOLVE_STR_REF (@154) // Keexie Tavern, ground floor" calcext:value-type="string">
            <text:p>OUTER_SET ar0154 = RESOLVE_STR_REF (@154) // Keexie Tavern, ground floor</text:p>
          </table:table-cell>
        </table:table-row>
        <table:table-row table:style-name="ro3">
          <table:table-cell table:formula="of:=IF([$master.F72]=&quot;&quot;;&quot;&quot;;CONCATENATE(&quot;OUTER_SET &quot;;[$master.A72];&quot; = RESOLVE_STR_REF (@&quot;;[$master.B72];&quot;) // &quot;;[$master.E72]))">
            <text:p/>
          </table:table-cell>
        </table:table-row>
        <table:table-row table:style-name="ro3">
          <table:table-cell table:formula="of:=IF([$master.F73]=&quot;&quot;;&quot;&quot;;CONCATENATE(&quot;OUTER_SET &quot;;[$master.A73];&quot; = RESOLVE_STR_REF (@&quot;;[$master.B73];&quot;) // &quot;;[$master.E73]))">
            <text:p/>
          </table:table-cell>
        </table:table-row>
        <table:table-row table:style-name="ro3">
          <table:table-cell table:formula="of:=IF([$master.F74]=&quot;&quot;;&quot;&quot;;CONCATENATE(&quot;OUTER_SET &quot;;[$master.A74];&quot; = RESOLVE_STR_REF (@&quot;;[$master.B74];&quot;) // &quot;;[$master.E74]))">
            <text:p/>
          </table:table-cell>
        </table:table-row>
        <table:table-row table:style-name="ro3">
          <table:table-cell table:formula="of:=IF([$master.F75]=&quot;&quot;;&quot;&quot;;CONCATENATE(&quot;OUTER_SET &quot;;[$master.A75];&quot; = RESOLVE_STR_REF (@&quot;;[$master.B75];&quot;) // &quot;;[$master.E75]))">
            <text:p/>
          </table:table-cell>
        </table:table-row>
        <table:table-row table:style-name="ro3">
          <table:table-cell table:formula="of:=IF([$master.F76]=&quot;&quot;;&quot;&quot;;CONCATENATE(&quot;OUTER_SET &quot;;[$master.A76];&quot; = RESOLVE_STR_REF (@&quot;;[$master.B76];&quot;) // &quot;;[$master.E76]))">
            <text:p/>
          </table:table-cell>
        </table:table-row>
        <table:table-row table:style-name="ro3">
          <table:table-cell table:formula="of:=IF([$master.F77]=&quot;&quot;;&quot;&quot;;CONCATENATE(&quot;OUTER_SET &quot;;[$master.A77];&quot; = RESOLVE_STR_REF (@&quot;;[$master.B77];&quot;) // &quot;;[$master.E77]))">
            <text:p/>
          </table:table-cell>
        </table:table-row>
        <table:table-row table:style-name="ro3">
          <table:table-cell table:formula="of:=IF([$master.F78]=&quot;&quot;;&quot;&quot;;CONCATENATE(&quot;OUTER_SET &quot;;[$master.A78];&quot; = RESOLVE_STR_REF (@&quot;;[$master.B78];&quot;) // &quot;;[$master.E78]))">
            <text:p/>
          </table:table-cell>
        </table:table-row>
        <table:table-row table:style-name="ro3">
          <table:table-cell table:formula="of:=IF([$master.F79]=&quot;&quot;;&quot;&quot;;CONCATENATE(&quot;OUTER_SET &quot;;[$master.A79];&quot; = RESOLVE_STR_REF (@&quot;;[$master.B79];&quot;) // &quot;;[$master.E79]))">
            <text:p/>
          </table:table-cell>
        </table:table-row>
        <table:table-row table:style-name="ro3">
          <table:table-cell table:formula="of:=IF([$master.F80]=&quot;&quot;;&quot;&quot;;CONCATENATE(&quot;OUTER_SET &quot;;[$master.A80];&quot; = RESOLVE_STR_REF (@&quot;;[$master.B80];&quot;) // &quot;;[$master.E80]))">
            <text:p/>
          </table:table-cell>
        </table:table-row>
        <table:table-row table:style-name="ro3">
          <table:table-cell table:formula="of:=IF([$master.F81]=&quot;&quot;;&quot;&quot;;CONCATENATE(&quot;OUTER_SET &quot;;[$master.A81];&quot; = RESOLVE_STR_REF (@&quot;;[$master.B81];&quot;) // &quot;;[$master.E81]))">
            <text:p/>
          </table:table-cell>
        </table:table-row>
        <table:table-row table:style-name="ro3">
          <table:table-cell table:formula="of:=IF([$master.F82]=&quot;&quot;;&quot;&quot;;CONCATENATE(&quot;OUTER_SET &quot;;[$master.A82];&quot; = RESOLVE_STR_REF (@&quot;;[$master.B82];&quot;) // &quot;;[$master.E82]))" office:value-type="string" office:string-value="OUTER_SET ar0165 = RESOLVE_STR_REF (@165) // Generic tavern, ground floor (Connoly Finn)" calcext:value-type="string">
            <text:p>OUTER_SET ar0165 = RESOLVE_STR_REF (@165) // Generic tavern, ground floor (Connoly Finn)</text:p>
          </table:table-cell>
        </table:table-row>
        <table:table-row table:style-name="ro3">
          <table:table-cell table:formula="of:=IF([$master.F83]=&quot;&quot;;&quot;&quot;;CONCATENATE(&quot;OUTER_SET &quot;;[$master.A83];&quot; = RESOLVE_STR_REF (@&quot;;[$master.B83];&quot;) // &quot;;[$master.E83]))">
            <text:p/>
          </table:table-cell>
        </table:table-row>
        <table:table-row table:style-name="ro3">
          <table:table-cell table:formula="of:=IF([$master.F84]=&quot;&quot;;&quot;&quot;;CONCATENATE(&quot;OUTER_SET &quot;;[$master.A84];&quot; = RESOLVE_STR_REF (@&quot;;[$master.B84];&quot;) // &quot;;[$master.E84]))">
            <text:p/>
          </table:table-cell>
        </table:table-row>
        <table:table-row table:style-name="ro3">
          <table:table-cell table:formula="of:=IF([$master.F85]=&quot;&quot;;&quot;&quot;;CONCATENATE(&quot;OUTER_SET &quot;;[$master.A85];&quot; = RESOLVE_STR_REF (@&quot;;[$master.B85];&quot;) // &quot;;[$master.E85]))">
            <text:p/>
          </table:table-cell>
        </table:table-row>
        <table:table-row table:style-name="ro3">
          <table:table-cell table:formula="of:=IF([$master.F86]=&quot;&quot;;&quot;&quot;;CONCATENATE(&quot;OUTER_SET &quot;;[$master.A86];&quot; = RESOLVE_STR_REF (@&quot;;[$master.B86];&quot;) // &quot;;[$master.E86]))">
            <text:p/>
          </table:table-cell>
        </table:table-row>
        <table:table-row table:style-name="ro3">
          <table:table-cell table:formula="of:=IF([$master.F87]=&quot;&quot;;&quot;&quot;;CONCATENATE(&quot;OUTER_SET &quot;;[$master.A87];&quot; = RESOLVE_STR_REF (@&quot;;[$master.B87];&quot;) // &quot;;[$master.E87]))">
            <text:p/>
          </table:table-cell>
        </table:table-row>
        <table:table-row table:style-name="ro3">
          <table:table-cell table:formula="of:=IF([$master.F88]=&quot;&quot;;&quot;&quot;;CONCATENATE(&quot;OUTER_SET &quot;;[$master.A88];&quot; = RESOLVE_STR_REF (@&quot;;[$master.B88];&quot;) // &quot;;[$master.E88]))" office:value-type="string" office:string-value="OUTER_SET ar0171 = RESOLVE_STR_REF (@171) // Keexie Tavern, second floor" calcext:value-type="string">
            <text:p>OUTER_SET ar0171 = RESOLVE_STR_REF (@171) // Keexie Tavern, second floor</text:p>
          </table:table-cell>
        </table:table-row>
        <table:table-row table:style-name="ro3">
          <table:table-cell table:formula="of:=IF([$master.F89]=&quot;&quot;;&quot;&quot;;CONCATENATE(&quot;OUTER_SET &quot;;[$master.A89];&quot; = RESOLVE_STR_REF (@&quot;;[$master.B89];&quot;) // &quot;;[$master.E89]))" office:value-type="string" office:string-value="OUTER_SET ar0200 = RESOLVE_STR_REF (@200) // N Baldur's Gate (Ramazith's Tower, Duchal Palace)" calcext:value-type="string">
            <text:p>OUTER_SET ar0200 = RESOLVE_STR_REF (@200) // N Baldur's Gate (Ramazith's Tower, Duchal Palace)</text:p>
          </table:table-cell>
        </table:table-row>
        <table:table-row table:style-name="ro3">
          <table:table-cell table:formula="of:=IF([$master.F90]=&quot;&quot;;&quot;&quot;;CONCATENATE(&quot;OUTER_SET &quot;;[$master.A90];&quot; = RESOLVE_STR_REF (@&quot;;[$master.B90];&quot;) // &quot;;[$master.E90]))" office:value-type="string" office:string-value="OUTER_SET ar0224 = RESOLVE_STR_REF (@224) // BG Sewers, western area (Schlumpsha the Sewer King)" calcext:value-type="string">
            <text:p>OUTER_SET ar0224 = RESOLVE_STR_REF (@224) // BG Sewers, western area (Schlumpsha the Sewer King)</text:p>
          </table:table-cell>
        </table:table-row>
        <table:table-row table:style-name="ro3">
          <table:table-cell table:formula="of:=IF([$master.F91]=&quot;&quot;;&quot;&quot;;CONCATENATE(&quot;OUTER_SET &quot;;[$master.A91];&quot; = RESOLVE_STR_REF (@&quot;;[$master.B91];&quot;) // &quot;;[$master.E91]))" office:value-type="string" office:string-value="OUTER_SET ar0225 = RESOLVE_STR_REF (@225) // BG Sewers, central area (Ratchild)" calcext:value-type="string">
            <text:p>OUTER_SET ar0225 = RESOLVE_STR_REF (@225) // BG Sewers, central area (Ratchild)</text:p>
          </table:table-cell>
        </table:table-row>
        <table:table-row table:style-name="ro3">
          <table:table-cell table:formula="of:=IF([$master.F92]=&quot;&quot;;&quot;&quot;;CONCATENATE(&quot;OUTER_SET &quot;;[$master.A92];&quot; = RESOLVE_STR_REF (@&quot;;[$master.B92];&quot;) // &quot;;[$master.E92]))" office:value-type="string" office:string-value="OUTER_SET ar0226 = RESOLVE_STR_REF (@226) // BG Sewers, eastern area (ogre mage for Scar)" calcext:value-type="string">
            <text:p>OUTER_SET ar0226 = RESOLVE_STR_REF (@226) // BG Sewers, eastern area (ogre mage for Scar)</text:p>
          </table:table-cell>
        </table:table-row>
        <table:table-row table:style-name="ro3">
          <table:table-cell table:formula="of:=IF([$master.F93]=&quot;&quot;;&quot;&quot;;CONCATENATE(&quot;OUTER_SET &quot;;[$master.A93];&quot; = RESOLVE_STR_REF (@&quot;;[$master.B93];&quot;) // &quot;;[$master.E93]))" office:value-type="string" office:string-value="OUTER_SET ar0300 = RESOLVE_STR_REF (@300) // NE Baldur's Gate (Blushing Mermaid, Splurging Sturgeon, Counting House)" calcext:value-type="string">
            <text:p>OUTER_SET ar0300 = RESOLVE_STR_REF (@300) // NE Baldur's Gate (Blushing Mermaid, Splurging Sturgeon, Counting House)</text:p>
          </table:table-cell>
        </table:table-row>
        <table:table-row table:style-name="ro3">
          <table:table-cell table:formula="of:=IF([$master.F94]=&quot;&quot;;&quot;&quot;;CONCATENATE(&quot;OUTER_SET &quot;;[$master.A94];&quot; = RESOLVE_STR_REF (@&quot;;[$master.B94];&quot;) // &quot;;[$master.E94]))">
            <text:p/>
          </table:table-cell>
        </table:table-row>
        <table:table-row table:style-name="ro3">
          <table:table-cell table:formula="of:=IF([$master.F95]=&quot;&quot;;&quot;&quot;;CONCATENATE(&quot;OUTER_SET &quot;;[$master.A95];&quot; = RESOLVE_STR_REF (@&quot;;[$master.B95];&quot;) // &quot;;[$master.E95]))">
            <text:p/>
          </table:table-cell>
        </table:table-row>
        <table:table-row table:style-name="ro3">
          <table:table-cell table:formula="of:=IF([$master.F96]=&quot;&quot;;&quot;&quot;;CONCATENATE(&quot;OUTER_SET &quot;;[$master.A96];&quot; = RESOLVE_STR_REF (@&quot;;[$master.B96];&quot;) // &quot;;[$master.E96]))">
            <text:p/>
          </table:table-cell>
        </table:table-row>
        <table:table-row table:style-name="ro3">
          <table:table-cell table:formula="of:=IF([$master.F97]=&quot;&quot;;&quot;&quot;;CONCATENATE(&quot;OUTER_SET &quot;;[$master.A97];&quot; = RESOLVE_STR_REF (@&quot;;[$master.B97];&quot;) // &quot;;[$master.E97]))">
            <text:p/>
          </table:table-cell>
        </table:table-row>
        <table:table-row table:style-name="ro3">
          <table:table-cell table:formula="of:=IF([$master.F98]=&quot;&quot;;&quot;&quot;;CONCATENATE(&quot;OUTER_SET &quot;;[$master.A98];&quot; = RESOLVE_STR_REF (@&quot;;[$master.B98];&quot;) // &quot;;[$master.E98]))">
            <text:p/>
          </table:table-cell>
        </table:table-row>
        <table:table-row table:style-name="ro3">
          <table:table-cell table:formula="of:=IF([$master.F99]=&quot;&quot;;&quot;&quot;;CONCATENATE(&quot;OUTER_SET &quot;;[$master.A99];&quot; = RESOLVE_STR_REF (@&quot;;[$master.B99];&quot;) // &quot;;[$master.E99]))">
            <text:p/>
          </table:table-cell>
        </table:table-row>
        <table:table-row table:style-name="ro3">
          <table:table-cell table:formula="of:=IF([$master.F100]=&quot;&quot;;&quot;&quot;;CONCATENATE(&quot;OUTER_SET &quot;;[$master.A100];&quot; = RESOLVE_STR_REF (@&quot;;[$master.B100];&quot;) // &quot;;[$master.E100]))">
            <text:p/>
          </table:table-cell>
        </table:table-row>
        <table:table-row table:style-name="ro3">
          <table:table-cell table:formula="of:=IF([$master.F101]=&quot;&quot;;&quot;&quot;;CONCATENATE(&quot;OUTER_SET &quot;;[$master.A101];&quot; = RESOLVE_STR_REF (@&quot;;[$master.B101];&quot;) // &quot;;[$master.E101]))" office:value-type="string" office:string-value="OUTER_SET ar0400 = RESOLVE_STR_REF (@400) // Farm NE of BG (Wenric, zombie farm)" calcext:value-type="string">
            <text:p>OUTER_SET ar0400 = RESOLVE_STR_REF (@400) // Farm NE of BG (Wenric, zombie farm)</text:p>
          </table:table-cell>
        </table:table-row>
        <table:table-row table:style-name="ro3">
          <table:table-cell table:formula="of:=IF([$master.F102]=&quot;&quot;;&quot;&quot;;CONCATENATE(&quot;OUTER_SET &quot;;[$master.A102];&quot; = RESOLVE_STR_REF (@&quot;;[$master.B102];&quot;) // &quot;;[$master.E102]))">
            <text:p/>
          </table:table-cell>
        </table:table-row>
        <table:table-row table:style-name="ro3">
          <table:table-cell table:formula="of:=IF([$master.F103]=&quot;&quot;;&quot;&quot;;CONCATENATE(&quot;OUTER_SET &quot;;[$master.A103];&quot; = RESOLVE_STR_REF (@&quot;;[$master.B103];&quot;) // &quot;;[$master.E103]))" office:value-type="string" office:string-value="OUTER_SET ar0500 = RESOLVE_STR_REF (@500) // Durlag's Tower, exterior" calcext:value-type="string">
            <text:p>OUTER_SET ar0500 = RESOLVE_STR_REF (@500) // Durlag's Tower, exterior</text:p>
          </table:table-cell>
        </table:table-row>
        <table:table-row table:style-name="ro3">
          <table:table-cell table:formula="of:=IF([$master.F104]=&quot;&quot;;&quot;&quot;;CONCATENATE(&quot;OUTER_SET &quot;;[$master.A104];&quot; = RESOLVE_STR_REF (@&quot;;[$master.B104];&quot;) // &quot;;[$master.E104]))" office:value-type="string" office:string-value="OUTER_SET ar0501 = RESOLVE_STR_REF (@501) // Durlag's Tower, first subterranean level" calcext:value-type="string">
            <text:p>OUTER_SET ar0501 = RESOLVE_STR_REF (@501) // Durlag's Tower, first subterranean level</text:p>
          </table:table-cell>
        </table:table-row>
        <table:table-row table:style-name="ro3">
          <table:table-cell table:formula="of:=IF([$master.F105]=&quot;&quot;;&quot;&quot;;CONCATENATE(&quot;OUTER_SET &quot;;[$master.A105];&quot; = RESOLVE_STR_REF (@&quot;;[$master.B105];&quot;) // &quot;;[$master.E105]))">
            <text:p/>
          </table:table-cell>
        </table:table-row>
        <table:table-row table:style-name="ro3">
          <table:table-cell table:formula="of:=IF([$master.F106]=&quot;&quot;;&quot;&quot;;CONCATENATE(&quot;OUTER_SET &quot;;[$master.A106];&quot; = RESOLVE_STR_REF (@&quot;;[$master.B106];&quot;) // &quot;;[$master.E106]))" office:value-type="string" office:string-value="OUTER_SET ar0503 = RESOLVE_STR_REF (@503) // Durlag's Tower, second floor" calcext:value-type="string">
            <text:p>OUTER_SET ar0503 = RESOLVE_STR_REF (@503) // Durlag's Tower, second floor</text:p>
          </table:table-cell>
        </table:table-row>
        <table:table-row table:style-name="ro3">
          <table:table-cell table:formula="of:=IF([$master.F107]=&quot;&quot;;&quot;&quot;;CONCATENATE(&quot;OUTER_SET &quot;;[$master.A107];&quot; = RESOLVE_STR_REF (@&quot;;[$master.B107];&quot;) // &quot;;[$master.E107]))" office:value-type="string" office:string-value="OUTER_SET ar0504 = RESOLVE_STR_REF (@504) // Durlag's Tower, third floor (Rigglio)" calcext:value-type="string">
            <text:p>OUTER_SET ar0504 = RESOLVE_STR_REF (@504) // Durlag's Tower, third floor (Rigglio)</text:p>
          </table:table-cell>
        </table:table-row>
        <table:table-row table:style-name="ro3">
          <table:table-cell table:formula="of:=IF([$master.F108]=&quot;&quot;;&quot;&quot;;CONCATENATE(&quot;OUTER_SET &quot;;[$master.A108];&quot; = RESOLVE_STR_REF (@&quot;;[$master.B108];&quot;) // &quot;;[$master.E108]))">
            <text:p/>
          </table:table-cell>
        </table:table-row>
        <table:table-row table:style-name="ro3">
          <table:table-cell table:formula="of:=IF([$master.F109]=&quot;&quot;;&quot;&quot;;CONCATENATE(&quot;OUTER_SET &quot;;[$master.A109];&quot; = RESOLVE_STR_REF (@&quot;;[$master.B109];&quot;) // &quot;;[$master.E109]))">
            <text:p/>
          </table:table-cell>
        </table:table-row>
        <table:table-row table:style-name="ro3">
          <table:table-cell table:formula="of:=IF([$master.F110]=&quot;&quot;;&quot;&quot;;CONCATENATE(&quot;OUTER_SET &quot;;[$master.A110];&quot; = RESOLVE_STR_REF (@&quot;;[$master.B110];&quot;) // &quot;;[$master.E110]))" office:value-type="string" office:string-value="OUTER_SET ar0507 = RESOLVE_STR_REF (@507) // Durlag's Tower, cold elemental challenge (fourth subterranean level)" calcext:value-type="string">
            <text:p>OUTER_SET ar0507 = RESOLVE_STR_REF (@507) // Durlag's Tower, cold elemental challenge (fourth subterranean level)</text:p>
          </table:table-cell>
        </table:table-row>
        <table:table-row table:style-name="ro3">
          <table:table-cell table:formula="of:=IF([$master.F111]=&quot;&quot;;&quot;&quot;;CONCATENATE(&quot;OUTER_SET &quot;;[$master.A111];&quot; = RESOLVE_STR_REF (@&quot;;[$master.B111];&quot;) // &quot;;[$master.E111]))" office:value-type="string" office:string-value="OUTER_SET ar0508 = RESOLVE_STR_REF (@508) // Durlag's Tower, fire elemental challenge (fourth subterranean level)" calcext:value-type="string">
            <text:p>OUTER_SET ar0508 = RESOLVE_STR_REF (@508) // Durlag's Tower, fire elemental challenge (fourth subterranean level)</text:p>
          </table:table-cell>
        </table:table-row>
        <table:table-row table:style-name="ro3">
          <table:table-cell table:formula="of:=IF([$master.F112]=&quot;&quot;;&quot;&quot;;CONCATENATE(&quot;OUTER_SET &quot;;[$master.A112];&quot; = RESOLVE_STR_REF (@&quot;;[$master.B112];&quot;) // &quot;;[$master.E112]))" office:value-type="string" office:string-value="OUTER_SET ar0509 = RESOLVE_STR_REF (@509) // Durlag's Tower, air elemental challenge (fourth subterranean level)" calcext:value-type="string">
            <text:p>OUTER_SET ar0509 = RESOLVE_STR_REF (@509) // Durlag's Tower, air elemental challenge (fourth subterranean level)</text:p>
          </table:table-cell>
        </table:table-row>
        <table:table-row table:style-name="ro3">
          <table:table-cell table:formula="of:=IF([$master.F113]=&quot;&quot;;&quot;&quot;;CONCATENATE(&quot;OUTER_SET &quot;;[$master.A113];&quot; = RESOLVE_STR_REF (@&quot;;[$master.B113];&quot;) // &quot;;[$master.E113]))" office:value-type="string" office:string-value="OUTER_SET ar0510 = RESOLVE_STR_REF (@510) // Durlag's Tower, earth elemental challenge (fourth subterranean level)" calcext:value-type="string">
            <text:p>OUTER_SET ar0510 = RESOLVE_STR_REF (@510) // Durlag's Tower, earth elemental challenge (fourth subterranean level)</text:p>
          </table:table-cell>
        </table:table-row>
        <table:table-row table:style-name="ro3">
          <table:table-cell table:formula="of:=IF([$master.F114]=&quot;&quot;;&quot;&quot;;CONCATENATE(&quot;OUTER_SET &quot;;[$master.A114];&quot; = RESOLVE_STR_REF (@&quot;;[$master.B114];&quot;) // &quot;;[$master.E114]))" office:value-type="string" office:string-value="OUTER_SET ar0511 = RESOLVE_STR_REF (@511) // Durlag's Tower, second subterranean level (Pride, Avarice, Love, Fear)" calcext:value-type="string">
            <text:p>OUTER_SET ar0511 = RESOLVE_STR_REF (@511) // Durlag's Tower, second subterranean level (Pride, Avarice, Love, Fear)</text:p>
          </table:table-cell>
        </table:table-row>
        <table:table-row table:style-name="ro3">
          <table:table-cell table:formula="of:=IF([$master.F115]=&quot;&quot;;&quot;&quot;;CONCATENATE(&quot;OUTER_SET &quot;;[$master.A115];&quot; = RESOLVE_STR_REF (@&quot;;[$master.B115];&quot;) // &quot;;[$master.E115]))" office:value-type="string" office:string-value="OUTER_SET ar0512 = RESOLVE_STR_REF (@512) // Durlag's Tower, third subterranean level (Kiel, Islanne, door maze)" calcext:value-type="string">
            <text:p>OUTER_SET ar0512 = RESOLVE_STR_REF (@512) // Durlag's Tower, third subterranean level (Kiel, Islanne, door maze)</text:p>
          </table:table-cell>
        </table:table-row>
        <table:table-row table:style-name="ro3">
          <table:table-cell table:formula="of:=IF([$master.F116]=&quot;&quot;;&quot;&quot;;CONCATENATE(&quot;OUTER_SET &quot;;[$master.A116];&quot; = RESOLVE_STR_REF (@&quot;;[$master.B116];&quot;) // &quot;;[$master.E116]))" office:value-type="string" office:string-value="OUTER_SET ar0513 = RESOLVE_STR_REF (@513) // Durlag's Tower, fourth subterranean level (leads to elemental challenges)" calcext:value-type="string">
            <text:p>OUTER_SET ar0513 = RESOLVE_STR_REF (@513) // Durlag's Tower, fourth subterranean level (leads to elemental challenges)</text:p>
          </table:table-cell>
        </table:table-row>
        <table:table-row table:style-name="ro3">
          <table:table-cell table:formula="of:=IF([$master.F117]=&quot;&quot;;&quot;&quot;;CONCATENATE(&quot;OUTER_SET &quot;;[$master.A117];&quot; = RESOLVE_STR_REF (@&quot;;[$master.B117];&quot;) // &quot;;[$master.E117]))" office:value-type="string" office:string-value="OUTER_SET ar0514 = RESOLVE_STR_REF (@514) // Durlag's Tower, fifth subterranean level" calcext:value-type="string">
            <text:p>OUTER_SET ar0514 = RESOLVE_STR_REF (@514) // Durlag's Tower, fifth subterranean level</text:p>
          </table:table-cell>
        </table:table-row>
        <table:table-row table:style-name="ro3">
          <table:table-cell table:formula="of:=IF([$master.F118]=&quot;&quot;;&quot;&quot;;CONCATENATE(&quot;OUTER_SET &quot;;[$master.A118];&quot; = RESOLVE_STR_REF (@&quot;;[$master.B118];&quot;) // &quot;;[$master.E118]))">
            <text:p/>
          </table:table-cell>
        </table:table-row>
        <table:table-row table:style-name="ro3">
          <table:table-cell table:formula="of:=IF([$master.F119]=&quot;&quot;;&quot;&quot;;CONCATENATE(&quot;OUTER_SET &quot;;[$master.A119];&quot; = RESOLVE_STR_REF (@&quot;;[$master.B119];&quot;) // &quot;;[$master.E119]))">
            <text:p/>
          </table:table-cell>
        </table:table-row>
        <table:table-row table:style-name="ro3">
          <table:table-cell table:formula="of:=IF([$master.F120]=&quot;&quot;;&quot;&quot;;CONCATENATE(&quot;OUTER_SET &quot;;[$master.A120];&quot; = RESOLVE_STR_REF (@&quot;;[$master.B120];&quot;) // &quot;;[$master.E120]))" office:value-type="string" office:string-value="OUTER_SET ar0600 = RESOLVE_STR_REF (@600) // W Baldur's Gate (Hall of Wonders, Lady's House, Ragefast's home)" calcext:value-type="string">
            <text:p>OUTER_SET ar0600 = RESOLVE_STR_REF (@600) // W Baldur's Gate (Hall of Wonders, Lady's House, Ragefast's home)</text:p>
          </table:table-cell>
        </table:table-row>
        <table:table-row table:style-name="ro3">
          <table:table-cell table:formula="of:=IF([$master.F121]=&quot;&quot;;&quot;&quot;;CONCATENATE(&quot;OUTER_SET &quot;;[$master.A121];&quot; = RESOLVE_STR_REF (@&quot;;[$master.B121];&quot;) // &quot;;[$master.E121]))" office:value-type="string" office:string-value="OUTER_SET ar0601 = RESOLVE_STR_REF (@601) // Seven Suns, ground floor" calcext:value-type="string">
            <text:p>OUTER_SET ar0601 = RESOLVE_STR_REF (@601) // Seven Suns, ground floor</text:p>
          </table:table-cell>
        </table:table-row>
        <table:table-row table:style-name="ro3">
          <table:table-cell table:formula="of:=IF([$master.F122]=&quot;&quot;;&quot;&quot;;CONCATENATE(&quot;OUTER_SET &quot;;[$master.A122];&quot; = RESOLVE_STR_REF (@&quot;;[$master.B122];&quot;) // &quot;;[$master.E122]))" office:value-type="string" office:string-value="OUTER_SET ar0602 = RESOLVE_STR_REF (@602) // Seven Suns, second floor" calcext:value-type="string">
            <text:p>OUTER_SET ar0602 = RESOLVE_STR_REF (@602) // Seven Suns, second floor</text:p>
          </table:table-cell>
        </table:table-row>
        <table:table-row table:style-name="ro3">
          <table:table-cell table:formula="of:=IF([$master.F123]=&quot;&quot;;&quot;&quot;;CONCATENATE(&quot;OUTER_SET &quot;;[$master.A123];&quot; = RESOLVE_STR_REF (@&quot;;[$master.B123];&quot;) // &quot;;[$master.E123]))" office:value-type="string" office:string-value="OUTER_SET ar0603 = RESOLVE_STR_REF (@603) // Seven Suns, basement (Jhasso)" calcext:value-type="string">
            <text:p>OUTER_SET ar0603 = RESOLVE_STR_REF (@603) // Seven Suns, basement (Jhasso)</text:p>
          </table:table-cell>
        </table:table-row>
        <table:table-row table:style-name="ro3">
          <table:table-cell table:formula="of:=IF([$master.F124]=&quot;&quot;;&quot;&quot;;CONCATENATE(&quot;OUTER_SET &quot;;[$master.A124];&quot; = RESOLVE_STR_REF (@&quot;;[$master.B124];&quot;) // &quot;;[$master.E124]))" office:value-type="string" office:string-value="OUTER_SET ar0606 = RESOLVE_STR_REF (@606) // Flaming Fist HQ, basement" calcext:value-type="string">
            <text:p>OUTER_SET ar0606 = RESOLVE_STR_REF (@606) // Flaming Fist HQ, basement</text:p>
          </table:table-cell>
        </table:table-row>
        <table:table-row table:style-name="ro3">
          <table:table-cell table:formula="of:=IF([$master.F125]=&quot;&quot;;&quot;&quot;;CONCATENATE(&quot;OUTER_SET &quot;;[$master.A125];&quot; = RESOLVE_STR_REF (@&quot;;[$master.B125];&quot;) // &quot;;[$master.E125]))" office:value-type="string" office:string-value="OUTER_SET ar0607 = RESOLVE_STR_REF (@607) // Flaming Fist HQ, ground floor" calcext:value-type="string">
            <text:p>OUTER_SET ar0607 = RESOLVE_STR_REF (@607) // Flaming Fist HQ, ground floor</text:p>
          </table:table-cell>
        </table:table-row>
        <table:table-row table:style-name="ro3">
          <table:table-cell table:formula="of:=IF([$master.F126]=&quot;&quot;;&quot;&quot;;CONCATENATE(&quot;OUTER_SET &quot;;[$master.A126];&quot; = RESOLVE_STR_REF (@&quot;;[$master.B126];&quot;) // &quot;;[$master.E126]))">
            <text:p/>
          </table:table-cell>
        </table:table-row>
        <table:table-row table:style-name="ro3">
          <table:table-cell table:formula="of:=IF([$master.F127]=&quot;&quot;;&quot;&quot;;CONCATENATE(&quot;OUTER_SET &quot;;[$master.A127];&quot; = RESOLVE_STR_REF (@&quot;;[$master.B127];&quot;) // &quot;;[$master.E127]))">
            <text:p/>
          </table:table-cell>
        </table:table-row>
        <table:table-row table:style-name="ro3">
          <table:table-cell table:formula="of:=IF([$master.F128]=&quot;&quot;;&quot;&quot;;CONCATENATE(&quot;OUTER_SET &quot;;[$master.A128];&quot; = RESOLVE_STR_REF (@&quot;;[$master.B128];&quot;) // &quot;;[$master.E128]))">
            <text:p/>
          </table:table-cell>
        </table:table-row>
        <table:table-row table:style-name="ro3">
          <table:table-cell table:formula="of:=IF([$master.F129]=&quot;&quot;;&quot;&quot;;CONCATENATE(&quot;OUTER_SET &quot;;[$master.A129];&quot; = RESOLVE_STR_REF (@&quot;;[$master.B129];&quot;) // &quot;;[$master.E129]))">
            <text:p/>
          </table:table-cell>
        </table:table-row>
        <table:table-row table:style-name="ro3">
          <table:table-cell table:formula="of:=IF([$master.F130]=&quot;&quot;;&quot;&quot;;CONCATENATE(&quot;OUTER_SET &quot;;[$master.A130];&quot; = RESOLVE_STR_REF (@&quot;;[$master.B130];&quot;) // &quot;;[$master.E130]))">
            <text:p/>
          </table:table-cell>
        </table:table-row>
        <table:table-row table:style-name="ro3">
          <table:table-cell table:formula="of:=IF([$master.F131]=&quot;&quot;;&quot;&quot;;CONCATENATE(&quot;OUTER_SET &quot;;[$master.A131];&quot; = RESOLVE_STR_REF (@&quot;;[$master.B131];&quot;) // &quot;;[$master.E131]))">
            <text:p/>
          </table:table-cell>
        </table:table-row>
        <table:table-row table:style-name="ro3">
          <table:table-cell table:formula="of:=IF([$master.F132]=&quot;&quot;;&quot;&quot;;CONCATENATE(&quot;OUTER_SET &quot;;[$master.A132];&quot; = RESOLVE_STR_REF (@&quot;;[$master.B132];&quot;) // &quot;;[$master.E132]))">
            <text:p/>
          </table:table-cell>
        </table:table-row>
        <table:table-row table:style-name="ro3">
          <table:table-cell table:formula="of:=IF([$master.F133]=&quot;&quot;;&quot;&quot;;CONCATENATE(&quot;OUTER_SET &quot;;[$master.A133];&quot; = RESOLVE_STR_REF (@&quot;;[$master.B133];&quot;) // &quot;;[$master.E133]))" office:value-type="string" office:string-value="OUTER_SET ar0616 = RESOLVE_STR_REF (@616) // Iron Throne, ground floor (Triadore)" calcext:value-type="string">
            <text:p>OUTER_SET ar0616 = RESOLVE_STR_REF (@616) // Iron Throne, ground floor (Triadore)</text:p>
          </table:table-cell>
        </table:table-row>
        <table:table-row table:style-name="ro3">
          <table:table-cell table:formula="of:=IF([$master.F134]=&quot;&quot;;&quot;&quot;;CONCATENATE(&quot;OUTER_SET &quot;;[$master.A134];&quot; = RESOLVE_STR_REF (@&quot;;[$master.B134];&quot;) // &quot;;[$master.E134]))">
            <text:p/>
          </table:table-cell>
        </table:table-row>
        <table:table-row table:style-name="ro3">
          <table:table-cell table:formula="of:=IF([$master.F135]=&quot;&quot;;&quot;&quot;;CONCATENATE(&quot;OUTER_SET &quot;;[$master.A135];&quot; = RESOLVE_STR_REF (@&quot;;[$master.B135];&quot;) // &quot;;[$master.E135]))">
            <text:p/>
          </table:table-cell>
        </table:table-row>
        <table:table-row table:style-name="ro3">
          <table:table-cell table:formula="of:=IF([$master.F136]=&quot;&quot;;&quot;&quot;;CONCATENATE(&quot;OUTER_SET &quot;;[$master.A136];&quot; = RESOLVE_STR_REF (@&quot;;[$master.B136];&quot;) // &quot;;[$master.E136]))">
            <text:p/>
          </table:table-cell>
        </table:table-row>
        <table:table-row table:style-name="ro3">
          <table:table-cell table:formula="of:=IF([$master.F137]=&quot;&quot;;&quot;&quot;;CONCATENATE(&quot;OUTER_SET &quot;;[$master.A137];&quot; = RESOLVE_STR_REF (@&quot;;[$master.B137];&quot;) // &quot;;[$master.E137]))">
            <text:p/>
          </table:table-cell>
        </table:table-row>
        <table:table-row table:style-name="ro3">
          <table:table-cell table:formula="of:=IF([$master.F138]=&quot;&quot;;&quot;&quot;;CONCATENATE(&quot;OUTER_SET &quot;;[$master.A138];&quot; = RESOLVE_STR_REF (@&quot;;[$master.B138];&quot;) // &quot;;[$master.E138]))" office:value-type="string" office:string-value="OUTER_SET ar0621 = RESOLVE_STR_REF (@621) // Iron Throne, roof" calcext:value-type="string">
            <text:p>OUTER_SET ar0621 = RESOLVE_STR_REF (@621) // Iron Throne, roof</text:p>
          </table:table-cell>
        </table:table-row>
        <table:table-row table:style-name="ro3">
          <table:table-cell table:formula="of:=IF([$master.F139]=&quot;&quot;;&quot;&quot;;CONCATENATE(&quot;OUTER_SET &quot;;[$master.A139];&quot; = RESOLVE_STR_REF (@&quot;;[$master.B139];&quot;) // &quot;;[$master.E139]))">
            <text:p/>
          </table:table-cell>
        </table:table-row>
        <table:table-row table:style-name="ro3">
          <table:table-cell table:formula="of:=IF([$master.F140]=&quot;&quot;;&quot;&quot;;CONCATENATE(&quot;OUTER_SET &quot;;[$master.A140];&quot; = RESOLVE_STR_REF (@&quot;;[$master.B140];&quot;) // &quot;;[$master.E140]))">
            <text:p/>
          </table:table-cell>
        </table:table-row>
        <table:table-row table:style-name="ro3">
          <table:table-cell table:formula="of:=IF([$master.F141]=&quot;&quot;;&quot;&quot;;CONCATENATE(&quot;OUTER_SET &quot;;[$master.A141];&quot; = RESOLVE_STR_REF (@&quot;;[$master.B141];&quot;) // &quot;;[$master.E141]))">
            <text:p/>
          </table:table-cell>
        </table:table-row>
        <table:table-row table:style-name="ro3">
          <table:table-cell table:formula="of:=IF([$master.F142]=&quot;&quot;;&quot;&quot;;CONCATENATE(&quot;OUTER_SET &quot;;[$master.A142];&quot; = RESOLVE_STR_REF (@&quot;;[$master.B142];&quot;) // &quot;;[$master.E142]))">
            <text:p/>
          </table:table-cell>
        </table:table-row>
        <table:table-row table:style-name="ro3">
          <table:table-cell table:formula="of:=IF([$master.F143]=&quot;&quot;;&quot;&quot;;CONCATENATE(&quot;OUTER_SET &quot;;[$master.A143];&quot; = RESOLVE_STR_REF (@&quot;;[$master.B143];&quot;) // &quot;;[$master.E143]))" office:value-type="string" office:string-value="OUTER_SET ar0705 = RESOLVE_STR_REF (@705) // Elfsong Tavern, ground floor (Brevlik)" calcext:value-type="string">
            <text:p>OUTER_SET ar0705 = RESOLVE_STR_REF (@705) // Elfsong Tavern, ground floor (Brevlik)</text:p>
          </table:table-cell>
        </table:table-row>
        <table:table-row table:style-name="ro3">
          <table:table-cell table:formula="of:=IF([$master.F144]=&quot;&quot;;&quot;&quot;;CONCATENATE(&quot;OUTER_SET &quot;;[$master.A144];&quot; = RESOLVE_STR_REF (@&quot;;[$master.B144];&quot;) // &quot;;[$master.E144]))">
            <text:p/>
          </table:table-cell>
        </table:table-row>
        <table:table-row table:style-name="ro3">
          <table:table-cell table:formula="of:=IF([$master.F145]=&quot;&quot;;&quot;&quot;;CONCATENATE(&quot;OUTER_SET &quot;;[$master.A145];&quot; = RESOLVE_STR_REF (@&quot;;[$master.B145];&quot;) // &quot;;[$master.E145]))">
            <text:p/>
          </table:table-cell>
        </table:table-row>
        <table:table-row table:style-name="ro3">
          <table:table-cell table:formula="of:=IF([$master.F146]=&quot;&quot;;&quot;&quot;;CONCATENATE(&quot;OUTER_SET &quot;;[$master.A146];&quot; = RESOLVE_STR_REF (@&quot;;[$master.B146];&quot;) // &quot;;[$master.E146]))">
            <text:p/>
          </table:table-cell>
        </table:table-row>
        <table:table-row table:style-name="ro3">
          <table:table-cell table:formula="of:=IF([$master.F147]=&quot;&quot;;&quot;&quot;;CONCATENATE(&quot;OUTER_SET &quot;;[$master.A147];&quot; = RESOLVE_STR_REF (@&quot;;[$master.B147];&quot;) // &quot;;[$master.E147]))">
            <text:p/>
          </table:table-cell>
        </table:table-row>
        <table:table-row table:style-name="ro3">
          <table:table-cell table:formula="of:=IF([$master.F148]=&quot;&quot;;&quot;&quot;;CONCATENATE(&quot;OUTER_SET &quot;;[$master.A148];&quot; = RESOLVE_STR_REF (@&quot;;[$master.B148];&quot;) // &quot;;[$master.E148]))">
            <text:p/>
          </table:table-cell>
        </table:table-row>
        <table:table-row table:style-name="ro3">
          <table:table-cell table:formula="of:=IF([$master.F149]=&quot;&quot;;&quot;&quot;;CONCATENATE(&quot;OUTER_SET &quot;;[$master.A149];&quot; = RESOLVE_STR_REF (@&quot;;[$master.B149];&quot;) // &quot;;[$master.E149]))">
            <text:p/>
          </table:table-cell>
        </table:table-row>
        <table:table-row table:style-name="ro3">
          <table:table-cell table:formula="of:=IF([$master.F150]=&quot;&quot;;&quot;&quot;;CONCATENATE(&quot;OUTER_SET &quot;;[$master.A150];&quot; = RESOLVE_STR_REF (@&quot;;[$master.B150];&quot;) // &quot;;[$master.E150]))">
            <text:p/>
          </table:table-cell>
        </table:table-row>
        <table:table-row table:style-name="ro3">
          <table:table-cell table:formula="of:=IF([$master.F151]=&quot;&quot;;&quot;&quot;;CONCATENATE(&quot;OUTER_SET &quot;;[$master.A151];&quot; = RESOLVE_STR_REF (@&quot;;[$master.B151];&quot;) // &quot;;[$master.E151]))">
            <text:p/>
          </table:table-cell>
        </table:table-row>
        <table:table-row table:style-name="ro3">
          <table:table-cell table:formula="of:=IF([$master.F152]=&quot;&quot;;&quot;&quot;;CONCATENATE(&quot;OUTER_SET &quot;;[$master.A152];&quot; = RESOLVE_STR_REF (@&quot;;[$master.B152];&quot;) // &quot;;[$master.E152]))">
            <text:p/>
          </table:table-cell>
        </table:table-row>
        <table:table-row table:style-name="ro3">
          <table:table-cell table:formula="of:=IF([$master.F153]=&quot;&quot;;&quot;&quot;;CONCATENATE(&quot;OUTER_SET &quot;;[$master.A153];&quot; = RESOLVE_STR_REF (@&quot;;[$master.B153];&quot;) // &quot;;[$master.E153]))">
            <text:p/>
          </table:table-cell>
        </table:table-row>
        <table:table-row table:style-name="ro3">
          <table:table-cell table:formula="of:=IF([$master.F154]=&quot;&quot;;&quot;&quot;;CONCATENATE(&quot;OUTER_SET &quot;;[$master.A154];&quot; = RESOLVE_STR_REF (@&quot;;[$master.B154];&quot;) // &quot;;[$master.E154]))">
            <text:p/>
          </table:table-cell>
        </table:table-row>
        <table:table-row table:style-name="ro3">
          <table:table-cell table:formula="of:=IF([$master.F155]=&quot;&quot;;&quot;&quot;;CONCATENATE(&quot;OUTER_SET &quot;;[$master.A155];&quot; = RESOLVE_STR_REF (@&quot;;[$master.B155];&quot;) // &quot;;[$master.E155]))">
            <text:p/>
          </table:table-cell>
        </table:table-row>
        <table:table-row table:style-name="ro3">
          <table:table-cell table:formula="of:=IF([$master.F156]=&quot;&quot;;&quot;&quot;;CONCATENATE(&quot;OUTER_SET &quot;;[$master.A156];&quot; = RESOLVE_STR_REF (@&quot;;[$master.B156];&quot;) // &quot;;[$master.E156]))">
            <text:p/>
          </table:table-cell>
        </table:table-row>
        <table:table-row table:style-name="ro3">
          <table:table-cell table:formula="of:=IF([$master.F157]=&quot;&quot;;&quot;&quot;;CONCATENATE(&quot;OUTER_SET &quot;;[$master.A157];&quot; = RESOLVE_STR_REF (@&quot;;[$master.B157];&quot;) // &quot;;[$master.E157]))">
            <text:p/>
          </table:table-cell>
        </table:table-row>
        <table:table-row table:style-name="ro3">
          <table:table-cell table:formula="of:=IF([$master.F158]=&quot;&quot;;&quot;&quot;;CONCATENATE(&quot;OUTER_SET &quot;;[$master.A158];&quot; = RESOLVE_STR_REF (@&quot;;[$master.B158];&quot;) // &quot;;[$master.E158]))">
            <text:p/>
          </table:table-cell>
        </table:table-row>
        <table:table-row table:style-name="ro3">
          <table:table-cell table:formula="of:=IF([$master.F159]=&quot;&quot;;&quot;&quot;;CONCATENATE(&quot;OUTER_SET &quot;;[$master.A159];&quot; = RESOLVE_STR_REF (@&quot;;[$master.B159];&quot;) // &quot;;[$master.E159]))" office:value-type="string" office:string-value="OUTER_SET ar0721 = RESOLVE_STR_REF (@721) // Warehouse full of rabid chickens" calcext:value-type="string">
            <text:p>OUTER_SET ar0721 = RESOLVE_STR_REF (@721) // Warehouse full of rabid chickens</text:p>
          </table:table-cell>
        </table:table-row>
        <table:table-row table:style-name="ro3">
          <table:table-cell table:formula="of:=IF([$master.F160]=&quot;&quot;;&quot;&quot;;CONCATENATE(&quot;OUTER_SET &quot;;[$master.A160];&quot; = RESOLVE_STR_REF (@&quot;;[$master.B160];&quot;) // &quot;;[$master.E160]))">
            <text:p/>
          </table:table-cell>
        </table:table-row>
        <table:table-row table:style-name="ro3">
          <table:table-cell table:formula="of:=IF([$master.F161]=&quot;&quot;;&quot;&quot;;CONCATENATE(&quot;OUTER_SET &quot;;[$master.A161];&quot; = RESOLVE_STR_REF (@&quot;;[$master.B161];&quot;) // &quot;;[$master.E161]))">
            <text:p/>
          </table:table-cell>
        </table:table-row>
        <table:table-row table:style-name="ro3">
          <table:table-cell table:formula="of:=IF([$master.F162]=&quot;&quot;;&quot;&quot;;CONCATENATE(&quot;OUTER_SET &quot;;[$master.A162];&quot; = RESOLVE_STR_REF (@&quot;;[$master.B162];&quot;) // &quot;;[$master.E162]))" office:value-type="string" office:string-value="OUTER_SET ar0724 = RESOLVE_STR_REF (@724) // Marketplace tent (gambling)" calcext:value-type="string">
            <text:p>OUTER_SET ar0724 = RESOLVE_STR_REF (@724) // Marketplace tent (gambling)</text:p>
          </table:table-cell>
        </table:table-row>
        <table:table-row table:style-name="ro3">
          <table:table-cell table:formula="of:=IF([$master.F163]=&quot;&quot;;&quot;&quot;;CONCATENATE(&quot;OUTER_SET &quot;;[$master.A163];&quot; = RESOLVE_STR_REF (@&quot;;[$master.B163];&quot;) // &quot;;[$master.E163]))">
            <text:p/>
          </table:table-cell>
        </table:table-row>
        <table:table-row table:style-name="ro3">
          <table:table-cell table:formula="of:=IF([$master.F164]=&quot;&quot;;&quot;&quot;;CONCATENATE(&quot;OUTER_SET &quot;;[$master.A164];&quot; = RESOLVE_STR_REF (@&quot;;[$master.B164];&quot;) // &quot;;[$master.E164]))">
            <text:p/>
          </table:table-cell>
        </table:table-row>
        <table:table-row table:style-name="ro3">
          <table:table-cell table:formula="of:=IF([$master.F165]=&quot;&quot;;&quot;&quot;;CONCATENATE(&quot;OUTER_SET &quot;;[$master.A165];&quot; = RESOLVE_STR_REF (@&quot;;[$master.B165];&quot;) // &quot;;[$master.E165]))" office:value-type="string" office:string-value="OUTER_SET ar0800 = RESOLVE_STR_REF (@800) // E Baldur's Gate (Sorcerous Sundries, Elfsong Tavern)" calcext:value-type="string">
            <text:p>OUTER_SET ar0800 = RESOLVE_STR_REF (@800) // E Baldur's Gate (Sorcerous Sundries, Elfsong Tavern)</text:p>
          </table:table-cell>
        </table:table-row>
        <table:table-row table:style-name="ro3">
          <table:table-cell table:formula="of:=IF([$master.F166]=&quot;&quot;;&quot;&quot;;CONCATENATE(&quot;OUTER_SET &quot;;[$master.A166];&quot; = RESOLVE_STR_REF (@&quot;;[$master.B166];&quot;) // &quot;;[$master.E166]))">
            <text:p/>
          </table:table-cell>
        </table:table-row>
        <table:table-row table:style-name="ro3">
          <table:table-cell table:formula="of:=IF([$master.F167]=&quot;&quot;;&quot;&quot;;CONCATENATE(&quot;OUTER_SET &quot;;[$master.A167];&quot; = RESOLVE_STR_REF (@&quot;;[$master.B167];&quot;) // &quot;;[$master.E167]))">
            <text:p/>
          </table:table-cell>
        </table:table-row>
        <table:table-row table:style-name="ro3">
          <table:table-cell table:formula="of:=IF([$master.F168]=&quot;&quot;;&quot;&quot;;CONCATENATE(&quot;OUTER_SET &quot;;[$master.A168];&quot; = RESOLVE_STR_REF (@&quot;;[$master.B168];&quot;) // &quot;;[$master.E168]))">
            <text:p/>
          </table:table-cell>
        </table:table-row>
        <table:table-row table:style-name="ro3">
          <table:table-cell table:formula="of:=IF([$master.F169]=&quot;&quot;;&quot;&quot;;CONCATENATE(&quot;OUTER_SET &quot;;[$master.A169];&quot; = RESOLVE_STR_REF (@&quot;;[$master.B169];&quot;) // &quot;;[$master.E169]))">
            <text:p/>
          </table:table-cell>
        </table:table-row>
        <table:table-row table:style-name="ro3">
          <table:table-cell table:formula="of:=IF([$master.F170]=&quot;&quot;;&quot;&quot;;CONCATENATE(&quot;OUTER_SET &quot;;[$master.A170];&quot; = RESOLVE_STR_REF (@&quot;;[$master.B170];&quot;) // &quot;;[$master.E170]))">
            <text:p/>
          </table:table-cell>
        </table:table-row>
        <table:table-row table:style-name="ro3">
          <table:table-cell table:formula="of:=IF([$master.F171]=&quot;&quot;;&quot;&quot;;CONCATENATE(&quot;OUTER_SET &quot;;[$master.A171];&quot; = RESOLVE_STR_REF (@&quot;;[$master.B171];&quot;) // &quot;;[$master.E171]))">
            <text:p/>
          </table:table-cell>
        </table:table-row>
        <table:table-row table:style-name="ro3">
          <table:table-cell table:formula="of:=IF([$master.F172]=&quot;&quot;;&quot;&quot;;CONCATENATE(&quot;OUTER_SET &quot;;[$master.A172];&quot; = RESOLVE_STR_REF (@&quot;;[$master.B172];&quot;) // &quot;;[$master.E172]))">
            <text:p/>
          </table:table-cell>
        </table:table-row>
        <table:table-row table:style-name="ro3">
          <table:table-cell table:formula="of:=IF([$master.F173]=&quot;&quot;;&quot;&quot;;CONCATENATE(&quot;OUTER_SET &quot;;[$master.A173];&quot; = RESOLVE_STR_REF (@&quot;;[$master.B173];&quot;) // &quot;;[$master.E173]))">
            <text:p/>
          </table:table-cell>
        </table:table-row>
        <table:table-row table:style-name="ro3">
          <table:table-cell table:formula="of:=IF([$master.F174]=&quot;&quot;;&quot;&quot;;CONCATENATE(&quot;OUTER_SET &quot;;[$master.A174];&quot; = RESOLVE_STR_REF (@&quot;;[$master.B174];&quot;) // &quot;;[$master.E174]))">
            <text:p/>
          </table:table-cell>
        </table:table-row>
        <table:table-row table:style-name="ro3">
          <table:table-cell table:formula="of:=IF([$master.F175]=&quot;&quot;;&quot;&quot;;CONCATENATE(&quot;OUTER_SET &quot;;[$master.A175];&quot; = RESOLVE_STR_REF (@&quot;;[$master.B175];&quot;) // &quot;;[$master.E175]))">
            <text:p/>
          </table:table-cell>
        </table:table-row>
        <table:table-row table:style-name="ro3">
          <table:table-cell table:formula="of:=IF([$master.F176]=&quot;&quot;;&quot;&quot;;CONCATENATE(&quot;OUTER_SET &quot;;[$master.A176];&quot; = RESOLVE_STR_REF (@&quot;;[$master.B176];&quot;) // &quot;;[$master.E176]))">
            <text:p/>
          </table:table-cell>
        </table:table-row>
        <table:table-row table:style-name="ro3">
          <table:table-cell table:formula="of:=IF([$master.F177]=&quot;&quot;;&quot;&quot;;CONCATENATE(&quot;OUTER_SET &quot;;[$master.A177];&quot; = RESOLVE_STR_REF (@&quot;;[$master.B177];&quot;) // &quot;;[$master.E177]))">
            <text:p/>
          </table:table-cell>
        </table:table-row>
        <table:table-row table:style-name="ro3">
          <table:table-cell table:formula="of:=IF([$master.F178]=&quot;&quot;;&quot;&quot;;CONCATENATE(&quot;OUTER_SET &quot;;[$master.A178];&quot; = RESOLVE_STR_REF (@&quot;;[$master.B178];&quot;) // &quot;;[$master.E178]))">
            <text:p/>
          </table:table-cell>
        </table:table-row>
        <table:table-row table:style-name="ro3">
          <table:table-cell table:formula="of:=IF([$master.F179]=&quot;&quot;;&quot;&quot;;CONCATENATE(&quot;OUTER_SET &quot;;[$master.A179];&quot; = RESOLVE_STR_REF (@&quot;;[$master.B179];&quot;) // &quot;;[$master.E179]))">
            <text:p/>
          </table:table-cell>
        </table:table-row>
        <table:table-row table:style-name="ro3">
          <table:table-cell table:formula="of:=IF([$master.F180]=&quot;&quot;;&quot;&quot;;CONCATENATE(&quot;OUTER_SET &quot;;[$master.A180];&quot; = RESOLVE_STR_REF (@&quot;;[$master.B180];&quot;) // &quot;;[$master.E180]))" office:value-type="string" office:string-value="OUTER_SET ar0900 = RESOLVE_STR_REF (@900) // Wyrm's Crossing (bridge to BG, Tenya, Quayle)" calcext:value-type="string">
            <text:p>OUTER_SET ar0900 = RESOLVE_STR_REF (@900) // Wyrm's Crossing (bridge to BG, Tenya, Quayle)</text:p>
          </table:table-cell>
        </table:table-row>
        <table:table-row table:style-name="ro3">
          <table:table-cell table:formula="of:=IF([$master.F181]=&quot;&quot;;&quot;&quot;;CONCATENATE(&quot;OUTER_SET &quot;;[$master.A181];&quot; = RESOLVE_STR_REF (@&quot;;[$master.B181];&quot;) // &quot;;[$master.E181]))">
            <text:p/>
          </table:table-cell>
        </table:table-row>
        <table:table-row table:style-name="ro3">
          <table:table-cell table:formula="of:=IF([$master.F182]=&quot;&quot;;&quot;&quot;;CONCATENATE(&quot;OUTER_SET &quot;;[$master.A182];&quot; = RESOLVE_STR_REF (@&quot;;[$master.B182];&quot;) // &quot;;[$master.E182]))" office:value-type="string" office:string-value="OUTER_SET ar1000 = RESOLVE_STR_REF (@1000) // Ulgoth's Beard (Shandalar, Ike, Mendas)" calcext:value-type="string">
            <text:p>OUTER_SET ar1000 = RESOLVE_STR_REF (@1000) // Ulgoth's Beard (Shandalar, Ike, Mendas)</text:p>
          </table:table-cell>
        </table:table-row>
        <table:table-row table:style-name="ro3">
          <table:table-cell table:formula="of:=IF([$master.F183]=&quot;&quot;;&quot;&quot;;CONCATENATE(&quot;OUTER_SET &quot;;[$master.A183];&quot; = RESOLVE_STR_REF (@&quot;;[$master.B183];&quot;) // &quot;;[$master.E183]))">
            <text:p/>
          </table:table-cell>
        </table:table-row>
        <table:table-row table:style-name="ro3">
          <table:table-cell table:formula="of:=IF([$master.F184]=&quot;&quot;;&quot;&quot;;CONCATENATE(&quot;OUTER_SET &quot;;[$master.A184];&quot; = RESOLVE_STR_REF (@&quot;;[$master.B184];&quot;) // &quot;;[$master.E184]))">
            <text:p/>
          </table:table-cell>
        </table:table-row>
        <table:table-row table:style-name="ro3">
          <table:table-cell table:formula="of:=IF([$master.F185]=&quot;&quot;;&quot;&quot;;CONCATENATE(&quot;OUTER_SET &quot;;[$master.A185];&quot; = RESOLVE_STR_REF (@&quot;;[$master.B185];&quot;) // &quot;;[$master.E185]))">
            <text:p/>
          </table:table-cell>
        </table:table-row>
        <table:table-row table:style-name="ro3">
          <table:table-cell table:formula="of:=IF([$master.F186]=&quot;&quot;;&quot;&quot;;CONCATENATE(&quot;OUTER_SET &quot;;[$master.A186];&quot; = RESOLVE_STR_REF (@&quot;;[$master.B186];&quot;) // &quot;;[$master.E186]))" office:value-type="string" office:string-value="OUTER_SET ar1004 = RESOLVE_STR_REF (@1004) // Mendas's home" calcext:value-type="string">
            <text:p>OUTER_SET ar1004 = RESOLVE_STR_REF (@1004) // Mendas's home</text:p>
          </table:table-cell>
        </table:table-row>
        <table:table-row table:style-name="ro3">
          <table:table-cell table:formula="of:=IF([$master.F187]=&quot;&quot;;&quot;&quot;;CONCATENATE(&quot;OUTER_SET &quot;;[$master.A187];&quot; = RESOLVE_STR_REF (@&quot;;[$master.B187];&quot;) // &quot;;[$master.E187]))">
            <text:p/>
          </table:table-cell>
        </table:table-row>
        <table:table-row table:style-name="ro3">
          <table:table-cell table:formula="of:=IF([$master.F188]=&quot;&quot;;&quot;&quot;;CONCATENATE(&quot;OUTER_SET &quot;;[$master.A188];&quot; = RESOLVE_STR_REF (@&quot;;[$master.B188];&quot;) // &quot;;[$master.E188]))">
            <text:p/>
          </table:table-cell>
        </table:table-row>
        <table:table-row table:style-name="ro3">
          <table:table-cell table:formula="of:=IF([$master.F189]=&quot;&quot;;&quot;&quot;;CONCATENATE(&quot;OUTER_SET &quot;;[$master.A189];&quot; = RESOLVE_STR_REF (@&quot;;[$master.B189];&quot;) // &quot;;[$master.E189]))">
            <text:p/>
          </table:table-cell>
        </table:table-row>
        <table:table-row table:style-name="ro3">
          <table:table-cell table:formula="of:=IF([$master.F190]=&quot;&quot;;&quot;&quot;;CONCATENATE(&quot;OUTER_SET &quot;;[$master.A190];&quot; = RESOLVE_STR_REF (@&quot;;[$master.B190];&quot;) // &quot;;[$master.E190]))" office:value-type="string" office:string-value="OUTER_SET ar1008 = RESOLVE_STR_REF (@1008) // Ice island, exterior" calcext:value-type="string">
            <text:p>OUTER_SET ar1008 = RESOLVE_STR_REF (@1008) // Ice island, exterior</text:p>
          </table:table-cell>
        </table:table-row>
        <table:table-row table:style-name="ro3">
          <table:table-cell table:formula="of:=IF([$master.F191]=&quot;&quot;;&quot;&quot;;CONCATENATE(&quot;OUTER_SET &quot;;[$master.A191];&quot; = RESOLVE_STR_REF (@&quot;;[$master.B191];&quot;) // &quot;;[$master.E191]))">
            <text:p/>
          </table:table-cell>
        </table:table-row>
        <table:table-row table:style-name="ro3">
          <table:table-cell table:formula="of:=IF([$master.F192]=&quot;&quot;;&quot;&quot;;CONCATENATE(&quot;OUTER_SET &quot;;[$master.A192];&quot; = RESOLVE_STR_REF (@&quot;;[$master.B192];&quot;) // &quot;;[$master.E192]))">
            <text:p/>
          </table:table-cell>
        </table:table-row>
        <table:table-row table:style-name="ro3">
          <table:table-cell table:formula="of:=IF([$master.F193]=&quot;&quot;;&quot;&quot;;CONCATENATE(&quot;OUTER_SET &quot;;[$master.A193];&quot; = RESOLVE_STR_REF (@&quot;;[$master.B193];&quot;) // &quot;;[$master.E193]))" office:value-type="string" office:string-value="OUTER_SET ar1100 = RESOLVE_STR_REF (@1100) // SW Baldur's Gate (Flaming Fist HQ, Merchant League, Seven Suns)" calcext:value-type="string">
            <text:p>OUTER_SET ar1100 = RESOLVE_STR_REF (@1100) // SW Baldur's Gate (Flaming Fist HQ, Merchant League, Seven Suns)</text:p>
          </table:table-cell>
        </table:table-row>
        <table:table-row table:style-name="ro3">
          <table:table-cell table:formula="of:=IF([$master.F194]=&quot;&quot;;&quot;&quot;;CONCATENATE(&quot;OUTER_SET &quot;;[$master.A194];&quot; = RESOLVE_STR_REF (@&quot;;[$master.B194];&quot;) // &quot;;[$master.E194]))">
            <text:p/>
          </table:table-cell>
        </table:table-row>
        <table:table-row table:style-name="ro3">
          <table:table-cell table:formula="of:=IF([$master.F195]=&quot;&quot;;&quot;&quot;;CONCATENATE(&quot;OUTER_SET &quot;;[$master.A195];&quot; = RESOLVE_STR_REF (@&quot;;[$master.B195];&quot;) // &quot;;[$master.E195]))">
            <text:p/>
          </table:table-cell>
        </table:table-row>
        <table:table-row table:style-name="ro3">
          <table:table-cell table:formula="of:=IF([$master.F196]=&quot;&quot;;&quot;&quot;;CONCATENATE(&quot;OUTER_SET &quot;;[$master.A196];&quot; = RESOLVE_STR_REF (@&quot;;[$master.B196];&quot;) // &quot;;[$master.E196]))">
            <text:p/>
          </table:table-cell>
        </table:table-row>
        <table:table-row table:style-name="ro3">
          <table:table-cell table:formula="of:=IF([$master.F197]=&quot;&quot;;&quot;&quot;;CONCATENATE(&quot;OUTER_SET &quot;;[$master.A197];&quot; = RESOLVE_STR_REF (@&quot;;[$master.B197];&quot;) // &quot;;[$master.E197]))">
            <text:p/>
          </table:table-cell>
        </table:table-row>
        <table:table-row table:style-name="ro3">
          <table:table-cell table:formula="of:=IF([$master.F198]=&quot;&quot;;&quot;&quot;;CONCATENATE(&quot;OUTER_SET &quot;;[$master.A198];&quot; = RESOLVE_STR_REF (@&quot;;[$master.B198];&quot;) // &quot;;[$master.E198]))">
            <text:p/>
          </table:table-cell>
        </table:table-row>
        <table:table-row table:style-name="ro3">
          <table:table-cell table:formula="of:=IF([$master.F199]=&quot;&quot;;&quot;&quot;;CONCATENATE(&quot;OUTER_SET &quot;;[$master.A199];&quot; = RESOLVE_STR_REF (@&quot;;[$master.B199];&quot;) // &quot;;[$master.E199]))">
            <text:p/>
          </table:table-cell>
        </table:table-row>
        <table:table-row table:style-name="ro3">
          <table:table-cell table:formula="of:=IF([$master.F200]=&quot;&quot;;&quot;&quot;;CONCATENATE(&quot;OUTER_SET &quot;;[$master.A200];&quot; = RESOLVE_STR_REF (@&quot;;[$master.B200];&quot;) // &quot;;[$master.E200]))">
            <text:p/>
          </table:table-cell>
        </table:table-row>
        <table:table-row table:style-name="ro3">
          <table:table-cell table:formula="of:=IF([$master.F201]=&quot;&quot;;&quot;&quot;;CONCATENATE(&quot;OUTER_SET &quot;;[$master.A201];&quot; = RESOLVE_STR_REF (@&quot;;[$master.B201];&quot;) // &quot;;[$master.E201]))">
            <text:p/>
          </table:table-cell>
        </table:table-row>
        <table:table-row table:style-name="ro3">
          <table:table-cell table:formula="of:=IF([$master.F202]=&quot;&quot;;&quot;&quot;;CONCATENATE(&quot;OUTER_SET &quot;;[$master.A202];&quot; = RESOLVE_STR_REF (@&quot;;[$master.B202];&quot;) // &quot;;[$master.E202]))" office:value-type="string" office:string-value="OUTER_SET ar1109 = RESOLVE_STR_REF (@1109) // Generic tavern, ground floor (Phandalyn)" calcext:value-type="string">
            <text:p>OUTER_SET ar1109 = RESOLVE_STR_REF (@1109) // Generic tavern, ground floor (Phandalyn)</text:p>
          </table:table-cell>
        </table:table-row>
        <table:table-row table:style-name="ro3">
          <table:table-cell table:formula="of:=IF([$master.F203]=&quot;&quot;;&quot;&quot;;CONCATENATE(&quot;OUTER_SET &quot;;[$master.A203];&quot; = RESOLVE_STR_REF (@&quot;;[$master.B203];&quot;) // &quot;;[$master.E203]))">
            <text:p/>
          </table:table-cell>
        </table:table-row>
        <table:table-row table:style-name="ro3">
          <table:table-cell table:formula="of:=IF([$master.F204]=&quot;&quot;;&quot;&quot;;CONCATENATE(&quot;OUTER_SET &quot;;[$master.A204];&quot; = RESOLVE_STR_REF (@&quot;;[$master.B204];&quot;) // &quot;;[$master.E204]))">
            <text:p/>
          </table:table-cell>
        </table:table-row>
        <table:table-row table:style-name="ro3">
          <table:table-cell table:formula="of:=IF([$master.F205]=&quot;&quot;;&quot;&quot;;CONCATENATE(&quot;OUTER_SET &quot;;[$master.A205];&quot; = RESOLVE_STR_REF (@&quot;;[$master.B205];&quot;) // &quot;;[$master.E205]))">
            <text:p/>
          </table:table-cell>
        </table:table-row>
        <table:table-row table:style-name="ro3">
          <table:table-cell table:formula="of:=IF([$master.F206]=&quot;&quot;;&quot;&quot;;CONCATENATE(&quot;OUTER_SET &quot;;[$master.A206];&quot; = RESOLVE_STR_REF (@&quot;;[$master.B206];&quot;) // &quot;;[$master.E206]))" office:value-type="string" office:string-value="OUTER_SET ar1113 = RESOLVE_STR_REF (@1113) // Ye Olde Inn, ground floor (green slimes, AKA Slime Inn)" calcext:value-type="string">
            <text:p>OUTER_SET ar1113 = RESOLVE_STR_REF (@1113) // Ye Olde Inn, ground floor (green slimes, AKA Slime Inn)</text:p>
          </table:table-cell>
        </table:table-row>
        <table:table-row table:style-name="ro3">
          <table:table-cell table:formula="of:=IF([$master.F207]=&quot;&quot;;&quot;&quot;;CONCATENATE(&quot;OUTER_SET &quot;;[$master.A207];&quot; = RESOLVE_STR_REF (@&quot;;[$master.B207];&quot;) // &quot;;[$master.E207]))" office:value-type="string" office:string-value="OUTER_SET ar1114 = RESOLVE_STR_REF (@1114) // Ye Olde Inn, second floor (green slimes, AKA Slime Inn)" calcext:value-type="string">
            <text:p>OUTER_SET ar1114 = RESOLVE_STR_REF (@1114) // Ye Olde Inn, second floor (green slimes, AKA Slime Inn)</text:p>
          </table:table-cell>
        </table:table-row>
        <table:table-row table:style-name="ro3">
          <table:table-cell table:formula="of:=IF([$master.F208]=&quot;&quot;;&quot;&quot;;CONCATENATE(&quot;OUTER_SET &quot;;[$master.A208];&quot; = RESOLVE_STR_REF (@&quot;;[$master.B208];&quot;) // &quot;;[$master.E208]))">
            <text:p/>
          </table:table-cell>
        </table:table-row>
        <table:table-row table:style-name="ro3">
          <table:table-cell table:formula="of:=IF([$master.F209]=&quot;&quot;;&quot;&quot;;CONCATENATE(&quot;OUTER_SET &quot;;[$master.A209];&quot; = RESOLVE_STR_REF (@&quot;;[$master.B209];&quot;) // &quot;;[$master.E209]))">
            <text:p/>
          </table:table-cell>
        </table:table-row>
        <table:table-row table:style-name="ro3">
          <table:table-cell table:formula="of:=IF([$master.F210]=&quot;&quot;;&quot;&quot;;CONCATENATE(&quot;OUTER_SET &quot;;[$master.A210];&quot; = RESOLVE_STR_REF (@&quot;;[$master.B210];&quot;) // &quot;;[$master.E210]))">
            <text:p/>
          </table:table-cell>
        </table:table-row>
        <table:table-row table:style-name="ro3">
          <table:table-cell table:formula="of:=IF([$master.F211]=&quot;&quot;;&quot;&quot;;CONCATENATE(&quot;OUTER_SET &quot;;[$master.A211];&quot; = RESOLVE_STR_REF (@&quot;;[$master.B211];&quot;) // &quot;;[$master.E211]))" office:value-type="string" office:string-value="OUTER_SET ar1200 = RESOLVE_STR_REF (@1200) // S Baldur's Gate (docks, Iron Throne, Low Lantern, Umberlee temple)" calcext:value-type="string">
            <text:p>OUTER_SET ar1200 = RESOLVE_STR_REF (@1200) // S Baldur's Gate (docks, Iron Throne, Low Lantern, Umberlee temple)</text:p>
          </table:table-cell>
        </table:table-row>
        <table:table-row table:style-name="ro3">
          <table:table-cell table:formula="of:=IF([$master.F212]=&quot;&quot;;&quot;&quot;;CONCATENATE(&quot;OUTER_SET &quot;;[$master.A212];&quot; = RESOLVE_STR_REF (@&quot;;[$master.B212];&quot;) // &quot;;[$master.E212]))">
            <text:p/>
          </table:table-cell>
        </table:table-row>
        <table:table-row table:style-name="ro3">
          <table:table-cell table:formula="of:=IF([$master.F213]=&quot;&quot;;&quot;&quot;;CONCATENATE(&quot;OUTER_SET &quot;;[$master.A213];&quot; = RESOLVE_STR_REF (@&quot;;[$master.B213];&quot;) // &quot;;[$master.E213]))">
            <text:p/>
          </table:table-cell>
        </table:table-row>
        <table:table-row table:style-name="ro3">
          <table:table-cell table:formula="of:=IF([$master.F214]=&quot;&quot;;&quot;&quot;;CONCATENATE(&quot;OUTER_SET &quot;;[$master.A214];&quot; = RESOLVE_STR_REF (@&quot;;[$master.B214];&quot;) // &quot;;[$master.E214]))">
            <text:p/>
          </table:table-cell>
        </table:table-row>
        <table:table-row table:style-name="ro3">
          <table:table-cell table:formula="of:=IF([$master.F215]=&quot;&quot;;&quot;&quot;;CONCATENATE(&quot;OUTER_SET &quot;;[$master.A215];&quot; = RESOLVE_STR_REF (@&quot;;[$master.B215];&quot;) // &quot;;[$master.E215]))">
            <text:p/>
          </table:table-cell>
        </table:table-row>
        <table:table-row table:style-name="ro3">
          <table:table-cell table:formula="of:=IF([$master.F216]=&quot;&quot;;&quot;&quot;;CONCATENATE(&quot;OUTER_SET &quot;;[$master.A216];&quot; = RESOLVE_STR_REF (@&quot;;[$master.B216];&quot;) // &quot;;[$master.E216]))">
            <text:p/>
          </table:table-cell>
        </table:table-row>
        <table:table-row table:style-name="ro3">
          <table:table-cell table:formula="of:=IF([$master.F217]=&quot;&quot;;&quot;&quot;;CONCATENATE(&quot;OUTER_SET &quot;;[$master.A217];&quot; = RESOLVE_STR_REF (@&quot;;[$master.B217];&quot;) // &quot;;[$master.E217]))">
            <text:p/>
          </table:table-cell>
        </table:table-row>
        <table:table-row table:style-name="ro3">
          <table:table-cell table:formula="of:=IF([$master.F218]=&quot;&quot;;&quot;&quot;;CONCATENATE(&quot;OUTER_SET &quot;;[$master.A218];&quot; = RESOLVE_STR_REF (@&quot;;[$master.B218];&quot;) // &quot;;[$master.E218]))" office:value-type="string" office:string-value="OUTER_SET ar1207 = RESOLVE_STR_REF (@1207) // Warehouse (loose basilisk)" calcext:value-type="string">
            <text:p>OUTER_SET ar1207 = RESOLVE_STR_REF (@1207) // Warehouse (loose basilisk)</text:p>
          </table:table-cell>
        </table:table-row>
        <table:table-row table:style-name="ro3">
          <table:table-cell table:formula="of:=IF([$master.F219]=&quot;&quot;;&quot;&quot;;CONCATENATE(&quot;OUTER_SET &quot;;[$master.A219];&quot; = RESOLVE_STR_REF (@&quot;;[$master.B219];&quot;) // &quot;;[$master.E219]))">
            <text:p/>
          </table:table-cell>
        </table:table-row>
        <table:table-row table:style-name="ro3">
          <table:table-cell table:formula="of:=IF([$master.F220]=&quot;&quot;;&quot;&quot;;CONCATENATE(&quot;OUTER_SET &quot;;[$master.A220];&quot; = RESOLVE_STR_REF (@&quot;;[$master.B220];&quot;) // &quot;;[$master.E220]))">
            <text:p/>
          </table:table-cell>
        </table:table-row>
        <table:table-row table:style-name="ro3">
          <table:table-cell table:formula="of:=IF([$master.F221]=&quot;&quot;;&quot;&quot;;CONCATENATE(&quot;OUTER_SET &quot;;[$master.A221];&quot; = RESOLVE_STR_REF (@&quot;;[$master.B221];&quot;) // &quot;;[$master.E221]))">
            <text:p/>
          </table:table-cell>
        </table:table-row>
        <table:table-row table:style-name="ro3">
          <table:table-cell table:formula="of:=IF([$master.F222]=&quot;&quot;;&quot;&quot;;CONCATENATE(&quot;OUTER_SET &quot;;[$master.A222];&quot; = RESOLVE_STR_REF (@&quot;;[$master.B222];&quot;) // &quot;;[$master.E222]))">
            <text:p/>
          </table:table-cell>
        </table:table-row>
        <table:table-row table:style-name="ro3">
          <table:table-cell table:formula="of:=IF([$master.F223]=&quot;&quot;;&quot;&quot;;CONCATENATE(&quot;OUTER_SET &quot;;[$master.A223];&quot; = RESOLVE_STR_REF (@&quot;;[$master.B223];&quot;) // &quot;;[$master.E223]))">
            <text:p/>
          </table:table-cell>
        </table:table-row>
        <table:table-row table:style-name="ro3">
          <table:table-cell table:formula="of:=IF([$master.F224]=&quot;&quot;;&quot;&quot;;CONCATENATE(&quot;OUTER_SET &quot;;[$master.A224];&quot; = RESOLVE_STR_REF (@&quot;;[$master.B224];&quot;) // &quot;;[$master.E224]))">
            <text:p/>
          </table:table-cell>
        </table:table-row>
        <table:table-row table:style-name="ro3">
          <table:table-cell table:formula="of:=IF([$master.F225]=&quot;&quot;;&quot;&quot;;CONCATENATE(&quot;OUTER_SET &quot;;[$master.A225];&quot; = RESOLVE_STR_REF (@&quot;;[$master.B225];&quot;) // &quot;;[$master.E225]))">
            <text:p/>
          </table:table-cell>
        </table:table-row>
        <table:table-row table:style-name="ro3">
          <table:table-cell table:formula="of:=IF([$master.F226]=&quot;&quot;;&quot;&quot;;CONCATENATE(&quot;OUTER_SET &quot;;[$master.A226];&quot; = RESOLVE_STR_REF (@&quot;;[$master.B226];&quot;) // &quot;;[$master.E226]))" office:value-type="string" office:string-value="OUTER_SET ar1215 = RESOLVE_STR_REF (@1215) // Jopalin's Tavern" calcext:value-type="string">
            <text:p>OUTER_SET ar1215 = RESOLVE_STR_REF (@1215) // Jopalin's Tavern</text:p>
          </table:table-cell>
        </table:table-row>
        <table:table-row table:style-name="ro3">
          <table:table-cell table:formula="of:=IF([$master.F227]=&quot;&quot;;&quot;&quot;;CONCATENATE(&quot;OUTER_SET &quot;;[$master.A227];&quot; = RESOLVE_STR_REF (@&quot;;[$master.B227];&quot;) // &quot;;[$master.E227]))">
            <text:p/>
          </table:table-cell>
        </table:table-row>
        <table:table-row table:style-name="ro3">
          <table:table-cell table:formula="of:=IF([$master.F228]=&quot;&quot;;&quot;&quot;;CONCATENATE(&quot;OUTER_SET &quot;;[$master.A228];&quot; = RESOLVE_STR_REF (@&quot;;[$master.B228];&quot;) // &quot;;[$master.E228]))">
            <text:p/>
          </table:table-cell>
        </table:table-row>
        <table:table-row table:style-name="ro3">
          <table:table-cell table:formula="of:=IF([$master.F229]=&quot;&quot;;&quot;&quot;;CONCATENATE(&quot;OUTER_SET &quot;;[$master.A229];&quot; = RESOLVE_STR_REF (@&quot;;[$master.B229];&quot;) // &quot;;[$master.E229]))">
            <text:p/>
          </table:table-cell>
        </table:table-row>
        <table:table-row table:style-name="ro3">
          <table:table-cell table:formula="of:=IF([$master.F230]=&quot;&quot;;&quot;&quot;;CONCATENATE(&quot;OUTER_SET &quot;;[$master.A230];&quot; = RESOLVE_STR_REF (@&quot;;[$master.B230];&quot;) // &quot;;[$master.E230]))">
            <text:p/>
          </table:table-cell>
        </table:table-row>
        <table:table-row table:style-name="ro3">
          <table:table-cell table:formula="of:=IF([$master.F231]=&quot;&quot;;&quot;&quot;;CONCATENATE(&quot;OUTER_SET &quot;;[$master.A231];&quot; = RESOLVE_STR_REF (@&quot;;[$master.B231];&quot;) // &quot;;[$master.E231]))">
            <text:p/>
          </table:table-cell>
        </table:table-row>
        <table:table-row table:style-name="ro3">
          <table:table-cell table:formula="of:=IF([$master.F232]=&quot;&quot;;&quot;&quot;;CONCATENATE(&quot;OUTER_SET &quot;;[$master.A232];&quot; = RESOLVE_STR_REF (@&quot;;[$master.B232];&quot;) // &quot;;[$master.E232]))">
            <text:p/>
          </table:table-cell>
        </table:table-row>
        <table:table-row table:style-name="ro3">
          <table:table-cell table:formula="of:=IF([$master.F233]=&quot;&quot;;&quot;&quot;;CONCATENATE(&quot;OUTER_SET &quot;;[$master.A233];&quot; = RESOLVE_STR_REF (@&quot;;[$master.B233];&quot;) // &quot;;[$master.E233]))">
            <text:p/>
          </table:table-cell>
        </table:table-row>
        <table:table-row table:style-name="ro3">
          <table:table-cell table:formula="of:=IF([$master.F234]=&quot;&quot;;&quot;&quot;;CONCATENATE(&quot;OUTER_SET &quot;;[$master.A234];&quot; = RESOLVE_STR_REF (@&quot;;[$master.B234];&quot;) // &quot;;[$master.E234]))">
            <text:p/>
          </table:table-cell>
        </table:table-row>
        <table:table-row table:style-name="ro3">
          <table:table-cell table:formula="of:=IF([$master.F235]=&quot;&quot;;&quot;&quot;;CONCATENATE(&quot;OUTER_SET &quot;;[$master.A235];&quot; = RESOLVE_STR_REF (@&quot;;[$master.B235];&quot;) // &quot;;[$master.E235]))">
            <text:p/>
          </table:table-cell>
        </table:table-row>
        <table:table-row table:style-name="ro3">
          <table:table-cell table:formula="of:=IF([$master.F236]=&quot;&quot;;&quot;&quot;;CONCATENATE(&quot;OUTER_SET &quot;;[$master.A236];&quot; = RESOLVE_STR_REF (@&quot;;[$master.B236];&quot;) // &quot;;[$master.E236]))">
            <text:p/>
          </table:table-cell>
        </table:table-row>
        <table:table-row table:style-name="ro3">
          <table:table-cell table:formula="of:=IF([$master.F237]=&quot;&quot;;&quot;&quot;;CONCATENATE(&quot;OUTER_SET &quot;;[$master.A237];&quot; = RESOLVE_STR_REF (@&quot;;[$master.B237];&quot;) // &quot;;[$master.E237]))">
            <text:p/>
          </table:table-cell>
        </table:table-row>
        <table:table-row table:style-name="ro3">
          <table:table-cell table:formula="of:=IF([$master.F238]=&quot;&quot;;&quot;&quot;;CONCATENATE(&quot;OUTER_SET &quot;;[$master.A238];&quot; = RESOLVE_STR_REF (@&quot;;[$master.B238];&quot;) // &quot;;[$master.E238]))">
            <text:p/>
          </table:table-cell>
        </table:table-row>
        <table:table-row table:style-name="ro3">
          <table:table-cell table:formula="of:=IF([$master.F239]=&quot;&quot;;&quot;&quot;;CONCATENATE(&quot;OUTER_SET &quot;;[$master.A239];&quot; = RESOLVE_STR_REF (@&quot;;[$master.B239];&quot;) // &quot;;[$master.E239]))">
            <text:p/>
          </table:table-cell>
        </table:table-row>
        <table:table-row table:style-name="ro3">
          <table:table-cell table:formula="of:=IF([$master.F240]=&quot;&quot;;&quot;&quot;;CONCATENATE(&quot;OUTER_SET &quot;;[$master.A240];&quot; = RESOLVE_STR_REF (@&quot;;[$master.B240];&quot;) // &quot;;[$master.E240]))">
            <text:p/>
          </table:table-cell>
        </table:table-row>
        <table:table-row table:style-name="ro3">
          <table:table-cell table:formula="of:=IF([$master.F241]=&quot;&quot;;&quot;&quot;;CONCATENATE(&quot;OUTER_SET &quot;;[$master.A241];&quot; = RESOLVE_STR_REF (@&quot;;[$master.B241];&quot;) // &quot;;[$master.E241]))">
            <text:p/>
          </table:table-cell>
        </table:table-row>
        <table:table-row table:style-name="ro3">
          <table:table-cell table:formula="of:=IF([$master.F242]=&quot;&quot;;&quot;&quot;;CONCATENATE(&quot;OUTER_SET &quot;;[$master.A242];&quot; = RESOLVE_STR_REF (@&quot;;[$master.B242];&quot;) // &quot;;[$master.E242]))">
            <text:p/>
          </table:table-cell>
        </table:table-row>
        <table:table-row table:style-name="ro3">
          <table:table-cell table:formula="of:=IF([$master.F243]=&quot;&quot;;&quot;&quot;;CONCATENATE(&quot;OUTER_SET &quot;;[$master.A243];&quot; = RESOLVE_STR_REF (@&quot;;[$master.B243];&quot;) // &quot;;[$master.E243]))">
            <text:p/>
          </table:table-cell>
        </table:table-row>
        <table:table-row table:style-name="ro3">
          <table:table-cell table:formula="of:=IF([$master.F244]=&quot;&quot;;&quot;&quot;;CONCATENATE(&quot;OUTER_SET &quot;;[$master.A244];&quot; = RESOLVE_STR_REF (@&quot;;[$master.B244];&quot;) // &quot;;[$master.E244]))">
            <text:p/>
          </table:table-cell>
        </table:table-row>
        <table:table-row table:style-name="ro3">
          <table:table-cell table:formula="of:=IF([$master.F245]=&quot;&quot;;&quot;&quot;;CONCATENATE(&quot;OUTER_SET &quot;;[$master.A245];&quot; = RESOLVE_STR_REF (@&quot;;[$master.B245];&quot;) // &quot;;[$master.E245]))">
            <text:p/>
          </table:table-cell>
        </table:table-row>
        <table:table-row table:style-name="ro3">
          <table:table-cell table:formula="of:=IF([$master.F246]=&quot;&quot;;&quot;&quot;;CONCATENATE(&quot;OUTER_SET &quot;;[$master.A246];&quot; = RESOLVE_STR_REF (@&quot;;[$master.B246];&quot;) // &quot;;[$master.E246]))" office:value-type="string" office:string-value="OUTER_SET ar1400 = RESOLVE_STR_REF (@1400) // Fishing village (Ajantis, farmer Brun, Gerde, lots of ankhegs)" calcext:value-type="string">
            <text:p>OUTER_SET ar1400 = RESOLVE_STR_REF (@1400) // Fishing village (Ajantis, farmer Brun, Gerde, lots of ankhegs)</text:p>
          </table:table-cell>
        </table:table-row>
        <table:table-row table:style-name="ro3">
          <table:table-cell table:formula="of:=IF([$master.F247]=&quot;&quot;;&quot;&quot;;CONCATENATE(&quot;OUTER_SET &quot;;[$master.A247];&quot; = RESOLVE_STR_REF (@&quot;;[$master.B247];&quot;) // &quot;;[$master.E247]))" office:value-type="string" office:string-value="OUTER_SET ar1401 = RESOLVE_STR_REF (@1401) // Ankheg pit" calcext:value-type="string">
            <text:p>OUTER_SET ar1401 = RESOLVE_STR_REF (@1401) // Ankheg pit</text:p>
          </table:table-cell>
        </table:table-row>
        <table:table-row table:style-name="ro3">
          <table:table-cell table:formula="of:=IF([$master.F248]=&quot;&quot;;&quot;&quot;;CONCATENATE(&quot;OUTER_SET &quot;;[$master.A248];&quot; = RESOLVE_STR_REF (@&quot;;[$master.B248];&quot;) // &quot;;[$master.E248]))">
            <text:p/>
          </table:table-cell>
        </table:table-row>
        <table:table-row table:style-name="ro3">
          <table:table-cell table:formula="of:=IF([$master.F249]=&quot;&quot;;&quot;&quot;;CONCATENATE(&quot;OUTER_SET &quot;;[$master.A249];&quot; = RESOLVE_STR_REF (@&quot;;[$master.B249];&quot;) // &quot;;[$master.E249]))">
            <text:p/>
          </table:table-cell>
        </table:table-row>
        <table:table-row table:style-name="ro3">
          <table:table-cell table:formula="of:=IF([$master.F250]=&quot;&quot;;&quot;&quot;;CONCATENATE(&quot;OUTER_SET &quot;;[$master.A250];&quot; = RESOLVE_STR_REF (@&quot;;[$master.B250];&quot;) // &quot;;[$master.E250]))">
            <text:p/>
          </table:table-cell>
        </table:table-row>
        <table:table-row table:style-name="ro3">
          <table:table-cell table:formula="of:=IF([$master.F251]=&quot;&quot;;&quot;&quot;;CONCATENATE(&quot;OUTER_SET &quot;;[$master.A251];&quot; = RESOLVE_STR_REF (@&quot;;[$master.B251];&quot;) // &quot;;[$master.E251]))" office:value-type="string" office:string-value="OUTER_SET ar1500 = RESOLVE_STR_REF (@1500) // Balduran's Isle, north (AKA Werewolf Isle)" calcext:value-type="string">
            <text:p>OUTER_SET ar1500 = RESOLVE_STR_REF (@1500) // Balduran's Isle, north (AKA Werewolf Isle)</text:p>
          </table:table-cell>
        </table:table-row>
        <table:table-row table:style-name="ro3">
          <table:table-cell table:formula="of:=IF([$master.F252]=&quot;&quot;;&quot;&quot;;CONCATENATE(&quot;OUTER_SET &quot;;[$master.A252];&quot; = RESOLVE_STR_REF (@&quot;;[$master.B252];&quot;) // &quot;;[$master.E252]))" office:value-type="string" office:string-value="OUTER_SET ar1501 = RESOLVE_STR_REF (@1501) // Balduran's ship, ground floor" calcext:value-type="string">
            <text:p>OUTER_SET ar1501 = RESOLVE_STR_REF (@1501) // Balduran's ship, ground floor</text:p>
          </table:table-cell>
        </table:table-row>
        <table:table-row table:style-name="ro3">
          <table:table-cell table:formula="of:=IF([$master.F253]=&quot;&quot;;&quot;&quot;;CONCATENATE(&quot;OUTER_SET &quot;;[$master.A253];&quot; = RESOLVE_STR_REF (@&quot;;[$master.B253];&quot;) // &quot;;[$master.E253]))">
            <text:p/>
          </table:table-cell>
        </table:table-row>
        <table:table-row table:style-name="ro3">
          <table:table-cell table:formula="of:=IF([$master.F254]=&quot;&quot;;&quot;&quot;;CONCATENATE(&quot;OUTER_SET &quot;;[$master.A254];&quot; = RESOLVE_STR_REF (@&quot;;[$master.B254];&quot;) // &quot;;[$master.E254]))">
            <text:p/>
          </table:table-cell>
        </table:table-row>
        <table:table-row table:style-name="ro3">
          <table:table-cell table:formula="of:=IF([$master.F255]=&quot;&quot;;&quot;&quot;;CONCATENATE(&quot;OUTER_SET &quot;;[$master.A255];&quot; = RESOLVE_STR_REF (@&quot;;[$master.B255];&quot;) // &quot;;[$master.E255]))">
            <text:p/>
          </table:table-cell>
        </table:table-row>
        <table:table-row table:style-name="ro3">
          <table:table-cell table:formula="of:=IF([$master.F256]=&quot;&quot;;&quot;&quot;;CONCATENATE(&quot;OUTER_SET &quot;;[$master.A256];&quot; = RESOLVE_STR_REF (@&quot;;[$master.B256];&quot;) // &quot;;[$master.E256]))">
            <text:p/>
          </table:table-cell>
        </table:table-row>
        <table:table-row table:style-name="ro3">
          <table:table-cell table:formula="of:=IF([$master.F257]=&quot;&quot;;&quot;&quot;;CONCATENATE(&quot;OUTER_SET &quot;;[$master.A257];&quot; = RESOLVE_STR_REF (@&quot;;[$master.B257];&quot;) // &quot;;[$master.E257]))" office:value-type="string" office:string-value="OUTER_SET ar1600 = RESOLVE_STR_REF (@1600) // Cloakwood, third main area (shadow druids, Eldoth, Faldorn)" calcext:value-type="string">
            <text:p>OUTER_SET ar1600 = RESOLVE_STR_REF (@1600) // Cloakwood, third main area (shadow druids, Eldoth, Faldorn)</text:p>
          </table:table-cell>
        </table:table-row>
        <table:table-row table:style-name="ro3">
          <table:table-cell table:formula="of:=IF([$master.F258]=&quot;&quot;;&quot;&quot;;CONCATENATE(&quot;OUTER_SET &quot;;[$master.A258];&quot; = RESOLVE_STR_REF (@&quot;;[$master.B258];&quot;) // &quot;;[$master.E258]))" office:value-type="string" office:string-value="OUTER_SET ar1601 = RESOLVE_STR_REF (@1601) // Tree house, ground floor" calcext:value-type="string">
            <text:p>OUTER_SET ar1601 = RESOLVE_STR_REF (@1601) // Tree house, ground floor</text:p>
          </table:table-cell>
        </table:table-row>
        <table:table-row table:style-name="ro3">
          <table:table-cell table:formula="of:=IF([$master.F259]=&quot;&quot;;&quot;&quot;;CONCATENATE(&quot;OUTER_SET &quot;;[$master.A259];&quot; = RESOLVE_STR_REF (@&quot;;[$master.B259];&quot;) // &quot;;[$master.E259]))">
            <text:p/>
          </table:table-cell>
        </table:table-row>
        <table:table-row table:style-name="ro3">
          <table:table-cell table:formula="of:=IF([$master.F260]=&quot;&quot;;&quot;&quot;;CONCATENATE(&quot;OUTER_SET &quot;;[$master.A260];&quot; = RESOLVE_STR_REF (@&quot;;[$master.B260];&quot;) // &quot;;[$master.E260]))" office:value-type="string" office:string-value="OUTER_SET ar1603 = RESOLVE_STR_REF (@1603) // Baby wyvern cave (Peter of the North)" calcext:value-type="string">
            <text:p>OUTER_SET ar1603 = RESOLVE_STR_REF (@1603) // Baby wyvern cave (Peter of the North)</text:p>
          </table:table-cell>
        </table:table-row>
        <table:table-row table:style-name="ro3">
          <table:table-cell table:formula="of:=IF([$master.F261]=&quot;&quot;;&quot;&quot;;CONCATENATE(&quot;OUTER_SET &quot;;[$master.A261];&quot; = RESOLVE_STR_REF (@&quot;;[$master.B261];&quot;) // &quot;;[$master.E261]))" office:value-type="string" office:string-value="OUTER_SET ar1700 = RESOLVE_STR_REF (@1700) // Cloakwood, fourth main area (wyverns)" calcext:value-type="string">
            <text:p>OUTER_SET ar1700 = RESOLVE_STR_REF (@1700) // Cloakwood, fourth main area (wyverns)</text:p>
          </table:table-cell>
        </table:table-row>
        <table:table-row table:style-name="ro3">
          <table:table-cell table:formula="of:=IF([$master.F262]=&quot;&quot;;&quot;&quot;;CONCATENATE(&quot;OUTER_SET &quot;;[$master.A262];&quot; = RESOLVE_STR_REF (@&quot;;[$master.B262];&quot;) // &quot;;[$master.E262]))" office:value-type="string" office:string-value="OUTER_SET ar1800 = RESOLVE_STR_REF (@1800) // Cloakwood mines, exterior" calcext:value-type="string">
            <text:p>OUTER_SET ar1800 = RESOLVE_STR_REF (@1800) // Cloakwood mines, exterior</text:p>
          </table:table-cell>
        </table:table-row>
        <table:table-row table:style-name="ro3">
          <table:table-cell table:formula="of:=IF([$master.F263]=&quot;&quot;;&quot;&quot;;CONCATENATE(&quot;OUTER_SET &quot;;[$master.A263];&quot; = RESOLVE_STR_REF (@&quot;;[$master.B263];&quot;) // &quot;;[$master.E263]))" office:value-type="string" office:string-value="OUTER_SET ar1801 = RESOLVE_STR_REF (@1801) // Cloakwood mines, first subterranean level (river plug)" calcext:value-type="string">
            <text:p>OUTER_SET ar1801 = RESOLVE_STR_REF (@1801) // Cloakwood mines, first subterranean level (river plug)</text:p>
          </table:table-cell>
        </table:table-row>
        <table:table-row table:style-name="ro3">
          <table:table-cell table:formula="of:=IF([$master.F264]=&quot;&quot;;&quot;&quot;;CONCATENATE(&quot;OUTER_SET &quot;;[$master.A264];&quot; = RESOLVE_STR_REF (@&quot;;[$master.B264];&quot;) // &quot;;[$master.E264]))" office:value-type="string" office:string-value="OUTER_SET ar1802 = RESOLVE_STR_REF (@1802) // Cloakwood mines, third subterranean level (Natasha, ogre mage)" calcext:value-type="string">
            <text:p>OUTER_SET ar1802 = RESOLVE_STR_REF (@1802) // Cloakwood mines, third subterranean level (Natasha, ogre mage)</text:p>
          </table:table-cell>
        </table:table-row>
        <table:table-row table:style-name="ro3">
          <table:table-cell table:formula="of:=IF([$master.F265]=&quot;&quot;;&quot;&quot;;CONCATENATE(&quot;OUTER_SET &quot;;[$master.A265];&quot; = RESOLVE_STR_REF (@&quot;;[$master.B265];&quot;) // &quot;;[$master.E265]))" office:value-type="string" office:string-value="OUTER_SET ar1803 = RESOLVE_STR_REF (@1803) // Cloakwood mines, fourth subterranean level (Davaeorn, Stephan)" calcext:value-type="string">
            <text:p>OUTER_SET ar1803 = RESOLVE_STR_REF (@1803) // Cloakwood mines, fourth subterranean level (Davaeorn, Stephan)</text:p>
          </table:table-cell>
        </table:table-row>
        <table:table-row table:style-name="ro3">
          <table:table-cell table:formula="of:=IF([$master.F266]=&quot;&quot;;&quot;&quot;;CONCATENATE(&quot;OUTER_SET &quot;;[$master.A266];&quot; = RESOLVE_STR_REF (@&quot;;[$master.B266];&quot;) // &quot;;[$master.E266]))">
            <text:p/>
          </table:table-cell>
        </table:table-row>
        <table:table-row table:style-name="ro3">
          <table:table-cell table:formula="of:=IF([$master.F267]=&quot;&quot;;&quot;&quot;;CONCATENATE(&quot;OUTER_SET &quot;;[$master.A267];&quot; = RESOLVE_STR_REF (@&quot;;[$master.B267];&quot;) // &quot;;[$master.E267]))">
            <text:p/>
          </table:table-cell>
        </table:table-row>
        <table:table-row table:style-name="ro3">
          <table:table-cell table:formula="of:=IF([$master.F268]=&quot;&quot;;&quot;&quot;;CONCATENATE(&quot;OUTER_SET &quot;;[$master.A268];&quot; = RESOLVE_STR_REF (@&quot;;[$master.B268];&quot;) // &quot;;[$master.E268]))">
            <text:p/>
          </table:table-cell>
        </table:table-row>
        <table:table-row table:style-name="ro3">
          <table:table-cell table:formula="of:=IF([$master.F269]=&quot;&quot;;&quot;&quot;;CONCATENATE(&quot;OUTER_SET &quot;;[$master.A269];&quot; = RESOLVE_STR_REF (@&quot;;[$master.B269];&quot;) // &quot;;[$master.E269]))" office:value-type="string" office:string-value="OUTER_SET ar1807 = RESOLVE_STR_REF (@1807) // Cloakwood mines, elevator" calcext:value-type="string">
            <text:p>OUTER_SET ar1807 = RESOLVE_STR_REF (@1807) // Cloakwood mines, elevator</text:p>
          </table:table-cell>
        </table:table-row>
        <table:table-row table:style-name="ro3">
          <table:table-cell table:formula="of:=IF([$master.F270]=&quot;&quot;;&quot;&quot;;CONCATENATE(&quot;OUTER_SET &quot;;[$master.A270];&quot; = RESOLVE_STR_REF (@&quot;;[$master.B270];&quot;) // &quot;;[$master.E270]))">
            <text:p/>
          </table:table-cell>
        </table:table-row>
        <table:table-row table:style-name="ro3">
          <table:table-cell table:formula="of:=IF([$master.F271]=&quot;&quot;;&quot;&quot;;CONCATENATE(&quot;OUTER_SET &quot;;[$master.A271];&quot; = RESOLVE_STR_REF (@&quot;;[$master.B271];&quot;) // &quot;;[$master.E271]))">
            <text:p/>
          </table:table-cell>
        </table:table-row>
        <table:table-row table:style-name="ro3">
          <table:table-cell table:formula="of:=IF([$master.F272]=&quot;&quot;;&quot;&quot;;CONCATENATE(&quot;OUTER_SET &quot;;[$master.A272];&quot; = RESOLVE_STR_REF (@&quot;;[$master.B272];&quot;) // &quot;;[$master.E272]))" office:value-type="string" office:string-value="OUTER_SET ar1900 = RESOLVE_STR_REF (@1900) // Bandit Camp" calcext:value-type="string">
            <text:p>OUTER_SET ar1900 = RESOLVE_STR_REF (@1900) // Bandit Camp</text:p>
          </table:table-cell>
        </table:table-row>
        <table:table-row table:style-name="ro3">
          <table:table-cell table:formula="of:=IF([$master.F273]=&quot;&quot;;&quot;&quot;;CONCATENATE(&quot;OUTER_SET &quot;;[$master.A273];&quot; = RESOLVE_STR_REF (@&quot;;[$master.B273];&quot;) // &quot;;[$master.E273]))">
            <text:p/>
          </table:table-cell>
        </table:table-row>
        <table:table-row table:style-name="ro3">
          <table:table-cell table:formula="of:=IF([$master.F274]=&quot;&quot;;&quot;&quot;;CONCATENATE(&quot;OUTER_SET &quot;;[$master.A274];&quot; = RESOLVE_STR_REF (@&quot;;[$master.B274];&quot;) // &quot;;[$master.E274]))">
            <text:p/>
          </table:table-cell>
        </table:table-row>
        <table:table-row table:style-name="ro3">
          <table:table-cell table:formula="of:=IF([$master.F275]=&quot;&quot;;&quot;&quot;;CONCATENATE(&quot;OUTER_SET &quot;;[$master.A275];&quot; = RESOLVE_STR_REF (@&quot;;[$master.B275];&quot;) // &quot;;[$master.E275]))">
            <text:p/>
          </table:table-cell>
        </table:table-row>
        <table:table-row table:style-name="ro3">
          <table:table-cell table:formula="of:=IF([$master.F276]=&quot;&quot;;&quot;&quot;;CONCATENATE(&quot;OUTER_SET &quot;;[$master.A276];&quot; = RESOLVE_STR_REF (@&quot;;[$master.B276];&quot;) // &quot;;[$master.E276]))">
            <text:p/>
          </table:table-cell>
        </table:table-row>
        <table:table-row table:style-name="ro3">
          <table:table-cell table:formula="of:=IF([$master.F277]=&quot;&quot;;&quot;&quot;;CONCATENATE(&quot;OUTER_SET &quot;;[$master.A277];&quot; = RESOLVE_STR_REF (@&quot;;[$master.B277];&quot;) // &quot;;[$master.E277]))">
            <text:p/>
          </table:table-cell>
        </table:table-row>
        <table:table-row table:style-name="ro3">
          <table:table-cell table:formula="of:=IF([$master.F278]=&quot;&quot;;&quot;&quot;;CONCATENATE(&quot;OUTER_SET &quot;;[$master.A278];&quot; = RESOLVE_STR_REF (@&quot;;[$master.B278];&quot;) // &quot;;[$master.E278]))">
            <text:p/>
          </table:table-cell>
        </table:table-row>
        <table:table-row table:style-name="ro3">
          <table:table-cell table:formula="of:=IF([$master.F279]=&quot;&quot;;&quot;&quot;;CONCATENATE(&quot;OUTER_SET &quot;;[$master.A279];&quot; = RESOLVE_STR_REF (@&quot;;[$master.B279];&quot;) // &quot;;[$master.E279]))">
            <text:p/>
          </table:table-cell>
        </table:table-row>
        <table:table-row table:style-name="ro3">
          <table:table-cell table:formula="of:=IF([$master.F280]=&quot;&quot;;&quot;&quot;;CONCATENATE(&quot;OUTER_SET &quot;;[$master.A280];&quot; = RESOLVE_STR_REF (@&quot;;[$master.B280];&quot;) // &quot;;[$master.E280]))" office:value-type="string" office:string-value="OUTER_SET ar2000 = RESOLVE_STR_REF (@2000) // Balduran's Isle, south (AKA Werewolf Isle, Delainy/Durlyle)" calcext:value-type="string">
            <text:p>OUTER_SET ar2000 = RESOLVE_STR_REF (@2000) // Balduran's Isle, south (AKA Werewolf Isle, Delainy/Durlyle)</text:p>
          </table:table-cell>
        </table:table-row>
        <table:table-row table:style-name="ro3">
          <table:table-cell table:formula="of:=IF([$master.F281]=&quot;&quot;;&quot;&quot;;CONCATENATE(&quot;OUTER_SET &quot;;[$master.A281];&quot; = RESOLVE_STR_REF (@&quot;;[$master.B281];&quot;) // &quot;;[$master.E281]))" office:value-type="string" office:string-value="OUTER_SET ar2001 = RESOLVE_STR_REF (@2001) // Generic hut" calcext:value-type="string">
            <text:p>OUTER_SET ar2001 = RESOLVE_STR_REF (@2001) // Generic hut</text:p>
          </table:table-cell>
        </table:table-row>
        <table:table-row table:style-name="ro3">
          <table:table-cell table:formula="of:=IF([$master.F282]=&quot;&quot;;&quot;&quot;;CONCATENATE(&quot;OUTER_SET &quot;;[$master.A282];&quot; = RESOLVE_STR_REF (@&quot;;[$master.B282];&quot;) // &quot;;[$master.E282]))">
            <text:p/>
          </table:table-cell>
        </table:table-row>
        <table:table-row table:style-name="ro3">
          <table:table-cell table:formula="of:=IF([$master.F283]=&quot;&quot;;&quot;&quot;;CONCATENATE(&quot;OUTER_SET &quot;;[$master.A283];&quot; = RESOLVE_STR_REF (@&quot;;[$master.B283];&quot;) // &quot;;[$master.E283]))">
            <text:p/>
          </table:table-cell>
        </table:table-row>
        <table:table-row table:style-name="ro3">
          <table:table-cell table:formula="of:=IF([$master.F284]=&quot;&quot;;&quot;&quot;;CONCATENATE(&quot;OUTER_SET &quot;;[$master.A284];&quot; = RESOLVE_STR_REF (@&quot;;[$master.B284];&quot;) // &quot;;[$master.E284]))">
            <text:p/>
          </table:table-cell>
        </table:table-row>
        <table:table-row table:style-name="ro3">
          <table:table-cell table:formula="of:=IF([$master.F285]=&quot;&quot;;&quot;&quot;;CONCATENATE(&quot;OUTER_SET &quot;;[$master.A285];&quot; = RESOLVE_STR_REF (@&quot;;[$master.B285];&quot;) // &quot;;[$master.E285]))">
            <text:p/>
          </table:table-cell>
        </table:table-row>
        <table:table-row table:style-name="ro3">
          <table:table-cell table:formula="of:=IF([$master.F286]=&quot;&quot;;&quot;&quot;;CONCATENATE(&quot;OUTER_SET &quot;;[$master.A286];&quot; = RESOLVE_STR_REF (@&quot;;[$master.B286];&quot;) // &quot;;[$master.E286]))">
            <text:p/>
          </table:table-cell>
        </table:table-row>
        <table:table-row table:style-name="ro3">
          <table:table-cell table:formula="of:=IF([$master.F287]=&quot;&quot;;&quot;&quot;;CONCATENATE(&quot;OUTER_SET &quot;;[$master.A287];&quot; = RESOLVE_STR_REF (@&quot;;[$master.B287];&quot;) // &quot;;[$master.E287]))">
            <text:p/>
          </table:table-cell>
        </table:table-row>
        <table:table-row table:style-name="ro3">
          <table:table-cell table:formula="of:=IF([$master.F288]=&quot;&quot;;&quot;&quot;;CONCATENATE(&quot;OUTER_SET &quot;;[$master.A288];&quot; = RESOLVE_STR_REF (@&quot;;[$master.B288];&quot;) // &quot;;[$master.E288]))">
            <text:p/>
          </table:table-cell>
        </table:table-row>
        <table:table-row table:style-name="ro3">
          <table:table-cell table:formula="of:=IF([$master.F289]=&quot;&quot;;&quot;&quot;;CONCATENATE(&quot;OUTER_SET &quot;;[$master.A289];&quot; = RESOLVE_STR_REF (@&quot;;[$master.B289];&quot;) // &quot;;[$master.E289]))">
            <text:p/>
          </table:table-cell>
        </table:table-row>
        <table:table-row table:style-name="ro3">
          <table:table-cell table:formula="of:=IF([$master.F290]=&quot;&quot;;&quot;&quot;;CONCATENATE(&quot;OUTER_SET &quot;;[$master.A290];&quot; = RESOLVE_STR_REF (@&quot;;[$master.B290];&quot;) // &quot;;[$master.E290]))">
            <text:p/>
          </table:table-cell>
        </table:table-row>
        <table:table-row table:style-name="ro3">
          <table:table-cell table:formula="of:=IF([$master.F291]=&quot;&quot;;&quot;&quot;;CONCATENATE(&quot;OUTER_SET &quot;;[$master.A291];&quot; = RESOLVE_STR_REF (@&quot;;[$master.B291];&quot;) // &quot;;[$master.E291]))">
            <text:p/>
          </table:table-cell>
        </table:table-row>
        <table:table-row table:style-name="ro3">
          <table:table-cell table:formula="of:=IF([$master.F292]=&quot;&quot;;&quot;&quot;;CONCATENATE(&quot;OUTER_SET &quot;;[$master.A292];&quot; = RESOLVE_STR_REF (@&quot;;[$master.B292];&quot;) // &quot;;[$master.E292]))" office:value-type="string" office:string-value="OUTER_SET ar2012 = RESOLVE_STR_REF (@2012) // Werewolf caverns" calcext:value-type="string">
            <text:p>OUTER_SET ar2012 = RESOLVE_STR_REF (@2012) // Werewolf caverns</text:p>
          </table:table-cell>
        </table:table-row>
        <table:table-row table:style-name="ro3">
          <table:table-cell table:formula="of:=IF([$master.F293]=&quot;&quot;;&quot;&quot;;CONCATENATE(&quot;OUTER_SET &quot;;[$master.A293];&quot; = RESOLVE_STR_REF (@&quot;;[$master.B293];&quot;) // &quot;;[$master.E293]))" office:value-type="string" office:string-value="OUTER_SET ar2100 = RESOLVE_STR_REF (@2100) // Cloakwood, second main area (spider nest, Centeol)" calcext:value-type="string">
            <text:p>OUTER_SET ar2100 = RESOLVE_STR_REF (@2100) // Cloakwood, second main area (spider nest, Centeol)</text:p>
          </table:table-cell>
        </table:table-row>
        <table:table-row table:style-name="ro3">
          <table:table-cell table:formula="of:=IF([$master.F294]=&quot;&quot;;&quot;&quot;;CONCATENATE(&quot;OUTER_SET &quot;;[$master.A294];&quot; = RESOLVE_STR_REF (@&quot;;[$master.B294];&quot;) // &quot;;[$master.E294]))" office:value-type="string" office:string-value="OUTER_SET ar2101 = RESOLVE_STR_REF (@2101) // Spider nest (Centeol)" calcext:value-type="string">
            <text:p>OUTER_SET ar2101 = RESOLVE_STR_REF (@2101) // Spider nest (Centeol)</text:p>
          </table:table-cell>
        </table:table-row>
        <table:table-row table:style-name="ro3">
          <table:table-cell table:formula="of:=IF([$master.F295]=&quot;&quot;;&quot;&quot;;CONCATENATE(&quot;OUTER_SET &quot;;[$master.A295];&quot; = RESOLVE_STR_REF (@&quot;;[$master.B295];&quot;) // &quot;;[$master.E295]))" office:value-type="string" office:string-value="OUTER_SET ar2200 = RESOLVE_STR_REF (@2200) // Cloakwood, first main area (Aldeth Sashenstar, Seniyad, Coran)" calcext:value-type="string">
            <text:p>OUTER_SET ar2200 = RESOLVE_STR_REF (@2200) // Cloakwood, first main area (Aldeth Sashenstar, Seniyad, Coran)</text:p>
          </table:table-cell>
        </table:table-row>
        <table:table-row table:style-name="ro3">
          <table:table-cell table:formula="of:=IF([$master.F296]=&quot;&quot;;&quot;&quot;;CONCATENATE(&quot;OUTER_SET &quot;;[$master.A296];&quot; = RESOLVE_STR_REF (@&quot;;[$master.B296];&quot;) // &quot;;[$master.E296]))">
            <text:p/>
          </table:table-cell>
        </table:table-row>
        <table:table-row table:style-name="ro3">
          <table:table-cell table:formula="of:=IF([$master.F297]=&quot;&quot;;&quot;&quot;;CONCATENATE(&quot;OUTER_SET &quot;;[$master.A297];&quot; = RESOLVE_STR_REF (@&quot;;[$master.B297];&quot;) // &quot;;[$master.E297]))" office:value-type="string" office:string-value="OUTER_SET ar2300 = RESOLVE_STR_REF (@2300) // Friendly Arm Inn, exterior" calcext:value-type="string">
            <text:p>OUTER_SET ar2300 = RESOLVE_STR_REF (@2300) // Friendly Arm Inn, exterior</text:p>
          </table:table-cell>
        </table:table-row>
        <table:table-row table:style-name="ro3">
          <table:table-cell table:formula="of:=IF([$master.F298]=&quot;&quot;;&quot;&quot;;CONCATENATE(&quot;OUTER_SET &quot;;[$master.A298];&quot; = RESOLVE_STR_REF (@&quot;;[$master.B298];&quot;) // &quot;;[$master.E298]))" office:value-type="string" office:string-value="OUTER_SET ar2301 = RESOLVE_STR_REF (@2301) // Friendly Arm Inn, ground floor (Bentley Mirrorshade, Khalid, Jaheira)" calcext:value-type="string">
            <text:p>OUTER_SET ar2301 = RESOLVE_STR_REF (@2301) // Friendly Arm Inn, ground floor (Bentley Mirrorshade, Khalid, Jaheira)</text:p>
          </table:table-cell>
        </table:table-row>
        <table:table-row table:style-name="ro3">
          <table:table-cell table:formula="of:=IF([$master.F299]=&quot;&quot;;&quot;&quot;;CONCATENATE(&quot;OUTER_SET &quot;;[$master.A299];&quot; = RESOLVE_STR_REF (@&quot;;[$master.B299];&quot;) // &quot;;[$master.E299]))">
            <text:p/>
          </table:table-cell>
        </table:table-row>
        <table:table-row table:style-name="ro3">
          <table:table-cell table:formula="of:=IF([$master.F300]=&quot;&quot;;&quot;&quot;;CONCATENATE(&quot;OUTER_SET &quot;;[$master.A300];&quot; = RESOLVE_STR_REF (@&quot;;[$master.B300];&quot;) // &quot;;[$master.E300]))">
            <text:p/>
          </table:table-cell>
        </table:table-row>
        <table:table-row table:style-name="ro3">
          <table:table-cell table:formula="of:=IF([$master.F301]=&quot;&quot;;&quot;&quot;;CONCATENATE(&quot;OUTER_SET &quot;;[$master.A301];&quot; = RESOLVE_STR_REF (@&quot;;[$master.B301];&quot;) // &quot;;[$master.E301]))" office:value-type="string" office:string-value="OUTER_SET ar2304 = RESOLVE_STR_REF (@2304) // Friendly Arm Inn, Temple of Wisdom (Gellana Mirrorshade)" calcext:value-type="string">
            <text:p>OUTER_SET ar2304 = RESOLVE_STR_REF (@2304) // Friendly Arm Inn, Temple of Wisdom (Gellana Mirrorshade)</text:p>
          </table:table-cell>
        </table:table-row>
        <table:table-row table:style-name="ro3">
          <table:table-cell table:formula="of:=IF([$master.F302]=&quot;&quot;;&quot;&quot;;CONCATENATE(&quot;OUTER_SET &quot;;[$master.A302];&quot; = RESOLVE_STR_REF (@&quot;;[$master.B302];&quot;) // &quot;;[$master.E302]))">
            <text:p/>
          </table:table-cell>
        </table:table-row>
        <table:table-row table:style-name="ro3">
          <table:table-cell table:formula="of:=IF([$master.F303]=&quot;&quot;;&quot;&quot;;CONCATENATE(&quot;OUTER_SET &quot;;[$master.A303];&quot; = RESOLVE_STR_REF (@&quot;;[$master.B303];&quot;) // &quot;;[$master.E303]))">
            <text:p/>
          </table:table-cell>
        </table:table-row>
        <table:table-row table:style-name="ro3">
          <table:table-cell table:formula="of:=IF([$master.F304]=&quot;&quot;;&quot;&quot;;CONCATENATE(&quot;OUTER_SET &quot;;[$master.A304];&quot; = RESOLVE_STR_REF (@&quot;;[$master.B304];&quot;) // &quot;;[$master.E304]))" office:value-type="string" office:string-value="OUTER_SET ar2400 = RESOLVE_STR_REF (@2400) // Peldvale (Viconia, Raiken)" calcext:value-type="string">
            <text:p>OUTER_SET ar2400 = RESOLVE_STR_REF (@2400) // Peldvale (Viconia, Raiken)</text:p>
          </table:table-cell>
        </table:table-row>
        <table:table-row table:style-name="ro3">
          <table:table-cell table:formula="of:=IF([$master.F305]=&quot;&quot;;&quot;&quot;;CONCATENATE(&quot;OUTER_SET &quot;;[$master.A305];&quot; = RESOLVE_STR_REF (@&quot;;[$master.B305];&quot;) // &quot;;[$master.E305]))" office:value-type="string" office:string-value="OUTER_SET ar2600 = RESOLVE_STR_REF (@2600) // Candlekeep (prologue), exterior" calcext:value-type="string">
            <text:p>OUTER_SET ar2600 = RESOLVE_STR_REF (@2600) // Candlekeep (prologue), exterior</text:p>
          </table:table-cell>
        </table:table-row>
        <table:table-row table:style-name="ro3">
          <table:table-cell table:formula="of:=IF([$master.F306]=&quot;&quot;;&quot;&quot;;CONCATENATE(&quot;OUTER_SET &quot;;[$master.A306];&quot; = RESOLVE_STR_REF (@&quot;;[$master.B306];&quot;) // &quot;;[$master.E306]))">
            <text:p/>
          </table:table-cell>
        </table:table-row>
        <table:table-row table:style-name="ro3">
          <table:table-cell table:formula="of:=IF([$master.F307]=&quot;&quot;;&quot;&quot;;CONCATENATE(&quot;OUTER_SET &quot;;[$master.A307];&quot; = RESOLVE_STR_REF (@&quot;;[$master.B307];&quot;) // &quot;;[$master.E307]))" office:value-type="string" office:string-value="OUTER_SET ar2605 = RESOLVE_STR_REF (@2605) // Candlekeep (prologue), infirmary" calcext:value-type="string">
            <text:p>OUTER_SET ar2605 = RESOLVE_STR_REF (@2605) // Candlekeep (prologue), infirmary</text:p>
          </table:table-cell>
        </table:table-row>
        <table:table-row table:style-name="ro3">
          <table:table-cell table:formula="of:=IF([$master.F308]=&quot;&quot;;&quot;&quot;;CONCATENATE(&quot;OUTER_SET &quot;;[$master.A308];&quot; = RESOLVE_STR_REF (@&quot;;[$master.B308];&quot;) // &quot;;[$master.E308]))">
            <text:p/>
          </table:table-cell>
        </table:table-row>
        <table:table-row table:style-name="ro3">
          <table:table-cell table:formula="of:=IF([$master.F309]=&quot;&quot;;&quot;&quot;;CONCATENATE(&quot;OUTER_SET &quot;;[$master.A309];&quot; = RESOLVE_STR_REF (@&quot;;[$master.B309];&quot;) // &quot;;[$master.E309]))">
            <text:p/>
          </table:table-cell>
        </table:table-row>
        <table:table-row table:style-name="ro3">
          <table:table-cell table:formula="of:=IF([$master.F310]=&quot;&quot;;&quot;&quot;;CONCATENATE(&quot;OUTER_SET &quot;;[$master.A310];&quot; = RESOLVE_STR_REF (@&quot;;[$master.B310];&quot;) // &quot;;[$master.E310]))">
            <text:p/>
          </table:table-cell>
        </table:table-row>
        <table:table-row table:style-name="ro3">
          <table:table-cell table:formula="of:=IF([$master.F311]=&quot;&quot;;&quot;&quot;;CONCATENATE(&quot;OUTER_SET &quot;;[$master.A311];&quot; = RESOLVE_STR_REF (@&quot;;[$master.B311];&quot;) // &quot;;[$master.E311]))">
            <text:p/>
          </table:table-cell>
        </table:table-row>
        <table:table-row table:style-name="ro3">
          <table:table-cell table:formula="of:=IF([$master.F312]=&quot;&quot;;&quot;&quot;;CONCATENATE(&quot;OUTER_SET &quot;;[$master.A312];&quot; = RESOLVE_STR_REF (@&quot;;[$master.B312];&quot;) // &quot;;[$master.E312]))">
            <text:p/>
          </table:table-cell>
        </table:table-row>
        <table:table-row table:style-name="ro3">
          <table:table-cell table:formula="of:=IF([$master.F313]=&quot;&quot;;&quot;&quot;;CONCATENATE(&quot;OUTER_SET &quot;;[$master.A313];&quot; = RESOLVE_STR_REF (@&quot;;[$master.B313];&quot;) // &quot;;[$master.E313]))">
            <text:p/>
          </table:table-cell>
        </table:table-row>
        <table:table-row table:style-name="ro3">
          <table:table-cell table:formula="of:=IF([$master.F314]=&quot;&quot;;&quot;&quot;;CONCATENATE(&quot;OUTER_SET &quot;;[$master.A314];&quot; = RESOLVE_STR_REF (@&quot;;[$master.B314];&quot;) // &quot;;[$master.E314]))" office:value-type="string" office:string-value="OUTER_SET ar2612 = RESOLVE_STR_REF (@2612) // Candlekeep Citadel, fifth floor (Gorion's old room)" calcext:value-type="string">
            <text:p>OUTER_SET ar2612 = RESOLVE_STR_REF (@2612) // Candlekeep Citadel, fifth floor (Gorion's old room)</text:p>
          </table:table-cell>
        </table:table-row>
        <table:table-row table:style-name="ro3">
          <table:table-cell table:formula="of:=IF([$master.F315]=&quot;&quot;;&quot;&quot;;CONCATENATE(&quot;OUTER_SET &quot;;[$master.A315];&quot; = RESOLVE_STR_REF (@&quot;;[$master.B315];&quot;) // &quot;;[$master.E315]))" office:value-type="string" office:string-value="OUTER_SET ar2613 = RESOLVE_STR_REF (@2613) // Candlekeep Catacombs, entrance area" calcext:value-type="string">
            <text:p>OUTER_SET ar2613 = RESOLVE_STR_REF (@2613) // Candlekeep Catacombs, entrance area</text:p>
          </table:table-cell>
        </table:table-row>
        <table:table-row table:style-name="ro3">
          <table:table-cell table:formula="of:=IF([$master.F316]=&quot;&quot;;&quot;&quot;;CONCATENATE(&quot;OUTER_SET &quot;;[$master.A316];&quot; = RESOLVE_STR_REF (@&quot;;[$master.B316];&quot;) // &quot;;[$master.E316]))">
            <text:p/>
          </table:table-cell>
        </table:table-row>
        <table:table-row table:style-name="ro3">
          <table:table-cell table:formula="of:=IF([$master.F317]=&quot;&quot;;&quot;&quot;;CONCATENATE(&quot;OUTER_SET &quot;;[$master.A317];&quot; = RESOLVE_STR_REF (@&quot;;[$master.B317];&quot;) // &quot;;[$master.E317]))" office:value-type="string" office:string-value="OUTER_SET ar2615 = RESOLVE_STR_REF (@2615) // Candlekeep Catacombs, first level" calcext:value-type="string">
            <text:p>OUTER_SET ar2615 = RESOLVE_STR_REF (@2615) // Candlekeep Catacombs, first level</text:p>
          </table:table-cell>
        </table:table-row>
        <table:table-row table:style-name="ro3">
          <table:table-cell table:formula="of:=IF([$master.F318]=&quot;&quot;;&quot;&quot;;CONCATENATE(&quot;OUTER_SET &quot;;[$master.A318];&quot; = RESOLVE_STR_REF (@&quot;;[$master.B318];&quot;) // &quot;;[$master.E318]))" office:value-type="string" office:string-value="OUTER_SET ar2616 = RESOLVE_STR_REF (@2616) // Candlekeep (prologue), Inn ground floor" calcext:value-type="string">
            <text:p>OUTER_SET ar2616 = RESOLVE_STR_REF (@2616) // Candlekeep (prologue), Inn ground floor</text:p>
          </table:table-cell>
        </table:table-row>
        <table:table-row table:style-name="ro3">
          <table:table-cell table:formula="of:=IF([$master.F319]=&quot;&quot;;&quot;&quot;;CONCATENATE(&quot;OUTER_SET &quot;;[$master.A319];&quot; = RESOLVE_STR_REF (@&quot;;[$master.B319];&quot;) // &quot;;[$master.E319]))">
            <text:p/>
          </table:table-cell>
        </table:table-row>
        <table:table-row table:style-name="ro3">
          <table:table-cell table:formula="of:=IF([$master.F320]=&quot;&quot;;&quot;&quot;;CONCATENATE(&quot;OUTER_SET &quot;;[$master.A320];&quot; = RESOLVE_STR_REF (@&quot;;[$master.B320];&quot;) // &quot;;[$master.E320]))" office:value-type="string" office:string-value="OUTER_SET ar2618 = RESOLVE_STR_REF (@2618) // Candlekeep (prologue), barracks" calcext:value-type="string">
            <text:p>OUTER_SET ar2618 = RESOLVE_STR_REF (@2618) // Candlekeep (prologue), barracks</text:p>
          </table:table-cell>
        </table:table-row>
        <table:table-row table:style-name="ro3">
          <table:table-cell table:formula="of:=IF([$master.F321]=&quot;&quot;;&quot;&quot;;CONCATENATE(&quot;OUTER_SET &quot;;[$master.A321];&quot; = RESOLVE_STR_REF (@&quot;;[$master.B321];&quot;) // &quot;;[$master.E321]))" office:value-type="string" office:string-value="OUTER_SET ar2619 = RESOLVE_STR_REF (@2619) // Candlekeep Catacombs, second level" calcext:value-type="string">
            <text:p>OUTER_SET ar2619 = RESOLVE_STR_REF (@2619) // Candlekeep Catacombs, second level</text:p>
          </table:table-cell>
        </table:table-row>
        <table:table-row table:style-name="ro3">
          <table:table-cell table:formula="of:=IF([$master.F322]=&quot;&quot;;&quot;&quot;;CONCATENATE(&quot;OUTER_SET &quot;;[$master.A322];&quot; = RESOLVE_STR_REF (@&quot;;[$master.B322];&quot;) // &quot;;[$master.E322]))" office:value-type="string" office:string-value="OUTER_SET ar2626 = RESOLVE_STR_REF (@2626) // Candlekeep (chapter 6), exterior" calcext:value-type="string">
            <text:p>OUTER_SET ar2626 = RESOLVE_STR_REF (@2626) // Candlekeep (chapter 6), exterior</text:p>
          </table:table-cell>
        </table:table-row>
        <table:table-row table:style-name="ro3">
          <table:table-cell table:formula="of:=IF([$master.F323]=&quot;&quot;;&quot;&quot;;CONCATENATE(&quot;OUTER_SET &quot;;[$master.A323];&quot; = RESOLVE_STR_REF (@&quot;;[$master.B323];&quot;) // &quot;;[$master.E323]))">
            <text:p/>
          </table:table-cell>
        </table:table-row>
        <table:table-row table:style-name="ro3">
          <table:table-cell table:formula="of:=IF([$master.F324]=&quot;&quot;;&quot;&quot;;CONCATENATE(&quot;OUTER_SET &quot;;[$master.A324];&quot; = RESOLVE_STR_REF (@&quot;;[$master.B324];&quot;) // &quot;;[$master.E324]))">
            <text:p/>
          </table:table-cell>
        </table:table-row>
        <table:table-row table:style-name="ro3">
          <table:table-cell table:formula="of:=IF([$master.F325]=&quot;&quot;;&quot;&quot;;CONCATENATE(&quot;OUTER_SET &quot;;[$master.A325];&quot; = RESOLVE_STR_REF (@&quot;;[$master.B325];&quot;) // &quot;;[$master.E325]))">
            <text:p/>
          </table:table-cell>
        </table:table-row>
        <table:table-row table:style-name="ro3">
          <table:table-cell table:formula="of:=IF([$master.F326]=&quot;&quot;;&quot;&quot;;CONCATENATE(&quot;OUTER_SET &quot;;[$master.A326];&quot; = RESOLVE_STR_REF (@&quot;;[$master.B326];&quot;) // &quot;;[$master.E326]))">
            <text:p/>
          </table:table-cell>
        </table:table-row>
        <table:table-row table:style-name="ro3">
          <table:table-cell table:formula="of:=IF([$master.F327]=&quot;&quot;;&quot;&quot;;CONCATENATE(&quot;OUTER_SET &quot;;[$master.A327];&quot; = RESOLVE_STR_REF (@&quot;;[$master.B327];&quot;) // &quot;;[$master.E327]))">
            <text:p/>
          </table:table-cell>
        </table:table-row>
        <table:table-row table:style-name="ro3">
          <table:table-cell table:formula="of:=IF([$master.F328]=&quot;&quot;;&quot;&quot;;CONCATENATE(&quot;OUTER_SET &quot;;[$master.A328];&quot; = RESOLVE_STR_REF (@&quot;;[$master.B328];&quot;) // &quot;;[$master.E328]))">
            <text:p/>
          </table:table-cell>
        </table:table-row>
        <table:table-row table:style-name="ro3">
          <table:table-cell table:formula="of:=IF([$master.F329]=&quot;&quot;;&quot;&quot;;CONCATENATE(&quot;OUTER_SET &quot;;[$master.A329];&quot; = RESOLVE_STR_REF (@&quot;;[$master.B329];&quot;) // &quot;;[$master.E329]))" office:value-type="string" office:string-value="OUTER_SET ar2633 = RESOLVE_STR_REF (@2633) // Candlekeep (chapter 6), infirmary" calcext:value-type="string">
            <text:p>OUTER_SET ar2633 = RESOLVE_STR_REF (@2633) // Candlekeep (chapter 6), infirmary</text:p>
          </table:table-cell>
        </table:table-row>
        <table:table-row table:style-name="ro3">
          <table:table-cell table:formula="of:=IF([$master.F330]=&quot;&quot;;&quot;&quot;;CONCATENATE(&quot;OUTER_SET &quot;;[$master.A330];&quot; = RESOLVE_STR_REF (@&quot;;[$master.B330];&quot;) // &quot;;[$master.E330]))" office:value-type="string" office:string-value="OUTER_SET ar2643 = RESOLVE_STR_REF (@2643) // Candlekeep (prologue), warehouse (Obe's party combat training)" calcext:value-type="string">
            <text:p>OUTER_SET ar2643 = RESOLVE_STR_REF (@2643) // Candlekeep (prologue), warehouse (Obe's party combat training)</text:p>
          </table:table-cell>
        </table:table-row>
        <table:table-row table:style-name="ro3">
          <table:table-cell table:formula="of:=IF([$master.F331]=&quot;&quot;;&quot;&quot;;CONCATENATE(&quot;OUTER_SET &quot;;[$master.A331];&quot; = RESOLVE_STR_REF (@&quot;;[$master.B331];&quot;) // &quot;;[$master.E331]))" office:value-type="string" office:string-value="OUTER_SET ar2700 = RESOLVE_STR_REF (@2700) // Lion's Way (E of Candlekeep, Gorion's ambush, Imoen, Xzar, Montaron)" calcext:value-type="string">
            <text:p>OUTER_SET ar2700 = RESOLVE_STR_REF (@2700) // Lion's Way (E of Candlekeep, Gorion's ambush, Imoen, Xzar, Montaron)</text:p>
          </table:table-cell>
        </table:table-row>
        <table:table-row table:style-name="ro3">
          <table:table-cell table:formula="of:=IF([$master.F332]=&quot;&quot;;&quot;&quot;;CONCATENATE(&quot;OUTER_SET &quot;;[$master.A332];&quot; = RESOLVE_STR_REF (@&quot;;[$master.B332];&quot;) // &quot;;[$master.E332]))" office:value-type="string" office:string-value="OUTER_SET ar2800 = RESOLVE_STR_REF (@2800) // Coast Way (S of Friendly Arm Inn, destroyed caravan)" calcext:value-type="string">
            <text:p>OUTER_SET ar2800 = RESOLVE_STR_REF (@2800) // Coast Way (S of Friendly Arm Inn, destroyed caravan)</text:p>
          </table:table-cell>
        </table:table-row>
        <table:table-row table:style-name="ro3">
          <table:table-cell table:formula="of:=IF([$master.F333]=&quot;&quot;;&quot;&quot;;CONCATENATE(&quot;OUTER_SET &quot;;[$master.A333];&quot; = RESOLVE_STR_REF (@&quot;;[$master.B333];&quot;) // &quot;;[$master.E333]))" office:value-type="string" office:string-value="OUTER_SET ar2900 = RESOLVE_STR_REF (@2900) // Larswood (Teven, Osmadi, Corsone)" calcext:value-type="string">
            <text:p>OUTER_SET ar2900 = RESOLVE_STR_REF (@2900) // Larswood (Teven, Osmadi, Corsone)</text:p>
          </table:table-cell>
        </table:table-row>
        <table:table-row table:style-name="ro3">
          <table:table-cell table:formula="of:=IF([$master.F334]=&quot;&quot;;&quot;&quot;;CONCATENATE(&quot;OUTER_SET &quot;;[$master.A334];&quot; = RESOLVE_STR_REF (@&quot;;[$master.B334];&quot;) // &quot;;[$master.E334]))" office:value-type="string" office:string-value="OUTER_SET ar3000 = RESOLVE_STR_REF (@3000) // Spider Wood (E of Larswood, Thayvian Red Wizards)" calcext:value-type="string">
            <text:p>OUTER_SET ar3000 = RESOLVE_STR_REF (@3000) // Spider Wood (E of Larswood, Thayvian Red Wizards)</text:p>
          </table:table-cell>
        </table:table-row>
        <table:table-row table:style-name="ro3">
          <table:table-cell table:formula="of:=IF([$master.F335]=&quot;&quot;;&quot;&quot;;CONCATENATE(&quot;OUTER_SET &quot;;[$master.A335];&quot; = RESOLVE_STR_REF (@&quot;;[$master.B335];&quot;) // &quot;;[$master.E335]))" office:value-type="string" office:string-value="OUTER_SET ar3100 = RESOLVE_STR_REF (@3100) // Shipwreck's Coast (S of Candlekeep, Shoal, Droth, Mad Arcand, Surgeon)" calcext:value-type="string">
            <text:p>OUTER_SET ar3100 = RESOLVE_STR_REF (@3100) // Shipwreck's Coast (S of Candlekeep, Shoal, Droth, Mad Arcand, Surgeon)</text:p>
          </table:table-cell>
        </table:table-row>
        <table:table-row table:style-name="ro3">
          <table:table-cell table:formula="of:=IF([$master.F336]=&quot;&quot;;&quot;&quot;;CONCATENATE(&quot;OUTER_SET &quot;;[$master.A336];&quot; = RESOLVE_STR_REF (@&quot;;[$master.B336];&quot;) // &quot;;[$master.E336]))" office:value-type="string" office:string-value="OUTER_SET ar3200 = RESOLVE_STR_REF (@3200) // High Hedge, exterior (Kivan)" calcext:value-type="string">
            <text:p>OUTER_SET ar3200 = RESOLVE_STR_REF (@3200) // High Hedge, exterior (Kivan)</text:p>
          </table:table-cell>
        </table:table-row>
        <table:table-row table:style-name="ro3">
          <table:table-cell table:formula="of:=IF([$master.F337]=&quot;&quot;;&quot;&quot;;CONCATENATE(&quot;OUTER_SET &quot;;[$master.A337];&quot; = RESOLVE_STR_REF (@&quot;;[$master.B337];&quot;) // &quot;;[$master.E337]))">
            <text:p/>
          </table:table-cell>
        </table:table-row>
        <table:table-row table:style-name="ro3">
          <table:table-cell table:formula="of:=IF([$master.F338]=&quot;&quot;;&quot;&quot;;CONCATENATE(&quot;OUTER_SET &quot;;[$master.A338];&quot; = RESOLVE_STR_REF (@&quot;;[$master.B338];&quot;) // &quot;;[$master.E338]))" office:value-type="string" office:string-value="OUTER_SET ar3202 = RESOLVE_STR_REF (@3202) // High Hedge, interior (Thalantyr)" calcext:value-type="string">
            <text:p>OUTER_SET ar3202 = RESOLVE_STR_REF (@3202) // High Hedge, interior (Thalantyr)</text:p>
          </table:table-cell>
        </table:table-row>
        <table:table-row table:style-name="ro3">
          <table:table-cell table:formula="of:=IF([$master.F339]=&quot;&quot;;&quot;&quot;;CONCATENATE(&quot;OUTER_SET &quot;;[$master.A339];&quot; = RESOLVE_STR_REF (@&quot;;[$master.B339];&quot;) // &quot;;[$master.E339]))" office:value-type="string" office:string-value="OUTER_SET ar3300 = RESOLVE_STR_REF (@3300) // Beregost (Garrick, Jovial Juggler, Feldepost's Inn, Burning Wizard, Red Sheaf))" calcext:value-type="string">
            <text:p>OUTER_SET ar3300 = RESOLVE_STR_REF (@3300) // Beregost (Garrick, Jovial Juggler, Feldepost's Inn, Burning Wizard, Red Sheaf))</text:p>
          </table:table-cell>
        </table:table-row>
        <table:table-row table:style-name="ro3">
          <table:table-cell table:formula="of:=IF([$master.F340]=&quot;&quot;;&quot;&quot;;CONCATENATE(&quot;OUTER_SET &quot;;[$master.A340];&quot; = RESOLVE_STR_REF (@&quot;;[$master.B340];&quot;) // &quot;;[$master.E340]))" office:value-type="string" office:string-value="OUTER_SET ar3301 = RESOLVE_STR_REF (@3301) // Thunderhammer Smithy (Taerom Fuiruim)" calcext:value-type="string">
            <text:p>OUTER_SET ar3301 = RESOLVE_STR_REF (@3301) // Thunderhammer Smithy (Taerom Fuiruim)</text:p>
          </table:table-cell>
        </table:table-row>
        <table:table-row table:style-name="ro3">
          <table:table-cell table:formula="of:=IF([$master.F341]=&quot;&quot;;&quot;&quot;;CONCATENATE(&quot;OUTER_SET &quot;;[$master.A341];&quot; = RESOLVE_STR_REF (@&quot;;[$master.B341];&quot;) // &quot;;[$master.E341]))">
            <text:p/>
          </table:table-cell>
        </table:table-row>
        <table:table-row table:style-name="ro3">
          <table:table-cell table:formula="of:=IF([$master.F342]=&quot;&quot;;&quot;&quot;;CONCATENATE(&quot;OUTER_SET &quot;;[$master.A342];&quot; = RESOLVE_STR_REF (@&quot;;[$master.B342];&quot;) // &quot;;[$master.E342]))" office:value-type="string" office:string-value="OUTER_SET ar3303 = RESOLVE_STR_REF (@3303) // Red Sheaf, second floor" calcext:value-type="string">
            <text:p>OUTER_SET ar3303 = RESOLVE_STR_REF (@3303) // Red Sheaf, second floor</text:p>
          </table:table-cell>
        </table:table-row>
        <table:table-row table:style-name="ro3">
          <table:table-cell table:formula="of:=IF([$master.F343]=&quot;&quot;;&quot;&quot;;CONCATENATE(&quot;OUTER_SET &quot;;[$master.A343];&quot; = RESOLVE_STR_REF (@&quot;;[$master.B343];&quot;) // &quot;;[$master.E343]))" office:value-type="string" office:string-value="OUTER_SET ar3304 = RESOLVE_STR_REF (@3304) // Jovial Juggler, ground floor (Bjornin, Gurke)" calcext:value-type="string">
            <text:p>OUTER_SET ar3304 = RESOLVE_STR_REF (@3304) // Jovial Juggler, ground floor (Bjornin, Gurke)</text:p>
          </table:table-cell>
        </table:table-row>
        <table:table-row table:style-name="ro3">
          <table:table-cell table:formula="of:=IF([$master.F344]=&quot;&quot;;&quot;&quot;;CONCATENATE(&quot;OUTER_SET &quot;;[$master.A344];&quot; = RESOLVE_STR_REF (@&quot;;[$master.B344];&quot;) // &quot;;[$master.E344]))">
            <text:p/>
          </table:table-cell>
        </table:table-row>
        <table:table-row table:style-name="ro3">
          <table:table-cell table:formula="of:=IF([$master.F345]=&quot;&quot;;&quot;&quot;;CONCATENATE(&quot;OUTER_SET &quot;;[$master.A345];&quot; = RESOLVE_STR_REF (@&quot;;[$master.B345];&quot;) // &quot;;[$master.E345]))">
            <text:p/>
          </table:table-cell>
        </table:table-row>
        <table:table-row table:style-name="ro3">
          <table:table-cell table:formula="of:=IF([$master.F346]=&quot;&quot;;&quot;&quot;;CONCATENATE(&quot;OUTER_SET &quot;;[$master.A346];&quot; = RESOLVE_STR_REF (@&quot;;[$master.B346];&quot;) // &quot;;[$master.E346]))" office:value-type="string" office:string-value="OUTER_SET ar3307 = RESOLVE_STR_REF (@3307) // Burning Wizard, ground floor (Zhurlong)" calcext:value-type="string">
            <text:p>OUTER_SET ar3307 = RESOLVE_STR_REF (@3307) // Burning Wizard, ground floor (Zhurlong)</text:p>
          </table:table-cell>
        </table:table-row>
        <table:table-row table:style-name="ro3">
          <table:table-cell table:formula="of:=IF([$master.F347]=&quot;&quot;;&quot;&quot;;CONCATENATE(&quot;OUTER_SET &quot;;[$master.A347];&quot; = RESOLVE_STR_REF (@&quot;;[$master.B347];&quot;) // &quot;;[$master.E347]))">
            <text:p/>
          </table:table-cell>
        </table:table-row>
        <table:table-row table:style-name="ro3">
          <table:table-cell table:formula="of:=IF([$master.F348]=&quot;&quot;;&quot;&quot;;CONCATENATE(&quot;OUTER_SET &quot;;[$master.A348];&quot; = RESOLVE_STR_REF (@&quot;;[$master.B348];&quot;) // &quot;;[$master.E348]))">
            <text:p/>
          </table:table-cell>
        </table:table-row>
        <table:table-row table:style-name="ro3">
          <table:table-cell table:formula="of:=IF([$master.F349]=&quot;&quot;;&quot;&quot;;CONCATENATE(&quot;OUTER_SET &quot;;[$master.A349];&quot; = RESOLVE_STR_REF (@&quot;;[$master.B349];&quot;) // &quot;;[$master.E349]))">
            <text:p/>
          </table:table-cell>
        </table:table-row>
        <table:table-row table:style-name="ro3">
          <table:table-cell table:formula="of:=IF([$master.F350]=&quot;&quot;;&quot;&quot;;CONCATENATE(&quot;OUTER_SET &quot;;[$master.A350];&quot; = RESOLVE_STR_REF (@&quot;;[$master.B350];&quot;) // &quot;;[$master.E350]))">
            <text:p/>
          </table:table-cell>
        </table:table-row>
        <table:table-row table:style-name="ro3">
          <table:table-cell table:formula="of:=IF([$master.F351]=&quot;&quot;;&quot;&quot;;CONCATENATE(&quot;OUTER_SET &quot;;[$master.A351];&quot; = RESOLVE_STR_REF (@&quot;;[$master.B351];&quot;) // &quot;;[$master.E351]))">
            <text:p/>
          </table:table-cell>
        </table:table-row>
        <table:table-row table:style-name="ro3">
          <table:table-cell table:formula="of:=IF([$master.F352]=&quot;&quot;;&quot;&quot;;CONCATENATE(&quot;OUTER_SET &quot;;[$master.A352];&quot; = RESOLVE_STR_REF (@&quot;;[$master.B352];&quot;) // &quot;;[$master.E352]))">
            <text:p/>
          </table:table-cell>
        </table:table-row>
        <table:table-row table:style-name="ro3">
          <table:table-cell table:formula="of:=IF([$master.F353]=&quot;&quot;;&quot;&quot;;CONCATENATE(&quot;OUTER_SET &quot;;[$master.A353];&quot; = RESOLVE_STR_REF (@&quot;;[$master.B353];&quot;) // &quot;;[$master.E353]))">
            <text:p/>
          </table:table-cell>
        </table:table-row>
        <table:table-row table:style-name="ro3">
          <table:table-cell table:formula="of:=IF([$master.F354]=&quot;&quot;;&quot;&quot;;CONCATENATE(&quot;OUTER_SET &quot;;[$master.A354];&quot; = RESOLVE_STR_REF (@&quot;;[$master.B354];&quot;) // &quot;;[$master.E354]))" office:value-type="string" office:string-value="OUTER_SET ar3315 = RESOLVE_STR_REF (@3315) // Landrin's home (spiders)" calcext:value-type="string">
            <text:p>OUTER_SET ar3315 = RESOLVE_STR_REF (@3315) // Landrin's home (spiders)</text:p>
          </table:table-cell>
        </table:table-row>
        <table:table-row table:style-name="ro3">
          <table:table-cell table:formula="of:=IF([$master.F355]=&quot;&quot;;&quot;&quot;;CONCATENATE(&quot;OUTER_SET &quot;;[$master.A355];&quot; = RESOLVE_STR_REF (@&quot;;[$master.B355];&quot;) // &quot;;[$master.E355]))">
            <text:p/>
          </table:table-cell>
        </table:table-row>
        <table:table-row table:style-name="ro3">
          <table:table-cell table:formula="of:=IF([$master.F356]=&quot;&quot;;&quot;&quot;;CONCATENATE(&quot;OUTER_SET &quot;;[$master.A356];&quot; = RESOLVE_STR_REF (@&quot;;[$master.B356];&quot;) // &quot;;[$master.E356]))">
            <text:p/>
          </table:table-cell>
        </table:table-row>
        <table:table-row table:style-name="ro3">
          <table:table-cell table:formula="of:=IF([$master.F357]=&quot;&quot;;&quot;&quot;;CONCATENATE(&quot;OUTER_SET &quot;;[$master.A357];&quot; = RESOLVE_STR_REF (@&quot;;[$master.B357];&quot;) // &quot;;[$master.E357]))">
            <text:p/>
          </table:table-cell>
        </table:table-row>
        <table:table-row table:style-name="ro3">
          <table:table-cell table:formula="of:=IF([$master.F358]=&quot;&quot;;&quot;&quot;;CONCATENATE(&quot;OUTER_SET &quot;;[$master.A358];&quot; = RESOLVE_STR_REF (@&quot;;[$master.B358];&quot;) // &quot;;[$master.E358]))">
            <text:p/>
          </table:table-cell>
        </table:table-row>
        <table:table-row table:style-name="ro3">
          <table:table-cell table:formula="of:=IF([$master.F359]=&quot;&quot;;&quot;&quot;;CONCATENATE(&quot;OUTER_SET &quot;;[$master.A359];&quot; = RESOLVE_STR_REF (@&quot;;[$master.B359];&quot;) // &quot;;[$master.E359]))">
            <text:p/>
          </table:table-cell>
        </table:table-row>
        <table:table-row table:style-name="ro3">
          <table:table-cell table:formula="of:=IF([$master.F360]=&quot;&quot;;&quot;&quot;;CONCATENATE(&quot;OUTER_SET &quot;;[$master.A360];&quot; = RESOLVE_STR_REF (@&quot;;[$master.B360];&quot;) // &quot;;[$master.E360]))">
            <text:p/>
          </table:table-cell>
        </table:table-row>
        <table:table-row table:style-name="ro3">
          <table:table-cell table:formula="of:=IF([$master.F361]=&quot;&quot;;&quot;&quot;;CONCATENATE(&quot;OUTER_SET &quot;;[$master.A361];&quot; = RESOLVE_STR_REF (@&quot;;[$master.B361];&quot;) // &quot;;[$master.E361]))">
            <text:p/>
          </table:table-cell>
        </table:table-row>
        <table:table-row table:style-name="ro3">
          <table:table-cell table:formula="of:=IF([$master.F362]=&quot;&quot;;&quot;&quot;;CONCATENATE(&quot;OUTER_SET &quot;;[$master.A362];&quot; = RESOLVE_STR_REF (@&quot;;[$master.B362];&quot;) // &quot;;[$master.E362]))">
            <text:p/>
          </table:table-cell>
        </table:table-row>
        <table:table-row table:style-name="ro3">
          <table:table-cell table:formula="of:=IF([$master.F363]=&quot;&quot;;&quot;&quot;;CONCATENATE(&quot;OUTER_SET &quot;;[$master.A363];&quot; = RESOLVE_STR_REF (@&quot;;[$master.B363];&quot;) // &quot;;[$master.E363]))">
            <text:p/>
          </table:table-cell>
        </table:table-row>
        <table:table-row table:style-name="ro3">
          <table:table-cell table:formula="of:=IF([$master.F364]=&quot;&quot;;&quot;&quot;;CONCATENATE(&quot;OUTER_SET &quot;;[$master.A364];&quot; = RESOLVE_STR_REF (@&quot;;[$master.B364];&quot;) // &quot;;[$master.E364]))">
            <text:p/>
          </table:table-cell>
        </table:table-row>
        <table:table-row table:style-name="ro3">
          <table:table-cell table:formula="of:=IF([$master.F365]=&quot;&quot;;&quot;&quot;;CONCATENATE(&quot;OUTER_SET &quot;;[$master.A365];&quot; = RESOLVE_STR_REF (@&quot;;[$master.B365];&quot;) // &quot;;[$master.E365]))">
            <text:p/>
          </table:table-cell>
        </table:table-row>
        <table:table-row table:style-name="ro3">
          <table:table-cell table:formula="of:=IF([$master.F366]=&quot;&quot;;&quot;&quot;;CONCATENATE(&quot;OUTER_SET &quot;;[$master.A366];&quot; = RESOLVE_STR_REF (@&quot;;[$master.B366];&quot;) // &quot;;[$master.E366]))">
            <text:p/>
          </table:table-cell>
        </table:table-row>
        <table:table-row table:style-name="ro3">
          <table:table-cell table:formula="of:=IF([$master.F367]=&quot;&quot;;&quot;&quot;;CONCATENATE(&quot;OUTER_SET &quot;;[$master.A367];&quot; = RESOLVE_STR_REF (@&quot;;[$master.B367];&quot;) // &quot;;[$master.E367]))">
            <text:p/>
          </table:table-cell>
        </table:table-row>
        <table:table-row table:style-name="ro3">
          <table:table-cell table:formula="of:=IF([$master.F368]=&quot;&quot;;&quot;&quot;;CONCATENATE(&quot;OUTER_SET &quot;;[$master.A368];&quot; = RESOLVE_STR_REF (@&quot;;[$master.B368];&quot;) // &quot;;[$master.E368]))">
            <text:p/>
          </table:table-cell>
        </table:table-row>
        <table:table-row table:style-name="ro3">
          <table:table-cell table:formula="of:=IF([$master.F369]=&quot;&quot;;&quot;&quot;;CONCATENATE(&quot;OUTER_SET &quot;;[$master.A369];&quot; = RESOLVE_STR_REF (@&quot;;[$master.B369];&quot;) // &quot;;[$master.E369]))">
            <text:p/>
          </table:table-cell>
        </table:table-row>
        <table:table-row table:style-name="ro3">
          <table:table-cell table:formula="of:=IF([$master.F370]=&quot;&quot;;&quot;&quot;;CONCATENATE(&quot;OUTER_SET &quot;;[$master.A370];&quot; = RESOLVE_STR_REF (@&quot;;[$master.B370];&quot;) // &quot;;[$master.E370]))">
            <text:p/>
          </table:table-cell>
        </table:table-row>
        <table:table-row table:style-name="ro3">
          <table:table-cell table:formula="of:=IF([$master.F371]=&quot;&quot;;&quot;&quot;;CONCATENATE(&quot;OUTER_SET &quot;;[$master.A371];&quot; = RESOLVE_STR_REF (@&quot;;[$master.B371];&quot;) // &quot;;[$master.E371]))">
            <text:p/>
          </table:table-cell>
        </table:table-row>
        <table:table-row table:style-name="ro3">
          <table:table-cell table:formula="of:=IF([$master.F372]=&quot;&quot;;&quot;&quot;;CONCATENATE(&quot;OUTER_SET &quot;;[$master.A372];&quot; = RESOLVE_STR_REF (@&quot;;[$master.B372];&quot;) // &quot;;[$master.E372]))">
            <text:p/>
          </table:table-cell>
        </table:table-row>
        <table:table-row table:style-name="ro3">
          <table:table-cell table:formula="of:=IF([$master.F373]=&quot;&quot;;&quot;&quot;;CONCATENATE(&quot;OUTER_SET &quot;;[$master.A373];&quot; = RESOLVE_STR_REF (@&quot;;[$master.B373];&quot;) // &quot;;[$master.E373]))">
            <text:p/>
          </table:table-cell>
        </table:table-row>
        <table:table-row table:style-name="ro3">
          <table:table-cell table:formula="of:=IF([$master.F374]=&quot;&quot;;&quot;&quot;;CONCATENATE(&quot;OUTER_SET &quot;;[$master.A374];&quot; = RESOLVE_STR_REF (@&quot;;[$master.B374];&quot;) // &quot;;[$master.E374]))">
            <text:p/>
          </table:table-cell>
        </table:table-row>
        <table:table-row table:style-name="ro3">
          <table:table-cell table:formula="of:=IF([$master.F375]=&quot;&quot;;&quot;&quot;;CONCATENATE(&quot;OUTER_SET &quot;;[$master.A375];&quot; = RESOLVE_STR_REF (@&quot;;[$master.B375];&quot;) // &quot;;[$master.E375]))">
            <text:p/>
          </table:table-cell>
        </table:table-row>
        <table:table-row table:style-name="ro3">
          <table:table-cell table:formula="of:=IF([$master.F376]=&quot;&quot;;&quot;&quot;;CONCATENATE(&quot;OUTER_SET &quot;;[$master.A376];&quot; = RESOLVE_STR_REF (@&quot;;[$master.B376];&quot;) // &quot;;[$master.E376]))">
            <text:p/>
          </table:table-cell>
        </table:table-row>
        <table:table-row table:style-name="ro3">
          <table:table-cell table:formula="of:=IF([$master.F377]=&quot;&quot;;&quot;&quot;;CONCATENATE(&quot;OUTER_SET &quot;;[$master.A377];&quot; = RESOLVE_STR_REF (@&quot;;[$master.B377];&quot;) // &quot;;[$master.E377]))">
            <text:p/>
          </table:table-cell>
        </table:table-row>
        <table:table-row table:style-name="ro3">
          <table:table-cell table:formula="of:=IF([$master.F378]=&quot;&quot;;&quot;&quot;;CONCATENATE(&quot;OUTER_SET &quot;;[$master.A378];&quot; = RESOLVE_STR_REF (@&quot;;[$master.B378];&quot;) // &quot;;[$master.E378]))">
            <text:p/>
          </table:table-cell>
        </table:table-row>
        <table:table-row table:style-name="ro3">
          <table:table-cell table:formula="of:=IF([$master.F379]=&quot;&quot;;&quot;&quot;;CONCATENATE(&quot;OUTER_SET &quot;;[$master.A379];&quot; = RESOLVE_STR_REF (@&quot;;[$master.B379];&quot;) // &quot;;[$master.E379]))">
            <text:p/>
          </table:table-cell>
        </table:table-row>
        <table:table-row table:style-name="ro3">
          <table:table-cell table:formula="of:=IF([$master.F380]=&quot;&quot;;&quot;&quot;;CONCATENATE(&quot;OUTER_SET &quot;;[$master.A380];&quot; = RESOLVE_STR_REF (@&quot;;[$master.B380];&quot;) // &quot;;[$master.E380]))">
            <text:p/>
          </table:table-cell>
        </table:table-row>
        <table:table-row table:style-name="ro3">
          <table:table-cell table:formula="of:=IF([$master.F381]=&quot;&quot;;&quot;&quot;;CONCATENATE(&quot;OUTER_SET &quot;;[$master.A381];&quot; = RESOLVE_STR_REF (@&quot;;[$master.B381];&quot;) // &quot;;[$master.E381]))">
            <text:p/>
          </table:table-cell>
        </table:table-row>
        <table:table-row table:style-name="ro3">
          <table:table-cell table:formula="of:=IF([$master.F382]=&quot;&quot;;&quot;&quot;;CONCATENATE(&quot;OUTER_SET &quot;;[$master.A382];&quot; = RESOLVE_STR_REF (@&quot;;[$master.B382];&quot;) // &quot;;[$master.E382]))">
            <text:p/>
          </table:table-cell>
        </table:table-row>
        <table:table-row table:style-name="ro3">
          <table:table-cell table:formula="of:=IF([$master.F383]=&quot;&quot;;&quot;&quot;;CONCATENATE(&quot;OUTER_SET &quot;;[$master.A383];&quot; = RESOLVE_STR_REF (@&quot;;[$master.B383];&quot;) // &quot;;[$master.E383]))">
            <text:p/>
          </table:table-cell>
        </table:table-row>
        <table:table-row table:style-name="ro3">
          <table:table-cell table:formula="of:=IF([$master.F384]=&quot;&quot;;&quot;&quot;;CONCATENATE(&quot;OUTER_SET &quot;;[$master.A384];&quot; = RESOLVE_STR_REF (@&quot;;[$master.B384];&quot;) // &quot;;[$master.E384]))">
            <text:p/>
          </table:table-cell>
        </table:table-row>
        <table:table-row table:style-name="ro3">
          <table:table-cell table:formula="of:=IF([$master.F385]=&quot;&quot;;&quot;&quot;;CONCATENATE(&quot;OUTER_SET &quot;;[$master.A385];&quot; = RESOLVE_STR_REF (@&quot;;[$master.B385];&quot;) // &quot;;[$master.E385]))">
            <text:p/>
          </table:table-cell>
        </table:table-row>
        <table:table-row table:style-name="ro3">
          <table:table-cell table:formula="of:=IF([$master.F386]=&quot;&quot;;&quot;&quot;;CONCATENATE(&quot;OUTER_SET &quot;;[$master.A386];&quot; = RESOLVE_STR_REF (@&quot;;[$master.B386];&quot;) // &quot;;[$master.E386]))">
            <text:p/>
          </table:table-cell>
        </table:table-row>
        <table:table-row table:style-name="ro3">
          <table:table-cell table:formula="of:=IF([$master.F387]=&quot;&quot;;&quot;&quot;;CONCATENATE(&quot;OUTER_SET &quot;;[$master.A387];&quot; = RESOLVE_STR_REF (@&quot;;[$master.B387];&quot;) // &quot;;[$master.E387]))">
            <text:p/>
          </table:table-cell>
        </table:table-row>
        <table:table-row table:style-name="ro3">
          <table:table-cell table:formula="of:=IF([$master.F388]=&quot;&quot;;&quot;&quot;;CONCATENATE(&quot;OUTER_SET &quot;;[$master.A388];&quot; = RESOLVE_STR_REF (@&quot;;[$master.B388];&quot;) // &quot;;[$master.E388]))">
            <text:p/>
          </table:table-cell>
        </table:table-row>
        <table:table-row table:style-name="ro3">
          <table:table-cell table:formula="of:=IF([$master.F389]=&quot;&quot;;&quot;&quot;;CONCATENATE(&quot;OUTER_SET &quot;;[$master.A389];&quot; = RESOLVE_STR_REF (@&quot;;[$master.B389];&quot;) // &quot;;[$master.E389]))">
            <text:p/>
          </table:table-cell>
        </table:table-row>
        <table:table-row table:style-name="ro3">
          <table:table-cell table:formula="of:=IF([$master.F390]=&quot;&quot;;&quot;&quot;;CONCATENATE(&quot;OUTER_SET &quot;;[$master.A390];&quot; = RESOLVE_STR_REF (@&quot;;[$master.B390];&quot;) // &quot;;[$master.E390]))" office:value-type="string" office:string-value="OUTER_SET ar3351 = RESOLVE_STR_REF (@3351) // Feldepost's Inn, ground floor (Marl)" calcext:value-type="string">
            <text:p>OUTER_SET ar3351 = RESOLVE_STR_REF (@3351) // Feldepost's Inn, ground floor (Marl)</text:p>
          </table:table-cell>
        </table:table-row>
        <table:table-row table:style-name="ro3">
          <table:table-cell table:formula="of:=IF([$master.F391]=&quot;&quot;;&quot;&quot;;CONCATENATE(&quot;OUTER_SET &quot;;[$master.A391];&quot; = RESOLVE_STR_REF (@&quot;;[$master.B391];&quot;) // &quot;;[$master.E391]))" office:value-type="string" office:string-value="OUTER_SET ar3352 = RESOLVE_STR_REF (@3352) // Feldepost's Inn, second floor (Algernon)" calcext:value-type="string">
            <text:p>OUTER_SET ar3352 = RESOLVE_STR_REF (@3352) // Feldepost's Inn, second floor (Algernon)</text:p>
          </table:table-cell>
        </table:table-row>
        <table:table-row table:style-name="ro3">
          <table:table-cell table:formula="of:=IF([$master.F392]=&quot;&quot;;&quot;&quot;;CONCATENATE(&quot;OUTER_SET &quot;;[$master.A392];&quot; = RESOLVE_STR_REF (@&quot;;[$master.B392];&quot;) // &quot;;[$master.E392]))" office:value-type="string" office:string-value="OUTER_SET ar3353 = RESOLVE_STR_REF (@3353) // Generic store (Kagain)" calcext:value-type="string">
            <text:p>OUTER_SET ar3353 = RESOLVE_STR_REF (@3353) // Generic store (Kagain)</text:p>
          </table:table-cell>
        </table:table-row>
        <table:table-row table:style-name="ro3">
          <table:table-cell table:formula="of:=IF([$master.F393]=&quot;&quot;;&quot;&quot;;CONCATENATE(&quot;OUTER_SET &quot;;[$master.A393];&quot; = RESOLVE_STR_REF (@&quot;;[$master.B393];&quot;) // &quot;;[$master.E393]))">
            <text:p/>
          </table:table-cell>
        </table:table-row>
        <table:table-row table:style-name="ro3">
          <table:table-cell table:formula="of:=IF([$master.F394]=&quot;&quot;;&quot;&quot;;CONCATENATE(&quot;OUTER_SET &quot;;[$master.A394];&quot; = RESOLVE_STR_REF (@&quot;;[$master.B394];&quot;) // &quot;;[$master.E394]))">
            <text:p/>
          </table:table-cell>
        </table:table-row>
        <table:table-row table:style-name="ro3">
          <table:table-cell table:formula="of:=IF([$master.F395]=&quot;&quot;;&quot;&quot;;CONCATENATE(&quot;OUTER_SET &quot;;[$master.A395];&quot; = RESOLVE_STR_REF (@&quot;;[$master.B395];&quot;) // &quot;;[$master.E395]))">
            <text:p/>
          </table:table-cell>
        </table:table-row>
        <table:table-row table:style-name="ro3">
          <table:table-cell table:formula="of:=IF([$master.F396]=&quot;&quot;;&quot;&quot;;CONCATENATE(&quot;OUTER_SET &quot;;[$master.A396];&quot; = RESOLVE_STR_REF (@&quot;;[$master.B396];&quot;) // &quot;;[$master.E396]))">
            <text:p/>
          </table:table-cell>
        </table:table-row>
        <table:table-row table:style-name="ro3">
          <table:table-cell table:formula="of:=IF([$master.F397]=&quot;&quot;;&quot;&quot;;CONCATENATE(&quot;OUTER_SET &quot;;[$master.A397];&quot; = RESOLVE_STR_REF (@&quot;;[$master.B397];&quot;) // &quot;;[$master.E397]))" office:value-type="string" office:string-value="OUTER_SET ar3400 = RESOLVE_STR_REF (@3400) // Beregost Temple, exterior (Cattack)" calcext:value-type="string">
            <text:p>OUTER_SET ar3400 = RESOLVE_STR_REF (@3400) // Beregost Temple, exterior (Cattack)</text:p>
          </table:table-cell>
        </table:table-row>
        <table:table-row table:style-name="ro3">
          <table:table-cell table:formula="of:=IF([$master.F398]=&quot;&quot;;&quot;&quot;;CONCATENATE(&quot;OUTER_SET &quot;;[$master.A398];&quot; = RESOLVE_STR_REF (@&quot;;[$master.B398];&quot;) // &quot;;[$master.E398]))">
            <text:p/>
          </table:table-cell>
        </table:table-row>
        <table:table-row table:style-name="ro3">
          <table:table-cell table:formula="of:=IF([$master.F399]=&quot;&quot;;&quot;&quot;;CONCATENATE(&quot;OUTER_SET &quot;;[$master.A399];&quot; = RESOLVE_STR_REF (@&quot;;[$master.B399];&quot;) // &quot;;[$master.E399]))" office:value-type="string" office:string-value="OUTER_SET ar3402 = RESOLVE_STR_REF (@3402) // Beregost Temple, interior (AKA Song of the Morning, Keldath Ormlyr)" calcext:value-type="string">
            <text:p>OUTER_SET ar3402 = RESOLVE_STR_REF (@3402) // Beregost Temple, interior (AKA Song of the Morning, Keldath Ormlyr)</text:p>
          </table:table-cell>
        </table:table-row>
        <table:table-row table:style-name="ro3">
          <table:table-cell table:formula="of:=IF([$master.F400]=&quot;&quot;;&quot;&quot;;CONCATENATE(&quot;OUTER_SET &quot;;[$master.A400];&quot; = RESOLVE_STR_REF (@&quot;;[$master.B400];&quot;) // &quot;;[$master.E400]))" office:value-type="string" office:string-value="OUTER_SET ar3500 = RESOLVE_STR_REF (@3500) // Mutamin's Garden (Shar-Teel, Mutamin, Korax, basilisks, Tamah)" calcext:value-type="string">
            <text:p>OUTER_SET ar3500 = RESOLVE_STR_REF (@3500) // Mutamin's Garden (Shar-Teel, Mutamin, Korax, basilisks, Tamah)</text:p>
          </table:table-cell>
        </table:table-row>
        <table:table-row table:style-name="ro3">
          <table:table-cell table:formula="of:=IF([$master.F401]=&quot;&quot;;&quot;&quot;;CONCATENATE(&quot;OUTER_SET &quot;;[$master.A401];&quot; = RESOLVE_STR_REF (@&quot;;[$master.B401];&quot;) // &quot;;[$master.E401]))" office:value-type="string" office:string-value="OUTER_SET ar3600 = RESOLVE_STR_REF (@3600) // Lighthouse (Safana, Ardrouine, Sil)" calcext:value-type="string">
            <text:p>OUTER_SET ar3600 = RESOLVE_STR_REF (@3600) // Lighthouse (Safana, Ardrouine, Sil)</text:p>
          </table:table-cell>
        </table:table-row>
        <table:table-row table:style-name="ro3">
          <table:table-cell table:formula="of:=IF([$master.F402]=&quot;&quot;;&quot;&quot;;CONCATENATE(&quot;OUTER_SET &quot;;[$master.A402];&quot; = RESOLVE_STR_REF (@&quot;;[$master.B402];&quot;) // &quot;;[$master.E402]))" office:value-type="string" office:string-value="OUTER_SET ar3601 = RESOLVE_STR_REF (@3601) // Black Alaric's cave (flesh golems)" calcext:value-type="string">
            <text:p>OUTER_SET ar3601 = RESOLVE_STR_REF (@3601) // Black Alaric's cave (flesh golems)</text:p>
          </table:table-cell>
        </table:table-row>
        <table:table-row table:style-name="ro3">
          <table:table-cell table:formula="of:=IF([$master.F403]=&quot;&quot;;&quot;&quot;;CONCATENATE(&quot;OUTER_SET &quot;;[$master.A403];&quot; = RESOLVE_STR_REF (@&quot;;[$master.B403];&quot;) // &quot;;[$master.E403]))" office:value-type="string" office:string-value="OUTER_SET ar3700 = RESOLVE_STR_REF (@3700) // Red Canyons (Bassilus, Melicamp)" calcext:value-type="string">
            <text:p>OUTER_SET ar3700 = RESOLVE_STR_REF (@3700) // Red Canyons (Bassilus, Melicamp)</text:p>
          </table:table-cell>
        </table:table-row>
        <table:table-row table:style-name="ro3">
          <table:table-cell table:formula="of:=IF([$master.F404]=&quot;&quot;;&quot;&quot;;CONCATENATE(&quot;OUTER_SET &quot;;[$master.A404];&quot; = RESOLVE_STR_REF (@&quot;;[$master.B404];&quot;) // &quot;;[$master.E404]))" office:value-type="string" office:string-value="OUTER_SET ar3800 = RESOLVE_STR_REF (@3800) // South Beregost Road" calcext:value-type="string">
            <text:p>OUTER_SET ar3800 = RESOLVE_STR_REF (@3800) // South Beregost Road</text:p>
          </table:table-cell>
        </table:table-row>
        <table:table-row table:style-name="ro3">
          <table:table-cell table:formula="of:=IF([$master.F405]=&quot;&quot;;&quot;&quot;;CONCATENATE(&quot;OUTER_SET &quot;;[$master.A405];&quot; = RESOLVE_STR_REF (@&quot;;[$master.B405];&quot;) // &quot;;[$master.E405]))" office:value-type="string" office:string-value="OUTER_SET ar3802 = RESOLVE_STR_REF (@3802) // Generic cave" calcext:value-type="string">
            <text:p>OUTER_SET ar3802 = RESOLVE_STR_REF (@3802) // Generic cave</text:p>
          </table:table-cell>
        </table:table-row>
        <table:table-row table:style-name="ro3">
          <table:table-cell table:formula="of:=IF([$master.F406]=&quot;&quot;;&quot;&quot;;CONCATENATE(&quot;OUTER_SET &quot;;[$master.A406];&quot; = RESOLVE_STR_REF (@&quot;;[$master.B406];&quot;) // &quot;;[$master.E406]))" office:value-type="string" office:string-value="OUTER_SET ar3900 = RESOLVE_STR_REF (@3900) // Ulcaster School, exterior (Ulcaster, Icharyd)" calcext:value-type="string">
            <text:p>OUTER_SET ar3900 = RESOLVE_STR_REF (@3900) // Ulcaster School, exterior (Ulcaster, Icharyd)</text:p>
          </table:table-cell>
        </table:table-row>
        <table:table-row table:style-name="ro3">
          <table:table-cell table:formula="of:=IF([$master.F407]=&quot;&quot;;&quot;&quot;;CONCATENATE(&quot;OUTER_SET &quot;;[$master.A407];&quot; = RESOLVE_STR_REF (@&quot;;[$master.B407];&quot;) // &quot;;[$master.E407]))" office:value-type="string" office:string-value="OUTER_SET ar3901 = RESOLVE_STR_REF (@3901) // Ulcaster School, dungeon" calcext:value-type="string">
            <text:p>OUTER_SET ar3901 = RESOLVE_STR_REF (@3901) // Ulcaster School, dungeon</text:p>
          </table:table-cell>
        </table:table-row>
        <table:table-row table:style-name="ro3">
          <table:table-cell table:formula="of:=IF([$master.F408]=&quot;&quot;;&quot;&quot;;CONCATENATE(&quot;OUTER_SET &quot;;[$master.A408];&quot; = RESOLVE_STR_REF (@&quot;;[$master.B408];&quot;) // &quot;;[$master.E408]))" office:value-type="string" office:string-value="OUTER_SET ar4000 = RESOLVE_STR_REF (@4000) // Gullykin, exterior" calcext:value-type="string">
            <text:p>OUTER_SET ar4000 = RESOLVE_STR_REF (@4000) // Gullykin, exterior</text:p>
          </table:table-cell>
        </table:table-row>
        <table:table-row table:style-name="ro3">
          <table:table-cell table:formula="of:=IF([$master.F409]=&quot;&quot;;&quot;&quot;;CONCATENATE(&quot;OUTER_SET &quot;;[$master.A409];&quot; = RESOLVE_STR_REF (@&quot;;[$master.B409];&quot;) // &quot;;[$master.E409]))">
            <text:p/>
          </table:table-cell>
        </table:table-row>
        <table:table-row table:style-name="ro3">
          <table:table-cell table:formula="of:=IF([$master.F410]=&quot;&quot;;&quot;&quot;;CONCATENATE(&quot;OUTER_SET &quot;;[$master.A410];&quot; = RESOLVE_STR_REF (@&quot;;[$master.B410];&quot;) // &quot;;[$master.E410]))">
            <text:p/>
          </table:table-cell>
        </table:table-row>
        <table:table-row table:style-name="ro3">
          <table:table-cell table:formula="of:=IF([$master.F411]=&quot;&quot;;&quot;&quot;;CONCATENATE(&quot;OUTER_SET &quot;;[$master.A411];&quot; = RESOLVE_STR_REF (@&quot;;[$master.B411];&quot;) // &quot;;[$master.E411]))" office:value-type="string" office:string-value="OUTER_SET ar4003 = RESOLVE_STR_REF (@4003) // Temple of Yondalla, ground floor" calcext:value-type="string">
            <text:p>OUTER_SET ar4003 = RESOLVE_STR_REF (@4003) // Temple of Yondalla, ground floor</text:p>
          </table:table-cell>
        </table:table-row>
        <table:table-row table:style-name="ro3">
          <table:table-cell table:formula="of:=IF([$master.F412]=&quot;&quot;;&quot;&quot;;CONCATENATE(&quot;OUTER_SET &quot;;[$master.A412];&quot; = RESOLVE_STR_REF (@&quot;;[$master.B412];&quot;) // &quot;;[$master.E412]))" office:value-type="string" office:string-value="OUTER_SET ar4004 = RESOLVE_STR_REF (@4004) // Temple of Yondalla, basement" calcext:value-type="string">
            <text:p>OUTER_SET ar4004 = RESOLVE_STR_REF (@4004) // Temple of Yondalla, basement</text:p>
          </table:table-cell>
        </table:table-row>
        <table:table-row table:style-name="ro3">
          <table:table-cell table:formula="of:=IF([$master.F413]=&quot;&quot;;&quot;&quot;;CONCATENATE(&quot;OUTER_SET &quot;;[$master.A413];&quot; = RESOLVE_STR_REF (@&quot;;[$master.B413];&quot;) // &quot;;[$master.E413]))">
            <text:p/>
          </table:table-cell>
        </table:table-row>
        <table:table-row table:style-name="ro3">
          <table:table-cell table:formula="of:=IF([$master.F414]=&quot;&quot;;&quot;&quot;;CONCATENATE(&quot;OUTER_SET &quot;;[$master.A414];&quot; = RESOLVE_STR_REF (@&quot;;[$master.B414];&quot;) // &quot;;[$master.E414]))">
            <text:p/>
          </table:table-cell>
        </table:table-row>
        <table:table-row table:style-name="ro3">
          <table:table-cell table:formula="of:=IF([$master.F415]=&quot;&quot;;&quot;&quot;;CONCATENATE(&quot;OUTER_SET &quot;;[$master.A415];&quot; = RESOLVE_STR_REF (@&quot;;[$master.B415];&quot;) // &quot;;[$master.E415]))">
            <text:p/>
          </table:table-cell>
        </table:table-row>
        <table:table-row table:style-name="ro3">
          <table:table-cell table:formula="of:=IF([$master.F416]=&quot;&quot;;&quot;&quot;;CONCATENATE(&quot;OUTER_SET &quot;;[$master.A416];&quot; = RESOLVE_STR_REF (@&quot;;[$master.B416];&quot;) // &quot;;[$master.E416]))">
            <text:p/>
          </table:table-cell>
        </table:table-row>
        <table:table-row table:style-name="ro3">
          <table:table-cell table:formula="of:=IF([$master.F417]=&quot;&quot;;&quot;&quot;;CONCATENATE(&quot;OUTER_SET &quot;;[$master.A417];&quot; = RESOLVE_STR_REF (@&quot;;[$master.B417];&quot;) // &quot;;[$master.E417]))">
            <text:p/>
          </table:table-cell>
        </table:table-row>
        <table:table-row table:style-name="ro3">
          <table:table-cell table:formula="of:=IF([$master.F418]=&quot;&quot;;&quot;&quot;;CONCATENATE(&quot;OUTER_SET &quot;;[$master.A418];&quot; = RESOLVE_STR_REF (@&quot;;[$master.B418];&quot;) // &quot;;[$master.E418]))">
            <text:p/>
          </table:table-cell>
        </table:table-row>
        <table:table-row table:style-name="ro3">
          <table:table-cell table:formula="of:=IF([$master.F419]=&quot;&quot;;&quot;&quot;;CONCATENATE(&quot;OUTER_SET &quot;;[$master.A419];&quot; = RESOLVE_STR_REF (@&quot;;[$master.B419];&quot;) // &quot;;[$master.E419]))">
            <text:p/>
          </table:table-cell>
        </table:table-row>
        <table:table-row table:style-name="ro3">
          <table:table-cell table:formula="of:=IF([$master.F420]=&quot;&quot;;&quot;&quot;;CONCATENATE(&quot;OUTER_SET &quot;;[$master.A420];&quot; = RESOLVE_STR_REF (@&quot;;[$master.B420];&quot;) // &quot;;[$master.E420]))">
            <text:p/>
          </table:table-cell>
        </table:table-row>
        <table:table-row table:style-name="ro3">
          <table:table-cell table:formula="of:=IF([$master.F421]=&quot;&quot;;&quot;&quot;;CONCATENATE(&quot;OUTER_SET &quot;;[$master.A421];&quot; = RESOLVE_STR_REF (@&quot;;[$master.B421];&quot;) // &quot;;[$master.E421]))">
            <text:p/>
          </table:table-cell>
        </table:table-row>
        <table:table-row table:style-name="ro3">
          <table:table-cell table:formula="of:=IF([$master.F422]=&quot;&quot;;&quot;&quot;;CONCATENATE(&quot;OUTER_SET &quot;;[$master.A422];&quot; = RESOLVE_STR_REF (@&quot;;[$master.B422];&quot;) // &quot;;[$master.E422]))">
            <text:p/>
          </table:table-cell>
        </table:table-row>
        <table:table-row table:style-name="ro3">
          <table:table-cell table:formula="of:=IF([$master.F423]=&quot;&quot;;&quot;&quot;;CONCATENATE(&quot;OUTER_SET &quot;;[$master.A423];&quot; = RESOLVE_STR_REF (@&quot;;[$master.B423];&quot;) // &quot;;[$master.E423]))" office:value-type="string" office:string-value="OUTER_SET ar4100 = RESOLVE_STR_REF (@4100) // Archaeological Site, exterior (Brage, Charleston Nib, Doomsayer)" calcext:value-type="string">
            <text:p>OUTER_SET ar4100 = RESOLVE_STR_REF (@4100) // Archaeological Site, exterior (Brage, Charleston Nib, Doomsayer)</text:p>
          </table:table-cell>
        </table:table-row>
        <table:table-row table:style-name="ro3">
          <table:table-cell table:formula="of:=IF([$master.F424]=&quot;&quot;;&quot;&quot;;CONCATENATE(&quot;OUTER_SET &quot;;[$master.A424];&quot; = RESOLVE_STR_REF (@&quot;;[$master.B424];&quot;) // &quot;;[$master.E424]))" office:value-type="string" office:string-value="OUTER_SET ar4101 = RESOLVE_STR_REF (@4101) // Archaeological Site, interior tomb" calcext:value-type="string">
            <text:p>OUTER_SET ar4101 = RESOLVE_STR_REF (@4101) // Archaeological Site, interior tomb</text:p>
          </table:table-cell>
        </table:table-row>
        <table:table-row table:style-name="ro3">
          <table:table-cell table:formula="of:=IF([$master.F425]=&quot;&quot;;&quot;&quot;;CONCATENATE(&quot;OUTER_SET &quot;;[$master.A425];&quot; = RESOLVE_STR_REF (@&quot;;[$master.B425];&quot;) // &quot;;[$master.E425]))" office:value-type="string" office:string-value="OUTER_SET ar4200 = RESOLVE_STR_REF (@4200) // Fisherman's Lake (Drizzt. Bjornin's half-ogres)" calcext:value-type="string">
            <text:p>OUTER_SET ar4200 = RESOLVE_STR_REF (@4200) // Fisherman's Lake (Drizzt. Bjornin's half-ogres)</text:p>
          </table:table-cell>
        </table:table-row>
        <table:table-row table:style-name="ro3">
          <table:table-cell table:formula="of:=IF([$master.F426]=&quot;&quot;;&quot;&quot;;CONCATENATE(&quot;OUTER_SET &quot;;[$master.A426];&quot; = RESOLVE_STR_REF (@&quot;;[$master.B426];&quot;) // &quot;;[$master.E426]))" office:value-type="string" office:string-value="OUTER_SET ar4300 = RESOLVE_STR_REF (@4300) // North Nashkel Road (N of Nashkel)" calcext:value-type="string">
            <text:p>OUTER_SET ar4300 = RESOLVE_STR_REF (@4300) // North Nashkel Road (N of Nashkel)</text:p>
          </table:table-cell>
        </table:table-row>
        <table:table-row table:style-name="ro3">
          <table:table-cell table:formula="of:=IF([$master.F427]=&quot;&quot;;&quot;&quot;;CONCATENATE(&quot;OUTER_SET &quot;;[$master.A427];&quot; = RESOLVE_STR_REF (@&quot;;[$master.B427];&quot;) // &quot;;[$master.E427]))" office:value-type="string" office:string-value="OUTER_SET ar4400 = RESOLVE_STR_REF (@4400) // Lonely Peaks (Hulrik and Arabelle, Sarhedra, Arghain)" calcext:value-type="string">
            <text:p>OUTER_SET ar4400 = RESOLVE_STR_REF (@4400) // Lonely Peaks (Hulrik and Arabelle, Sarhedra, Arghain)</text:p>
          </table:table-cell>
        </table:table-row>
        <table:table-row table:style-name="ro3">
          <table:table-cell table:formula="of:=IF([$master.F428]=&quot;&quot;;&quot;&quot;;CONCATENATE(&quot;OUTER_SET &quot;;[$master.A428];&quot; = RESOLVE_STR_REF (@&quot;;[$master.B428];&quot;) // &quot;;[$master.E428]))" office:value-type="string" office:string-value="OUTER_SET ar4401 = RESOLVE_STR_REF (@4401) // Generic cave (ettercaps)" calcext:value-type="string">
            <text:p>OUTER_SET ar4401 = RESOLVE_STR_REF (@4401) // Generic cave (ettercaps)</text:p>
          </table:table-cell>
        </table:table-row>
        <table:table-row table:style-name="ro3">
          <table:table-cell table:formula="of:=IF([$master.F429]=&quot;&quot;;&quot;&quot;;CONCATENATE(&quot;OUTER_SET &quot;;[$master.A429];&quot; = RESOLVE_STR_REF (@&quot;;[$master.B429];&quot;) // &quot;;[$master.E429]))" office:value-type="string" office:string-value="OUTER_SET ar4500 = RESOLVE_STR_REF (@4500) // Firewine Bridge (Kahrk, Carsa, Poe, Bentan, Melium)" calcext:value-type="string">
            <text:p>OUTER_SET ar4500 = RESOLVE_STR_REF (@4500) // Firewine Bridge (Kahrk, Carsa, Poe, Bentan, Melium)</text:p>
          </table:table-cell>
        </table:table-row>
        <table:table-row table:style-name="ro3">
          <table:table-cell table:formula="of:=IF([$master.F430]=&quot;&quot;;&quot;&quot;;CONCATENATE(&quot;OUTER_SET &quot;;[$master.A430];&quot; = RESOLVE_STR_REF (@&quot;;[$master.B430];&quot;) // &quot;;[$master.E430]))" office:value-type="string" office:string-value="OUTER_SET ar4501 = RESOLVE_STR_REF (@4501) // Wyvern cave" calcext:value-type="string">
            <text:p>OUTER_SET ar4501 = RESOLVE_STR_REF (@4501) // Wyvern cave</text:p>
          </table:table-cell>
        </table:table-row>
        <table:table-row table:style-name="ro3">
          <table:table-cell table:formula="of:=IF([$master.F431]=&quot;&quot;;&quot;&quot;;CONCATENATE(&quot;OUTER_SET &quot;;[$master.A431];&quot; = RESOLVE_STR_REF (@&quot;;[$master.B431];&quot;) // &quot;;[$master.E431]))" office:value-type="string" office:string-value="OUTER_SET ar4600 = RESOLVE_STR_REF (@4600) // Bear River (N of Gnoll Stronghold, Larel, Nevill, Jared)" calcext:value-type="string">
            <text:p>OUTER_SET ar4600 = RESOLVE_STR_REF (@4600) // Bear River (N of Gnoll Stronghold, Larel, Nevill, Jared)</text:p>
          </table:table-cell>
        </table:table-row>
        <table:table-row table:style-name="ro3">
          <table:table-cell table:formula="of:=IF([$master.F432]=&quot;&quot;;&quot;&quot;;CONCATENATE(&quot;OUTER_SET &quot;;[$master.A432];&quot; = RESOLVE_STR_REF (@&quot;;[$master.B432];&quot;) // &quot;;[$master.E432]))" office:value-type="string" office:string-value="OUTER_SET ar4700 = RESOLVE_STR_REF (@4700) // Xvart Village (Nexlit, Ursa, Borda)" calcext:value-type="string">
            <text:p>OUTER_SET ar4700 = RESOLVE_STR_REF (@4700) // Xvart Village (Nexlit, Ursa, Borda)</text:p>
          </table:table-cell>
        </table:table-row>
        <table:table-row table:style-name="ro3">
          <table:table-cell table:formula="of:=IF([$master.F433]=&quot;&quot;;&quot;&quot;;CONCATENATE(&quot;OUTER_SET &quot;;[$master.A433];&quot; = RESOLVE_STR_REF (@&quot;;[$master.B433];&quot;) // &quot;;[$master.E433]))" office:value-type="string" office:string-value="OUTER_SET ar4701 = RESOLVE_STR_REF (@4701) // Generic cave (cave bear)" calcext:value-type="string">
            <text:p>OUTER_SET ar4701 = RESOLVE_STR_REF (@4701) // Generic cave (cave bear)</text:p>
          </table:table-cell>
        </table:table-row>
        <table:table-row table:style-name="ro3">
          <table:table-cell table:formula="of:=IF([$master.F434]=&quot;&quot;;&quot;&quot;;CONCATENATE(&quot;OUTER_SET &quot;;[$master.A434];&quot; = RESOLVE_STR_REF (@&quot;;[$master.B434];&quot;) // &quot;;[$master.E434]))" office:value-type="string" office:string-value="OUTER_SET ar4800 = RESOLVE_STR_REF (@4800) // Nashkel (Minsc, Edwin, Berrun Ghastkill, Belching Dragon, Temple of Helm)" calcext:value-type="string">
            <text:p>OUTER_SET ar4800 = RESOLVE_STR_REF (@4800) // Nashkel (Minsc, Edwin, Berrun Ghastkill, Belching Dragon, Temple of Helm)</text:p>
          </table:table-cell>
        </table:table-row>
        <table:table-row table:style-name="ro3">
          <table:table-cell table:formula="of:=IF([$master.F435]=&quot;&quot;;&quot;&quot;;CONCATENATE(&quot;OUTER_SET &quot;;[$master.A435];&quot; = RESOLVE_STR_REF (@&quot;;[$master.B435];&quot;) // &quot;;[$master.E435]))" office:value-type="string" office:string-value="OUTER_SET ar4801 = RESOLVE_STR_REF (@4801) // Nashkel Inn" calcext:value-type="string">
            <text:p>OUTER_SET ar4801 = RESOLVE_STR_REF (@4801) // Nashkel Inn</text:p>
          </table:table-cell>
        </table:table-row>
        <table:table-row table:style-name="ro3">
          <table:table-cell table:formula="of:=IF([$master.F436]=&quot;&quot;;&quot;&quot;;CONCATENATE(&quot;OUTER_SET &quot;;[$master.A436];&quot; = RESOLVE_STR_REF (@&quot;;[$master.B436];&quot;) // &quot;;[$master.E436]))">
            <text:p/>
          </table:table-cell>
        </table:table-row>
        <table:table-row table:style-name="ro3">
          <table:table-cell table:formula="of:=IF([$master.F437]=&quot;&quot;;&quot;&quot;;CONCATENATE(&quot;OUTER_SET &quot;;[$master.A437];&quot; = RESOLVE_STR_REF (@&quot;;[$master.B437];&quot;) // &quot;;[$master.E437]))">
            <text:p/>
          </table:table-cell>
        </table:table-row>
        <table:table-row table:style-name="ro3">
          <table:table-cell table:formula="of:=IF([$master.F438]=&quot;&quot;;&quot;&quot;;CONCATENATE(&quot;OUTER_SET &quot;;[$master.A438];&quot; = RESOLVE_STR_REF (@&quot;;[$master.B438];&quot;) // &quot;;[$master.E438]))">
            <text:p/>
          </table:table-cell>
        </table:table-row>
        <table:table-row table:style-name="ro3">
          <table:table-cell table:formula="of:=IF([$master.F439]=&quot;&quot;;&quot;&quot;;CONCATENATE(&quot;OUTER_SET &quot;;[$master.A439];&quot; = RESOLVE_STR_REF (@&quot;;[$master.B439];&quot;) // &quot;;[$master.E439]))">
            <text:p/>
          </table:table-cell>
        </table:table-row>
        <table:table-row table:style-name="ro3">
          <table:table-cell table:formula="of:=IF([$master.F440]=&quot;&quot;;&quot;&quot;;CONCATENATE(&quot;OUTER_SET &quot;;[$master.A440];&quot; = RESOLVE_STR_REF (@&quot;;[$master.B440];&quot;) // &quot;;[$master.E440]))">
            <text:p/>
          </table:table-cell>
        </table:table-row>
        <table:table-row table:style-name="ro3">
          <table:table-cell table:formula="of:=IF([$master.F441]=&quot;&quot;;&quot;&quot;;CONCATENATE(&quot;OUTER_SET &quot;;[$master.A441];&quot; = RESOLVE_STR_REF (@&quot;;[$master.B441];&quot;) // &quot;;[$master.E441]))">
            <text:p/>
          </table:table-cell>
        </table:table-row>
        <table:table-row table:style-name="ro3">
          <table:table-cell table:formula="of:=IF([$master.F442]=&quot;&quot;;&quot;&quot;;CONCATENATE(&quot;OUTER_SET &quot;;[$master.A442];&quot; = RESOLVE_STR_REF (@&quot;;[$master.B442];&quot;) // &quot;;[$master.E442]))">
            <text:p/>
          </table:table-cell>
        </table:table-row>
        <table:table-row table:style-name="ro3">
          <table:table-cell table:formula="of:=IF([$master.F443]=&quot;&quot;;&quot;&quot;;CONCATENATE(&quot;OUTER_SET &quot;;[$master.A443];&quot; = RESOLVE_STR_REF (@&quot;;[$master.B443];&quot;) // &quot;;[$master.E443]))" office:value-type="string" office:string-value="OUTER_SET ar4809 = RESOLVE_STR_REF (@4809) // Belching Dragon Tavern (Volo)" calcext:value-type="string">
            <text:p>OUTER_SET ar4809 = RESOLVE_STR_REF (@4809) // Belching Dragon Tavern (Volo)</text:p>
          </table:table-cell>
        </table:table-row>
        <table:table-row table:style-name="ro3">
          <table:table-cell table:formula="of:=IF([$master.F444]=&quot;&quot;;&quot;&quot;;CONCATENATE(&quot;OUTER_SET &quot;;[$master.A444];&quot; = RESOLVE_STR_REF (@&quot;;[$master.B444];&quot;) // &quot;;[$master.E444]))" office:value-type="string" office:string-value="OUTER_SET ar4810 = RESOLVE_STR_REF (@4810) // Nashkel barracks" calcext:value-type="string">
            <text:p>OUTER_SET ar4810 = RESOLVE_STR_REF (@4810) // Nashkel barracks</text:p>
          </table:table-cell>
        </table:table-row>
        <table:table-row table:style-name="ro3">
          <table:table-cell table:formula="of:=IF([$master.F445]=&quot;&quot;;&quot;&quot;;CONCATENATE(&quot;OUTER_SET &quot;;[$master.A445];&quot; = RESOLVE_STR_REF (@&quot;;[$master.B445];&quot;) // &quot;;[$master.E445]))" office:value-type="string" office:string-value="OUTER_SET ar4900 = RESOLVE_STR_REF (@4900) // Nashkel Carnival (Branwen, Great Gazib)" calcext:value-type="string">
            <text:p>OUTER_SET ar4900 = RESOLVE_STR_REF (@4900) // Nashkel Carnival (Branwen, Great Gazib)</text:p>
          </table:table-cell>
        </table:table-row>
        <table:table-row table:style-name="ro3">
          <table:table-cell table:formula="of:=IF([$master.F446]=&quot;&quot;;&quot;&quot;;CONCATENATE(&quot;OUTER_SET &quot;;[$master.A446];&quot; = RESOLVE_STR_REF (@&quot;;[$master.B446];&quot;) // &quot;;[$master.E446]))">
            <text:p/>
          </table:table-cell>
        </table:table-row>
        <table:table-row table:style-name="ro3">
          <table:table-cell table:formula="of:=IF([$master.F447]=&quot;&quot;;&quot;&quot;;CONCATENATE(&quot;OUTER_SET &quot;;[$master.A447];&quot; = RESOLVE_STR_REF (@&quot;;[$master.B447];&quot;) // &quot;;[$master.E447]))">
            <text:p/>
          </table:table-cell>
        </table:table-row>
        <table:table-row table:style-name="ro3">
          <table:table-cell table:formula="of:=IF([$master.F448]=&quot;&quot;;&quot;&quot;;CONCATENATE(&quot;OUTER_SET &quot;;[$master.A448];&quot; = RESOLVE_STR_REF (@&quot;;[$master.B448];&quot;) // &quot;;[$master.E448]))">
            <text:p/>
          </table:table-cell>
        </table:table-row>
        <table:table-row table:style-name="ro3">
          <table:table-cell table:formula="of:=IF([$master.F449]=&quot;&quot;;&quot;&quot;;CONCATENATE(&quot;OUTER_SET &quot;;[$master.A449];&quot; = RESOLVE_STR_REF (@&quot;;[$master.B449];&quot;) // &quot;;[$master.E449]))">
            <text:p/>
          </table:table-cell>
        </table:table-row>
        <table:table-row table:style-name="ro3">
          <table:table-cell table:formula="of:=IF([$master.F450]=&quot;&quot;;&quot;&quot;;CONCATENATE(&quot;OUTER_SET &quot;;[$master.A450];&quot; = RESOLVE_STR_REF (@&quot;;[$master.B450];&quot;) // &quot;;[$master.E450]))">
            <text:p/>
          </table:table-cell>
        </table:table-row>
        <table:table-row table:style-name="ro3">
          <table:table-cell table:formula="of:=IF([$master.F451]=&quot;&quot;;&quot;&quot;;CONCATENATE(&quot;OUTER_SET &quot;;[$master.A451];&quot; = RESOLVE_STR_REF (@&quot;;[$master.B451];&quot;) // &quot;;[$master.E451]))">
            <text:p/>
          </table:table-cell>
        </table:table-row>
        <table:table-row table:style-name="ro3">
          <table:table-cell table:formula="of:=IF([$master.F452]=&quot;&quot;;&quot;&quot;;CONCATENATE(&quot;OUTER_SET &quot;;[$master.A452];&quot; = RESOLVE_STR_REF (@&quot;;[$master.B452];&quot;) // &quot;;[$master.E452]))">
            <text:p/>
          </table:table-cell>
        </table:table-row>
        <table:table-row table:style-name="ro3">
          <table:table-cell table:formula="of:=IF([$master.F453]=&quot;&quot;;&quot;&quot;;CONCATENATE(&quot;OUTER_SET &quot;;[$master.A453];&quot; = RESOLVE_STR_REF (@&quot;;[$master.B453];&quot;) // &quot;;[$master.E453]))">
            <text:p/>
          </table:table-cell>
        </table:table-row>
        <table:table-row table:style-name="ro3">
          <table:table-cell table:formula="of:=IF([$master.F454]=&quot;&quot;;&quot;&quot;;CONCATENATE(&quot;OUTER_SET &quot;;[$master.A454];&quot; = RESOLVE_STR_REF (@&quot;;[$master.B454];&quot;) // &quot;;[$master.E454]))">
            <text:p/>
          </table:table-cell>
        </table:table-row>
        <table:table-row table:style-name="ro3">
          <table:table-cell table:formula="of:=IF([$master.F455]=&quot;&quot;;&quot;&quot;;CONCATENATE(&quot;OUTER_SET &quot;;[$master.A455];&quot; = RESOLVE_STR_REF (@&quot;;[$master.B455];&quot;) // &quot;;[$master.E455]))" office:value-type="string" office:string-value="OUTER_SET ar5000 = RESOLVE_STR_REF (@5000) // Valley of the Tombs (Nashkel mines exit, Narcillicus, Hentold)" calcext:value-type="string">
            <text:p>OUTER_SET ar5000 = RESOLVE_STR_REF (@5000) // Valley of the Tombs (Nashkel mines exit, Narcillicus, Hentold)</text:p>
          </table:table-cell>
        </table:table-row>
        <table:table-row table:style-name="ro3">
          <table:table-cell table:formula="of:=IF([$master.F456]=&quot;&quot;;&quot;&quot;;CONCATENATE(&quot;OUTER_SET &quot;;[$master.A456];&quot; = RESOLVE_STR_REF (@&quot;;[$master.B456];&quot;) // &quot;;[$master.E456]))">
            <text:p/>
          </table:table-cell>
        </table:table-row>
        <table:table-row table:style-name="ro3">
          <table:table-cell table:formula="of:=IF([$master.F457]=&quot;&quot;;&quot;&quot;;CONCATENATE(&quot;OUTER_SET &quot;;[$master.A457];&quot; = RESOLVE_STR_REF (@&quot;;[$master.B457];&quot;) // &quot;;[$master.E457]))" office:value-type="string" office:string-value="OUTER_SET ar5100 = RESOLVE_STR_REF (@5100) // Gnoll Stronghold (Dynaheir)" calcext:value-type="string">
            <text:p>OUTER_SET ar5100 = RESOLVE_STR_REF (@5100) // Gnoll Stronghold (Dynaheir)</text:p>
          </table:table-cell>
        </table:table-row>
        <table:table-row table:style-name="ro3">
          <table:table-cell table:formula="of:=IF([$master.F458]=&quot;&quot;;&quot;&quot;;CONCATENATE(&quot;OUTER_SET &quot;;[$master.A458];&quot; = RESOLVE_STR_REF (@&quot;;[$master.B458];&quot;) // &quot;;[$master.E458]))" office:value-type="string" office:string-value="OUTER_SET ar5101 = RESOLVE_STR_REF (@5101) // Generic cave (xvarts)" calcext:value-type="string">
            <text:p>OUTER_SET ar5101 = RESOLVE_STR_REF (@5101) // Generic cave (xvarts)</text:p>
          </table:table-cell>
        </table:table-row>
        <table:table-row table:style-name="ro3">
          <table:table-cell table:formula="of:=IF([$master.F459]=&quot;&quot;;&quot;&quot;;CONCATENATE(&quot;OUTER_SET &quot;;[$master.A459];&quot; = RESOLVE_STR_REF (@&quot;;[$master.B459];&quot;) // &quot;;[$master.E459]))">
            <text:p/>
          </table:table-cell>
        </table:table-row>
        <table:table-row table:style-name="ro3">
          <table:table-cell table:formula="of:=IF([$master.F460]=&quot;&quot;;&quot;&quot;;CONCATENATE(&quot;OUTER_SET &quot;;[$master.A460];&quot; = RESOLVE_STR_REF (@&quot;;[$master.B460];&quot;) // &quot;;[$master.E460]))" office:value-type="string" office:string-value="OUTER_SET ar5103 = RESOLVE_STR_REF (@5103) // Generic cave (cariron crawlers)" calcext:value-type="string">
            <text:p>OUTER_SET ar5103 = RESOLVE_STR_REF (@5103) // Generic cave (cariron crawlers)</text:p>
          </table:table-cell>
        </table:table-row>
        <table:table-row table:style-name="ro3">
          <table:table-cell table:formula="of:=IF([$master.F461]=&quot;&quot;;&quot;&quot;;CONCATENATE(&quot;OUTER_SET &quot;;[$master.A461];&quot; = RESOLVE_STR_REF (@&quot;;[$master.B461];&quot;) // &quot;;[$master.E461]))" office:value-type="string" office:string-value="OUTER_SET ar5200 = RESOLVE_STR_REF (@5200) // Dryad Falls (Cloudpeak Dryad, Drienne, Ingot, Krumm, Caldo)" calcext:value-type="string">
            <text:p>OUTER_SET ar5200 = RESOLVE_STR_REF (@5200) // Dryad Falls (Cloudpeak Dryad, Drienne, Ingot, Krumm, Caldo)</text:p>
          </table:table-cell>
        </table:table-row>
        <table:table-row table:style-name="ro3">
          <table:table-cell table:formula="of:=IF([$master.F462]=&quot;&quot;;&quot;&quot;;CONCATENATE(&quot;OUTER_SET &quot;;[$master.A462];&quot; = RESOLVE_STR_REF (@&quot;;[$master.B462];&quot;) // &quot;;[$master.E462]))" office:value-type="string" office:string-value="OUTER_SET ar5201 = RESOLVE_STR_REF (@5201) // Firewine Ruins (Lendarn, ogre mage, undead knights)" calcext:value-type="string">
            <text:p>OUTER_SET ar5201 = RESOLVE_STR_REF (@5201) // Firewine Ruins (Lendarn, ogre mage, undead knights)</text:p>
          </table:table-cell>
        </table:table-row>
        <table:table-row table:style-name="ro3">
          <table:table-cell table:formula="of:=IF([$master.F463]=&quot;&quot;;&quot;&quot;;CONCATENATE(&quot;OUTER_SET &quot;;[$master.A463];&quot; = RESOLVE_STR_REF (@&quot;;[$master.B463];&quot;) // &quot;;[$master.E463]))">
            <text:p/>
          </table:table-cell>
        </table:table-row>
        <table:table-row table:style-name="ro3">
          <table:table-cell table:formula="of:=IF([$master.F464]=&quot;&quot;;&quot;&quot;;CONCATENATE(&quot;OUTER_SET &quot;;[$master.A464];&quot; = RESOLVE_STR_REF (@&quot;;[$master.B464];&quot;) // &quot;;[$master.E464]))" office:value-type="string" office:string-value="OUTER_SET ar5300 = RESOLVE_STR_REF (@5300) // Fire Leaf Forest (S of Nashkel, Albert, Rufie, Vax, Sendai)" calcext:value-type="string">
            <text:p>OUTER_SET ar5300 = RESOLVE_STR_REF (@5300) // Fire Leaf Forest (S of Nashkel, Albert, Rufie, Vax, Sendai)</text:p>
          </table:table-cell>
        </table:table-row>
        <table:table-row table:style-name="ro3">
          <table:table-cell table:formula="of:=IF([$master.F465]=&quot;&quot;;&quot;&quot;;CONCATENATE(&quot;OUTER_SET &quot;;[$master.A465];&quot; = RESOLVE_STR_REF (@&quot;;[$master.B465];&quot;) // &quot;;[$master.E465]))" office:value-type="string" office:string-value="OUTER_SET ar5400 = RESOLVE_STR_REF (@5400) // Nashkel Mines, exterior (Prism)" calcext:value-type="string">
            <text:p>OUTER_SET ar5400 = RESOLVE_STR_REF (@5400) // Nashkel Mines, exterior (Prism)</text:p>
          </table:table-cell>
        </table:table-row>
        <table:table-row table:style-name="ro3">
          <table:table-cell table:formula="of:=IF([$master.F466]=&quot;&quot;;&quot;&quot;;CONCATENATE(&quot;OUTER_SET &quot;;[$master.A466];&quot; = RESOLVE_STR_REF (@&quot;;[$master.B466];&quot;) // &quot;;[$master.E466]))" office:value-type="string" office:string-value="OUTER_SET ar5401 = RESOLVE_STR_REF (@5401) // Nashkel Mines, first subterranean level (Dink)" calcext:value-type="string">
            <text:p>OUTER_SET ar5401 = RESOLVE_STR_REF (@5401) // Nashkel Mines, first subterranean level (Dink)</text:p>
          </table:table-cell>
        </table:table-row>
        <table:table-row table:style-name="ro3">
          <table:table-cell table:formula="of:=IF([$master.F467]=&quot;&quot;;&quot;&quot;;CONCATENATE(&quot;OUTER_SET &quot;;[$master.A467];&quot; = RESOLVE_STR_REF (@&quot;;[$master.B467];&quot;) // &quot;;[$master.E467]))" office:value-type="string" office:string-value="OUTER_SET ar5402 = RESOLVE_STR_REF (@5402) // Nashkel Mines, second subterranean level (Kylee, Beldin)" calcext:value-type="string">
            <text:p>OUTER_SET ar5402 = RESOLVE_STR_REF (@5402) // Nashkel Mines, second subterranean level (Kylee, Beldin)</text:p>
          </table:table-cell>
        </table:table-row>
        <table:table-row table:style-name="ro3">
          <table:table-cell table:formula="of:=IF([$master.F468]=&quot;&quot;;&quot;&quot;;CONCATENATE(&quot;OUTER_SET &quot;;[$master.A468];&quot; = RESOLVE_STR_REF (@&quot;;[$master.B468];&quot;) // &quot;;[$master.E468]))">
            <text:p/>
          </table:table-cell>
        </table:table-row>
        <table:table-row table:style-name="ro3">
          <table:table-cell table:formula="of:=IF([$master.F469]=&quot;&quot;;&quot;&quot;;CONCATENATE(&quot;OUTER_SET &quot;;[$master.A469];&quot; = RESOLVE_STR_REF (@&quot;;[$master.B469];&quot;) // &quot;;[$master.E469]))">
            <text:p/>
          </table:table-cell>
        </table:table-row>
        <table:table-row table:style-name="ro3">
          <table:table-cell table:formula="of:=IF([$master.F470]=&quot;&quot;;&quot;&quot;;CONCATENATE(&quot;OUTER_SET &quot;;[$master.A470];&quot; = RESOLVE_STR_REF (@&quot;;[$master.B470];&quot;) // &quot;;[$master.E470]))" office:value-type="string" office:string-value="OUTER_SET ar5405 = RESOLVE_STR_REF (@5405) // Nashkel Mines, Mulahey's lair (Xan, Mulahey)" calcext:value-type="string">
            <text:p>OUTER_SET ar5405 = RESOLVE_STR_REF (@5405) // Nashkel Mines, Mulahey's lair (Xan, Mulahey)</text:p>
          </table:table-cell>
        </table:table-row>
        <table:table-row table:style-name="ro3">
          <table:table-cell table:formula="of:=IF([$master.F471]=&quot;&quot;;&quot;&quot;;CONCATENATE(&quot;OUTER_SET &quot;;[$master.A471];&quot; = RESOLVE_STR_REF (@&quot;;[$master.B471];&quot;) // &quot;;[$master.E471]))">
            <text:p/>
          </table:table-cell>
        </table:table-row>
        <table:table-row table:style-name="ro3">
          <table:table-cell table:formula="of:=IF([$master.F472]=&quot;&quot;;&quot;&quot;;CONCATENATE(&quot;OUTER_SET &quot;;[$master.A472];&quot; = RESOLVE_STR_REF (@&quot;;[$master.B472];&quot;) // &quot;;[$master.E472]))" office:value-type="string" office:string-value="OUTER_SET ar5500 = RESOLVE_STR_REF (@5500) // Gibberling Mountains (Samuel, Hafiz)" calcext:value-type="string">
            <text:p>OUTER_SET ar5500 = RESOLVE_STR_REF (@5500) // Gibberling Mountains (Samuel, Hafiz)</text:p>
          </table:table-cell>
        </table:table-row>
        <table:table-row table:style-name="ro3">
          <table:table-cell table:formula="of:=IF([$master.F473]=&quot;&quot;;&quot;&quot;;CONCATENATE(&quot;OUTER_SET &quot;;[$master.A473];&quot; = RESOLVE_STR_REF (@&quot;;[$master.B473];&quot;) // &quot;;[$master.E473]))" office:value-type="string" office:string-value="OUTER_SET ar5506 = RESOLVE_STR_REF (@5506) // Candlekeep Caves (Diarmid, Prat, Sakul, Tam, Bor)" calcext:value-type="string">
            <text:p>OUTER_SET ar5506 = RESOLVE_STR_REF (@5506) // Candlekeep Caves (Diarmid, Prat, Sakul, Tam, Bor)</text:p>
          </table:table-cell>
        </table:table-row>
        <table:table-row table:style-name="ro3">
          <table:table-cell table:formula="of:=IF([$master.F474]=&quot;&quot;;&quot;&quot;;CONCATENATE(&quot;OUTER_SET &quot;;[$master.A474];&quot; = RESOLVE_STR_REF (@&quot;;[$master.B474];&quot;) // &quot;;[$master.E474]))" office:value-type="string" office:string-value="OUTER_SET ar5600 = RESOLVE_STR_REF (@5600) // Random encounter area" calcext:value-type="string">
            <text:p>OUTER_SET ar5600 = RESOLVE_STR_REF (@5600) // Random encounter area</text:p>
          </table:table-cell>
        </table:table-row>
        <table:table-row table:style-name="ro3">
          <table:table-cell table:formula="of:=IF([$master.F475]=&quot;&quot;;&quot;&quot;;CONCATENATE(&quot;OUTER_SET &quot;;[$master.A475];&quot; = RESOLVE_STR_REF (@&quot;;[$master.B475];&quot;) // &quot;;[$master.E475]))">
            <text:p/>
          </table:table-cell>
        </table:table-row>
        <table:table-row table:style-name="ro3">
          <table:table-cell table:formula="of:=IF([$master.F476]=&quot;&quot;;&quot;&quot;;CONCATENATE(&quot;OUTER_SET &quot;;[$master.A476];&quot; = RESOLVE_STR_REF (@&quot;;[$master.B476];&quot;) // &quot;;[$master.E476]))">
            <text:p/>
          </table:table-cell>
        </table:table-row>
        <table:table-row table:style-name="ro3">
          <table:table-cell table:formula="of:=IF([$master.F477]=&quot;&quot;;&quot;&quot;;CONCATENATE(&quot;OUTER_SET &quot;;[$master.A477];&quot; = RESOLVE_STR_REF (@&quot;;[$master.B477];&quot;) // &quot;;[$master.E477]))">
            <text:p/>
          </table:table-cell>
        </table:table-row>
        <table:table-row table:style-name="ro3">
          <table:table-cell table:formula="of:=IF([$master.F478]=&quot;&quot;;&quot;&quot;;CONCATENATE(&quot;OUTER_SET &quot;;[$master.A478];&quot; = RESOLVE_STR_REF (@&quot;;[$master.B478];&quot;) // &quot;;[$master.E478]))">
            <text:p/>
          </table:table-cell>
        </table:table-row>
        <table:table-row table:style-name="ro3">
          <table:table-cell table:formula="of:=IF([$master.F479]=&quot;&quot;;&quot;&quot;;CONCATENATE(&quot;OUTER_SET &quot;;[$master.A479];&quot; = RESOLVE_STR_REF (@&quot;;[$master.B479];&quot;) // &quot;;[$master.E479]))">
            <text:p/>
          </table:table-cell>
        </table:table-row>
        <table:table-row table:style-name="ro3">
          <table:table-cell table:formula="of:=IF([$master.F480]=&quot;&quot;;&quot;&quot;;CONCATENATE(&quot;OUTER_SET &quot;;[$master.A480];&quot; = RESOLVE_STR_REF (@&quot;;[$master.B480];&quot;) // &quot;;[$master.E480]))">
            <text:p/>
          </table:table-cell>
        </table:table-row>
        <table:table-row table:style-name="ro3">
          <table:table-cell table:formula="of:=IF([$master.F481]=&quot;&quot;;&quot;&quot;;CONCATENATE(&quot;OUTER_SET &quot;;[$master.A481];&quot; = RESOLVE_STR_REF (@&quot;;[$master.B481];&quot;) // &quot;;[$master.E481]))">
            <text:p/>
          </table:table-cell>
        </table:table-row>
        <table:table-row table:style-name="ro3">
          <table:table-cell table:formula="of:=IF([$master.F482]=&quot;&quot;;&quot;&quot;;CONCATENATE(&quot;OUTER_SET &quot;;[$master.A482];&quot; = RESOLVE_STR_REF (@&quot;;[$master.B482];&quot;) // &quot;;[$master.E482]))">
            <text:p/>
          </table:table-cell>
        </table:table-row>
        <table:table-row table:style-name="ro3">
          <table:table-cell table:formula="of:=IF([$master.F483]=&quot;&quot;;&quot;&quot;;CONCATENATE(&quot;OUTER_SET &quot;;[$master.A483];&quot; = RESOLVE_STR_REF (@&quot;;[$master.B483];&quot;) // &quot;;[$master.E483]))">
            <text:p/>
          </table:table-cell>
        </table:table-row>
        <table:table-row table:style-name="ro3">
          <table:table-cell table:formula="of:=IF([$master.F484]=&quot;&quot;;&quot;&quot;;CONCATENATE(&quot;OUTER_SET &quot;;[$master.A484];&quot; = RESOLVE_STR_REF (@&quot;;[$master.B484];&quot;) // &quot;;[$master.E484]))">
            <text:p/>
          </table:table-cell>
        </table:table-row>
        <table:table-row table:style-name="ro3">
          <table:table-cell table:formula="of:=IF([$master.F485]=&quot;&quot;;&quot;&quot;;CONCATENATE(&quot;OUTER_SET &quot;;[$master.A485];&quot; = RESOLVE_STR_REF (@&quot;;[$master.B485];&quot;) // &quot;;[$master.E485]))">
            <text:p/>
          </table:table-cell>
        </table:table-row>
        <table:table-row table:style-name="ro3">
          <table:table-cell table:formula="of:=IF([$master.F486]=&quot;&quot;;&quot;&quot;;CONCATENATE(&quot;OUTER_SET &quot;;[$master.A486];&quot; = RESOLVE_STR_REF (@&quot;;[$master.B486];&quot;) // &quot;;[$master.E486]))" office:value-type="string" office:string-value="OUTER_SET oh2000 = RESOLVE_STR_REF (@12000) // Neera - Adoy's Enclave, exterior" calcext:value-type="string">
            <text:p>OUTER_SET oh2000 = RESOLVE_STR_REF (@12000) // Neera - Adoy's Enclave, exterior</text:p>
          </table:table-cell>
        </table:table-row>
        <table:table-row table:style-name="ro3">
          <table:table-cell table:formula="of:=IF([$master.F487]=&quot;&quot;;&quot;&quot;;CONCATENATE(&quot;OUTER_SET &quot;;[$master.A487];&quot; = RESOLVE_STR_REF (@&quot;;[$master.B487];&quot;) // &quot;;[$master.E487]))" office:value-type="string" office:string-value="OUTER_SET oh2010 = RESOLVE_STR_REF (@12010) // Neera - Adoy's Enclave, interior" calcext:value-type="string">
            <text:p>OUTER_SET oh2010 = RESOLVE_STR_REF (@12010) // Neera - Adoy's Enclave, interior</text:p>
          </table:table-cell>
        </table:table-row>
        <table:table-row table:style-name="ro3">
          <table:table-cell table:formula="of:=IF([$master.F488]=&quot;&quot;;&quot;&quot;;CONCATENATE(&quot;OUTER_SET &quot;;[$master.A488];&quot; = RESOLVE_STR_REF (@&quot;;[$master.B488];&quot;) // &quot;;[$master.E488]))" office:value-type="string" office:string-value="OUTER_SET oh3000 = RESOLVE_STR_REF (@13000) // Rasaad - Dark Moon temple, exterior" calcext:value-type="string">
            <text:p>OUTER_SET oh3000 = RESOLVE_STR_REF (@13000) // Rasaad - Dark Moon temple, exterior</text:p>
          </table:table-cell>
        </table:table-row>
        <table:table-row table:style-name="ro3">
          <table:table-cell table:formula="of:=IF([$master.F489]=&quot;&quot;;&quot;&quot;;CONCATENATE(&quot;OUTER_SET &quot;;[$master.A489];&quot; = RESOLVE_STR_REF (@&quot;;[$master.B489];&quot;) // &quot;;[$master.E489]))" office:value-type="string" office:string-value="OUTER_SET oh3010 = RESOLVE_STR_REF (@13010) // Rasaad - Dark Moon temple, interior" calcext:value-type="string">
            <text:p>OUTER_SET oh3010 = RESOLVE_STR_REF (@13010) // Rasaad - Dark Moon temple, interior</text:p>
          </table:table-cell>
        </table:table-row>
        <table:table-row table:style-name="ro3">
          <table:table-cell table:formula="of:=IF([$master.F490]=&quot;&quot;;&quot;&quot;;CONCATENATE(&quot;OUTER_SET &quot;;[$master.A490];&quot; = RESOLVE_STR_REF (@&quot;;[$master.B490];&quot;) // &quot;;[$master.E490]))">
            <text:p/>
          </table:table-cell>
        </table:table-row>
        <table:table-row table:style-name="ro3">
          <table:table-cell table:formula="of:=IF([$master.F491]=&quot;&quot;;&quot;&quot;;CONCATENATE(&quot;OUTER_SET &quot;;[$master.A491];&quot; = RESOLVE_STR_REF (@&quot;;[$master.B491];&quot;) // &quot;;[$master.E491]))" office:value-type="string" office:string-value="OUTER_SET oh3100 = RESOLVE_STR_REF (@13100) // Rasaad - Dark Moon temple, interior" calcext:value-type="string">
            <text:p>OUTER_SET oh3100 = RESOLVE_STR_REF (@13100) // Rasaad - Dark Moon temple, interior</text:p>
          </table:table-cell>
        </table:table-row>
        <table:table-row table:style-name="ro3">
          <table:table-cell table:formula="of:=IF([$master.F492]=&quot;&quot;;&quot;&quot;;CONCATENATE(&quot;OUTER_SET &quot;;[$master.A492];&quot; = RESOLVE_STR_REF (@&quot;;[$master.B492];&quot;) // &quot;;[$master.E492]))">
            <text:p/>
          </table:table-cell>
        </table:table-row>
        <table:table-row table:style-name="ro3">
          <table:table-cell table:formula="of:=IF([$master.F493]=&quot;&quot;;&quot;&quot;;CONCATENATE(&quot;OUTER_SET &quot;;[$master.A493];&quot; = RESOLVE_STR_REF (@&quot;;[$master.B493];&quot;) // &quot;;[$master.E493]))">
            <text:p/>
          </table:table-cell>
        </table:table-row>
        <table:table-row table:style-name="ro3">
          <table:table-cell table:formula="of:=IF([$master.F494]=&quot;&quot;;&quot;&quot;;CONCATENATE(&quot;OUTER_SET &quot;;[$master.A494];&quot; = RESOLVE_STR_REF (@&quot;;[$master.B494];&quot;) // &quot;;[$master.E494]))">
            <text:p/>
          </table:table-cell>
        </table:table-row>
        <table:table-row table:style-name="ro3">
          <table:table-cell table:formula="of:=IF([$master.F495]=&quot;&quot;;&quot;&quot;;CONCATENATE(&quot;OUTER_SET &quot;;[$master.A495];&quot; = RESOLVE_STR_REF (@&quot;;[$master.B495];&quot;) // &quot;;[$master.E495]))">
            <text:p/>
          </table:table-cell>
        </table:table-row>
        <table:table-row table:style-name="ro3">
          <table:table-cell table:formula="of:=IF([$master.F496]=&quot;&quot;;&quot;&quot;;CONCATENATE(&quot;OUTER_SET &quot;;[$master.A496];&quot; = RESOLVE_STR_REF (@&quot;;[$master.B496];&quot;) // &quot;;[$master.E496]))">
            <text:p/>
          </table:table-cell>
        </table:table-row>
        <table:table-row table:style-name="ro3">
          <table:table-cell table:formula="of:=IF([$master.F497]=&quot;&quot;;&quot;&quot;;CONCATENATE(&quot;OUTER_SET &quot;;[$master.A497];&quot; = RESOLVE_STR_REF (@&quot;;[$master.B497];&quot;) // &quot;;[$master.E497]))">
            <text:p/>
          </table:table-cell>
        </table:table-row>
        <table:table-row table:style-name="ro3">
          <table:table-cell table:formula="of:=IF([$master.F498]=&quot;&quot;;&quot;&quot;;CONCATENATE(&quot;OUTER_SET &quot;;[$master.A498];&quot; = RESOLVE_STR_REF (@&quot;;[$master.B498];&quot;) // &quot;;[$master.E498]))">
            <text:p/>
          </table:table-cell>
        </table:table-row>
        <table:table-row table:style-name="ro3">
          <table:table-cell table:formula="of:=IF([$master.F499]=&quot;&quot;;&quot;&quot;;CONCATENATE(&quot;OUTER_SET &quot;;[$master.A499];&quot; = RESOLVE_STR_REF (@&quot;;[$master.B499];&quot;) // &quot;;[$master.E499]))">
            <text:p/>
          </table:table-cell>
        </table:table-row>
        <table:table-row table:style-name="ro3">
          <table:table-cell table:formula="of:=IF([$master.F500]=&quot;&quot;;&quot;&quot;;CONCATENATE(&quot;OUTER_SET &quot;;[$master.A500];&quot; = RESOLVE_STR_REF (@&quot;;[$master.B500];&quot;) // &quot;;[$master.E500]))">
            <text:p/>
          </table:table-cell>
        </table:table-row>
      </table:table>
      <table:table table:name="array" table:style-name="ta1">
        <table:table-column table:style-name="co7" table:default-cell-style-name="Default"/>
        <table:table-column table:style-name="co8" table:default-cell-style-name="Default"/>
        <table:table-row table:style-name="ro3">
          <table:table-cell office:value-type="string" calcext:value-type="string">
            <text:p><text:s text:c="2"/>// generated via spreadsheet</text:p>
          </table:table-cell>
          <table:table-cell/>
        </table:table-row>
        <table:table-row table:style-name="ro3">
          <table:table-cell table:formula="of:=IF([$master.C2]=&quot;&quot;;CONCATENATE(&quot;  &quot;;IF([$master.D2]=&quot;&quot;;[$master.A2];CONCATENATE(&quot;~%&quot;;[$master.D2];&quot;%~&quot;));&quot; =&gt; ~%default_track%~ // &quot;;[$master.E2]);CONCATENATE(&quot;  &quot;;IF([$master.D2]=&quot;&quot;;[$master.A2];CONCATENATE(&quot;~%&quot;;[$master.D2];&quot;%~&quot;));&quot; =&gt; ~%&quot;;[$master.C2];&quot;%~ // &quot;;[$master.E2]))" office:value-type="string" office:string-value="  ~%NBaldursGate_TempleofHelm%~ =&gt; ~%default_track%~ // Temple of Helm (Baldur's Gate)" calcext:value-type="string">
            <text:p><text:s text:c="2"/>~%NBaldursGate_TempleofHelm%~ =&gt; ~%default_track%~ // Temple of Helm (Baldur's Gate)</text:p>
          </table:table-cell>
          <table:table-cell/>
        </table:table-row>
        <table:table-row table:style-name="ro3">
          <table:table-cell table:formula="of:=IF([$master.C3]=&quot;&quot;;CONCATENATE(&quot;  &quot;;IF([$master.D3]=&quot;&quot;;[$master.A3];CONCATENATE(&quot;~%&quot;;[$master.D3];&quot;%~&quot;));&quot; =&gt; ~%default_track%~ // &quot;;[$master.E3]);CONCATENATE(&quot;  &quot;;IF([$master.D3]=&quot;&quot;;[$master.A3];CONCATENATE(&quot;~%&quot;;[$master.D3];&quot;%~&quot;));&quot; =&gt; ~%&quot;;[$master.C3];&quot;%~ // &quot;;[$master.E3]))" office:value-type="string" office:string-value="  ~%NBaldursGate_BherensHouse_L1%~ =&gt; ~%default_track%~ // Behren's home, ground floor" calcext:value-type="string">
            <text:p><text:s text:c="2"/>~%NBaldursGate_BherensHouse_L1%~ =&gt; ~%default_track%~ // Behren's home, ground floor</text:p>
          </table:table-cell>
          <table:table-cell/>
        </table:table-row>
        <table:table-row table:style-name="ro3">
          <table:table-cell table:formula="of:=IF([$master.C4]=&quot;&quot;;CONCATENATE(&quot;  &quot;;IF([$master.D4]=&quot;&quot;;[$master.A4];CONCATENATE(&quot;~%&quot;;[$master.D4];&quot;%~&quot;));&quot; =&gt; ~%default_track%~ // &quot;;[$master.E4]);CONCATENATE(&quot;  &quot;;IF([$master.D4]=&quot;&quot;;[$master.A4];CONCATENATE(&quot;~%&quot;;[$master.D4];&quot;%~&quot;));&quot; =&gt; ~%&quot;;[$master.C4];&quot;%~ // &quot;;[$master.E4]))" office:value-type="string" office:string-value="  ~%NBaldursGate_BherensHouse_L2%~ =&gt; ~%default_track%~ // Behren's home, second floor (Pixie the Cat)" calcext:value-type="string">
            <text:p><text:s text:c="2"/>~%NBaldursGate_BherensHouse_L2%~ =&gt; ~%default_track%~ // Behren's home, second floor (Pixie the Cat)</text:p>
          </table:table-cell>
          <table:table-cell/>
        </table:table-row>
        <table:table-row table:style-name="ro3">
          <table:table-cell table:formula="of:=IF([$master.C5]=&quot;&quot;;CONCATENATE(&quot;  &quot;;IF([$master.D5]=&quot;&quot;;[$master.A5];CONCATENATE(&quot;~%&quot;;[$master.D5];&quot;%~&quot;));&quot; =&gt; ~%default_track%~ // &quot;;[$master.E5]);CONCATENATE(&quot;  &quot;;IF([$master.D5]=&quot;&quot;;[$master.A5];CONCATENATE(&quot;~%&quot;;[$master.D5];&quot;%~&quot;));&quot; =&gt; ~%&quot;;[$master.C5];&quot;%~ // &quot;;[$master.E5]))" office:value-type="string" office:string-value="  ~%NBaldursGate_RinniesHouse_L1%~ =&gt; ~%default_track%~ // Rinnie's home, ground floor" calcext:value-type="string">
            <text:p><text:s text:c="2"/>~%NBaldursGate_RinniesHouse_L1%~ =&gt; ~%default_track%~ // Rinnie's home, ground floor</text:p>
          </table:table-cell>
          <table:table-cell/>
        </table:table-row>
        <table:table-row table:style-name="ro3">
          <table:table-cell table:formula="of:=IF([$master.C6]=&quot;&quot;;CONCATENATE(&quot;  &quot;;IF([$master.D6]=&quot;&quot;;[$master.A6];CONCATENATE(&quot;~%&quot;;[$master.D6];&quot;%~&quot;));&quot; =&gt; ~%default_track%~ // &quot;;[$master.E6]);CONCATENATE(&quot;  &quot;;IF([$master.D6]=&quot;&quot;;[$master.A6];CONCATENATE(&quot;~%&quot;;[$master.D6];&quot;%~&quot;));&quot; =&gt; ~%&quot;;[$master.C6];&quot;%~ // &quot;;[$master.E6]))" office:value-type="string" office:string-value="  ~%NBaldursGate_RinniesHouse_L2%~ =&gt; ~%default_track%~ // Rinnie's home, second floor" calcext:value-type="string">
            <text:p><text:s text:c="2"/>~%NBaldursGate_RinniesHouse_L2%~ =&gt; ~%default_track%~ // Rinnie's home, second floor</text:p>
          </table:table-cell>
          <table:table-cell/>
        </table:table-row>
        <table:table-row table:style-name="ro3">
          <table:table-cell table:formula="of:=IF([$master.C7]=&quot;&quot;;CONCATENATE(&quot;  &quot;;IF([$master.D7]=&quot;&quot;;[$master.A7];CONCATENATE(&quot;~%&quot;;[$master.D7];&quot;%~&quot;));&quot; =&gt; ~%default_track%~ // &quot;;[$master.E7]);CONCATENATE(&quot;  &quot;;IF([$master.D7]=&quot;&quot;;[$master.A7];CONCATENATE(&quot;~%&quot;;[$master.D7];&quot;%~&quot;));&quot; =&gt; ~%&quot;;[$master.C7];&quot;%~ // &quot;;[$master.E7]))" office:value-type="string" office:string-value="  ~%NBaldursGate_House1_L1%~ =&gt; ~%default_track%~ // Generic home, ground floor" calcext:value-type="string">
            <text:p><text:s text:c="2"/>~%NBaldursGate_House1_L1%~ =&gt; ~%default_track%~ // Generic home, ground floor</text:p>
          </table:table-cell>
          <table:table-cell/>
        </table:table-row>
        <table:table-row table:style-name="ro3">
          <table:table-cell table:formula="of:=IF([$master.C8]=&quot;&quot;;CONCATENATE(&quot;  &quot;;IF([$master.D8]=&quot;&quot;;[$master.A8];CONCATENATE(&quot;~%&quot;;[$master.D8];&quot;%~&quot;));&quot; =&gt; ~%default_track%~ // &quot;;[$master.E8]);CONCATENATE(&quot;  &quot;;IF([$master.D8]=&quot;&quot;;[$master.A8];CONCATENATE(&quot;~%&quot;;[$master.D8];&quot;%~&quot;));&quot; =&gt; ~%&quot;;[$master.C8];&quot;%~ // &quot;;[$master.E8]))" office:value-type="string" office:string-value="  ~%NBaldursGate_House1_L2%~ =&gt; ~%default_track%~ // Generic home, second floor" calcext:value-type="string">
            <text:p><text:s text:c="2"/>~%NBaldursGate_House1_L2%~ =&gt; ~%default_track%~ // Generic home, second floor</text:p>
          </table:table-cell>
          <table:table-cell/>
        </table:table-row>
        <table:table-row table:style-name="ro3">
          <table:table-cell table:formula="of:=IF([$master.C9]=&quot;&quot;;CONCATENATE(&quot;  &quot;;IF([$master.D9]=&quot;&quot;;[$master.A9];CONCATENATE(&quot;~%&quot;;[$master.D9];&quot;%~&quot;));&quot; =&gt; ~%default_track%~ // &quot;;[$master.E9]);CONCATENATE(&quot;  &quot;;IF([$master.D9]=&quot;&quot;;[$master.A9];CONCATENATE(&quot;~%&quot;;[$master.D9];&quot;%~&quot;));&quot; =&gt; ~%&quot;;[$master.C9];&quot;%~ // &quot;;[$master.E9]))" office:value-type="string" office:string-value="  ~%NBaldursGate_JardaksHouse_L1%~ =&gt; ~%default_track%~ // Jardak's home, ground floor (Drelik the butler)" calcext:value-type="string">
            <text:p><text:s text:c="2"/>~%NBaldursGate_JardaksHouse_L1%~ =&gt; ~%default_track%~ // Jardak's home, ground floor (Drelik the butler)</text:p>
          </table:table-cell>
          <table:table-cell/>
        </table:table-row>
        <table:table-row table:style-name="ro3">
          <table:table-cell table:formula="of:=IF([$master.C10]=&quot;&quot;;CONCATENATE(&quot;  &quot;;IF([$master.D10]=&quot;&quot;;[$master.A10];CONCATENATE(&quot;~%&quot;;[$master.D10];&quot;%~&quot;));&quot; =&gt; ~%default_track%~ // &quot;;[$master.E10]);CONCATENATE(&quot;  &quot;;IF([$master.D10]=&quot;&quot;;[$master.A10];CONCATENATE(&quot;~%&quot;;[$master.D10];&quot;%~&quot;));&quot; =&gt; ~%&quot;;[$master.C10];&quot;%~ // &quot;;[$master.E10]))" office:value-type="string" office:string-value="  ~%NBaldursGate_JardaksHouse_L2%~ =&gt; ~%default_track%~ // Jardak's home, second floor" calcext:value-type="string">
            <text:p><text:s text:c="2"/>~%NBaldursGate_JardaksHouse_L2%~ =&gt; ~%default_track%~ // Jardak's home, second floor</text:p>
          </table:table-cell>
          <table:table-cell/>
        </table:table-row>
        <table:table-row table:style-name="ro3">
          <table:table-cell table:formula="of:=IF([$master.C11]=&quot;&quot;;CONCATENATE(&quot;  &quot;;IF([$master.D11]=&quot;&quot;;[$master.A11];CONCATENATE(&quot;~%&quot;;[$master.D11];&quot;%~&quot;));&quot; =&gt; ~%default_track%~ // &quot;;[$master.E11]);CONCATENATE(&quot;  &quot;;IF([$master.D11]=&quot;&quot;;[$master.A11];CONCATENATE(&quot;~%&quot;;[$master.D11];&quot;%~&quot;));&quot; =&gt; ~%&quot;;[$master.C11];&quot;%~ // &quot;;[$master.E11]))" office:value-type="string" office:string-value="  ~%NBaldursGate_House2_L1%~ =&gt; ~%default_track%~ // Generic home, ground floor" calcext:value-type="string">
            <text:p><text:s text:c="2"/>~%NBaldursGate_House2_L1%~ =&gt; ~%default_track%~ // Generic home, ground floor</text:p>
          </table:table-cell>
          <table:table-cell/>
        </table:table-row>
        <table:table-row table:style-name="ro3">
          <table:table-cell table:formula="of:=IF([$master.C12]=&quot;&quot;;CONCATENATE(&quot;  &quot;;IF([$master.D12]=&quot;&quot;;[$master.A12];CONCATENATE(&quot;~%&quot;;[$master.D12];&quot;%~&quot;));&quot; =&gt; ~%default_track%~ // &quot;;[$master.E12]);CONCATENATE(&quot;  &quot;;IF([$master.D12]=&quot;&quot;;[$master.A12];CONCATENATE(&quot;~%&quot;;[$master.D12];&quot;%~&quot;));&quot; =&gt; ~%&quot;;[$master.C12];&quot;%~ // &quot;;[$master.E12]))" office:value-type="string" office:string-value="  ~%NBaldursGate_House2_L2%~ =&gt; ~%default_track%~ // Generic home, second floor" calcext:value-type="string">
            <text:p><text:s text:c="2"/>~%NBaldursGate_House2_L2%~ =&gt; ~%default_track%~ // Generic home, second floor</text:p>
          </table:table-cell>
          <table:table-cell/>
        </table:table-row>
        <table:table-row table:style-name="ro3">
          <table:table-cell table:formula="of:=IF([$master.C13]=&quot;&quot;;CONCATENATE(&quot;  &quot;;IF([$master.D13]=&quot;&quot;;[$master.A13];CONCATENATE(&quot;~%&quot;;[$master.D13];&quot;%~&quot;));&quot; =&gt; ~%default_track%~ // &quot;;[$master.E13]);CONCATENATE(&quot;  &quot;;IF([$master.D13]=&quot;&quot;;[$master.A13];CONCATENATE(&quot;~%&quot;;[$master.D13];&quot;%~&quot;));&quot; =&gt; ~%&quot;;[$master.C13];&quot;%~ // &quot;;[$master.E13]))" office:value-type="string" office:string-value="  ~%NBaldursGate_House3_L1%~ =&gt; ~%default_track%~ // Generic home, ground floor" calcext:value-type="string">
            <text:p><text:s text:c="2"/>~%NBaldursGate_House3_L1%~ =&gt; ~%default_track%~ // Generic home, ground floor</text:p>
          </table:table-cell>
          <table:table-cell/>
        </table:table-row>
        <table:table-row table:style-name="ro3">
          <table:table-cell table:formula="of:=IF([$master.C14]=&quot;&quot;;CONCATENATE(&quot;  &quot;;IF([$master.D14]=&quot;&quot;;[$master.A14];CONCATENATE(&quot;~%&quot;;[$master.D14];&quot;%~&quot;));&quot; =&gt; ~%default_track%~ // &quot;;[$master.E14]);CONCATENATE(&quot;  &quot;;IF([$master.D14]=&quot;&quot;;[$master.A14];CONCATENATE(&quot;~%&quot;;[$master.D14];&quot;%~&quot;));&quot; =&gt; ~%&quot;;[$master.C14];&quot;%~ // &quot;;[$master.E14]))" office:value-type="string" office:string-value="  ~%NBaldursGate_House3_L2%~ =&gt; ~%default_track%~ // Generic home, second floor" calcext:value-type="string">
            <text:p><text:s text:c="2"/>~%NBaldursGate_House3_L2%~ =&gt; ~%default_track%~ // Generic home, second floor</text:p>
          </table:table-cell>
          <table:table-cell/>
        </table:table-row>
        <table:table-row table:style-name="ro3">
          <table:table-cell table:formula="of:=IF([$master.C15]=&quot;&quot;;CONCATENATE(&quot;  &quot;;IF([$master.D15]=&quot;&quot;;[$master.A15];CONCATENATE(&quot;~%&quot;;[$master.D15];&quot;%~&quot;));&quot; =&gt; ~%default_track%~ // &quot;;[$master.E15]);CONCATENATE(&quot;  &quot;;IF([$master.D15]=&quot;&quot;;[$master.A15];CONCATENATE(&quot;~%&quot;;[$master.D15];&quot;%~&quot;));&quot; =&gt; ~%&quot;;[$master.C15];&quot;%~ // &quot;;[$master.E15]))" office:value-type="string" office:string-value="  ~%NBaldursGate_House4_L1%~ =&gt; ~%default_track%~ // Generic home, ground floor" calcext:value-type="string">
            <text:p><text:s text:c="2"/>~%NBaldursGate_House4_L1%~ =&gt; ~%default_track%~ // Generic home, ground floor</text:p>
          </table:table-cell>
          <table:table-cell/>
        </table:table-row>
        <table:table-row table:style-name="ro3">
          <table:table-cell table:formula="of:=IF([$master.C16]=&quot;&quot;;CONCATENATE(&quot;  &quot;;IF([$master.D16]=&quot;&quot;;[$master.A16];CONCATENATE(&quot;~%&quot;;[$master.D16];&quot;%~&quot;));&quot; =&gt; ~%default_track%~ // &quot;;[$master.E16]);CONCATENATE(&quot;  &quot;;IF([$master.D16]=&quot;&quot;;[$master.A16];CONCATENATE(&quot;~%&quot;;[$master.D16];&quot;%~&quot;));&quot; =&gt; ~%&quot;;[$master.C16];&quot;%~ // &quot;;[$master.E16]))" office:value-type="string" office:string-value="  ~%NBaldursGate_House4_L2%~ =&gt; ~%default_track%~ // Generic home, second floor" calcext:value-type="string">
            <text:p><text:s text:c="2"/>~%NBaldursGate_House4_L2%~ =&gt; ~%default_track%~ // Generic home, second floor</text:p>
          </table:table-cell>
          <table:table-cell/>
        </table:table-row>
        <table:table-row table:style-name="ro3">
          <table:table-cell table:formula="of:=IF([$master.C17]=&quot;&quot;;CONCATENATE(&quot;  &quot;;IF([$master.D17]=&quot;&quot;;[$master.A17];CONCATENATE(&quot;~%&quot;;[$master.D17];&quot;%~&quot;));&quot; =&gt; ~%default_track%~ // &quot;;[$master.E17]);CONCATENATE(&quot;  &quot;;IF([$master.D17]=&quot;&quot;;[$master.A17];CONCATENATE(&quot;~%&quot;;[$master.D17];&quot;%~&quot;));&quot; =&gt; ~%&quot;;[$master.C17];&quot;%~ // &quot;;[$master.E17]))" office:value-type="string" office:string-value="  ~%NBaldursGate_House5_L1%~ =&gt; ~%default_track%~ // Generic home, ground floor" calcext:value-type="string">
            <text:p><text:s text:c="2"/>~%NBaldursGate_House5_L1%~ =&gt; ~%default_track%~ // Generic home, ground floor</text:p>
          </table:table-cell>
          <table:table-cell/>
        </table:table-row>
        <table:table-row table:style-name="ro3">
          <table:table-cell table:formula="of:=IF([$master.C18]=&quot;&quot;;CONCATENATE(&quot;  &quot;;IF([$master.D18]=&quot;&quot;;[$master.A18];CONCATENATE(&quot;~%&quot;;[$master.D18];&quot;%~&quot;));&quot; =&gt; ~%default_track%~ // &quot;;[$master.E18]);CONCATENATE(&quot;  &quot;;IF([$master.D18]=&quot;&quot;;[$master.A18];CONCATENATE(&quot;~%&quot;;[$master.D18];&quot;%~&quot;));&quot; =&gt; ~%&quot;;[$master.C18];&quot;%~ // &quot;;[$master.E18]))" office:value-type="string" office:string-value="  ~%NBaldursGate_House5_L2%~ =&gt; ~%default_track%~ // Generic home, second floor" calcext:value-type="string">
            <text:p><text:s text:c="2"/>~%NBaldursGate_House5_L2%~ =&gt; ~%default_track%~ // Generic home, second floor</text:p>
          </table:table-cell>
          <table:table-cell/>
        </table:table-row>
        <table:table-row table:style-name="ro3">
          <table:table-cell table:formula="of:=IF([$master.C19]=&quot;&quot;;CONCATENATE(&quot;  &quot;;IF([$master.D19]=&quot;&quot;;[$master.A19];CONCATENATE(&quot;~%&quot;;[$master.D19];&quot;%~&quot;));&quot; =&gt; ~%default_track%~ // &quot;;[$master.E19]);CONCATENATE(&quot;  &quot;;IF([$master.D19]=&quot;&quot;;[$master.A19];CONCATENATE(&quot;~%&quot;;[$master.D19];&quot;%~&quot;));&quot; =&gt; ~%&quot;;[$master.C19];&quot;%~ // &quot;;[$master.E19]))" office:value-type="string" office:string-value="  ~%NBaldursGate_House6_L1%~ =&gt; ~%default_track%~ // Generic home, ground floor" calcext:value-type="string">
            <text:p><text:s text:c="2"/>~%NBaldursGate_House6_L1%~ =&gt; ~%default_track%~ // Generic home, ground floor</text:p>
          </table:table-cell>
          <table:table-cell/>
        </table:table-row>
        <table:table-row table:style-name="ro3">
          <table:table-cell table:formula="of:=IF([$master.C20]=&quot;&quot;;CONCATENATE(&quot;  &quot;;IF([$master.D20]=&quot;&quot;;[$master.A20];CONCATENATE(&quot;~%&quot;;[$master.D20];&quot;%~&quot;));&quot; =&gt; ~%default_track%~ // &quot;;[$master.E20]);CONCATENATE(&quot;  &quot;;IF([$master.D20]=&quot;&quot;;[$master.A20];CONCATENATE(&quot;~%&quot;;[$master.D20];&quot;%~&quot;));&quot; =&gt; ~%&quot;;[$master.C20];&quot;%~ // &quot;;[$master.E20]))" office:value-type="string" office:string-value="  ~%NBaldursGate_House6_L2%~ =&gt; ~%default_track%~ // Generic home, second floor" calcext:value-type="string">
            <text:p><text:s text:c="2"/>~%NBaldursGate_House6_L2%~ =&gt; ~%default_track%~ // Generic home, second floor</text:p>
          </table:table-cell>
          <table:table-cell/>
        </table:table-row>
        <table:table-row table:style-name="ro3">
          <table:table-cell table:formula="of:=IF([$master.C21]=&quot;&quot;;CONCATENATE(&quot;  &quot;;IF([$master.D21]=&quot;&quot;;[$master.A21];CONCATENATE(&quot;~%&quot;;[$master.D21];&quot;%~&quot;));&quot; =&gt; ~%default_track%~ // &quot;;[$master.E21]);CONCATENATE(&quot;  &quot;;IF([$master.D21]=&quot;&quot;;[$master.A21];CONCATENATE(&quot;~%&quot;;[$master.D21];&quot;%~&quot;));&quot; =&gt; ~%&quot;;[$master.C21];&quot;%~ // &quot;;[$master.E21]))" office:value-type="string" office:string-value="  ~%NWBaldursGate%~ =&gt; ~%ar0100%~ // NW Baldur's Gate (Helm &amp; Cloak, Silvershield Estate)" calcext:value-type="string">
            <text:p><text:s text:c="2"/>~%NWBaldursGate%~ =&gt; ~%ar0100%~ // NW Baldur's Gate (Helm &amp; Cloak, Silvershield Estate)</text:p>
          </table:table-cell>
          <table:table-cell/>
        </table:table-row>
        <table:table-row table:style-name="ro3">
          <table:table-cell table:formula="of:=IF([$master.C22]=&quot;&quot;;CONCATENATE(&quot;  &quot;;IF([$master.D22]=&quot;&quot;;[$master.A22];CONCATENATE(&quot;~%&quot;;[$master.D22];&quot;%~&quot;));&quot; =&gt; ~%default_track%~ // &quot;;[$master.E22]);CONCATENATE(&quot;  &quot;;IF([$master.D22]=&quot;&quot;;[$master.A22];CONCATENATE(&quot;~%&quot;;[$master.D22];&quot;%~&quot;));&quot; =&gt; ~%&quot;;[$master.C22];&quot;%~ // &quot;;[$master.E22]))" office:value-type="string" office:string-value="  ~%NWBaldursGate_SilvershieldEstate_L1%~ =&gt; ~%ar0101%~ // Silvershield Estate, ground floor" calcext:value-type="string">
            <text:p><text:s text:c="2"/>~%NWBaldursGate_SilvershieldEstate_L1%~ =&gt; ~%ar0101%~ // Silvershield Estate, ground floor</text:p>
          </table:table-cell>
          <table:table-cell/>
        </table:table-row>
        <table:table-row table:style-name="ro3">
          <table:table-cell table:formula="of:=IF([$master.C23]=&quot;&quot;;CONCATENATE(&quot;  &quot;;IF([$master.D23]=&quot;&quot;;[$master.A23];CONCATENATE(&quot;~%&quot;;[$master.D23];&quot;%~&quot;));&quot; =&gt; ~%default_track%~ // &quot;;[$master.E23]);CONCATENATE(&quot;  &quot;;IF([$master.D23]=&quot;&quot;;[$master.A23];CONCATENATE(&quot;~%&quot;;[$master.D23];&quot;%~&quot;));&quot; =&gt; ~%&quot;;[$master.C23];&quot;%~ // &quot;;[$master.E23]))" office:value-type="string" office:string-value="  ~%NWBaldursGate_SilvershieldEstate_L2%~ =&gt; ~%default_track%~ // Silvershield Estate, second floor" calcext:value-type="string">
            <text:p><text:s text:c="2"/>~%NWBaldursGate_SilvershieldEstate_L2%~ =&gt; ~%default_track%~ // Silvershield Estate, second floor</text:p>
          </table:table-cell>
          <table:table-cell/>
        </table:table-row>
        <table:table-row table:style-name="ro3">
          <table:table-cell table:formula="of:=IF([$master.C24]=&quot;&quot;;CONCATENATE(&quot;  &quot;;IF([$master.D24]=&quot;&quot;;[$master.A24];CONCATENATE(&quot;~%&quot;;[$master.D24];&quot;%~&quot;));&quot; =&gt; ~%default_track%~ // &quot;;[$master.E24]);CONCATENATE(&quot;  &quot;;IF([$master.D24]=&quot;&quot;;[$master.A24];CONCATENATE(&quot;~%&quot;;[$master.D24];&quot;%~&quot;));&quot; =&gt; ~%&quot;;[$master.C24];&quot;%~ // &quot;;[$master.E24]))" office:value-type="string" office:string-value="  ~%NEBaldursGate_SplurgingSturgeon_L1%~ =&gt; ~%default_track%~ // Splurging Sturgeon, ground floor (Lusselyn)" calcext:value-type="string">
            <text:p><text:s text:c="2"/>~%NEBaldursGate_SplurgingSturgeon_L1%~ =&gt; ~%default_track%~ // Splurging Sturgeon, ground floor (Lusselyn)</text:p>
          </table:table-cell>
          <table:table-cell/>
        </table:table-row>
        <table:table-row table:style-name="ro3">
          <table:table-cell table:formula="of:=IF([$master.C25]=&quot;&quot;;CONCATENATE(&quot;  &quot;;IF([$master.D25]=&quot;&quot;;[$master.A25];CONCATENATE(&quot;~%&quot;;[$master.D25];&quot;%~&quot;));&quot; =&gt; ~%default_track%~ // &quot;;[$master.E25]);CONCATENATE(&quot;  &quot;;IF([$master.D25]=&quot;&quot;;[$master.A25];CONCATENATE(&quot;~%&quot;;[$master.D25];&quot;%~&quot;));&quot; =&gt; ~%&quot;;[$master.C25];&quot;%~ // &quot;;[$master.E25]))" office:value-type="string" office:string-value="  ~%NEBaldursGate_SplurgingSturgeon_L2%~ =&gt; ~%default_track%~ // Splurging Sturgeon, second floor (Mr. Shade)" calcext:value-type="string">
            <text:p><text:s text:c="2"/>~%NEBaldursGate_SplurgingSturgeon_L2%~ =&gt; ~%default_track%~ // Splurging Sturgeon, second floor (Mr. Shade)</text:p>
          </table:table-cell>
          <table:table-cell/>
        </table:table-row>
        <table:table-row table:style-name="ro3">
          <table:table-cell table:formula="of:=IF([$master.C26]=&quot;&quot;;CONCATENATE(&quot;  &quot;;IF([$master.D26]=&quot;&quot;;[$master.A26];CONCATENATE(&quot;~%&quot;;[$master.D26];&quot;%~&quot;));&quot; =&gt; ~%default_track%~ // &quot;;[$master.E26]);CONCATENATE(&quot;  &quot;;IF([$master.D26]=&quot;&quot;;[$master.A26];CONCATENATE(&quot;~%&quot;;[$master.D26];&quot;%~&quot;));&quot; =&gt; ~%&quot;;[$master.C26];&quot;%~ // &quot;;[$master.E26]))" office:value-type="string" office:string-value="  ~%SEBaldursGate_Blade&amp;Stars_L1%~ =&gt; ~%ar0105%~ // Blade and Stars, ground floor (G'axir the Seer, Elkart)" calcext:value-type="string">
            <text:p><text:s text:c="2"/>~%SEBaldursGate_Blade&amp;Stars_L1%~ =&gt; ~%ar0105%~ // Blade and Stars, ground floor (G'axir the Seer, Elkart)</text:p>
          </table:table-cell>
          <table:table-cell/>
        </table:table-row>
        <table:table-row table:style-name="ro3">
          <table:table-cell table:formula="of:=IF([$master.C27]=&quot;&quot;;CONCATENATE(&quot;  &quot;;IF([$master.D27]=&quot;&quot;;[$master.A27];CONCATENATE(&quot;~%&quot;;[$master.D27];&quot;%~&quot;));&quot; =&gt; ~%default_track%~ // &quot;;[$master.E27]);CONCATENATE(&quot;  &quot;;IF([$master.D27]=&quot;&quot;;[$master.A27];CONCATENATE(&quot;~%&quot;;[$master.D27];&quot;%~&quot;));&quot; =&gt; ~%&quot;;[$master.C27];&quot;%~ // &quot;;[$master.E27]))" office:value-type="string" office:string-value="  ~%SEBaldursGate_Blade&amp;Stars_L2%~ =&gt; ~%default_track%~ // Blade and Stars, second floor (Maple Willow Aspen)" calcext:value-type="string">
            <text:p><text:s text:c="2"/>~%SEBaldursGate_Blade&amp;Stars_L2%~ =&gt; ~%default_track%~ // Blade and Stars, second floor (Maple Willow Aspen)</text:p>
          </table:table-cell>
          <table:table-cell/>
        </table:table-row>
        <table:table-row table:style-name="ro3">
          <table:table-cell table:formula="of:=IF([$master.C28]=&quot;&quot;;CONCATENATE(&quot;  &quot;;IF([$master.D28]=&quot;&quot;;[$master.A28];CONCATENATE(&quot;~%&quot;;[$master.D28];&quot;%~&quot;));&quot; =&gt; ~%default_track%~ // &quot;;[$master.E28]);CONCATENATE(&quot;  &quot;;IF([$master.D28]=&quot;&quot;;[$master.A28];CONCATENATE(&quot;~%&quot;;[$master.D28];&quot;%~&quot;));&quot; =&gt; ~%&quot;;[$master.C28];&quot;%~ // &quot;;[$master.E28]))" office:value-type="string" office:string-value="  ~%SEBaldursGate_Blade&amp;Stars_L3%~ =&gt; ~%default_track%~ // Blade and stars, third floor (Reginald Longtooth Worthington III)" calcext:value-type="string">
            <text:p><text:s text:c="2"/>~%SEBaldursGate_Blade&amp;Stars_L3%~ =&gt; ~%default_track%~ // Blade and stars, third floor (Reginald Longtooth Worthington III)</text:p>
          </table:table-cell>
          <table:table-cell/>
        </table:table-row>
        <table:table-row table:style-name="ro3">
          <table:table-cell table:formula="of:=IF([$master.C29]=&quot;&quot;;CONCATENATE(&quot;  &quot;;IF([$master.D29]=&quot;&quot;;[$master.A29];CONCATENATE(&quot;~%&quot;;[$master.D29];&quot;%~&quot;));&quot; =&gt; ~%default_track%~ // &quot;;[$master.E29]);CONCATENATE(&quot;  &quot;;IF([$master.D29]=&quot;&quot;;[$master.A29];CONCATENATE(&quot;~%&quot;;[$master.D29];&quot;%~&quot;));&quot; =&gt; ~%&quot;;[$master.C29];&quot;%~ // &quot;;[$master.E29]))" office:value-type="string" office:string-value="  ~%NBaldursGate_DucalPalace_L1%~ =&gt; ~%ar0108%~ // Duchal Palace, ground floor" calcext:value-type="string">
            <text:p><text:s text:c="2"/>~%NBaldursGate_DucalPalace_L1%~ =&gt; ~%ar0108%~ // Duchal Palace, ground floor</text:p>
          </table:table-cell>
          <table:table-cell/>
        </table:table-row>
        <table:table-row table:style-name="ro3">
          <table:table-cell table:formula="of:=IF([$master.C30]=&quot;&quot;;CONCATENATE(&quot;  &quot;;IF([$master.D30]=&quot;&quot;;[$master.A30];CONCATENATE(&quot;~%&quot;;[$master.D30];&quot;%~&quot;));&quot; =&gt; ~%default_track%~ // &quot;;[$master.E30]);CONCATENATE(&quot;  &quot;;IF([$master.D30]=&quot;&quot;;[$master.A30];CONCATENATE(&quot;~%&quot;;[$master.D30];&quot;%~&quot;));&quot; =&gt; ~%&quot;;[$master.C30];&quot;%~ // &quot;;[$master.E30]))" office:value-type="string" office:string-value="  ~%NBaldursGate_DucalPalace_L2%~ =&gt; ~%default_track%~ // Duchal Palace, second floor" calcext:value-type="string">
            <text:p><text:s text:c="2"/>~%NBaldursGate_DucalPalace_L2%~ =&gt; ~%default_track%~ // Duchal Palace, second floor</text:p>
          </table:table-cell>
          <table:table-cell/>
        </table:table-row>
        <table:table-row table:style-name="ro3">
          <table:table-cell table:formula="of:=IF([$master.C31]=&quot;&quot;;CONCATENATE(&quot;  &quot;;IF([$master.D31]=&quot;&quot;;[$master.A31];CONCATENATE(&quot;~%&quot;;[$master.D31];&quot;%~&quot;));&quot; =&gt; ~%default_track%~ // &quot;;[$master.E31]);CONCATENATE(&quot;  &quot;;IF([$master.D31]=&quot;&quot;;[$master.A31];CONCATENATE(&quot;~%&quot;;[$master.D31];&quot;%~&quot;));&quot; =&gt; ~%&quot;;[$master.C31];&quot;%~ // &quot;;[$master.E31]))" office:value-type="string" office:string-value="  ~%NBaldursGate_DucalPalace_L3%~ =&gt; ~%default_track%~ // Duchal Palace, third floor" calcext:value-type="string">
            <text:p><text:s text:c="2"/>~%NBaldursGate_DucalPalace_L3%~ =&gt; ~%default_track%~ // Duchal Palace, third floor</text:p>
          </table:table-cell>
          <table:table-cell/>
        </table:table-row>
        <table:table-row table:style-name="ro3">
          <table:table-cell table:formula="of:=IF([$master.C32]=&quot;&quot;;CONCATENATE(&quot;  &quot;;IF([$master.D32]=&quot;&quot;;[$master.A32];CONCATENATE(&quot;~%&quot;;[$master.D32];&quot;%~&quot;));&quot; =&gt; ~%default_track%~ // &quot;;[$master.E32]);CONCATENATE(&quot;  &quot;;IF([$master.D32]=&quot;&quot;;[$master.A32];CONCATENATE(&quot;~%&quot;;[$master.D32];&quot;%~&quot;));&quot; =&gt; ~%&quot;;[$master.C32];&quot;%~ // &quot;;[$master.E32]))" office:value-type="string" office:string-value="  ~%NBaldursGate_DucalPalace_Cellar%~ =&gt; ~%ar0111%~ // Duchal Palace, basement" calcext:value-type="string">
            <text:p><text:s text:c="2"/>~%NBaldursGate_DucalPalace_Cellar%~ =&gt; ~%ar0111%~ // Duchal Palace, basement</text:p>
          </table:table-cell>
          <table:table-cell/>
        </table:table-row>
        <table:table-row table:style-name="ro3">
          <table:table-cell table:formula="of:=IF([$master.C33]=&quot;&quot;;CONCATENATE(&quot;  &quot;;IF([$master.D33]=&quot;&quot;;[$master.A33];CONCATENATE(&quot;~%&quot;;[$master.D33];&quot;%~&quot;));&quot; =&gt; ~%default_track%~ // &quot;;[$master.E33]);CONCATENATE(&quot;  &quot;;IF([$master.D33]=&quot;&quot;;[$master.A33];CONCATENATE(&quot;~%&quot;;[$master.D33];&quot;%~&quot;));&quot; =&gt; ~%&quot;;[$master.C33];&quot;%~ // &quot;;[$master.E33]))" office:value-type="string" office:string-value="  ~%BaldursGate_Undercellars%~ =&gt; ~%ar0112%~ // Undercellars (Slythe, Krystin)" calcext:value-type="string">
            <text:p><text:s text:c="2"/>~%BaldursGate_Undercellars%~ =&gt; ~%ar0112%~ // Undercellars (Slythe, Krystin)</text:p>
          </table:table-cell>
          <table:table-cell/>
        </table:table-row>
        <table:table-row table:style-name="ro3">
          <table:table-cell table:formula="of:=IF([$master.C34]=&quot;&quot;;CONCATENATE(&quot;  &quot;;IF([$master.D34]=&quot;&quot;;[$master.A34];CONCATENATE(&quot;~%&quot;;[$master.D34];&quot;%~&quot;));&quot; =&gt; ~%default_track%~ // &quot;;[$master.E34]);CONCATENATE(&quot;  &quot;;IF([$master.D34]=&quot;&quot;;[$master.A34];CONCATENATE(&quot;~%&quot;;[$master.D34];&quot;%~&quot;));&quot; =&gt; ~%&quot;;[$master.C34];&quot;%~ // &quot;;[$master.E34]))" office:value-type="string" office:string-value="  ~%NEBaldursGate_BlushingMermaid_L1%~ =&gt; ~%ar0114%~ // Blushing Mermaid, ground floor (Larze)" calcext:value-type="string">
            <text:p><text:s text:c="2"/>~%NEBaldursGate_BlushingMermaid_L1%~ =&gt; ~%ar0114%~ // Blushing Mermaid, ground floor (Larze)</text:p>
          </table:table-cell>
          <table:table-cell/>
        </table:table-row>
        <table:table-row table:style-name="ro3">
          <table:table-cell table:formula="of:=IF([$master.C35]=&quot;&quot;;CONCATENATE(&quot;  &quot;;IF([$master.D35]=&quot;&quot;;[$master.A35];CONCATENATE(&quot;~%&quot;;[$master.D35];&quot;%~&quot;));&quot; =&gt; ~%default_track%~ // &quot;;[$master.E35]);CONCATENATE(&quot;  &quot;;IF([$master.D35]=&quot;&quot;;[$master.A35];CONCATENATE(&quot;~%&quot;;[$master.D35];&quot;%~&quot;));&quot; =&gt; ~%&quot;;[$master.C35];&quot;%~ // &quot;;[$master.E35]))" office:value-type="string" office:string-value="  ~%NEBaldursGate_BlushingMermaid_L2%~ =&gt; ~%default_track%~ // Blushing Mermaid, second floor" calcext:value-type="string">
            <text:p><text:s text:c="2"/>~%NEBaldursGate_BlushingMermaid_L2%~ =&gt; ~%default_track%~ // Blushing Mermaid, second floor</text:p>
          </table:table-cell>
          <table:table-cell/>
        </table:table-row>
        <table:table-row table:style-name="ro3">
          <table:table-cell table:formula="of:=IF([$master.C36]=&quot;&quot;;CONCATENATE(&quot;  &quot;;IF([$master.D36]=&quot;&quot;;[$master.A36];CONCATENATE(&quot;~%&quot;;[$master.D36];&quot;%~&quot;));&quot; =&gt; ~%default_track%~ // &quot;;[$master.E36]);CONCATENATE(&quot;  &quot;;IF([$master.D36]=&quot;&quot;;[$master.A36];CONCATENATE(&quot;~%&quot;;[$master.D36];&quot;%~&quot;));&quot; =&gt; ~%&quot;;[$master.C36];&quot;%~ // &quot;;[$master.E36]))" office:value-type="string" office:string-value="  ~%NWBaldursGate_Helm&amp;Cloak_L1%~ =&gt; ~%ar0116%~ // Helm &amp; Cloak, ground floor (Gorpel Hind)" calcext:value-type="string">
            <text:p><text:s text:c="2"/>~%NWBaldursGate_Helm&amp;Cloak_L1%~ =&gt; ~%ar0116%~ // Helm &amp; Cloak, ground floor (Gorpel Hind)</text:p>
          </table:table-cell>
          <table:table-cell/>
        </table:table-row>
        <table:table-row table:style-name="ro3">
          <table:table-cell table:formula="of:=IF([$master.C37]=&quot;&quot;;CONCATENATE(&quot;  &quot;;IF([$master.D37]=&quot;&quot;;[$master.A37];CONCATENATE(&quot;~%&quot;;[$master.D37];&quot;%~&quot;));&quot; =&gt; ~%default_track%~ // &quot;;[$master.E37]);CONCATENATE(&quot;  &quot;;IF([$master.D37]=&quot;&quot;;[$master.A37];CONCATENATE(&quot;~%&quot;;[$master.D37];&quot;%~&quot;));&quot; =&gt; ~%&quot;;[$master.C37];&quot;%~ // &quot;;[$master.E37]))" office:value-type="string" office:string-value="  ~%NWBaldursGate_Helm&amp;Cloak_L2%~ =&gt; ~%default_track%~ // Helm &amp; Cloak, second floor front (Emissary Sarah)" calcext:value-type="string">
            <text:p><text:s text:c="2"/>~%NWBaldursGate_Helm&amp;Cloak_L2%~ =&gt; ~%default_track%~ // Helm &amp; Cloak, second floor front (Emissary Sarah)</text:p>
          </table:table-cell>
          <table:table-cell/>
        </table:table-row>
        <table:table-row table:style-name="ro3">
          <table:table-cell table:formula="of:=IF([$master.C38]=&quot;&quot;;CONCATENATE(&quot;  &quot;;IF([$master.D38]=&quot;&quot;;[$master.A38];CONCATENATE(&quot;~%&quot;;[$master.D38];&quot;%~&quot;));&quot; =&gt; ~%default_track%~ // &quot;;[$master.E38]);CONCATENATE(&quot;  &quot;;IF([$master.D38]=&quot;&quot;;[$master.A38];CONCATENATE(&quot;~%&quot;;[$master.D38];&quot;%~&quot;));&quot; =&gt; ~%&quot;;[$master.C38];&quot;%~ // &quot;;[$master.E38]))" office:value-type="string" office:string-value="  ~%NWBaldursGate_Helm&amp;Cloak_L3%~ =&gt; ~%default_track%~ // Helm &amp; Cloak, second floor rear" calcext:value-type="string">
            <text:p><text:s text:c="2"/>~%NWBaldursGate_Helm&amp;Cloak_L3%~ =&gt; ~%default_track%~ // Helm &amp; Cloak, second floor rear</text:p>
          </table:table-cell>
          <table:table-cell/>
        </table:table-row>
        <table:table-row table:style-name="ro3">
          <table:table-cell table:formula="of:=IF([$master.C39]=&quot;&quot;;CONCATENATE(&quot;  &quot;;IF([$master.D39]=&quot;&quot;;[$master.A39];CONCATENATE(&quot;~%&quot;;[$master.D39];&quot;%~&quot;));&quot; =&gt; ~%default_track%~ // &quot;;[$master.E39]);CONCATENATE(&quot;  &quot;;IF([$master.D39]=&quot;&quot;;[$master.A39];CONCATENATE(&quot;~%&quot;;[$master.D39];&quot;%~&quot;));&quot; =&gt; ~%&quot;;[$master.C39];&quot;%~ // &quot;;[$master.E39]))" office:value-type="string" office:string-value="  ~%NBaldursGate_ThreeOldKegs_L1%~ =&gt; ~%ar0119%~ // Three Old Kegs tavern, ground floor" calcext:value-type="string">
            <text:p><text:s text:c="2"/>~%NBaldursGate_ThreeOldKegs_L1%~ =&gt; ~%ar0119%~ // Three Old Kegs tavern, ground floor</text:p>
          </table:table-cell>
          <table:table-cell/>
        </table:table-row>
        <table:table-row table:style-name="ro3">
          <table:table-cell table:formula="of:=IF([$master.C40]=&quot;&quot;;CONCATENATE(&quot;  &quot;;IF([$master.D40]=&quot;&quot;;[$master.A40];CONCATENATE(&quot;~%&quot;;[$master.D40];&quot;%~&quot;));&quot; =&gt; ~%default_track%~ // &quot;;[$master.E40]);CONCATENATE(&quot;  &quot;;IF([$master.D40]=&quot;&quot;;[$master.A40];CONCATENATE(&quot;~%&quot;;[$master.D40];&quot;%~&quot;));&quot; =&gt; ~%&quot;;[$master.C40];&quot;%~ // &quot;;[$master.E40]))" office:value-type="string" office:string-value="  ~%NBaldursGate_ThreeOldKegs_L2%~ =&gt; ~%ar0119%~ // Three Old Kegs tavern, second floor (Skull of Keraph)" calcext:value-type="string">
            <text:p><text:s text:c="2"/>~%NBaldursGate_ThreeOldKegs_L2%~ =&gt; ~%ar0119%~ // Three Old Kegs tavern, second floor (Skull of Keraph)</text:p>
          </table:table-cell>
          <table:table-cell/>
        </table:table-row>
        <table:table-row table:style-name="ro3">
          <table:table-cell table:formula="of:=IF([$master.C41]=&quot;&quot;;CONCATENATE(&quot;  &quot;;IF([$master.D41]=&quot;&quot;;[$master.A41];CONCATENATE(&quot;~%&quot;;[$master.D41];&quot;%~&quot;));&quot; =&gt; ~%default_track%~ // &quot;;[$master.E41]);CONCATENATE(&quot;  &quot;;IF([$master.D41]=&quot;&quot;;[$master.A41];CONCATENATE(&quot;~%&quot;;[$master.D41];&quot;%~&quot;));&quot; =&gt; ~%&quot;;[$master.C41];&quot;%~ // &quot;;[$master.E41]))" office:value-type="string" office:string-value="  ~%NBaldursGate_ThreeOldKegs_L3%~ =&gt; ~%ar0119%~ // Three Old Kegs tavern, third floor (Areana)" calcext:value-type="string">
            <text:p><text:s text:c="2"/>~%NBaldursGate_ThreeOldKegs_L3%~ =&gt; ~%ar0119%~ // Three Old Kegs tavern, third floor (Areana)</text:p>
          </table:table-cell>
          <table:table-cell/>
        </table:table-row>
        <table:table-row table:style-name="ro3">
          <table:table-cell table:formula="of:=IF([$master.C42]=&quot;&quot;;CONCATENATE(&quot;  &quot;;IF([$master.D42]=&quot;&quot;;[$master.A42];CONCATENATE(&quot;~%&quot;;[$master.D42];&quot;%~&quot;));&quot; =&gt; ~%default_track%~ // &quot;;[$master.E42]);CONCATENATE(&quot;  &quot;;IF([$master.D42]=&quot;&quot;;[$master.A42];CONCATENATE(&quot;~%&quot;;[$master.D42];&quot;%~&quot;));&quot; =&gt; ~%&quot;;[$master.C42];&quot;%~ // &quot;;[$master.E42]))" office:value-type="string" office:string-value="  ~%Undercity%~ =&gt; ~%ar0123%~ // Undercity (Temple of Bhaal, old city ruins)" calcext:value-type="string">
            <text:p><text:s text:c="2"/>~%Undercity%~ =&gt; ~%ar0123%~ // Undercity (Temple of Bhaal, old city ruins)</text:p>
          </table:table-cell>
          <table:table-cell/>
        </table:table-row>
        <table:table-row table:style-name="ro3">
          <table:table-cell table:formula="of:=IF([$master.C43]=&quot;&quot;;CONCATENATE(&quot;  &quot;;IF([$master.D43]=&quot;&quot;;[$master.A43];CONCATENATE(&quot;~%&quot;;[$master.D43];&quot;%~&quot;));&quot; =&gt; ~%default_track%~ // &quot;;[$master.E43]);CONCATENATE(&quot;  &quot;;IF([$master.D43]=&quot;&quot;;[$master.A43];CONCATENATE(&quot;~%&quot;;[$master.D43];&quot;%~&quot;));&quot; =&gt; ~%&quot;;[$master.C43];&quot;%~ // &quot;;[$master.E43]))" office:value-type="string" office:string-value="  ~%Undercity_TempleofBhaal%~ =&gt; ~%ar0125%~ // Temple of Bhaal (game finale)" calcext:value-type="string">
            <text:p><text:s text:c="2"/>~%Undercity_TempleofBhaal%~ =&gt; ~%ar0125%~ // Temple of Bhaal (game finale)</text:p>
          </table:table-cell>
          <table:table-cell/>
        </table:table-row>
        <table:table-row table:style-name="ro3">
          <table:table-cell table:formula="of:=IF([$master.C44]=&quot;&quot;;CONCATENATE(&quot;  &quot;;IF([$master.D44]=&quot;&quot;;[$master.A44];CONCATENATE(&quot;~%&quot;;[$master.D44];&quot;%~&quot;));&quot; =&gt; ~%default_track%~ // &quot;;[$master.E44]);CONCATENATE(&quot;  &quot;;IF([$master.D44]=&quot;&quot;;[$master.A44];CONCATENATE(&quot;~%&quot;;[$master.D44];&quot;%~&quot;));&quot; =&gt; ~%&quot;;[$master.C44];&quot;%~ // &quot;;[$master.E44]))" office:value-type="string" office:string-value="  ~%WBaldursGate_RagefastsHouse%~ =&gt; ~%default_track%~ // Ragefast's home" calcext:value-type="string">
            <text:p><text:s text:c="2"/>~%WBaldursGate_RagefastsHouse%~ =&gt; ~%default_track%~ // Ragefast's home</text:p>
          </table:table-cell>
          <table:table-cell/>
        </table:table-row>
        <table:table-row table:style-name="ro3">
          <table:table-cell table:formula="of:=IF([$master.C45]=&quot;&quot;;CONCATENATE(&quot;  &quot;;IF([$master.D45]=&quot;&quot;;[$master.A45];CONCATENATE(&quot;~%&quot;;[$master.D45];&quot;%~&quot;));&quot; =&gt; ~%default_track%~ // &quot;;[$master.E45]);CONCATENATE(&quot;  &quot;;IF([$master.D45]=&quot;&quot;;[$master.A45];CONCATENATE(&quot;~%&quot;;[$master.D45];&quot;%~&quot;));&quot; =&gt; ~%&quot;;[$master.C45];&quot;%~ // &quot;;[$master.E45]))" office:value-type="string" office:string-value="  ~%SWBaldursGate_MerchantLeague_L1%~ =&gt; ~%ar0127%~ // Merchant League, ground floor (Irlentree)" calcext:value-type="string">
            <text:p><text:s text:c="2"/>~%SWBaldursGate_MerchantLeague_L1%~ =&gt; ~%ar0127%~ // Merchant League, ground floor (Irlentree)</text:p>
          </table:table-cell>
          <table:table-cell/>
        </table:table-row>
        <table:table-row table:style-name="ro3">
          <table:table-cell table:formula="of:=IF([$master.C46]=&quot;&quot;;CONCATENATE(&quot;  &quot;;IF([$master.D46]=&quot;&quot;;[$master.A46];CONCATENATE(&quot;~%&quot;;[$master.D46];&quot;%~&quot;));&quot; =&gt; ~%default_track%~ // &quot;;[$master.E46]);CONCATENATE(&quot;  &quot;;IF([$master.D46]=&quot;&quot;;[$master.A46];CONCATENATE(&quot;~%&quot;;[$master.D46];&quot;%~&quot;));&quot; =&gt; ~%&quot;;[$master.C46];&quot;%~ // &quot;;[$master.E46]))" office:value-type="string" office:string-value="  ~%SWBaldursGate_MerchantLeague_L2%~ =&gt; ~%ar0128%~ // Merchant League, second floor (Aldeth, Brandilar, Zorl)" calcext:value-type="string">
            <text:p><text:s text:c="2"/>~%SWBaldursGate_MerchantLeague_L2%~ =&gt; ~%ar0128%~ // Merchant League, second floor (Aldeth, Brandilar, Zorl)</text:p>
          </table:table-cell>
          <table:table-cell/>
        </table:table-row>
        <table:table-row table:style-name="ro3">
          <table:table-cell table:formula="of:=IF([$master.C47]=&quot;&quot;;CONCATENATE(&quot;  &quot;;IF([$master.D47]=&quot;&quot;;[$master.A47];CONCATENATE(&quot;~%&quot;;[$master.D47];&quot;%~&quot;));&quot; =&gt; ~%default_track%~ // &quot;;[$master.E47]);CONCATENATE(&quot;  &quot;;IF([$master.D47]=&quot;&quot;;[$master.A47];CONCATENATE(&quot;~%&quot;;[$master.D47];&quot;%~&quot;));&quot; =&gt; ~%&quot;;[$master.C47];&quot;%~ // &quot;;[$master.E47]))" office:value-type="string" office:string-value="  ~%SWBaldursGate_MerchantLeague_L3%~ =&gt; ~%ar0129%~ // Merchant League, third floor" calcext:value-type="string">
            <text:p><text:s text:c="2"/>~%SWBaldursGate_MerchantLeague_L3%~ =&gt; ~%ar0129%~ // Merchant League, third floor</text:p>
          </table:table-cell>
          <table:table-cell/>
        </table:table-row>
        <table:table-row table:style-name="ro3">
          <table:table-cell table:formula="of:=IF([$master.C48]=&quot;&quot;;CONCATENATE(&quot;  &quot;;IF([$master.D48]=&quot;&quot;;[$master.A48];CONCATENATE(&quot;~%&quot;;[$master.D48];&quot;%~&quot;));&quot; =&gt; ~%default_track%~ // &quot;;[$master.E48]);CONCATENATE(&quot;  &quot;;IF([$master.D48]=&quot;&quot;;[$master.A48];CONCATENATE(&quot;~%&quot;;[$master.D48];&quot;%~&quot;));&quot; =&gt; ~%&quot;;[$master.C48];&quot;%~ // &quot;;[$master.E48]))" office:value-type="string" office:string-value="  ~%WBaldursGate_HallofWonders%~ =&gt; ~%ar0130%~ // Hall of Wonders (Alora)" calcext:value-type="string">
            <text:p><text:s text:c="2"/>~%WBaldursGate_HallofWonders%~ =&gt; ~%ar0130%~ // Hall of Wonders (Alora)</text:p>
          </table:table-cell>
          <table:table-cell/>
        </table:table-row>
        <table:table-row table:style-name="ro3">
          <table:table-cell table:formula="of:=IF([$master.C49]=&quot;&quot;;CONCATENATE(&quot;  &quot;;IF([$master.D49]=&quot;&quot;;[$master.A49];CONCATENATE(&quot;~%&quot;;[$master.D49];&quot;%~&quot;));&quot; =&gt; ~%default_track%~ // &quot;;[$master.E49]);CONCATENATE(&quot;  &quot;;IF([$master.D49]=&quot;&quot;;[$master.A49];CONCATENATE(&quot;~%&quot;;[$master.D49];&quot;%~&quot;));&quot; =&gt; ~%&quot;;[$master.C49];&quot;%~ // &quot;;[$master.E49]))" office:value-type="string" office:string-value="  ~%WBaldursGate_HighHouseofWonders%~ =&gt; ~%ar0131%~ // Temple of Gond (Forthel August)" calcext:value-type="string">
            <text:p><text:s text:c="2"/>~%WBaldursGate_HighHouseofWonders%~ =&gt; ~%ar0131%~ // Temple of Gond (Forthel August)</text:p>
          </table:table-cell>
          <table:table-cell/>
        </table:table-row>
        <table:table-row table:style-name="ro3">
          <table:table-cell table:formula="of:=IF([$master.C50]=&quot;&quot;;CONCATENATE(&quot;  &quot;;IF([$master.D50]=&quot;&quot;;[$master.A50];CONCATENATE(&quot;~%&quot;;[$master.D50];&quot;%~&quot;));&quot; =&gt; ~%default_track%~ // &quot;;[$master.E50]);CONCATENATE(&quot;  &quot;;IF([$master.D50]=&quot;&quot;;[$master.A50];CONCATENATE(&quot;~%&quot;;[$master.D50];&quot;%~&quot;));&quot; =&gt; ~%&quot;;[$master.C50];&quot;%~ // &quot;;[$master.E50]))" office:value-type="string" office:string-value="  ~%WBaldursGate_LadysHouse%~ =&gt; ~%ar0132%~ // Lady's House (Agnasia, Chanthalas Ulbright)" calcext:value-type="string">
            <text:p><text:s text:c="2"/>~%WBaldursGate_LadysHouse%~ =&gt; ~%ar0132%~ // Lady's House (Agnasia, Chanthalas Ulbright)</text:p>
          </table:table-cell>
          <table:table-cell/>
        </table:table-row>
        <table:table-row table:style-name="ro3">
          <table:table-cell table:formula="of:=IF([$master.C51]=&quot;&quot;;CONCATENATE(&quot;  &quot;;IF([$master.D51]=&quot;&quot;;[$master.A51];CONCATENATE(&quot;~%&quot;;[$master.D51];&quot;%~&quot;));&quot; =&gt; ~%default_track%~ // &quot;;[$master.E51]);CONCATENATE(&quot;  &quot;;IF([$master.D51]=&quot;&quot;;[$master.A51];CONCATENATE(&quot;~%&quot;;[$master.D51];&quot;%~&quot;));&quot; =&gt; ~%&quot;;[$master.C51];&quot;%~ // &quot;;[$master.E51]))" office:value-type="string" office:string-value="  ~%BaldursGate_DocksLowLantern_D1%~ =&gt; ~%ar0133%~ // Low Lantern, ground floor" calcext:value-type="string">
            <text:p><text:s text:c="2"/>~%BaldursGate_DocksLowLantern_D1%~ =&gt; ~%ar0133%~ // Low Lantern, ground floor</text:p>
          </table:table-cell>
          <table:table-cell/>
        </table:table-row>
        <table:table-row table:style-name="ro3">
          <table:table-cell table:formula="of:=IF([$master.C52]=&quot;&quot;;CONCATENATE(&quot;  &quot;;IF([$master.D52]=&quot;&quot;;[$master.A52];CONCATENATE(&quot;~%&quot;;[$master.D52];&quot;%~&quot;));&quot; =&gt; ~%default_track%~ // &quot;;[$master.E52]);CONCATENATE(&quot;  &quot;;IF([$master.D52]=&quot;&quot;;[$master.A52];CONCATENATE(&quot;~%&quot;;[$master.D52];&quot;%~&quot;));&quot; =&gt; ~%&quot;;[$master.C52];&quot;%~ // &quot;;[$master.E52]))" office:value-type="string" office:string-value="  ~%BaldursGate_DocksLowLantern_D2%~ =&gt; ~%ar0133%~ // Low Lantern, first underwater level (Desreta, Vay-ya)" calcext:value-type="string">
            <text:p><text:s text:c="2"/>~%BaldursGate_DocksLowLantern_D2%~ =&gt; ~%ar0133%~ // Low Lantern, first underwater level (Desreta, Vay-ya)</text:p>
          </table:table-cell>
          <table:table-cell/>
        </table:table-row>
        <table:table-row table:style-name="ro3">
          <table:table-cell table:formula="of:=IF([$master.C53]=&quot;&quot;;CONCATENATE(&quot;  &quot;;IF([$master.D53]=&quot;&quot;;[$master.A53];CONCATENATE(&quot;~%&quot;;[$master.D53];&quot;%~&quot;));&quot; =&gt; ~%default_track%~ // &quot;;[$master.E53]);CONCATENATE(&quot;  &quot;;IF([$master.D53]=&quot;&quot;;[$master.A53];CONCATENATE(&quot;~%&quot;;[$master.D53];&quot;%~&quot;));&quot; =&gt; ~%&quot;;[$master.C53];&quot;%~ // &quot;;[$master.E53]))" office:value-type="string" office:string-value="  ~%BaldursGate_DocksLowLantern_D3%~ =&gt; ~%ar0133%~ // Low Lantern, second underwater level (Yago)" calcext:value-type="string">
            <text:p><text:s text:c="2"/>~%BaldursGate_DocksLowLantern_D3%~ =&gt; ~%ar0133%~ // Low Lantern, second underwater level (Yago)</text:p>
          </table:table-cell>
          <table:table-cell/>
        </table:table-row>
        <table:table-row table:style-name="ro3">
          <table:table-cell table:formula="of:=IF([$master.C54]=&quot;&quot;;CONCATENATE(&quot;  &quot;;IF([$master.D54]=&quot;&quot;;[$master.A54];CONCATENATE(&quot;~%&quot;;[$master.D54];&quot;%~&quot;));&quot; =&gt; ~%default_track%~ // &quot;;[$master.E54]);CONCATENATE(&quot;  &quot;;IF([$master.D54]=&quot;&quot;;[$master.A54];CONCATENATE(&quot;~%&quot;;[$master.D54];&quot;%~&quot;));&quot; =&gt; ~%&quot;;[$master.C54];&quot;%~ // &quot;;[$master.E54]))" office:value-type="string" office:string-value="  ~%BaldursGate_DocksLowLantern_D4%~ =&gt; ~%ar0133%~ // Low Lantern, third underwater level" calcext:value-type="string">
            <text:p><text:s text:c="2"/>~%BaldursGate_DocksLowLantern_D4%~ =&gt; ~%ar0133%~ // Low Lantern, third underwater level</text:p>
          </table:table-cell>
          <table:table-cell/>
        </table:table-row>
        <table:table-row table:style-name="ro3">
          <table:table-cell table:formula="of:=IF([$master.C55]=&quot;&quot;;CONCATENATE(&quot;  &quot;;IF([$master.D55]=&quot;&quot;;[$master.A55];CONCATENATE(&quot;~%&quot;;[$master.D55];&quot;%~&quot;));&quot; =&gt; ~%default_track%~ // &quot;;[$master.E55]);CONCATENATE(&quot;  &quot;;IF([$master.D55]=&quot;&quot;;[$master.A55];CONCATENATE(&quot;~%&quot;;[$master.D55];&quot;%~&quot;));&quot; =&gt; ~%&quot;;[$master.C55];&quot;%~ // &quot;;[$master.E55]))" office:value-type="string" office:string-value="  ~%NBaldursGate_RamazithsTower_L1%~ =&gt; ~%default_track%~ // Ramazith's Tower, ground floor" calcext:value-type="string">
            <text:p><text:s text:c="2"/>~%NBaldursGate_RamazithsTower_L1%~ =&gt; ~%default_track%~ // Ramazith's Tower, ground floor</text:p>
          </table:table-cell>
          <table:table-cell/>
        </table:table-row>
        <table:table-row table:style-name="ro3">
          <table:table-cell table:formula="of:=IF([$master.C56]=&quot;&quot;;CONCATENATE(&quot;  &quot;;IF([$master.D56]=&quot;&quot;;[$master.A56];CONCATENATE(&quot;~%&quot;;[$master.D56];&quot;%~&quot;));&quot; =&gt; ~%default_track%~ // &quot;;[$master.E56]);CONCATENATE(&quot;  &quot;;IF([$master.D56]=&quot;&quot;;[$master.A56];CONCATENATE(&quot;~%&quot;;[$master.D56];&quot;%~&quot;));&quot; =&gt; ~%&quot;;[$master.C56];&quot;%~ // &quot;;[$master.E56]))" office:value-type="string" office:string-value="  ~%NBaldursGate_RamazithsTower_L6%~ =&gt; ~%default_track%~ // Ramazith's Tower, sixth (top) floor" calcext:value-type="string">
            <text:p><text:s text:c="2"/>~%NBaldursGate_RamazithsTower_L6%~ =&gt; ~%default_track%~ // Ramazith's Tower, sixth (top) floor</text:p>
          </table:table-cell>
          <table:table-cell/>
        </table:table-row>
        <table:table-row table:style-name="ro3">
          <table:table-cell table:formula="of:=IF([$master.C57]=&quot;&quot;;CONCATENATE(&quot;  &quot;;IF([$master.D57]=&quot;&quot;;[$master.A57];CONCATENATE(&quot;~%&quot;;[$master.D57];&quot;%~&quot;));&quot; =&gt; ~%default_track%~ // &quot;;[$master.E57]);CONCATENATE(&quot;  &quot;;IF([$master.D57]=&quot;&quot;;[$master.A57];CONCATENATE(&quot;~%&quot;;[$master.D57];&quot;%~&quot;));&quot; =&gt; ~%&quot;;[$master.C57];&quot;%~ // &quot;;[$master.E57]))" office:value-type="string" office:string-value="  ~%NBaldursGate_RamazithsTower_L2%~ =&gt; ~%default_track%~ // Ramazith's Tower, second floor" calcext:value-type="string">
            <text:p><text:s text:c="2"/>~%NBaldursGate_RamazithsTower_L2%~ =&gt; ~%default_track%~ // Ramazith's Tower, second floor</text:p>
          </table:table-cell>
          <table:table-cell/>
        </table:table-row>
        <table:table-row table:style-name="ro3">
          <table:table-cell table:formula="of:=IF([$master.C58]=&quot;&quot;;CONCATENATE(&quot;  &quot;;IF([$master.D58]=&quot;&quot;;[$master.A58];CONCATENATE(&quot;~%&quot;;[$master.D58];&quot;%~&quot;));&quot; =&gt; ~%default_track%~ // &quot;;[$master.E58]);CONCATENATE(&quot;  &quot;;IF([$master.D58]=&quot;&quot;;[$master.A58];CONCATENATE(&quot;~%&quot;;[$master.D58];&quot;%~&quot;));&quot; =&gt; ~%&quot;;[$master.C58];&quot;%~ // &quot;;[$master.E58]))" office:value-type="string" office:string-value="  ~%NBaldursGate_RamazithsTower_L3%~ =&gt; ~%default_track%~ // Ramazith's Tower, third floor" calcext:value-type="string">
            <text:p><text:s text:c="2"/>~%NBaldursGate_RamazithsTower_L3%~ =&gt; ~%default_track%~ // Ramazith's Tower, third floor</text:p>
          </table:table-cell>
          <table:table-cell/>
        </table:table-row>
        <table:table-row table:style-name="ro3">
          <table:table-cell table:formula="of:=IF([$master.C59]=&quot;&quot;;CONCATENATE(&quot;  &quot;;IF([$master.D59]=&quot;&quot;;[$master.A59];CONCATENATE(&quot;~%&quot;;[$master.D59];&quot;%~&quot;));&quot; =&gt; ~%default_track%~ // &quot;;[$master.E59]);CONCATENATE(&quot;  &quot;;IF([$master.D59]=&quot;&quot;;[$master.A59];CONCATENATE(&quot;~%&quot;;[$master.D59];&quot;%~&quot;));&quot; =&gt; ~%&quot;;[$master.C59];&quot;%~ // &quot;;[$master.E59]))" office:value-type="string" office:string-value="  ~%NBaldursGate_RamazithsTower_L4%~ =&gt; ~%default_track%~ // Ramazith's Tower, fourth floor" calcext:value-type="string">
            <text:p><text:s text:c="2"/>~%NBaldursGate_RamazithsTower_L4%~ =&gt; ~%default_track%~ // Ramazith's Tower, fourth floor</text:p>
          </table:table-cell>
          <table:table-cell/>
        </table:table-row>
        <table:table-row table:style-name="ro3">
          <table:table-cell table:formula="of:=IF([$master.C60]=&quot;&quot;;CONCATENATE(&quot;  &quot;;IF([$master.D60]=&quot;&quot;;[$master.A60];CONCATENATE(&quot;~%&quot;;[$master.D60];&quot;%~&quot;));&quot; =&gt; ~%default_track%~ // &quot;;[$master.E60]);CONCATENATE(&quot;  &quot;;IF([$master.D60]=&quot;&quot;;[$master.A60];CONCATENATE(&quot;~%&quot;;[$master.D60];&quot;%~&quot;));&quot; =&gt; ~%&quot;;[$master.C60];&quot;%~ // &quot;;[$master.E60]))" office:value-type="string" office:string-value="  ~%NBaldursGate_RamazithsTower_L5%~ =&gt; ~%default_track%~ // Ramazith's Tower, fifth floor" calcext:value-type="string">
            <text:p><text:s text:c="2"/>~%NBaldursGate_RamazithsTower_L5%~ =&gt; ~%default_track%~ // Ramazith's Tower, fifth floor</text:p>
          </table:table-cell>
          <table:table-cell/>
        </table:table-row>
        <table:table-row table:style-name="ro3">
          <table:table-cell table:formula="of:=IF([$master.C61]=&quot;&quot;;CONCATENATE(&quot;  &quot;;IF([$master.D61]=&quot;&quot;;[$master.A61];CONCATENATE(&quot;~%&quot;;[$master.D61];&quot;%~&quot;));&quot; =&gt; ~%default_track%~ // &quot;;[$master.E61]);CONCATENATE(&quot;  &quot;;IF([$master.D61]=&quot;&quot;;[$master.A61];CONCATENATE(&quot;~%&quot;;[$master.D61];&quot;%~&quot;));&quot; =&gt; ~%&quot;;[$master.C61];&quot;%~ // &quot;;[$master.E61]))" office:value-type="string" office:string-value="  ~%CentralBaldursGate_OberonsEstate_L1%~ =&gt; ~%default_track%~ // Oberan's Estate, ground floor" calcext:value-type="string">
            <text:p><text:s text:c="2"/>~%CentralBaldursGate_OberonsEstate_L1%~ =&gt; ~%default_track%~ // Oberan's Estate, ground floor</text:p>
          </table:table-cell>
          <table:table-cell/>
        </table:table-row>
        <table:table-row table:style-name="ro3">
          <table:table-cell table:formula="of:=IF([$master.C62]=&quot;&quot;;CONCATENATE(&quot;  &quot;;IF([$master.D62]=&quot;&quot;;[$master.A62];CONCATENATE(&quot;~%&quot;;[$master.D62];&quot;%~&quot;));&quot; =&gt; ~%default_track%~ // &quot;;[$master.E62]);CONCATENATE(&quot;  &quot;;IF([$master.D62]=&quot;&quot;;[$master.A62];CONCATENATE(&quot;~%&quot;;[$master.D62];&quot;%~&quot;));&quot; =&gt; ~%&quot;;[$master.C62];&quot;%~ // &quot;;[$master.E62]))" office:value-type="string" office:string-value="  ~%CentralBaldursGate_OberonsEstate_L2%~ =&gt; ~%default_track%~ // Oberan's Estate, second floor" calcext:value-type="string">
            <text:p><text:s text:c="2"/>~%CentralBaldursGate_OberonsEstate_L2%~ =&gt; ~%default_track%~ // Oberan's Estate, second floor</text:p>
          </table:table-cell>
          <table:table-cell/>
        </table:table-row>
        <table:table-row table:style-name="ro3">
          <table:table-cell table:formula="of:=IF([$master.C63]=&quot;&quot;;CONCATENATE(&quot;  &quot;;IF([$master.D63]=&quot;&quot;;[$master.A63];CONCATENATE(&quot;~%&quot;;[$master.D63];&quot;%~&quot;));&quot; =&gt; ~%default_track%~ // &quot;;[$master.E63]);CONCATENATE(&quot;  &quot;;IF([$master.D63]=&quot;&quot;;[$master.A63];CONCATENATE(&quot;~%&quot;;[$master.D63];&quot;%~&quot;));&quot; =&gt; ~%&quot;;[$master.C63];&quot;%~ // &quot;;[$master.E63]))" office:value-type="string" office:string-value="  ~%CentralBaldursGate_OberonsEstate_L3%~ =&gt; ~%default_track%~ // Oberan's Estate, third floor (Helshara, Ithmeera, Delorna)" calcext:value-type="string">
            <text:p><text:s text:c="2"/>~%CentralBaldursGate_OberonsEstate_L3%~ =&gt; ~%default_track%~ // Oberan's Estate, third floor (Helshara, Ithmeera, Delorna)</text:p>
          </table:table-cell>
          <table:table-cell/>
        </table:table-row>
        <table:table-row table:style-name="ro3">
          <table:table-cell table:formula="of:=IF([$master.C64]=&quot;&quot;;CONCATENATE(&quot;  &quot;;IF([$master.D64]=&quot;&quot;;[$master.A64];CONCATENATE(&quot;~%&quot;;[$master.D64];&quot;%~&quot;));&quot; =&gt; ~%default_track%~ // &quot;;[$master.E64]);CONCATENATE(&quot;  &quot;;IF([$master.D64]=&quot;&quot;;[$master.A64];CONCATENATE(&quot;~%&quot;;[$master.D64];&quot;%~&quot;));&quot; =&gt; ~%&quot;;[$master.C64];&quot;%~ // &quot;;[$master.E64]))" office:value-type="string" office:string-value="  ~%ThievesMaze%~ =&gt; ~%ar0146%~ // Thieves Guild, Maze" calcext:value-type="string">
            <text:p><text:s text:c="2"/>~%ThievesMaze%~ =&gt; ~%ar0146%~ // Thieves Guild, Maze</text:p>
          </table:table-cell>
          <table:table-cell/>
        </table:table-row>
        <table:table-row table:style-name="ro3">
          <table:table-cell table:formula="of:=IF([$master.C65]=&quot;&quot;;CONCATENATE(&quot;  &quot;;IF([$master.D65]=&quot;&quot;;[$master.A65];CONCATENATE(&quot;~%&quot;;[$master.D65];&quot;%~&quot;));&quot; =&gt; ~%default_track%~ // &quot;;[$master.E65]);CONCATENATE(&quot;  &quot;;IF([$master.D65]=&quot;&quot;;[$master.A65];CONCATENATE(&quot;~%&quot;;[$master.D65];&quot;%~&quot;));&quot; =&gt; ~%&quot;;[$master.C65];&quot;%~ // &quot;;[$master.E65]))" office:value-type="string" office:string-value="  ~%EBaldursGate_House5%~ =&gt; ~%ar0148%~ // Thieves Guild, front house (fourth from west)" calcext:value-type="string">
            <text:p><text:s text:c="2"/>~%EBaldursGate_House5%~ =&gt; ~%ar0148%~ // Thieves Guild, front house (fourth from west)</text:p>
          </table:table-cell>
          <table:table-cell/>
        </table:table-row>
        <table:table-row table:style-name="ro3">
          <table:table-cell table:formula="of:=IF([$master.C66]=&quot;&quot;;CONCATENATE(&quot;  &quot;;IF([$master.D66]=&quot;&quot;;[$master.A66];CONCATENATE(&quot;~%&quot;;[$master.D66];&quot;%~&quot;));&quot; =&gt; ~%default_track%~ // &quot;;[$master.E66]);CONCATENATE(&quot;  &quot;;IF([$master.D66]=&quot;&quot;;[$master.A66];CONCATENATE(&quot;~%&quot;;[$master.D66];&quot;%~&quot;));&quot; =&gt; ~%&quot;;[$master.C66];&quot;%~ // &quot;;[$master.E66]))" office:value-type="string" office:string-value="  ~%NEBaldursGate_IlmatersShrine%~ =&gt; ~%ar0149%~ // Ilmater's Shrine" calcext:value-type="string">
            <text:p><text:s text:c="2"/>~%NEBaldursGate_IlmatersShrine%~ =&gt; ~%ar0149%~ // Ilmater's Shrine</text:p>
          </table:table-cell>
          <table:table-cell/>
        </table:table-row>
        <table:table-row table:style-name="ro3">
          <table:table-cell table:formula="of:=IF([$master.C67]=&quot;&quot;;CONCATENATE(&quot;  &quot;;IF([$master.D67]=&quot;&quot;;[$master.A67];CONCATENATE(&quot;~%&quot;;[$master.D67];&quot;%~&quot;));&quot; =&gt; ~%default_track%~ // &quot;;[$master.E67]);CONCATENATE(&quot;  &quot;;IF([$master.D67]=&quot;&quot;;[$master.A67];CONCATENATE(&quot;~%&quot;;[$master.D67];&quot;%~&quot;));&quot; =&gt; ~%&quot;;[$master.C67];&quot;%~ // &quot;;[$master.E67]))" office:value-type="string" office:string-value="  ~%EBaldursGate_House2%~ =&gt; ~%ar0148%~ // Thieves Guild, front house (first from west)" calcext:value-type="string">
            <text:p><text:s text:c="2"/>~%EBaldursGate_House2%~ =&gt; ~%ar0148%~ // Thieves Guild, front house (first from west)</text:p>
          </table:table-cell>
          <table:table-cell/>
        </table:table-row>
        <table:table-row table:style-name="ro3">
          <table:table-cell table:formula="of:=IF([$master.C68]=&quot;&quot;;CONCATENATE(&quot;  &quot;;IF([$master.D68]=&quot;&quot;;[$master.A68];CONCATENATE(&quot;~%&quot;;[$master.D68];&quot;%~&quot;));&quot; =&gt; ~%default_track%~ // &quot;;[$master.E68]);CONCATENATE(&quot;  &quot;;IF([$master.D68]=&quot;&quot;;[$master.A68];CONCATENATE(&quot;~%&quot;;[$master.D68];&quot;%~&quot;));&quot; =&gt; ~%&quot;;[$master.C68];&quot;%~ // &quot;;[$master.E68]))" office:value-type="string" office:string-value="  ~%EBaldursGate_House3%~ =&gt; ~%ar0148%~ // Thieves Guild, front house (second from west)" calcext:value-type="string">
            <text:p><text:s text:c="2"/>~%EBaldursGate_House3%~ =&gt; ~%ar0148%~ // Thieves Guild, front house (second from west)</text:p>
          </table:table-cell>
          <table:table-cell/>
        </table:table-row>
        <table:table-row table:style-name="ro3">
          <table:table-cell table:formula="of:=IF([$master.C69]=&quot;&quot;;CONCATENATE(&quot;  &quot;;IF([$master.D69]=&quot;&quot;;[$master.A69];CONCATENATE(&quot;~%&quot;;[$master.D69];&quot;%~&quot;));&quot; =&gt; ~%default_track%~ // &quot;;[$master.E69]);CONCATENATE(&quot;  &quot;;IF([$master.D69]=&quot;&quot;;[$master.A69];CONCATENATE(&quot;~%&quot;;[$master.D69];&quot;%~&quot;));&quot; =&gt; ~%&quot;;[$master.C69];&quot;%~ // &quot;;[$master.E69]))" office:value-type="string" office:string-value="  ~%EBaldursGate_House4%~ =&gt; ~%ar0148%~ // Thieves Guild, front house (third from west)" calcext:value-type="string">
            <text:p><text:s text:c="2"/>~%EBaldursGate_House4%~ =&gt; ~%ar0148%~ // Thieves Guild, front house (third from west)</text:p>
          </table:table-cell>
          <table:table-cell/>
        </table:table-row>
        <table:table-row table:style-name="ro3">
          <table:table-cell table:formula="of:=IF([$master.C70]=&quot;&quot;;CONCATENATE(&quot;  &quot;;IF([$master.D70]=&quot;&quot;;[$master.A70];CONCATENATE(&quot;~%&quot;;[$master.D70];&quot;%~&quot;));&quot; =&gt; ~%default_track%~ // &quot;;[$master.E70]);CONCATENATE(&quot;  &quot;;IF([$master.D70]=&quot;&quot;;[$master.A70];CONCATENATE(&quot;~%&quot;;[$master.D70];&quot;%~&quot;));&quot; =&gt; ~%&quot;;[$master.C70];&quot;%~ // &quot;;[$master.E70]))" office:value-type="string" office:string-value="  ~%EBaldursGate_ThievesGuild%~ =&gt; ~%ar0153%~ // Thieves Guild, main area (Alatos, Narlen Darkwalk)" calcext:value-type="string">
            <text:p><text:s text:c="2"/>~%EBaldursGate_ThievesGuild%~ =&gt; ~%ar0153%~ // Thieves Guild, main area (Alatos, Narlen Darkwalk)</text:p>
          </table:table-cell>
          <table:table-cell/>
        </table:table-row>
        <table:table-row table:style-name="ro3">
          <table:table-cell table:formula="of:=IF([$master.C71]=&quot;&quot;;CONCATENATE(&quot;  &quot;;IF([$master.D71]=&quot;&quot;;[$master.A71];CONCATENATE(&quot;~%&quot;;[$master.D71];&quot;%~&quot;));&quot; =&gt; ~%default_track%~ // &quot;;[$master.E71]);CONCATENATE(&quot;  &quot;;IF([$master.D71]=&quot;&quot;;[$master.A71];CONCATENATE(&quot;~%&quot;;[$master.D71];&quot;%~&quot;));&quot; =&gt; ~%&quot;;[$master.C71];&quot;%~ // &quot;;[$master.E71]))" office:value-type="string" office:string-value="  ~%EBaldursGate_KeexieTavern_L1%~ =&gt; ~%ar0154%~ // Keexie Tavern, ground floor" calcext:value-type="string">
            <text:p><text:s text:c="2"/>~%EBaldursGate_KeexieTavern_L1%~ =&gt; ~%ar0154%~ // Keexie Tavern, ground floor</text:p>
          </table:table-cell>
          <table:table-cell/>
        </table:table-row>
        <table:table-row table:style-name="ro3">
          <table:table-cell table:formula="of:=IF([$master.C72]=&quot;&quot;;CONCATENATE(&quot;  &quot;;IF([$master.D72]=&quot;&quot;;[$master.A72];CONCATENATE(&quot;~%&quot;;[$master.D72];&quot;%~&quot;));&quot; =&gt; ~%default_track%~ // &quot;;[$master.E72]);CONCATENATE(&quot;  &quot;;IF([$master.D72]=&quot;&quot;;[$master.A72];CONCATENATE(&quot;~%&quot;;[$master.D72];&quot;%~&quot;));&quot; =&gt; ~%&quot;;[$master.C72];&quot;%~ // &quot;;[$master.E72]))" office:value-type="string" office:string-value="  ~%NWBaldursGate_House3_L1%~ =&gt; ~%default_track%~ // Generic home, ground floor" calcext:value-type="string">
            <text:p><text:s text:c="2"/>~%NWBaldursGate_House3_L1%~ =&gt; ~%default_track%~ // Generic home, ground floor</text:p>
          </table:table-cell>
          <table:table-cell/>
        </table:table-row>
        <table:table-row table:style-name="ro3">
          <table:table-cell table:formula="of:=IF([$master.C73]=&quot;&quot;;CONCATENATE(&quot;  &quot;;IF([$master.D73]=&quot;&quot;;[$master.A73];CONCATENATE(&quot;~%&quot;;[$master.D73];&quot;%~&quot;));&quot; =&gt; ~%default_track%~ // &quot;;[$master.E73]);CONCATENATE(&quot;  &quot;;IF([$master.D73]=&quot;&quot;;[$master.A73];CONCATENATE(&quot;~%&quot;;[$master.D73];&quot;%~&quot;));&quot; =&gt; ~%&quot;;[$master.C73];&quot;%~ // &quot;;[$master.E73]))" office:value-type="string" office:string-value="  ~%NWBaldursGate_House3_L2%~ =&gt; ~%default_track%~ // Generic home, second floor" calcext:value-type="string">
            <text:p><text:s text:c="2"/>~%NWBaldursGate_House3_L2%~ =&gt; ~%default_track%~ // Generic home, second floor</text:p>
          </table:table-cell>
          <table:table-cell/>
        </table:table-row>
        <table:table-row table:style-name="ro3">
          <table:table-cell table:formula="of:=IF([$master.C74]=&quot;&quot;;CONCATENATE(&quot;  &quot;;IF([$master.D74]=&quot;&quot;;[$master.A74];CONCATENATE(&quot;~%&quot;;[$master.D74];&quot;%~&quot;));&quot; =&gt; ~%default_track%~ // &quot;;[$master.E74]);CONCATENATE(&quot;  &quot;;IF([$master.D74]=&quot;&quot;;[$master.A74];CONCATENATE(&quot;~%&quot;;[$master.D74];&quot;%~&quot;));&quot; =&gt; ~%&quot;;[$master.C74];&quot;%~ // &quot;;[$master.E74]))" office:value-type="string" office:string-value="  ~%NWBaldursGate_QuinnsHouse_L1%~ =&gt; ~%default_track%~ // Quinn's home, ground floor" calcext:value-type="string">
            <text:p><text:s text:c="2"/>~%NWBaldursGate_QuinnsHouse_L1%~ =&gt; ~%default_track%~ // Quinn's home, ground floor</text:p>
          </table:table-cell>
          <table:table-cell/>
        </table:table-row>
        <table:table-row table:style-name="ro3">
          <table:table-cell table:formula="of:=IF([$master.C75]=&quot;&quot;;CONCATENATE(&quot;  &quot;;IF([$master.D75]=&quot;&quot;;[$master.A75];CONCATENATE(&quot;~%&quot;;[$master.D75];&quot;%~&quot;));&quot; =&gt; ~%default_track%~ // &quot;;[$master.E75]);CONCATENATE(&quot;  &quot;;IF([$master.D75]=&quot;&quot;;[$master.A75];CONCATENATE(&quot;~%&quot;;[$master.D75];&quot;%~&quot;));&quot; =&gt; ~%&quot;;[$master.C75];&quot;%~ // &quot;;[$master.E75]))" office:value-type="string" office:string-value="  ~%NWBaldursGate_QuinnsHouse_L2%~ =&gt; ~%default_track%~ // Quinn's home, second floor" calcext:value-type="string">
            <text:p><text:s text:c="2"/>~%NWBaldursGate_QuinnsHouse_L2%~ =&gt; ~%default_track%~ // Quinn's home, second floor</text:p>
          </table:table-cell>
          <table:table-cell/>
        </table:table-row>
        <table:table-row table:style-name="ro3">
          <table:table-cell table:formula="of:=IF([$master.C76]=&quot;&quot;;CONCATENATE(&quot;  &quot;;IF([$master.D76]=&quot;&quot;;[$master.A76];CONCATENATE(&quot;~%&quot;;[$master.D76];&quot;%~&quot;));&quot; =&gt; ~%default_track%~ // &quot;;[$master.E76]);CONCATENATE(&quot;  &quot;;IF([$master.D76]=&quot;&quot;;[$master.A76];CONCATENATE(&quot;~%&quot;;[$master.D76];&quot;%~&quot;));&quot; =&gt; ~%&quot;;[$master.C76];&quot;%~ // &quot;;[$master.E76]))" office:value-type="string" office:string-value="  ~%NWBaldursGate_House1_L1%~ =&gt; ~%default_track%~ // Generic home, ground floor" calcext:value-type="string">
            <text:p><text:s text:c="2"/>~%NWBaldursGate_House1_L1%~ =&gt; ~%default_track%~ // Generic home, ground floor</text:p>
          </table:table-cell>
          <table:table-cell/>
        </table:table-row>
        <table:table-row table:style-name="ro3">
          <table:table-cell table:formula="of:=IF([$master.C77]=&quot;&quot;;CONCATENATE(&quot;  &quot;;IF([$master.D77]=&quot;&quot;;[$master.A77];CONCATENATE(&quot;~%&quot;;[$master.D77];&quot;%~&quot;));&quot; =&gt; ~%default_track%~ // &quot;;[$master.E77]);CONCATENATE(&quot;  &quot;;IF([$master.D77]=&quot;&quot;;[$master.A77];CONCATENATE(&quot;~%&quot;;[$master.D77];&quot;%~&quot;));&quot; =&gt; ~%&quot;;[$master.C77];&quot;%~ // &quot;;[$master.E77]))" office:value-type="string" office:string-value="  ~%NWBaldursGate_House1_L2%~ =&gt; ~%default_track%~ // Generic home, second floor" calcext:value-type="string">
            <text:p><text:s text:c="2"/>~%NWBaldursGate_House1_L2%~ =&gt; ~%default_track%~ // Generic home, second floor</text:p>
          </table:table-cell>
          <table:table-cell/>
        </table:table-row>
        <table:table-row table:style-name="ro3">
          <table:table-cell table:formula="of:=IF([$master.C78]=&quot;&quot;;CONCATENATE(&quot;  &quot;;IF([$master.D78]=&quot;&quot;;[$master.A78];CONCATENATE(&quot;~%&quot;;[$master.D78];&quot;%~&quot;));&quot; =&gt; ~%default_track%~ // &quot;;[$master.E78]);CONCATENATE(&quot;  &quot;;IF([$master.D78]=&quot;&quot;;[$master.A78];CONCATENATE(&quot;~%&quot;;[$master.D78];&quot;%~&quot;));&quot; =&gt; ~%&quot;;[$master.C78];&quot;%~ // &quot;;[$master.E78]))" office:value-type="string" office:string-value="  ~%NWBaldursGate_DegrodelsHouse%~ =&gt; ~%default_track%~ // Degrodel's home" calcext:value-type="string">
            <text:p><text:s text:c="2"/>~%NWBaldursGate_DegrodelsHouse%~ =&gt; ~%default_track%~ // Degrodel's home</text:p>
          </table:table-cell>
          <table:table-cell/>
        </table:table-row>
        <table:table-row table:style-name="ro3">
          <table:table-cell table:formula="of:=IF([$master.C79]=&quot;&quot;;CONCATENATE(&quot;  &quot;;IF([$master.D79]=&quot;&quot;;[$master.A79];CONCATENATE(&quot;~%&quot;;[$master.D79];&quot;%~&quot;));&quot; =&gt; ~%default_track%~ // &quot;;[$master.E79]);CONCATENATE(&quot;  &quot;;IF([$master.D79]=&quot;&quot;;[$master.A79];CONCATENATE(&quot;~%&quot;;[$master.D79];&quot;%~&quot;));&quot; =&gt; ~%&quot;;[$master.C79];&quot;%~ // &quot;;[$master.E79]))" office:value-type="string" office:string-value="  ~%NWBaldursGate_LaertasHouse_L1%~ =&gt; ~%default_track%~ // Louise and Laerta's home" calcext:value-type="string">
            <text:p><text:s text:c="2"/>~%NWBaldursGate_LaertasHouse_L1%~ =&gt; ~%default_track%~ // Louise and Laerta's home</text:p>
          </table:table-cell>
          <table:table-cell/>
        </table:table-row>
        <table:table-row table:style-name="ro3">
          <table:table-cell table:formula="of:=IF([$master.C80]=&quot;&quot;;CONCATENATE(&quot;  &quot;;IF([$master.D80]=&quot;&quot;;[$master.A80];CONCATENATE(&quot;~%&quot;;[$master.D80];&quot;%~&quot;));&quot; =&gt; ~%default_track%~ // &quot;;[$master.E80]);CONCATENATE(&quot;  &quot;;IF([$master.D80]=&quot;&quot;;[$master.A80];CONCATENATE(&quot;~%&quot;;[$master.D80];&quot;%~&quot;));&quot; =&gt; ~%&quot;;[$master.C80];&quot;%~ // &quot;;[$master.E80]))" office:value-type="string" office:string-value="  ~%NWBaldursGate_House2_L1%~ =&gt; ~%default_track%~ // Generic home, ground floor" calcext:value-type="string">
            <text:p><text:s text:c="2"/>~%NWBaldursGate_House2_L1%~ =&gt; ~%default_track%~ // Generic home, ground floor</text:p>
          </table:table-cell>
          <table:table-cell/>
        </table:table-row>
        <table:table-row table:style-name="ro3">
          <table:table-cell table:formula="of:=IF([$master.C81]=&quot;&quot;;CONCATENATE(&quot;  &quot;;IF([$master.D81]=&quot;&quot;;[$master.A81];CONCATENATE(&quot;~%&quot;;[$master.D81];&quot;%~&quot;));&quot; =&gt; ~%default_track%~ // &quot;;[$master.E81]);CONCATENATE(&quot;  &quot;;IF([$master.D81]=&quot;&quot;;[$master.A81];CONCATENATE(&quot;~%&quot;;[$master.D81];&quot;%~&quot;));&quot; =&gt; ~%&quot;;[$master.C81];&quot;%~ // &quot;;[$master.E81]))" office:value-type="string" office:string-value="  ~%NWBaldursGate_House2_L2%~ =&gt; ~%default_track%~ // Generic home, second floor" calcext:value-type="string">
            <text:p><text:s text:c="2"/>~%NWBaldursGate_House2_L2%~ =&gt; ~%default_track%~ // Generic home, second floor</text:p>
          </table:table-cell>
          <table:table-cell/>
        </table:table-row>
        <table:table-row table:style-name="ro3">
          <table:table-cell table:formula="of:=IF([$master.C82]=&quot;&quot;;CONCATENATE(&quot;  &quot;;IF([$master.D82]=&quot;&quot;;[$master.A82];CONCATENATE(&quot;~%&quot;;[$master.D82];&quot;%~&quot;));&quot; =&gt; ~%default_track%~ // &quot;;[$master.E82]);CONCATENATE(&quot;  &quot;;IF([$master.D82]=&quot;&quot;;[$master.A82];CONCATENATE(&quot;~%&quot;;[$master.D82];&quot;%~&quot;));&quot; =&gt; ~%&quot;;[$master.C82];&quot;%~ // &quot;;[$master.E82]))" office:value-type="string" office:string-value="  ~%NWBaldursGate_Tavern_L1%~ =&gt; ~%ar0165%~ // Generic tavern, ground floor (Connoly Finn)" calcext:value-type="string">
            <text:p><text:s text:c="2"/>~%NWBaldursGate_Tavern_L1%~ =&gt; ~%ar0165%~ // Generic tavern, ground floor (Connoly Finn)</text:p>
          </table:table-cell>
          <table:table-cell/>
        </table:table-row>
        <table:table-row table:style-name="ro3">
          <table:table-cell table:formula="of:=IF([$master.C83]=&quot;&quot;;CONCATENATE(&quot;  &quot;;IF([$master.D83]=&quot;&quot;;[$master.A83];CONCATENATE(&quot;~%&quot;;[$master.D83];&quot;%~&quot;));&quot; =&gt; ~%default_track%~ // &quot;;[$master.E83]);CONCATENATE(&quot;  &quot;;IF([$master.D83]=&quot;&quot;;[$master.A83];CONCATENATE(&quot;~%&quot;;[$master.D83];&quot;%~&quot;));&quot; =&gt; ~%&quot;;[$master.C83];&quot;%~ // &quot;;[$master.E83]))" office:value-type="string" office:string-value="  ~%NWBaldursGate_Tavern_L2%~ =&gt; ~%default_track%~ // Generic tavern, second floor (Borinole Mann)" calcext:value-type="string">
            <text:p><text:s text:c="2"/>~%NWBaldursGate_Tavern_L2%~ =&gt; ~%default_track%~ // Generic tavern, second floor (Borinole Mann)</text:p>
          </table:table-cell>
          <table:table-cell/>
        </table:table-row>
        <table:table-row table:style-name="ro3">
          <table:table-cell table:formula="of:=IF([$master.C84]=&quot;&quot;;CONCATENATE(&quot;  &quot;;IF([$master.D84]=&quot;&quot;;[$master.A84];CONCATENATE(&quot;~%&quot;;[$master.D84];&quot;%~&quot;));&quot; =&gt; ~%default_track%~ // &quot;;[$master.E84]);CONCATENATE(&quot;  &quot;;IF([$master.D84]=&quot;&quot;;[$master.A84];CONCATENATE(&quot;~%&quot;;[$master.D84];&quot;%~&quot;));&quot; =&gt; ~%&quot;;[$master.C84];&quot;%~ // &quot;;[$master.E84]))" office:value-type="string" office:string-value="  ~%NWBaldursGate_PheirkasHouse_L1%~ =&gt; ~%default_track%~ // Phierkas's home, ground floor" calcext:value-type="string">
            <text:p><text:s text:c="2"/>~%NWBaldursGate_PheirkasHouse_L1%~ =&gt; ~%default_track%~ // Phierkas's home, ground floor</text:p>
          </table:table-cell>
          <table:table-cell/>
        </table:table-row>
        <table:table-row table:style-name="ro3">
          <table:table-cell table:formula="of:=IF([$master.C85]=&quot;&quot;;CONCATENATE(&quot;  &quot;;IF([$master.D85]=&quot;&quot;;[$master.A85];CONCATENATE(&quot;~%&quot;;[$master.D85];&quot;%~&quot;));&quot; =&gt; ~%default_track%~ // &quot;;[$master.E85]);CONCATENATE(&quot;  &quot;;IF([$master.D85]=&quot;&quot;;[$master.A85];CONCATENATE(&quot;~%&quot;;[$master.D85];&quot;%~&quot;));&quot; =&gt; ~%&quot;;[$master.C85];&quot;%~ // &quot;;[$master.E85]))" office:value-type="string" office:string-value="  ~%NWBaldursGate_PheirkasHouse_L2%~ =&gt; ~%default_track%~ // Phierkas's home, second floor" calcext:value-type="string">
            <text:p><text:s text:c="2"/>~%NWBaldursGate_PheirkasHouse_L2%~ =&gt; ~%default_track%~ // Phierkas's home, second floor</text:p>
          </table:table-cell>
          <table:table-cell/>
        </table:table-row>
        <table:table-row table:style-name="ro3">
          <table:table-cell table:formula="of:=IF([$master.C86]=&quot;&quot;;CONCATENATE(&quot;  &quot;;IF([$master.D86]=&quot;&quot;;[$master.A86];CONCATENATE(&quot;~%&quot;;[$master.D86];&quot;%~&quot;));&quot; =&gt; ~%default_track%~ // &quot;;[$master.E86]);CONCATENATE(&quot;  &quot;;IF([$master.D86]=&quot;&quot;;[$master.A86];CONCATENATE(&quot;~%&quot;;[$master.D86];&quot;%~&quot;));&quot; =&gt; ~%&quot;;[$master.C86];&quot;%~ // &quot;;[$master.E86]))" office:value-type="string" office:string-value="  ~%NWBaldursGate_House4_L1%~ =&gt; ~%default_track%~ // Generic home, ground floor" calcext:value-type="string">
            <text:p><text:s text:c="2"/>~%NWBaldursGate_House4_L1%~ =&gt; ~%default_track%~ // Generic home, ground floor</text:p>
          </table:table-cell>
          <table:table-cell/>
        </table:table-row>
        <table:table-row table:style-name="ro3">
          <table:table-cell table:formula="of:=IF([$master.C87]=&quot;&quot;;CONCATENATE(&quot;  &quot;;IF([$master.D87]=&quot;&quot;;[$master.A87];CONCATENATE(&quot;~%&quot;;[$master.D87];&quot;%~&quot;));&quot; =&gt; ~%default_track%~ // &quot;;[$master.E87]);CONCATENATE(&quot;  &quot;;IF([$master.D87]=&quot;&quot;;[$master.A87];CONCATENATE(&quot;~%&quot;;[$master.D87];&quot;%~&quot;));&quot; =&gt; ~%&quot;;[$master.C87];&quot;%~ // &quot;;[$master.E87]))" office:value-type="string" office:string-value="  ~%NWBaldursGate_House4_L2%~ =&gt; ~%default_track%~ // Generic home, second floor" calcext:value-type="string">
            <text:p><text:s text:c="2"/>~%NWBaldursGate_House4_L2%~ =&gt; ~%default_track%~ // Generic home, second floor</text:p>
          </table:table-cell>
          <table:table-cell/>
        </table:table-row>
        <table:table-row table:style-name="ro3">
          <table:table-cell table:formula="of:=IF([$master.C88]=&quot;&quot;;CONCATENATE(&quot;  &quot;;IF([$master.D88]=&quot;&quot;;[$master.A88];CONCATENATE(&quot;~%&quot;;[$master.D88];&quot;%~&quot;));&quot; =&gt; ~%default_track%~ // &quot;;[$master.E88]);CONCATENATE(&quot;  &quot;;IF([$master.D88]=&quot;&quot;;[$master.A88];CONCATENATE(&quot;~%&quot;;[$master.D88];&quot;%~&quot;));&quot; =&gt; ~%&quot;;[$master.C88];&quot;%~ // &quot;;[$master.E88]))" office:value-type="string" office:string-value="  ~%EBaldursGate_KeexieTavern_L2%~ =&gt; ~%ar0171%~ // Keexie Tavern, second floor" calcext:value-type="string">
            <text:p><text:s text:c="2"/>~%EBaldursGate_KeexieTavern_L2%~ =&gt; ~%ar0171%~ // Keexie Tavern, second floor</text:p>
          </table:table-cell>
          <table:table-cell/>
        </table:table-row>
        <table:table-row table:style-name="ro3">
          <table:table-cell table:formula="of:=IF([$master.C89]=&quot;&quot;;CONCATENATE(&quot;  &quot;;IF([$master.D89]=&quot;&quot;;[$master.A89];CONCATENATE(&quot;~%&quot;;[$master.D89];&quot;%~&quot;));&quot; =&gt; ~%default_track%~ // &quot;;[$master.E89]);CONCATENATE(&quot;  &quot;;IF([$master.D89]=&quot;&quot;;[$master.A89];CONCATENATE(&quot;~%&quot;;[$master.D89];&quot;%~&quot;));&quot; =&gt; ~%&quot;;[$master.C89];&quot;%~ // &quot;;[$master.E89]))" office:value-type="string" office:string-value="  ~%NBaldursGate%~ =&gt; ~%ar0200%~ // N Baldur's Gate (Ramazith's Tower, Duchal Palace)" calcext:value-type="string">
            <text:p><text:s text:c="2"/>~%NBaldursGate%~ =&gt; ~%ar0200%~ // N Baldur's Gate (Ramazith's Tower, Duchal Palace)</text:p>
          </table:table-cell>
          <table:table-cell/>
        </table:table-row>
        <table:table-row table:style-name="ro3">
          <table:table-cell table:formula="of:=IF([$master.C90]=&quot;&quot;;CONCATENATE(&quot;  &quot;;IF([$master.D90]=&quot;&quot;;[$master.A90];CONCATENATE(&quot;~%&quot;;[$master.D90];&quot;%~&quot;));&quot; =&gt; ~%default_track%~ // &quot;;[$master.E90]);CONCATENATE(&quot;  &quot;;IF([$master.D90]=&quot;&quot;;[$master.A90];CONCATENATE(&quot;~%&quot;;[$master.D90];&quot;%~&quot;));&quot; =&gt; ~%&quot;;[$master.C90];&quot;%~ // &quot;;[$master.E90]))" office:value-type="string" office:string-value="  ~%WSewers%~ =&gt; ~%ar0224%~ // BG Sewers, western area (Schlumpsha the Sewer King)" calcext:value-type="string">
            <text:p><text:s text:c="2"/>~%WSewers%~ =&gt; ~%ar0224%~ // BG Sewers, western area (Schlumpsha the Sewer King)</text:p>
          </table:table-cell>
          <table:table-cell/>
        </table:table-row>
        <table:table-row table:style-name="ro3">
          <table:table-cell table:formula="of:=IF([$master.C91]=&quot;&quot;;CONCATENATE(&quot;  &quot;;IF([$master.D91]=&quot;&quot;;[$master.A91];CONCATENATE(&quot;~%&quot;;[$master.D91];&quot;%~&quot;));&quot; =&gt; ~%default_track%~ // &quot;;[$master.E91]);CONCATENATE(&quot;  &quot;;IF([$master.D91]=&quot;&quot;;[$master.A91];CONCATENATE(&quot;~%&quot;;[$master.D91];&quot;%~&quot;));&quot; =&gt; ~%&quot;;[$master.C91];&quot;%~ // &quot;;[$master.E91]))" office:value-type="string" office:string-value="  ~%CentralSewers%~ =&gt; ~%ar0225%~ // BG Sewers, central area (Ratchild)" calcext:value-type="string">
            <text:p><text:s text:c="2"/>~%CentralSewers%~ =&gt; ~%ar0225%~ // BG Sewers, central area (Ratchild)</text:p>
          </table:table-cell>
          <table:table-cell/>
        </table:table-row>
        <table:table-row table:style-name="ro3">
          <table:table-cell table:formula="of:=IF([$master.C92]=&quot;&quot;;CONCATENATE(&quot;  &quot;;IF([$master.D92]=&quot;&quot;;[$master.A92];CONCATENATE(&quot;~%&quot;;[$master.D92];&quot;%~&quot;));&quot; =&gt; ~%default_track%~ // &quot;;[$master.E92]);CONCATENATE(&quot;  &quot;;IF([$master.D92]=&quot;&quot;;[$master.A92];CONCATENATE(&quot;~%&quot;;[$master.D92];&quot;%~&quot;));&quot; =&gt; ~%&quot;;[$master.C92];&quot;%~ // &quot;;[$master.E92]))" office:value-type="string" office:string-value="  ~%ESewers%~ =&gt; ~%ar0226%~ // BG Sewers, eastern area (ogre mage for Scar)" calcext:value-type="string">
            <text:p><text:s text:c="2"/>~%ESewers%~ =&gt; ~%ar0226%~ // BG Sewers, eastern area (ogre mage for Scar)</text:p>
          </table:table-cell>
          <table:table-cell/>
        </table:table-row>
        <table:table-row table:style-name="ro3">
          <table:table-cell table:formula="of:=IF([$master.C93]=&quot;&quot;;CONCATENATE(&quot;  &quot;;IF([$master.D93]=&quot;&quot;;[$master.A93];CONCATENATE(&quot;~%&quot;;[$master.D93];&quot;%~&quot;));&quot; =&gt; ~%default_track%~ // &quot;;[$master.E93]);CONCATENATE(&quot;  &quot;;IF([$master.D93]=&quot;&quot;;[$master.A93];CONCATENATE(&quot;~%&quot;;[$master.D93];&quot;%~&quot;));&quot; =&gt; ~%&quot;;[$master.C93];&quot;%~ // &quot;;[$master.E93]))" office:value-type="string" office:string-value="  ~%NEBaldursGate%~ =&gt; ~%ar0300%~ // NE Baldur's Gate (Blushing Mermaid, Splurging Sturgeon, Counting House)" calcext:value-type="string">
            <text:p><text:s text:c="2"/>~%NEBaldursGate%~ =&gt; ~%ar0300%~ // NE Baldur's Gate (Blushing Mermaid, Splurging Sturgeon, Counting House)</text:p>
          </table:table-cell>
          <table:table-cell/>
        </table:table-row>
        <table:table-row table:style-name="ro3">
          <table:table-cell table:formula="of:=IF([$master.C94]=&quot;&quot;;CONCATENATE(&quot;  &quot;;IF([$master.D94]=&quot;&quot;;[$master.A94];CONCATENATE(&quot;~%&quot;;[$master.D94];&quot;%~&quot;));&quot; =&gt; ~%default_track%~ // &quot;;[$master.E94]);CONCATENATE(&quot;  &quot;;IF([$master.D94]=&quot;&quot;;[$master.A94];CONCATENATE(&quot;~%&quot;;[$master.D94];&quot;%~&quot;));&quot; =&gt; ~%&quot;;[$master.C94];&quot;%~ // &quot;;[$master.E94]))" office:value-type="string" office:string-value="  ~%NEBaldursGate_House2_L1%~ =&gt; ~%default_track%~ // Generic home, ground floor" calcext:value-type="string">
            <text:p><text:s text:c="2"/>~%NEBaldursGate_House2_L1%~ =&gt; ~%default_track%~ // Generic home, ground floor</text:p>
          </table:table-cell>
          <table:table-cell/>
        </table:table-row>
        <table:table-row table:style-name="ro3">
          <table:table-cell table:formula="of:=IF([$master.C95]=&quot;&quot;;CONCATENATE(&quot;  &quot;;IF([$master.D95]=&quot;&quot;;[$master.A95];CONCATENATE(&quot;~%&quot;;[$master.D95];&quot;%~&quot;));&quot; =&gt; ~%default_track%~ // &quot;;[$master.E95]);CONCATENATE(&quot;  &quot;;IF([$master.D95]=&quot;&quot;;[$master.A95];CONCATENATE(&quot;~%&quot;;[$master.D95];&quot;%~&quot;));&quot; =&gt; ~%&quot;;[$master.C95];&quot;%~ // &quot;;[$master.E95]))" office:value-type="string" office:string-value="  ~%NEBaldursGate_House2_L2%~ =&gt; ~%default_track%~ // Generic home, second floor" calcext:value-type="string">
            <text:p><text:s text:c="2"/>~%NEBaldursGate_House2_L2%~ =&gt; ~%default_track%~ // Generic home, second floor</text:p>
          </table:table-cell>
          <table:table-cell/>
        </table:table-row>
        <table:table-row table:style-name="ro3">
          <table:table-cell table:formula="of:=IF([$master.C96]=&quot;&quot;;CONCATENATE(&quot;  &quot;;IF([$master.D96]=&quot;&quot;;[$master.A96];CONCATENATE(&quot;~%&quot;;[$master.D96];&quot;%~&quot;));&quot; =&gt; ~%default_track%~ // &quot;;[$master.E96]);CONCATENATE(&quot;  &quot;;IF([$master.D96]=&quot;&quot;;[$master.A96];CONCATENATE(&quot;~%&quot;;[$master.D96];&quot;%~&quot;));&quot; =&gt; ~%&quot;;[$master.C96];&quot;%~ // &quot;;[$master.E96]))" office:value-type="string" office:string-value="  ~%NEBaldursGate_Store%~ =&gt; ~%default_track%~ // Generic store" calcext:value-type="string">
            <text:p><text:s text:c="2"/>~%NEBaldursGate_Store%~ =&gt; ~%default_track%~ // Generic store</text:p>
          </table:table-cell>
          <table:table-cell/>
        </table:table-row>
        <table:table-row table:style-name="ro3">
          <table:table-cell table:formula="of:=IF([$master.C97]=&quot;&quot;;CONCATENATE(&quot;  &quot;;IF([$master.D97]=&quot;&quot;;[$master.A97];CONCATENATE(&quot;~%&quot;;[$master.D97];&quot;%~&quot;));&quot; =&gt; ~%default_track%~ // &quot;;[$master.E97]);CONCATENATE(&quot;  &quot;;IF([$master.D97]=&quot;&quot;;[$master.A97];CONCATENATE(&quot;~%&quot;;[$master.D97];&quot;%~&quot;));&quot; =&gt; ~%&quot;;[$master.C97];&quot;%~ // &quot;;[$master.E97]))" office:value-type="string" office:string-value="  ~%NEBaldursGate_House1_L1%~ =&gt; ~%default_track%~ // Generic home, ground floor" calcext:value-type="string">
            <text:p><text:s text:c="2"/>~%NEBaldursGate_House1_L1%~ =&gt; ~%default_track%~ // Generic home, ground floor</text:p>
          </table:table-cell>
          <table:table-cell/>
        </table:table-row>
        <table:table-row table:style-name="ro3">
          <table:table-cell table:formula="of:=IF([$master.C98]=&quot;&quot;;CONCATENATE(&quot;  &quot;;IF([$master.D98]=&quot;&quot;;[$master.A98];CONCATENATE(&quot;~%&quot;;[$master.D98];&quot;%~&quot;));&quot; =&gt; ~%default_track%~ // &quot;;[$master.E98]);CONCATENATE(&quot;  &quot;;IF([$master.D98]=&quot;&quot;;[$master.A98];CONCATENATE(&quot;~%&quot;;[$master.D98];&quot;%~&quot;));&quot; =&gt; ~%&quot;;[$master.C98];&quot;%~ // &quot;;[$master.E98]))" office:value-type="string" office:string-value="  ~%NEBaldursGate_House1_L2%~ =&gt; ~%default_track%~ // Generic home, second floor" calcext:value-type="string">
            <text:p><text:s text:c="2"/>~%NEBaldursGate_House1_L2%~ =&gt; ~%default_track%~ // Generic home, second floor</text:p>
          </table:table-cell>
          <table:table-cell/>
        </table:table-row>
        <table:table-row table:style-name="ro3">
          <table:table-cell table:formula="of:=IF([$master.C99]=&quot;&quot;;CONCATENATE(&quot;  &quot;;IF([$master.D99]=&quot;&quot;;[$master.A99];CONCATENATE(&quot;~%&quot;;[$master.D99];&quot;%~&quot;));&quot; =&gt; ~%default_track%~ // &quot;;[$master.E99]);CONCATENATE(&quot;  &quot;;IF([$master.D99]=&quot;&quot;;[$master.A99];CONCATENATE(&quot;~%&quot;;[$master.D99];&quot;%~&quot;));&quot; =&gt; ~%&quot;;[$master.C99];&quot;%~ // &quot;;[$master.E99]))" office:value-type="string" office:string-value="  ~%NEBaldursGate_CountingHouse_L1%~ =&gt; ~%default_track%~ // Counting House, ground floor (Jacil or Ulf)" calcext:value-type="string">
            <text:p><text:s text:c="2"/>~%NEBaldursGate_CountingHouse_L1%~ =&gt; ~%default_track%~ // Counting House, ground floor (Jacil or Ulf)</text:p>
          </table:table-cell>
          <table:table-cell/>
        </table:table-row>
        <table:table-row table:style-name="ro3">
          <table:table-cell table:formula="of:=IF([$master.C100]=&quot;&quot;;CONCATENATE(&quot;  &quot;;IF([$master.D100]=&quot;&quot;;[$master.A100];CONCATENATE(&quot;~%&quot;;[$master.D100];&quot;%~&quot;));&quot; =&gt; ~%default_track%~ // &quot;;[$master.E100]);CONCATENATE(&quot;  &quot;;IF([$master.D100]=&quot;&quot;;[$master.A100];CONCATENATE(&quot;~%&quot;;[$master.D100];&quot;%~&quot;));&quot; =&gt; ~%&quot;;[$master.C100];&quot;%~ // &quot;;[$master.E100]))" office:value-type="string" office:string-value="  ~%NEBaldursGate_CountingHouse_L2%~ =&gt; ~%default_track%~ // Counting House, second floor (Captain Kieres)" calcext:value-type="string">
            <text:p><text:s text:c="2"/>~%NEBaldursGate_CountingHouse_L2%~ =&gt; ~%default_track%~ // Counting House, second floor (Captain Kieres)</text:p>
          </table:table-cell>
          <table:table-cell/>
        </table:table-row>
        <table:table-row table:style-name="ro3">
          <table:table-cell table:formula="of:=IF([$master.C101]=&quot;&quot;;CONCATENATE(&quot;  &quot;;IF([$master.D101]=&quot;&quot;;[$master.A101];CONCATENATE(&quot;~%&quot;;[$master.D101];&quot;%~&quot;));&quot; =&gt; ~%default_track%~ // &quot;;[$master.E101]);CONCATENATE(&quot;  &quot;;IF([$master.D101]=&quot;&quot;;[$master.A101];CONCATENATE(&quot;~%&quot;;[$master.D101];&quot;%~&quot;));&quot; =&gt; ~%&quot;;[$master.C101];&quot;%~ // &quot;;[$master.E101]))" office:value-type="string" office:string-value="  ~%Farmlands%~ =&gt; ~%ar0400%~ // Farm NE of BG (Wenric, zombie farm)" calcext:value-type="string">
            <text:p><text:s text:c="2"/>~%Farmlands%~ =&gt; ~%ar0400%~ // Farm NE of BG (Wenric, zombie farm)</text:p>
          </table:table-cell>
          <table:table-cell/>
        </table:table-row>
        <table:table-row table:style-name="ro3">
          <table:table-cell table:formula="of:=IF([$master.C102]=&quot;&quot;;CONCATENATE(&quot;  &quot;;IF([$master.D102]=&quot;&quot;;[$master.A102];CONCATENATE(&quot;~%&quot;;[$master.D102];&quot;%~&quot;));&quot; =&gt; ~%default_track%~ // &quot;;[$master.E102]);CONCATENATE(&quot;  &quot;;IF([$master.D102]=&quot;&quot;;[$master.A102];CONCATENATE(&quot;~%&quot;;[$master.D102];&quot;%~&quot;));&quot; =&gt; ~%&quot;;[$master.C102];&quot;%~ // &quot;;[$master.E102]))" office:value-type="string" office:string-value="  ~%FarmlandsFarmhouse%~ =&gt; ~%default_track%~ // Wenric's farmhouse" calcext:value-type="string">
            <text:p><text:s text:c="2"/>~%FarmlandsFarmhouse%~ =&gt; ~%default_track%~ // Wenric's farmhouse</text:p>
          </table:table-cell>
          <table:table-cell/>
        </table:table-row>
        <table:table-row table:style-name="ro3">
          <table:table-cell table:formula="of:=IF([$master.C103]=&quot;&quot;;CONCATENATE(&quot;  &quot;;IF([$master.D103]=&quot;&quot;;[$master.A103];CONCATENATE(&quot;~%&quot;;[$master.D103];&quot;%~&quot;));&quot; =&gt; ~%default_track%~ // &quot;;[$master.E103]);CONCATENATE(&quot;  &quot;;IF([$master.D103]=&quot;&quot;;[$master.A103];CONCATENATE(&quot;~%&quot;;[$master.D103];&quot;%~&quot;));&quot; =&gt; ~%&quot;;[$master.C103];&quot;%~ // &quot;;[$master.E103]))" office:value-type="string" office:string-value="  ~%DurlagsTower%~ =&gt; ~%ar0500%~ // Durlag's Tower, exterior" calcext:value-type="string">
            <text:p><text:s text:c="2"/>~%DurlagsTower%~ =&gt; ~%ar0500%~ // Durlag's Tower, exterior</text:p>
          </table:table-cell>
          <table:table-cell/>
        </table:table-row>
        <table:table-row table:style-name="ro3">
          <table:table-cell table:formula="of:=IF([$master.C104]=&quot;&quot;;CONCATENATE(&quot;  &quot;;IF([$master.D104]=&quot;&quot;;[$master.A104];CONCATENATE(&quot;~%&quot;;[$master.D104];&quot;%~&quot;));&quot; =&gt; ~%default_track%~ // &quot;;[$master.E104]);CONCATENATE(&quot;  &quot;;IF([$master.D104]=&quot;&quot;;[$master.A104];CONCATENATE(&quot;~%&quot;;[$master.D104];&quot;%~&quot;));&quot; =&gt; ~%&quot;;[$master.C104];&quot;%~ // &quot;;[$master.E104]))" office:value-type="string" office:string-value="  ~%DurlagsTower_Cellar%~ =&gt; ~%ar0501%~ // Durlag's Tower, first subterranean level" calcext:value-type="string">
            <text:p><text:s text:c="2"/>~%DurlagsTower_Cellar%~ =&gt; ~%ar0501%~ // Durlag's Tower, first subterranean level</text:p>
          </table:table-cell>
          <table:table-cell/>
        </table:table-row>
        <table:table-row table:style-name="ro3">
          <table:table-cell table:formula="of:=IF([$master.C105]=&quot;&quot;;CONCATENATE(&quot;  &quot;;IF([$master.D105]=&quot;&quot;;[$master.A105];CONCATENATE(&quot;~%&quot;;[$master.D105];&quot;%~&quot;));&quot; =&gt; ~%default_track%~ // &quot;;[$master.E105]);CONCATENATE(&quot;  &quot;;IF([$master.D105]=&quot;&quot;;[$master.A105];CONCATENATE(&quot;~%&quot;;[$master.D105];&quot;%~&quot;));&quot; =&gt; ~%&quot;;[$master.C105];&quot;%~ // &quot;;[$master.E105]))" office:value-type="string" office:string-value="  ~%DurlagsTower_L1%~ =&gt; ~%default_track%~ // Durlag's Tower, ground floor" calcext:value-type="string">
            <text:p><text:s text:c="2"/>~%DurlagsTower_L1%~ =&gt; ~%default_track%~ // Durlag's Tower, ground floor</text:p>
          </table:table-cell>
          <table:table-cell/>
        </table:table-row>
        <table:table-row table:style-name="ro3">
          <table:table-cell table:formula="of:=IF([$master.C106]=&quot;&quot;;CONCATENATE(&quot;  &quot;;IF([$master.D106]=&quot;&quot;;[$master.A106];CONCATENATE(&quot;~%&quot;;[$master.D106];&quot;%~&quot;));&quot; =&gt; ~%default_track%~ // &quot;;[$master.E106]);CONCATENATE(&quot;  &quot;;IF([$master.D106]=&quot;&quot;;[$master.A106];CONCATENATE(&quot;~%&quot;;[$master.D106];&quot;%~&quot;));&quot; =&gt; ~%&quot;;[$master.C106];&quot;%~ // &quot;;[$master.E106]))" office:value-type="string" office:string-value="  ~%DurlagsTower_L2%~ =&gt; ~%ar0503%~ // Durlag's Tower, second floor" calcext:value-type="string">
            <text:p><text:s text:c="2"/>~%DurlagsTower_L2%~ =&gt; ~%ar0503%~ // Durlag's Tower, second floor</text:p>
          </table:table-cell>
          <table:table-cell/>
        </table:table-row>
        <table:table-row table:style-name="ro3">
          <table:table-cell table:formula="of:=IF([$master.C107]=&quot;&quot;;CONCATENATE(&quot;  &quot;;IF([$master.D107]=&quot;&quot;;[$master.A107];CONCATENATE(&quot;~%&quot;;[$master.D107];&quot;%~&quot;));&quot; =&gt; ~%default_track%~ // &quot;;[$master.E107]);CONCATENATE(&quot;  &quot;;IF([$master.D107]=&quot;&quot;;[$master.A107];CONCATENATE(&quot;~%&quot;;[$master.D107];&quot;%~&quot;));&quot; =&gt; ~%&quot;;[$master.C107];&quot;%~ // &quot;;[$master.E107]))" office:value-type="string" office:string-value="  ~%DurlagsTower_L3%~ =&gt; ~%ar0504%~ // Durlag's Tower, third floor (Rigglio)" calcext:value-type="string">
            <text:p><text:s text:c="2"/>~%DurlagsTower_L3%~ =&gt; ~%ar0504%~ // Durlag's Tower, third floor (Rigglio)</text:p>
          </table:table-cell>
          <table:table-cell/>
        </table:table-row>
        <table:table-row table:style-name="ro3">
          <table:table-cell table:formula="of:=IF([$master.C108]=&quot;&quot;;CONCATENATE(&quot;  &quot;;IF([$master.D108]=&quot;&quot;;[$master.A108];CONCATENATE(&quot;~%&quot;;[$master.D108];&quot;%~&quot;));&quot; =&gt; ~%default_track%~ // &quot;;[$master.E108]);CONCATENATE(&quot;  &quot;;IF([$master.D108]=&quot;&quot;;[$master.A108];CONCATENATE(&quot;~%&quot;;[$master.D108];&quot;%~&quot;));&quot; =&gt; ~%&quot;;[$master.C108];&quot;%~ // &quot;;[$master.E108]))" office:value-type="string" office:string-value="  ~%DurlagsTower_L4%~ =&gt; ~%default_track%~ // Durlag's Tower, fourth floor (Kirinhale)" calcext:value-type="string">
            <text:p><text:s text:c="2"/>~%DurlagsTower_L4%~ =&gt; ~%default_track%~ // Durlag's Tower, fourth floor (Kirinhale)</text:p>
          </table:table-cell>
          <table:table-cell/>
        </table:table-row>
        <table:table-row table:style-name="ro3">
          <table:table-cell table:formula="of:=IF([$master.C109]=&quot;&quot;;CONCATENATE(&quot;  &quot;;IF([$master.D109]=&quot;&quot;;[$master.A109];CONCATENATE(&quot;~%&quot;;[$master.D109];&quot;%~&quot;));&quot; =&gt; ~%default_track%~ // &quot;;[$master.E109]);CONCATENATE(&quot;  &quot;;IF([$master.D109]=&quot;&quot;;[$master.A109];CONCATENATE(&quot;~%&quot;;[$master.D109];&quot;%~&quot;));&quot; =&gt; ~%&quot;;[$master.C109];&quot;%~ // &quot;;[$master.E109]))" office:value-type="string" office:string-value="  ~%DurlagsTower_Chessboard%~ =&gt; ~%default_track%~ // Durlag's Tower, chessboard (fourth subterranean level)" calcext:value-type="string">
            <text:p><text:s text:c="2"/>~%DurlagsTower_Chessboard%~ =&gt; ~%default_track%~ // Durlag's Tower, chessboard (fourth subterranean level)</text:p>
          </table:table-cell>
          <table:table-cell/>
        </table:table-row>
        <table:table-row table:style-name="ro3">
          <table:table-cell table:formula="of:=IF([$master.C110]=&quot;&quot;;CONCATENATE(&quot;  &quot;;IF([$master.D110]=&quot;&quot;;[$master.A110];CONCATENATE(&quot;~%&quot;;[$master.D110];&quot;%~&quot;));&quot; =&gt; ~%default_track%~ // &quot;;[$master.E110]);CONCATENATE(&quot;  &quot;;IF([$master.D110]=&quot;&quot;;[$master.A110];CONCATENATE(&quot;~%&quot;;[$master.D110];&quot;%~&quot;));&quot; =&gt; ~%&quot;;[$master.C110];&quot;%~ // &quot;;[$master.E110]))" office:value-type="string" office:string-value="  ~%DurlagsTower_IceChamber%~ =&gt; ~%ar0507%~ // Durlag's Tower, cold elemental challenge (fourth subterranean level)" calcext:value-type="string">
            <text:p><text:s text:c="2"/>~%DurlagsTower_IceChamber%~ =&gt; ~%ar0507%~ // Durlag's Tower, cold elemental challenge (fourth subterranean level)</text:p>
          </table:table-cell>
          <table:table-cell/>
        </table:table-row>
        <table:table-row table:style-name="ro3">
          <table:table-cell table:formula="of:=IF([$master.C111]=&quot;&quot;;CONCATENATE(&quot;  &quot;;IF([$master.D111]=&quot;&quot;;[$master.A111];CONCATENATE(&quot;~%&quot;;[$master.D111];&quot;%~&quot;));&quot; =&gt; ~%default_track%~ // &quot;;[$master.E111]);CONCATENATE(&quot;  &quot;;IF([$master.D111]=&quot;&quot;;[$master.A111];CONCATENATE(&quot;~%&quot;;[$master.D111];&quot;%~&quot;));&quot; =&gt; ~%&quot;;[$master.C111];&quot;%~ // &quot;;[$master.E111]))" office:value-type="string" office:string-value="  ~%DurlagsTower_FireChamber%~ =&gt; ~%ar0508%~ // Durlag's Tower, fire elemental challenge (fourth subterranean level)" calcext:value-type="string">
            <text:p><text:s text:c="2"/>~%DurlagsTower_FireChamber%~ =&gt; ~%ar0508%~ // Durlag's Tower, fire elemental challenge (fourth subterranean level)</text:p>
          </table:table-cell>
          <table:table-cell/>
        </table:table-row>
        <table:table-row table:style-name="ro3">
          <table:table-cell table:formula="of:=IF([$master.C112]=&quot;&quot;;CONCATENATE(&quot;  &quot;;IF([$master.D112]=&quot;&quot;;[$master.A112];CONCATENATE(&quot;~%&quot;;[$master.D112];&quot;%~&quot;));&quot; =&gt; ~%default_track%~ // &quot;;[$master.E112]);CONCATENATE(&quot;  &quot;;IF([$master.D112]=&quot;&quot;;[$master.A112];CONCATENATE(&quot;~%&quot;;[$master.D112];&quot;%~&quot;));&quot; =&gt; ~%&quot;;[$master.C112];&quot;%~ // &quot;;[$master.E112]))" office:value-type="string" office:string-value="  ~%DurlagsTower_AirChamber%~ =&gt; ~%ar0509%~ // Durlag's Tower, air elemental challenge (fourth subterranean level)" calcext:value-type="string">
            <text:p><text:s text:c="2"/>~%DurlagsTower_AirChamber%~ =&gt; ~%ar0509%~ // Durlag's Tower, air elemental challenge (fourth subterranean level)</text:p>
          </table:table-cell>
          <table:table-cell/>
        </table:table-row>
        <table:table-row table:style-name="ro3">
          <table:table-cell table:formula="of:=IF([$master.C113]=&quot;&quot;;CONCATENATE(&quot;  &quot;;IF([$master.D113]=&quot;&quot;;[$master.A113];CONCATENATE(&quot;~%&quot;;[$master.D113];&quot;%~&quot;));&quot; =&gt; ~%default_track%~ // &quot;;[$master.E113]);CONCATENATE(&quot;  &quot;;IF([$master.D113]=&quot;&quot;;[$master.A113];CONCATENATE(&quot;~%&quot;;[$master.D113];&quot;%~&quot;));&quot; =&gt; ~%&quot;;[$master.C113];&quot;%~ // &quot;;[$master.E113]))" office:value-type="string" office:string-value="  ~%DurlagsTower_EarthChamber%~ =&gt; ~%ar0510%~ // Durlag's Tower, earth elemental challenge (fourth subterranean level)" calcext:value-type="string">
            <text:p><text:s text:c="2"/>~%DurlagsTower_EarthChamber%~ =&gt; ~%ar0510%~ // Durlag's Tower, earth elemental challenge (fourth subterranean level)</text:p>
          </table:table-cell>
          <table:table-cell/>
        </table:table-row>
        <table:table-row table:style-name="ro3">
          <table:table-cell table:formula="of:=IF([$master.C114]=&quot;&quot;;CONCATENATE(&quot;  &quot;;IF([$master.D114]=&quot;&quot;;[$master.A114];CONCATENATE(&quot;~%&quot;;[$master.D114];&quot;%~&quot;));&quot; =&gt; ~%default_track%~ // &quot;;[$master.E114]);CONCATENATE(&quot;  &quot;;IF([$master.D114]=&quot;&quot;;[$master.A114];CONCATENATE(&quot;~%&quot;;[$master.D114];&quot;%~&quot;));&quot; =&gt; ~%&quot;;[$master.C114];&quot;%~ // &quot;;[$master.E114]))" office:value-type="string" office:string-value="  ~%DurlagsTower_D1%~ =&gt; ~%ar0511%~ // Durlag's Tower, second subterranean level (Pride, Avarice, Love, Fear)" calcext:value-type="string">
            <text:p><text:s text:c="2"/>~%DurlagsTower_D1%~ =&gt; ~%ar0511%~ // Durlag's Tower, second subterranean level (Pride, Avarice, Love, Fear)</text:p>
          </table:table-cell>
          <table:table-cell/>
        </table:table-row>
        <table:table-row table:style-name="ro3">
          <table:table-cell table:formula="of:=IF([$master.C115]=&quot;&quot;;CONCATENATE(&quot;  &quot;;IF([$master.D115]=&quot;&quot;;[$master.A115];CONCATENATE(&quot;~%&quot;;[$master.D115];&quot;%~&quot;));&quot; =&gt; ~%default_track%~ // &quot;;[$master.E115]);CONCATENATE(&quot;  &quot;;IF([$master.D115]=&quot;&quot;;[$master.A115];CONCATENATE(&quot;~%&quot;;[$master.D115];&quot;%~&quot;));&quot; =&gt; ~%&quot;;[$master.C115];&quot;%~ // &quot;;[$master.E115]))" office:value-type="string" office:string-value="  ~%DurlagsTower_D2%~ =&gt; ~%ar0512%~ // Durlag's Tower, third subterranean level (Kiel, Islanne, door maze)" calcext:value-type="string">
            <text:p><text:s text:c="2"/>~%DurlagsTower_D2%~ =&gt; ~%ar0512%~ // Durlag's Tower, third subterranean level (Kiel, Islanne, door maze)</text:p>
          </table:table-cell>
          <table:table-cell/>
        </table:table-row>
        <table:table-row table:style-name="ro3">
          <table:table-cell table:formula="of:=IF([$master.C116]=&quot;&quot;;CONCATENATE(&quot;  &quot;;IF([$master.D116]=&quot;&quot;;[$master.A116];CONCATENATE(&quot;~%&quot;;[$master.D116];&quot;%~&quot;));&quot; =&gt; ~%default_track%~ // &quot;;[$master.E116]);CONCATENATE(&quot;  &quot;;IF([$master.D116]=&quot;&quot;;[$master.A116];CONCATENATE(&quot;~%&quot;;[$master.D116];&quot;%~&quot;));&quot; =&gt; ~%&quot;;[$master.C116];&quot;%~ // &quot;;[$master.E116]))" office:value-type="string" office:string-value="  ~%DurlagsTower_D3%~ =&gt; ~%ar0513%~ // Durlag's Tower, fourth subterranean level (leads to elemental challenges)" calcext:value-type="string">
            <text:p><text:s text:c="2"/>~%DurlagsTower_D3%~ =&gt; ~%ar0513%~ // Durlag's Tower, fourth subterranean level (leads to elemental challenges)</text:p>
          </table:table-cell>
          <table:table-cell/>
        </table:table-row>
        <table:table-row table:style-name="ro3">
          <table:table-cell table:formula="of:=IF([$master.C117]=&quot;&quot;;CONCATENATE(&quot;  &quot;;IF([$master.D117]=&quot;&quot;;[$master.A117];CONCATENATE(&quot;~%&quot;;[$master.D117];&quot;%~&quot;));&quot; =&gt; ~%default_track%~ // &quot;;[$master.E117]);CONCATENATE(&quot;  &quot;;IF([$master.D117]=&quot;&quot;;[$master.A117];CONCATENATE(&quot;~%&quot;;[$master.D117];&quot;%~&quot;));&quot; =&gt; ~%&quot;;[$master.C117];&quot;%~ // &quot;;[$master.E117]))" office:value-type="string" office:string-value="  ~%DurlagsTower_D4%~ =&gt; ~%ar0514%~ // Durlag's Tower, fifth subterranean level" calcext:value-type="string">
            <text:p><text:s text:c="2"/>~%DurlagsTower_D4%~ =&gt; ~%ar0514%~ // Durlag's Tower, fifth subterranean level</text:p>
          </table:table-cell>
          <table:table-cell/>
        </table:table-row>
        <table:table-row table:style-name="ro3">
          <table:table-cell table:formula="of:=IF([$master.C118]=&quot;&quot;;CONCATENATE(&quot;  &quot;;IF([$master.D118]=&quot;&quot;;[$master.A118];CONCATENATE(&quot;~%&quot;;[$master.D118];&quot;%~&quot;));&quot; =&gt; ~%default_track%~ // &quot;;[$master.E118]);CONCATENATE(&quot;  &quot;;IF([$master.D118]=&quot;&quot;;[$master.A118];CONCATENATE(&quot;~%&quot;;[$master.D118];&quot;%~&quot;));&quot; =&gt; ~%&quot;;[$master.C118];&quot;%~ // &quot;;[$master.E118]))" office:value-type="string" office:string-value="  ~%DurlagsTower_CompassRoom%~ =&gt; ~%default_track%~ // Durlag's Tower, stone golem question chamber" calcext:value-type="string">
            <text:p><text:s text:c="2"/>~%DurlagsTower_CompassRoom%~ =&gt; ~%default_track%~ // Durlag's Tower, stone golem question chamber</text:p>
          </table:table-cell>
          <table:table-cell/>
        </table:table-row>
        <table:table-row table:style-name="ro3">
          <table:table-cell table:formula="of:=IF([$master.C119]=&quot;&quot;;CONCATENATE(&quot;  &quot;;IF([$master.D119]=&quot;&quot;;[$master.A119];CONCATENATE(&quot;~%&quot;;[$master.D119];&quot;%~&quot;));&quot; =&gt; ~%default_track%~ // &quot;;[$master.E119]);CONCATENATE(&quot;  &quot;;IF([$master.D119]=&quot;&quot;;[$master.A119];CONCATENATE(&quot;~%&quot;;[$master.D119];&quot;%~&quot;));&quot; =&gt; ~%&quot;;[$master.C119];&quot;%~ // &quot;;[$master.E119]))" office:value-type="string" office:string-value="  ~%DurlagsTower_DemonknightsChamber%~ =&gt; ~%default_track%~ // Durlag's Tower, demon knight chamber (Dalton)" calcext:value-type="string">
            <text:p><text:s text:c="2"/>~%DurlagsTower_DemonknightsChamber%~ =&gt; ~%default_track%~ // Durlag's Tower, demon knight chamber (Dalton)</text:p>
          </table:table-cell>
          <table:table-cell/>
        </table:table-row>
        <table:table-row table:style-name="ro3">
          <table:table-cell table:formula="of:=IF([$master.C120]=&quot;&quot;;CONCATENATE(&quot;  &quot;;IF([$master.D120]=&quot;&quot;;[$master.A120];CONCATENATE(&quot;~%&quot;;[$master.D120];&quot;%~&quot;));&quot; =&gt; ~%default_track%~ // &quot;;[$master.E120]);CONCATENATE(&quot;  &quot;;IF([$master.D120]=&quot;&quot;;[$master.A120];CONCATENATE(&quot;~%&quot;;[$master.D120];&quot;%~&quot;));&quot; =&gt; ~%&quot;;[$master.C120];&quot;%~ // &quot;;[$master.E120]))" office:value-type="string" office:string-value="  ~%WBaldursGate%~ =&gt; ~%ar0600%~ // W Baldur's Gate (Hall of Wonders, Lady's House, Ragefast's home)" calcext:value-type="string">
            <text:p><text:s text:c="2"/>~%WBaldursGate%~ =&gt; ~%ar0600%~ // W Baldur's Gate (Hall of Wonders, Lady's House, Ragefast's home)</text:p>
          </table:table-cell>
          <table:table-cell/>
        </table:table-row>
        <table:table-row table:style-name="ro3">
          <table:table-cell table:formula="of:=IF([$master.C121]=&quot;&quot;;CONCATENATE(&quot;  &quot;;IF([$master.D121]=&quot;&quot;;[$master.A121];CONCATENATE(&quot;~%&quot;;[$master.D121];&quot;%~&quot;));&quot; =&gt; ~%default_track%~ // &quot;;[$master.E121]);CONCATENATE(&quot;  &quot;;IF([$master.D121]=&quot;&quot;;[$master.A121];CONCATENATE(&quot;~%&quot;;[$master.D121];&quot;%~&quot;));&quot; =&gt; ~%&quot;;[$master.C121];&quot;%~ // &quot;;[$master.E121]))" office:value-type="string" office:string-value="  ~%SWBaldursGate_SevenSuns_L1%~ =&gt; ~%ar0601%~ // Seven Suns, ground floor" calcext:value-type="string">
            <text:p><text:s text:c="2"/>~%SWBaldursGate_SevenSuns_L1%~ =&gt; ~%ar0601%~ // Seven Suns, ground floor</text:p>
          </table:table-cell>
          <table:table-cell/>
        </table:table-row>
        <table:table-row table:style-name="ro3">
          <table:table-cell table:formula="of:=IF([$master.C122]=&quot;&quot;;CONCATENATE(&quot;  &quot;;IF([$master.D122]=&quot;&quot;;[$master.A122];CONCATENATE(&quot;~%&quot;;[$master.D122];&quot;%~&quot;));&quot; =&gt; ~%default_track%~ // &quot;;[$master.E122]);CONCATENATE(&quot;  &quot;;IF([$master.D122]=&quot;&quot;;[$master.A122];CONCATENATE(&quot;~%&quot;;[$master.D122];&quot;%~&quot;));&quot; =&gt; ~%&quot;;[$master.C122];&quot;%~ // &quot;;[$master.E122]))" office:value-type="string" office:string-value="  ~%SWBaldursGate_SevenSuns_L2%~ =&gt; ~%ar0602%~ // Seven Suns, second floor" calcext:value-type="string">
            <text:p><text:s text:c="2"/>~%SWBaldursGate_SevenSuns_L2%~ =&gt; ~%ar0602%~ // Seven Suns, second floor</text:p>
          </table:table-cell>
          <table:table-cell/>
        </table:table-row>
        <table:table-row table:style-name="ro3">
          <table:table-cell table:formula="of:=IF([$master.C123]=&quot;&quot;;CONCATENATE(&quot;  &quot;;IF([$master.D123]=&quot;&quot;;[$master.A123];CONCATENATE(&quot;~%&quot;;[$master.D123];&quot;%~&quot;));&quot; =&gt; ~%default_track%~ // &quot;;[$master.E123]);CONCATENATE(&quot;  &quot;;IF([$master.D123]=&quot;&quot;;[$master.A123];CONCATENATE(&quot;~%&quot;;[$master.D123];&quot;%~&quot;));&quot; =&gt; ~%&quot;;[$master.C123];&quot;%~ // &quot;;[$master.E123]))" office:value-type="string" office:string-value="  ~%SWBaldursGate_SevenSuns_Cellar%~ =&gt; ~%ar0603%~ // Seven Suns, basement (Jhasso)" calcext:value-type="string">
            <text:p><text:s text:c="2"/>~%SWBaldursGate_SevenSuns_Cellar%~ =&gt; ~%ar0603%~ // Seven Suns, basement (Jhasso)</text:p>
          </table:table-cell>
          <table:table-cell/>
        </table:table-row>
        <table:table-row table:style-name="ro3">
          <table:table-cell table:formula="of:=IF([$master.C124]=&quot;&quot;;CONCATENATE(&quot;  &quot;;IF([$master.D124]=&quot;&quot;;[$master.A124];CONCATENATE(&quot;~%&quot;;[$master.D124];&quot;%~&quot;));&quot; =&gt; ~%default_track%~ // &quot;;[$master.E124]);CONCATENATE(&quot;  &quot;;IF([$master.D124]=&quot;&quot;;[$master.A124];CONCATENATE(&quot;~%&quot;;[$master.D124];&quot;%~&quot;));&quot; =&gt; ~%&quot;;[$master.C124];&quot;%~ // &quot;;[$master.E124]))" office:value-type="string" office:string-value="  ~%SWBaldursGate_FlamingFistHQ_Cellar%~ =&gt; ~%ar0606%~ // Flaming Fist HQ, basement" calcext:value-type="string">
            <text:p><text:s text:c="2"/>~%SWBaldursGate_FlamingFistHQ_Cellar%~ =&gt; ~%ar0606%~ // Flaming Fist HQ, basement</text:p>
          </table:table-cell>
          <table:table-cell/>
        </table:table-row>
        <table:table-row table:style-name="ro3">
          <table:table-cell table:formula="of:=IF([$master.C125]=&quot;&quot;;CONCATENATE(&quot;  &quot;;IF([$master.D125]=&quot;&quot;;[$master.A125];CONCATENATE(&quot;~%&quot;;[$master.D125];&quot;%~&quot;));&quot; =&gt; ~%default_track%~ // &quot;;[$master.E125]);CONCATENATE(&quot;  &quot;;IF([$master.D125]=&quot;&quot;;[$master.A125];CONCATENATE(&quot;~%&quot;;[$master.D125];&quot;%~&quot;));&quot; =&gt; ~%&quot;;[$master.C125];&quot;%~ // &quot;;[$master.E125]))" office:value-type="string" office:string-value="  ~%SWBaldursGate_FlamingFistHQ_L1%~ =&gt; ~%ar0607%~ // Flaming Fist HQ, ground floor" calcext:value-type="string">
            <text:p><text:s text:c="2"/>~%SWBaldursGate_FlamingFistHQ_L1%~ =&gt; ~%ar0607%~ // Flaming Fist HQ, ground floor</text:p>
          </table:table-cell>
          <table:table-cell/>
        </table:table-row>
        <table:table-row table:style-name="ro3">
          <table:table-cell table:formula="of:=IF([$master.C126]=&quot;&quot;;CONCATENATE(&quot;  &quot;;IF([$master.D126]=&quot;&quot;;[$master.A126];CONCATENATE(&quot;~%&quot;;[$master.D126];&quot;%~&quot;));&quot; =&gt; ~%default_track%~ // &quot;;[$master.E126]);CONCATENATE(&quot;  &quot;;IF([$master.D126]=&quot;&quot;;[$master.A126];CONCATENATE(&quot;~%&quot;;[$master.D126];&quot;%~&quot;));&quot; =&gt; ~%&quot;;[$master.C126];&quot;%~ // &quot;;[$master.E126]))" office:value-type="string" office:string-value="  ~%SWBaldursGate_FlamingFistHQ_L2%~ =&gt; ~%default_track%~ // Flaming Fist HQ, second floor (Duke Eltan)" calcext:value-type="string">
            <text:p><text:s text:c="2"/>~%SWBaldursGate_FlamingFistHQ_L2%~ =&gt; ~%default_track%~ // Flaming Fist HQ, second floor (Duke Eltan)</text:p>
          </table:table-cell>
          <table:table-cell/>
        </table:table-row>
        <table:table-row table:style-name="ro3">
          <table:table-cell table:formula="of:=IF([$master.C127]=&quot;&quot;;CONCATENATE(&quot;  &quot;;IF([$master.D127]=&quot;&quot;;[$master.A127];CONCATENATE(&quot;~%&quot;;[$master.D127];&quot;%~&quot;));&quot; =&gt; ~%default_track%~ // &quot;;[$master.E127]);CONCATENATE(&quot;  &quot;;IF([$master.D127]=&quot;&quot;;[$master.A127];CONCATENATE(&quot;~%&quot;;[$master.D127];&quot;%~&quot;));&quot; =&gt; ~%&quot;;[$master.C127];&quot;%~ // &quot;;[$master.E127]))" office:value-type="string" office:string-value="  ~%BaldursGateDocks_WaterQueensHouse%~ =&gt; ~%default_track%~ // Temple of Umberlee (Jalantha Mistmyr)" calcext:value-type="string">
            <text:p><text:s text:c="2"/>~%BaldursGateDocks_WaterQueensHouse%~ =&gt; ~%default_track%~ // Temple of Umberlee (Jalantha Mistmyr)</text:p>
          </table:table-cell>
          <table:table-cell/>
        </table:table-row>
        <table:table-row table:style-name="ro3">
          <table:table-cell table:formula="of:=IF([$master.C128]=&quot;&quot;;CONCATENATE(&quot;  &quot;;IF([$master.D128]=&quot;&quot;;[$master.A128];CONCATENATE(&quot;~%&quot;;[$master.D128];&quot;%~&quot;));&quot; =&gt; ~%default_track%~ // &quot;;[$master.E128]);CONCATENATE(&quot;  &quot;;IF([$master.D128]=&quot;&quot;;[$master.A128];CONCATENATE(&quot;~%&quot;;[$master.D128];&quot;%~&quot;));&quot; =&gt; ~%&quot;;[$master.C128];&quot;%~ // &quot;;[$master.E128]))" office:value-type="string" office:string-value="  ~%BaldursGateDocks_IronThrone_Cellar%~ =&gt; ~%default_track%~ // Iron Throne, basement" calcext:value-type="string">
            <text:p><text:s text:c="2"/>~%BaldursGateDocks_IronThrone_Cellar%~ =&gt; ~%default_track%~ // Iron Throne, basement</text:p>
          </table:table-cell>
          <table:table-cell/>
        </table:table-row>
        <table:table-row table:style-name="ro3">
          <table:table-cell table:formula="of:=IF([$master.C129]=&quot;&quot;;CONCATENATE(&quot;  &quot;;IF([$master.D129]=&quot;&quot;;[$master.A129];CONCATENATE(&quot;~%&quot;;[$master.D129];&quot;%~&quot;));&quot; =&gt; ~%default_track%~ // &quot;;[$master.E129]);CONCATENATE(&quot;  &quot;;IF([$master.D129]=&quot;&quot;;[$master.A129];CONCATENATE(&quot;~%&quot;;[$master.D129];&quot;%~&quot;));&quot; =&gt; ~%&quot;;[$master.C129];&quot;%~ // &quot;;[$master.E129]))" office:value-type="string" office:string-value="  ~%BaldursGateDocks_IronThrone_L2%~ =&gt; ~%default_track%~ // Iron Throne, second floor (Dra'tan)" calcext:value-type="string">
            <text:p><text:s text:c="2"/>~%BaldursGateDocks_IronThrone_L2%~ =&gt; ~%default_track%~ // Iron Throne, second floor (Dra'tan)</text:p>
          </table:table-cell>
          <table:table-cell/>
        </table:table-row>
        <table:table-row table:style-name="ro3">
          <table:table-cell table:formula="of:=IF([$master.C130]=&quot;&quot;;CONCATENATE(&quot;  &quot;;IF([$master.D130]=&quot;&quot;;[$master.A130];CONCATENATE(&quot;~%&quot;;[$master.D130];&quot;%~&quot;));&quot; =&gt; ~%default_track%~ // &quot;;[$master.E130]);CONCATENATE(&quot;  &quot;;IF([$master.D130]=&quot;&quot;;[$master.A130];CONCATENATE(&quot;~%&quot;;[$master.D130];&quot;%~&quot;));&quot; =&gt; ~%&quot;;[$master.C130];&quot;%~ // &quot;;[$master.E130]))" office:value-type="string" office:string-value="  ~%BaldursGateDocks_IronThrone_L3%~ =&gt; ~%default_track%~ // Iron Throne, third floor (Nortuary, Emissary Tar)" calcext:value-type="string">
            <text:p><text:s text:c="2"/>~%BaldursGateDocks_IronThrone_L3%~ =&gt; ~%default_track%~ // Iron Throne, third floor (Nortuary, Emissary Tar)</text:p>
          </table:table-cell>
          <table:table-cell/>
        </table:table-row>
        <table:table-row table:style-name="ro3">
          <table:table-cell table:formula="of:=IF([$master.C131]=&quot;&quot;;CONCATENATE(&quot;  &quot;;IF([$master.D131]=&quot;&quot;;[$master.A131];CONCATENATE(&quot;~%&quot;;[$master.D131];&quot;%~&quot;));&quot; =&gt; ~%default_track%~ // &quot;;[$master.E131]);CONCATENATE(&quot;  &quot;;IF([$master.D131]=&quot;&quot;;[$master.A131];CONCATENATE(&quot;~%&quot;;[$master.D131];&quot;%~&quot;));&quot; =&gt; ~%&quot;;[$master.C131];&quot;%~ // &quot;;[$master.E131]))" office:value-type="string" office:string-value="  ~%BaldursGateDocks_IronThrone_L4%~ =&gt; ~%default_track%~ // Iron Throne, fourth floor (Destus Gurn)" calcext:value-type="string">
            <text:p><text:s text:c="2"/>~%BaldursGateDocks_IronThrone_L4%~ =&gt; ~%default_track%~ // Iron Throne, fourth floor (Destus Gurn)</text:p>
          </table:table-cell>
          <table:table-cell/>
        </table:table-row>
        <table:table-row table:style-name="ro3">
          <table:table-cell table:formula="of:=IF([$master.C132]=&quot;&quot;;CONCATENATE(&quot;  &quot;;IF([$master.D132]=&quot;&quot;;[$master.A132];CONCATENATE(&quot;~%&quot;;[$master.D132];&quot;%~&quot;));&quot; =&gt; ~%default_track%~ // &quot;;[$master.E132]);CONCATENATE(&quot;  &quot;;IF([$master.D132]=&quot;&quot;;[$master.A132];CONCATENATE(&quot;~%&quot;;[$master.D132];&quot;%~&quot;));&quot; =&gt; ~%&quot;;[$master.C132];&quot;%~ // &quot;;[$master.E132]))" office:value-type="string" office:string-value="  ~%BaldursGateDocks_IronThrone_L5%~ =&gt; ~%default_track%~ // Iron Throne, fifth (top) floor (chapter five finale)" calcext:value-type="string">
            <text:p><text:s text:c="2"/>~%BaldursGateDocks_IronThrone_L5%~ =&gt; ~%default_track%~ // Iron Throne, fifth (top) floor (chapter five finale)</text:p>
          </table:table-cell>
          <table:table-cell/>
        </table:table-row>
        <table:table-row table:style-name="ro3">
          <table:table-cell table:formula="of:=IF([$master.C133]=&quot;&quot;;CONCATENATE(&quot;  &quot;;IF([$master.D133]=&quot;&quot;;[$master.A133];CONCATENATE(&quot;~%&quot;;[$master.D133];&quot;%~&quot;));&quot; =&gt; ~%default_track%~ // &quot;;[$master.E133]);CONCATENATE(&quot;  &quot;;IF([$master.D133]=&quot;&quot;;[$master.A133];CONCATENATE(&quot;~%&quot;;[$master.D133];&quot;%~&quot;));&quot; =&gt; ~%&quot;;[$master.C133];&quot;%~ // &quot;;[$master.E133]))" office:value-type="string" office:string-value="  ~%BaldursGateDocks_IronThrone_L1%~ =&gt; ~%ar0616%~ // Iron Throne, ground floor (Triadore)" calcext:value-type="string">
            <text:p><text:s text:c="2"/>~%BaldursGateDocks_IronThrone_L1%~ =&gt; ~%ar0616%~ // Iron Throne, ground floor (Triadore)</text:p>
          </table:table-cell>
          <table:table-cell/>
        </table:table-row>
        <table:table-row table:style-name="ro3">
          <table:table-cell table:formula="of:=IF([$master.C134]=&quot;&quot;;CONCATENATE(&quot;  &quot;;IF([$master.D134]=&quot;&quot;;[$master.A134];CONCATENATE(&quot;~%&quot;;[$master.D134];&quot;%~&quot;));&quot; =&gt; ~%default_track%~ // &quot;;[$master.E134]);CONCATENATE(&quot;  &quot;;IF([$master.D134]=&quot;&quot;;[$master.A134];CONCATENATE(&quot;~%&quot;;[$master.D134];&quot;%~&quot;));&quot; =&gt; ~%&quot;;[$master.C134];&quot;%~ // &quot;;[$master.E134]))" office:value-type="string" office:string-value="  ~%WBaldursGate_TremainsHouse_L1%~ =&gt; ~%default_track%~ // Tremain Belde'ar's home, ground floor" calcext:value-type="string">
            <text:p><text:s text:c="2"/>~%WBaldursGate_TremainsHouse_L1%~ =&gt; ~%default_track%~ // Tremain Belde'ar's home, ground floor</text:p>
          </table:table-cell>
          <table:table-cell/>
        </table:table-row>
        <table:table-row table:style-name="ro3">
          <table:table-cell table:formula="of:=IF([$master.C135]=&quot;&quot;;CONCATENATE(&quot;  &quot;;IF([$master.D135]=&quot;&quot;;[$master.A135];CONCATENATE(&quot;~%&quot;;[$master.D135];&quot;%~&quot;));&quot; =&gt; ~%default_track%~ // &quot;;[$master.E135]);CONCATENATE(&quot;  &quot;;IF([$master.D135]=&quot;&quot;;[$master.A135];CONCATENATE(&quot;~%&quot;;[$master.D135];&quot;%~&quot;));&quot; =&gt; ~%&quot;;[$master.C135];&quot;%~ // &quot;;[$master.E135]))" office:value-type="string" office:string-value="  ~%WBaldursGate_TremainsHouse_L2%~ =&gt; ~%default_track%~ // Tremain Belde'ar's home, second floor" calcext:value-type="string">
            <text:p><text:s text:c="2"/>~%WBaldursGate_TremainsHouse_L2%~ =&gt; ~%default_track%~ // Tremain Belde'ar's home, second floor</text:p>
          </table:table-cell>
          <table:table-cell/>
        </table:table-row>
        <table:table-row table:style-name="ro3">
          <table:table-cell table:formula="of:=IF([$master.C136]=&quot;&quot;;CONCATENATE(&quot;  &quot;;IF([$master.D136]=&quot;&quot;;[$master.A136];CONCATENATE(&quot;~%&quot;;[$master.D136];&quot;%~&quot;));&quot; =&gt; ~%default_track%~ // &quot;;[$master.E136]);CONCATENATE(&quot;  &quot;;IF([$master.D136]=&quot;&quot;;[$master.A136];CONCATENATE(&quot;~%&quot;;[$master.D136];&quot;%~&quot;));&quot; =&gt; ~%&quot;;[$master.C136];&quot;%~ // &quot;;[$master.E136]))" office:value-type="string" office:string-value="  ~%WBaldursGate_FentensHouse_L1%~ =&gt; ~%default_track%~ // Fenten's Home, ground floor" calcext:value-type="string">
            <text:p><text:s text:c="2"/>~%WBaldursGate_FentensHouse_L1%~ =&gt; ~%default_track%~ // Fenten's Home, ground floor</text:p>
          </table:table-cell>
          <table:table-cell/>
        </table:table-row>
        <table:table-row table:style-name="ro3">
          <table:table-cell table:formula="of:=IF([$master.C137]=&quot;&quot;;CONCATENATE(&quot;  &quot;;IF([$master.D137]=&quot;&quot;;[$master.A137];CONCATENATE(&quot;~%&quot;;[$master.D137];&quot;%~&quot;));&quot; =&gt; ~%default_track%~ // &quot;;[$master.E137]);CONCATENATE(&quot;  &quot;;IF([$master.D137]=&quot;&quot;;[$master.A137];CONCATENATE(&quot;~%&quot;;[$master.D137];&quot;%~&quot;));&quot; =&gt; ~%&quot;;[$master.C137];&quot;%~ // &quot;;[$master.E137]))" office:value-type="string" office:string-value="  ~%WBaldursGate_FentensHouse_L2%~ =&gt; ~%default_track%~ // Fenten's Home, second floor" calcext:value-type="string">
            <text:p><text:s text:c="2"/>~%WBaldursGate_FentensHouse_L2%~ =&gt; ~%default_track%~ // Fenten's Home, second floor</text:p>
          </table:table-cell>
          <table:table-cell/>
        </table:table-row>
        <table:table-row table:style-name="ro3">
          <table:table-cell table:formula="of:=IF([$master.C138]=&quot;&quot;;CONCATENATE(&quot;  &quot;;IF([$master.D138]=&quot;&quot;;[$master.A138];CONCATENATE(&quot;~%&quot;;[$master.D138];&quot;%~&quot;));&quot; =&gt; ~%default_track%~ // &quot;;[$master.E138]);CONCATENATE(&quot;  &quot;;IF([$master.D138]=&quot;&quot;;[$master.A138];CONCATENATE(&quot;~%&quot;;[$master.D138];&quot;%~&quot;));&quot; =&gt; ~%&quot;;[$master.C138];&quot;%~ // &quot;;[$master.E138]))" office:value-type="string" office:string-value="  ~%BaldursGateDocks_IronThroneRoof%~ =&gt; ~%ar0621%~ // Iron Throne, roof" calcext:value-type="string">
            <text:p><text:s text:c="2"/>~%BaldursGateDocks_IronThroneRoof%~ =&gt; ~%ar0621%~ // Iron Throne, roof</text:p>
          </table:table-cell>
          <table:table-cell/>
        </table:table-row>
        <table:table-row table:style-name="ro3">
          <table:table-cell table:formula="of:=IF([$master.C139]=&quot;&quot;;CONCATENATE(&quot;  &quot;;IF([$master.D139]=&quot;&quot;;[$master.A139];CONCATENATE(&quot;~%&quot;;[$master.D139];&quot;%~&quot;));&quot; =&gt; ~%default_track%~ // &quot;;[$master.E139]);CONCATENATE(&quot;  &quot;;IF([$master.D139]=&quot;&quot;;[$master.A139];CONCATENATE(&quot;~%&quot;;[$master.D139];&quot;%~&quot;));&quot; =&gt; ~%&quot;;[$master.C139];&quot;%~ // &quot;;[$master.E139]))" office:value-type="string" office:string-value="  ~%CentralBaldursGate%~ =&gt; ~%default_track%~ // Central Baldur's Gate (marketplace, Oberan's home)" calcext:value-type="string">
            <text:p><text:s text:c="2"/>~%CentralBaldursGate%~ =&gt; ~%default_track%~ // Central Baldur's Gate (marketplace, Oberan's home)</text:p>
          </table:table-cell>
          <table:table-cell/>
        </table:table-row>
        <table:table-row table:style-name="ro3">
          <table:table-cell table:formula="of:=IF([$master.C140]=&quot;&quot;;CONCATENATE(&quot;  &quot;;IF([$master.D140]=&quot;&quot;;[$master.A140];CONCATENATE(&quot;~%&quot;;[$master.D140];&quot;%~&quot;));&quot; =&gt; ~%default_track%~ // &quot;;[$master.E140]);CONCATENATE(&quot;  &quot;;IF([$master.D140]=&quot;&quot;;[$master.A140];CONCATENATE(&quot;~%&quot;;[$master.D140];&quot;%~&quot;));&quot; =&gt; ~%&quot;;[$master.C140];&quot;%~ // &quot;;[$master.E140]))" office:value-type="string" office:string-value="  ~%BaldursGateDocks_Harbormaster%~ =&gt; ~%default_track%~ // Harbormaster's building" calcext:value-type="string">
            <text:p><text:s text:c="2"/>~%BaldursGateDocks_Harbormaster%~ =&gt; ~%default_track%~ // Harbormaster's building</text:p>
          </table:table-cell>
          <table:table-cell/>
        </table:table-row>
        <table:table-row table:style-name="ro3">
          <table:table-cell table:formula="of:=IF([$master.C141]=&quot;&quot;;CONCATENATE(&quot;  &quot;;IF([$master.D141]=&quot;&quot;;[$master.A141];CONCATENATE(&quot;~%&quot;;[$master.D141];&quot;%~&quot;));&quot; =&gt; ~%default_track%~ // &quot;;[$master.E141]);CONCATENATE(&quot;  &quot;;IF([$master.D141]=&quot;&quot;;[$master.A141];CONCATENATE(&quot;~%&quot;;[$master.D141];&quot;%~&quot;));&quot; =&gt; ~%&quot;;[$master.C141];&quot;%~ // &quot;;[$master.E141]))" office:value-type="string" office:string-value="  ~%EBaldursGate_SorcerousSundries_L1%~ =&gt; ~%default_track%~ // Sorcerous Sundries, ground floor (Halbazzer Drin)" calcext:value-type="string">
            <text:p><text:s text:c="2"/>~%EBaldursGate_SorcerousSundries_L1%~ =&gt; ~%default_track%~ // Sorcerous Sundries, ground floor (Halbazzer Drin)</text:p>
          </table:table-cell>
          <table:table-cell/>
        </table:table-row>
        <table:table-row table:style-name="ro3">
          <table:table-cell table:formula="of:=IF([$master.C142]=&quot;&quot;;CONCATENATE(&quot;  &quot;;IF([$master.D142]=&quot;&quot;;[$master.A142];CONCATENATE(&quot;~%&quot;;[$master.D142];&quot;%~&quot;));&quot; =&gt; ~%default_track%~ // &quot;;[$master.E142]);CONCATENATE(&quot;  &quot;;IF([$master.D142]=&quot;&quot;;[$master.A142];CONCATENATE(&quot;~%&quot;;[$master.D142];&quot;%~&quot;));&quot; =&gt; ~%&quot;;[$master.C142];&quot;%~ // &quot;;[$master.E142]))" office:value-type="string" office:string-value="  ~%EBaldursGate_SorcerousSundries_L2%~ =&gt; ~%default_track%~ // Sorcerous Sundries, second floor" calcext:value-type="string">
            <text:p><text:s text:c="2"/>~%EBaldursGate_SorcerousSundries_L2%~ =&gt; ~%default_track%~ // Sorcerous Sundries, second floor</text:p>
          </table:table-cell>
          <table:table-cell/>
        </table:table-row>
        <table:table-row table:style-name="ro3">
          <table:table-cell table:formula="of:=IF([$master.C143]=&quot;&quot;;CONCATENATE(&quot;  &quot;;IF([$master.D143]=&quot;&quot;;[$master.A143];CONCATENATE(&quot;~%&quot;;[$master.D143];&quot;%~&quot;));&quot; =&gt; ~%default_track%~ // &quot;;[$master.E143]);CONCATENATE(&quot;  &quot;;IF([$master.D143]=&quot;&quot;;[$master.A143];CONCATENATE(&quot;~%&quot;;[$master.D143];&quot;%~&quot;));&quot; =&gt; ~%&quot;;[$master.C143];&quot;%~ // &quot;;[$master.E143]))" office:value-type="string" office:string-value="  ~%EBaldursGate_ElfsongTavern_L1%~ =&gt; ~%ar0705%~ // Elfsong Tavern, ground floor (Brevlik)" calcext:value-type="string">
            <text:p><text:s text:c="2"/>~%EBaldursGate_ElfsongTavern_L1%~ =&gt; ~%ar0705%~ // Elfsong Tavern, ground floor (Brevlik)</text:p>
          </table:table-cell>
          <table:table-cell/>
        </table:table-row>
        <table:table-row table:style-name="ro3">
          <table:table-cell table:formula="of:=IF([$master.C144]=&quot;&quot;;CONCATENATE(&quot;  &quot;;IF([$master.D144]=&quot;&quot;;[$master.A144];CONCATENATE(&quot;~%&quot;;[$master.D144];&quot;%~&quot;));&quot; =&gt; ~%default_track%~ // &quot;;[$master.E144]);CONCATENATE(&quot;  &quot;;IF([$master.D144]=&quot;&quot;;[$master.A144];CONCATENATE(&quot;~%&quot;;[$master.D144];&quot;%~&quot;));&quot; =&gt; ~%&quot;;[$master.C144];&quot;%~ // &quot;;[$master.E144]))" office:value-type="string" office:string-value="  ~%EBaldursGate_ElfsongTavern_L2%~ =&gt; ~%ar0705%~ // Elfsong Tavern, second floor (Alyth, Cyrdemac)" calcext:value-type="string">
            <text:p><text:s text:c="2"/>~%EBaldursGate_ElfsongTavern_L2%~ =&gt; ~%ar0705%~ // Elfsong Tavern, second floor (Alyth, Cyrdemac)</text:p>
          </table:table-cell>
          <table:table-cell/>
        </table:table-row>
        <table:table-row table:style-name="ro3">
          <table:table-cell table:formula="of:=IF([$master.C145]=&quot;&quot;;CONCATENATE(&quot;  &quot;;IF([$master.D145]=&quot;&quot;;[$master.A145];CONCATENATE(&quot;~%&quot;;[$master.D145];&quot;%~&quot;));&quot; =&gt; ~%default_track%~ // &quot;;[$master.E145]);CONCATENATE(&quot;  &quot;;IF([$master.D145]=&quot;&quot;;[$master.A145];CONCATENATE(&quot;~%&quot;;[$master.D145];&quot;%~&quot;));&quot; =&gt; ~%&quot;;[$master.C145];&quot;%~ // &quot;;[$master.E145]))" office:value-type="string" office:string-value="  ~%CentralBaldursGate_House3_L1%~ =&gt; ~%default_track%~ // Generic home, ground floor" calcext:value-type="string">
            <text:p><text:s text:c="2"/>~%CentralBaldursGate_House3_L1%~ =&gt; ~%default_track%~ // Generic home, ground floor</text:p>
          </table:table-cell>
          <table:table-cell/>
        </table:table-row>
        <table:table-row table:style-name="ro3">
          <table:table-cell table:formula="of:=IF([$master.C146]=&quot;&quot;;CONCATENATE(&quot;  &quot;;IF([$master.D146]=&quot;&quot;;[$master.A146];CONCATENATE(&quot;~%&quot;;[$master.D146];&quot;%~&quot;));&quot; =&gt; ~%default_track%~ // &quot;;[$master.E146]);CONCATENATE(&quot;  &quot;;IF([$master.D146]=&quot;&quot;;[$master.A146];CONCATENATE(&quot;~%&quot;;[$master.D146];&quot;%~&quot;));&quot; =&gt; ~%&quot;;[$master.C146];&quot;%~ // &quot;;[$master.E146]))" office:value-type="string" office:string-value="  ~%CentralBaldursGate_House3_L2%~ =&gt; ~%default_track%~ // Generic home, second floor" calcext:value-type="string">
            <text:p><text:s text:c="2"/>~%CentralBaldursGate_House3_L2%~ =&gt; ~%default_track%~ // Generic home, second floor</text:p>
          </table:table-cell>
          <table:table-cell/>
        </table:table-row>
        <table:table-row table:style-name="ro3">
          <table:table-cell table:formula="of:=IF([$master.C147]=&quot;&quot;;CONCATENATE(&quot;  &quot;;IF([$master.D147]=&quot;&quot;;[$master.A147];CONCATENATE(&quot;~%&quot;;[$master.D147];&quot;%~&quot;));&quot; =&gt; ~%default_track%~ // &quot;;[$master.E147]);CONCATENATE(&quot;  &quot;;IF([$master.D147]=&quot;&quot;;[$master.A147];CONCATENATE(&quot;~%&quot;;[$master.D147];&quot;%~&quot;));&quot; =&gt; ~%&quot;;[$master.C147];&quot;%~ // &quot;;[$master.E147]))" office:value-type="string" office:string-value="  ~%CentralBaldursGate_House2_L1%~ =&gt; ~%default_track%~ // Generic home, ground floor" calcext:value-type="string">
            <text:p><text:s text:c="2"/>~%CentralBaldursGate_House2_L1%~ =&gt; ~%default_track%~ // Generic home, ground floor</text:p>
          </table:table-cell>
          <table:table-cell/>
        </table:table-row>
        <table:table-row table:style-name="ro3">
          <table:table-cell table:formula="of:=IF([$master.C148]=&quot;&quot;;CONCATENATE(&quot;  &quot;;IF([$master.D148]=&quot;&quot;;[$master.A148];CONCATENATE(&quot;~%&quot;;[$master.D148];&quot;%~&quot;));&quot; =&gt; ~%default_track%~ // &quot;;[$master.E148]);CONCATENATE(&quot;  &quot;;IF([$master.D148]=&quot;&quot;;[$master.A148];CONCATENATE(&quot;~%&quot;;[$master.D148];&quot;%~&quot;));&quot; =&gt; ~%&quot;;[$master.C148];&quot;%~ // &quot;;[$master.E148]))" office:value-type="string" office:string-value="  ~%CentralBaldursGate_House2_L2%~ =&gt; ~%default_track%~ // Generic home, second floor" calcext:value-type="string">
            <text:p><text:s text:c="2"/>~%CentralBaldursGate_House2_L2%~ =&gt; ~%default_track%~ // Generic home, second floor</text:p>
          </table:table-cell>
          <table:table-cell/>
        </table:table-row>
        <table:table-row table:style-name="ro3">
          <table:table-cell table:formula="of:=IF([$master.C149]=&quot;&quot;;CONCATENATE(&quot;  &quot;;IF([$master.D149]=&quot;&quot;;[$master.A149];CONCATENATE(&quot;~%&quot;;[$master.D149];&quot;%~&quot;));&quot; =&gt; ~%default_track%~ // &quot;;[$master.E149]);CONCATENATE(&quot;  &quot;;IF([$master.D149]=&quot;&quot;;[$master.A149];CONCATENATE(&quot;~%&quot;;[$master.D149];&quot;%~&quot;));&quot; =&gt; ~%&quot;;[$master.C149];&quot;%~ // &quot;;[$master.E149]))" office:value-type="string" office:string-value="  ~%CentralBaldursGate_House1_L1%~ =&gt; ~%default_track%~ // Generic home, ground floor" calcext:value-type="string">
            <text:p><text:s text:c="2"/>~%CentralBaldursGate_House1_L1%~ =&gt; ~%default_track%~ // Generic home, ground floor</text:p>
          </table:table-cell>
          <table:table-cell/>
        </table:table-row>
        <table:table-row table:style-name="ro3">
          <table:table-cell table:formula="of:=IF([$master.C150]=&quot;&quot;;CONCATENATE(&quot;  &quot;;IF([$master.D150]=&quot;&quot;;[$master.A150];CONCATENATE(&quot;~%&quot;;[$master.D150];&quot;%~&quot;));&quot; =&gt; ~%default_track%~ // &quot;;[$master.E150]);CONCATENATE(&quot;  &quot;;IF([$master.D150]=&quot;&quot;;[$master.A150];CONCATENATE(&quot;~%&quot;;[$master.D150];&quot;%~&quot;));&quot; =&gt; ~%&quot;;[$master.C150];&quot;%~ // &quot;;[$master.E150]))" office:value-type="string" office:string-value="  ~%CentralBaldursGate_House1_L2%~ =&gt; ~%default_track%~ // Generic home, second floor" calcext:value-type="string">
            <text:p><text:s text:c="2"/>~%CentralBaldursGate_House1_L2%~ =&gt; ~%default_track%~ // Generic home, second floor</text:p>
          </table:table-cell>
          <table:table-cell/>
        </table:table-row>
        <table:table-row table:style-name="ro3">
          <table:table-cell table:formula="of:=IF([$master.C151]=&quot;&quot;;CONCATENATE(&quot;  &quot;;IF([$master.D151]=&quot;&quot;;[$master.A151];CONCATENATE(&quot;~%&quot;;[$master.D151];&quot;%~&quot;));&quot; =&gt; ~%default_track%~ // &quot;;[$master.E151]);CONCATENATE(&quot;  &quot;;IF([$master.D151]=&quot;&quot;;[$master.A151];CONCATENATE(&quot;~%&quot;;[$master.D151];&quot;%~&quot;));&quot; =&gt; ~%&quot;;[$master.C151];&quot;%~ // &quot;;[$master.E151]))" office:value-type="string" office:string-value="  ~%CentralBaldursGate_House5_L1%~ =&gt; ~%default_track%~ // Generic home, ground floor" calcext:value-type="string">
            <text:p><text:s text:c="2"/>~%CentralBaldursGate_House5_L1%~ =&gt; ~%default_track%~ // Generic home, ground floor</text:p>
          </table:table-cell>
          <table:table-cell/>
        </table:table-row>
        <table:table-row table:style-name="ro3">
          <table:table-cell table:formula="of:=IF([$master.C152]=&quot;&quot;;CONCATENATE(&quot;  &quot;;IF([$master.D152]=&quot;&quot;;[$master.A152];CONCATENATE(&quot;~%&quot;;[$master.D152];&quot;%~&quot;));&quot; =&gt; ~%default_track%~ // &quot;;[$master.E152]);CONCATENATE(&quot;  &quot;;IF([$master.D152]=&quot;&quot;;[$master.A152];CONCATENATE(&quot;~%&quot;;[$master.D152];&quot;%~&quot;));&quot; =&gt; ~%&quot;;[$master.C152];&quot;%~ // &quot;;[$master.E152]))" office:value-type="string" office:string-value="  ~%CentralBaldursGate_House5_L2%~ =&gt; ~%default_track%~ // Generic home, second floor" calcext:value-type="string">
            <text:p><text:s text:c="2"/>~%CentralBaldursGate_House5_L2%~ =&gt; ~%default_track%~ // Generic home, second floor</text:p>
          </table:table-cell>
          <table:table-cell/>
        </table:table-row>
        <table:table-row table:style-name="ro3">
          <table:table-cell table:formula="of:=IF([$master.C153]=&quot;&quot;;CONCATENATE(&quot;  &quot;;IF([$master.D153]=&quot;&quot;;[$master.A153];CONCATENATE(&quot;~%&quot;;[$master.D153];&quot;%~&quot;));&quot; =&gt; ~%default_track%~ // &quot;;[$master.E153]);CONCATENATE(&quot;  &quot;;IF([$master.D153]=&quot;&quot;;[$master.A153];CONCATENATE(&quot;~%&quot;;[$master.D153];&quot;%~&quot;));&quot; =&gt; ~%&quot;;[$master.C153];&quot;%~ // &quot;;[$master.E153]))" office:value-type="string" office:string-value="  ~%CentralBaldursGate_NadinesHouse_L1%~ =&gt; ~%default_track%~ // Nadine's home, ground floor" calcext:value-type="string">
            <text:p><text:s text:c="2"/>~%CentralBaldursGate_NadinesHouse_L1%~ =&gt; ~%default_track%~ // Nadine's home, ground floor</text:p>
          </table:table-cell>
          <table:table-cell/>
        </table:table-row>
        <table:table-row table:style-name="ro3">
          <table:table-cell table:formula="of:=IF([$master.C154]=&quot;&quot;;CONCATENATE(&quot;  &quot;;IF([$master.D154]=&quot;&quot;;[$master.A154];CONCATENATE(&quot;~%&quot;;[$master.D154];&quot;%~&quot;));&quot; =&gt; ~%default_track%~ // &quot;;[$master.E154]);CONCATENATE(&quot;  &quot;;IF([$master.D154]=&quot;&quot;;[$master.A154];CONCATENATE(&quot;~%&quot;;[$master.D154];&quot;%~&quot;));&quot; =&gt; ~%&quot;;[$master.C154];&quot;%~ // &quot;;[$master.E154]))" office:value-type="string" office:string-value="  ~%CentralBaldursGate_NadinesHouse_L2%~ =&gt; ~%default_track%~ // Nadine's home, second floor" calcext:value-type="string">
            <text:p><text:s text:c="2"/>~%CentralBaldursGate_NadinesHouse_L2%~ =&gt; ~%default_track%~ // Nadine's home, second floor</text:p>
          </table:table-cell>
          <table:table-cell/>
        </table:table-row>
        <table:table-row table:style-name="ro3">
          <table:table-cell table:formula="of:=IF([$master.C155]=&quot;&quot;;CONCATENATE(&quot;  &quot;;IF([$master.D155]=&quot;&quot;;[$master.A155];CONCATENATE(&quot;~%&quot;;[$master.D155];&quot;%~&quot;));&quot; =&gt; ~%default_track%~ // &quot;;[$master.E155]);CONCATENATE(&quot;  &quot;;IF([$master.D155]=&quot;&quot;;[$master.A155];CONCATENATE(&quot;~%&quot;;[$master.D155];&quot;%~&quot;));&quot; =&gt; ~%&quot;;[$master.C155];&quot;%~ // &quot;;[$master.E155]))" office:value-type="string" office:string-value="  ~%CentralBaldursGate_House6_L1%~ =&gt; ~%default_track%~ // Generic home, ground floor" calcext:value-type="string">
            <text:p><text:s text:c="2"/>~%CentralBaldursGate_House6_L1%~ =&gt; ~%default_track%~ // Generic home, ground floor</text:p>
          </table:table-cell>
          <table:table-cell/>
        </table:table-row>
        <table:table-row table:style-name="ro3">
          <table:table-cell table:formula="of:=IF([$master.C156]=&quot;&quot;;CONCATENATE(&quot;  &quot;;IF([$master.D156]=&quot;&quot;;[$master.A156];CONCATENATE(&quot;~%&quot;;[$master.D156];&quot;%~&quot;));&quot; =&gt; ~%default_track%~ // &quot;;[$master.E156]);CONCATENATE(&quot;  &quot;;IF([$master.D156]=&quot;&quot;;[$master.A156];CONCATENATE(&quot;~%&quot;;[$master.D156];&quot;%~&quot;));&quot; =&gt; ~%&quot;;[$master.C156];&quot;%~ // &quot;;[$master.E156]))" office:value-type="string" office:string-value="  ~%CentralBaldursGate_House6_L2%~ =&gt; ~%default_track%~ // Generic home, second floor" calcext:value-type="string">
            <text:p><text:s text:c="2"/>~%CentralBaldursGate_House6_L2%~ =&gt; ~%default_track%~ // Generic home, second floor</text:p>
          </table:table-cell>
          <table:table-cell/>
        </table:table-row>
        <table:table-row table:style-name="ro3">
          <table:table-cell table:formula="of:=IF([$master.C157]=&quot;&quot;;CONCATENATE(&quot;  &quot;;IF([$master.D157]=&quot;&quot;;[$master.A157];CONCATENATE(&quot;~%&quot;;[$master.D157];&quot;%~&quot;));&quot; =&gt; ~%default_track%~ // &quot;;[$master.E157]);CONCATENATE(&quot;  &quot;;IF([$master.D157]=&quot;&quot;;[$master.A157];CONCATENATE(&quot;~%&quot;;[$master.D157];&quot;%~&quot;));&quot; =&gt; ~%&quot;;[$master.C157];&quot;%~ // &quot;;[$master.E157]))" office:value-type="string" office:string-value="  ~%CentralBaldursGate_FeloniusManor%~ =&gt; ~%default_track%~ // Felonius Gist's home" calcext:value-type="string">
            <text:p><text:s text:c="2"/>~%CentralBaldursGate_FeloniusManor%~ =&gt; ~%default_track%~ // Felonius Gist's home</text:p>
          </table:table-cell>
          <table:table-cell/>
        </table:table-row>
        <table:table-row table:style-name="ro3">
          <table:table-cell table:formula="of:=IF([$master.C158]=&quot;&quot;;CONCATENATE(&quot;  &quot;;IF([$master.D158]=&quot;&quot;;[$master.A158];CONCATENATE(&quot;~%&quot;;[$master.D158];&quot;%~&quot;));&quot; =&gt; ~%default_track%~ // &quot;;[$master.E158]);CONCATENATE(&quot;  &quot;;IF([$master.D158]=&quot;&quot;;[$master.A158];CONCATENATE(&quot;~%&quot;;[$master.D158];&quot;%~&quot;));&quot; =&gt; ~%&quot;;[$master.C158];&quot;%~ // &quot;;[$master.E158]))" office:value-type="string" office:string-value="  ~%CentralBaldursGate_DrakonTavern%~ =&gt; ~%default_track%~ // Drakon Tavern" calcext:value-type="string">
            <text:p><text:s text:c="2"/>~%CentralBaldursGate_DrakonTavern%~ =&gt; ~%default_track%~ // Drakon Tavern</text:p>
          </table:table-cell>
          <table:table-cell/>
        </table:table-row>
        <table:table-row table:style-name="ro3">
          <table:table-cell table:formula="of:=IF([$master.C159]=&quot;&quot;;CONCATENATE(&quot;  &quot;;IF([$master.D159]=&quot;&quot;;[$master.A159];CONCATENATE(&quot;~%&quot;;[$master.D159];&quot;%~&quot;));&quot; =&gt; ~%default_track%~ // &quot;;[$master.E159]);CONCATENATE(&quot;  &quot;;IF([$master.D159]=&quot;&quot;;[$master.A159];CONCATENATE(&quot;~%&quot;;[$master.D159];&quot;%~&quot;));&quot; =&gt; ~%&quot;;[$master.C159];&quot;%~ // &quot;;[$master.E159]))" office:value-type="string" office:string-value="  ~%CentralBaldursGate_PoultryStore%~ =&gt; ~%ar0721%~ // Warehouse full of rabid chickens" calcext:value-type="string">
            <text:p><text:s text:c="2"/>~%CentralBaldursGate_PoultryStore%~ =&gt; ~%ar0721%~ // Warehouse full of rabid chickens</text:p>
          </table:table-cell>
          <table:table-cell/>
        </table:table-row>
        <table:table-row table:style-name="ro3">
          <table:table-cell table:formula="of:=IF([$master.C160]=&quot;&quot;;CONCATENATE(&quot;  &quot;;IF([$master.D160]=&quot;&quot;;[$master.A160];CONCATENATE(&quot;~%&quot;;[$master.D160];&quot;%~&quot;));&quot; =&gt; ~%default_track%~ // &quot;;[$master.E160]);CONCATENATE(&quot;  &quot;;IF([$master.D160]=&quot;&quot;;[$master.A160];CONCATENATE(&quot;~%&quot;;[$master.D160];&quot;%~&quot;));&quot; =&gt; ~%&quot;;[$master.C160];&quot;%~ // &quot;;[$master.E160]))" office:value-type="string" office:string-value="  ~%CentralBaldursGate_House4_L1%~ =&gt; ~%default_track%~ // Generic home, ground floor" calcext:value-type="string">
            <text:p><text:s text:c="2"/>~%CentralBaldursGate_House4_L1%~ =&gt; ~%default_track%~ // Generic home, ground floor</text:p>
          </table:table-cell>
          <table:table-cell/>
        </table:table-row>
        <table:table-row table:style-name="ro3">
          <table:table-cell table:formula="of:=IF([$master.C161]=&quot;&quot;;CONCATENATE(&quot;  &quot;;IF([$master.D161]=&quot;&quot;;[$master.A161];CONCATENATE(&quot;~%&quot;;[$master.D161];&quot;%~&quot;));&quot; =&gt; ~%default_track%~ // &quot;;[$master.E161]);CONCATENATE(&quot;  &quot;;IF([$master.D161]=&quot;&quot;;[$master.A161];CONCATENATE(&quot;~%&quot;;[$master.D161];&quot;%~&quot;));&quot; =&gt; ~%&quot;;[$master.C161];&quot;%~ // &quot;;[$master.E161]))" office:value-type="string" office:string-value="  ~%CentralBaldursGate_House4_L2%~ =&gt; ~%default_track%~ // Generic home, second floor" calcext:value-type="string">
            <text:p><text:s text:c="2"/>~%CentralBaldursGate_House4_L2%~ =&gt; ~%default_track%~ // Generic home, second floor</text:p>
          </table:table-cell>
          <table:table-cell/>
        </table:table-row>
        <table:table-row table:style-name="ro3">
          <table:table-cell table:formula="of:=IF([$master.C162]=&quot;&quot;;CONCATENATE(&quot;  &quot;;IF([$master.D162]=&quot;&quot;;[$master.A162];CONCATENATE(&quot;~%&quot;;[$master.D162];&quot;%~&quot;));&quot; =&gt; ~%default_track%~ // &quot;;[$master.E162]);CONCATENATE(&quot;  &quot;;IF([$master.D162]=&quot;&quot;;[$master.A162];CONCATENATE(&quot;~%&quot;;[$master.D162];&quot;%~&quot;));&quot; =&gt; ~%&quot;;[$master.C162];&quot;%~ // &quot;;[$master.E162]))" office:value-type="string" office:string-value="  ~%CentralBaldursGate_GamblingTent1%~ =&gt; ~%ar0724%~ // Marketplace tent (gambling)" calcext:value-type="string">
            <text:p><text:s text:c="2"/>~%CentralBaldursGate_GamblingTent1%~ =&gt; ~%ar0724%~ // Marketplace tent (gambling)</text:p>
          </table:table-cell>
          <table:table-cell/>
        </table:table-row>
        <table:table-row table:style-name="ro3">
          <table:table-cell table:formula="of:=IF([$master.C163]=&quot;&quot;;CONCATENATE(&quot;  &quot;;IF([$master.D163]=&quot;&quot;;[$master.A163];CONCATENATE(&quot;~%&quot;;[$master.D163];&quot;%~&quot;));&quot; =&gt; ~%default_track%~ // &quot;;[$master.E163]);CONCATENATE(&quot;  &quot;;IF([$master.D163]=&quot;&quot;;[$master.A163];CONCATENATE(&quot;~%&quot;;[$master.D163];&quot;%~&quot;));&quot; =&gt; ~%&quot;;[$master.C163];&quot;%~ // &quot;;[$master.E163]))" office:value-type="string" office:string-value="  ~%CentralBaldursGate_GamblingTent2%~ =&gt; ~%ar0724%~ // Marketplace tent (gambling)" calcext:value-type="string">
            <text:p><text:s text:c="2"/>~%CentralBaldursGate_GamblingTent2%~ =&gt; ~%ar0724%~ // Marketplace tent (gambling)</text:p>
          </table:table-cell>
          <table:table-cell/>
        </table:table-row>
        <table:table-row table:style-name="ro3">
          <table:table-cell table:formula="of:=IF([$master.C164]=&quot;&quot;;CONCATENATE(&quot;  &quot;;IF([$master.D164]=&quot;&quot;;[$master.A164];CONCATENATE(&quot;~%&quot;;[$master.D164];&quot;%~&quot;));&quot; =&gt; ~%default_track%~ // &quot;;[$master.E164]);CONCATENATE(&quot;  &quot;;IF([$master.D164]=&quot;&quot;;[$master.A164];CONCATENATE(&quot;~%&quot;;[$master.D164];&quot;%~&quot;));&quot; =&gt; ~%&quot;;[$master.C164];&quot;%~ // &quot;;[$master.E164]))" office:value-type="string" office:string-value="  ~%CentralBaldursGate_DivinersTent%~ =&gt; ~%default_track%~ // Diviner's marketplace tent" calcext:value-type="string">
            <text:p><text:s text:c="2"/>~%CentralBaldursGate_DivinersTent%~ =&gt; ~%default_track%~ // Diviner's marketplace tent</text:p>
          </table:table-cell>
          <table:table-cell/>
        </table:table-row>
        <table:table-row table:style-name="ro3">
          <table:table-cell table:formula="of:=IF([$master.C165]=&quot;&quot;;CONCATENATE(&quot;  &quot;;IF([$master.D165]=&quot;&quot;;[$master.A165];CONCATENATE(&quot;~%&quot;;[$master.D165];&quot;%~&quot;));&quot; =&gt; ~%default_track%~ // &quot;;[$master.E165]);CONCATENATE(&quot;  &quot;;IF([$master.D165]=&quot;&quot;;[$master.A165];CONCATENATE(&quot;~%&quot;;[$master.D165];&quot;%~&quot;));&quot; =&gt; ~%&quot;;[$master.C165];&quot;%~ // &quot;;[$master.E165]))" office:value-type="string" office:string-value="  ~%EBaldursGate%~ =&gt; ~%ar0800%~ // E Baldur's Gate (Sorcerous Sundries, Elfsong Tavern)" calcext:value-type="string">
            <text:p><text:s text:c="2"/>~%EBaldursGate%~ =&gt; ~%ar0800%~ // E Baldur's Gate (Sorcerous Sundries, Elfsong Tavern)</text:p>
          </table:table-cell>
          <table:table-cell/>
        </table:table-row>
        <table:table-row table:style-name="ro3">
          <table:table-cell table:formula="of:=IF([$master.C166]=&quot;&quot;;CONCATENATE(&quot;  &quot;;IF([$master.D166]=&quot;&quot;;[$master.A166];CONCATENATE(&quot;~%&quot;;[$master.D166];&quot;%~&quot;));&quot; =&gt; ~%default_track%~ // &quot;;[$master.E166]);CONCATENATE(&quot;  &quot;;IF([$master.D166]=&quot;&quot;;[$master.A166];CONCATENATE(&quot;~%&quot;;[$master.D166];&quot;%~&quot;));&quot; =&gt; ~%&quot;;[$master.C166];&quot;%~ // &quot;;[$master.E166]))" office:value-type="string" office:string-value="  ~%EBaldursGate_House6_L1%~ =&gt; ~%default_track%~ // Generic home, ground floor" calcext:value-type="string">
            <text:p><text:s text:c="2"/>~%EBaldursGate_House6_L1%~ =&gt; ~%default_track%~ // Generic home, ground floor</text:p>
          </table:table-cell>
          <table:table-cell/>
        </table:table-row>
        <table:table-row table:style-name="ro3">
          <table:table-cell table:formula="of:=IF([$master.C167]=&quot;&quot;;CONCATENATE(&quot;  &quot;;IF([$master.D167]=&quot;&quot;;[$master.A167];CONCATENATE(&quot;~%&quot;;[$master.D167];&quot;%~&quot;));&quot; =&gt; ~%default_track%~ // &quot;;[$master.E167]);CONCATENATE(&quot;  &quot;;IF([$master.D167]=&quot;&quot;;[$master.A167];CONCATENATE(&quot;~%&quot;;[$master.D167];&quot;%~&quot;));&quot; =&gt; ~%&quot;;[$master.C167];&quot;%~ // &quot;;[$master.E167]))" office:value-type="string" office:string-value="  ~%EBaldursGate_House6_L2%~ =&gt; ~%default_track%~ // Generic home, second floor" calcext:value-type="string">
            <text:p><text:s text:c="2"/>~%EBaldursGate_House6_L2%~ =&gt; ~%default_track%~ // Generic home, second floor</text:p>
          </table:table-cell>
          <table:table-cell/>
        </table:table-row>
        <table:table-row table:style-name="ro3">
          <table:table-cell table:formula="of:=IF([$master.C168]=&quot;&quot;;CONCATENATE(&quot;  &quot;;IF([$master.D168]=&quot;&quot;;[$master.A168];CONCATENATE(&quot;~%&quot;;[$master.D168];&quot;%~&quot;));&quot; =&gt; ~%default_track%~ // &quot;;[$master.E168]);CONCATENATE(&quot;  &quot;;IF([$master.D168]=&quot;&quot;;[$master.A168];CONCATENATE(&quot;~%&quot;;[$master.D168];&quot;%~&quot;));&quot; =&gt; ~%&quot;;[$master.C168];&quot;%~ // &quot;;[$master.E168]))" office:value-type="string" office:string-value="  ~%EBaldursGate_MaltzWeaponShop_L1%~ =&gt; ~%default_track%~ // Maltz's Weapon Shop, ground floor" calcext:value-type="string">
            <text:p><text:s text:c="2"/>~%EBaldursGate_MaltzWeaponShop_L1%~ =&gt; ~%default_track%~ // Maltz's Weapon Shop, ground floor</text:p>
          </table:table-cell>
          <table:table-cell/>
        </table:table-row>
        <table:table-row table:style-name="ro3">
          <table:table-cell table:formula="of:=IF([$master.C169]=&quot;&quot;;CONCATENATE(&quot;  &quot;;IF([$master.D169]=&quot;&quot;;[$master.A169];CONCATENATE(&quot;~%&quot;;[$master.D169];&quot;%~&quot;));&quot; =&gt; ~%default_track%~ // &quot;;[$master.E169]);CONCATENATE(&quot;  &quot;;IF([$master.D169]=&quot;&quot;;[$master.A169];CONCATENATE(&quot;~%&quot;;[$master.D169];&quot;%~&quot;));&quot; =&gt; ~%&quot;;[$master.C169];&quot;%~ // &quot;;[$master.E169]))" office:value-type="string" office:string-value="  ~%EBaldursGate_MaltzWeaponShop_L2%~ =&gt; ~%default_track%~ // Maltz's Weapon Shop, second floor" calcext:value-type="string">
            <text:p><text:s text:c="2"/>~%EBaldursGate_MaltzWeaponShop_L2%~ =&gt; ~%default_track%~ // Maltz's Weapon Shop, second floor</text:p>
          </table:table-cell>
          <table:table-cell/>
        </table:table-row>
        <table:table-row table:style-name="ro3">
          <table:table-cell table:formula="of:=IF([$master.C170]=&quot;&quot;;CONCATENATE(&quot;  &quot;;IF([$master.D170]=&quot;&quot;;[$master.A170];CONCATENATE(&quot;~%&quot;;[$master.D170];&quot;%~&quot;));&quot; =&gt; ~%default_track%~ // &quot;;[$master.E170]);CONCATENATE(&quot;  &quot;;IF([$master.D170]=&quot;&quot;;[$master.A170];CONCATENATE(&quot;~%&quot;;[$master.D170];&quot;%~&quot;));&quot; =&gt; ~%&quot;;[$master.C170];&quot;%~ // &quot;;[$master.E170]))" office:value-type="string" office:string-value="  ~%EBaldursGate_ArkionsHouse_L1%~ =&gt; ~%default_track%~ // Arkion's home, ground floor" calcext:value-type="string">
            <text:p><text:s text:c="2"/>~%EBaldursGate_ArkionsHouse_L1%~ =&gt; ~%default_track%~ // Arkion's home, ground floor</text:p>
          </table:table-cell>
          <table:table-cell/>
        </table:table-row>
        <table:table-row table:style-name="ro3">
          <table:table-cell table:formula="of:=IF([$master.C171]=&quot;&quot;;CONCATENATE(&quot;  &quot;;IF([$master.D171]=&quot;&quot;;[$master.A171];CONCATENATE(&quot;~%&quot;;[$master.D171];&quot;%~&quot;));&quot; =&gt; ~%default_track%~ // &quot;;[$master.E171]);CONCATENATE(&quot;  &quot;;IF([$master.D171]=&quot;&quot;;[$master.A171];CONCATENATE(&quot;~%&quot;;[$master.D171];&quot;%~&quot;));&quot; =&gt; ~%&quot;;[$master.C171];&quot;%~ // &quot;;[$master.E171]))" office:value-type="string" office:string-value="  ~%EBaldursGate_ArkionsHouse_L2%~ =&gt; ~%default_track%~ // Arkion's home, second floor" calcext:value-type="string">
            <text:p><text:s text:c="2"/>~%EBaldursGate_ArkionsHouse_L2%~ =&gt; ~%default_track%~ // Arkion's home, second floor</text:p>
          </table:table-cell>
          <table:table-cell/>
        </table:table-row>
        <table:table-row table:style-name="ro3">
          <table:table-cell table:formula="of:=IF([$master.C172]=&quot;&quot;;CONCATENATE(&quot;  &quot;;IF([$master.D172]=&quot;&quot;;[$master.A172];CONCATENATE(&quot;~%&quot;;[$master.D172];&quot;%~&quot;));&quot; =&gt; ~%default_track%~ // &quot;;[$master.E172]);CONCATENATE(&quot;  &quot;;IF([$master.D172]=&quot;&quot;;[$master.A172];CONCATENATE(&quot;~%&quot;;[$master.D172];&quot;%~&quot;));&quot; =&gt; ~%&quot;;[$master.C172];&quot;%~ // &quot;;[$master.E172]))" office:value-type="string" office:string-value="  ~%EBaldursGate_Inn_L1%~ =&gt; ~%default_track%~ // Generic inn, ground floor" calcext:value-type="string">
            <text:p><text:s text:c="2"/>~%EBaldursGate_Inn_L1%~ =&gt; ~%default_track%~ // Generic inn, ground floor</text:p>
          </table:table-cell>
          <table:table-cell/>
        </table:table-row>
        <table:table-row table:style-name="ro3">
          <table:table-cell table:formula="of:=IF([$master.C173]=&quot;&quot;;CONCATENATE(&quot;  &quot;;IF([$master.D173]=&quot;&quot;;[$master.A173];CONCATENATE(&quot;~%&quot;;[$master.D173];&quot;%~&quot;));&quot; =&gt; ~%default_track%~ // &quot;;[$master.E173]);CONCATENATE(&quot;  &quot;;IF([$master.D173]=&quot;&quot;;[$master.A173];CONCATENATE(&quot;~%&quot;;[$master.D173];&quot;%~&quot;));&quot; =&gt; ~%&quot;;[$master.C173];&quot;%~ // &quot;;[$master.E173]))" office:value-type="string" office:string-value="  ~%EBaldursGate_Inn_L2%~ =&gt; ~%default_track%~ // Generic inn, second floor" calcext:value-type="string">
            <text:p><text:s text:c="2"/>~%EBaldursGate_Inn_L2%~ =&gt; ~%default_track%~ // Generic inn, second floor</text:p>
          </table:table-cell>
          <table:table-cell/>
        </table:table-row>
        <table:table-row table:style-name="ro3">
          <table:table-cell table:formula="of:=IF([$master.C174]=&quot;&quot;;CONCATENATE(&quot;  &quot;;IF([$master.D174]=&quot;&quot;;[$master.A174];CONCATENATE(&quot;~%&quot;;[$master.D174];&quot;%~&quot;));&quot; =&gt; ~%default_track%~ // &quot;;[$master.E174]);CONCATENATE(&quot;  &quot;;IF([$master.D174]=&quot;&quot;;[$master.A174];CONCATENATE(&quot;~%&quot;;[$master.D174];&quot;%~&quot;));&quot; =&gt; ~%&quot;;[$master.C174];&quot;%~ // &quot;;[$master.E174]))" office:value-type="string" office:string-value="  ~%EBaldursGate_SilencesShop%~ =&gt; ~%default_track%~ // Silence's store" calcext:value-type="string">
            <text:p><text:s text:c="2"/>~%EBaldursGate_SilencesShop%~ =&gt; ~%default_track%~ // Silence's store</text:p>
          </table:table-cell>
          <table:table-cell/>
        </table:table-row>
        <table:table-row table:style-name="ro3">
          <table:table-cell table:formula="of:=IF([$master.C175]=&quot;&quot;;CONCATENATE(&quot;  &quot;;IF([$master.D175]=&quot;&quot;;[$master.A175];CONCATENATE(&quot;~%&quot;;[$master.D175];&quot;%~&quot;));&quot; =&gt; ~%default_track%~ // &quot;;[$master.E175]);CONCATENATE(&quot;  &quot;;IF([$master.D175]=&quot;&quot;;[$master.A175];CONCATENATE(&quot;~%&quot;;[$master.D175];&quot;%~&quot;));&quot; =&gt; ~%&quot;;[$master.C175];&quot;%~ // &quot;;[$master.E175]))" office:value-type="string" office:string-value="  ~%EBaldursGate_LuckyAellos%~ =&gt; ~%default_track%~ // Luck Aello's store" calcext:value-type="string">
            <text:p><text:s text:c="2"/>~%EBaldursGate_LuckyAellos%~ =&gt; ~%default_track%~ // Luck Aello's store</text:p>
          </table:table-cell>
          <table:table-cell/>
        </table:table-row>
        <table:table-row table:style-name="ro3">
          <table:table-cell table:formula="of:=IF([$master.C176]=&quot;&quot;;CONCATENATE(&quot;  &quot;;IF([$master.D176]=&quot;&quot;;[$master.A176];CONCATENATE(&quot;~%&quot;;[$master.D176];&quot;%~&quot;));&quot; =&gt; ~%default_track%~ // &quot;;[$master.E176]);CONCATENATE(&quot;  &quot;;IF([$master.D176]=&quot;&quot;;[$master.A176];CONCATENATE(&quot;~%&quot;;[$master.D176];&quot;%~&quot;));&quot; =&gt; ~%&quot;;[$master.C176];&quot;%~ // &quot;;[$master.E176]))" office:value-type="string" office:string-value="  ~%EBaldursGate_House1_L1%~ =&gt; ~%default_track%~ // Generic home, ground floor" calcext:value-type="string">
            <text:p><text:s text:c="2"/>~%EBaldursGate_House1_L1%~ =&gt; ~%default_track%~ // Generic home, ground floor</text:p>
          </table:table-cell>
          <table:table-cell/>
        </table:table-row>
        <table:table-row table:style-name="ro3">
          <table:table-cell table:formula="of:=IF([$master.C177]=&quot;&quot;;CONCATENATE(&quot;  &quot;;IF([$master.D177]=&quot;&quot;;[$master.A177];CONCATENATE(&quot;~%&quot;;[$master.D177];&quot;%~&quot;));&quot; =&gt; ~%default_track%~ // &quot;;[$master.E177]);CONCATENATE(&quot;  &quot;;IF([$master.D177]=&quot;&quot;;[$master.A177];CONCATENATE(&quot;~%&quot;;[$master.D177];&quot;%~&quot;));&quot; =&gt; ~%&quot;;[$master.C177];&quot;%~ // &quot;;[$master.E177]))" office:value-type="string" office:string-value="  ~%EBaldursGate_House1_L2%~ =&gt; ~%default_track%~ // Generic home, second floor" calcext:value-type="string">
            <text:p><text:s text:c="2"/>~%EBaldursGate_House1_L2%~ =&gt; ~%default_track%~ // Generic home, second floor</text:p>
          </table:table-cell>
          <table:table-cell/>
        </table:table-row>
        <table:table-row table:style-name="ro3">
          <table:table-cell table:formula="of:=IF([$master.C178]=&quot;&quot;;CONCATENATE(&quot;  &quot;;IF([$master.D178]=&quot;&quot;;[$master.A178];CONCATENATE(&quot;~%&quot;;[$master.D178];&quot;%~&quot;));&quot; =&gt; ~%default_track%~ // &quot;;[$master.E178]);CONCATENATE(&quot;  &quot;;IF([$master.D178]=&quot;&quot;;[$master.A178];CONCATENATE(&quot;~%&quot;;[$master.D178];&quot;%~&quot;));&quot; =&gt; ~%&quot;;[$master.C178];&quot;%~ // &quot;;[$master.E178]))" office:value-type="string" office:string-value="  ~%SEBaldursGate_NemphresHouse_L1%~ =&gt; ~%default_track%~ // Nemphre's home, ground floor" calcext:value-type="string">
            <text:p><text:s text:c="2"/>~%SEBaldursGate_NemphresHouse_L1%~ =&gt; ~%default_track%~ // Nemphre's home, ground floor</text:p>
          </table:table-cell>
          <table:table-cell/>
        </table:table-row>
        <table:table-row table:style-name="ro3">
          <table:table-cell table:formula="of:=IF([$master.C179]=&quot;&quot;;CONCATENATE(&quot;  &quot;;IF([$master.D179]=&quot;&quot;;[$master.A179];CONCATENATE(&quot;~%&quot;;[$master.D179];&quot;%~&quot;));&quot; =&gt; ~%default_track%~ // &quot;;[$master.E179]);CONCATENATE(&quot;  &quot;;IF([$master.D179]=&quot;&quot;;[$master.A179];CONCATENATE(&quot;~%&quot;;[$master.D179];&quot;%~&quot;));&quot; =&gt; ~%&quot;;[$master.C179];&quot;%~ // &quot;;[$master.E179]))" office:value-type="string" office:string-value="  ~%SEBaldursGate_NemphresHouse_L2%~ =&gt; ~%default_track%~ // Nemphre's home, second floor" calcext:value-type="string">
            <text:p><text:s text:c="2"/>~%SEBaldursGate_NemphresHouse_L2%~ =&gt; ~%default_track%~ // Nemphre's home, second floor</text:p>
          </table:table-cell>
          <table:table-cell/>
        </table:table-row>
        <table:table-row table:style-name="ro3">
          <table:table-cell table:formula="of:=IF([$master.C180]=&quot;&quot;;CONCATENATE(&quot;  &quot;;IF([$master.D180]=&quot;&quot;;[$master.A180];CONCATENATE(&quot;~%&quot;;[$master.D180];&quot;%~&quot;));&quot; =&gt; ~%default_track%~ // &quot;;[$master.E180]);CONCATENATE(&quot;  &quot;;IF([$master.D180]=&quot;&quot;;[$master.A180];CONCATENATE(&quot;~%&quot;;[$master.D180];&quot;%~&quot;));&quot; =&gt; ~%&quot;;[$master.C180];&quot;%~ // &quot;;[$master.E180]))" office:value-type="string" office:string-value="  ~%WyrmsCrossing%~ =&gt; ~%ar0900%~ // Wyrm's Crossing (bridge to BG, Tenya, Quayle)" calcext:value-type="string">
            <text:p><text:s text:c="2"/>~%WyrmsCrossing%~ =&gt; ~%ar0900%~ // Wyrm's Crossing (bridge to BG, Tenya, Quayle)</text:p>
          </table:table-cell>
          <table:table-cell/>
        </table:table-row>
        <table:table-row table:style-name="ro3">
          <table:table-cell table:formula="of:=IF([$master.C181]=&quot;&quot;;CONCATENATE(&quot;  &quot;;IF([$master.D181]=&quot;&quot;;[$master.A181];CONCATENATE(&quot;~%&quot;;[$master.D181];&quot;%~&quot;));&quot; =&gt; ~%default_track%~ // &quot;;[$master.E181]);CONCATENATE(&quot;  &quot;;IF([$master.D181]=&quot;&quot;;[$master.A181];CONCATENATE(&quot;~%&quot;;[$master.D181];&quot;%~&quot;));&quot; =&gt; ~%&quot;;[$master.C181];&quot;%~ // &quot;;[$master.E181]))" office:value-type="string" office:string-value="  ~%WyrmsCrossingTenyasHouse%~ =&gt; ~%default_track%~ // Tenya's home" calcext:value-type="string">
            <text:p><text:s text:c="2"/>~%WyrmsCrossingTenyasHouse%~ =&gt; ~%default_track%~ // Tenya's home</text:p>
          </table:table-cell>
          <table:table-cell/>
        </table:table-row>
        <table:table-row table:style-name="ro3">
          <table:table-cell table:formula="of:=IF([$master.C182]=&quot;&quot;;CONCATENATE(&quot;  &quot;;IF([$master.D182]=&quot;&quot;;[$master.A182];CONCATENATE(&quot;~%&quot;;[$master.D182];&quot;%~&quot;));&quot; =&gt; ~%default_track%~ // &quot;;[$master.E182]);CONCATENATE(&quot;  &quot;;IF([$master.D182]=&quot;&quot;;[$master.A182];CONCATENATE(&quot;~%&quot;;[$master.D182];&quot;%~&quot;));&quot; =&gt; ~%&quot;;[$master.C182];&quot;%~ // &quot;;[$master.E182]))" office:value-type="string" office:string-value="  ~%UlgothsBeard%~ =&gt; ~%ar1000%~ // Ulgoth's Beard (Shandalar, Ike, Mendas)" calcext:value-type="string">
            <text:p><text:s text:c="2"/>~%UlgothsBeard%~ =&gt; ~%ar1000%~ // Ulgoth's Beard (Shandalar, Ike, Mendas)</text:p>
          </table:table-cell>
          <table:table-cell/>
        </table:table-row>
        <table:table-row table:style-name="ro3">
          <table:table-cell table:formula="of:=IF([$master.C183]=&quot;&quot;;CONCATENATE(&quot;  &quot;;IF([$master.D183]=&quot;&quot;;[$master.A183];CONCATENATE(&quot;~%&quot;;[$master.D183];&quot;%~&quot;));&quot; =&gt; ~%default_track%~ // &quot;;[$master.E183]);CONCATENATE(&quot;  &quot;;IF([$master.D183]=&quot;&quot;;[$master.A183];CONCATENATE(&quot;~%&quot;;[$master.D183];&quot;%~&quot;));&quot; =&gt; ~%&quot;;[$master.C183];&quot;%~ // &quot;;[$master.E183]))" office:value-type="string" office:string-value="  ~%UlgothsBeard_Inn%~ =&gt; ~%default_track%~ // Ulgoth Beard's Inn (Hurgan Stoneblade)" calcext:value-type="string">
            <text:p><text:s text:c="2"/>~%UlgothsBeard_Inn%~ =&gt; ~%default_track%~ // Ulgoth Beard's Inn (Hurgan Stoneblade)</text:p>
          </table:table-cell>
          <table:table-cell/>
        </table:table-row>
        <table:table-row table:style-name="ro3">
          <table:table-cell table:formula="of:=IF([$master.C184]=&quot;&quot;;CONCATENATE(&quot;  &quot;;IF([$master.D184]=&quot;&quot;;[$master.A184];CONCATENATE(&quot;~%&quot;;[$master.D184];&quot;%~&quot;));&quot; =&gt; ~%default_track%~ // &quot;;[$master.E184]);CONCATENATE(&quot;  &quot;;IF([$master.D184]=&quot;&quot;;[$master.A184];CONCATENATE(&quot;~%&quot;;[$master.D184];&quot;%~&quot;));&quot; =&gt; ~%&quot;;[$master.C184];&quot;%~ // &quot;;[$master.E184]))" office:value-type="string" office:string-value="  ~%UlgothsBeard_DemonsChamber%~ =&gt; ~%default_track%~ // Aec'Letec cult building, basement (Aec'Letec)" calcext:value-type="string">
            <text:p><text:s text:c="2"/>~%UlgothsBeard_DemonsChamber%~ =&gt; ~%default_track%~ // Aec'Letec cult building, basement (Aec'Letec)</text:p>
          </table:table-cell>
          <table:table-cell/>
        </table:table-row>
        <table:table-row table:style-name="ro3">
          <table:table-cell table:formula="of:=IF([$master.C185]=&quot;&quot;;CONCATENATE(&quot;  &quot;;IF([$master.D185]=&quot;&quot;;[$master.A185];CONCATENATE(&quot;~%&quot;;[$master.D185];&quot;%~&quot;));&quot; =&gt; ~%default_track%~ // &quot;;[$master.E185]);CONCATENATE(&quot;  &quot;;IF([$master.D185]=&quot;&quot;;[$master.A185];CONCATENATE(&quot;~%&quot;;[$master.D185];&quot;%~&quot;));&quot; =&gt; ~%&quot;;[$master.C185];&quot;%~ // &quot;;[$master.E185]))" office:value-type="string" office:string-value="  ~%UlgothsBeard_Storehouse%~ =&gt; ~%default_track%~ // Aec'Letec cult building, ground floor" calcext:value-type="string">
            <text:p><text:s text:c="2"/>~%UlgothsBeard_Storehouse%~ =&gt; ~%default_track%~ // Aec'Letec cult building, ground floor</text:p>
          </table:table-cell>
          <table:table-cell/>
        </table:table-row>
        <table:table-row table:style-name="ro3">
          <table:table-cell table:formula="of:=IF([$master.C186]=&quot;&quot;;CONCATENATE(&quot;  &quot;;IF([$master.D186]=&quot;&quot;;[$master.A186];CONCATENATE(&quot;~%&quot;;[$master.D186];&quot;%~&quot;));&quot; =&gt; ~%default_track%~ // &quot;;[$master.E186]);CONCATENATE(&quot;  &quot;;IF([$master.D186]=&quot;&quot;;[$master.A186];CONCATENATE(&quot;~%&quot;;[$master.D186];&quot;%~&quot;));&quot; =&gt; ~%&quot;;[$master.C186];&quot;%~ // &quot;;[$master.E186]))" office:value-type="string" office:string-value="  ~%UlgothsBeard_MendasHouse%~ =&gt; ~%ar1004%~ // Mendas's home" calcext:value-type="string">
            <text:p><text:s text:c="2"/>~%UlgothsBeard_MendasHouse%~ =&gt; ~%ar1004%~ // Mendas's home</text:p>
          </table:table-cell>
          <table:table-cell/>
        </table:table-row>
        <table:table-row table:style-name="ro3">
          <table:table-cell table:formula="of:=IF([$master.C187]=&quot;&quot;;CONCATENATE(&quot;  &quot;;IF([$master.D187]=&quot;&quot;;[$master.A187];CONCATENATE(&quot;~%&quot;;[$master.D187];&quot;%~&quot;));&quot; =&gt; ~%default_track%~ // &quot;;[$master.E187]);CONCATENATE(&quot;  &quot;;IF([$master.D187]=&quot;&quot;;[$master.A187];CONCATENATE(&quot;~%&quot;;[$master.D187];&quot;%~&quot;));&quot; =&gt; ~%&quot;;[$master.C187];&quot;%~ // &quot;;[$master.E187]))" office:value-type="string" office:string-value="  ~%UlgothsBeard_TherellasHouse%~ =&gt; ~%default_track%~ // Therella's home" calcext:value-type="string">
            <text:p><text:s text:c="2"/>~%UlgothsBeard_TherellasHouse%~ =&gt; ~%default_track%~ // Therella's home</text:p>
          </table:table-cell>
          <table:table-cell/>
        </table:table-row>
        <table:table-row table:style-name="ro3">
          <table:table-cell table:formula="of:=IF([$master.C188]=&quot;&quot;;CONCATENATE(&quot;  &quot;;IF([$master.D188]=&quot;&quot;;[$master.A188];CONCATENATE(&quot;~%&quot;;[$master.D188];&quot;%~&quot;));&quot; =&gt; ~%default_track%~ // &quot;;[$master.E188]);CONCATENATE(&quot;  &quot;;IF([$master.D188]=&quot;&quot;;[$master.A188];CONCATENATE(&quot;~%&quot;;[$master.D188];&quot;%~&quot;));&quot; =&gt; ~%&quot;;[$master.C188];&quot;%~ // &quot;;[$master.E188]))" office:value-type="string" office:string-value="  ~%UlgothsBeard_House2%~ =&gt; ~%default_track%~ // Generic home" calcext:value-type="string">
            <text:p><text:s text:c="2"/>~%UlgothsBeard_House2%~ =&gt; ~%default_track%~ // Generic home</text:p>
          </table:table-cell>
          <table:table-cell/>
        </table:table-row>
        <table:table-row table:style-name="ro3">
          <table:table-cell table:formula="of:=IF([$master.C189]=&quot;&quot;;CONCATENATE(&quot;  &quot;;IF([$master.D189]=&quot;&quot;;[$master.A189];CONCATENATE(&quot;~%&quot;;[$master.D189];&quot;%~&quot;));&quot; =&gt; ~%default_track%~ // &quot;;[$master.E189]);CONCATENATE(&quot;  &quot;;IF([$master.D189]=&quot;&quot;;[$master.A189];CONCATENATE(&quot;~%&quot;;[$master.D189];&quot;%~&quot;));&quot; =&gt; ~%&quot;;[$master.C189];&quot;%~ // &quot;;[$master.E189]))" office:value-type="string" office:string-value="  ~%UlgothsBeard_House1%~ =&gt; ~%default_track%~ // Generic home" calcext:value-type="string">
            <text:p><text:s text:c="2"/>~%UlgothsBeard_House1%~ =&gt; ~%default_track%~ // Generic home</text:p>
          </table:table-cell>
          <table:table-cell/>
        </table:table-row>
        <table:table-row table:style-name="ro3">
          <table:table-cell table:formula="of:=IF([$master.C190]=&quot;&quot;;CONCATENATE(&quot;  &quot;;IF([$master.D190]=&quot;&quot;;[$master.A190];CONCATENATE(&quot;~%&quot;;[$master.D190];&quot;%~&quot;));&quot; =&gt; ~%default_track%~ // &quot;;[$master.E190]);CONCATENATE(&quot;  &quot;;IF([$master.D190]=&quot;&quot;;[$master.A190];CONCATENATE(&quot;~%&quot;;[$master.D190];&quot;%~&quot;));&quot; =&gt; ~%&quot;;[$master.C190];&quot;%~ // &quot;;[$master.E190]))" office:value-type="string" office:string-value="  ~%IceIsland%~ =&gt; ~%ar1008%~ // Ice island, exterior" calcext:value-type="string">
            <text:p><text:s text:c="2"/>~%IceIsland%~ =&gt; ~%ar1008%~ // Ice island, exterior</text:p>
          </table:table-cell>
          <table:table-cell/>
        </table:table-row>
        <table:table-row table:style-name="ro3">
          <table:table-cell table:formula="of:=IF([$master.C191]=&quot;&quot;;CONCATENATE(&quot;  &quot;;IF([$master.D191]=&quot;&quot;;[$master.A191];CONCATENATE(&quot;~%&quot;;[$master.D191];&quot;%~&quot;));&quot; =&gt; ~%default_track%~ // &quot;;[$master.E191]);CONCATENATE(&quot;  &quot;;IF([$master.D191]=&quot;&quot;;[$master.A191];CONCATENATE(&quot;~%&quot;;[$master.D191];&quot;%~&quot;));&quot; =&gt; ~%&quot;;[$master.C191];&quot;%~ // &quot;;[$master.E191]))" office:value-type="string" office:string-value="  ~%IceIslandMaze_L1%~ =&gt; ~%default_track%~ // Ice island, dungeon" calcext:value-type="string">
            <text:p><text:s text:c="2"/>~%IceIslandMaze_L1%~ =&gt; ~%default_track%~ // Ice island, dungeon</text:p>
          </table:table-cell>
          <table:table-cell/>
        </table:table-row>
        <table:table-row table:style-name="ro3">
          <table:table-cell table:formula="of:=IF([$master.C192]=&quot;&quot;;CONCATENATE(&quot;  &quot;;IF([$master.D192]=&quot;&quot;;[$master.A192];CONCATENATE(&quot;~%&quot;;[$master.D192];&quot;%~&quot;));&quot; =&gt; ~%default_track%~ // &quot;;[$master.E192]);CONCATENATE(&quot;  &quot;;IF([$master.D192]=&quot;&quot;;[$master.A192];CONCATENATE(&quot;~%&quot;;[$master.D192];&quot;%~&quot;));&quot; =&gt; ~%&quot;;[$master.C192];&quot;%~ // &quot;;[$master.E192]))" office:value-type="string" office:string-value="  ~%IceIslandMaze_L2%~ =&gt; ~%default_track%~ // Ice island, unused exit area" calcext:value-type="string">
            <text:p><text:s text:c="2"/>~%IceIslandMaze_L2%~ =&gt; ~%default_track%~ // Ice island, unused exit area</text:p>
          </table:table-cell>
          <table:table-cell/>
        </table:table-row>
        <table:table-row table:style-name="ro3">
          <table:table-cell table:formula="of:=IF([$master.C193]=&quot;&quot;;CONCATENATE(&quot;  &quot;;IF([$master.D193]=&quot;&quot;;[$master.A193];CONCATENATE(&quot;~%&quot;;[$master.D193];&quot;%~&quot;));&quot; =&gt; ~%default_track%~ // &quot;;[$master.E193]);CONCATENATE(&quot;  &quot;;IF([$master.D193]=&quot;&quot;;[$master.A193];CONCATENATE(&quot;~%&quot;;[$master.D193];&quot;%~&quot;));&quot; =&gt; ~%&quot;;[$master.C193];&quot;%~ // &quot;;[$master.E193]))" office:value-type="string" office:string-value="  ~%SWBaldursGate%~ =&gt; ~%ar1100%~ // SW Baldur's Gate (Flaming Fist HQ, Merchant League, Seven Suns)" calcext:value-type="string">
            <text:p><text:s text:c="2"/>~%SWBaldursGate%~ =&gt; ~%ar1100%~ // SW Baldur's Gate (Flaming Fist HQ, Merchant League, Seven Suns)</text:p>
          </table:table-cell>
          <table:table-cell/>
        </table:table-row>
        <table:table-row table:style-name="ro3">
          <table:table-cell table:formula="of:=IF([$master.C194]=&quot;&quot;;CONCATENATE(&quot;  &quot;;IF([$master.D194]=&quot;&quot;;[$master.A194];CONCATENATE(&quot;~%&quot;;[$master.D194];&quot;%~&quot;));&quot; =&gt; ~%default_track%~ // &quot;;[$master.E194]);CONCATENATE(&quot;  &quot;;IF([$master.D194]=&quot;&quot;;[$master.A194];CONCATENATE(&quot;~%&quot;;[$master.D194];&quot;%~&quot;));&quot; =&gt; ~%&quot;;[$master.C194];&quot;%~ // &quot;;[$master.E194]))" office:value-type="string" office:string-value="  ~%SWBaldursGate_WivensHouse_L1%~ =&gt; ~%default_track%~ // Generic home, ground floor (thieves Wiven, Dirk, Meakin and Sath)" calcext:value-type="string">
            <text:p><text:s text:c="2"/>~%SWBaldursGate_WivensHouse_L1%~ =&gt; ~%default_track%~ // Generic home, ground floor (thieves Wiven, Dirk, Meakin and Sath)</text:p>
          </table:table-cell>
          <table:table-cell/>
        </table:table-row>
        <table:table-row table:style-name="ro3">
          <table:table-cell table:formula="of:=IF([$master.C195]=&quot;&quot;;CONCATENATE(&quot;  &quot;;IF([$master.D195]=&quot;&quot;;[$master.A195];CONCATENATE(&quot;~%&quot;;[$master.D195];&quot;%~&quot;));&quot; =&gt; ~%default_track%~ // &quot;;[$master.E195]);CONCATENATE(&quot;  &quot;;IF([$master.D195]=&quot;&quot;;[$master.A195];CONCATENATE(&quot;~%&quot;;[$master.D195];&quot;%~&quot;));&quot; =&gt; ~%&quot;;[$master.C195];&quot;%~ // &quot;;[$master.E195]))" office:value-type="string" office:string-value="  ~%SWBaldursGate_WivensHouse_L2%~ =&gt; ~%default_track%~ // Generic home, second floor" calcext:value-type="string">
            <text:p><text:s text:c="2"/>~%SWBaldursGate_WivensHouse_L2%~ =&gt; ~%default_track%~ // Generic home, second floor</text:p>
          </table:table-cell>
          <table:table-cell/>
        </table:table-row>
        <table:table-row table:style-name="ro3">
          <table:table-cell table:formula="of:=IF([$master.C196]=&quot;&quot;;CONCATENATE(&quot;  &quot;;IF([$master.D196]=&quot;&quot;;[$master.A196];CONCATENATE(&quot;~%&quot;;[$master.D196];&quot;%~&quot;));&quot; =&gt; ~%default_track%~ // &quot;;[$master.E196]);CONCATENATE(&quot;  &quot;;IF([$master.D196]=&quot;&quot;;[$master.A196];CONCATENATE(&quot;~%&quot;;[$master.D196];&quot;%~&quot;));&quot; =&gt; ~%&quot;;[$master.C196];&quot;%~ // &quot;;[$master.E196]))" office:value-type="string" office:string-value="  ~%SWBaldursGate_House3_L1%~ =&gt; ~%default_track%~ // Generic home, ground floor" calcext:value-type="string">
            <text:p><text:s text:c="2"/>~%SWBaldursGate_House3_L1%~ =&gt; ~%default_track%~ // Generic home, ground floor</text:p>
          </table:table-cell>
          <table:table-cell/>
        </table:table-row>
        <table:table-row table:style-name="ro3">
          <table:table-cell table:formula="of:=IF([$master.C197]=&quot;&quot;;CONCATENATE(&quot;  &quot;;IF([$master.D197]=&quot;&quot;;[$master.A197];CONCATENATE(&quot;~%&quot;;[$master.D197];&quot;%~&quot;));&quot; =&gt; ~%default_track%~ // &quot;;[$master.E197]);CONCATENATE(&quot;  &quot;;IF([$master.D197]=&quot;&quot;;[$master.A197];CONCATENATE(&quot;~%&quot;;[$master.D197];&quot;%~&quot;));&quot; =&gt; ~%&quot;;[$master.C197];&quot;%~ // &quot;;[$master.E197]))" office:value-type="string" office:string-value="  ~%SWBaldursGate_House3_L2%~ =&gt; ~%default_track%~ // Generic home, second floor" calcext:value-type="string">
            <text:p><text:s text:c="2"/>~%SWBaldursGate_House3_L2%~ =&gt; ~%default_track%~ // Generic home, second floor</text:p>
          </table:table-cell>
          <table:table-cell/>
        </table:table-row>
        <table:table-row table:style-name="ro3">
          <table:table-cell table:formula="of:=IF([$master.C198]=&quot;&quot;;CONCATENATE(&quot;  &quot;;IF([$master.D198]=&quot;&quot;;[$master.A198];CONCATENATE(&quot;~%&quot;;[$master.D198];&quot;%~&quot;));&quot; =&gt; ~%default_track%~ // &quot;;[$master.E198]);CONCATENATE(&quot;  &quot;;IF([$master.D198]=&quot;&quot;;[$master.A198];CONCATENATE(&quot;~%&quot;;[$master.D198];&quot;%~&quot;));&quot; =&gt; ~%&quot;;[$master.C198];&quot;%~ // &quot;;[$master.E198]))" office:value-type="string" office:string-value="  ~%SWBaldursGate_House1_L1%~ =&gt; ~%default_track%~ // Generic home, ground floor" calcext:value-type="string">
            <text:p><text:s text:c="2"/>~%SWBaldursGate_House1_L1%~ =&gt; ~%default_track%~ // Generic home, ground floor</text:p>
          </table:table-cell>
          <table:table-cell/>
        </table:table-row>
        <table:table-row table:style-name="ro3">
          <table:table-cell table:formula="of:=IF([$master.C199]=&quot;&quot;;CONCATENATE(&quot;  &quot;;IF([$master.D199]=&quot;&quot;;[$master.A199];CONCATENATE(&quot;~%&quot;;[$master.D199];&quot;%~&quot;));&quot; =&gt; ~%default_track%~ // &quot;;[$master.E199]);CONCATENATE(&quot;  &quot;;IF([$master.D199]=&quot;&quot;;[$master.A199];CONCATENATE(&quot;~%&quot;;[$master.D199];&quot;%~&quot;));&quot; =&gt; ~%&quot;;[$master.C199];&quot;%~ // &quot;;[$master.E199]))" office:value-type="string" office:string-value="  ~%SWBaldursGate_House1_L2%~ =&gt; ~%default_track%~ // Generic home, second floor" calcext:value-type="string">
            <text:p><text:s text:c="2"/>~%SWBaldursGate_House1_L2%~ =&gt; ~%default_track%~ // Generic home, second floor</text:p>
          </table:table-cell>
          <table:table-cell/>
        </table:table-row>
        <table:table-row table:style-name="ro3">
          <table:table-cell table:formula="of:=IF([$master.C200]=&quot;&quot;;CONCATENATE(&quot;  &quot;;IF([$master.D200]=&quot;&quot;;[$master.A200];CONCATENATE(&quot;~%&quot;;[$master.D200];&quot;%~&quot;));&quot; =&gt; ~%default_track%~ // &quot;;[$master.E200]);CONCATENATE(&quot;  &quot;;IF([$master.D200]=&quot;&quot;;[$master.A200];CONCATENATE(&quot;~%&quot;;[$master.D200];&quot;%~&quot;));&quot; =&gt; ~%&quot;;[$master.C200];&quot;%~ // &quot;;[$master.E200]))" office:value-type="string" office:string-value="  ~%SWBaldursGate_House2_L1%~ =&gt; ~%default_track%~ // Generic home, ground floor" calcext:value-type="string">
            <text:p><text:s text:c="2"/>~%SWBaldursGate_House2_L1%~ =&gt; ~%default_track%~ // Generic home, ground floor</text:p>
          </table:table-cell>
          <table:table-cell/>
        </table:table-row>
        <table:table-row table:style-name="ro3">
          <table:table-cell table:formula="of:=IF([$master.C201]=&quot;&quot;;CONCATENATE(&quot;  &quot;;IF([$master.D201]=&quot;&quot;;[$master.A201];CONCATENATE(&quot;~%&quot;;[$master.D201];&quot;%~&quot;));&quot; =&gt; ~%default_track%~ // &quot;;[$master.E201]);CONCATENATE(&quot;  &quot;;IF([$master.D201]=&quot;&quot;;[$master.A201];CONCATENATE(&quot;~%&quot;;[$master.D201];&quot;%~&quot;));&quot; =&gt; ~%&quot;;[$master.C201];&quot;%~ // &quot;;[$master.E201]))" office:value-type="string" office:string-value="  ~%SWBaldursGate_House2_L2%~ =&gt; ~%default_track%~ // Generic home, second floor" calcext:value-type="string">
            <text:p><text:s text:c="2"/>~%SWBaldursGate_House2_L2%~ =&gt; ~%default_track%~ // Generic home, second floor</text:p>
          </table:table-cell>
          <table:table-cell/>
        </table:table-row>
        <table:table-row table:style-name="ro3">
          <table:table-cell table:formula="of:=IF([$master.C202]=&quot;&quot;;CONCATENATE(&quot;  &quot;;IF([$master.D202]=&quot;&quot;;[$master.A202];CONCATENATE(&quot;~%&quot;;[$master.D202];&quot;%~&quot;));&quot; =&gt; ~%default_track%~ // &quot;;[$master.E202]);CONCATENATE(&quot;  &quot;;IF([$master.D202]=&quot;&quot;;[$master.A202];CONCATENATE(&quot;~%&quot;;[$master.D202];&quot;%~&quot;));&quot; =&gt; ~%&quot;;[$master.C202];&quot;%~ // &quot;;[$master.E202]))" office:value-type="string" office:string-value="  ~%SWBaldursGate_Tavern_L1%~ =&gt; ~%ar1109%~ // Generic tavern, ground floor (Phandalyn)" calcext:value-type="string">
            <text:p><text:s text:c="2"/>~%SWBaldursGate_Tavern_L1%~ =&gt; ~%ar1109%~ // Generic tavern, ground floor (Phandalyn)</text:p>
          </table:table-cell>
          <table:table-cell/>
        </table:table-row>
        <table:table-row table:style-name="ro3">
          <table:table-cell table:formula="of:=IF([$master.C203]=&quot;&quot;;CONCATENATE(&quot;  &quot;;IF([$master.D203]=&quot;&quot;;[$master.A203];CONCATENATE(&quot;~%&quot;;[$master.D203];&quot;%~&quot;));&quot; =&gt; ~%default_track%~ // &quot;;[$master.E203]);CONCATENATE(&quot;  &quot;;IF([$master.D203]=&quot;&quot;;[$master.A203];CONCATENATE(&quot;~%&quot;;[$master.D203];&quot;%~&quot;));&quot; =&gt; ~%&quot;;[$master.C203];&quot;%~ // &quot;;[$master.E203]))" office:value-type="string" office:string-value="  ~%SWBaldursGate_Tavern_L2%~ =&gt; ~%default_track%~ // Generic tavern, second floor" calcext:value-type="string">
            <text:p><text:s text:c="2"/>~%SWBaldursGate_Tavern_L2%~ =&gt; ~%default_track%~ // Generic tavern, second floor</text:p>
          </table:table-cell>
          <table:table-cell/>
        </table:table-row>
        <table:table-row table:style-name="ro3">
          <table:table-cell table:formula="of:=IF([$master.C204]=&quot;&quot;;CONCATENATE(&quot;  &quot;;IF([$master.D204]=&quot;&quot;;[$master.A204];CONCATENATE(&quot;~%&quot;;[$master.D204];&quot;%~&quot;));&quot; =&gt; ~%default_track%~ // &quot;;[$master.E204]);CONCATENATE(&quot;  &quot;;IF([$master.D204]=&quot;&quot;;[$master.A204];CONCATENATE(&quot;~%&quot;;[$master.D204];&quot;%~&quot;));&quot; =&gt; ~%&quot;;[$master.C204];&quot;%~ // &quot;;[$master.E204]))" office:value-type="string" office:string-value="  ~%SWBaldursGate_SuninsHouse%~ =&gt; ~%default_track%~ // Sunin's home" calcext:value-type="string">
            <text:p><text:s text:c="2"/>~%SWBaldursGate_SuninsHouse%~ =&gt; ~%default_track%~ // Sunin's home</text:p>
          </table:table-cell>
          <table:table-cell/>
        </table:table-row>
        <table:table-row table:style-name="ro3">
          <table:table-cell table:formula="of:=IF([$master.C205]=&quot;&quot;;CONCATENATE(&quot;  &quot;;IF([$master.D205]=&quot;&quot;;[$master.A205];CONCATENATE(&quot;~%&quot;;[$master.D205];&quot;%~&quot;));&quot; =&gt; ~%default_track%~ // &quot;;[$master.E205]);CONCATENATE(&quot;  &quot;;IF([$master.D205]=&quot;&quot;;[$master.A205];CONCATENATE(&quot;~%&quot;;[$master.D205];&quot;%~&quot;));&quot; =&gt; ~%&quot;;[$master.C205];&quot;%~ // &quot;;[$master.E205]))" office:value-type="string" office:string-value="  ~%SWBaldursGate_WeaponsStore1%~ =&gt; ~%default_track%~ // Generic weapons store" calcext:value-type="string">
            <text:p><text:s text:c="2"/>~%SWBaldursGate_WeaponsStore1%~ =&gt; ~%default_track%~ // Generic weapons store</text:p>
          </table:table-cell>
          <table:table-cell/>
        </table:table-row>
        <table:table-row table:style-name="ro3">
          <table:table-cell table:formula="of:=IF([$master.C206]=&quot;&quot;;CONCATENATE(&quot;  &quot;;IF([$master.D206]=&quot;&quot;;[$master.A206];CONCATENATE(&quot;~%&quot;;[$master.D206];&quot;%~&quot;));&quot; =&gt; ~%default_track%~ // &quot;;[$master.E206]);CONCATENATE(&quot;  &quot;;IF([$master.D206]=&quot;&quot;;[$master.A206];CONCATENATE(&quot;~%&quot;;[$master.D206];&quot;%~&quot;));&quot; =&gt; ~%&quot;;[$master.C206];&quot;%~ // &quot;;[$master.E206]))" office:value-type="string" office:string-value="  ~%SWBaldursGate_YeOldeInn_L1%~ =&gt; ~%ar1113%~ // Ye Olde Inn, ground floor (green slimes, AKA Slime Inn)" calcext:value-type="string">
            <text:p><text:s text:c="2"/>~%SWBaldursGate_YeOldeInn_L1%~ =&gt; ~%ar1113%~ // Ye Olde Inn, ground floor (green slimes, AKA Slime Inn)</text:p>
          </table:table-cell>
          <table:table-cell/>
        </table:table-row>
        <table:table-row table:style-name="ro3">
          <table:table-cell table:formula="of:=IF([$master.C207]=&quot;&quot;;CONCATENATE(&quot;  &quot;;IF([$master.D207]=&quot;&quot;;[$master.A207];CONCATENATE(&quot;~%&quot;;[$master.D207];&quot;%~&quot;));&quot; =&gt; ~%default_track%~ // &quot;;[$master.E207]);CONCATENATE(&quot;  &quot;;IF([$master.D207]=&quot;&quot;;[$master.A207];CONCATENATE(&quot;~%&quot;;[$master.D207];&quot;%~&quot;));&quot; =&gt; ~%&quot;;[$master.C207];&quot;%~ // &quot;;[$master.E207]))" office:value-type="string" office:string-value="  ~%SWBaldursGate_YeOldeInn_L2%~ =&gt; ~%ar1114%~ // Ye Olde Inn, second floor (green slimes, AKA Slime Inn)" calcext:value-type="string">
            <text:p><text:s text:c="2"/>~%SWBaldursGate_YeOldeInn_L2%~ =&gt; ~%ar1114%~ // Ye Olde Inn, second floor (green slimes, AKA Slime Inn)</text:p>
          </table:table-cell>
          <table:table-cell/>
        </table:table-row>
        <table:table-row table:style-name="ro3">
          <table:table-cell table:formula="of:=IF([$master.C208]=&quot;&quot;;CONCATENATE(&quot;  &quot;;IF([$master.D208]=&quot;&quot;;[$master.A208];CONCATENATE(&quot;~%&quot;;[$master.D208];&quot;%~&quot;));&quot; =&gt; ~%default_track%~ // &quot;;[$master.E208]);CONCATENATE(&quot;  &quot;;IF([$master.D208]=&quot;&quot;;[$master.A208];CONCATENATE(&quot;~%&quot;;[$master.D208];&quot;%~&quot;));&quot; =&gt; ~%&quot;;[$master.C208];&quot;%~ // &quot;;[$master.E208]))" office:value-type="string" office:string-value="  ~%SWBaldursGate_PotionsStore2%~ =&gt; ~%default_track%~ // Generic potions store" calcext:value-type="string">
            <text:p><text:s text:c="2"/>~%SWBaldursGate_PotionsStore2%~ =&gt; ~%default_track%~ // Generic potions store</text:p>
          </table:table-cell>
          <table:table-cell/>
        </table:table-row>
        <table:table-row table:style-name="ro3">
          <table:table-cell table:formula="of:=IF([$master.C209]=&quot;&quot;;CONCATENATE(&quot;  &quot;;IF([$master.D209]=&quot;&quot;;[$master.A209];CONCATENATE(&quot;~%&quot;;[$master.D209];&quot;%~&quot;));&quot; =&gt; ~%default_track%~ // &quot;;[$master.E209]);CONCATENATE(&quot;  &quot;;IF([$master.D209]=&quot;&quot;;[$master.A209];CONCATENATE(&quot;~%&quot;;[$master.D209];&quot;%~&quot;));&quot; =&gt; ~%&quot;;[$master.C209];&quot;%~ // &quot;;[$master.E209]))" office:value-type="string" office:string-value="  ~%SWBaldursGate_WeaponsStore2%~ =&gt; ~%default_track%~ // Generic weapons store" calcext:value-type="string">
            <text:p><text:s text:c="2"/>~%SWBaldursGate_WeaponsStore2%~ =&gt; ~%default_track%~ // Generic weapons store</text:p>
          </table:table-cell>
          <table:table-cell/>
        </table:table-row>
        <table:table-row table:style-name="ro3">
          <table:table-cell table:formula="of:=IF([$master.C210]=&quot;&quot;;CONCATENATE(&quot;  &quot;;IF([$master.D210]=&quot;&quot;;[$master.A210];CONCATENATE(&quot;~%&quot;;[$master.D210];&quot;%~&quot;));&quot; =&gt; ~%default_track%~ // &quot;;[$master.E210]);CONCATENATE(&quot;  &quot;;IF([$master.D210]=&quot;&quot;;[$master.A210];CONCATENATE(&quot;~%&quot;;[$master.D210];&quot;%~&quot;));&quot; =&gt; ~%&quot;;[$master.C210];&quot;%~ // &quot;;[$master.E210]))" office:value-type="string" office:string-value="  ~%SWBaldursGate_PotionsStore1%~ =&gt; ~%default_track%~ // Generic potions store" calcext:value-type="string">
            <text:p><text:s text:c="2"/>~%SWBaldursGate_PotionsStore1%~ =&gt; ~%default_track%~ // Generic potions store</text:p>
          </table:table-cell>
          <table:table-cell/>
        </table:table-row>
        <table:table-row table:style-name="ro3">
          <table:table-cell table:formula="of:=IF([$master.C211]=&quot;&quot;;CONCATENATE(&quot;  &quot;;IF([$master.D211]=&quot;&quot;;[$master.A211];CONCATENATE(&quot;~%&quot;;[$master.D211];&quot;%~&quot;));&quot; =&gt; ~%default_track%~ // &quot;;[$master.E211]);CONCATENATE(&quot;  &quot;;IF([$master.D211]=&quot;&quot;;[$master.A211];CONCATENATE(&quot;~%&quot;;[$master.D211];&quot;%~&quot;));&quot; =&gt; ~%&quot;;[$master.C211];&quot;%~ // &quot;;[$master.E211]))" office:value-type="string" office:string-value="  ~%BaldursGateDocks%~ =&gt; ~%ar1200%~ // S Baldur's Gate (docks, Iron Throne, Low Lantern, Umberlee temple)" calcext:value-type="string">
            <text:p><text:s text:c="2"/>~%BaldursGateDocks%~ =&gt; ~%ar1200%~ // S Baldur's Gate (docks, Iron Throne, Low Lantern, Umberlee temple)</text:p>
          </table:table-cell>
          <table:table-cell/>
        </table:table-row>
        <table:table-row table:style-name="ro3">
          <table:table-cell table:formula="of:=IF([$master.C212]=&quot;&quot;;CONCATENATE(&quot;  &quot;;IF([$master.D212]=&quot;&quot;;[$master.A212];CONCATENATE(&quot;~%&quot;;[$master.D212];&quot;%~&quot;));&quot; =&gt; ~%default_track%~ // &quot;;[$master.E212]);CONCATENATE(&quot;  &quot;;IF([$master.D212]=&quot;&quot;;[$master.A212];CONCATENATE(&quot;~%&quot;;[$master.D212];&quot;%~&quot;));&quot; =&gt; ~%&quot;;[$master.C212];&quot;%~ // &quot;;[$master.E212]))" office:value-type="string" office:string-value="  ~%BaldursGateDocks_OgreMagiHouse_L1%~ =&gt; ~%default_track%~ // Generic home, ground floor (ogre mages)" calcext:value-type="string">
            <text:p><text:s text:c="2"/>~%BaldursGateDocks_OgreMagiHouse_L1%~ =&gt; ~%default_track%~ // Generic home, ground floor (ogre mages)</text:p>
          </table:table-cell>
          <table:table-cell/>
        </table:table-row>
        <table:table-row table:style-name="ro3">
          <table:table-cell table:formula="of:=IF([$master.C213]=&quot;&quot;;CONCATENATE(&quot;  &quot;;IF([$master.D213]=&quot;&quot;;[$master.A213];CONCATENATE(&quot;~%&quot;;[$master.D213];&quot;%~&quot;));&quot; =&gt; ~%default_track%~ // &quot;;[$master.E213]);CONCATENATE(&quot;  &quot;;IF([$master.D213]=&quot;&quot;;[$master.A213];CONCATENATE(&quot;~%&quot;;[$master.D213];&quot;%~&quot;));&quot; =&gt; ~%&quot;;[$master.C213];&quot;%~ // &quot;;[$master.E213]))" office:value-type="string" office:string-value="  ~%BaldursGateDocks_OgreMagiHouse_L2%~ =&gt; ~%default_track%~ // Generic home, second floor" calcext:value-type="string">
            <text:p><text:s text:c="2"/>~%BaldursGateDocks_OgreMagiHouse_L2%~ =&gt; ~%default_track%~ // Generic home, second floor</text:p>
          </table:table-cell>
          <table:table-cell/>
        </table:table-row>
        <table:table-row table:style-name="ro3">
          <table:table-cell table:formula="of:=IF([$master.C214]=&quot;&quot;;CONCATENATE(&quot;  &quot;;IF([$master.D214]=&quot;&quot;;[$master.A214];CONCATENATE(&quot;~%&quot;;[$master.D214];&quot;%~&quot;));&quot; =&gt; ~%default_track%~ // &quot;;[$master.E214]);CONCATENATE(&quot;  &quot;;IF([$master.D214]=&quot;&quot;;[$master.A214];CONCATENATE(&quot;~%&quot;;[$master.D214];&quot;%~&quot;));&quot; =&gt; ~%&quot;;[$master.C214];&quot;%~ // &quot;;[$master.E214]))" office:value-type="string" office:string-value="  ~%BaldursGateDocks_House2_L1%~ =&gt; ~%default_track%~ // Generic home, ground floor" calcext:value-type="string">
            <text:p><text:s text:c="2"/>~%BaldursGateDocks_House2_L1%~ =&gt; ~%default_track%~ // Generic home, ground floor</text:p>
          </table:table-cell>
          <table:table-cell/>
        </table:table-row>
        <table:table-row table:style-name="ro3">
          <table:table-cell table:formula="of:=IF([$master.C215]=&quot;&quot;;CONCATENATE(&quot;  &quot;;IF([$master.D215]=&quot;&quot;;[$master.A215];CONCATENATE(&quot;~%&quot;;[$master.D215];&quot;%~&quot;));&quot; =&gt; ~%default_track%~ // &quot;;[$master.E215]);CONCATENATE(&quot;  &quot;;IF([$master.D215]=&quot;&quot;;[$master.A215];CONCATENATE(&quot;~%&quot;;[$master.D215];&quot;%~&quot;));&quot; =&gt; ~%&quot;;[$master.C215];&quot;%~ // &quot;;[$master.E215]))" office:value-type="string" office:string-value="  ~%BaldursGateDocks_House2_L2%~ =&gt; ~%default_track%~ // Generic home, second floor" calcext:value-type="string">
            <text:p><text:s text:c="2"/>~%BaldursGateDocks_House2_L2%~ =&gt; ~%default_track%~ // Generic home, second floor</text:p>
          </table:table-cell>
          <table:table-cell/>
        </table:table-row>
        <table:table-row table:style-name="ro3">
          <table:table-cell table:formula="of:=IF([$master.C216]=&quot;&quot;;CONCATENATE(&quot;  &quot;;IF([$master.D216]=&quot;&quot;;[$master.A216];CONCATENATE(&quot;~%&quot;;[$master.D216];&quot;%~&quot;));&quot; =&gt; ~%default_track%~ // &quot;;[$master.E216]);CONCATENATE(&quot;  &quot;;IF([$master.D216]=&quot;&quot;;[$master.A216];CONCATENATE(&quot;~%&quot;;[$master.D216];&quot;%~&quot;));&quot; =&gt; ~%&quot;;[$master.C216];&quot;%~ // &quot;;[$master.E216]))" office:value-type="string" office:string-value="  ~%BaldursGateDocks_House1_L1%~ =&gt; ~%default_track%~ // Generic home, ground floor" calcext:value-type="string">
            <text:p><text:s text:c="2"/>~%BaldursGateDocks_House1_L1%~ =&gt; ~%default_track%~ // Generic home, ground floor</text:p>
          </table:table-cell>
          <table:table-cell/>
        </table:table-row>
        <table:table-row table:style-name="ro3">
          <table:table-cell table:formula="of:=IF([$master.C217]=&quot;&quot;;CONCATENATE(&quot;  &quot;;IF([$master.D217]=&quot;&quot;;[$master.A217];CONCATENATE(&quot;~%&quot;;[$master.D217];&quot;%~&quot;));&quot; =&gt; ~%default_track%~ // &quot;;[$master.E217]);CONCATENATE(&quot;  &quot;;IF([$master.D217]=&quot;&quot;;[$master.A217];CONCATENATE(&quot;~%&quot;;[$master.D217];&quot;%~&quot;));&quot; =&gt; ~%&quot;;[$master.C217];&quot;%~ // &quot;;[$master.E217]))" office:value-type="string" office:string-value="  ~%BaldursGateDocks_House1_L2%~ =&gt; ~%default_track%~ // Generic home, second floor" calcext:value-type="string">
            <text:p><text:s text:c="2"/>~%BaldursGateDocks_House1_L2%~ =&gt; ~%default_track%~ // Generic home, second floor</text:p>
          </table:table-cell>
          <table:table-cell/>
        </table:table-row>
        <table:table-row table:style-name="ro3">
          <table:table-cell table:formula="of:=IF([$master.C218]=&quot;&quot;;CONCATENATE(&quot;  &quot;;IF([$master.D218]=&quot;&quot;;[$master.A218];CONCATENATE(&quot;~%&quot;;[$master.D218];&quot;%~&quot;));&quot; =&gt; ~%default_track%~ // &quot;;[$master.E218]);CONCATENATE(&quot;  &quot;;IF([$master.D218]=&quot;&quot;;[$master.A218];CONCATENATE(&quot;~%&quot;;[$master.D218];&quot;%~&quot;));&quot; =&gt; ~%&quot;;[$master.C218];&quot;%~ // &quot;;[$master.E218]))" office:value-type="string" office:string-value="  ~%BaldursGateDocks_BasiliskWarehouse%~ =&gt; ~%ar1207%~ // Warehouse (loose basilisk)" calcext:value-type="string">
            <text:p><text:s text:c="2"/>~%BaldursGateDocks_BasiliskWarehouse%~ =&gt; ~%ar1207%~ // Warehouse (loose basilisk)</text:p>
          </table:table-cell>
          <table:table-cell/>
        </table:table-row>
        <table:table-row table:style-name="ro3">
          <table:table-cell table:formula="of:=IF([$master.C219]=&quot;&quot;;CONCATENATE(&quot;  &quot;;IF([$master.D219]=&quot;&quot;;[$master.A219];CONCATENATE(&quot;~%&quot;;[$master.D219];&quot;%~&quot;));&quot; =&gt; ~%default_track%~ // &quot;;[$master.E219]);CONCATENATE(&quot;  &quot;;IF([$master.D219]=&quot;&quot;;[$master.A219];CONCATENATE(&quot;~%&quot;;[$master.D219];&quot;%~&quot;));&quot; =&gt; ~%&quot;;[$master.C219];&quot;%~ // &quot;;[$master.E219]))" office:value-type="string" office:string-value="  ~%BaldursGateDocks_NoraleesWarehouse%~ =&gt; ~%default_track%~ // Warehouse (Noralee)" calcext:value-type="string">
            <text:p><text:s text:c="2"/>~%BaldursGateDocks_NoraleesWarehouse%~ =&gt; ~%default_track%~ // Warehouse (Noralee)</text:p>
          </table:table-cell>
          <table:table-cell/>
        </table:table-row>
        <table:table-row table:style-name="ro3">
          <table:table-cell table:formula="of:=IF([$master.C220]=&quot;&quot;;CONCATENATE(&quot;  &quot;;IF([$master.D220]=&quot;&quot;;[$master.A220];CONCATENATE(&quot;~%&quot;;[$master.D220];&quot;%~&quot;));&quot; =&gt; ~%default_track%~ // &quot;;[$master.E220]);CONCATENATE(&quot;  &quot;;IF([$master.D220]=&quot;&quot;;[$master.A220];CONCATENATE(&quot;~%&quot;;[$master.D220];&quot;%~&quot;));&quot; =&gt; ~%&quot;;[$master.C220];&quot;%~ // &quot;;[$master.E220]))" office:value-type="string" office:string-value="  ~%BaldursGateDocks_LarriazHouse_L1%~ =&gt; ~%default_track%~ // Generic home, ground floor (Larriaz the Sirine)" calcext:value-type="string">
            <text:p><text:s text:c="2"/>~%BaldursGateDocks_LarriazHouse_L1%~ =&gt; ~%default_track%~ // Generic home, ground floor (Larriaz the Sirine)</text:p>
          </table:table-cell>
          <table:table-cell/>
        </table:table-row>
        <table:table-row table:style-name="ro3">
          <table:table-cell table:formula="of:=IF([$master.C221]=&quot;&quot;;CONCATENATE(&quot;  &quot;;IF([$master.D221]=&quot;&quot;;[$master.A221];CONCATENATE(&quot;~%&quot;;[$master.D221];&quot;%~&quot;));&quot; =&gt; ~%default_track%~ // &quot;;[$master.E221]);CONCATENATE(&quot;  &quot;;IF([$master.D221]=&quot;&quot;;[$master.A221];CONCATENATE(&quot;~%&quot;;[$master.D221];&quot;%~&quot;));&quot; =&gt; ~%&quot;;[$master.C221];&quot;%~ // &quot;;[$master.E221]))" office:value-type="string" office:string-value="  ~%BaldursGateDocks_LarriazHouse_L2%~ =&gt; ~%default_track%~ // Generic home, second floor" calcext:value-type="string">
            <text:p><text:s text:c="2"/>~%BaldursGateDocks_LarriazHouse_L2%~ =&gt; ~%default_track%~ // Generic home, second floor</text:p>
          </table:table-cell>
          <table:table-cell/>
        </table:table-row>
        <table:table-row table:style-name="ro3">
          <table:table-cell table:formula="of:=IF([$master.C222]=&quot;&quot;;CONCATENATE(&quot;  &quot;;IF([$master.D222]=&quot;&quot;;[$master.A222];CONCATENATE(&quot;~%&quot;;[$master.D222];&quot;%~&quot;));&quot; =&gt; ~%default_track%~ // &quot;;[$master.E222]);CONCATENATE(&quot;  &quot;;IF([$master.D222]=&quot;&quot;;[$master.A222];CONCATENATE(&quot;~%&quot;;[$master.D222];&quot;%~&quot;));&quot; =&gt; ~%&quot;;[$master.C222];&quot;%~ // &quot;;[$master.E222]))" office:value-type="string" office:string-value="  ~%BaldursGateDocks_GhoraksHouse_L1%~ =&gt; ~%default_track%~ // Ghorak's home, ground floor" calcext:value-type="string">
            <text:p><text:s text:c="2"/>~%BaldursGateDocks_GhoraksHouse_L1%~ =&gt; ~%default_track%~ // Ghorak's home, ground floor</text:p>
          </table:table-cell>
          <table:table-cell/>
        </table:table-row>
        <table:table-row table:style-name="ro3">
          <table:table-cell table:formula="of:=IF([$master.C223]=&quot;&quot;;CONCATENATE(&quot;  &quot;;IF([$master.D223]=&quot;&quot;;[$master.A223];CONCATENATE(&quot;~%&quot;;[$master.D223];&quot;%~&quot;));&quot; =&gt; ~%default_track%~ // &quot;;[$master.E223]);CONCATENATE(&quot;  &quot;;IF([$master.D223]=&quot;&quot;;[$master.A223];CONCATENATE(&quot;~%&quot;;[$master.D223];&quot;%~&quot;));&quot; =&gt; ~%&quot;;[$master.C223];&quot;%~ // &quot;;[$master.E223]))" office:value-type="string" office:string-value="  ~%BaldursGateDocks_GhoraksHouse_L2%~ =&gt; ~%default_track%~ // Ghorak's home, second floor" calcext:value-type="string">
            <text:p><text:s text:c="2"/>~%BaldursGateDocks_GhoraksHouse_L2%~ =&gt; ~%default_track%~ // Ghorak's home, second floor</text:p>
          </table:table-cell>
          <table:table-cell/>
        </table:table-row>
        <table:table-row table:style-name="ro3">
          <table:table-cell table:formula="of:=IF([$master.C224]=&quot;&quot;;CONCATENATE(&quot;  &quot;;IF([$master.D224]=&quot;&quot;;[$master.A224];CONCATENATE(&quot;~%&quot;;[$master.D224];&quot;%~&quot;));&quot; =&gt; ~%default_track%~ // &quot;;[$master.E224]);CONCATENATE(&quot;  &quot;;IF([$master.D224]=&quot;&quot;;[$master.A224];CONCATENATE(&quot;~%&quot;;[$master.D224];&quot;%~&quot;));&quot; =&gt; ~%&quot;;[$master.C224];&quot;%~ // &quot;;[$master.E224]))" office:value-type="string" office:string-value="  ~%BaldursGateDocks_CordyrsHouse_L1%~ =&gt; ~%default_track%~ // Cordyr's home, ground floor" calcext:value-type="string">
            <text:p><text:s text:c="2"/>~%BaldursGateDocks_CordyrsHouse_L1%~ =&gt; ~%default_track%~ // Cordyr's home, ground floor</text:p>
          </table:table-cell>
          <table:table-cell/>
        </table:table-row>
        <table:table-row table:style-name="ro3">
          <table:table-cell table:formula="of:=IF([$master.C225]=&quot;&quot;;CONCATENATE(&quot;  &quot;;IF([$master.D225]=&quot;&quot;;[$master.A225];CONCATENATE(&quot;~%&quot;;[$master.D225];&quot;%~&quot;));&quot; =&gt; ~%default_track%~ // &quot;;[$master.E225]);CONCATENATE(&quot;  &quot;;IF([$master.D225]=&quot;&quot;;[$master.A225];CONCATENATE(&quot;~%&quot;;[$master.D225];&quot;%~&quot;));&quot; =&gt; ~%&quot;;[$master.C225];&quot;%~ // &quot;;[$master.E225]))" office:value-type="string" office:string-value="  ~%BaldursGateDocks_CordyrsHouse_L2%~ =&gt; ~%default_track%~ // Cordyr's home, second floor" calcext:value-type="string">
            <text:p><text:s text:c="2"/>~%BaldursGateDocks_CordyrsHouse_L2%~ =&gt; ~%default_track%~ // Cordyr's home, second floor</text:p>
          </table:table-cell>
          <table:table-cell/>
        </table:table-row>
        <table:table-row table:style-name="ro3">
          <table:table-cell table:formula="of:=IF([$master.C226]=&quot;&quot;;CONCATENATE(&quot;  &quot;;IF([$master.D226]=&quot;&quot;;[$master.A226];CONCATENATE(&quot;~%&quot;;[$master.D226];&quot;%~&quot;));&quot; =&gt; ~%default_track%~ // &quot;;[$master.E226]);CONCATENATE(&quot;  &quot;;IF([$master.D226]=&quot;&quot;;[$master.A226];CONCATENATE(&quot;~%&quot;;[$master.D226];&quot;%~&quot;));&quot; =&gt; ~%&quot;;[$master.C226];&quot;%~ // &quot;;[$master.E226]))" office:value-type="string" office:string-value="  ~%BaldursGateDocks_JopalinsTavern%~ =&gt; ~%ar1215%~ // Jopalin's Tavern" calcext:value-type="string">
            <text:p><text:s text:c="2"/>~%BaldursGateDocks_JopalinsTavern%~ =&gt; ~%ar1215%~ // Jopalin's Tavern</text:p>
          </table:table-cell>
          <table:table-cell/>
        </table:table-row>
        <table:table-row table:style-name="ro3">
          <table:table-cell table:formula="of:=IF([$master.C227]=&quot;&quot;;CONCATENATE(&quot;  &quot;;IF([$master.D227]=&quot;&quot;;[$master.A227];CONCATENATE(&quot;~%&quot;;[$master.D227];&quot;%~&quot;));&quot; =&gt; ~%default_track%~ // &quot;;[$master.E227]);CONCATENATE(&quot;  &quot;;IF([$master.D227]=&quot;&quot;;[$master.A227];CONCATENATE(&quot;~%&quot;;[$master.D227];&quot;%~&quot;));&quot; =&gt; ~%&quot;;[$master.C227];&quot;%~ // &quot;;[$master.E227]))" office:value-type="string" office:string-value="  ~%SEBaldursGate%~ =&gt; ~%default_track%~ // SE Baldur's Gate (Blade and Stars)" calcext:value-type="string">
            <text:p><text:s text:c="2"/>~%SEBaldursGate%~ =&gt; ~%default_track%~ // SE Baldur's Gate (Blade and Stars)</text:p>
          </table:table-cell>
          <table:table-cell/>
        </table:table-row>
        <table:table-row table:style-name="ro3">
          <table:table-cell table:formula="of:=IF([$master.C228]=&quot;&quot;;CONCATENATE(&quot;  &quot;;IF([$master.D228]=&quot;&quot;;[$master.A228];CONCATENATE(&quot;~%&quot;;[$master.D228];&quot;%~&quot;));&quot; =&gt; ~%default_track%~ // &quot;;[$master.E228]);CONCATENATE(&quot;  &quot;;IF([$master.D228]=&quot;&quot;;[$master.A228];CONCATENATE(&quot;~%&quot;;[$master.D228];&quot;%~&quot;));&quot; =&gt; ~%&quot;;[$master.C228];&quot;%~ // &quot;;[$master.E228]))" office:value-type="string" office:string-value="  ~%SEBaldursGate_Warehouse%~ =&gt; ~%default_track%~ // Warehouse" calcext:value-type="string">
            <text:p><text:s text:c="2"/>~%SEBaldursGate_Warehouse%~ =&gt; ~%default_track%~ // Warehouse</text:p>
          </table:table-cell>
          <table:table-cell/>
        </table:table-row>
        <table:table-row table:style-name="ro3">
          <table:table-cell table:formula="of:=IF([$master.C229]=&quot;&quot;;CONCATENATE(&quot;  &quot;;IF([$master.D229]=&quot;&quot;;[$master.A229];CONCATENATE(&quot;~%&quot;;[$master.D229];&quot;%~&quot;));&quot; =&gt; ~%default_track%~ // &quot;;[$master.E229]);CONCATENATE(&quot;  &quot;;IF([$master.D229]=&quot;&quot;;[$master.A229];CONCATENATE(&quot;~%&quot;;[$master.D229];&quot;%~&quot;));&quot; =&gt; ~%&quot;;[$master.C229];&quot;%~ // &quot;;[$master.E229]))" office:value-type="string" office:string-value="  ~%SEBaldursGate_GeneralStore2%~ =&gt; ~%default_track%~ // Well-Adjusted Al's General Store" calcext:value-type="string">
            <text:p><text:s text:c="2"/>~%SEBaldursGate_GeneralStore2%~ =&gt; ~%default_track%~ // Well-Adjusted Al's General Store</text:p>
          </table:table-cell>
          <table:table-cell/>
        </table:table-row>
        <table:table-row table:style-name="ro3">
          <table:table-cell table:formula="of:=IF([$master.C230]=&quot;&quot;;CONCATENATE(&quot;  &quot;;IF([$master.D230]=&quot;&quot;;[$master.A230];CONCATENATE(&quot;~%&quot;;[$master.D230];&quot;%~&quot;));&quot; =&gt; ~%default_track%~ // &quot;;[$master.E230]);CONCATENATE(&quot;  &quot;;IF([$master.D230]=&quot;&quot;;[$master.A230];CONCATENATE(&quot;~%&quot;;[$master.D230];&quot;%~&quot;));&quot; =&gt; ~%&quot;;[$master.C230];&quot;%~ // &quot;;[$master.E230]))" office:value-type="string" office:string-value="  ~%SEBaldursGate_NadarinsWarehouse%~ =&gt; ~%default_track%~ // Warehouse (Nadarin)" calcext:value-type="string">
            <text:p><text:s text:c="2"/>~%SEBaldursGate_NadarinsWarehouse%~ =&gt; ~%default_track%~ // Warehouse (Nadarin)</text:p>
          </table:table-cell>
          <table:table-cell/>
        </table:table-row>
        <table:table-row table:style-name="ro3">
          <table:table-cell table:formula="of:=IF([$master.C231]=&quot;&quot;;CONCATENATE(&quot;  &quot;;IF([$master.D231]=&quot;&quot;;[$master.A231];CONCATENATE(&quot;~%&quot;;[$master.D231];&quot;%~&quot;));&quot; =&gt; ~%default_track%~ // &quot;;[$master.E231]);CONCATENATE(&quot;  &quot;;IF([$master.D231]=&quot;&quot;;[$master.A231];CONCATENATE(&quot;~%&quot;;[$master.D231];&quot;%~&quot;));&quot; =&gt; ~%&quot;;[$master.C231];&quot;%~ // &quot;;[$master.E231]))" office:value-type="string" office:string-value="  ~%SEBaldursGate_House3_L1%~ =&gt; ~%default_track%~ // Generic home, ground floor" calcext:value-type="string">
            <text:p><text:s text:c="2"/>~%SEBaldursGate_House3_L1%~ =&gt; ~%default_track%~ // Generic home, ground floor</text:p>
          </table:table-cell>
          <table:table-cell/>
        </table:table-row>
        <table:table-row table:style-name="ro3">
          <table:table-cell table:formula="of:=IF([$master.C232]=&quot;&quot;;CONCATENATE(&quot;  &quot;;IF([$master.D232]=&quot;&quot;;[$master.A232];CONCATENATE(&quot;~%&quot;;[$master.D232];&quot;%~&quot;));&quot; =&gt; ~%default_track%~ // &quot;;[$master.E232]);CONCATENATE(&quot;  &quot;;IF([$master.D232]=&quot;&quot;;[$master.A232];CONCATENATE(&quot;~%&quot;;[$master.D232];&quot;%~&quot;));&quot; =&gt; ~%&quot;;[$master.C232];&quot;%~ // &quot;;[$master.E232]))" office:value-type="string" office:string-value="  ~%SEBaldursGate_House3_L2%~ =&gt; ~%default_track%~ // Generic home, second floor" calcext:value-type="string">
            <text:p><text:s text:c="2"/>~%SEBaldursGate_House3_L2%~ =&gt; ~%default_track%~ // Generic home, second floor</text:p>
          </table:table-cell>
          <table:table-cell/>
        </table:table-row>
        <table:table-row table:style-name="ro3">
          <table:table-cell table:formula="of:=IF([$master.C233]=&quot;&quot;;CONCATENATE(&quot;  &quot;;IF([$master.D233]=&quot;&quot;;[$master.A233];CONCATENATE(&quot;~%&quot;;[$master.D233];&quot;%~&quot;));&quot; =&gt; ~%default_track%~ // &quot;;[$master.E233]);CONCATENATE(&quot;  &quot;;IF([$master.D233]=&quot;&quot;;[$master.A233];CONCATENATE(&quot;~%&quot;;[$master.D233];&quot;%~&quot;));&quot; =&gt; ~%&quot;;[$master.C233];&quot;%~ // &quot;;[$master.E233]))" office:value-type="string" office:string-value="  ~%SEBaldursGate_Inn_L1%~ =&gt; ~%default_track%~ // Generic inn, ground floor (Euric)" calcext:value-type="string">
            <text:p><text:s text:c="2"/>~%SEBaldursGate_Inn_L1%~ =&gt; ~%default_track%~ // Generic inn, ground floor (Euric)</text:p>
          </table:table-cell>
          <table:table-cell/>
        </table:table-row>
        <table:table-row table:style-name="ro3">
          <table:table-cell table:formula="of:=IF([$master.C234]=&quot;&quot;;CONCATENATE(&quot;  &quot;;IF([$master.D234]=&quot;&quot;;[$master.A234];CONCATENATE(&quot;~%&quot;;[$master.D234];&quot;%~&quot;));&quot; =&gt; ~%default_track%~ // &quot;;[$master.E234]);CONCATENATE(&quot;  &quot;;IF([$master.D234]=&quot;&quot;;[$master.A234];CONCATENATE(&quot;~%&quot;;[$master.D234];&quot;%~&quot;));&quot; =&gt; ~%&quot;;[$master.C234];&quot;%~ // &quot;;[$master.E234]))" office:value-type="string" office:string-value="  ~%SEBaldursGate_Inn_L2%~ =&gt; ~%default_track%~ // Generic inn, second floor (Sanadal Gwist)" calcext:value-type="string">
            <text:p><text:s text:c="2"/>~%SEBaldursGate_Inn_L2%~ =&gt; ~%default_track%~ // Generic inn, second floor (Sanadal Gwist)</text:p>
          </table:table-cell>
          <table:table-cell/>
        </table:table-row>
        <table:table-row table:style-name="ro3">
          <table:table-cell table:formula="of:=IF([$master.C235]=&quot;&quot;;CONCATENATE(&quot;  &quot;;IF([$master.D235]=&quot;&quot;;[$master.A235];CONCATENATE(&quot;~%&quot;;[$master.D235];&quot;%~&quot;));&quot; =&gt; ~%default_track%~ // &quot;;[$master.E235]);CONCATENATE(&quot;  &quot;;IF([$master.D235]=&quot;&quot;;[$master.A235];CONCATENATE(&quot;~%&quot;;[$master.D235];&quot;%~&quot;));&quot; =&gt; ~%&quot;;[$master.C235];&quot;%~ // &quot;;[$master.E235]))" office:value-type="string" office:string-value="  ~%SEBaldursGate_House4_L1%~ =&gt; ~%default_track%~ // Generic home, ground floor" calcext:value-type="string">
            <text:p><text:s text:c="2"/>~%SEBaldursGate_House4_L1%~ =&gt; ~%default_track%~ // Generic home, ground floor</text:p>
          </table:table-cell>
          <table:table-cell/>
        </table:table-row>
        <table:table-row table:style-name="ro3">
          <table:table-cell table:formula="of:=IF([$master.C236]=&quot;&quot;;CONCATENATE(&quot;  &quot;;IF([$master.D236]=&quot;&quot;;[$master.A236];CONCATENATE(&quot;~%&quot;;[$master.D236];&quot;%~&quot;));&quot; =&gt; ~%default_track%~ // &quot;;[$master.E236]);CONCATENATE(&quot;  &quot;;IF([$master.D236]=&quot;&quot;;[$master.A236];CONCATENATE(&quot;~%&quot;;[$master.D236];&quot;%~&quot;));&quot; =&gt; ~%&quot;;[$master.C236];&quot;%~ // &quot;;[$master.E236]))" office:value-type="string" office:string-value="  ~%SEBaldursGate_House4_L2%~ =&gt; ~%default_track%~ // Generic home, second floor" calcext:value-type="string">
            <text:p><text:s text:c="2"/>~%SEBaldursGate_House4_L2%~ =&gt; ~%default_track%~ // Generic home, second floor</text:p>
          </table:table-cell>
          <table:table-cell/>
        </table:table-row>
        <table:table-row table:style-name="ro3">
          <table:table-cell table:formula="of:=IF([$master.C237]=&quot;&quot;;CONCATENATE(&quot;  &quot;;IF([$master.D237]=&quot;&quot;;[$master.A237];CONCATENATE(&quot;~%&quot;;[$master.D237];&quot;%~&quot;));&quot; =&gt; ~%default_track%~ // &quot;;[$master.E237]);CONCATENATE(&quot;  &quot;;IF([$master.D237]=&quot;&quot;;[$master.A237];CONCATENATE(&quot;~%&quot;;[$master.D237];&quot;%~&quot;));&quot; =&gt; ~%&quot;;[$master.C237];&quot;%~ // &quot;;[$master.E237]))" office:value-type="string" office:string-value="  ~%SEBaldursGate_House2_L1%~ =&gt; ~%default_track%~ // Generic home, ground floor" calcext:value-type="string">
            <text:p><text:s text:c="2"/>~%SEBaldursGate_House2_L1%~ =&gt; ~%default_track%~ // Generic home, ground floor</text:p>
          </table:table-cell>
          <table:table-cell/>
        </table:table-row>
        <table:table-row table:style-name="ro3">
          <table:table-cell table:formula="of:=IF([$master.C238]=&quot;&quot;;CONCATENATE(&quot;  &quot;;IF([$master.D238]=&quot;&quot;;[$master.A238];CONCATENATE(&quot;~%&quot;;[$master.D238];&quot;%~&quot;));&quot; =&gt; ~%default_track%~ // &quot;;[$master.E238]);CONCATENATE(&quot;  &quot;;IF([$master.D238]=&quot;&quot;;[$master.A238];CONCATENATE(&quot;~%&quot;;[$master.D238];&quot;%~&quot;));&quot; =&gt; ~%&quot;;[$master.C238];&quot;%~ // &quot;;[$master.E238]))" office:value-type="string" office:string-value="  ~%SEBaldursGate_House2_L2%~ =&gt; ~%default_track%~ // Generic home, second floor" calcext:value-type="string">
            <text:p><text:s text:c="2"/>~%SEBaldursGate_House2_L2%~ =&gt; ~%default_track%~ // Generic home, second floor</text:p>
          </table:table-cell>
          <table:table-cell/>
        </table:table-row>
        <table:table-row table:style-name="ro3">
          <table:table-cell table:formula="of:=IF([$master.C239]=&quot;&quot;;CONCATENATE(&quot;  &quot;;IF([$master.D239]=&quot;&quot;;[$master.A239];CONCATENATE(&quot;~%&quot;;[$master.D239];&quot;%~&quot;));&quot; =&gt; ~%default_track%~ // &quot;;[$master.E239]);CONCATENATE(&quot;  &quot;;IF([$master.D239]=&quot;&quot;;[$master.A239];CONCATENATE(&quot;~%&quot;;[$master.D239];&quot;%~&quot;));&quot; =&gt; ~%&quot;;[$master.C239];&quot;%~ // &quot;;[$master.E239]))" office:value-type="string" office:string-value="  ~%SEBaldursGate_GantolandansHouse_L1%~ =&gt; ~%default_track%~ // Gantolandan's home, ground floor" calcext:value-type="string">
            <text:p><text:s text:c="2"/>~%SEBaldursGate_GantolandansHouse_L1%~ =&gt; ~%default_track%~ // Gantolandan's home, ground floor</text:p>
          </table:table-cell>
          <table:table-cell/>
        </table:table-row>
        <table:table-row table:style-name="ro3">
          <table:table-cell table:formula="of:=IF([$master.C240]=&quot;&quot;;CONCATENATE(&quot;  &quot;;IF([$master.D240]=&quot;&quot;;[$master.A240];CONCATENATE(&quot;~%&quot;;[$master.D240];&quot;%~&quot;));&quot; =&gt; ~%default_track%~ // &quot;;[$master.E240]);CONCATENATE(&quot;  &quot;;IF([$master.D240]=&quot;&quot;;[$master.A240];CONCATENATE(&quot;~%&quot;;[$master.D240];&quot;%~&quot;));&quot; =&gt; ~%&quot;;[$master.C240];&quot;%~ // &quot;;[$master.E240]))" office:value-type="string" office:string-value="  ~%SEBaldursGate_GantolandansHouse_L2%~ =&gt; ~%default_track%~ // Gantolandan's home, second floor" calcext:value-type="string">
            <text:p><text:s text:c="2"/>~%SEBaldursGate_GantolandansHouse_L2%~ =&gt; ~%default_track%~ // Gantolandan's home, second floor</text:p>
          </table:table-cell>
          <table:table-cell/>
        </table:table-row>
        <table:table-row table:style-name="ro3">
          <table:table-cell table:formula="of:=IF([$master.C241]=&quot;&quot;;CONCATENATE(&quot;  &quot;;IF([$master.D241]=&quot;&quot;;[$master.A241];CONCATENATE(&quot;~%&quot;;[$master.D241];&quot;%~&quot;));&quot; =&gt; ~%default_track%~ // &quot;;[$master.E241]);CONCATENATE(&quot;  &quot;;IF([$master.D241]=&quot;&quot;;[$master.A241];CONCATENATE(&quot;~%&quot;;[$master.D241];&quot;%~&quot;));&quot; =&gt; ~%&quot;;[$master.C241];&quot;%~ // &quot;;[$master.E241]))" office:value-type="string" office:string-value="  ~%SEBaldursGate_House1_L1%~ =&gt; ~%default_track%~ // Generic home, ground floor" calcext:value-type="string">
            <text:p><text:s text:c="2"/>~%SEBaldursGate_House1_L1%~ =&gt; ~%default_track%~ // Generic home, ground floor</text:p>
          </table:table-cell>
          <table:table-cell/>
        </table:table-row>
        <table:table-row table:style-name="ro3">
          <table:table-cell table:formula="of:=IF([$master.C242]=&quot;&quot;;CONCATENATE(&quot;  &quot;;IF([$master.D242]=&quot;&quot;;[$master.A242];CONCATENATE(&quot;~%&quot;;[$master.D242];&quot;%~&quot;));&quot; =&gt; ~%default_track%~ // &quot;;[$master.E242]);CONCATENATE(&quot;  &quot;;IF([$master.D242]=&quot;&quot;;[$master.A242];CONCATENATE(&quot;~%&quot;;[$master.D242];&quot;%~&quot;));&quot; =&gt; ~%&quot;;[$master.C242];&quot;%~ // &quot;;[$master.E242]))" office:value-type="string" office:string-value="  ~%SEBaldursGate_House1_L2%~ =&gt; ~%default_track%~ // Generic home, second floor" calcext:value-type="string">
            <text:p><text:s text:c="2"/>~%SEBaldursGate_House1_L2%~ =&gt; ~%default_track%~ // Generic home, second floor</text:p>
          </table:table-cell>
          <table:table-cell/>
        </table:table-row>
        <table:table-row table:style-name="ro3">
          <table:table-cell table:formula="of:=IF([$master.C243]=&quot;&quot;;CONCATENATE(&quot;  &quot;;IF([$master.D243]=&quot;&quot;;[$master.A243];CONCATENATE(&quot;~%&quot;;[$master.D243];&quot;%~&quot;));&quot; =&gt; ~%default_track%~ // &quot;;[$master.E243]);CONCATENATE(&quot;  &quot;;IF([$master.D243]=&quot;&quot;;[$master.A243];CONCATENATE(&quot;~%&quot;;[$master.D243];&quot;%~&quot;));&quot; =&gt; ~%&quot;;[$master.C243];&quot;%~ // &quot;;[$master.E243]))" office:value-type="string" office:string-value="  ~%SEBaldursGate_TaxeksHouse_L1%~ =&gt; ~%default_track%~ // Generic home, ground floor (thieves Taxek and Michael)" calcext:value-type="string">
            <text:p><text:s text:c="2"/>~%SEBaldursGate_TaxeksHouse_L1%~ =&gt; ~%default_track%~ // Generic home, ground floor (thieves Taxek and Michael)</text:p>
          </table:table-cell>
          <table:table-cell/>
        </table:table-row>
        <table:table-row table:style-name="ro3">
          <table:table-cell table:formula="of:=IF([$master.C244]=&quot;&quot;;CONCATENATE(&quot;  &quot;;IF([$master.D244]=&quot;&quot;;[$master.A244];CONCATENATE(&quot;~%&quot;;[$master.D244];&quot;%~&quot;));&quot; =&gt; ~%default_track%~ // &quot;;[$master.E244]);CONCATENATE(&quot;  &quot;;IF([$master.D244]=&quot;&quot;;[$master.A244];CONCATENATE(&quot;~%&quot;;[$master.D244];&quot;%~&quot;));&quot; =&gt; ~%&quot;;[$master.C244];&quot;%~ // &quot;;[$master.E244]))" office:value-type="string" office:string-value="  ~%SEBaldursGate_TaxeksHouse_L2%~ =&gt; ~%default_track%~ // Generic home, second floor" calcext:value-type="string">
            <text:p><text:s text:c="2"/>~%SEBaldursGate_TaxeksHouse_L2%~ =&gt; ~%default_track%~ // Generic home, second floor</text:p>
          </table:table-cell>
          <table:table-cell/>
        </table:table-row>
        <table:table-row table:style-name="ro3">
          <table:table-cell table:formula="of:=IF([$master.C245]=&quot;&quot;;CONCATENATE(&quot;  &quot;;IF([$master.D245]=&quot;&quot;;[$master.A245];CONCATENATE(&quot;~%&quot;;[$master.D245];&quot;%~&quot;));&quot; =&gt; ~%default_track%~ // &quot;;[$master.E245]);CONCATENATE(&quot;  &quot;;IF([$master.D245]=&quot;&quot;;[$master.A245];CONCATENATE(&quot;~%&quot;;[$master.D245];&quot;%~&quot;));&quot; =&gt; ~%&quot;;[$master.C245];&quot;%~ // &quot;;[$master.E245]))" office:value-type="string" office:string-value="  ~%SEBaldursGate_GeneralStore1%~ =&gt; ~%default_track%~ // Generic store" calcext:value-type="string">
            <text:p><text:s text:c="2"/>~%SEBaldursGate_GeneralStore1%~ =&gt; ~%default_track%~ // Generic store</text:p>
          </table:table-cell>
          <table:table-cell/>
        </table:table-row>
        <table:table-row table:style-name="ro3">
          <table:table-cell table:formula="of:=IF([$master.C246]=&quot;&quot;;CONCATENATE(&quot;  &quot;;IF([$master.D246]=&quot;&quot;;[$master.A246];CONCATENATE(&quot;~%&quot;;[$master.D246];&quot;%~&quot;));&quot; =&gt; ~%default_track%~ // &quot;;[$master.E246]);CONCATENATE(&quot;  &quot;;IF([$master.D246]=&quot;&quot;;[$master.A246];CONCATENATE(&quot;~%&quot;;[$master.D246];&quot;%~&quot;));&quot; =&gt; ~%&quot;;[$master.C246];&quot;%~ // &quot;;[$master.E246]))" office:value-type="string" office:string-value="  ~%FishingVillage%~ =&gt; ~%ar1400%~ // Fishing village (Ajantis, farmer Brun, Gerde, lots of ankhegs)" calcext:value-type="string">
            <text:p><text:s text:c="2"/>~%FishingVillage%~ =&gt; ~%ar1400%~ // Fishing village (Ajantis, farmer Brun, Gerde, lots of ankhegs)</text:p>
          </table:table-cell>
          <table:table-cell/>
        </table:table-row>
        <table:table-row table:style-name="ro3">
          <table:table-cell table:formula="of:=IF([$master.C247]=&quot;&quot;;CONCATENATE(&quot;  &quot;;IF([$master.D247]=&quot;&quot;;[$master.A247];CONCATENATE(&quot;~%&quot;;[$master.D247];&quot;%~&quot;));&quot; =&gt; ~%default_track%~ // &quot;;[$master.E247]);CONCATENATE(&quot;  &quot;;IF([$master.D247]=&quot;&quot;;[$master.A247];CONCATENATE(&quot;~%&quot;;[$master.D247];&quot;%~&quot;));&quot; =&gt; ~%&quot;;[$master.C247];&quot;%~ // &quot;;[$master.E247]))" office:value-type="string" office:string-value="  ~%FishingVillage_AnkhegPit%~ =&gt; ~%ar1401%~ // Ankheg pit" calcext:value-type="string">
            <text:p><text:s text:c="2"/>~%FishingVillage_AnkhegPit%~ =&gt; ~%ar1401%~ // Ankheg pit</text:p>
          </table:table-cell>
          <table:table-cell/>
        </table:table-row>
        <table:table-row table:style-name="ro3">
          <table:table-cell table:formula="of:=IF([$master.C248]=&quot;&quot;;CONCATENATE(&quot;  &quot;;IF([$master.D248]=&quot;&quot;;[$master.A248];CONCATENATE(&quot;~%&quot;;[$master.D248];&quot;%~&quot;));&quot; =&gt; ~%default_track%~ // &quot;;[$master.E248]);CONCATENATE(&quot;  &quot;;IF([$master.D248]=&quot;&quot;;[$master.A248];CONCATENATE(&quot;~%&quot;;[$master.D248];&quot;%~&quot;));&quot; =&gt; ~%&quot;;[$master.C248];&quot;%~ // &quot;;[$master.E248]))" office:value-type="string" office:string-value="  ~%FishingVillage_House1%~ =&gt; ~%default_track%~ // Fisherman's home" calcext:value-type="string">
            <text:p><text:s text:c="2"/>~%FishingVillage_House1%~ =&gt; ~%default_track%~ // Fisherman's home</text:p>
          </table:table-cell>
          <table:table-cell/>
        </table:table-row>
        <table:table-row table:style-name="ro3">
          <table:table-cell table:formula="of:=IF([$master.C249]=&quot;&quot;;CONCATENATE(&quot;  &quot;;IF([$master.D249]=&quot;&quot;;[$master.A249];CONCATENATE(&quot;~%&quot;;[$master.D249];&quot;%~&quot;));&quot; =&gt; ~%default_track%~ // &quot;;[$master.E249]);CONCATENATE(&quot;  &quot;;IF([$master.D249]=&quot;&quot;;[$master.A249];CONCATENATE(&quot;~%&quot;;[$master.D249];&quot;%~&quot;));&quot; =&gt; ~%&quot;;[$master.C249];&quot;%~ // &quot;;[$master.E249]))" office:value-type="string" office:string-value="  ~%FishingVillage_House2%~ =&gt; ~%default_track%~ // Fisherman's home" calcext:value-type="string">
            <text:p><text:s text:c="2"/>~%FishingVillage_House2%~ =&gt; ~%default_track%~ // Fisherman's home</text:p>
          </table:table-cell>
          <table:table-cell/>
        </table:table-row>
        <table:table-row table:style-name="ro3">
          <table:table-cell table:formula="of:=IF([$master.C250]=&quot;&quot;;CONCATENATE(&quot;  &quot;;IF([$master.D250]=&quot;&quot;;[$master.A250];CONCATENATE(&quot;~%&quot;;[$master.D250];&quot;%~&quot;));&quot; =&gt; ~%default_track%~ // &quot;;[$master.E250]);CONCATENATE(&quot;  &quot;;IF([$master.D250]=&quot;&quot;;[$master.A250];CONCATENATE(&quot;~%&quot;;[$master.D250];&quot;%~&quot;));&quot; =&gt; ~%&quot;;[$master.C250];&quot;%~ // &quot;;[$master.E250]))" office:value-type="string" office:string-value="  ~%FishingVillage_FarmerBrunsHouse%~ =&gt; ~%default_track%~ // Brun's home" calcext:value-type="string">
            <text:p><text:s text:c="2"/>~%FishingVillage_FarmerBrunsHouse%~ =&gt; ~%default_track%~ // Brun's home</text:p>
          </table:table-cell>
          <table:table-cell/>
        </table:table-row>
        <table:table-row table:style-name="ro3">
          <table:table-cell table:formula="of:=IF([$master.C251]=&quot;&quot;;CONCATENATE(&quot;  &quot;;IF([$master.D251]=&quot;&quot;;[$master.A251];CONCATENATE(&quot;~%&quot;;[$master.D251];&quot;%~&quot;));&quot; =&gt; ~%default_track%~ // &quot;;[$master.E251]);CONCATENATE(&quot;  &quot;;IF([$master.D251]=&quot;&quot;;[$master.A251];CONCATENATE(&quot;~%&quot;;[$master.D251];&quot;%~&quot;));&quot; =&gt; ~%&quot;;[$master.C251];&quot;%~ // &quot;;[$master.E251]))" office:value-type="string" office:string-value="  ~%IsleofBalduranN%~ =&gt; ~%ar1500%~ // Balduran's Isle, north (AKA Werewolf Isle)" calcext:value-type="string">
            <text:p><text:s text:c="2"/>~%IsleofBalduranN%~ =&gt; ~%ar1500%~ // Balduran's Isle, north (AKA Werewolf Isle)</text:p>
          </table:table-cell>
          <table:table-cell/>
        </table:table-row>
        <table:table-row table:style-name="ro3">
          <table:table-cell table:formula="of:=IF([$master.C252]=&quot;&quot;;CONCATENATE(&quot;  &quot;;IF([$master.D252]=&quot;&quot;;[$master.A252];CONCATENATE(&quot;~%&quot;;[$master.D252];&quot;%~&quot;));&quot; =&gt; ~%default_track%~ // &quot;;[$master.E252]);CONCATENATE(&quot;  &quot;;IF([$master.D252]=&quot;&quot;;[$master.A252];CONCATENATE(&quot;~%&quot;;[$master.D252];&quot;%~&quot;));&quot; =&gt; ~%&quot;;[$master.C252];&quot;%~ // &quot;;[$master.E252]))" office:value-type="string" office:string-value="  ~%IsleofBalduranNShip_D1%~ =&gt; ~%ar1501%~ // Balduran's ship, ground floor" calcext:value-type="string">
            <text:p><text:s text:c="2"/>~%IsleofBalduranNShip_D1%~ =&gt; ~%ar1501%~ // Balduran's ship, ground floor</text:p>
          </table:table-cell>
          <table:table-cell/>
        </table:table-row>
        <table:table-row table:style-name="ro3">
          <table:table-cell table:formula="of:=IF([$master.C253]=&quot;&quot;;CONCATENATE(&quot;  &quot;;IF([$master.D253]=&quot;&quot;;[$master.A253];CONCATENATE(&quot;~%&quot;;[$master.D253];&quot;%~&quot;));&quot; =&gt; ~%default_track%~ // &quot;;[$master.E253]);CONCATENATE(&quot;  &quot;;IF([$master.D253]=&quot;&quot;;[$master.A253];CONCATENATE(&quot;~%&quot;;[$master.D253];&quot;%~&quot;));&quot; =&gt; ~%&quot;;[$master.C253];&quot;%~ // &quot;;[$master.E253]))" office:value-type="string" office:string-value="  ~%IsleofBalduranNShip_D2%~ =&gt; ~%ar1501%~ // Balduran's ship, second floor" calcext:value-type="string">
            <text:p><text:s text:c="2"/>~%IsleofBalduranNShip_D2%~ =&gt; ~%ar1501%~ // Balduran's ship, second floor</text:p>
          </table:table-cell>
          <table:table-cell/>
        </table:table-row>
        <table:table-row table:style-name="ro3">
          <table:table-cell table:formula="of:=IF([$master.C254]=&quot;&quot;;CONCATENATE(&quot;  &quot;;IF([$master.D254]=&quot;&quot;;[$master.A254];CONCATENATE(&quot;~%&quot;;[$master.D254];&quot;%~&quot;));&quot; =&gt; ~%default_track%~ // &quot;;[$master.E254]);CONCATENATE(&quot;  &quot;;IF([$master.D254]=&quot;&quot;;[$master.A254];CONCATENATE(&quot;~%&quot;;[$master.D254];&quot;%~&quot;));&quot; =&gt; ~%&quot;;[$master.C254];&quot;%~ // &quot;;[$master.E254]))" office:value-type="string" office:string-value="  ~%IsleofBalduranNShip_D3%~ =&gt; ~%ar1501%~ // Balduran's ship, third floor" calcext:value-type="string">
            <text:p><text:s text:c="2"/>~%IsleofBalduranNShip_D3%~ =&gt; ~%ar1501%~ // Balduran's ship, third floor</text:p>
          </table:table-cell>
          <table:table-cell/>
        </table:table-row>
        <table:table-row table:style-name="ro3">
          <table:table-cell table:formula="of:=IF([$master.C255]=&quot;&quot;;CONCATENATE(&quot;  &quot;;IF([$master.D255]=&quot;&quot;;[$master.A255];CONCATENATE(&quot;~%&quot;;[$master.D255];&quot;%~&quot;));&quot; =&gt; ~%default_track%~ // &quot;;[$master.E255]);CONCATENATE(&quot;  &quot;;IF([$master.D255]=&quot;&quot;;[$master.A255];CONCATENATE(&quot;~%&quot;;[$master.D255];&quot;%~&quot;));&quot; =&gt; ~%&quot;;[$master.C255];&quot;%~ // &quot;;[$master.E255]))" office:value-type="string" office:string-value="  ~%IsleofBalduranNShip_D4%~ =&gt; ~%ar1501%~ // Balduran's ship, fourth floor (Karoug)" calcext:value-type="string">
            <text:p><text:s text:c="2"/>~%IsleofBalduranNShip_D4%~ =&gt; ~%ar1501%~ // Balduran's ship, fourth floor (Karoug)</text:p>
          </table:table-cell>
          <table:table-cell/>
        </table:table-row>
        <table:table-row table:style-name="ro3">
          <table:table-cell table:formula="of:=IF([$master.C256]=&quot;&quot;;CONCATENATE(&quot;  &quot;;IF([$master.D256]=&quot;&quot;;[$master.A256];CONCATENATE(&quot;~%&quot;;[$master.D256];&quot;%~&quot;));&quot; =&gt; ~%default_track%~ // &quot;;[$master.E256]);CONCATENATE(&quot;  &quot;;IF([$master.D256]=&quot;&quot;;[$master.A256];CONCATENATE(&quot;~%&quot;;[$master.D256];&quot;%~&quot;));&quot; =&gt; ~%&quot;;[$master.C256];&quot;%~ // &quot;;[$master.E256]))" office:value-type="string" office:string-value="  ~%IsleofBalduranNDradeelsHouse%~ =&gt; ~%default_track%~ // Dradeel's home" calcext:value-type="string">
            <text:p><text:s text:c="2"/>~%IsleofBalduranNDradeelsHouse%~ =&gt; ~%default_track%~ // Dradeel's home</text:p>
          </table:table-cell>
          <table:table-cell/>
        </table:table-row>
        <table:table-row table:style-name="ro3">
          <table:table-cell table:formula="of:=IF([$master.C257]=&quot;&quot;;CONCATENATE(&quot;  &quot;;IF([$master.D257]=&quot;&quot;;[$master.A257];CONCATENATE(&quot;~%&quot;;[$master.D257];&quot;%~&quot;));&quot; =&gt; ~%default_track%~ // &quot;;[$master.E257]);CONCATENATE(&quot;  &quot;;IF([$master.D257]=&quot;&quot;;[$master.A257];CONCATENATE(&quot;~%&quot;;[$master.D257];&quot;%~&quot;));&quot; =&gt; ~%&quot;;[$master.C257];&quot;%~ // &quot;;[$master.E257]))" office:value-type="string" office:string-value="  ~%CloakwoodDruids%~ =&gt; ~%ar1600%~ // Cloakwood, third main area (shadow druids, Eldoth, Faldorn)" calcext:value-type="string">
            <text:p><text:s text:c="2"/>~%CloakwoodDruids%~ =&gt; ~%ar1600%~ // Cloakwood, third main area (shadow druids, Eldoth, Faldorn)</text:p>
          </table:table-cell>
          <table:table-cell/>
        </table:table-row>
        <table:table-row table:style-name="ro3">
          <table:table-cell table:formula="of:=IF([$master.C258]=&quot;&quot;;CONCATENATE(&quot;  &quot;;IF([$master.D258]=&quot;&quot;;[$master.A258];CONCATENATE(&quot;~%&quot;;[$master.D258];&quot;%~&quot;));&quot; =&gt; ~%default_track%~ // &quot;;[$master.E258]);CONCATENATE(&quot;  &quot;;IF([$master.D258]=&quot;&quot;;[$master.A258];CONCATENATE(&quot;~%&quot;;[$master.D258];&quot;%~&quot;));&quot; =&gt; ~%&quot;;[$master.C258];&quot;%~ // &quot;;[$master.E258]))" office:value-type="string" office:string-value="  ~%CloakwoodDruids_Treehouse_L1%~ =&gt; ~%ar1601%~ // Tree house, ground floor" calcext:value-type="string">
            <text:p><text:s text:c="2"/>~%CloakwoodDruids_Treehouse_L1%~ =&gt; ~%ar1601%~ // Tree house, ground floor</text:p>
          </table:table-cell>
          <table:table-cell/>
        </table:table-row>
        <table:table-row table:style-name="ro3">
          <table:table-cell table:formula="of:=IF([$master.C259]=&quot;&quot;;CONCATENATE(&quot;  &quot;;IF([$master.D259]=&quot;&quot;;[$master.A259];CONCATENATE(&quot;~%&quot;;[$master.D259];&quot;%~&quot;));&quot; =&gt; ~%default_track%~ // &quot;;[$master.E259]);CONCATENATE(&quot;  &quot;;IF([$master.D259]=&quot;&quot;;[$master.A259];CONCATENATE(&quot;~%&quot;;[$master.D259];&quot;%~&quot;));&quot; =&gt; ~%&quot;;[$master.C259];&quot;%~ // &quot;;[$master.E259]))" office:value-type="string" office:string-value="  ~%CloakwoodDruids_Treehouse_L2%~ =&gt; ~%ar1601%~ // Tree house, second floor (Amarande)" calcext:value-type="string">
            <text:p><text:s text:c="2"/>~%CloakwoodDruids_Treehouse_L2%~ =&gt; ~%ar1601%~ // Tree house, second floor (Amarande)</text:p>
          </table:table-cell>
          <table:table-cell/>
        </table:table-row>
        <table:table-row table:style-name="ro3">
          <table:table-cell table:formula="of:=IF([$master.C260]=&quot;&quot;;CONCATENATE(&quot;  &quot;;IF([$master.D260]=&quot;&quot;;[$master.A260];CONCATENATE(&quot;~%&quot;;[$master.D260];&quot;%~&quot;));&quot; =&gt; ~%default_track%~ // &quot;;[$master.E260]);CONCATENATE(&quot;  &quot;;IF([$master.D260]=&quot;&quot;;[$master.A260];CONCATENATE(&quot;~%&quot;;[$master.D260];&quot;%~&quot;));&quot; =&gt; ~%&quot;;[$master.C260];&quot;%~ // &quot;;[$master.E260]))" office:value-type="string" office:string-value="  ~%CloakwoodDruids_PetersCave%~ =&gt; ~%ar1603%~ // Baby wyvern cave (Peter of the North)" calcext:value-type="string">
            <text:p><text:s text:c="2"/>~%CloakwoodDruids_PetersCave%~ =&gt; ~%ar1603%~ // Baby wyvern cave (Peter of the North)</text:p>
          </table:table-cell>
          <table:table-cell/>
        </table:table-row>
        <table:table-row table:style-name="ro3">
          <table:table-cell table:formula="of:=IF([$master.C261]=&quot;&quot;;CONCATENATE(&quot;  &quot;;IF([$master.D261]=&quot;&quot;;[$master.A261];CONCATENATE(&quot;~%&quot;;[$master.D261];&quot;%~&quot;));&quot; =&gt; ~%default_track%~ // &quot;;[$master.E261]);CONCATENATE(&quot;  &quot;;IF([$master.D261]=&quot;&quot;;[$master.A261];CONCATENATE(&quot;~%&quot;;[$master.D261];&quot;%~&quot;));&quot; =&gt; ~%&quot;;[$master.C261];&quot;%~ // &quot;;[$master.E261]))" office:value-type="string" office:string-value="  ~%CloakwoodWyverns%~ =&gt; ~%ar1700%~ // Cloakwood, fourth main area (wyverns)" calcext:value-type="string">
            <text:p><text:s text:c="2"/>~%CloakwoodWyverns%~ =&gt; ~%ar1700%~ // Cloakwood, fourth main area (wyverns)</text:p>
          </table:table-cell>
          <table:table-cell/>
        </table:table-row>
        <table:table-row table:style-name="ro3">
          <table:table-cell table:formula="of:=IF([$master.C262]=&quot;&quot;;CONCATENATE(&quot;  &quot;;IF([$master.D262]=&quot;&quot;;[$master.A262];CONCATENATE(&quot;~%&quot;;[$master.D262];&quot;%~&quot;));&quot; =&gt; ~%default_track%~ // &quot;;[$master.E262]);CONCATENATE(&quot;  &quot;;IF([$master.D262]=&quot;&quot;;[$master.A262];CONCATENATE(&quot;~%&quot;;[$master.D262];&quot;%~&quot;));&quot; =&gt; ~%&quot;;[$master.C262];&quot;%~ // &quot;;[$master.E262]))" office:value-type="string" office:string-value="  ~%CloakwoodMines%~ =&gt; ~%ar1800%~ // Cloakwood mines, exterior" calcext:value-type="string">
            <text:p><text:s text:c="2"/>~%CloakwoodMines%~ =&gt; ~%ar1800%~ // Cloakwood mines, exterior</text:p>
          </table:table-cell>
          <table:table-cell/>
        </table:table-row>
        <table:table-row table:style-name="ro3">
          <table:table-cell table:formula="of:=IF([$master.C263]=&quot;&quot;;CONCATENATE(&quot;  &quot;;IF([$master.D263]=&quot;&quot;;[$master.A263];CONCATENATE(&quot;~%&quot;;[$master.D263];&quot;%~&quot;));&quot; =&gt; ~%default_track%~ // &quot;;[$master.E263]);CONCATENATE(&quot;  &quot;;IF([$master.D263]=&quot;&quot;;[$master.A263];CONCATENATE(&quot;~%&quot;;[$master.D263];&quot;%~&quot;));&quot; =&gt; ~%&quot;;[$master.C263];&quot;%~ // &quot;;[$master.E263]))" office:value-type="string" office:string-value="  ~%CloakwoodMines_L1%~ =&gt; ~%ar1801%~ // Cloakwood mines, first subterranean level (river plug)" calcext:value-type="string">
            <text:p><text:s text:c="2"/>~%CloakwoodMines_L1%~ =&gt; ~%ar1801%~ // Cloakwood mines, first subterranean level (river plug)</text:p>
          </table:table-cell>
          <table:table-cell/>
        </table:table-row>
        <table:table-row table:style-name="ro3">
          <table:table-cell table:formula="of:=IF([$master.C264]=&quot;&quot;;CONCATENATE(&quot;  &quot;;IF([$master.D264]=&quot;&quot;;[$master.A264];CONCATENATE(&quot;~%&quot;;[$master.D264];&quot;%~&quot;));&quot; =&gt; ~%default_track%~ // &quot;;[$master.E264]);CONCATENATE(&quot;  &quot;;IF([$master.D264]=&quot;&quot;;[$master.A264];CONCATENATE(&quot;~%&quot;;[$master.D264];&quot;%~&quot;));&quot; =&gt; ~%&quot;;[$master.C264];&quot;%~ // &quot;;[$master.E264]))" office:value-type="string" office:string-value="  ~%CloakwoodMines_L3%~ =&gt; ~%ar1802%~ // Cloakwood mines, third subterranean level (Natasha, ogre mage)" calcext:value-type="string">
            <text:p><text:s text:c="2"/>~%CloakwoodMines_L3%~ =&gt; ~%ar1802%~ // Cloakwood mines, third subterranean level (Natasha, ogre mage)</text:p>
          </table:table-cell>
          <table:table-cell/>
        </table:table-row>
        <table:table-row table:style-name="ro3">
          <table:table-cell table:formula="of:=IF([$master.C265]=&quot;&quot;;CONCATENATE(&quot;  &quot;;IF([$master.D265]=&quot;&quot;;[$master.A265];CONCATENATE(&quot;~%&quot;;[$master.D265];&quot;%~&quot;));&quot; =&gt; ~%default_track%~ // &quot;;[$master.E265]);CONCATENATE(&quot;  &quot;;IF([$master.D265]=&quot;&quot;;[$master.A265];CONCATENATE(&quot;~%&quot;;[$master.D265];&quot;%~&quot;));&quot; =&gt; ~%&quot;;[$master.C265];&quot;%~ // &quot;;[$master.E265]))" office:value-type="string" office:string-value="  ~%CloakwoodMines_L4%~ =&gt; ~%ar1803%~ // Cloakwood mines, fourth subterranean level (Davaeorn, Stephan)" calcext:value-type="string">
            <text:p><text:s text:c="2"/>~%CloakwoodMines_L4%~ =&gt; ~%ar1803%~ // Cloakwood mines, fourth subterranean level (Davaeorn, Stephan)</text:p>
          </table:table-cell>
          <table:table-cell/>
        </table:table-row>
        <table:table-row table:style-name="ro3">
          <table:table-cell table:formula="of:=IF([$master.C266]=&quot;&quot;;CONCATENATE(&quot;  &quot;;IF([$master.D266]=&quot;&quot;;[$master.A266];CONCATENATE(&quot;~%&quot;;[$master.D266];&quot;%~&quot;));&quot; =&gt; ~%default_track%~ // &quot;;[$master.E266]);CONCATENATE(&quot;  &quot;;IF([$master.D266]=&quot;&quot;;[$master.A266];CONCATENATE(&quot;~%&quot;;[$master.D266];&quot;%~&quot;));&quot; =&gt; ~%&quot;;[$master.C266];&quot;%~ // &quot;;[$master.E266]))" office:value-type="string" office:string-value="  ~%CloakwoodMines_L2%~ =&gt; ~%ar1802%~ // Cloakwood mines, second subterranean level (Yeslick, Hareishan)" calcext:value-type="string">
            <text:p><text:s text:c="2"/>~%CloakwoodMines_L2%~ =&gt; ~%ar1802%~ // Cloakwood mines, second subterranean level (Yeslick, Hareishan)</text:p>
          </table:table-cell>
          <table:table-cell/>
        </table:table-row>
        <table:table-row table:style-name="ro3">
          <table:table-cell table:formula="of:=IF([$master.C267]=&quot;&quot;;CONCATENATE(&quot;  &quot;;IF([$master.D267]=&quot;&quot;;[$master.A267];CONCATENATE(&quot;~%&quot;;[$master.D267];&quot;%~&quot;));&quot; =&gt; ~%default_track%~ // &quot;;[$master.E267]);CONCATENATE(&quot;  &quot;;IF([$master.D267]=&quot;&quot;;[$master.A267];CONCATENATE(&quot;~%&quot;;[$master.D267];&quot;%~&quot;));&quot; =&gt; ~%&quot;;[$master.C267];&quot;%~ // &quot;;[$master.E267]))" office:value-type="string" office:string-value="  ~%CloakwoodMines_Barracks_L1%~ =&gt; ~%default_track%~ // Cloakwood mines, barracks ground floor" calcext:value-type="string">
            <text:p><text:s text:c="2"/>~%CloakwoodMines_Barracks_L1%~ =&gt; ~%default_track%~ // Cloakwood mines, barracks ground floor</text:p>
          </table:table-cell>
          <table:table-cell/>
        </table:table-row>
        <table:table-row table:style-name="ro3">
          <table:table-cell table:formula="of:=IF([$master.C268]=&quot;&quot;;CONCATENATE(&quot;  &quot;;IF([$master.D268]=&quot;&quot;;[$master.A268];CONCATENATE(&quot;~%&quot;;[$master.D268];&quot;%~&quot;));&quot; =&gt; ~%default_track%~ // &quot;;[$master.E268]);CONCATENATE(&quot;  &quot;;IF([$master.D268]=&quot;&quot;;[$master.A268];CONCATENATE(&quot;~%&quot;;[$master.D268];&quot;%~&quot;));&quot; =&gt; ~%&quot;;[$master.C268];&quot;%~ // &quot;;[$master.E268]))" office:value-type="string" office:string-value="  ~%CloakwoodMines_Barracks_L2%~ =&gt; ~%default_track%~ // Cloakwood mines, barracks second floor" calcext:value-type="string">
            <text:p><text:s text:c="2"/>~%CloakwoodMines_Barracks_L2%~ =&gt; ~%default_track%~ // Cloakwood mines, barracks second floor</text:p>
          </table:table-cell>
          <table:table-cell/>
        </table:table-row>
        <table:table-row table:style-name="ro3">
          <table:table-cell table:formula="of:=IF([$master.C269]=&quot;&quot;;CONCATENATE(&quot;  &quot;;IF([$master.D269]=&quot;&quot;;[$master.A269];CONCATENATE(&quot;~%&quot;;[$master.D269];&quot;%~&quot;));&quot; =&gt; ~%default_track%~ // &quot;;[$master.E269]);CONCATENATE(&quot;  &quot;;IF([$master.D269]=&quot;&quot;;[$master.A269];CONCATENATE(&quot;~%&quot;;[$master.D269];&quot;%~&quot;));&quot; =&gt; ~%&quot;;[$master.C269];&quot;%~ // &quot;;[$master.E269]))" office:value-type="string" office:string-value="  ~%CloakwoodMines_MineLift%~ =&gt; ~%ar1807%~ // Cloakwood mines, elevator" calcext:value-type="string">
            <text:p><text:s text:c="2"/>~%CloakwoodMines_MineLift%~ =&gt; ~%ar1807%~ // Cloakwood mines, elevator</text:p>
          </table:table-cell>
          <table:table-cell/>
        </table:table-row>
        <table:table-row table:style-name="ro3">
          <table:table-cell table:formula="of:=IF([$master.C270]=&quot;&quot;;CONCATENATE(&quot;  &quot;;IF([$master.D270]=&quot;&quot;;[$master.A270];CONCATENATE(&quot;~%&quot;;[$master.D270];&quot;%~&quot;));&quot; =&gt; ~%default_track%~ // &quot;;[$master.E270]);CONCATENATE(&quot;  &quot;;IF([$master.D270]=&quot;&quot;;[$master.A270];CONCATENATE(&quot;~%&quot;;[$master.D270];&quot;%~&quot;));&quot; =&gt; ~%&quot;;[$master.C270];&quot;%~ // &quot;;[$master.E270]))" office:value-type="string" office:string-value="  ~%CloakwoodMines_Storehouse%~ =&gt; ~%default_track%~ // Cloakwood mines, storehouse" calcext:value-type="string">
            <text:p><text:s text:c="2"/>~%CloakwoodMines_Storehouse%~ =&gt; ~%default_track%~ // Cloakwood mines, storehouse</text:p>
          </table:table-cell>
          <table:table-cell/>
        </table:table-row>
        <table:table-row table:style-name="ro3">
          <table:table-cell table:formula="of:=IF([$master.C271]=&quot;&quot;;CONCATENATE(&quot;  &quot;;IF([$master.D271]=&quot;&quot;;[$master.A271];CONCATENATE(&quot;~%&quot;;[$master.D271];&quot;%~&quot;));&quot; =&gt; ~%default_track%~ // &quot;;[$master.E271]);CONCATENATE(&quot;  &quot;;IF([$master.D271]=&quot;&quot;;[$master.A271];CONCATENATE(&quot;~%&quot;;[$master.D271];&quot;%~&quot;));&quot; =&gt; ~%&quot;;[$master.C271];&quot;%~ // &quot;;[$master.E271]))" office:value-type="string" office:string-value="  ~%CloakwoodMines_MineShed%~ =&gt; ~%default_track%~ // Cloakwood mines, shed leading to elevator" calcext:value-type="string">
            <text:p><text:s text:c="2"/>~%CloakwoodMines_MineShed%~ =&gt; ~%default_track%~ // Cloakwood mines, shed leading to elevator</text:p>
          </table:table-cell>
          <table:table-cell/>
        </table:table-row>
        <table:table-row table:style-name="ro3">
          <table:table-cell table:formula="of:=IF([$master.C272]=&quot;&quot;;CONCATENATE(&quot;  &quot;;IF([$master.D272]=&quot;&quot;;[$master.A272];CONCATENATE(&quot;~%&quot;;[$master.D272];&quot;%~&quot;));&quot; =&gt; ~%default_track%~ // &quot;;[$master.E272]);CONCATENATE(&quot;  &quot;;IF([$master.D272]=&quot;&quot;;[$master.A272];CONCATENATE(&quot;~%&quot;;[$master.D272];&quot;%~&quot;));&quot; =&gt; ~%&quot;;[$master.C272];&quot;%~ // &quot;;[$master.E272]))" office:value-type="string" office:string-value="  ~%BanditCamp%~ =&gt; ~%ar1900%~ // Bandit Camp" calcext:value-type="string">
            <text:p><text:s text:c="2"/>~%BanditCamp%~ =&gt; ~%ar1900%~ // Bandit Camp</text:p>
          </table:table-cell>
          <table:table-cell/>
        </table:table-row>
        <table:table-row table:style-name="ro3">
          <table:table-cell table:formula="of:=IF([$master.C273]=&quot;&quot;;CONCATENATE(&quot;  &quot;;IF([$master.D273]=&quot;&quot;;[$master.A273];CONCATENATE(&quot;~%&quot;;[$master.D273];&quot;%~&quot;));&quot; =&gt; ~%default_track%~ // &quot;;[$master.E273]);CONCATENATE(&quot;  &quot;;IF([$master.D273]=&quot;&quot;;[$master.A273];CONCATENATE(&quot;~%&quot;;[$master.D273];&quot;%~&quot;));&quot; =&gt; ~%&quot;;[$master.C273];&quot;%~ // &quot;;[$master.E273]))" office:value-type="string" office:string-value="  ~%BanditCamp_RaemonsTent%~ =&gt; ~%default_track%~ // Bandit Camp, main tent (Raemon, Venkt, Hakt, Britik)" calcext:value-type="string">
            <text:p><text:s text:c="2"/>~%BanditCamp_RaemonsTent%~ =&gt; ~%default_track%~ // Bandit Camp, main tent (Raemon, Venkt, Hakt, Britik)</text:p>
          </table:table-cell>
          <table:table-cell/>
        </table:table-row>
        <table:table-row table:style-name="ro3">
          <table:table-cell table:formula="of:=IF([$master.C274]=&quot;&quot;;CONCATENATE(&quot;  &quot;;IF([$master.D274]=&quot;&quot;;[$master.A274];CONCATENATE(&quot;~%&quot;;[$master.D274];&quot;%~&quot;));&quot; =&gt; ~%default_track%~ // &quot;;[$master.E274]);CONCATENATE(&quot;  &quot;;IF([$master.D274]=&quot;&quot;;[$master.A274];CONCATENATE(&quot;~%&quot;;[$master.D274];&quot;%~&quot;));&quot; =&gt; ~%&quot;;[$master.C274];&quot;%~ // &quot;;[$master.E274]))" office:value-type="string" office:string-value="  ~%BanditCamp_Tent2%~ =&gt; ~%default_track%~ // Bandit Camp, tent (Ardenor Crush)" calcext:value-type="string">
            <text:p><text:s text:c="2"/>~%BanditCamp_Tent2%~ =&gt; ~%default_track%~ // Bandit Camp, tent (Ardenor Crush)</text:p>
          </table:table-cell>
          <table:table-cell/>
        </table:table-row>
        <table:table-row table:style-name="ro3">
          <table:table-cell table:formula="of:=IF([$master.C275]=&quot;&quot;;CONCATENATE(&quot;  &quot;;IF([$master.D275]=&quot;&quot;;[$master.A275];CONCATENATE(&quot;~%&quot;;[$master.D275];&quot;%~&quot;));&quot; =&gt; ~%default_track%~ // &quot;;[$master.E275]);CONCATENATE(&quot;  &quot;;IF([$master.D275]=&quot;&quot;;[$master.A275];CONCATENATE(&quot;~%&quot;;[$master.D275];&quot;%~&quot;));&quot; =&gt; ~%&quot;;[$master.C275];&quot;%~ // &quot;;[$master.E275]))" office:value-type="string" office:string-value="  ~%BanditCamp_GnollCave%~ =&gt; ~%default_track%~ // Bandit Camp, cave (Garclax)" calcext:value-type="string">
            <text:p><text:s text:c="2"/>~%BanditCamp_GnollCave%~ =&gt; ~%default_track%~ // Bandit Camp, cave (Garclax)</text:p>
          </table:table-cell>
          <table:table-cell/>
        </table:table-row>
        <table:table-row table:style-name="ro3">
          <table:table-cell table:formula="of:=IF([$master.C276]=&quot;&quot;;CONCATENATE(&quot;  &quot;;IF([$master.D276]=&quot;&quot;;[$master.A276];CONCATENATE(&quot;~%&quot;;[$master.D276];&quot;%~&quot;));&quot; =&gt; ~%default_track%~ // &quot;;[$master.E276]);CONCATENATE(&quot;  &quot;;IF([$master.D276]=&quot;&quot;;[$master.A276];CONCATENATE(&quot;~%&quot;;[$master.D276];&quot;%~&quot;));&quot; =&gt; ~%&quot;;[$master.C276];&quot;%~ // &quot;;[$master.E276]))" office:value-type="string" office:string-value="  ~%BanditCamp_TersusTent%~ =&gt; ~%default_track%~ // Bandit Camp, tent (Tersus)" calcext:value-type="string">
            <text:p><text:s text:c="2"/>~%BanditCamp_TersusTent%~ =&gt; ~%default_track%~ // Bandit Camp, tent (Tersus)</text:p>
          </table:table-cell>
          <table:table-cell/>
        </table:table-row>
        <table:table-row table:style-name="ro3">
          <table:table-cell table:formula="of:=IF([$master.C277]=&quot;&quot;;CONCATENATE(&quot;  &quot;;IF([$master.D277]=&quot;&quot;;[$master.A277];CONCATENATE(&quot;~%&quot;;[$master.D277];&quot;%~&quot;));&quot; =&gt; ~%default_track%~ // &quot;;[$master.E277]);CONCATENATE(&quot;  &quot;;IF([$master.D277]=&quot;&quot;;[$master.A277];CONCATENATE(&quot;~%&quot;;[$master.D277];&quot;%~&quot;));&quot; =&gt; ~%&quot;;[$master.C277];&quot;%~ // &quot;;[$master.E277]))" office:value-type="string" office:string-value="  ~%BanditCamp_Tent1%~ =&gt; ~%default_track%~ // Bandit Camp, tent (Knott)" calcext:value-type="string">
            <text:p><text:s text:c="2"/>~%BanditCamp_Tent1%~ =&gt; ~%default_track%~ // Bandit Camp, tent (Knott)</text:p>
          </table:table-cell>
          <table:table-cell/>
        </table:table-row>
        <table:table-row table:style-name="ro3">
          <table:table-cell table:formula="of:=IF([$master.C278]=&quot;&quot;;CONCATENATE(&quot;  &quot;;IF([$master.D278]=&quot;&quot;;[$master.A278];CONCATENATE(&quot;~%&quot;;[$master.D278];&quot;%~&quot;));&quot; =&gt; ~%default_track%~ // &quot;;[$master.E278]);CONCATENATE(&quot;  &quot;;IF([$master.D278]=&quot;&quot;;[$master.A278];CONCATENATE(&quot;~%&quot;;[$master.D278];&quot;%~&quot;));&quot; =&gt; ~%&quot;;[$master.C278];&quot;%~ // &quot;;[$master.E278]))" office:value-type="string" office:string-value="  ~%BanditCamp_Tent3%~ =&gt; ~%default_track%~ // Bandit Camp, tent" calcext:value-type="string">
            <text:p><text:s text:c="2"/>~%BanditCamp_Tent3%~ =&gt; ~%default_track%~ // Bandit Camp, tent</text:p>
          </table:table-cell>
          <table:table-cell/>
        </table:table-row>
        <table:table-row table:style-name="ro3">
          <table:table-cell table:formula="of:=IF([$master.C279]=&quot;&quot;;CONCATENATE(&quot;  &quot;;IF([$master.D279]=&quot;&quot;;[$master.A279];CONCATENATE(&quot;~%&quot;;[$master.D279];&quot;%~&quot;));&quot; =&gt; ~%default_track%~ // &quot;;[$master.E279]);CONCATENATE(&quot;  &quot;;IF([$master.D279]=&quot;&quot;;[$master.A279];CONCATENATE(&quot;~%&quot;;[$master.D279];&quot;%~&quot;));&quot; =&gt; ~%&quot;;[$master.C279];&quot;%~ // &quot;;[$master.E279]))" office:value-type="string" office:string-value="  ~%BanditCamp_Tent4%~ =&gt; ~%default_track%~ // Bandit Camp, tent (Taugosz Khosann)" calcext:value-type="string">
            <text:p><text:s text:c="2"/>~%BanditCamp_Tent4%~ =&gt; ~%default_track%~ // Bandit Camp, tent (Taugosz Khosann)</text:p>
          </table:table-cell>
          <table:table-cell/>
        </table:table-row>
        <table:table-row table:style-name="ro3">
          <table:table-cell table:formula="of:=IF([$master.C280]=&quot;&quot;;CONCATENATE(&quot;  &quot;;IF([$master.D280]=&quot;&quot;;[$master.A280];CONCATENATE(&quot;~%&quot;;[$master.D280];&quot;%~&quot;));&quot; =&gt; ~%default_track%~ // &quot;;[$master.E280]);CONCATENATE(&quot;  &quot;;IF([$master.D280]=&quot;&quot;;[$master.A280];CONCATENATE(&quot;~%&quot;;[$master.D280];&quot;%~&quot;));&quot; =&gt; ~%&quot;;[$master.C280];&quot;%~ // &quot;;[$master.E280]))" office:value-type="string" office:string-value="  ~%IsleofBalduranS%~ =&gt; ~%ar2000%~ // Balduran's Isle, south (AKA Werewolf Isle, Delainy/Durlyle)" calcext:value-type="string">
            <text:p><text:s text:c="2"/>~%IsleofBalduranS%~ =&gt; ~%ar2000%~ // Balduran's Isle, south (AKA Werewolf Isle, Delainy/Durlyle)</text:p>
          </table:table-cell>
          <table:table-cell/>
        </table:table-row>
        <table:table-row table:style-name="ro3">
          <table:table-cell table:formula="of:=IF([$master.C281]=&quot;&quot;;CONCATENATE(&quot;  &quot;;IF([$master.D281]=&quot;&quot;;[$master.A281];CONCATENATE(&quot;~%&quot;;[$master.D281];&quot;%~&quot;));&quot; =&gt; ~%default_track%~ // &quot;;[$master.E281]);CONCATENATE(&quot;  &quot;;IF([$master.D281]=&quot;&quot;;[$master.A281];CONCATENATE(&quot;~%&quot;;[$master.D281];&quot;%~&quot;));&quot; =&gt; ~%&quot;;[$master.C281];&quot;%~ // &quot;;[$master.E281]))" office:value-type="string" office:string-value="  ~%IsleofBalduranS_GreatHut%~ =&gt; ~%ar2001%~ // Generic hut" calcext:value-type="string">
            <text:p><text:s text:c="2"/>~%IsleofBalduranS_GreatHut%~ =&gt; ~%ar2001%~ // Generic hut</text:p>
          </table:table-cell>
          <table:table-cell/>
        </table:table-row>
        <table:table-row table:style-name="ro3">
          <table:table-cell table:formula="of:=IF([$master.C282]=&quot;&quot;;CONCATENATE(&quot;  &quot;;IF([$master.D282]=&quot;&quot;;[$master.A282];CONCATENATE(&quot;~%&quot;;[$master.D282];&quot;%~&quot;));&quot; =&gt; ~%default_track%~ // &quot;;[$master.E282]);CONCATENATE(&quot;  &quot;;IF([$master.D282]=&quot;&quot;;[$master.A282];CONCATENATE(&quot;~%&quot;;[$master.D282];&quot;%~&quot;));&quot; =&gt; ~%&quot;;[$master.C282];&quot;%~ // &quot;;[$master.E282]))" office:value-type="string" office:string-value="  ~%IsleofBalduranS_KaishasHut%~ =&gt; ~%ar2001%~ // Main hut (Kaishas Gan, Tailas)" calcext:value-type="string">
            <text:p><text:s text:c="2"/>~%IsleofBalduranS_KaishasHut%~ =&gt; ~%ar2001%~ // Main hut (Kaishas Gan, Tailas)</text:p>
          </table:table-cell>
          <table:table-cell/>
        </table:table-row>
        <table:table-row table:style-name="ro3">
          <table:table-cell table:formula="of:=IF([$master.C283]=&quot;&quot;;CONCATENATE(&quot;  &quot;;IF([$master.D283]=&quot;&quot;;[$master.A283];CONCATENATE(&quot;~%&quot;;[$master.D283];&quot;%~&quot;));&quot; =&gt; ~%default_track%~ // &quot;;[$master.E283]);CONCATENATE(&quot;  &quot;;IF([$master.D283]=&quot;&quot;;[$master.A283];CONCATENATE(&quot;~%&quot;;[$master.D283];&quot;%~&quot;));&quot; =&gt; ~%&quot;;[$master.C283];&quot;%~ // &quot;;[$master.E283]))" office:value-type="string" office:string-value="  ~%IsleofBalduranS_LargeHut3%~ =&gt; ~%ar2001%~ // Generic hut" calcext:value-type="string">
            <text:p><text:s text:c="2"/>~%IsleofBalduranS_LargeHut3%~ =&gt; ~%ar2001%~ // Generic hut</text:p>
          </table:table-cell>
          <table:table-cell/>
        </table:table-row>
        <table:table-row table:style-name="ro3">
          <table:table-cell table:formula="of:=IF([$master.C284]=&quot;&quot;;CONCATENATE(&quot;  &quot;;IF([$master.D284]=&quot;&quot;;[$master.A284];CONCATENATE(&quot;~%&quot;;[$master.D284];&quot;%~&quot;));&quot; =&gt; ~%default_track%~ // &quot;;[$master.E284]);CONCATENATE(&quot;  &quot;;IF([$master.D284]=&quot;&quot;;[$master.A284];CONCATENATE(&quot;~%&quot;;[$master.D284];&quot;%~&quot;));&quot; =&gt; ~%&quot;;[$master.C284];&quot;%~ // &quot;;[$master.E284]))" office:value-type="string" office:string-value="  ~%IsleofBalduranS_LargeHut2%~ =&gt; ~%ar2001%~ // Generic hut" calcext:value-type="string">
            <text:p><text:s text:c="2"/>~%IsleofBalduranS_LargeHut2%~ =&gt; ~%ar2001%~ // Generic hut</text:p>
          </table:table-cell>
          <table:table-cell/>
        </table:table-row>
        <table:table-row table:style-name="ro3">
          <table:table-cell table:formula="of:=IF([$master.C285]=&quot;&quot;;CONCATENATE(&quot;  &quot;;IF([$master.D285]=&quot;&quot;;[$master.A285];CONCATENATE(&quot;~%&quot;;[$master.D285];&quot;%~&quot;));&quot; =&gt; ~%default_track%~ // &quot;;[$master.E285]);CONCATENATE(&quot;  &quot;;IF([$master.D285]=&quot;&quot;;[$master.A285];CONCATENATE(&quot;~%&quot;;[$master.D285];&quot;%~&quot;));&quot; =&gt; ~%&quot;;[$master.C285];&quot;%~ // &quot;;[$master.E285]))" office:value-type="string" office:string-value="  ~%IsleofBalduranS_LargeHut4%~ =&gt; ~%ar2001%~ // Generic hut" calcext:value-type="string">
            <text:p><text:s text:c="2"/>~%IsleofBalduranS_LargeHut4%~ =&gt; ~%ar2001%~ // Generic hut</text:p>
          </table:table-cell>
          <table:table-cell/>
        </table:table-row>
        <table:table-row table:style-name="ro3">
          <table:table-cell table:formula="of:=IF([$master.C286]=&quot;&quot;;CONCATENATE(&quot;  &quot;;IF([$master.D286]=&quot;&quot;;[$master.A286];CONCATENATE(&quot;~%&quot;;[$master.D286];&quot;%~&quot;));&quot; =&gt; ~%default_track%~ // &quot;;[$master.E286]);CONCATENATE(&quot;  &quot;;IF([$master.D286]=&quot;&quot;;[$master.A286];CONCATENATE(&quot;~%&quot;;[$master.D286];&quot;%~&quot;));&quot; =&gt; ~%&quot;;[$master.C286];&quot;%~ // &quot;;[$master.E286]))" office:value-type="string" office:string-value="  ~%IsleofBalduranS_LargeHut1%~ =&gt; ~%ar2001%~ // Generic hut" calcext:value-type="string">
            <text:p><text:s text:c="2"/>~%IsleofBalduranS_LargeHut1%~ =&gt; ~%ar2001%~ // Generic hut</text:p>
          </table:table-cell>
          <table:table-cell/>
        </table:table-row>
        <table:table-row table:style-name="ro3">
          <table:table-cell table:formula="of:=IF([$master.C287]=&quot;&quot;;CONCATENATE(&quot;  &quot;;IF([$master.D287]=&quot;&quot;;[$master.A287];CONCATENATE(&quot;~%&quot;;[$master.D287];&quot;%~&quot;));&quot; =&gt; ~%default_track%~ // &quot;;[$master.E287]);CONCATENATE(&quot;  &quot;;IF([$master.D287]=&quot;&quot;;[$master.A287];CONCATENATE(&quot;~%&quot;;[$master.D287];&quot;%~&quot;));&quot; =&gt; ~%&quot;;[$master.C287];&quot;%~ // &quot;;[$master.E287]))" office:value-type="string" office:string-value="  ~%IsleofBalduranS_HarborHut%~ =&gt; ~%ar2001%~ // Taloun's hut" calcext:value-type="string">
            <text:p><text:s text:c="2"/>~%IsleofBalduranS_HarborHut%~ =&gt; ~%ar2001%~ // Taloun's hut</text:p>
          </table:table-cell>
          <table:table-cell/>
        </table:table-row>
        <table:table-row table:style-name="ro3">
          <table:table-cell table:formula="of:=IF([$master.C288]=&quot;&quot;;CONCATENATE(&quot;  &quot;;IF([$master.D288]=&quot;&quot;;[$master.A288];CONCATENATE(&quot;~%&quot;;[$master.D288];&quot;%~&quot;));&quot; =&gt; ~%default_track%~ // &quot;;[$master.E288]);CONCATENATE(&quot;  &quot;;IF([$master.D288]=&quot;&quot;;[$master.A288];CONCATENATE(&quot;~%&quot;;[$master.D288];&quot;%~&quot;));&quot; =&gt; ~%&quot;;[$master.C288];&quot;%~ // &quot;;[$master.E288]))" office:value-type="string" office:string-value="  ~%IsleofBalduranS_StoreHut2%~ =&gt; ~%ar2001%~ // Generic hut" calcext:value-type="string">
            <text:p><text:s text:c="2"/>~%IsleofBalduranS_StoreHut2%~ =&gt; ~%ar2001%~ // Generic hut</text:p>
          </table:table-cell>
          <table:table-cell/>
        </table:table-row>
        <table:table-row table:style-name="ro3">
          <table:table-cell table:formula="of:=IF([$master.C289]=&quot;&quot;;CONCATENATE(&quot;  &quot;;IF([$master.D289]=&quot;&quot;;[$master.A289];CONCATENATE(&quot;~%&quot;;[$master.D289];&quot;%~&quot;));&quot; =&gt; ~%default_track%~ // &quot;;[$master.E289]);CONCATENATE(&quot;  &quot;;IF([$master.D289]=&quot;&quot;;[$master.A289];CONCATENATE(&quot;~%&quot;;[$master.D289];&quot;%~&quot;));&quot; =&gt; ~%&quot;;[$master.C289];&quot;%~ // &quot;;[$master.E289]))" office:value-type="string" office:string-value="  ~%IsleofBalduranS_StoreHut1%~ =&gt; ~%ar2001%~ // Generic hut" calcext:value-type="string">
            <text:p><text:s text:c="2"/>~%IsleofBalduranS_StoreHut1%~ =&gt; ~%ar2001%~ // Generic hut</text:p>
          </table:table-cell>
          <table:table-cell/>
        </table:table-row>
        <table:table-row table:style-name="ro3">
          <table:table-cell table:formula="of:=IF([$master.C290]=&quot;&quot;;CONCATENATE(&quot;  &quot;;IF([$master.D290]=&quot;&quot;;[$master.A290];CONCATENATE(&quot;~%&quot;;[$master.D290];&quot;%~&quot;));&quot; =&gt; ~%default_track%~ // &quot;;[$master.E290]);CONCATENATE(&quot;  &quot;;IF([$master.D290]=&quot;&quot;;[$master.A290];CONCATENATE(&quot;~%&quot;;[$master.D290];&quot;%~&quot;));&quot; =&gt; ~%&quot;;[$master.C290];&quot;%~ // &quot;;[$master.E290]))" office:value-type="string" office:string-value="  ~%IsleofBalduranS_StoreHut4%~ =&gt; ~%ar2001%~ // Generic hut" calcext:value-type="string">
            <text:p><text:s text:c="2"/>~%IsleofBalduranS_StoreHut4%~ =&gt; ~%ar2001%~ // Generic hut</text:p>
          </table:table-cell>
          <table:table-cell/>
        </table:table-row>
        <table:table-row table:style-name="ro3">
          <table:table-cell table:formula="of:=IF([$master.C291]=&quot;&quot;;CONCATENATE(&quot;  &quot;;IF([$master.D291]=&quot;&quot;;[$master.A291];CONCATENATE(&quot;~%&quot;;[$master.D291];&quot;%~&quot;));&quot; =&gt; ~%default_track%~ // &quot;;[$master.E291]);CONCATENATE(&quot;  &quot;;IF([$master.D291]=&quot;&quot;;[$master.A291];CONCATENATE(&quot;~%&quot;;[$master.D291];&quot;%~&quot;));&quot; =&gt; ~%&quot;;[$master.C291];&quot;%~ // &quot;;[$master.E291]))" office:value-type="string" office:string-value="  ~%IsleofBalduranS_StoreHut3%~ =&gt; ~%ar2001%~ // Generic hut" calcext:value-type="string">
            <text:p><text:s text:c="2"/>~%IsleofBalduranS_StoreHut3%~ =&gt; ~%ar2001%~ // Generic hut</text:p>
          </table:table-cell>
          <table:table-cell/>
        </table:table-row>
        <table:table-row table:style-name="ro3">
          <table:table-cell table:formula="of:=IF([$master.C292]=&quot;&quot;;CONCATENATE(&quot;  &quot;;IF([$master.D292]=&quot;&quot;;[$master.A292];CONCATENATE(&quot;~%&quot;;[$master.D292];&quot;%~&quot;));&quot; =&gt; ~%default_track%~ // &quot;;[$master.E292]);CONCATENATE(&quot;  &quot;;IF([$master.D292]=&quot;&quot;;[$master.A292];CONCATENATE(&quot;~%&quot;;[$master.D292];&quot;%~&quot;));&quot; =&gt; ~%&quot;;[$master.C292];&quot;%~ // &quot;;[$master.E292]))" office:value-type="string" office:string-value="  ~%WerewolfCaverns%~ =&gt; ~%ar2012%~ // Werewolf caverns" calcext:value-type="string">
            <text:p><text:s text:c="2"/>~%WerewolfCaverns%~ =&gt; ~%ar2012%~ // Werewolf caverns</text:p>
          </table:table-cell>
          <table:table-cell/>
        </table:table-row>
        <table:table-row table:style-name="ro3">
          <table:table-cell table:formula="of:=IF([$master.C293]=&quot;&quot;;CONCATENATE(&quot;  &quot;;IF([$master.D293]=&quot;&quot;;[$master.A293];CONCATENATE(&quot;~%&quot;;[$master.D293];&quot;%~&quot;));&quot; =&gt; ~%default_track%~ // &quot;;[$master.E293]);CONCATENATE(&quot;  &quot;;IF([$master.D293]=&quot;&quot;;[$master.A293];CONCATENATE(&quot;~%&quot;;[$master.D293];&quot;%~&quot;));&quot; =&gt; ~%&quot;;[$master.C293];&quot;%~ // &quot;;[$master.E293]))" office:value-type="string" office:string-value="  ~%CloakwoodNest%~ =&gt; ~%ar2100%~ // Cloakwood, second main area (spider nest, Centeol)" calcext:value-type="string">
            <text:p><text:s text:c="2"/>~%CloakwoodNest%~ =&gt; ~%ar2100%~ // Cloakwood, second main area (spider nest, Centeol)</text:p>
          </table:table-cell>
          <table:table-cell/>
        </table:table-row>
        <table:table-row table:style-name="ro3">
          <table:table-cell table:formula="of:=IF([$master.C294]=&quot;&quot;;CONCATENATE(&quot;  &quot;;IF([$master.D294]=&quot;&quot;;[$master.A294];CONCATENATE(&quot;~%&quot;;[$master.D294];&quot;%~&quot;));&quot; =&gt; ~%default_track%~ // &quot;;[$master.E294]);CONCATENATE(&quot;  &quot;;IF([$master.D294]=&quot;&quot;;[$master.A294];CONCATENATE(&quot;~%&quot;;[$master.D294];&quot;%~&quot;));&quot; =&gt; ~%&quot;;[$master.C294];&quot;%~ // &quot;;[$master.E294]))" office:value-type="string" office:string-value="  ~%CloakwoodNestSpiderNest%~ =&gt; ~%ar2101%~ // Spider nest (Centeol)" calcext:value-type="string">
            <text:p><text:s text:c="2"/>~%CloakwoodNestSpiderNest%~ =&gt; ~%ar2101%~ // Spider nest (Centeol)</text:p>
          </table:table-cell>
          <table:table-cell/>
        </table:table-row>
        <table:table-row table:style-name="ro3">
          <table:table-cell table:formula="of:=IF([$master.C295]=&quot;&quot;;CONCATENATE(&quot;  &quot;;IF([$master.D295]=&quot;&quot;;[$master.A295];CONCATENATE(&quot;~%&quot;;[$master.D295];&quot;%~&quot;));&quot; =&gt; ~%default_track%~ // &quot;;[$master.E295]);CONCATENATE(&quot;  &quot;;IF([$master.D295]=&quot;&quot;;[$master.A295];CONCATENATE(&quot;~%&quot;;[$master.D295];&quot;%~&quot;));&quot; =&gt; ~%&quot;;[$master.C295];&quot;%~ // &quot;;[$master.E295]))" office:value-type="string" office:string-value="  ~%CloakwoodLodge%~ =&gt; ~%ar2200%~ // Cloakwood, first main area (Aldeth Sashenstar, Seniyad, Coran)" calcext:value-type="string">
            <text:p><text:s text:c="2"/>~%CloakwoodLodge%~ =&gt; ~%ar2200%~ // Cloakwood, first main area (Aldeth Sashenstar, Seniyad, Coran)</text:p>
          </table:table-cell>
          <table:table-cell/>
        </table:table-row>
        <table:table-row table:style-name="ro3">
          <table:table-cell table:formula="of:=IF([$master.C296]=&quot;&quot;;CONCATENATE(&quot;  &quot;;IF([$master.D296]=&quot;&quot;;[$master.A296];CONCATENATE(&quot;~%&quot;;[$master.D296];&quot;%~&quot;));&quot; =&gt; ~%default_track%~ // &quot;;[$master.E296]);CONCATENATE(&quot;  &quot;;IF([$master.D296]=&quot;&quot;;[$master.A296];CONCATENATE(&quot;~%&quot;;[$master.D296];&quot;%~&quot;));&quot; =&gt; ~%&quot;;[$master.C296];&quot;%~ // &quot;;[$master.E296]))" office:value-type="string" office:string-value="  ~%CloakwoodLodgeHuntingLodge%~ =&gt; ~%default_track%~ // Hunting lodge" calcext:value-type="string">
            <text:p><text:s text:c="2"/>~%CloakwoodLodgeHuntingLodge%~ =&gt; ~%default_track%~ // Hunting lodge</text:p>
          </table:table-cell>
          <table:table-cell/>
        </table:table-row>
        <table:table-row table:style-name="ro3">
          <table:table-cell table:formula="of:=IF([$master.C297]=&quot;&quot;;CONCATENATE(&quot;  &quot;;IF([$master.D297]=&quot;&quot;;[$master.A297];CONCATENATE(&quot;~%&quot;;[$master.D297];&quot;%~&quot;));&quot; =&gt; ~%default_track%~ // &quot;;[$master.E297]);CONCATENATE(&quot;  &quot;;IF([$master.D297]=&quot;&quot;;[$master.A297];CONCATENATE(&quot;~%&quot;;[$master.D297];&quot;%~&quot;));&quot; =&gt; ~%&quot;;[$master.C297];&quot;%~ // &quot;;[$master.E297]))" office:value-type="string" office:string-value="  ~%FriendlyArmInn%~ =&gt; ~%ar2300%~ // Friendly Arm Inn, exterior" calcext:value-type="string">
            <text:p><text:s text:c="2"/>~%FriendlyArmInn%~ =&gt; ~%ar2300%~ // Friendly Arm Inn, exterior</text:p>
          </table:table-cell>
          <table:table-cell/>
        </table:table-row>
        <table:table-row table:style-name="ro3">
          <table:table-cell table:formula="of:=IF([$master.C298]=&quot;&quot;;CONCATENATE(&quot;  &quot;;IF([$master.D298]=&quot;&quot;;[$master.A298];CONCATENATE(&quot;~%&quot;;[$master.D298];&quot;%~&quot;));&quot; =&gt; ~%default_track%~ // &quot;;[$master.E298]);CONCATENATE(&quot;  &quot;;IF([$master.D298]=&quot;&quot;;[$master.A298];CONCATENATE(&quot;~%&quot;;[$master.D298];&quot;%~&quot;));&quot; =&gt; ~%&quot;;[$master.C298];&quot;%~ // &quot;;[$master.E298]))" office:value-type="string" office:string-value="  ~%FriendlyArmInn_L1%~ =&gt; ~%ar2301%~ // Friendly Arm Inn, ground floor (Bentley Mirrorshade, Khalid, Jaheira)" calcext:value-type="string">
            <text:p><text:s text:c="2"/>~%FriendlyArmInn_L1%~ =&gt; ~%ar2301%~ // Friendly Arm Inn, ground floor (Bentley Mirrorshade, Khalid, Jaheira)</text:p>
          </table:table-cell>
          <table:table-cell/>
        </table:table-row>
        <table:table-row table:style-name="ro3">
          <table:table-cell table:formula="of:=IF([$master.C299]=&quot;&quot;;CONCATENATE(&quot;  &quot;;IF([$master.D299]=&quot;&quot;;[$master.A299];CONCATENATE(&quot;~%&quot;;[$master.D299];&quot;%~&quot;));&quot; =&gt; ~%default_track%~ // &quot;;[$master.E299]);CONCATENATE(&quot;  &quot;;IF([$master.D299]=&quot;&quot;;[$master.A299];CONCATENATE(&quot;~%&quot;;[$master.D299];&quot;%~&quot;));&quot; =&gt; ~%&quot;;[$master.C299];&quot;%~ // &quot;;[$master.E299]))" office:value-type="string" office:string-value="  ~%FriendlyArmInn_L2%~ =&gt; ~%ar2301%~ // Friendly Arm Inn, second floor (Unshey)" calcext:value-type="string">
            <text:p><text:s text:c="2"/>~%FriendlyArmInn_L2%~ =&gt; ~%ar2301%~ // Friendly Arm Inn, second floor (Unshey)</text:p>
          </table:table-cell>
          <table:table-cell/>
        </table:table-row>
        <table:table-row table:style-name="ro3">
          <table:table-cell table:formula="of:=IF([$master.C300]=&quot;&quot;;CONCATENATE(&quot;  &quot;;IF([$master.D300]=&quot;&quot;;[$master.A300];CONCATENATE(&quot;~%&quot;;[$master.D300];&quot;%~&quot;));&quot; =&gt; ~%default_track%~ // &quot;;[$master.E300]);CONCATENATE(&quot;  &quot;;IF([$master.D300]=&quot;&quot;;[$master.A300];CONCATENATE(&quot;~%&quot;;[$master.D300];&quot;%~&quot;));&quot; =&gt; ~%&quot;;[$master.C300];&quot;%~ // &quot;;[$master.E300]))" office:value-type="string" office:string-value="  ~%FriendlyArmInn_L3%~ =&gt; ~%ar2301%~ // Friendly Arm Inn, third floor (Landrin, Golden Pantaloons)" calcext:value-type="string">
            <text:p><text:s text:c="2"/>~%FriendlyArmInn_L3%~ =&gt; ~%ar2301%~ // Friendly Arm Inn, third floor (Landrin, Golden Pantaloons)</text:p>
          </table:table-cell>
          <table:table-cell/>
        </table:table-row>
        <table:table-row table:style-name="ro3">
          <table:table-cell table:formula="of:=IF([$master.C301]=&quot;&quot;;CONCATENATE(&quot;  &quot;;IF([$master.D301]=&quot;&quot;;[$master.A301];CONCATENATE(&quot;~%&quot;;[$master.D301];&quot;%~&quot;));&quot; =&gt; ~%default_track%~ // &quot;;[$master.E301]);CONCATENATE(&quot;  &quot;;IF([$master.D301]=&quot;&quot;;[$master.A301];CONCATENATE(&quot;~%&quot;;[$master.D301];&quot;%~&quot;));&quot; =&gt; ~%&quot;;[$master.C301];&quot;%~ // &quot;;[$master.E301]))" office:value-type="string" office:string-value="  ~%FriendlyArmInn_TempleofWisdom%~ =&gt; ~%ar2304%~ // Friendly Arm Inn, Temple of Wisdom (Gellana Mirrorshade)" calcext:value-type="string">
            <text:p><text:s text:c="2"/>~%FriendlyArmInn_TempleofWisdom%~ =&gt; ~%ar2304%~ // Friendly Arm Inn, Temple of Wisdom (Gellana Mirrorshade)</text:p>
          </table:table-cell>
          <table:table-cell/>
        </table:table-row>
        <table:table-row table:style-name="ro3">
          <table:table-cell table:formula="of:=IF([$master.C302]=&quot;&quot;;CONCATENATE(&quot;  &quot;;IF([$master.D302]=&quot;&quot;;[$master.A302];CONCATENATE(&quot;~%&quot;;[$master.D302];&quot;%~&quot;));&quot; =&gt; ~%default_track%~ // &quot;;[$master.E302]);CONCATENATE(&quot;  &quot;;IF([$master.D302]=&quot;&quot;;[$master.A302];CONCATENATE(&quot;~%&quot;;[$master.D302];&quot;%~&quot;));&quot; =&gt; ~%&quot;;[$master.C302];&quot;%~ // &quot;;[$master.E302]))" office:value-type="string" office:string-value="  ~%FriendlyArmInn_House%~ =&gt; ~%default_track%~ // Friendly Arm Inn, generic home" calcext:value-type="string">
            <text:p><text:s text:c="2"/>~%FriendlyArmInn_House%~ =&gt; ~%default_track%~ // Friendly Arm Inn, generic home</text:p>
          </table:table-cell>
          <table:table-cell/>
        </table:table-row>
        <table:table-row table:style-name="ro3">
          <table:table-cell table:formula="of:=IF([$master.C303]=&quot;&quot;;CONCATENATE(&quot;  &quot;;IF([$master.D303]=&quot;&quot;;[$master.A303];CONCATENATE(&quot;~%&quot;;[$master.D303];&quot;%~&quot;));&quot; =&gt; ~%default_track%~ // &quot;;[$master.E303]);CONCATENATE(&quot;  &quot;;IF([$master.D303]=&quot;&quot;;[$master.A303];CONCATENATE(&quot;~%&quot;;[$master.D303];&quot;%~&quot;));&quot; =&gt; ~%&quot;;[$master.C303];&quot;%~ // &quot;;[$master.E303]))" office:value-type="string" office:string-value="  ~%FriendlyArmInn_JoiasHouse%~ =&gt; ~%default_track%~ // Friendly Arm Inn, Joia's home" calcext:value-type="string">
            <text:p><text:s text:c="2"/>~%FriendlyArmInn_JoiasHouse%~ =&gt; ~%default_track%~ // Friendly Arm Inn, Joia's home</text:p>
          </table:table-cell>
          <table:table-cell/>
        </table:table-row>
        <table:table-row table:style-name="ro3">
          <table:table-cell table:formula="of:=IF([$master.C304]=&quot;&quot;;CONCATENATE(&quot;  &quot;;IF([$master.D304]=&quot;&quot;;[$master.A304];CONCATENATE(&quot;~%&quot;;[$master.D304];&quot;%~&quot;));&quot; =&gt; ~%default_track%~ // &quot;;[$master.E304]);CONCATENATE(&quot;  &quot;;IF([$master.D304]=&quot;&quot;;[$master.A304];CONCATENATE(&quot;~%&quot;;[$master.D304];&quot;%~&quot;));&quot; =&gt; ~%&quot;;[$master.C304];&quot;%~ // &quot;;[$master.E304]))" office:value-type="string" office:string-value="  ~%Peldvale%~ =&gt; ~%ar2400%~ // Peldvale (Viconia, Raiken)" calcext:value-type="string">
            <text:p><text:s text:c="2"/>~%Peldvale%~ =&gt; ~%ar2400%~ // Peldvale (Viconia, Raiken)</text:p>
          </table:table-cell>
          <table:table-cell/>
        </table:table-row>
        <table:table-row table:style-name="ro3">
          <table:table-cell table:formula="of:=IF([$master.C305]=&quot;&quot;;CONCATENATE(&quot;  &quot;;IF([$master.D305]=&quot;&quot;;[$master.A305];CONCATENATE(&quot;~%&quot;;[$master.D305];&quot;%~&quot;));&quot; =&gt; ~%default_track%~ // &quot;;[$master.E305]);CONCATENATE(&quot;  &quot;;IF([$master.D305]=&quot;&quot;;[$master.A305];CONCATENATE(&quot;~%&quot;;[$master.D305];&quot;%~&quot;));&quot; =&gt; ~%&quot;;[$master.C305];&quot;%~ // &quot;;[$master.E305]))" office:value-type="string" office:string-value="  ~%Candlekeep%~ =&gt; ~%ar2600%~ // Candlekeep (prologue), exterior" calcext:value-type="string">
            <text:p><text:s text:c="2"/>~%Candlekeep%~ =&gt; ~%ar2600%~ // Candlekeep (prologue), exterior</text:p>
          </table:table-cell>
          <table:table-cell/>
        </table:table-row>
        <table:table-row table:style-name="ro3">
          <table:table-cell table:formula="of:=IF([$master.C306]=&quot;&quot;;CONCATENATE(&quot;  &quot;;IF([$master.D306]=&quot;&quot;;[$master.A306];CONCATENATE(&quot;~%&quot;;[$master.D306];&quot;%~&quot;));&quot; =&gt; ~%default_track%~ // &quot;;[$master.E306]);CONCATENATE(&quot;  &quot;;IF([$master.D306]=&quot;&quot;;[$master.A306];CONCATENATE(&quot;~%&quot;;[$master.D306];&quot;%~&quot;));&quot; =&gt; ~%&quot;;[$master.C306];&quot;%~ // &quot;;[$master.E306]))" office:value-type="string" office:string-value="  ~%Candlekeep_PriestsQuarters%~ =&gt; ~%default_track%~ // Candlekeep (prologue), Priest's Quarters (Shank)" calcext:value-type="string">
            <text:p><text:s text:c="2"/>~%Candlekeep_PriestsQuarters%~ =&gt; ~%default_track%~ // Candlekeep (prologue), Priest's Quarters (Shank)</text:p>
          </table:table-cell>
          <table:table-cell/>
        </table:table-row>
        <table:table-row table:style-name="ro3">
          <table:table-cell table:formula="of:=IF([$master.C307]=&quot;&quot;;CONCATENATE(&quot;  &quot;;IF([$master.D307]=&quot;&quot;;[$master.A307];CONCATENATE(&quot;~%&quot;;[$master.D307];&quot;%~&quot;));&quot; =&gt; ~%default_track%~ // &quot;;[$master.E307]);CONCATENATE(&quot;  &quot;;IF([$master.D307]=&quot;&quot;;[$master.A307];CONCATENATE(&quot;~%&quot;;[$master.D307];&quot;%~&quot;));&quot; =&gt; ~%&quot;;[$master.C307];&quot;%~ // &quot;;[$master.E307]))" office:value-type="string" office:string-value="  ~%Candlekeep_Infirmary%~ =&gt; ~%ar2605%~ // Candlekeep (prologue), infirmary" calcext:value-type="string">
            <text:p><text:s text:c="2"/>~%Candlekeep_Infirmary%~ =&gt; ~%ar2605%~ // Candlekeep (prologue), infirmary</text:p>
          </table:table-cell>
          <table:table-cell/>
        </table:table-row>
        <table:table-row table:style-name="ro3">
          <table:table-cell table:formula="of:=IF([$master.C308]=&quot;&quot;;CONCATENATE(&quot;  &quot;;IF([$master.D308]=&quot;&quot;;[$master.A308];CONCATENATE(&quot;~%&quot;;[$master.D308];&quot;%~&quot;));&quot; =&gt; ~%default_track%~ // &quot;;[$master.E308]);CONCATENATE(&quot;  &quot;;IF([$master.D308]=&quot;&quot;;[$master.A308];CONCATENATE(&quot;~%&quot;;[$master.D308];&quot;%~&quot;));&quot; =&gt; ~%&quot;;[$master.C308];&quot;%~ // &quot;;[$master.E308]))" office:value-type="string" office:string-value="  ~%Candlekeep_Storehouse%~ =&gt; ~%default_track%~ // Candlekeep (prologue), storehouse" calcext:value-type="string">
            <text:p><text:s text:c="2"/>~%Candlekeep_Storehouse%~ =&gt; ~%default_track%~ // Candlekeep (prologue), storehouse</text:p>
          </table:table-cell>
          <table:table-cell/>
        </table:table-row>
        <table:table-row table:style-name="ro3">
          <table:table-cell table:formula="of:=IF([$master.C309]=&quot;&quot;;CONCATENATE(&quot;  &quot;;IF([$master.D309]=&quot;&quot;;[$master.A309];CONCATENATE(&quot;~%&quot;;[$master.D309];&quot;%~&quot;));&quot; =&gt; ~%default_track%~ // &quot;;[$master.E309]);CONCATENATE(&quot;  &quot;;IF([$master.D309]=&quot;&quot;;[$master.A309];CONCATENATE(&quot;~%&quot;;[$master.D309];&quot;%~&quot;));&quot; =&gt; ~%&quot;;[$master.C309];&quot;%~ // &quot;;[$master.E309]))" office:value-type="string" office:string-value="  ~%Candlekeep_Bunkhouse%~ =&gt; ~%default_track%~ // Candlekeep (prologue), bunkhouse (Carbos)" calcext:value-type="string">
            <text:p><text:s text:c="2"/>~%Candlekeep_Bunkhouse%~ =&gt; ~%default_track%~ // Candlekeep (prologue), bunkhouse (Carbos)</text:p>
          </table:table-cell>
          <table:table-cell/>
        </table:table-row>
        <table:table-row table:style-name="ro3">
          <table:table-cell table:formula="of:=IF([$master.C310]=&quot;&quot;;CONCATENATE(&quot;  &quot;;IF([$master.D310]=&quot;&quot;;[$master.A310];CONCATENATE(&quot;~%&quot;;[$master.D310];&quot;%~&quot;));&quot; =&gt; ~%default_track%~ // &quot;;[$master.E310]);CONCATENATE(&quot;  &quot;;IF([$master.D310]=&quot;&quot;;[$master.A310];CONCATENATE(&quot;~%&quot;;[$master.D310];&quot;%~&quot;));&quot; =&gt; ~%&quot;;[$master.C310];&quot;%~ // &quot;;[$master.E310]))" office:value-type="string" office:string-value="  ~%Candlekeep_Library_L1%~ =&gt; ~%default_track%~ // Candlekeep Citadel, ground floor (Karan)" calcext:value-type="string">
            <text:p><text:s text:c="2"/>~%Candlekeep_Library_L1%~ =&gt; ~%default_track%~ // Candlekeep Citadel, ground floor (Karan)</text:p>
          </table:table-cell>
          <table:table-cell/>
        </table:table-row>
        <table:table-row table:style-name="ro3">
          <table:table-cell table:formula="of:=IF([$master.C311]=&quot;&quot;;CONCATENATE(&quot;  &quot;;IF([$master.D311]=&quot;&quot;;[$master.A311];CONCATENATE(&quot;~%&quot;;[$master.D311];&quot;%~&quot;));&quot; =&gt; ~%default_track%~ // &quot;;[$master.E311]);CONCATENATE(&quot;  &quot;;IF([$master.D311]=&quot;&quot;;[$master.A311];CONCATENATE(&quot;~%&quot;;[$master.D311];&quot;%~&quot;));&quot; =&gt; ~%&quot;;[$master.C311];&quot;%~ // &quot;;[$master.E311]))" office:value-type="string" office:string-value="  ~%Candlekeep_Library_L2%~ =&gt; ~%default_track%~ // Candlekeep Citadel, second floor (Koveras)" calcext:value-type="string">
            <text:p><text:s text:c="2"/>~%Candlekeep_Library_L2%~ =&gt; ~%default_track%~ // Candlekeep Citadel, second floor (Koveras)</text:p>
          </table:table-cell>
          <table:table-cell/>
        </table:table-row>
        <table:table-row table:style-name="ro3">
          <table:table-cell table:formula="of:=IF([$master.C312]=&quot;&quot;;CONCATENATE(&quot;  &quot;;IF([$master.D312]=&quot;&quot;;[$master.A312];CONCATENATE(&quot;~%&quot;;[$master.D312];&quot;%~&quot;));&quot; =&gt; ~%default_track%~ // &quot;;[$master.E312]);CONCATENATE(&quot;  &quot;;IF([$master.D312]=&quot;&quot;;[$master.A312];CONCATENATE(&quot;~%&quot;;[$master.D312];&quot;%~&quot;));&quot; =&gt; ~%&quot;;[$master.C312];&quot;%~ // &quot;;[$master.E312]))" office:value-type="string" office:string-value="  ~%Candlekeep_Library_L3%~ =&gt; ~%default_track%~ // Candlekeep Citadel, third floor (Rieltar, Brunos Costak, Tuth and Kestor)" calcext:value-type="string">
            <text:p><text:s text:c="2"/>~%Candlekeep_Library_L3%~ =&gt; ~%default_track%~ // Candlekeep Citadel, third floor (Rieltar, Brunos Costak, Tuth and Kestor)</text:p>
          </table:table-cell>
          <table:table-cell/>
        </table:table-row>
        <table:table-row table:style-name="ro3">
          <table:table-cell table:formula="of:=IF([$master.C313]=&quot;&quot;;CONCATENATE(&quot;  &quot;;IF([$master.D313]=&quot;&quot;;[$master.A313];CONCATENATE(&quot;~%&quot;;[$master.D313];&quot;%~&quot;));&quot; =&gt; ~%default_track%~ // &quot;;[$master.E313]);CONCATENATE(&quot;  &quot;;IF([$master.D313]=&quot;&quot;;[$master.A313];CONCATENATE(&quot;~%&quot;;[$master.D313];&quot;%~&quot;));&quot; =&gt; ~%&quot;;[$master.C313];&quot;%~ // &quot;;[$master.E313]))" office:value-type="string" office:string-value="  ~%Candlekeep_Library_L4%~ =&gt; ~%default_track%~ // Candlekeep Citadel, fourth floor (Shistal)" calcext:value-type="string">
            <text:p><text:s text:c="2"/>~%Candlekeep_Library_L4%~ =&gt; ~%default_track%~ // Candlekeep Citadel, fourth floor (Shistal)</text:p>
          </table:table-cell>
          <table:table-cell/>
        </table:table-row>
        <table:table-row table:style-name="ro3">
          <table:table-cell table:formula="of:=IF([$master.C314]=&quot;&quot;;CONCATENATE(&quot;  &quot;;IF([$master.D314]=&quot;&quot;;[$master.A314];CONCATENATE(&quot;~%&quot;;[$master.D314];&quot;%~&quot;));&quot; =&gt; ~%default_track%~ // &quot;;[$master.E314]);CONCATENATE(&quot;  &quot;;IF([$master.D314]=&quot;&quot;;[$master.A314];CONCATENATE(&quot;~%&quot;;[$master.D314];&quot;%~&quot;));&quot; =&gt; ~%&quot;;[$master.C314];&quot;%~ // &quot;;[$master.E314]))" office:value-type="string" office:string-value="  ~%Candlekeep_Library_L5%~ =&gt; ~%ar2612%~ // Candlekeep Citadel, fifth floor (Gorion's old room)" calcext:value-type="string">
            <text:p><text:s text:c="2"/>~%Candlekeep_Library_L5%~ =&gt; ~%ar2612%~ // Candlekeep Citadel, fifth floor (Gorion's old room)</text:p>
          </table:table-cell>
          <table:table-cell/>
        </table:table-row>
        <table:table-row table:style-name="ro3">
          <table:table-cell table:formula="of:=IF([$master.C315]=&quot;&quot;;CONCATENATE(&quot;  &quot;;IF([$master.D315]=&quot;&quot;;[$master.A315];CONCATENATE(&quot;~%&quot;;[$master.D315];&quot;%~&quot;));&quot; =&gt; ~%default_track%~ // &quot;;[$master.E315]);CONCATENATE(&quot;  &quot;;IF([$master.D315]=&quot;&quot;;[$master.A315];CONCATENATE(&quot;~%&quot;;[$master.D315];&quot;%~&quot;));&quot; =&gt; ~%&quot;;[$master.C315];&quot;%~ // &quot;;[$master.E315]))" office:value-type="string" office:string-value="  ~%Candlekeep_Catacombs_L1Antechamber%~ =&gt; ~%ar2613%~ // Candlekeep Catacombs, entrance area" calcext:value-type="string">
            <text:p><text:s text:c="2"/>~%Candlekeep_Catacombs_L1Antechamber%~ =&gt; ~%ar2613%~ // Candlekeep Catacombs, entrance area</text:p>
          </table:table-cell>
          <table:table-cell/>
        </table:table-row>
        <table:table-row table:style-name="ro3">
          <table:table-cell table:formula="of:=IF([$master.C316]=&quot;&quot;;CONCATENATE(&quot;  &quot;;IF([$master.D316]=&quot;&quot;;[$master.A316];CONCATENATE(&quot;~%&quot;;[$master.D316];&quot;%~&quot;));&quot; =&gt; ~%default_track%~ // &quot;;[$master.E316]);CONCATENATE(&quot;  &quot;;IF([$master.D316]=&quot;&quot;;[$master.A316];CONCATENATE(&quot;~%&quot;;[$master.D316];&quot;%~&quot;));&quot; =&gt; ~%&quot;;[$master.C316];&quot;%~ // &quot;;[$master.E316]))" office:value-type="string" office:string-value="  ~%Candlekeep_Library_L6%~ =&gt; ~%default_track%~ // Candlekeep Citadel, sixth floor (Ulraunt, Tethtoril)" calcext:value-type="string">
            <text:p><text:s text:c="2"/>~%Candlekeep_Library_L6%~ =&gt; ~%default_track%~ // Candlekeep Citadel, sixth floor (Ulraunt, Tethtoril)</text:p>
          </table:table-cell>
          <table:table-cell/>
        </table:table-row>
        <table:table-row table:style-name="ro3">
          <table:table-cell table:formula="of:=IF([$master.C317]=&quot;&quot;;CONCATENATE(&quot;  &quot;;IF([$master.D317]=&quot;&quot;;[$master.A317];CONCATENATE(&quot;~%&quot;;[$master.D317];&quot;%~&quot;));&quot; =&gt; ~%default_track%~ // &quot;;[$master.E317]);CONCATENATE(&quot;  &quot;;IF([$master.D317]=&quot;&quot;;[$master.A317];CONCATENATE(&quot;~%&quot;;[$master.D317];&quot;%~&quot;));&quot; =&gt; ~%&quot;;[$master.C317];&quot;%~ // &quot;;[$master.E317]))" office:value-type="string" office:string-value="  ~%Candlekeep_Catacombs_L1%~ =&gt; ~%ar2615%~ // Candlekeep Catacombs, first level" calcext:value-type="string">
            <text:p><text:s text:c="2"/>~%Candlekeep_Catacombs_L1%~ =&gt; ~%ar2615%~ // Candlekeep Catacombs, first level</text:p>
          </table:table-cell>
          <table:table-cell/>
        </table:table-row>
        <table:table-row table:style-name="ro3">
          <table:table-cell table:formula="of:=IF([$master.C318]=&quot;&quot;;CONCATENATE(&quot;  &quot;;IF([$master.D318]=&quot;&quot;;[$master.A318];CONCATENATE(&quot;~%&quot;;[$master.D318];&quot;%~&quot;));&quot; =&gt; ~%default_track%~ // &quot;;[$master.E318]);CONCATENATE(&quot;  &quot;;IF([$master.D318]=&quot;&quot;;[$master.A318];CONCATENATE(&quot;~%&quot;;[$master.D318];&quot;%~&quot;));&quot; =&gt; ~%&quot;;[$master.C318];&quot;%~ // &quot;;[$master.E318]))" office:value-type="string" office:string-value="  ~%Candlekeep_Inn_L1%~ =&gt; ~%ar2616%~ // Candlekeep (prologue), Inn ground floor" calcext:value-type="string">
            <text:p><text:s text:c="2"/>~%Candlekeep_Inn_L1%~ =&gt; ~%ar2616%~ // Candlekeep (prologue), Inn ground floor</text:p>
          </table:table-cell>
          <table:table-cell/>
        </table:table-row>
        <table:table-row table:style-name="ro3">
          <table:table-cell table:formula="of:=IF([$master.C319]=&quot;&quot;;CONCATENATE(&quot;  &quot;;IF([$master.D319]=&quot;&quot;;[$master.A319];CONCATENATE(&quot;~%&quot;;[$master.D319];&quot;%~&quot;));&quot; =&gt; ~%default_track%~ // &quot;;[$master.E319]);CONCATENATE(&quot;  &quot;;IF([$master.D319]=&quot;&quot;;[$master.A319];CONCATENATE(&quot;~%&quot;;[$master.D319];&quot;%~&quot;));&quot; =&gt; ~%&quot;;[$master.C319];&quot;%~ // &quot;;[$master.E319]))" office:value-type="string" office:string-value="  ~%Candlekeep_Inn_L2%~ =&gt; ~%default_track%~ // Candlekeep (prologue), Inn second floor" calcext:value-type="string">
            <text:p><text:s text:c="2"/>~%Candlekeep_Inn_L2%~ =&gt; ~%default_track%~ // Candlekeep (prologue), Inn second floor</text:p>
          </table:table-cell>
          <table:table-cell/>
        </table:table-row>
        <table:table-row table:style-name="ro3">
          <table:table-cell table:formula="of:=IF([$master.C320]=&quot;&quot;;CONCATENATE(&quot;  &quot;;IF([$master.D320]=&quot;&quot;;[$master.A320];CONCATENATE(&quot;~%&quot;;[$master.D320];&quot;%~&quot;));&quot; =&gt; ~%default_track%~ // &quot;;[$master.E320]);CONCATENATE(&quot;  &quot;;IF([$master.D320]=&quot;&quot;;[$master.A320];CONCATENATE(&quot;~%&quot;;[$master.D320];&quot;%~&quot;));&quot; =&gt; ~%&quot;;[$master.C320];&quot;%~ // &quot;;[$master.E320]))" office:value-type="string" office:string-value="  ~%Candlekeep_Barracks%~ =&gt; ~%ar2618%~ // Candlekeep (prologue), barracks" calcext:value-type="string">
            <text:p><text:s text:c="2"/>~%Candlekeep_Barracks%~ =&gt; ~%ar2618%~ // Candlekeep (prologue), barracks</text:p>
          </table:table-cell>
          <table:table-cell/>
        </table:table-row>
        <table:table-row table:style-name="ro3">
          <table:table-cell table:formula="of:=IF([$master.C321]=&quot;&quot;;CONCATENATE(&quot;  &quot;;IF([$master.D321]=&quot;&quot;;[$master.A321];CONCATENATE(&quot;~%&quot;;[$master.D321];&quot;%~&quot;));&quot; =&gt; ~%default_track%~ // &quot;;[$master.E321]);CONCATENATE(&quot;  &quot;;IF([$master.D321]=&quot;&quot;;[$master.A321];CONCATENATE(&quot;~%&quot;;[$master.D321];&quot;%~&quot;));&quot; =&gt; ~%&quot;;[$master.C321];&quot;%~ // &quot;;[$master.E321]))" office:value-type="string" office:string-value="  ~%Candlekeep_Catacombs_L2%~ =&gt; ~%ar2619%~ // Candlekeep Catacombs, second level" calcext:value-type="string">
            <text:p><text:s text:c="2"/>~%Candlekeep_Catacombs_L2%~ =&gt; ~%ar2619%~ // Candlekeep Catacombs, second level</text:p>
          </table:table-cell>
          <table:table-cell/>
        </table:table-row>
        <table:table-row table:style-name="ro3">
          <table:table-cell table:formula="of:=IF([$master.C322]=&quot;&quot;;CONCATENATE(&quot;  &quot;;IF([$master.D322]=&quot;&quot;;[$master.A322];CONCATENATE(&quot;~%&quot;;[$master.D322];&quot;%~&quot;));&quot; =&gt; ~%default_track%~ // &quot;;[$master.E322]);CONCATENATE(&quot;  &quot;;IF([$master.D322]=&quot;&quot;;[$master.A322];CONCATENATE(&quot;~%&quot;;[$master.D322];&quot;%~&quot;));&quot; =&gt; ~%&quot;;[$master.C322];&quot;%~ // &quot;;[$master.E322]))" office:value-type="string" office:string-value="  ~%Candlekeep_Ch6%~ =&gt; ~%ar2626%~ // Candlekeep (chapter 6), exterior" calcext:value-type="string">
            <text:p><text:s text:c="2"/>~%Candlekeep_Ch6%~ =&gt; ~%ar2626%~ // Candlekeep (chapter 6), exterior</text:p>
          </table:table-cell>
          <table:table-cell/>
        </table:table-row>
        <table:table-row table:style-name="ro3">
          <table:table-cell table:formula="of:=IF([$master.C323]=&quot;&quot;;CONCATENATE(&quot;  &quot;;IF([$master.D323]=&quot;&quot;;[$master.A323];CONCATENATE(&quot;~%&quot;;[$master.D323];&quot;%~&quot;));&quot; =&gt; ~%default_track%~ // &quot;;[$master.E323]);CONCATENATE(&quot;  &quot;;IF([$master.D323]=&quot;&quot;;[$master.A323];CONCATENATE(&quot;~%&quot;;[$master.D323];&quot;%~&quot;));&quot; =&gt; ~%&quot;;[$master.C323];&quot;%~ // &quot;;[$master.E323]))" office:value-type="string" office:string-value="  ~%Candlekeep_Ch6_PriestsQuarters%~ =&gt; ~%default_track%~ // Candlekeep (chapter 6), Priest's Quarters" calcext:value-type="string">
            <text:p><text:s text:c="2"/>~%Candlekeep_Ch6_PriestsQuarters%~ =&gt; ~%default_track%~ // Candlekeep (chapter 6), Priest's Quarters</text:p>
          </table:table-cell>
          <table:table-cell/>
        </table:table-row>
        <table:table-row table:style-name="ro3">
          <table:table-cell table:formula="of:=IF([$master.C324]=&quot;&quot;;CONCATENATE(&quot;  &quot;;IF([$master.D324]=&quot;&quot;;[$master.A324];CONCATENATE(&quot;~%&quot;;[$master.D324];&quot;%~&quot;));&quot; =&gt; ~%default_track%~ // &quot;;[$master.E324]);CONCATENATE(&quot;  &quot;;IF([$master.D324]=&quot;&quot;;[$master.A324];CONCATENATE(&quot;~%&quot;;[$master.D324];&quot;%~&quot;));&quot; =&gt; ~%&quot;;[$master.C324];&quot;%~ // &quot;;[$master.E324]))" office:value-type="string" office:string-value="  ~%Candlekeep_Ch6_Storehouse%~ =&gt; ~%default_track%~ // Candlekeep (chapter 6), storehouse" calcext:value-type="string">
            <text:p><text:s text:c="2"/>~%Candlekeep_Ch6_Storehouse%~ =&gt; ~%default_track%~ // Candlekeep (chapter 6), storehouse</text:p>
          </table:table-cell>
          <table:table-cell/>
        </table:table-row>
        <table:table-row table:style-name="ro3">
          <table:table-cell table:formula="of:=IF([$master.C325]=&quot;&quot;;CONCATENATE(&quot;  &quot;;IF([$master.D325]=&quot;&quot;;[$master.A325];CONCATENATE(&quot;~%&quot;;[$master.D325];&quot;%~&quot;));&quot; =&gt; ~%default_track%~ // &quot;;[$master.E325]);CONCATENATE(&quot;  &quot;;IF([$master.D325]=&quot;&quot;;[$master.A325];CONCATENATE(&quot;~%&quot;;[$master.D325];&quot;%~&quot;));&quot; =&gt; ~%&quot;;[$master.C325];&quot;%~ // &quot;;[$master.E325]))" office:value-type="string" office:string-value="  ~%Candlekeep_Ch6_Inn_L1%~ =&gt; ~%default_track%~ // Candlekeep (chapter 6), Inn ground floor" calcext:value-type="string">
            <text:p><text:s text:c="2"/>~%Candlekeep_Ch6_Inn_L1%~ =&gt; ~%default_track%~ // Candlekeep (chapter 6), Inn ground floor</text:p>
          </table:table-cell>
          <table:table-cell/>
        </table:table-row>
        <table:table-row table:style-name="ro3">
          <table:table-cell table:formula="of:=IF([$master.C326]=&quot;&quot;;CONCATENATE(&quot;  &quot;;IF([$master.D326]=&quot;&quot;;[$master.A326];CONCATENATE(&quot;~%&quot;;[$master.D326];&quot;%~&quot;));&quot; =&gt; ~%default_track%~ // &quot;;[$master.E326]);CONCATENATE(&quot;  &quot;;IF([$master.D326]=&quot;&quot;;[$master.A326];CONCATENATE(&quot;~%&quot;;[$master.D326];&quot;%~&quot;));&quot; =&gt; ~%&quot;;[$master.C326];&quot;%~ // &quot;;[$master.E326]))" office:value-type="string" office:string-value="  ~%Candlekeep_Ch6_Inn_L2%~ =&gt; ~%default_track%~ // Candlekeep (chapter 6), Inn second floor" calcext:value-type="string">
            <text:p><text:s text:c="2"/>~%Candlekeep_Ch6_Inn_L2%~ =&gt; ~%default_track%~ // Candlekeep (chapter 6), Inn second floor</text:p>
          </table:table-cell>
          <table:table-cell/>
        </table:table-row>
        <table:table-row table:style-name="ro3">
          <table:table-cell table:formula="of:=IF([$master.C327]=&quot;&quot;;CONCATENATE(&quot;  &quot;;IF([$master.D327]=&quot;&quot;;[$master.A327];CONCATENATE(&quot;~%&quot;;[$master.D327];&quot;%~&quot;));&quot; =&gt; ~%default_track%~ // &quot;;[$master.E327]);CONCATENATE(&quot;  &quot;;IF([$master.D327]=&quot;&quot;;[$master.A327];CONCATENATE(&quot;~%&quot;;[$master.D327];&quot;%~&quot;));&quot; =&gt; ~%&quot;;[$master.C327];&quot;%~ // &quot;;[$master.E327]))" office:value-type="string" office:string-value="  ~%Candlekeep_Ch6_Barracks%~ =&gt; ~%default_track%~ // Candlekeep (chapter 6), barracks" calcext:value-type="string">
            <text:p><text:s text:c="2"/>~%Candlekeep_Ch6_Barracks%~ =&gt; ~%default_track%~ // Candlekeep (chapter 6), barracks</text:p>
          </table:table-cell>
          <table:table-cell/>
        </table:table-row>
        <table:table-row table:style-name="ro3">
          <table:table-cell table:formula="of:=IF([$master.C328]=&quot;&quot;;CONCATENATE(&quot;  &quot;;IF([$master.D328]=&quot;&quot;;[$master.A328];CONCATENATE(&quot;~%&quot;;[$master.D328];&quot;%~&quot;));&quot; =&gt; ~%default_track%~ // &quot;;[$master.E328]);CONCATENATE(&quot;  &quot;;IF([$master.D328]=&quot;&quot;;[$master.A328];CONCATENATE(&quot;~%&quot;;[$master.D328];&quot;%~&quot;));&quot; =&gt; ~%&quot;;[$master.C328];&quot;%~ // &quot;;[$master.E328]))" office:value-type="string" office:string-value="  ~%Candlekeep_Ch6_Bunkhouse%~ =&gt; ~%default_track%~ // Candlekeep (chapter 6), bunkhouse" calcext:value-type="string">
            <text:p><text:s text:c="2"/>~%Candlekeep_Ch6_Bunkhouse%~ =&gt; ~%default_track%~ // Candlekeep (chapter 6), bunkhouse</text:p>
          </table:table-cell>
          <table:table-cell/>
        </table:table-row>
        <table:table-row table:style-name="ro3">
          <table:table-cell table:formula="of:=IF([$master.C329]=&quot;&quot;;CONCATENATE(&quot;  &quot;;IF([$master.D329]=&quot;&quot;;[$master.A329];CONCATENATE(&quot;~%&quot;;[$master.D329];&quot;%~&quot;));&quot; =&gt; ~%default_track%~ // &quot;;[$master.E329]);CONCATENATE(&quot;  &quot;;IF([$master.D329]=&quot;&quot;;[$master.A329];CONCATENATE(&quot;~%&quot;;[$master.D329];&quot;%~&quot;));&quot; =&gt; ~%&quot;;[$master.C329];&quot;%~ // &quot;;[$master.E329]))" office:value-type="string" office:string-value="  ~%Candlekeep_Ch6_Infirmary%~ =&gt; ~%ar2633%~ // Candlekeep (chapter 6), infirmary" calcext:value-type="string">
            <text:p><text:s text:c="2"/>~%Candlekeep_Ch6_Infirmary%~ =&gt; ~%ar2633%~ // Candlekeep (chapter 6), infirmary</text:p>
          </table:table-cell>
          <table:table-cell/>
        </table:table-row>
        <table:table-row table:style-name="ro3">
          <table:table-cell table:formula="of:=IF([$master.C330]=&quot;&quot;;CONCATENATE(&quot;  &quot;;IF([$master.D330]=&quot;&quot;;[$master.A330];CONCATENATE(&quot;~%&quot;;[$master.D330];&quot;%~&quot;));&quot; =&gt; ~%default_track%~ // &quot;;[$master.E330]);CONCATENATE(&quot;  &quot;;IF([$master.D330]=&quot;&quot;;[$master.A330];CONCATENATE(&quot;~%&quot;;[$master.D330];&quot;%~&quot;));&quot; =&gt; ~%&quot;;[$master.C330];&quot;%~ // &quot;;[$master.E330]))" office:value-type="string" office:string-value="  ~%Candlekeep_ObesCellar%~ =&gt; ~%ar2643%~ // Candlekeep (prologue), warehouse (Obe's party combat training)" calcext:value-type="string">
            <text:p><text:s text:c="2"/>~%Candlekeep_ObesCellar%~ =&gt; ~%ar2643%~ // Candlekeep (prologue), warehouse (Obe's party combat training)</text:p>
          </table:table-cell>
          <table:table-cell/>
        </table:table-row>
        <table:table-row table:style-name="ro3">
          <table:table-cell table:formula="of:=IF([$master.C331]=&quot;&quot;;CONCATENATE(&quot;  &quot;;IF([$master.D331]=&quot;&quot;;[$master.A331];CONCATENATE(&quot;~%&quot;;[$master.D331];&quot;%~&quot;));&quot; =&gt; ~%default_track%~ // &quot;;[$master.E331]);CONCATENATE(&quot;  &quot;;IF([$master.D331]=&quot;&quot;;[$master.A331];CONCATENATE(&quot;~%&quot;;[$master.D331];&quot;%~&quot;));&quot; =&gt; ~%&quot;;[$master.C331];&quot;%~ // &quot;;[$master.E331]))" office:value-type="string" office:string-value="  ~%LionsWay%~ =&gt; ~%ar2700%~ // Lion's Way (E of Candlekeep, Gorion's ambush, Imoen, Xzar, Montaron)" calcext:value-type="string">
            <text:p><text:s text:c="2"/>~%LionsWay%~ =&gt; ~%ar2700%~ // Lion's Way (E of Candlekeep, Gorion's ambush, Imoen, Xzar, Montaron)</text:p>
          </table:table-cell>
          <table:table-cell/>
        </table:table-row>
        <table:table-row table:style-name="ro3">
          <table:table-cell table:formula="of:=IF([$master.C332]=&quot;&quot;;CONCATENATE(&quot;  &quot;;IF([$master.D332]=&quot;&quot;;[$master.A332];CONCATENATE(&quot;~%&quot;;[$master.D332];&quot;%~&quot;));&quot; =&gt; ~%default_track%~ // &quot;;[$master.E332]);CONCATENATE(&quot;  &quot;;IF([$master.D332]=&quot;&quot;;[$master.A332];CONCATENATE(&quot;~%&quot;;[$master.D332];&quot;%~&quot;));&quot; =&gt; ~%&quot;;[$master.C332];&quot;%~ // &quot;;[$master.E332]))" office:value-type="string" office:string-value="  ~%CoastWay%~ =&gt; ~%ar2800%~ // Coast Way (S of Friendly Arm Inn, destroyed caravan)" calcext:value-type="string">
            <text:p><text:s text:c="2"/>~%CoastWay%~ =&gt; ~%ar2800%~ // Coast Way (S of Friendly Arm Inn, destroyed caravan)</text:p>
          </table:table-cell>
          <table:table-cell/>
        </table:table-row>
        <table:table-row table:style-name="ro3">
          <table:table-cell table:formula="of:=IF([$master.C333]=&quot;&quot;;CONCATENATE(&quot;  &quot;;IF([$master.D333]=&quot;&quot;;[$master.A333];CONCATENATE(&quot;~%&quot;;[$master.D333];&quot;%~&quot;));&quot; =&gt; ~%default_track%~ // &quot;;[$master.E333]);CONCATENATE(&quot;  &quot;;IF([$master.D333]=&quot;&quot;;[$master.A333];CONCATENATE(&quot;~%&quot;;[$master.D333];&quot;%~&quot;));&quot; =&gt; ~%&quot;;[$master.C333];&quot;%~ // &quot;;[$master.E333]))" office:value-type="string" office:string-value="  ~%Larswood%~ =&gt; ~%ar2900%~ // Larswood (Teven, Osmadi, Corsone)" calcext:value-type="string">
            <text:p><text:s text:c="2"/>~%Larswood%~ =&gt; ~%ar2900%~ // Larswood (Teven, Osmadi, Corsone)</text:p>
          </table:table-cell>
          <table:table-cell/>
        </table:table-row>
        <table:table-row table:style-name="ro3">
          <table:table-cell table:formula="of:=IF([$master.C334]=&quot;&quot;;CONCATENATE(&quot;  &quot;;IF([$master.D334]=&quot;&quot;;[$master.A334];CONCATENATE(&quot;~%&quot;;[$master.D334];&quot;%~&quot;));&quot; =&gt; ~%default_track%~ // &quot;;[$master.E334]);CONCATENATE(&quot;  &quot;;IF([$master.D334]=&quot;&quot;;[$master.A334];CONCATENATE(&quot;~%&quot;;[$master.D334];&quot;%~&quot;));&quot; =&gt; ~%&quot;;[$master.C334];&quot;%~ // &quot;;[$master.E334]))" office:value-type="string" office:string-value="  ~%SpiderWood%~ =&gt; ~%ar3000%~ // Spider Wood (E of Larswood, Thayvian Red Wizards)" calcext:value-type="string">
            <text:p><text:s text:c="2"/>~%SpiderWood%~ =&gt; ~%ar3000%~ // Spider Wood (E of Larswood, Thayvian Red Wizards)</text:p>
          </table:table-cell>
          <table:table-cell/>
        </table:table-row>
        <table:table-row table:style-name="ro3">
          <table:table-cell table:formula="of:=IF([$master.C335]=&quot;&quot;;CONCATENATE(&quot;  &quot;;IF([$master.D335]=&quot;&quot;;[$master.A335];CONCATENATE(&quot;~%&quot;;[$master.D335];&quot;%~&quot;));&quot; =&gt; ~%default_track%~ // &quot;;[$master.E335]);CONCATENATE(&quot;  &quot;;IF([$master.D335]=&quot;&quot;;[$master.A335];CONCATENATE(&quot;~%&quot;;[$master.D335];&quot;%~&quot;));&quot; =&gt; ~%&quot;;[$master.C335];&quot;%~ // &quot;;[$master.E335]))" office:value-type="string" office:string-value="  ~%ShipwrecksCoast%~ =&gt; ~%ar3100%~ // Shipwreck's Coast (S of Candlekeep, Shoal, Droth, Mad Arcand, Surgeon)" calcext:value-type="string">
            <text:p><text:s text:c="2"/>~%ShipwrecksCoast%~ =&gt; ~%ar3100%~ // Shipwreck's Coast (S of Candlekeep, Shoal, Droth, Mad Arcand, Surgeon)</text:p>
          </table:table-cell>
          <table:table-cell/>
        </table:table-row>
        <table:table-row table:style-name="ro3">
          <table:table-cell table:formula="of:=IF([$master.C336]=&quot;&quot;;CONCATENATE(&quot;  &quot;;IF([$master.D336]=&quot;&quot;;[$master.A336];CONCATENATE(&quot;~%&quot;;[$master.D336];&quot;%~&quot;));&quot; =&gt; ~%default_track%~ // &quot;;[$master.E336]);CONCATENATE(&quot;  &quot;;IF([$master.D336]=&quot;&quot;;[$master.A336];CONCATENATE(&quot;~%&quot;;[$master.D336];&quot;%~&quot;));&quot; =&gt; ~%&quot;;[$master.C336];&quot;%~ // &quot;;[$master.E336]))" office:value-type="string" office:string-value="  ~%HighHedge%~ =&gt; ~%ar3200%~ // High Hedge, exterior (Kivan)" calcext:value-type="string">
            <text:p><text:s text:c="2"/>~%HighHedge%~ =&gt; ~%ar3200%~ // High Hedge, exterior (Kivan)</text:p>
          </table:table-cell>
          <table:table-cell/>
        </table:table-row>
        <table:table-row table:style-name="ro3">
          <table:table-cell table:formula="of:=IF([$master.C337]=&quot;&quot;;CONCATENATE(&quot;  &quot;;IF([$master.D337]=&quot;&quot;;[$master.A337];CONCATENATE(&quot;~%&quot;;[$master.D337];&quot;%~&quot;));&quot; =&gt; ~%default_track%~ // &quot;;[$master.E337]);CONCATENATE(&quot;  &quot;;IF([$master.D337]=&quot;&quot;;[$master.A337];CONCATENATE(&quot;~%&quot;;[$master.D337];&quot;%~&quot;));&quot; =&gt; ~%&quot;;[$master.C337];&quot;%~ // &quot;;[$master.E337]))" office:value-type="string" office:string-value="  ~%HighHedge_House%~ =&gt; ~%default_track%~ // High Hedge, generic house" calcext:value-type="string">
            <text:p><text:s text:c="2"/>~%HighHedge_House%~ =&gt; ~%default_track%~ // High Hedge, generic house</text:p>
          </table:table-cell>
          <table:table-cell/>
        </table:table-row>
        <table:table-row table:style-name="ro3">
          <table:table-cell table:formula="of:=IF([$master.C338]=&quot;&quot;;CONCATENATE(&quot;  &quot;;IF([$master.D338]=&quot;&quot;;[$master.A338];CONCATENATE(&quot;~%&quot;;[$master.D338];&quot;%~&quot;));&quot; =&gt; ~%default_track%~ // &quot;;[$master.E338]);CONCATENATE(&quot;  &quot;;IF([$master.D338]=&quot;&quot;;[$master.A338];CONCATENATE(&quot;~%&quot;;[$master.D338];&quot;%~&quot;));&quot; =&gt; ~%&quot;;[$master.C338];&quot;%~ // &quot;;[$master.E338]))" office:value-type="string" office:string-value="  ~%HighHedge_ThalanthyrsAbode%~ =&gt; ~%ar3202%~ // High Hedge, interior (Thalantyr)" calcext:value-type="string">
            <text:p><text:s text:c="2"/>~%HighHedge_ThalanthyrsAbode%~ =&gt; ~%ar3202%~ // High Hedge, interior (Thalantyr)</text:p>
          </table:table-cell>
          <table:table-cell/>
        </table:table-row>
        <table:table-row table:style-name="ro3">
          <table:table-cell table:formula="of:=IF([$master.C339]=&quot;&quot;;CONCATENATE(&quot;  &quot;;IF([$master.D339]=&quot;&quot;;[$master.A339];CONCATENATE(&quot;~%&quot;;[$master.D339];&quot;%~&quot;));&quot; =&gt; ~%default_track%~ // &quot;;[$master.E339]);CONCATENATE(&quot;  &quot;;IF([$master.D339]=&quot;&quot;;[$master.A339];CONCATENATE(&quot;~%&quot;;[$master.D339];&quot;%~&quot;));&quot; =&gt; ~%&quot;;[$master.C339];&quot;%~ // &quot;;[$master.E339]))" office:value-type="string" office:string-value="  ~%Beregost%~ =&gt; ~%ar3300%~ // Beregost (Garrick, Jovial Juggler, Feldepost's Inn, Burning Wizard, Red Sheaf))" calcext:value-type="string">
            <text:p><text:s text:c="2"/>~%Beregost%~ =&gt; ~%ar3300%~ // Beregost (Garrick, Jovial Juggler, Feldepost's Inn, Burning Wizard, Red Sheaf))</text:p>
          </table:table-cell>
          <table:table-cell/>
        </table:table-row>
        <table:table-row table:style-name="ro3">
          <table:table-cell table:formula="of:=IF([$master.C340]=&quot;&quot;;CONCATENATE(&quot;  &quot;;IF([$master.D340]=&quot;&quot;;[$master.A340];CONCATENATE(&quot;~%&quot;;[$master.D340];&quot;%~&quot;));&quot; =&gt; ~%default_track%~ // &quot;;[$master.E340]);CONCATENATE(&quot;  &quot;;IF([$master.D340]=&quot;&quot;;[$master.A340];CONCATENATE(&quot;~%&quot;;[$master.D340];&quot;%~&quot;));&quot; =&gt; ~%&quot;;[$master.C340];&quot;%~ // &quot;;[$master.E340]))" office:value-type="string" office:string-value="  ~%Beregost_ThunderhammerSmithy%~ =&gt; ~%ar3301%~ // Thunderhammer Smithy (Taerom Fuiruim)" calcext:value-type="string">
            <text:p><text:s text:c="2"/>~%Beregost_ThunderhammerSmithy%~ =&gt; ~%ar3301%~ // Thunderhammer Smithy (Taerom Fuiruim)</text:p>
          </table:table-cell>
          <table:table-cell/>
        </table:table-row>
        <table:table-row table:style-name="ro3">
          <table:table-cell table:formula="of:=IF([$master.C341]=&quot;&quot;;CONCATENATE(&quot;  &quot;;IF([$master.D341]=&quot;&quot;;[$master.A341];CONCATENATE(&quot;~%&quot;;[$master.D341];&quot;%~&quot;));&quot; =&gt; ~%default_track%~ // &quot;;[$master.E341]);CONCATENATE(&quot;  &quot;;IF([$master.D341]=&quot;&quot;;[$master.A341];CONCATENATE(&quot;~%&quot;;[$master.D341];&quot;%~&quot;));&quot; =&gt; ~%&quot;;[$master.C341];&quot;%~ // &quot;;[$master.E341]))" office:value-type="string" office:string-value="  ~%Beregost_House19%~ =&gt; ~%default_track%~ // Generic home" calcext:value-type="string">
            <text:p><text:s text:c="2"/>~%Beregost_House19%~ =&gt; ~%default_track%~ // Generic home</text:p>
          </table:table-cell>
          <table:table-cell/>
        </table:table-row>
        <table:table-row table:style-name="ro3">
          <table:table-cell table:formula="of:=IF([$master.C342]=&quot;&quot;;CONCATENATE(&quot;  &quot;;IF([$master.D342]=&quot;&quot;;[$master.A342];CONCATENATE(&quot;~%&quot;;[$master.D342];&quot;%~&quot;));&quot; =&gt; ~%default_track%~ // &quot;;[$master.E342]);CONCATENATE(&quot;  &quot;;IF([$master.D342]=&quot;&quot;;[$master.A342];CONCATENATE(&quot;~%&quot;;[$master.D342];&quot;%~&quot;));&quot; =&gt; ~%&quot;;[$master.C342];&quot;%~ // &quot;;[$master.E342]))" office:value-type="string" office:string-value="  ~%Beregost_RedSheaf_L2%~ =&gt; ~%ar3303%~ // Red Sheaf, second floor" calcext:value-type="string">
            <text:p><text:s text:c="2"/>~%Beregost_RedSheaf_L2%~ =&gt; ~%ar3303%~ // Red Sheaf, second floor</text:p>
          </table:table-cell>
          <table:table-cell/>
        </table:table-row>
        <table:table-row table:style-name="ro3">
          <table:table-cell table:formula="of:=IF([$master.C343]=&quot;&quot;;CONCATENATE(&quot;  &quot;;IF([$master.D343]=&quot;&quot;;[$master.A343];CONCATENATE(&quot;~%&quot;;[$master.D343];&quot;%~&quot;));&quot; =&gt; ~%default_track%~ // &quot;;[$master.E343]);CONCATENATE(&quot;  &quot;;IF([$master.D343]=&quot;&quot;;[$master.A343];CONCATENATE(&quot;~%&quot;;[$master.D343];&quot;%~&quot;));&quot; =&gt; ~%&quot;;[$master.C343];&quot;%~ // &quot;;[$master.E343]))" office:value-type="string" office:string-value="  ~%Beregost_JovialJuggler_L1%~ =&gt; ~%ar3304%~ // Jovial Juggler, ground floor (Bjornin, Gurke)" calcext:value-type="string">
            <text:p><text:s text:c="2"/>~%Beregost_JovialJuggler_L1%~ =&gt; ~%ar3304%~ // Jovial Juggler, ground floor (Bjornin, Gurke)</text:p>
          </table:table-cell>
          <table:table-cell/>
        </table:table-row>
        <table:table-row table:style-name="ro3">
          <table:table-cell table:formula="of:=IF([$master.C344]=&quot;&quot;;CONCATENATE(&quot;  &quot;;IF([$master.D344]=&quot;&quot;;[$master.A344];CONCATENATE(&quot;~%&quot;;[$master.D344];&quot;%~&quot;));&quot; =&gt; ~%default_track%~ // &quot;;[$master.E344]);CONCATENATE(&quot;  &quot;;IF([$master.D344]=&quot;&quot;;[$master.A344];CONCATENATE(&quot;~%&quot;;[$master.D344];&quot;%~&quot;));&quot; =&gt; ~%&quot;;[$master.C344];&quot;%~ // &quot;;[$master.E344]))" office:value-type="string" office:string-value="  ~%Beregost_JovialJuggler_L2F%~ =&gt; ~%default_track%~ // Jovial Juggler, second floor front (Oogie)" calcext:value-type="string">
            <text:p><text:s text:c="2"/>~%Beregost_JovialJuggler_L2F%~ =&gt; ~%default_track%~ // Jovial Juggler, second floor front (Oogie)</text:p>
          </table:table-cell>
          <table:table-cell/>
        </table:table-row>
        <table:table-row table:style-name="ro3">
          <table:table-cell table:formula="of:=IF([$master.C345]=&quot;&quot;;CONCATENATE(&quot;  &quot;;IF([$master.D345]=&quot;&quot;;[$master.A345];CONCATENATE(&quot;~%&quot;;[$master.D345];&quot;%~&quot;));&quot; =&gt; ~%default_track%~ // &quot;;[$master.E345]);CONCATENATE(&quot;  &quot;;IF([$master.D345]=&quot;&quot;;[$master.A345];CONCATENATE(&quot;~%&quot;;[$master.D345];&quot;%~&quot;));&quot; =&gt; ~%&quot;;[$master.C345];&quot;%~ // &quot;;[$master.E345]))" office:value-type="string" office:string-value="  ~%Beregost_JovialJuggler_L2R%~ =&gt; ~%default_track%~ // Jovial Juggler, second floor rear" calcext:value-type="string">
            <text:p><text:s text:c="2"/>~%Beregost_JovialJuggler_L2R%~ =&gt; ~%default_track%~ // Jovial Juggler, second floor rear</text:p>
          </table:table-cell>
          <table:table-cell/>
        </table:table-row>
        <table:table-row table:style-name="ro3">
          <table:table-cell table:formula="of:=IF([$master.C346]=&quot;&quot;;CONCATENATE(&quot;  &quot;;IF([$master.D346]=&quot;&quot;;[$master.A346];CONCATENATE(&quot;~%&quot;;[$master.D346];&quot;%~&quot;));&quot; =&gt; ~%default_track%~ // &quot;;[$master.E346]);CONCATENATE(&quot;  &quot;;IF([$master.D346]=&quot;&quot;;[$master.A346];CONCATENATE(&quot;~%&quot;;[$master.D346];&quot;%~&quot;));&quot; =&gt; ~%&quot;;[$master.C346];&quot;%~ // &quot;;[$master.E346]))" office:value-type="string" office:string-value="  ~%Beregost_BurningWizard_L1%~ =&gt; ~%ar3307%~ // Burning Wizard, ground floor (Zhurlong)" calcext:value-type="string">
            <text:p><text:s text:c="2"/>~%Beregost_BurningWizard_L1%~ =&gt; ~%ar3307%~ // Burning Wizard, ground floor (Zhurlong)</text:p>
          </table:table-cell>
          <table:table-cell/>
        </table:table-row>
        <table:table-row table:style-name="ro3">
          <table:table-cell table:formula="of:=IF([$master.C347]=&quot;&quot;;CONCATENATE(&quot;  &quot;;IF([$master.D347]=&quot;&quot;;[$master.A347];CONCATENATE(&quot;~%&quot;;[$master.D347];&quot;%~&quot;));&quot; =&gt; ~%default_track%~ // &quot;;[$master.E347]);CONCATENATE(&quot;  &quot;;IF([$master.D347]=&quot;&quot;;[$master.A347];CONCATENATE(&quot;~%&quot;;[$master.D347];&quot;%~&quot;));&quot; =&gt; ~%&quot;;[$master.C347];&quot;%~ // &quot;;[$master.E347]))" office:value-type="string" office:string-value="  ~%Beregost_BurningWizard_L2%~ =&gt; ~%default_track%~ // Burning Wizard, second floor" calcext:value-type="string">
            <text:p><text:s text:c="2"/>~%Beregost_BurningWizard_L2%~ =&gt; ~%default_track%~ // Burning Wizard, second floor</text:p>
          </table:table-cell>
          <table:table-cell/>
        </table:table-row>
        <table:table-row table:style-name="ro3">
          <table:table-cell table:formula="of:=IF([$master.C348]=&quot;&quot;;CONCATENATE(&quot;  &quot;;IF([$master.D348]=&quot;&quot;;[$master.A348];CONCATENATE(&quot;~%&quot;;[$master.D348];&quot;%~&quot;));&quot; =&gt; ~%default_track%~ // &quot;;[$master.E348]);CONCATENATE(&quot;  &quot;;IF([$master.D348]=&quot;&quot;;[$master.A348];CONCATENATE(&quot;~%&quot;;[$master.D348];&quot;%~&quot;));&quot; =&gt; ~%&quot;;[$master.C348];&quot;%~ // &quot;;[$master.E348]))" office:value-type="string" office:string-value="  ~%Beregost_House13_L1%~ =&gt; ~%default_track%~ // Generic home, ground floor" calcext:value-type="string">
            <text:p><text:s text:c="2"/>~%Beregost_House13_L1%~ =&gt; ~%default_track%~ // Generic home, ground floor</text:p>
          </table:table-cell>
          <table:table-cell/>
        </table:table-row>
        <table:table-row table:style-name="ro3">
          <table:table-cell table:formula="of:=IF([$master.C349]=&quot;&quot;;CONCATENATE(&quot;  &quot;;IF([$master.D349]=&quot;&quot;;[$master.A349];CONCATENATE(&quot;~%&quot;;[$master.D349];&quot;%~&quot;));&quot; =&gt; ~%default_track%~ // &quot;;[$master.E349]);CONCATENATE(&quot;  &quot;;IF([$master.D349]=&quot;&quot;;[$master.A349];CONCATENATE(&quot;~%&quot;;[$master.D349];&quot;%~&quot;));&quot; =&gt; ~%&quot;;[$master.C349];&quot;%~ // &quot;;[$master.E349]))" office:value-type="string" office:string-value="  ~%Beregost_House13_L2%~ =&gt; ~%default_track%~ // Generic home, second floor" calcext:value-type="string">
            <text:p><text:s text:c="2"/>~%Beregost_House13_L2%~ =&gt; ~%default_track%~ // Generic home, second floor</text:p>
          </table:table-cell>
          <table:table-cell/>
        </table:table-row>
        <table:table-row table:style-name="ro3">
          <table:table-cell table:formula="of:=IF([$master.C350]=&quot;&quot;;CONCATENATE(&quot;  &quot;;IF([$master.D350]=&quot;&quot;;[$master.A350];CONCATENATE(&quot;~%&quot;;[$master.D350];&quot;%~&quot;));&quot; =&gt; ~%default_track%~ // &quot;;[$master.E350]);CONCATENATE(&quot;  &quot;;IF([$master.D350]=&quot;&quot;;[$master.A350];CONCATENATE(&quot;~%&quot;;[$master.D350];&quot;%~&quot;));&quot; =&gt; ~%&quot;;[$master.C350];&quot;%~ // &quot;;[$master.E350]))" office:value-type="string" office:string-value="  ~%Beregost_House12_L1%~ =&gt; ~%default_track%~ // Generic home, ground floor" calcext:value-type="string">
            <text:p><text:s text:c="2"/>~%Beregost_House12_L1%~ =&gt; ~%default_track%~ // Generic home, ground floor</text:p>
          </table:table-cell>
          <table:table-cell/>
        </table:table-row>
        <table:table-row table:style-name="ro3">
          <table:table-cell table:formula="of:=IF([$master.C351]=&quot;&quot;;CONCATENATE(&quot;  &quot;;IF([$master.D351]=&quot;&quot;;[$master.A351];CONCATENATE(&quot;~%&quot;;[$master.D351];&quot;%~&quot;));&quot; =&gt; ~%default_track%~ // &quot;;[$master.E351]);CONCATENATE(&quot;  &quot;;IF([$master.D351]=&quot;&quot;;[$master.A351];CONCATENATE(&quot;~%&quot;;[$master.D351];&quot;%~&quot;));&quot; =&gt; ~%&quot;;[$master.C351];&quot;%~ // &quot;;[$master.E351]))" office:value-type="string" office:string-value="  ~%Beregost_House12_L2%~ =&gt; ~%default_track%~ // Generic home, second floor" calcext:value-type="string">
            <text:p><text:s text:c="2"/>~%Beregost_House12_L2%~ =&gt; ~%default_track%~ // Generic home, second floor</text:p>
          </table:table-cell>
          <table:table-cell/>
        </table:table-row>
        <table:table-row table:style-name="ro3">
          <table:table-cell table:formula="of:=IF([$master.C352]=&quot;&quot;;CONCATENATE(&quot;  &quot;;IF([$master.D352]=&quot;&quot;;[$master.A352];CONCATENATE(&quot;~%&quot;;[$master.D352];&quot;%~&quot;));&quot; =&gt; ~%default_track%~ // &quot;;[$master.E352]);CONCATENATE(&quot;  &quot;;IF([$master.D352]=&quot;&quot;;[$master.A352];CONCATENATE(&quot;~%&quot;;[$master.D352];&quot;%~&quot;));&quot; =&gt; ~%&quot;;[$master.C352];&quot;%~ // &quot;;[$master.E352]))" office:value-type="string" office:string-value="  ~%Beregost_MiriannesHouse_L1%~ =&gt; ~%default_track%~ // Mirianne's home, ground floor" calcext:value-type="string">
            <text:p><text:s text:c="2"/>~%Beregost_MiriannesHouse_L1%~ =&gt; ~%default_track%~ // Mirianne's home, ground floor</text:p>
          </table:table-cell>
          <table:table-cell/>
        </table:table-row>
        <table:table-row table:style-name="ro3">
          <table:table-cell table:formula="of:=IF([$master.C353]=&quot;&quot;;CONCATENATE(&quot;  &quot;;IF([$master.D353]=&quot;&quot;;[$master.A353];CONCATENATE(&quot;~%&quot;;[$master.D353];&quot;%~&quot;));&quot; =&gt; ~%default_track%~ // &quot;;[$master.E353]);CONCATENATE(&quot;  &quot;;IF([$master.D353]=&quot;&quot;;[$master.A353];CONCATENATE(&quot;~%&quot;;[$master.D353];&quot;%~&quot;));&quot; =&gt; ~%&quot;;[$master.C353];&quot;%~ // &quot;;[$master.E353]))" office:value-type="string" office:string-value="  ~%Beregost_MiriannesHouse_L2%~ =&gt; ~%default_track%~ // Mirianne's home, second floor" calcext:value-type="string">
            <text:p><text:s text:c="2"/>~%Beregost_MiriannesHouse_L2%~ =&gt; ~%default_track%~ // Mirianne's home, second floor</text:p>
          </table:table-cell>
          <table:table-cell/>
        </table:table-row>
        <table:table-row table:style-name="ro3">
          <table:table-cell table:formula="of:=IF([$master.C354]=&quot;&quot;;CONCATENATE(&quot;  &quot;;IF([$master.D354]=&quot;&quot;;[$master.A354];CONCATENATE(&quot;~%&quot;;[$master.D354];&quot;%~&quot;));&quot; =&gt; ~%default_track%~ // &quot;;[$master.E354]);CONCATENATE(&quot;  &quot;;IF([$master.D354]=&quot;&quot;;[$master.A354];CONCATENATE(&quot;~%&quot;;[$master.D354];&quot;%~&quot;));&quot; =&gt; ~%&quot;;[$master.C354];&quot;%~ // &quot;;[$master.E354]))" office:value-type="string" office:string-value="  ~%Beregost_LandrinsHouse%~ =&gt; ~%ar3315%~ // Landrin's home (spiders)" calcext:value-type="string">
            <text:p><text:s text:c="2"/>~%Beregost_LandrinsHouse%~ =&gt; ~%ar3315%~ // Landrin's home (spiders)</text:p>
          </table:table-cell>
          <table:table-cell/>
        </table:table-row>
        <table:table-row table:style-name="ro3">
          <table:table-cell table:formula="of:=IF([$master.C355]=&quot;&quot;;CONCATENATE(&quot;  &quot;;IF([$master.D355]=&quot;&quot;;[$master.A355];CONCATENATE(&quot;~%&quot;;[$master.D355];&quot;%~&quot;));&quot; =&gt; ~%default_track%~ // &quot;;[$master.E355]);CONCATENATE(&quot;  &quot;;IF([$master.D355]=&quot;&quot;;[$master.A355];CONCATENATE(&quot;~%&quot;;[$master.D355];&quot;%~&quot;));&quot; =&gt; ~%&quot;;[$master.C355];&quot;%~ // &quot;;[$master.E355]))" office:value-type="string" office:string-value="  ~%Beregost_House18%~ =&gt; ~%default_track%~ // Generic home" calcext:value-type="string">
            <text:p><text:s text:c="2"/>~%Beregost_House18%~ =&gt; ~%default_track%~ // Generic home</text:p>
          </table:table-cell>
          <table:table-cell/>
        </table:table-row>
        <table:table-row table:style-name="ro3">
          <table:table-cell table:formula="of:=IF([$master.C356]=&quot;&quot;;CONCATENATE(&quot;  &quot;;IF([$master.D356]=&quot;&quot;;[$master.A356];CONCATENATE(&quot;~%&quot;;[$master.D356];&quot;%~&quot;));&quot; =&gt; ~%default_track%~ // &quot;;[$master.E356]);CONCATENATE(&quot;  &quot;;IF([$master.D356]=&quot;&quot;;[$master.A356];CONCATENATE(&quot;~%&quot;;[$master.D356];&quot;%~&quot;));&quot; =&gt; ~%&quot;;[$master.C356];&quot;%~ // &quot;;[$master.E356]))" office:value-type="string" office:string-value="  ~%Beregost_House17%~ =&gt; ~%default_track%~ // Borland's home" calcext:value-type="string">
            <text:p><text:s text:c="2"/>~%Beregost_House17%~ =&gt; ~%default_track%~ // Borland's home</text:p>
          </table:table-cell>
          <table:table-cell/>
        </table:table-row>
        <table:table-row table:style-name="ro3">
          <table:table-cell table:formula="of:=IF([$master.C357]=&quot;&quot;;CONCATENATE(&quot;  &quot;;IF([$master.D357]=&quot;&quot;;[$master.A357];CONCATENATE(&quot;~%&quot;;[$master.D357];&quot;%~&quot;));&quot; =&gt; ~%default_track%~ // &quot;;[$master.E357]);CONCATENATE(&quot;  &quot;;IF([$master.D357]=&quot;&quot;;[$master.A357];CONCATENATE(&quot;~%&quot;;[$master.D357];&quot;%~&quot;));&quot; =&gt; ~%&quot;;[$master.C357];&quot;%~ // &quot;;[$master.E357]))" office:value-type="string" office:string-value="  ~%Beregost_House15%~ =&gt; ~%default_track%~ // Generic home" calcext:value-type="string">
            <text:p><text:s text:c="2"/>~%Beregost_House15%~ =&gt; ~%default_track%~ // Generic home</text:p>
          </table:table-cell>
          <table:table-cell/>
        </table:table-row>
        <table:table-row table:style-name="ro3">
          <table:table-cell table:formula="of:=IF([$master.C358]=&quot;&quot;;CONCATENATE(&quot;  &quot;;IF([$master.D358]=&quot;&quot;;[$master.A358];CONCATENATE(&quot;~%&quot;;[$master.D358];&quot;%~&quot;));&quot; =&gt; ~%default_track%~ // &quot;;[$master.E358]);CONCATENATE(&quot;  &quot;;IF([$master.D358]=&quot;&quot;;[$master.A358];CONCATENATE(&quot;~%&quot;;[$master.D358];&quot;%~&quot;));&quot; =&gt; ~%&quot;;[$master.C358];&quot;%~ // &quot;;[$master.E358]))" office:value-type="string" office:string-value="  ~%Beregost_House16%~ =&gt; ~%default_track%~ // Galteran's home" calcext:value-type="string">
            <text:p><text:s text:c="2"/>~%Beregost_House16%~ =&gt; ~%default_track%~ // Galteran's home</text:p>
          </table:table-cell>
          <table:table-cell/>
        </table:table-row>
        <table:table-row table:style-name="ro3">
          <table:table-cell table:formula="of:=IF([$master.C359]=&quot;&quot;;CONCATENATE(&quot;  &quot;;IF([$master.D359]=&quot;&quot;;[$master.A359];CONCATENATE(&quot;~%&quot;;[$master.D359];&quot;%~&quot;));&quot; =&gt; ~%default_track%~ // &quot;;[$master.E359]);CONCATENATE(&quot;  &quot;;IF([$master.D359]=&quot;&quot;;[$master.A359];CONCATENATE(&quot;~%&quot;;[$master.D359];&quot;%~&quot;));&quot; =&gt; ~%&quot;;[$master.C359];&quot;%~ // &quot;;[$master.E359]))" office:value-type="string" office:string-value="  ~%Beregost_TravenhurstManor_L1%~ =&gt; ~%default_track%~ // Travenhurst Manor, ground floor" calcext:value-type="string">
            <text:p><text:s text:c="2"/>~%Beregost_TravenhurstManor_L1%~ =&gt; ~%default_track%~ // Travenhurst Manor, ground floor</text:p>
          </table:table-cell>
          <table:table-cell/>
        </table:table-row>
        <table:table-row table:style-name="ro3">
          <table:table-cell table:formula="of:=IF([$master.C360]=&quot;&quot;;CONCATENATE(&quot;  &quot;;IF([$master.D360]=&quot;&quot;;[$master.A360];CONCATENATE(&quot;~%&quot;;[$master.D360];&quot;%~&quot;));&quot; =&gt; ~%default_track%~ // &quot;;[$master.E360]);CONCATENATE(&quot;  &quot;;IF([$master.D360]=&quot;&quot;;[$master.A360];CONCATENATE(&quot;~%&quot;;[$master.D360];&quot;%~&quot;));&quot; =&gt; ~%&quot;;[$master.C360];&quot;%~ // &quot;;[$master.E360]))" office:value-type="string" office:string-value="  ~%Beregost_TravenhurstManor_L2%~ =&gt; ~%default_track%~ // Travenhurst Manor, second floor" calcext:value-type="string">
            <text:p><text:s text:c="2"/>~%Beregost_TravenhurstManor_L2%~ =&gt; ~%default_track%~ // Travenhurst Manor, second floor</text:p>
          </table:table-cell>
          <table:table-cell/>
        </table:table-row>
        <table:table-row table:style-name="ro3">
          <table:table-cell table:formula="of:=IF([$master.C361]=&quot;&quot;;CONCATENATE(&quot;  &quot;;IF([$master.D361]=&quot;&quot;;[$master.A361];CONCATENATE(&quot;~%&quot;;[$master.D361];&quot;%~&quot;));&quot; =&gt; ~%default_track%~ // &quot;;[$master.E361]);CONCATENATE(&quot;  &quot;;IF([$master.D361]=&quot;&quot;;[$master.A361];CONCATENATE(&quot;~%&quot;;[$master.D361];&quot;%~&quot;));&quot; =&gt; ~%&quot;;[$master.C361];&quot;%~ // &quot;;[$master.E361]))" office:value-type="string" office:string-value="  ~%Beregost_ServantsQuarters%~ =&gt; ~%default_track%~ // Travenhurst Manor, Servants' Quarters" calcext:value-type="string">
            <text:p><text:s text:c="2"/>~%Beregost_ServantsQuarters%~ =&gt; ~%default_track%~ // Travenhurst Manor, Servants' Quarters</text:p>
          </table:table-cell>
          <table:table-cell/>
        </table:table-row>
        <table:table-row table:style-name="ro3">
          <table:table-cell table:formula="of:=IF([$master.C362]=&quot;&quot;;CONCATENATE(&quot;  &quot;;IF([$master.D362]=&quot;&quot;;[$master.A362];CONCATENATE(&quot;~%&quot;;[$master.D362];&quot;%~&quot;));&quot; =&gt; ~%default_track%~ // &quot;;[$master.E362]);CONCATENATE(&quot;  &quot;;IF([$master.D362]=&quot;&quot;;[$master.A362];CONCATENATE(&quot;~%&quot;;[$master.D362];&quot;%~&quot;));&quot; =&gt; ~%&quot;;[$master.C362];&quot;%~ // &quot;;[$master.E362]))" office:value-type="string" office:string-value="  ~%Beregost_House20_L1%~ =&gt; ~%default_track%~ // Generic home, ground floor" calcext:value-type="string">
            <text:p><text:s text:c="2"/>~%Beregost_House20_L1%~ =&gt; ~%default_track%~ // Generic home, ground floor</text:p>
          </table:table-cell>
          <table:table-cell/>
        </table:table-row>
        <table:table-row table:style-name="ro3">
          <table:table-cell table:formula="of:=IF([$master.C363]=&quot;&quot;;CONCATENATE(&quot;  &quot;;IF([$master.D363]=&quot;&quot;;[$master.A363];CONCATENATE(&quot;~%&quot;;[$master.D363];&quot;%~&quot;));&quot; =&gt; ~%default_track%~ // &quot;;[$master.E363]);CONCATENATE(&quot;  &quot;;IF([$master.D363]=&quot;&quot;;[$master.A363];CONCATENATE(&quot;~%&quot;;[$master.D363];&quot;%~&quot;));&quot; =&gt; ~%&quot;;[$master.C363];&quot;%~ // &quot;;[$master.E363]))" office:value-type="string" office:string-value="  ~%Beregost_House20_L2%~ =&gt; ~%default_track%~ // Generic home, second floor" calcext:value-type="string">
            <text:p><text:s text:c="2"/>~%Beregost_House20_L2%~ =&gt; ~%default_track%~ // Generic home, second floor</text:p>
          </table:table-cell>
          <table:table-cell/>
        </table:table-row>
        <table:table-row table:style-name="ro3">
          <table:table-cell table:formula="of:=IF([$master.C364]=&quot;&quot;;CONCATENATE(&quot;  &quot;;IF([$master.D364]=&quot;&quot;;[$master.A364];CONCATENATE(&quot;~%&quot;;[$master.D364];&quot;%~&quot;));&quot; =&gt; ~%default_track%~ // &quot;;[$master.E364]);CONCATENATE(&quot;  &quot;;IF([$master.D364]=&quot;&quot;;[$master.A364];CONCATENATE(&quot;~%&quot;;[$master.D364];&quot;%~&quot;));&quot; =&gt; ~%&quot;;[$master.C364];&quot;%~ // &quot;;[$master.E364]))" office:value-type="string" office:string-value="  ~%Beregost_House23_L1%~ =&gt; ~%default_track%~ // Generic home, second floor" calcext:value-type="string">
            <text:p><text:s text:c="2"/>~%Beregost_House23_L1%~ =&gt; ~%default_track%~ // Generic home, second floor</text:p>
          </table:table-cell>
          <table:table-cell/>
        </table:table-row>
        <table:table-row table:style-name="ro3">
          <table:table-cell table:formula="of:=IF([$master.C365]=&quot;&quot;;CONCATENATE(&quot;  &quot;;IF([$master.D365]=&quot;&quot;;[$master.A365];CONCATENATE(&quot;~%&quot;;[$master.D365];&quot;%~&quot;));&quot; =&gt; ~%default_track%~ // &quot;;[$master.E365]);CONCATENATE(&quot;  &quot;;IF([$master.D365]=&quot;&quot;;[$master.A365];CONCATENATE(&quot;~%&quot;;[$master.D365];&quot;%~&quot;));&quot; =&gt; ~%&quot;;[$master.C365];&quot;%~ // &quot;;[$master.E365]))" office:value-type="string" office:string-value="  ~%Beregost_House23_L2%~ =&gt; ~%default_track%~ // Generic home, ground floor" calcext:value-type="string">
            <text:p><text:s text:c="2"/>~%Beregost_House23_L2%~ =&gt; ~%default_track%~ // Generic home, ground floor</text:p>
          </table:table-cell>
          <table:table-cell/>
        </table:table-row>
        <table:table-row table:style-name="ro3">
          <table:table-cell table:formula="of:=IF([$master.C366]=&quot;&quot;;CONCATENATE(&quot;  &quot;;IF([$master.D366]=&quot;&quot;;[$master.A366];CONCATENATE(&quot;~%&quot;;[$master.D366];&quot;%~&quot;));&quot; =&gt; ~%default_track%~ // &quot;;[$master.E366]);CONCATENATE(&quot;  &quot;;IF([$master.D366]=&quot;&quot;;[$master.A366];CONCATENATE(&quot;~%&quot;;[$master.D366];&quot;%~&quot;));&quot; =&gt; ~%&quot;;[$master.C366];&quot;%~ // &quot;;[$master.E366]))" office:value-type="string" office:string-value="  ~%Beregost_House14_L1%~ =&gt; ~%default_track%~ // Generic home, ground floor" calcext:value-type="string">
            <text:p><text:s text:c="2"/>~%Beregost_House14_L1%~ =&gt; ~%default_track%~ // Generic home, ground floor</text:p>
          </table:table-cell>
          <table:table-cell/>
        </table:table-row>
        <table:table-row table:style-name="ro3">
          <table:table-cell table:formula="of:=IF([$master.C367]=&quot;&quot;;CONCATENATE(&quot;  &quot;;IF([$master.D367]=&quot;&quot;;[$master.A367];CONCATENATE(&quot;~%&quot;;[$master.D367];&quot;%~&quot;));&quot; =&gt; ~%default_track%~ // &quot;;[$master.E367]);CONCATENATE(&quot;  &quot;;IF([$master.D367]=&quot;&quot;;[$master.A367];CONCATENATE(&quot;~%&quot;;[$master.D367];&quot;%~&quot;));&quot; =&gt; ~%&quot;;[$master.C367];&quot;%~ // &quot;;[$master.E367]))" office:value-type="string" office:string-value="  ~%Beregost_House14_L2%~ =&gt; ~%default_track%~ // Generic home, second floor" calcext:value-type="string">
            <text:p><text:s text:c="2"/>~%Beregost_House14_L2%~ =&gt; ~%default_track%~ // Generic home, second floor</text:p>
          </table:table-cell>
          <table:table-cell/>
        </table:table-row>
        <table:table-row table:style-name="ro3">
          <table:table-cell table:formula="of:=IF([$master.C368]=&quot;&quot;;CONCATENATE(&quot;  &quot;;IF([$master.D368]=&quot;&quot;;[$master.A368];CONCATENATE(&quot;~%&quot;;[$master.D368];&quot;%~&quot;));&quot; =&gt; ~%default_track%~ // &quot;;[$master.E368]);CONCATENATE(&quot;  &quot;;IF([$master.D368]=&quot;&quot;;[$master.A368];CONCATENATE(&quot;~%&quot;;[$master.D368];&quot;%~&quot;));&quot; =&gt; ~%&quot;;[$master.C368];&quot;%~ // &quot;;[$master.E368]))" office:value-type="string" office:string-value="  ~%Beregost_House21_L1%~ =&gt; ~%default_track%~ // Generic home, second floor" calcext:value-type="string">
            <text:p><text:s text:c="2"/>~%Beregost_House21_L1%~ =&gt; ~%default_track%~ // Generic home, second floor</text:p>
          </table:table-cell>
          <table:table-cell/>
        </table:table-row>
        <table:table-row table:style-name="ro3">
          <table:table-cell table:formula="of:=IF([$master.C369]=&quot;&quot;;CONCATENATE(&quot;  &quot;;IF([$master.D369]=&quot;&quot;;[$master.A369];CONCATENATE(&quot;~%&quot;;[$master.D369];&quot;%~&quot;));&quot; =&gt; ~%default_track%~ // &quot;;[$master.E369]);CONCATENATE(&quot;  &quot;;IF([$master.D369]=&quot;&quot;;[$master.A369];CONCATENATE(&quot;~%&quot;;[$master.D369];&quot;%~&quot;));&quot; =&gt; ~%&quot;;[$master.C369];&quot;%~ // &quot;;[$master.E369]))" office:value-type="string" office:string-value="  ~%Beregost_House21_L2%~ =&gt; ~%default_track%~ // Generic home, ground floor" calcext:value-type="string">
            <text:p><text:s text:c="2"/>~%Beregost_House21_L2%~ =&gt; ~%default_track%~ // Generic home, ground floor</text:p>
          </table:table-cell>
          <table:table-cell/>
        </table:table-row>
        <table:table-row table:style-name="ro3">
          <table:table-cell table:formula="of:=IF([$master.C370]=&quot;&quot;;CONCATENATE(&quot;  &quot;;IF([$master.D370]=&quot;&quot;;[$master.A370];CONCATENATE(&quot;~%&quot;;[$master.D370];&quot;%~&quot;));&quot; =&gt; ~%default_track%~ // &quot;;[$master.E370]);CONCATENATE(&quot;  &quot;;IF([$master.D370]=&quot;&quot;;[$master.A370];CONCATENATE(&quot;~%&quot;;[$master.D370];&quot;%~&quot;));&quot; =&gt; ~%&quot;;[$master.C370];&quot;%~ // &quot;;[$master.E370]))" office:value-type="string" office:string-value="  ~%Beregost_House11_L1%~ =&gt; ~%default_track%~ // Generic home, ground floor (Colquatle)" calcext:value-type="string">
            <text:p><text:s text:c="2"/>~%Beregost_House11_L1%~ =&gt; ~%default_track%~ // Generic home, ground floor (Colquatle)</text:p>
          </table:table-cell>
          <table:table-cell/>
        </table:table-row>
        <table:table-row table:style-name="ro3">
          <table:table-cell table:formula="of:=IF([$master.C371]=&quot;&quot;;CONCATENATE(&quot;  &quot;;IF([$master.D371]=&quot;&quot;;[$master.A371];CONCATENATE(&quot;~%&quot;;[$master.D371];&quot;%~&quot;));&quot; =&gt; ~%default_track%~ // &quot;;[$master.E371]);CONCATENATE(&quot;  &quot;;IF([$master.D371]=&quot;&quot;;[$master.A371];CONCATENATE(&quot;~%&quot;;[$master.D371];&quot;%~&quot;));&quot; =&gt; ~%&quot;;[$master.C371];&quot;%~ // &quot;;[$master.E371]))" office:value-type="string" office:string-value="  ~%Beregost_House11_L2%~ =&gt; ~%default_track%~ // Generic home, second floor" calcext:value-type="string">
            <text:p><text:s text:c="2"/>~%Beregost_House11_L2%~ =&gt; ~%default_track%~ // Generic home, second floor</text:p>
          </table:table-cell>
          <table:table-cell/>
        </table:table-row>
        <table:table-row table:style-name="ro3">
          <table:table-cell table:formula="of:=IF([$master.C372]=&quot;&quot;;CONCATENATE(&quot;  &quot;;IF([$master.D372]=&quot;&quot;;[$master.A372];CONCATENATE(&quot;~%&quot;;[$master.D372];&quot;%~&quot;));&quot; =&gt; ~%default_track%~ // &quot;;[$master.E372]);CONCATENATE(&quot;  &quot;;IF([$master.D372]=&quot;&quot;;[$master.A372];CONCATENATE(&quot;~%&quot;;[$master.D372];&quot;%~&quot;));&quot; =&gt; ~%&quot;;[$master.C372];&quot;%~ // &quot;;[$master.E372]))" office:value-type="string" office:string-value="  ~%Beregost_FirebeadsHouse_L1%~ =&gt; ~%default_track%~ // Firebeard Elvenhair's home, ground floor" calcext:value-type="string">
            <text:p><text:s text:c="2"/>~%Beregost_FirebeadsHouse_L1%~ =&gt; ~%default_track%~ // Firebeard Elvenhair's home, ground floor</text:p>
          </table:table-cell>
          <table:table-cell/>
        </table:table-row>
        <table:table-row table:style-name="ro3">
          <table:table-cell table:formula="of:=IF([$master.C373]=&quot;&quot;;CONCATENATE(&quot;  &quot;;IF([$master.D373]=&quot;&quot;;[$master.A373];CONCATENATE(&quot;~%&quot;;[$master.D373];&quot;%~&quot;));&quot; =&gt; ~%default_track%~ // &quot;;[$master.E373]);CONCATENATE(&quot;  &quot;;IF([$master.D373]=&quot;&quot;;[$master.A373];CONCATENATE(&quot;~%&quot;;[$master.D373];&quot;%~&quot;));&quot; =&gt; ~%&quot;;[$master.C373];&quot;%~ // &quot;;[$master.E373]))" office:value-type="string" office:string-value="  ~%Beregost_FirebeadsHouse_L2%~ =&gt; ~%default_track%~ // Firebeard Elvenhair's home, second floor" calcext:value-type="string">
            <text:p><text:s text:c="2"/>~%Beregost_FirebeadsHouse_L2%~ =&gt; ~%default_track%~ // Firebeard Elvenhair's home, second floor</text:p>
          </table:table-cell>
          <table:table-cell/>
        </table:table-row>
        <table:table-row table:style-name="ro3">
          <table:table-cell table:formula="of:=IF([$master.C374]=&quot;&quot;;CONCATENATE(&quot;  &quot;;IF([$master.D374]=&quot;&quot;;[$master.A374];CONCATENATE(&quot;~%&quot;;[$master.D374];&quot;%~&quot;));&quot; =&gt; ~%default_track%~ // &quot;;[$master.E374]);CONCATENATE(&quot;  &quot;;IF([$master.D374]=&quot;&quot;;[$master.A374];CONCATENATE(&quot;~%&quot;;[$master.D374];&quot;%~&quot;));&quot; =&gt; ~%&quot;;[$master.C374];&quot;%~ // &quot;;[$master.E374]))" office:value-type="string" office:string-value="  ~%Beregost_House10_L1%~ =&gt; ~%default_track%~ // Generic home, ground floor" calcext:value-type="string">
            <text:p><text:s text:c="2"/>~%Beregost_House10_L1%~ =&gt; ~%default_track%~ // Generic home, ground floor</text:p>
          </table:table-cell>
          <table:table-cell/>
        </table:table-row>
        <table:table-row table:style-name="ro3">
          <table:table-cell table:formula="of:=IF([$master.C375]=&quot;&quot;;CONCATENATE(&quot;  &quot;;IF([$master.D375]=&quot;&quot;;[$master.A375];CONCATENATE(&quot;~%&quot;;[$master.D375];&quot;%~&quot;));&quot; =&gt; ~%default_track%~ // &quot;;[$master.E375]);CONCATENATE(&quot;  &quot;;IF([$master.D375]=&quot;&quot;;[$master.A375];CONCATENATE(&quot;~%&quot;;[$master.D375];&quot;%~&quot;));&quot; =&gt; ~%&quot;;[$master.C375];&quot;%~ // &quot;;[$master.E375]))" office:value-type="string" office:string-value="  ~%Beregost_House10_L2%~ =&gt; ~%default_track%~ // Generic home, second floor" calcext:value-type="string">
            <text:p><text:s text:c="2"/>~%Beregost_House10_L2%~ =&gt; ~%default_track%~ // Generic home, second floor</text:p>
          </table:table-cell>
          <table:table-cell/>
        </table:table-row>
        <table:table-row table:style-name="ro3">
          <table:table-cell table:formula="of:=IF([$master.C376]=&quot;&quot;;CONCATENATE(&quot;  &quot;;IF([$master.D376]=&quot;&quot;;[$master.A376];CONCATENATE(&quot;~%&quot;;[$master.D376];&quot;%~&quot;));&quot; =&gt; ~%default_track%~ // &quot;;[$master.E376]);CONCATENATE(&quot;  &quot;;IF([$master.D376]=&quot;&quot;;[$master.A376];CONCATENATE(&quot;~%&quot;;[$master.D376];&quot;%~&quot;));&quot; =&gt; ~%&quot;;[$master.C376];&quot;%~ // &quot;;[$master.E376]))" office:value-type="string" office:string-value="  ~%Beregost_House22_L1%~ =&gt; ~%default_track%~ // Generic home, second floor" calcext:value-type="string">
            <text:p><text:s text:c="2"/>~%Beregost_House22_L1%~ =&gt; ~%default_track%~ // Generic home, second floor</text:p>
          </table:table-cell>
          <table:table-cell/>
        </table:table-row>
        <table:table-row table:style-name="ro3">
          <table:table-cell table:formula="of:=IF([$master.C377]=&quot;&quot;;CONCATENATE(&quot;  &quot;;IF([$master.D377]=&quot;&quot;;[$master.A377];CONCATENATE(&quot;~%&quot;;[$master.D377];&quot;%~&quot;));&quot; =&gt; ~%default_track%~ // &quot;;[$master.E377]);CONCATENATE(&quot;  &quot;;IF([$master.D377]=&quot;&quot;;[$master.A377];CONCATENATE(&quot;~%&quot;;[$master.D377];&quot;%~&quot;));&quot; =&gt; ~%&quot;;[$master.C377];&quot;%~ // &quot;;[$master.E377]))" office:value-type="string" office:string-value="  ~%Beregost_House22_L2%~ =&gt; ~%default_track%~ // Generic home, ground floor" calcext:value-type="string">
            <text:p><text:s text:c="2"/>~%Beregost_House22_L2%~ =&gt; ~%default_track%~ // Generic home, ground floor</text:p>
          </table:table-cell>
          <table:table-cell/>
        </table:table-row>
        <table:table-row table:style-name="ro3">
          <table:table-cell table:formula="of:=IF([$master.C378]=&quot;&quot;;CONCATENATE(&quot;  &quot;;IF([$master.D378]=&quot;&quot;;[$master.A378];CONCATENATE(&quot;~%&quot;;[$master.D378];&quot;%~&quot;));&quot; =&gt; ~%default_track%~ // &quot;;[$master.E378]);CONCATENATE(&quot;  &quot;;IF([$master.D378]=&quot;&quot;;[$master.A378];CONCATENATE(&quot;~%&quot;;[$master.D378];&quot;%~&quot;));&quot; =&gt; ~%&quot;;[$master.C378];&quot;%~ // &quot;;[$master.E378]))" office:value-type="string" office:string-value="  ~%Beregost_House01_L1%~ =&gt; ~%default_track%~ // Generic home, ground floor" calcext:value-type="string">
            <text:p><text:s text:c="2"/>~%Beregost_House01_L1%~ =&gt; ~%default_track%~ // Generic home, ground floor</text:p>
          </table:table-cell>
          <table:table-cell/>
        </table:table-row>
        <table:table-row table:style-name="ro3">
          <table:table-cell table:formula="of:=IF([$master.C379]=&quot;&quot;;CONCATENATE(&quot;  &quot;;IF([$master.D379]=&quot;&quot;;[$master.A379];CONCATENATE(&quot;~%&quot;;[$master.D379];&quot;%~&quot;));&quot; =&gt; ~%default_track%~ // &quot;;[$master.E379]);CONCATENATE(&quot;  &quot;;IF([$master.D379]=&quot;&quot;;[$master.A379];CONCATENATE(&quot;~%&quot;;[$master.D379];&quot;%~&quot;));&quot; =&gt; ~%&quot;;[$master.C379];&quot;%~ // &quot;;[$master.E379]))" office:value-type="string" office:string-value="  ~%Beregost_House01_L2%~ =&gt; ~%default_track%~ // Generic home, second floor" calcext:value-type="string">
            <text:p><text:s text:c="2"/>~%Beregost_House01_L2%~ =&gt; ~%default_track%~ // Generic home, second floor</text:p>
          </table:table-cell>
          <table:table-cell/>
        </table:table-row>
        <table:table-row table:style-name="ro3">
          <table:table-cell table:formula="of:=IF([$master.C380]=&quot;&quot;;CONCATENATE(&quot;  &quot;;IF([$master.D380]=&quot;&quot;;[$master.A380];CONCATENATE(&quot;~%&quot;;[$master.D380];&quot;%~&quot;));&quot; =&gt; ~%default_track%~ // &quot;;[$master.E380]);CONCATENATE(&quot;  &quot;;IF([$master.D380]=&quot;&quot;;[$master.A380];CONCATENATE(&quot;~%&quot;;[$master.D380];&quot;%~&quot;));&quot; =&gt; ~%&quot;;[$master.C380];&quot;%~ // &quot;;[$master.E380]))" office:value-type="string" office:string-value="  ~%Beregost_House02_L1%~ =&gt; ~%default_track%~ // Generic home, ground floor" calcext:value-type="string">
            <text:p><text:s text:c="2"/>~%Beregost_House02_L1%~ =&gt; ~%default_track%~ // Generic home, ground floor</text:p>
          </table:table-cell>
          <table:table-cell/>
        </table:table-row>
        <table:table-row table:style-name="ro3">
          <table:table-cell table:formula="of:=IF([$master.C381]=&quot;&quot;;CONCATENATE(&quot;  &quot;;IF([$master.D381]=&quot;&quot;;[$master.A381];CONCATENATE(&quot;~%&quot;;[$master.D381];&quot;%~&quot;));&quot; =&gt; ~%default_track%~ // &quot;;[$master.E381]);CONCATENATE(&quot;  &quot;;IF([$master.D381]=&quot;&quot;;[$master.A381];CONCATENATE(&quot;~%&quot;;[$master.D381];&quot;%~&quot;));&quot; =&gt; ~%&quot;;[$master.C381];&quot;%~ // &quot;;[$master.E381]))" office:value-type="string" office:string-value="  ~%Beregost_House02_L2%~ =&gt; ~%default_track%~ // Generic home, second floor" calcext:value-type="string">
            <text:p><text:s text:c="2"/>~%Beregost_House02_L2%~ =&gt; ~%default_track%~ // Generic home, second floor</text:p>
          </table:table-cell>
          <table:table-cell/>
        </table:table-row>
        <table:table-row table:style-name="ro3">
          <table:table-cell table:formula="of:=IF([$master.C382]=&quot;&quot;;CONCATENATE(&quot;  &quot;;IF([$master.D382]=&quot;&quot;;[$master.A382];CONCATENATE(&quot;~%&quot;;[$master.D382];&quot;%~&quot;));&quot; =&gt; ~%default_track%~ // &quot;;[$master.E382]);CONCATENATE(&quot;  &quot;;IF([$master.D382]=&quot;&quot;;[$master.A382];CONCATENATE(&quot;~%&quot;;[$master.D382];&quot;%~&quot;));&quot; =&gt; ~%&quot;;[$master.C382];&quot;%~ // &quot;;[$master.E382]))" office:value-type="string" office:string-value="  ~%Beregost_House03%~ =&gt; ~%default_track%~ // Generic home" calcext:value-type="string">
            <text:p><text:s text:c="2"/>~%Beregost_House03%~ =&gt; ~%default_track%~ // Generic home</text:p>
          </table:table-cell>
          <table:table-cell/>
        </table:table-row>
        <table:table-row table:style-name="ro3">
          <table:table-cell table:formula="of:=IF([$master.C383]=&quot;&quot;;CONCATENATE(&quot;  &quot;;IF([$master.D383]=&quot;&quot;;[$master.A383];CONCATENATE(&quot;~%&quot;;[$master.D383];&quot;%~&quot;));&quot; =&gt; ~%default_track%~ // &quot;;[$master.E383]);CONCATENATE(&quot;  &quot;;IF([$master.D383]=&quot;&quot;;[$master.A383];CONCATENATE(&quot;~%&quot;;[$master.D383];&quot;%~&quot;));&quot; =&gt; ~%&quot;;[$master.C383];&quot;%~ // &quot;;[$master.E383]))" office:value-type="string" office:string-value="  ~%Beregost_House07%~ =&gt; ~%default_track%~ // Generic home" calcext:value-type="string">
            <text:p><text:s text:c="2"/>~%Beregost_House07%~ =&gt; ~%default_track%~ // Generic home</text:p>
          </table:table-cell>
          <table:table-cell/>
        </table:table-row>
        <table:table-row table:style-name="ro3">
          <table:table-cell table:formula="of:=IF([$master.C384]=&quot;&quot;;CONCATENATE(&quot;  &quot;;IF([$master.D384]=&quot;&quot;;[$master.A384];CONCATENATE(&quot;~%&quot;;[$master.D384];&quot;%~&quot;));&quot; =&gt; ~%default_track%~ // &quot;;[$master.E384]);CONCATENATE(&quot;  &quot;;IF([$master.D384]=&quot;&quot;;[$master.A384];CONCATENATE(&quot;~%&quot;;[$master.D384];&quot;%~&quot;));&quot; =&gt; ~%&quot;;[$master.C384];&quot;%~ // &quot;;[$master.E384]))" office:value-type="string" office:string-value="  ~%Beregost_House04_L1%~ =&gt; ~%default_track%~ // Generic home, ground floor" calcext:value-type="string">
            <text:p><text:s text:c="2"/>~%Beregost_House04_L1%~ =&gt; ~%default_track%~ // Generic home, ground floor</text:p>
          </table:table-cell>
          <table:table-cell/>
        </table:table-row>
        <table:table-row table:style-name="ro3">
          <table:table-cell table:formula="of:=IF([$master.C385]=&quot;&quot;;CONCATENATE(&quot;  &quot;;IF([$master.D385]=&quot;&quot;;[$master.A385];CONCATENATE(&quot;~%&quot;;[$master.D385];&quot;%~&quot;));&quot; =&gt; ~%default_track%~ // &quot;;[$master.E385]);CONCATENATE(&quot;  &quot;;IF([$master.D385]=&quot;&quot;;[$master.A385];CONCATENATE(&quot;~%&quot;;[$master.D385];&quot;%~&quot;));&quot; =&gt; ~%&quot;;[$master.C385];&quot;%~ // &quot;;[$master.E385]))" office:value-type="string" office:string-value="  ~%Beregost_House04_L2%~ =&gt; ~%default_track%~ // Generic home, second floor" calcext:value-type="string">
            <text:p><text:s text:c="2"/>~%Beregost_House04_L2%~ =&gt; ~%default_track%~ // Generic home, second floor</text:p>
          </table:table-cell>
          <table:table-cell/>
        </table:table-row>
        <table:table-row table:style-name="ro3">
          <table:table-cell table:formula="of:=IF([$master.C386]=&quot;&quot;;CONCATENATE(&quot;  &quot;;IF([$master.D386]=&quot;&quot;;[$master.A386];CONCATENATE(&quot;~%&quot;;[$master.D386];&quot;%~&quot;));&quot; =&gt; ~%default_track%~ // &quot;;[$master.E386]);CONCATENATE(&quot;  &quot;;IF([$master.D386]=&quot;&quot;;[$master.A386];CONCATENATE(&quot;~%&quot;;[$master.D386];&quot;%~&quot;));&quot; =&gt; ~%&quot;;[$master.C386];&quot;%~ // &quot;;[$master.E386]))" office:value-type="string" office:string-value="  ~%Beregost_House05_L1%~ =&gt; ~%default_track%~ // Generic home, ground floor" calcext:value-type="string">
            <text:p><text:s text:c="2"/>~%Beregost_House05_L1%~ =&gt; ~%default_track%~ // Generic home, ground floor</text:p>
          </table:table-cell>
          <table:table-cell/>
        </table:table-row>
        <table:table-row table:style-name="ro3">
          <table:table-cell table:formula="of:=IF([$master.C387]=&quot;&quot;;CONCATENATE(&quot;  &quot;;IF([$master.D387]=&quot;&quot;;[$master.A387];CONCATENATE(&quot;~%&quot;;[$master.D387];&quot;%~&quot;));&quot; =&gt; ~%default_track%~ // &quot;;[$master.E387]);CONCATENATE(&quot;  &quot;;IF([$master.D387]=&quot;&quot;;[$master.A387];CONCATENATE(&quot;~%&quot;;[$master.D387];&quot;%~&quot;));&quot; =&gt; ~%&quot;;[$master.C387];&quot;%~ // &quot;;[$master.E387]))" office:value-type="string" office:string-value="  ~%Beregost_House05_L2%~ =&gt; ~%default_track%~ // Generic home, second floor" calcext:value-type="string">
            <text:p><text:s text:c="2"/>~%Beregost_House05_L2%~ =&gt; ~%default_track%~ // Generic home, second floor</text:p>
          </table:table-cell>
          <table:table-cell/>
        </table:table-row>
        <table:table-row table:style-name="ro3">
          <table:table-cell table:formula="of:=IF([$master.C388]=&quot;&quot;;CONCATENATE(&quot;  &quot;;IF([$master.D388]=&quot;&quot;;[$master.A388];CONCATENATE(&quot;~%&quot;;[$master.D388];&quot;%~&quot;));&quot; =&gt; ~%default_track%~ // &quot;;[$master.E388]);CONCATENATE(&quot;  &quot;;IF([$master.D388]=&quot;&quot;;[$master.A388];CONCATENATE(&quot;~%&quot;;[$master.D388];&quot;%~&quot;));&quot; =&gt; ~%&quot;;[$master.C388];&quot;%~ // &quot;;[$master.E388]))" office:value-type="string" office:string-value="  ~%Beregost_House06_L1%~ =&gt; ~%default_track%~ // Generic home, ground floor" calcext:value-type="string">
            <text:p><text:s text:c="2"/>~%Beregost_House06_L1%~ =&gt; ~%default_track%~ // Generic home, ground floor</text:p>
          </table:table-cell>
          <table:table-cell/>
        </table:table-row>
        <table:table-row table:style-name="ro3">
          <table:table-cell table:formula="of:=IF([$master.C389]=&quot;&quot;;CONCATENATE(&quot;  &quot;;IF([$master.D389]=&quot;&quot;;[$master.A389];CONCATENATE(&quot;~%&quot;;[$master.D389];&quot;%~&quot;));&quot; =&gt; ~%default_track%~ // &quot;;[$master.E389]);CONCATENATE(&quot;  &quot;;IF([$master.D389]=&quot;&quot;;[$master.A389];CONCATENATE(&quot;~%&quot;;[$master.D389];&quot;%~&quot;));&quot; =&gt; ~%&quot;;[$master.C389];&quot;%~ // &quot;;[$master.E389]))" office:value-type="string" office:string-value="  ~%Beregost_House06_L2%~ =&gt; ~%default_track%~ // Generic home, second floor" calcext:value-type="string">
            <text:p><text:s text:c="2"/>~%Beregost_House06_L2%~ =&gt; ~%default_track%~ // Generic home, second floor</text:p>
          </table:table-cell>
          <table:table-cell/>
        </table:table-row>
        <table:table-row table:style-name="ro3">
          <table:table-cell table:formula="of:=IF([$master.C390]=&quot;&quot;;CONCATENATE(&quot;  &quot;;IF([$master.D390]=&quot;&quot;;[$master.A390];CONCATENATE(&quot;~%&quot;;[$master.D390];&quot;%~&quot;));&quot; =&gt; ~%default_track%~ // &quot;;[$master.E390]);CONCATENATE(&quot;  &quot;;IF([$master.D390]=&quot;&quot;;[$master.A390];CONCATENATE(&quot;~%&quot;;[$master.D390];&quot;%~&quot;));&quot; =&gt; ~%&quot;;[$master.C390];&quot;%~ // &quot;;[$master.E390]))" office:value-type="string" office:string-value="  ~%Beregost_FeldepostsInn_L1%~ =&gt; ~%ar3351%~ // Feldepost's Inn, ground floor (Marl)" calcext:value-type="string">
            <text:p><text:s text:c="2"/>~%Beregost_FeldepostsInn_L1%~ =&gt; ~%ar3351%~ // Feldepost's Inn, ground floor (Marl)</text:p>
          </table:table-cell>
          <table:table-cell/>
        </table:table-row>
        <table:table-row table:style-name="ro3">
          <table:table-cell table:formula="of:=IF([$master.C391]=&quot;&quot;;CONCATENATE(&quot;  &quot;;IF([$master.D391]=&quot;&quot;;[$master.A391];CONCATENATE(&quot;~%&quot;;[$master.D391];&quot;%~&quot;));&quot; =&gt; ~%default_track%~ // &quot;;[$master.E391]);CONCATENATE(&quot;  &quot;;IF([$master.D391]=&quot;&quot;;[$master.A391];CONCATENATE(&quot;~%&quot;;[$master.D391];&quot;%~&quot;));&quot; =&gt; ~%&quot;;[$master.C391];&quot;%~ // &quot;;[$master.E391]))" office:value-type="string" office:string-value="  ~%Beregost_FeldepostsInn_L2%~ =&gt; ~%ar3352%~ // Feldepost's Inn, second floor (Algernon)" calcext:value-type="string">
            <text:p><text:s text:c="2"/>~%Beregost_FeldepostsInn_L2%~ =&gt; ~%ar3352%~ // Feldepost's Inn, second floor (Algernon)</text:p>
          </table:table-cell>
          <table:table-cell/>
        </table:table-row>
        <table:table-row table:style-name="ro3">
          <table:table-cell table:formula="of:=IF([$master.C392]=&quot;&quot;;CONCATENATE(&quot;  &quot;;IF([$master.D392]=&quot;&quot;;[$master.A392];CONCATENATE(&quot;~%&quot;;[$master.D392];&quot;%~&quot;));&quot; =&gt; ~%default_track%~ // &quot;;[$master.E392]);CONCATENATE(&quot;  &quot;;IF([$master.D392]=&quot;&quot;;[$master.A392];CONCATENATE(&quot;~%&quot;;[$master.D392];&quot;%~&quot;));&quot; =&gt; ~%&quot;;[$master.C392];&quot;%~ // &quot;;[$master.E392]))" office:value-type="string" office:string-value="  ~%Beregost_KagainsStore%~ =&gt; ~%ar3353%~ // Generic store (Kagain)" calcext:value-type="string">
            <text:p><text:s text:c="2"/>~%Beregost_KagainsStore%~ =&gt; ~%ar3353%~ // Generic store (Kagain)</text:p>
          </table:table-cell>
          <table:table-cell/>
        </table:table-row>
        <table:table-row table:style-name="ro3">
          <table:table-cell table:formula="of:=IF([$master.C393]=&quot;&quot;;CONCATENATE(&quot;  &quot;;IF([$master.D393]=&quot;&quot;;[$master.A393];CONCATENATE(&quot;~%&quot;;[$master.D393];&quot;%~&quot;));&quot; =&gt; ~%default_track%~ // &quot;;[$master.E393]);CONCATENATE(&quot;  &quot;;IF([$master.D393]=&quot;&quot;;[$master.A393];CONCATENATE(&quot;~%&quot;;[$master.D393];&quot;%~&quot;));&quot; =&gt; ~%&quot;;[$master.C393];&quot;%~ // &quot;;[$master.E393]))" office:value-type="string" office:string-value="  ~%Beregost_House09%~ =&gt; ~%default_track%~ // Generic home" calcext:value-type="string">
            <text:p><text:s text:c="2"/>~%Beregost_House09%~ =&gt; ~%default_track%~ // Generic home</text:p>
          </table:table-cell>
          <table:table-cell/>
        </table:table-row>
        <table:table-row table:style-name="ro3">
          <table:table-cell table:formula="of:=IF([$master.C394]=&quot;&quot;;CONCATENATE(&quot;  &quot;;IF([$master.D394]=&quot;&quot;;[$master.A394];CONCATENATE(&quot;~%&quot;;[$master.D394];&quot;%~&quot;));&quot; =&gt; ~%default_track%~ // &quot;;[$master.E394]);CONCATENATE(&quot;  &quot;;IF([$master.D394]=&quot;&quot;;[$master.A394];CONCATENATE(&quot;~%&quot;;[$master.D394];&quot;%~&quot;));&quot; =&gt; ~%&quot;;[$master.C394];&quot;%~ // &quot;;[$master.E394]))" office:value-type="string" office:string-value="  ~%Beregost_House08%~ =&gt; ~%default_track%~ // Generic home, ground floor" calcext:value-type="string">
            <text:p><text:s text:c="2"/>~%Beregost_House08%~ =&gt; ~%default_track%~ // Generic home, ground floor</text:p>
          </table:table-cell>
          <table:table-cell/>
        </table:table-row>
        <table:table-row table:style-name="ro3">
          <table:table-cell table:formula="of:=IF([$master.C395]=&quot;&quot;;CONCATENATE(&quot;  &quot;;IF([$master.D395]=&quot;&quot;;[$master.A395];CONCATENATE(&quot;~%&quot;;[$master.D395];&quot;%~&quot;));&quot; =&gt; ~%default_track%~ // &quot;;[$master.E395]);CONCATENATE(&quot;  &quot;;IF([$master.D395]=&quot;&quot;;[$master.A395];CONCATENATE(&quot;~%&quot;;[$master.D395];&quot;%~&quot;));&quot; =&gt; ~%&quot;;[$master.C395];&quot;%~ // &quot;;[$master.E395]))" office:value-type="string" office:string-value="  ~%Beregost_House08_L2%~ =&gt; ~%default_track%~ // Generic home, second floor" calcext:value-type="string">
            <text:p><text:s text:c="2"/>~%Beregost_House08_L2%~ =&gt; ~%default_track%~ // Generic home, second floor</text:p>
          </table:table-cell>
          <table:table-cell/>
        </table:table-row>
        <table:table-row table:style-name="ro3">
          <table:table-cell table:formula="of:=IF([$master.C396]=&quot;&quot;;CONCATENATE(&quot;  &quot;;IF([$master.D396]=&quot;&quot;;[$master.A396];CONCATENATE(&quot;~%&quot;;[$master.D396];&quot;%~&quot;));&quot; =&gt; ~%default_track%~ // &quot;;[$master.E396]);CONCATENATE(&quot;  &quot;;IF([$master.D396]=&quot;&quot;;[$master.A396];CONCATENATE(&quot;~%&quot;;[$master.D396];&quot;%~&quot;));&quot; =&gt; ~%&quot;;[$master.C396];&quot;%~ // &quot;;[$master.E396]))" office:value-type="string" office:string-value="  ~%Beregost_RedSheaf_L1%~ =&gt; ~%default_track%~ // Red Sheaf, ground floor (Perdue)" calcext:value-type="string">
            <text:p><text:s text:c="2"/>~%Beregost_RedSheaf_L1%~ =&gt; ~%default_track%~ // Red Sheaf, ground floor (Perdue)</text:p>
          </table:table-cell>
          <table:table-cell/>
        </table:table-row>
        <table:table-row table:style-name="ro3">
          <table:table-cell table:formula="of:=IF([$master.C397]=&quot;&quot;;CONCATENATE(&quot;  &quot;;IF([$master.D397]=&quot;&quot;;[$master.A397];CONCATENATE(&quot;~%&quot;;[$master.D397];&quot;%~&quot;));&quot; =&gt; ~%default_track%~ // &quot;;[$master.E397]);CONCATENATE(&quot;  &quot;;IF([$master.D397]=&quot;&quot;;[$master.A397];CONCATENATE(&quot;~%&quot;;[$master.D397];&quot;%~&quot;));&quot; =&gt; ~%&quot;;[$master.C397];&quot;%~ // &quot;;[$master.E397]))" office:value-type="string" office:string-value="  ~%Temple%~ =&gt; ~%ar3400%~ // Beregost Temple, exterior (Cattack)" calcext:value-type="string">
            <text:p><text:s text:c="2"/>~%Temple%~ =&gt; ~%ar3400%~ // Beregost Temple, exterior (Cattack)</text:p>
          </table:table-cell>
          <table:table-cell/>
        </table:table-row>
        <table:table-row table:style-name="ro3">
          <table:table-cell table:formula="of:=IF([$master.C398]=&quot;&quot;;CONCATENATE(&quot;  &quot;;IF([$master.D398]=&quot;&quot;;[$master.A398];CONCATENATE(&quot;~%&quot;;[$master.D398];&quot;%~&quot;));&quot; =&gt; ~%default_track%~ // &quot;;[$master.E398]);CONCATENATE(&quot;  &quot;;IF([$master.D398]=&quot;&quot;;[$master.A398];CONCATENATE(&quot;~%&quot;;[$master.D398];&quot;%~&quot;));&quot; =&gt; ~%&quot;;[$master.C398];&quot;%~ // &quot;;[$master.E398]))" office:value-type="string" office:string-value="  ~%Temple_Vestibule%~ =&gt; ~%default_track%~ // Beregost Temple, vestibule" calcext:value-type="string">
            <text:p><text:s text:c="2"/>~%Temple_Vestibule%~ =&gt; ~%default_track%~ // Beregost Temple, vestibule</text:p>
          </table:table-cell>
          <table:table-cell/>
        </table:table-row>
        <table:table-row table:style-name="ro3">
          <table:table-cell table:formula="of:=IF([$master.C399]=&quot;&quot;;CONCATENATE(&quot;  &quot;;IF([$master.D399]=&quot;&quot;;[$master.A399];CONCATENATE(&quot;~%&quot;;[$master.D399];&quot;%~&quot;));&quot; =&gt; ~%default_track%~ // &quot;;[$master.E399]);CONCATENATE(&quot;  &quot;;IF([$master.D399]=&quot;&quot;;[$master.A399];CONCATENATE(&quot;~%&quot;;[$master.D399];&quot;%~&quot;));&quot; =&gt; ~%&quot;;[$master.C399];&quot;%~ // &quot;;[$master.E399]))" office:value-type="string" office:string-value="  ~%Temple_SongoftheMorning%~ =&gt; ~%ar3402%~ // Beregost Temple, interior (AKA Song of the Morning, Keldath Ormlyr)" calcext:value-type="string">
            <text:p><text:s text:c="2"/>~%Temple_SongoftheMorning%~ =&gt; ~%ar3402%~ // Beregost Temple, interior (AKA Song of the Morning, Keldath Ormlyr)</text:p>
          </table:table-cell>
          <table:table-cell/>
        </table:table-row>
        <table:table-row table:style-name="ro3">
          <table:table-cell table:formula="of:=IF([$master.C400]=&quot;&quot;;CONCATENATE(&quot;  &quot;;IF([$master.D400]=&quot;&quot;;[$master.A400];CONCATENATE(&quot;~%&quot;;[$master.D400];&quot;%~&quot;));&quot; =&gt; ~%default_track%~ // &quot;;[$master.E400]);CONCATENATE(&quot;  &quot;;IF([$master.D400]=&quot;&quot;;[$master.A400];CONCATENATE(&quot;~%&quot;;[$master.D400];&quot;%~&quot;));&quot; =&gt; ~%&quot;;[$master.C400];&quot;%~ // &quot;;[$master.E400]))" office:value-type="string" office:string-value="  ~%MutaminsGarden%~ =&gt; ~%ar3500%~ // Mutamin's Garden (Shar-Teel, Mutamin, Korax, basilisks, Tamah)" calcext:value-type="string">
            <text:p><text:s text:c="2"/>~%MutaminsGarden%~ =&gt; ~%ar3500%~ // Mutamin's Garden (Shar-Teel, Mutamin, Korax, basilisks, Tamah)</text:p>
          </table:table-cell>
          <table:table-cell/>
        </table:table-row>
        <table:table-row table:style-name="ro3">
          <table:table-cell table:formula="of:=IF([$master.C401]=&quot;&quot;;CONCATENATE(&quot;  &quot;;IF([$master.D401]=&quot;&quot;;[$master.A401];CONCATENATE(&quot;~%&quot;;[$master.D401];&quot;%~&quot;));&quot; =&gt; ~%default_track%~ // &quot;;[$master.E401]);CONCATENATE(&quot;  &quot;;IF([$master.D401]=&quot;&quot;;[$master.A401];CONCATENATE(&quot;~%&quot;;[$master.D401];&quot;%~&quot;));&quot; =&gt; ~%&quot;;[$master.C401];&quot;%~ // &quot;;[$master.E401]))" office:value-type="string" office:string-value="  ~%Lighthouse%~ =&gt; ~%ar3600%~ // Lighthouse (Safana, Ardrouine, Sil)" calcext:value-type="string">
            <text:p><text:s text:c="2"/>~%Lighthouse%~ =&gt; ~%ar3600%~ // Lighthouse (Safana, Ardrouine, Sil)</text:p>
          </table:table-cell>
          <table:table-cell/>
        </table:table-row>
        <table:table-row table:style-name="ro3">
          <table:table-cell table:formula="of:=IF([$master.C402]=&quot;&quot;;CONCATENATE(&quot;  &quot;;IF([$master.D402]=&quot;&quot;;[$master.A402];CONCATENATE(&quot;~%&quot;;[$master.D402];&quot;%~&quot;));&quot; =&gt; ~%default_track%~ // &quot;;[$master.E402]);CONCATENATE(&quot;  &quot;;IF([$master.D402]=&quot;&quot;;[$master.A402];CONCATENATE(&quot;~%&quot;;[$master.D402];&quot;%~&quot;));&quot; =&gt; ~%&quot;;[$master.C402];&quot;%~ // &quot;;[$master.E402]))" office:value-type="string" office:string-value="  ~%Lighthouse_BlackAlaricsCave%~ =&gt; ~%ar3601%~ // Black Alaric's cave (flesh golems)" calcext:value-type="string">
            <text:p><text:s text:c="2"/>~%Lighthouse_BlackAlaricsCave%~ =&gt; ~%ar3601%~ // Black Alaric's cave (flesh golems)</text:p>
          </table:table-cell>
          <table:table-cell/>
        </table:table-row>
        <table:table-row table:style-name="ro3">
          <table:table-cell table:formula="of:=IF([$master.C403]=&quot;&quot;;CONCATENATE(&quot;  &quot;;IF([$master.D403]=&quot;&quot;;[$master.A403];CONCATENATE(&quot;~%&quot;;[$master.D403];&quot;%~&quot;));&quot; =&gt; ~%default_track%~ // &quot;;[$master.E403]);CONCATENATE(&quot;  &quot;;IF([$master.D403]=&quot;&quot;;[$master.A403];CONCATENATE(&quot;~%&quot;;[$master.D403];&quot;%~&quot;));&quot; =&gt; ~%&quot;;[$master.C403];&quot;%~ // &quot;;[$master.E403]))" office:value-type="string" office:string-value="  ~%RedCanyons%~ =&gt; ~%ar3700%~ // Red Canyons (Bassilus, Melicamp)" calcext:value-type="string">
            <text:p><text:s text:c="2"/>~%RedCanyons%~ =&gt; ~%ar3700%~ // Red Canyons (Bassilus, Melicamp)</text:p>
          </table:table-cell>
          <table:table-cell/>
        </table:table-row>
        <table:table-row table:style-name="ro3">
          <table:table-cell table:formula="of:=IF([$master.C404]=&quot;&quot;;CONCATENATE(&quot;  &quot;;IF([$master.D404]=&quot;&quot;;[$master.A404];CONCATENATE(&quot;~%&quot;;[$master.D404];&quot;%~&quot;));&quot; =&gt; ~%default_track%~ // &quot;;[$master.E404]);CONCATENATE(&quot;  &quot;;IF([$master.D404]=&quot;&quot;;[$master.A404];CONCATENATE(&quot;~%&quot;;[$master.D404];&quot;%~&quot;));&quot; =&gt; ~%&quot;;[$master.C404];&quot;%~ // &quot;;[$master.E404]))" office:value-type="string" office:string-value="  ~%SouthBeregostRoad%~ =&gt; ~%ar3800%~ // South Beregost Road" calcext:value-type="string">
            <text:p><text:s text:c="2"/>~%SouthBeregostRoad%~ =&gt; ~%ar3800%~ // South Beregost Road</text:p>
          </table:table-cell>
          <table:table-cell/>
        </table:table-row>
        <table:table-row table:style-name="ro3">
          <table:table-cell table:formula="of:=IF([$master.C405]=&quot;&quot;;CONCATENATE(&quot;  &quot;;IF([$master.D405]=&quot;&quot;;[$master.A405];CONCATENATE(&quot;~%&quot;;[$master.D405];&quot;%~&quot;));&quot; =&gt; ~%default_track%~ // &quot;;[$master.E405]);CONCATENATE(&quot;  &quot;;IF([$master.D405]=&quot;&quot;;[$master.A405];CONCATENATE(&quot;~%&quot;;[$master.D405];&quot;%~&quot;));&quot; =&gt; ~%&quot;;[$master.C405];&quot;%~ // &quot;;[$master.E405]))" office:value-type="string" office:string-value="  ~%SouthBeregostRoad_Cave%~ =&gt; ~%ar3802%~ // Generic cave" calcext:value-type="string">
            <text:p><text:s text:c="2"/>~%SouthBeregostRoad_Cave%~ =&gt; ~%ar3802%~ // Generic cave</text:p>
          </table:table-cell>
          <table:table-cell/>
        </table:table-row>
        <table:table-row table:style-name="ro3">
          <table:table-cell table:formula="of:=IF([$master.C406]=&quot;&quot;;CONCATENATE(&quot;  &quot;;IF([$master.D406]=&quot;&quot;;[$master.A406];CONCATENATE(&quot;~%&quot;;[$master.D406];&quot;%~&quot;));&quot; =&gt; ~%default_track%~ // &quot;;[$master.E406]);CONCATENATE(&quot;  &quot;;IF([$master.D406]=&quot;&quot;;[$master.A406];CONCATENATE(&quot;~%&quot;;[$master.D406];&quot;%~&quot;));&quot; =&gt; ~%&quot;;[$master.C406];&quot;%~ // &quot;;[$master.E406]))" office:value-type="string" office:string-value="  ~%Ulcaster%~ =&gt; ~%ar3900%~ // Ulcaster School, exterior (Ulcaster, Icharyd)" calcext:value-type="string">
            <text:p><text:s text:c="2"/>~%Ulcaster%~ =&gt; ~%ar3900%~ // Ulcaster School, exterior (Ulcaster, Icharyd)</text:p>
          </table:table-cell>
          <table:table-cell/>
        </table:table-row>
        <table:table-row table:style-name="ro3">
          <table:table-cell table:formula="of:=IF([$master.C407]=&quot;&quot;;CONCATENATE(&quot;  &quot;;IF([$master.D407]=&quot;&quot;;[$master.A407];CONCATENATE(&quot;~%&quot;;[$master.D407];&quot;%~&quot;));&quot; =&gt; ~%default_track%~ // &quot;;[$master.E407]);CONCATENATE(&quot;  &quot;;IF([$master.D407]=&quot;&quot;;[$master.A407];CONCATENATE(&quot;~%&quot;;[$master.D407];&quot;%~&quot;));&quot; =&gt; ~%&quot;;[$master.C407];&quot;%~ // &quot;;[$master.E407]))" office:value-type="string" office:string-value="  ~%UlcasterRuins%~ =&gt; ~%ar3901%~ // Ulcaster School, dungeon" calcext:value-type="string">
            <text:p><text:s text:c="2"/>~%UlcasterRuins%~ =&gt; ~%ar3901%~ // Ulcaster School, dungeon</text:p>
          </table:table-cell>
          <table:table-cell/>
        </table:table-row>
        <table:table-row table:style-name="ro3">
          <table:table-cell table:formula="of:=IF([$master.C408]=&quot;&quot;;CONCATENATE(&quot;  &quot;;IF([$master.D408]=&quot;&quot;;[$master.A408];CONCATENATE(&quot;~%&quot;;[$master.D408];&quot;%~&quot;));&quot; =&gt; ~%default_track%~ // &quot;;[$master.E408]);CONCATENATE(&quot;  &quot;;IF([$master.D408]=&quot;&quot;;[$master.A408];CONCATENATE(&quot;~%&quot;;[$master.D408];&quot;%~&quot;));&quot; =&gt; ~%&quot;;[$master.C408];&quot;%~ // &quot;;[$master.E408]))" office:value-type="string" office:string-value="  ~%Gullykin%~ =&gt; ~%ar4000%~ // Gullykin, exterior" calcext:value-type="string">
            <text:p><text:s text:c="2"/>~%Gullykin%~ =&gt; ~%ar4000%~ // Gullykin, exterior</text:p>
          </table:table-cell>
          <table:table-cell/>
        </table:table-row>
        <table:table-row table:style-name="ro3">
          <table:table-cell table:formula="of:=IF([$master.C409]=&quot;&quot;;CONCATENATE(&quot;  &quot;;IF([$master.D409]=&quot;&quot;;[$master.A409];CONCATENATE(&quot;~%&quot;;[$master.D409];&quot;%~&quot;));&quot; =&gt; ~%default_track%~ // &quot;;[$master.E409]);CONCATENATE(&quot;  &quot;;IF([$master.D409]=&quot;&quot;;[$master.A409];CONCATENATE(&quot;~%&quot;;[$master.D409];&quot;%~&quot;));&quot; =&gt; ~%&quot;;[$master.C409];&quot;%~ // &quot;;[$master.E409]))" office:value-type="string" office:string-value="  ~%Gullykin_JenkalsHouse_L1%~ =&gt; ~%default_track%~ // Jenkal's home, ground floor" calcext:value-type="string">
            <text:p><text:s text:c="2"/>~%Gullykin_JenkalsHouse_L1%~ =&gt; ~%default_track%~ // Jenkal's home, ground floor</text:p>
          </table:table-cell>
          <table:table-cell/>
        </table:table-row>
        <table:table-row table:style-name="ro3">
          <table:table-cell table:formula="of:=IF([$master.C410]=&quot;&quot;;CONCATENATE(&quot;  &quot;;IF([$master.D410]=&quot;&quot;;[$master.A410];CONCATENATE(&quot;~%&quot;;[$master.D410];&quot;%~&quot;));&quot; =&gt; ~%default_track%~ // &quot;;[$master.E410]);CONCATENATE(&quot;  &quot;;IF([$master.D410]=&quot;&quot;;[$master.A410];CONCATENATE(&quot;~%&quot;;[$master.D410];&quot;%~&quot;));&quot; =&gt; ~%&quot;;[$master.C410];&quot;%~ // &quot;;[$master.E410]))" office:value-type="string" office:string-value="  ~%Gullykin_JenkalsHouse_Cellar%~ =&gt; ~%default_track%~ // Jenkal's home, second floor" calcext:value-type="string">
            <text:p><text:s text:c="2"/>~%Gullykin_JenkalsHouse_Cellar%~ =&gt; ~%default_track%~ // Jenkal's home, second floor</text:p>
          </table:table-cell>
          <table:table-cell/>
        </table:table-row>
        <table:table-row table:style-name="ro3">
          <table:table-cell table:formula="of:=IF([$master.C411]=&quot;&quot;;CONCATENATE(&quot;  &quot;;IF([$master.D411]=&quot;&quot;;[$master.A411];CONCATENATE(&quot;~%&quot;;[$master.D411];&quot;%~&quot;));&quot; =&gt; ~%default_track%~ // &quot;;[$master.E411]);CONCATENATE(&quot;  &quot;;IF([$master.D411]=&quot;&quot;;[$master.A411];CONCATENATE(&quot;~%&quot;;[$master.D411];&quot;%~&quot;));&quot; =&gt; ~%&quot;;[$master.C411];&quot;%~ // &quot;;[$master.E411]))" office:value-type="string" office:string-value="  ~%Gullykin_Winery_L1%~ =&gt; ~%ar4003%~ // Temple of Yondalla, ground floor" calcext:value-type="string">
            <text:p><text:s text:c="2"/>~%Gullykin_Winery_L1%~ =&gt; ~%ar4003%~ // Temple of Yondalla, ground floor</text:p>
          </table:table-cell>
          <table:table-cell/>
        </table:table-row>
        <table:table-row table:style-name="ro3">
          <table:table-cell table:formula="of:=IF([$master.C412]=&quot;&quot;;CONCATENATE(&quot;  &quot;;IF([$master.D412]=&quot;&quot;;[$master.A412];CONCATENATE(&quot;~%&quot;;[$master.D412];&quot;%~&quot;));&quot; =&gt; ~%default_track%~ // &quot;;[$master.E412]);CONCATENATE(&quot;  &quot;;IF([$master.D412]=&quot;&quot;;[$master.A412];CONCATENATE(&quot;~%&quot;;[$master.D412];&quot;%~&quot;));&quot; =&gt; ~%&quot;;[$master.C412];&quot;%~ // &quot;;[$master.E412]))" office:value-type="string" office:string-value="  ~%Gullykin_Winery_Cellar%~ =&gt; ~%ar4004%~ // Temple of Yondalla, basement" calcext:value-type="string">
            <text:p><text:s text:c="2"/>~%Gullykin_Winery_Cellar%~ =&gt; ~%ar4004%~ // Temple of Yondalla, basement</text:p>
          </table:table-cell>
          <table:table-cell/>
        </table:table-row>
        <table:table-row table:style-name="ro3">
          <table:table-cell table:formula="of:=IF([$master.C413]=&quot;&quot;;CONCATENATE(&quot;  &quot;;IF([$master.D413]=&quot;&quot;;[$master.A413];CONCATENATE(&quot;~%&quot;;[$master.D413];&quot;%~&quot;));&quot; =&gt; ~%default_track%~ // &quot;;[$master.E413]);CONCATENATE(&quot;  &quot;;IF([$master.D413]=&quot;&quot;;[$master.A413];CONCATENATE(&quot;~%&quot;;[$master.D413];&quot;%~&quot;));&quot; =&gt; ~%&quot;;[$master.C413];&quot;%~ // &quot;;[$master.E413]))" office:value-type="string" office:string-value="  ~%Gullykin_House1_L1%~ =&gt; ~%default_track%~ // Generic home, ground floor" calcext:value-type="string">
            <text:p><text:s text:c="2"/>~%Gullykin_House1_L1%~ =&gt; ~%default_track%~ // Generic home, ground floor</text:p>
          </table:table-cell>
          <table:table-cell/>
        </table:table-row>
        <table:table-row table:style-name="ro3">
          <table:table-cell table:formula="of:=IF([$master.C414]=&quot;&quot;;CONCATENATE(&quot;  &quot;;IF([$master.D414]=&quot;&quot;;[$master.A414];CONCATENATE(&quot;~%&quot;;[$master.D414];&quot;%~&quot;));&quot; =&gt; ~%default_track%~ // &quot;;[$master.E414]);CONCATENATE(&quot;  &quot;;IF([$master.D414]=&quot;&quot;;[$master.A414];CONCATENATE(&quot;~%&quot;;[$master.D414];&quot;%~&quot;));&quot; =&gt; ~%&quot;;[$master.C414];&quot;%~ // &quot;;[$master.E414]))" office:value-type="string" office:string-value="  ~%Gullykin_House1_Cellar%~ =&gt; ~%default_track%~ // Generic home, basement" calcext:value-type="string">
            <text:p><text:s text:c="2"/>~%Gullykin_House1_Cellar%~ =&gt; ~%default_track%~ // Generic home, basement</text:p>
          </table:table-cell>
          <table:table-cell/>
        </table:table-row>
        <table:table-row table:style-name="ro3">
          <table:table-cell table:formula="of:=IF([$master.C415]=&quot;&quot;;CONCATENATE(&quot;  &quot;;IF([$master.D415]=&quot;&quot;;[$master.A415];CONCATENATE(&quot;~%&quot;;[$master.D415];&quot;%~&quot;));&quot; =&gt; ~%default_track%~ // &quot;;[$master.E415]);CONCATENATE(&quot;  &quot;;IF([$master.D415]=&quot;&quot;;[$master.A415];CONCATENATE(&quot;~%&quot;;[$master.D415];&quot;%~&quot;));&quot; =&gt; ~%&quot;;[$master.C415];&quot;%~ // &quot;;[$master.E415]))" office:value-type="string" office:string-value="  ~%Gullykin_House3_L1%~ =&gt; ~%default_track%~ // Generic home, ground floor" calcext:value-type="string">
            <text:p><text:s text:c="2"/>~%Gullykin_House3_L1%~ =&gt; ~%default_track%~ // Generic home, ground floor</text:p>
          </table:table-cell>
          <table:table-cell/>
        </table:table-row>
        <table:table-row table:style-name="ro3">
          <table:table-cell table:formula="of:=IF([$master.C416]=&quot;&quot;;CONCATENATE(&quot;  &quot;;IF([$master.D416]=&quot;&quot;;[$master.A416];CONCATENATE(&quot;~%&quot;;[$master.D416];&quot;%~&quot;));&quot; =&gt; ~%default_track%~ // &quot;;[$master.E416]);CONCATENATE(&quot;  &quot;;IF([$master.D416]=&quot;&quot;;[$master.A416];CONCATENATE(&quot;~%&quot;;[$master.D416];&quot;%~&quot;));&quot; =&gt; ~%&quot;;[$master.C416];&quot;%~ // &quot;;[$master.E416]))" office:value-type="string" office:string-value="  ~%Gullykin_House3_Cellar%~ =&gt; ~%default_track%~ // Generic home, basement" calcext:value-type="string">
            <text:p><text:s text:c="2"/>~%Gullykin_House3_Cellar%~ =&gt; ~%default_track%~ // Generic home, basement</text:p>
          </table:table-cell>
          <table:table-cell/>
        </table:table-row>
        <table:table-row table:style-name="ro3">
          <table:table-cell table:formula="of:=IF([$master.C417]=&quot;&quot;;CONCATENATE(&quot;  &quot;;IF([$master.D417]=&quot;&quot;;[$master.A417];CONCATENATE(&quot;~%&quot;;[$master.D417];&quot;%~&quot;));&quot; =&gt; ~%default_track%~ // &quot;;[$master.E417]);CONCATENATE(&quot;  &quot;;IF([$master.D417]=&quot;&quot;;[$master.A417];CONCATENATE(&quot;~%&quot;;[$master.D417];&quot;%~&quot;));&quot; =&gt; ~%&quot;;[$master.C417];&quot;%~ // &quot;;[$master.E417]))" office:value-type="string" office:string-value="  ~%Gullykin_House4_L1%~ =&gt; ~%default_track%~ // Generic home, ground floor" calcext:value-type="string">
            <text:p><text:s text:c="2"/>~%Gullykin_House4_L1%~ =&gt; ~%default_track%~ // Generic home, ground floor</text:p>
          </table:table-cell>
          <table:table-cell/>
        </table:table-row>
        <table:table-row table:style-name="ro3">
          <table:table-cell table:formula="of:=IF([$master.C418]=&quot;&quot;;CONCATENATE(&quot;  &quot;;IF([$master.D418]=&quot;&quot;;[$master.A418];CONCATENATE(&quot;~%&quot;;[$master.D418];&quot;%~&quot;));&quot; =&gt; ~%default_track%~ // &quot;;[$master.E418]);CONCATENATE(&quot;  &quot;;IF([$master.D418]=&quot;&quot;;[$master.A418];CONCATENATE(&quot;~%&quot;;[$master.D418];&quot;%~&quot;));&quot; =&gt; ~%&quot;;[$master.C418];&quot;%~ // &quot;;[$master.E418]))" office:value-type="string" office:string-value="  ~%Gullykin_House4_Cellar%~ =&gt; ~%default_track%~ // Generic home, basement" calcext:value-type="string">
            <text:p><text:s text:c="2"/>~%Gullykin_House4_Cellar%~ =&gt; ~%default_track%~ // Generic home, basement</text:p>
          </table:table-cell>
          <table:table-cell/>
        </table:table-row>
        <table:table-row table:style-name="ro3">
          <table:table-cell table:formula="of:=IF([$master.C419]=&quot;&quot;;CONCATENATE(&quot;  &quot;;IF([$master.D419]=&quot;&quot;;[$master.A419];CONCATENATE(&quot;~%&quot;;[$master.D419];&quot;%~&quot;));&quot; =&gt; ~%default_track%~ // &quot;;[$master.E419]);CONCATENATE(&quot;  &quot;;IF([$master.D419]=&quot;&quot;;[$master.A419];CONCATENATE(&quot;~%&quot;;[$master.D419];&quot;%~&quot;));&quot; =&gt; ~%&quot;;[$master.C419];&quot;%~ // &quot;;[$master.E419]))" office:value-type="string" office:string-value="  ~%Gullykin_House5_L1%~ =&gt; ~%default_track%~ // Generic home, ground floor" calcext:value-type="string">
            <text:p><text:s text:c="2"/>~%Gullykin_House5_L1%~ =&gt; ~%default_track%~ // Generic home, ground floor</text:p>
          </table:table-cell>
          <table:table-cell/>
        </table:table-row>
        <table:table-row table:style-name="ro3">
          <table:table-cell table:formula="of:=IF([$master.C420]=&quot;&quot;;CONCATENATE(&quot;  &quot;;IF([$master.D420]=&quot;&quot;;[$master.A420];CONCATENATE(&quot;~%&quot;;[$master.D420];&quot;%~&quot;));&quot; =&gt; ~%default_track%~ // &quot;;[$master.E420]);CONCATENATE(&quot;  &quot;;IF([$master.D420]=&quot;&quot;;[$master.A420];CONCATENATE(&quot;~%&quot;;[$master.D420];&quot;%~&quot;));&quot; =&gt; ~%&quot;;[$master.C420];&quot;%~ // &quot;;[$master.E420]))" office:value-type="string" office:string-value="  ~%Gullykin_House5_Cellar%~ =&gt; ~%default_track%~ // Generic home, basement" calcext:value-type="string">
            <text:p><text:s text:c="2"/>~%Gullykin_House5_Cellar%~ =&gt; ~%default_track%~ // Generic home, basement</text:p>
          </table:table-cell>
          <table:table-cell/>
        </table:table-row>
        <table:table-row table:style-name="ro3">
          <table:table-cell table:formula="of:=IF([$master.C421]=&quot;&quot;;CONCATENATE(&quot;  &quot;;IF([$master.D421]=&quot;&quot;;[$master.A421];CONCATENATE(&quot;~%&quot;;[$master.D421];&quot;%~&quot;));&quot; =&gt; ~%default_track%~ // &quot;;[$master.E421]);CONCATENATE(&quot;  &quot;;IF([$master.D421]=&quot;&quot;;[$master.A421];CONCATENATE(&quot;~%&quot;;[$master.D421];&quot;%~&quot;));&quot; =&gt; ~%&quot;;[$master.C421];&quot;%~ // &quot;;[$master.E421]))" office:value-type="string" office:string-value="  ~%Gullykin_House2_L1%~ =&gt; ~%default_track%~ // Generic home, ground floor" calcext:value-type="string">
            <text:p><text:s text:c="2"/>~%Gullykin_House2_L1%~ =&gt; ~%default_track%~ // Generic home, ground floor</text:p>
          </table:table-cell>
          <table:table-cell/>
        </table:table-row>
        <table:table-row table:style-name="ro3">
          <table:table-cell table:formula="of:=IF([$master.C422]=&quot;&quot;;CONCATENATE(&quot;  &quot;;IF([$master.D422]=&quot;&quot;;[$master.A422];CONCATENATE(&quot;~%&quot;;[$master.D422];&quot;%~&quot;));&quot; =&gt; ~%default_track%~ // &quot;;[$master.E422]);CONCATENATE(&quot;  &quot;;IF([$master.D422]=&quot;&quot;;[$master.A422];CONCATENATE(&quot;~%&quot;;[$master.D422];&quot;%~&quot;));&quot; =&gt; ~%&quot;;[$master.C422];&quot;%~ // &quot;;[$master.E422]))" office:value-type="string" office:string-value="  ~%Gullykin_House2_Cellar%~ =&gt; ~%default_track%~ // Generic home, basement" calcext:value-type="string">
            <text:p><text:s text:c="2"/>~%Gullykin_House2_Cellar%~ =&gt; ~%default_track%~ // Generic home, basement</text:p>
          </table:table-cell>
          <table:table-cell/>
        </table:table-row>
        <table:table-row table:style-name="ro3">
          <table:table-cell table:formula="of:=IF([$master.C423]=&quot;&quot;;CONCATENATE(&quot;  &quot;;IF([$master.D423]=&quot;&quot;;[$master.A423];CONCATENATE(&quot;~%&quot;;[$master.D423];&quot;%~&quot;));&quot; =&gt; ~%default_track%~ // &quot;;[$master.E423]);CONCATENATE(&quot;  &quot;;IF([$master.D423]=&quot;&quot;;[$master.A423];CONCATENATE(&quot;~%&quot;;[$master.D423];&quot;%~&quot;));&quot; =&gt; ~%&quot;;[$master.C423];&quot;%~ // &quot;;[$master.E423]))" office:value-type="string" office:string-value="  ~%ArchaeologicalSite%~ =&gt; ~%ar4100%~ // Archaeological Site, exterior (Brage, Charleston Nib, Doomsayer)" calcext:value-type="string">
            <text:p><text:s text:c="2"/>~%ArchaeologicalSite%~ =&gt; ~%ar4100%~ // Archaeological Site, exterior (Brage, Charleston Nib, Doomsayer)</text:p>
          </table:table-cell>
          <table:table-cell/>
        </table:table-row>
        <table:table-row table:style-name="ro3">
          <table:table-cell table:formula="of:=IF([$master.C424]=&quot;&quot;;CONCATENATE(&quot;  &quot;;IF([$master.D424]=&quot;&quot;;[$master.A424];CONCATENATE(&quot;~%&quot;;[$master.D424];&quot;%~&quot;));&quot; =&gt; ~%default_track%~ // &quot;;[$master.E424]);CONCATENATE(&quot;  &quot;;IF([$master.D424]=&quot;&quot;;[$master.A424];CONCATENATE(&quot;~%&quot;;[$master.D424];&quot;%~&quot;));&quot; =&gt; ~%&quot;;[$master.C424];&quot;%~ // &quot;;[$master.E424]))" office:value-type="string" office:string-value="  ~%ArchaeologicalSite_Tomb%~ =&gt; ~%ar4101%~ // Archaeological Site, interior tomb" calcext:value-type="string">
            <text:p><text:s text:c="2"/>~%ArchaeologicalSite_Tomb%~ =&gt; ~%ar4101%~ // Archaeological Site, interior tomb</text:p>
          </table:table-cell>
          <table:table-cell/>
        </table:table-row>
        <table:table-row table:style-name="ro3">
          <table:table-cell table:formula="of:=IF([$master.C425]=&quot;&quot;;CONCATENATE(&quot;  &quot;;IF([$master.D425]=&quot;&quot;;[$master.A425];CONCATENATE(&quot;~%&quot;;[$master.D425];&quot;%~&quot;));&quot; =&gt; ~%default_track%~ // &quot;;[$master.E425]);CONCATENATE(&quot;  &quot;;IF([$master.D425]=&quot;&quot;;[$master.A425];CONCATENATE(&quot;~%&quot;;[$master.D425];&quot;%~&quot;));&quot; =&gt; ~%&quot;;[$master.C425];&quot;%~ // &quot;;[$master.E425]))" office:value-type="string" office:string-value="  ~%FishermansLake%~ =&gt; ~%ar4200%~ // Fisherman's Lake (Drizzt. Bjornin's half-ogres)" calcext:value-type="string">
            <text:p><text:s text:c="2"/>~%FishermansLake%~ =&gt; ~%ar4200%~ // Fisherman's Lake (Drizzt. Bjornin's half-ogres)</text:p>
          </table:table-cell>
          <table:table-cell/>
        </table:table-row>
        <table:table-row table:style-name="ro3">
          <table:table-cell table:formula="of:=IF([$master.C426]=&quot;&quot;;CONCATENATE(&quot;  &quot;;IF([$master.D426]=&quot;&quot;;[$master.A426];CONCATENATE(&quot;~%&quot;;[$master.D426];&quot;%~&quot;));&quot; =&gt; ~%default_track%~ // &quot;;[$master.E426]);CONCATENATE(&quot;  &quot;;IF([$master.D426]=&quot;&quot;;[$master.A426];CONCATENATE(&quot;~%&quot;;[$master.D426];&quot;%~&quot;));&quot; =&gt; ~%&quot;;[$master.C426];&quot;%~ // &quot;;[$master.E426]))" office:value-type="string" office:string-value="  ~%NorthNashkelRoad%~ =&gt; ~%ar4300%~ // North Nashkel Road (N of Nashkel)" calcext:value-type="string">
            <text:p><text:s text:c="2"/>~%NorthNashkelRoad%~ =&gt; ~%ar4300%~ // North Nashkel Road (N of Nashkel)</text:p>
          </table:table-cell>
          <table:table-cell/>
        </table:table-row>
        <table:table-row table:style-name="ro3">
          <table:table-cell table:formula="of:=IF([$master.C427]=&quot;&quot;;CONCATENATE(&quot;  &quot;;IF([$master.D427]=&quot;&quot;;[$master.A427];CONCATENATE(&quot;~%&quot;;[$master.D427];&quot;%~&quot;));&quot; =&gt; ~%default_track%~ // &quot;;[$master.E427]);CONCATENATE(&quot;  &quot;;IF([$master.D427]=&quot;&quot;;[$master.A427];CONCATENATE(&quot;~%&quot;;[$master.D427];&quot;%~&quot;));&quot; =&gt; ~%&quot;;[$master.C427];&quot;%~ // &quot;;[$master.E427]))" office:value-type="string" office:string-value="  ~%LonelyPeaks%~ =&gt; ~%ar4400%~ // Lonely Peaks (Hulrik and Arabelle, Sarhedra, Arghain)" calcext:value-type="string">
            <text:p><text:s text:c="2"/>~%LonelyPeaks%~ =&gt; ~%ar4400%~ // Lonely Peaks (Hulrik and Arabelle, Sarhedra, Arghain)</text:p>
          </table:table-cell>
          <table:table-cell/>
        </table:table-row>
        <table:table-row table:style-name="ro3">
          <table:table-cell table:formula="of:=IF([$master.C428]=&quot;&quot;;CONCATENATE(&quot;  &quot;;IF([$master.D428]=&quot;&quot;;[$master.A428];CONCATENATE(&quot;~%&quot;;[$master.D428];&quot;%~&quot;));&quot; =&gt; ~%default_track%~ // &quot;;[$master.E428]);CONCATENATE(&quot;  &quot;;IF([$master.D428]=&quot;&quot;;[$master.A428];CONCATENATE(&quot;~%&quot;;[$master.D428];&quot;%~&quot;));&quot; =&gt; ~%&quot;;[$master.C428];&quot;%~ // &quot;;[$master.E428]))" office:value-type="string" office:string-value="  ~%LonelyPeaks_Cave%~ =&gt; ~%ar4401%~ // Generic cave (ettercaps)" calcext:value-type="string">
            <text:p><text:s text:c="2"/>~%LonelyPeaks_Cave%~ =&gt; ~%ar4401%~ // Generic cave (ettercaps)</text:p>
          </table:table-cell>
          <table:table-cell/>
        </table:table-row>
        <table:table-row table:style-name="ro3">
          <table:table-cell table:formula="of:=IF([$master.C429]=&quot;&quot;;CONCATENATE(&quot;  &quot;;IF([$master.D429]=&quot;&quot;;[$master.A429];CONCATENATE(&quot;~%&quot;;[$master.D429];&quot;%~&quot;));&quot; =&gt; ~%default_track%~ // &quot;;[$master.E429]);CONCATENATE(&quot;  &quot;;IF([$master.D429]=&quot;&quot;;[$master.A429];CONCATENATE(&quot;~%&quot;;[$master.D429];&quot;%~&quot;));&quot; =&gt; ~%&quot;;[$master.C429];&quot;%~ // &quot;;[$master.E429]))" office:value-type="string" office:string-value="  ~%FirewineBridge%~ =&gt; ~%ar4500%~ // Firewine Bridge (Kahrk, Carsa, Poe, Bentan, Melium)" calcext:value-type="string">
            <text:p><text:s text:c="2"/>~%FirewineBridge%~ =&gt; ~%ar4500%~ // Firewine Bridge (Kahrk, Carsa, Poe, Bentan, Melium)</text:p>
          </table:table-cell>
          <table:table-cell/>
        </table:table-row>
        <table:table-row table:style-name="ro3">
          <table:table-cell table:formula="of:=IF([$master.C430]=&quot;&quot;;CONCATENATE(&quot;  &quot;;IF([$master.D430]=&quot;&quot;;[$master.A430];CONCATENATE(&quot;~%&quot;;[$master.D430];&quot;%~&quot;));&quot; =&gt; ~%default_track%~ // &quot;;[$master.E430]);CONCATENATE(&quot;  &quot;;IF([$master.D430]=&quot;&quot;;[$master.A430];CONCATENATE(&quot;~%&quot;;[$master.D430];&quot;%~&quot;));&quot; =&gt; ~%&quot;;[$master.C430];&quot;%~ // &quot;;[$master.E430]))" office:value-type="string" office:string-value="  ~%CloakwoodWyverns_WyvernCave%~ =&gt; ~%ar4501%~ // Wyvern cave" calcext:value-type="string">
            <text:p><text:s text:c="2"/>~%CloakwoodWyverns_WyvernCave%~ =&gt; ~%ar4501%~ // Wyvern cave</text:p>
          </table:table-cell>
          <table:table-cell/>
        </table:table-row>
        <table:table-row table:style-name="ro3">
          <table:table-cell table:formula="of:=IF([$master.C431]=&quot;&quot;;CONCATENATE(&quot;  &quot;;IF([$master.D431]=&quot;&quot;;[$master.A431];CONCATENATE(&quot;~%&quot;;[$master.D431];&quot;%~&quot;));&quot; =&gt; ~%default_track%~ // &quot;;[$master.E431]);CONCATENATE(&quot;  &quot;;IF([$master.D431]=&quot;&quot;;[$master.A431];CONCATENATE(&quot;~%&quot;;[$master.D431];&quot;%~&quot;));&quot; =&gt; ~%&quot;;[$master.C431];&quot;%~ // &quot;;[$master.E431]))" office:value-type="string" office:string-value="  ~%BearRiver%~ =&gt; ~%ar4600%~ // Bear River (N of Gnoll Stronghold, Larel, Nevill, Jared)" calcext:value-type="string">
            <text:p><text:s text:c="2"/>~%BearRiver%~ =&gt; ~%ar4600%~ // Bear River (N of Gnoll Stronghold, Larel, Nevill, Jared)</text:p>
          </table:table-cell>
          <table:table-cell/>
        </table:table-row>
        <table:table-row table:style-name="ro3">
          <table:table-cell table:formula="of:=IF([$master.C432]=&quot;&quot;;CONCATENATE(&quot;  &quot;;IF([$master.D432]=&quot;&quot;;[$master.A432];CONCATENATE(&quot;~%&quot;;[$master.D432];&quot;%~&quot;));&quot; =&gt; ~%default_track%~ // &quot;;[$master.E432]);CONCATENATE(&quot;  &quot;;IF([$master.D432]=&quot;&quot;;[$master.A432];CONCATENATE(&quot;~%&quot;;[$master.D432];&quot;%~&quot;));&quot; =&gt; ~%&quot;;[$master.C432];&quot;%~ // &quot;;[$master.E432]))" office:value-type="string" office:string-value="  ~%XvartVillage%~ =&gt; ~%ar4700%~ // Xvart Village (Nexlit, Ursa, Borda)" calcext:value-type="string">
            <text:p><text:s text:c="2"/>~%XvartVillage%~ =&gt; ~%ar4700%~ // Xvart Village (Nexlit, Ursa, Borda)</text:p>
          </table:table-cell>
          <table:table-cell/>
        </table:table-row>
        <table:table-row table:style-name="ro3">
          <table:table-cell table:formula="of:=IF([$master.C433]=&quot;&quot;;CONCATENATE(&quot;  &quot;;IF([$master.D433]=&quot;&quot;;[$master.A433];CONCATENATE(&quot;~%&quot;;[$master.D433];&quot;%~&quot;));&quot; =&gt; ~%default_track%~ // &quot;;[$master.E433]);CONCATENATE(&quot;  &quot;;IF([$master.D433]=&quot;&quot;;[$master.A433];CONCATENATE(&quot;~%&quot;;[$master.D433];&quot;%~&quot;));&quot; =&gt; ~%&quot;;[$master.C433];&quot;%~ // &quot;;[$master.E433]))" office:value-type="string" office:string-value="  ~%XvartVillage_Cave%~ =&gt; ~%ar4701%~ // Generic cave (cave bear)" calcext:value-type="string">
            <text:p><text:s text:c="2"/>~%XvartVillage_Cave%~ =&gt; ~%ar4701%~ // Generic cave (cave bear)</text:p>
          </table:table-cell>
          <table:table-cell/>
        </table:table-row>
        <table:table-row table:style-name="ro3">
          <table:table-cell table:formula="of:=IF([$master.C434]=&quot;&quot;;CONCATENATE(&quot;  &quot;;IF([$master.D434]=&quot;&quot;;[$master.A434];CONCATENATE(&quot;~%&quot;;[$master.D434];&quot;%~&quot;));&quot; =&gt; ~%default_track%~ // &quot;;[$master.E434]);CONCATENATE(&quot;  &quot;;IF([$master.D434]=&quot;&quot;;[$master.A434];CONCATENATE(&quot;~%&quot;;[$master.D434];&quot;%~&quot;));&quot; =&gt; ~%&quot;;[$master.C434];&quot;%~ // &quot;;[$master.E434]))" office:value-type="string" office:string-value="  ~%Nashkel%~ =&gt; ~%ar4800%~ // Nashkel (Minsc, Edwin, Berrun Ghastkill, Belching Dragon, Temple of Helm)" calcext:value-type="string">
            <text:p><text:s text:c="2"/>~%Nashkel%~ =&gt; ~%ar4800%~ // Nashkel (Minsc, Edwin, Berrun Ghastkill, Belching Dragon, Temple of Helm)</text:p>
          </table:table-cell>
          <table:table-cell/>
        </table:table-row>
        <table:table-row table:style-name="ro3">
          <table:table-cell table:formula="of:=IF([$master.C435]=&quot;&quot;;CONCATENATE(&quot;  &quot;;IF([$master.D435]=&quot;&quot;;[$master.A435];CONCATENATE(&quot;~%&quot;;[$master.D435];&quot;%~&quot;));&quot; =&gt; ~%default_track%~ // &quot;;[$master.E435]);CONCATENATE(&quot;  &quot;;IF([$master.D435]=&quot;&quot;;[$master.A435];CONCATENATE(&quot;~%&quot;;[$master.D435];&quot;%~&quot;));&quot; =&gt; ~%&quot;;[$master.C435];&quot;%~ // &quot;;[$master.E435]))" office:value-type="string" office:string-value="  ~%Nashkel_Inn%~ =&gt; ~%ar4801%~ // Nashkel Inn" calcext:value-type="string">
            <text:p><text:s text:c="2"/>~%Nashkel_Inn%~ =&gt; ~%ar4801%~ // Nashkel Inn</text:p>
          </table:table-cell>
          <table:table-cell/>
        </table:table-row>
        <table:table-row table:style-name="ro3">
          <table:table-cell table:formula="of:=IF([$master.C436]=&quot;&quot;;CONCATENATE(&quot;  &quot;;IF([$master.D436]=&quot;&quot;;[$master.A436];CONCATENATE(&quot;~%&quot;;[$master.D436];&quot;%~&quot;));&quot; =&gt; ~%default_track%~ // &quot;;[$master.E436]);CONCATENATE(&quot;  &quot;;IF([$master.D436]=&quot;&quot;;[$master.A436];CONCATENATE(&quot;~%&quot;;[$master.D436];&quot;%~&quot;));&quot; =&gt; ~%&quot;;[$master.C436];&quot;%~ // &quot;;[$master.E436]))" office:value-type="string" office:string-value="  ~%Nashkel_TempleofHelm%~ =&gt; ~%default_track%~ // Temple of Helm (Nalin)" calcext:value-type="string">
            <text:p><text:s text:c="2"/>~%Nashkel_TempleofHelm%~ =&gt; ~%default_track%~ // Temple of Helm (Nalin)</text:p>
          </table:table-cell>
          <table:table-cell/>
        </table:table-row>
        <table:table-row table:style-name="ro3">
          <table:table-cell table:formula="of:=IF([$master.C437]=&quot;&quot;;CONCATENATE(&quot;  &quot;;IF([$master.D437]=&quot;&quot;;[$master.A437];CONCATENATE(&quot;~%&quot;;[$master.D437];&quot;%~&quot;));&quot; =&gt; ~%default_track%~ // &quot;;[$master.E437]);CONCATENATE(&quot;  &quot;;IF([$master.D437]=&quot;&quot;;[$master.A437];CONCATENATE(&quot;~%&quot;;[$master.D437];&quot;%~&quot;));&quot; =&gt; ~%&quot;;[$master.C437];&quot;%~ // &quot;;[$master.E437]))" office:value-type="string" office:string-value="  ~%Nashkel_Store%~ =&gt; ~%default_track%~ // Nashkel Store" calcext:value-type="string">
            <text:p><text:s text:c="2"/>~%Nashkel_Store%~ =&gt; ~%default_track%~ // Nashkel Store</text:p>
          </table:table-cell>
          <table:table-cell/>
        </table:table-row>
        <table:table-row table:style-name="ro3">
          <table:table-cell table:formula="of:=IF([$master.C438]=&quot;&quot;;CONCATENATE(&quot;  &quot;;IF([$master.D438]=&quot;&quot;;[$master.A438];CONCATENATE(&quot;~%&quot;;[$master.D438];&quot;%~&quot;));&quot; =&gt; ~%default_track%~ // &quot;;[$master.E438]);CONCATENATE(&quot;  &quot;;IF([$master.D438]=&quot;&quot;;[$master.A438];CONCATENATE(&quot;~%&quot;;[$master.D438];&quot;%~&quot;));&quot; =&gt; ~%&quot;;[$master.C438];&quot;%~ // &quot;;[$master.E438]))" office:value-type="string" office:string-value="  ~%Nashkel_ManorHouse_L1%~ =&gt; ~%default_track%~ // Nashkel Manor, ground floor" calcext:value-type="string">
            <text:p><text:s text:c="2"/>~%Nashkel_ManorHouse_L1%~ =&gt; ~%default_track%~ // Nashkel Manor, ground floor</text:p>
          </table:table-cell>
          <table:table-cell/>
        </table:table-row>
        <table:table-row table:style-name="ro3">
          <table:table-cell table:formula="of:=IF([$master.C439]=&quot;&quot;;CONCATENATE(&quot;  &quot;;IF([$master.D439]=&quot;&quot;;[$master.A439];CONCATENATE(&quot;~%&quot;;[$master.D439];&quot;%~&quot;));&quot; =&gt; ~%default_track%~ // &quot;;[$master.E439]);CONCATENATE(&quot;  &quot;;IF([$master.D439]=&quot;&quot;;[$master.A439];CONCATENATE(&quot;~%&quot;;[$master.D439];&quot;%~&quot;));&quot; =&gt; ~%&quot;;[$master.C439];&quot;%~ // &quot;;[$master.E439]))" office:value-type="string" office:string-value="  ~%Nashkel_ManorHouse_L2%~ =&gt; ~%default_track%~ // Nashkel Manor, second floor (Samantha)" calcext:value-type="string">
            <text:p><text:s text:c="2"/>~%Nashkel_ManorHouse_L2%~ =&gt; ~%default_track%~ // Nashkel Manor, second floor (Samantha)</text:p>
          </table:table-cell>
          <table:table-cell/>
        </table:table-row>
        <table:table-row table:style-name="ro3">
          <table:table-cell table:formula="of:=IF([$master.C440]=&quot;&quot;;CONCATENATE(&quot;  &quot;;IF([$master.D440]=&quot;&quot;;[$master.A440];CONCATENATE(&quot;~%&quot;;[$master.D440];&quot;%~&quot;));&quot; =&gt; ~%default_track%~ // &quot;;[$master.E440]);CONCATENATE(&quot;  &quot;;IF([$master.D440]=&quot;&quot;;[$master.A440];CONCATENATE(&quot;~%&quot;;[$master.D440];&quot;%~&quot;));&quot; =&gt; ~%&quot;;[$master.C440];&quot;%~ // &quot;;[$master.E440]))" office:value-type="string" office:string-value="  ~%Nashkel_JosephsHouse%~ =&gt; ~%default_track%~ // Joseph's home" calcext:value-type="string">
            <text:p><text:s text:c="2"/>~%Nashkel_JosephsHouse%~ =&gt; ~%default_track%~ // Joseph's home</text:p>
          </table:table-cell>
          <table:table-cell/>
        </table:table-row>
        <table:table-row table:style-name="ro3">
          <table:table-cell table:formula="of:=IF([$master.C441]=&quot;&quot;;CONCATENATE(&quot;  &quot;;IF([$master.D441]=&quot;&quot;;[$master.A441];CONCATENATE(&quot;~%&quot;;[$master.D441];&quot;%~&quot;));&quot; =&gt; ~%default_track%~ // &quot;;[$master.E441]);CONCATENATE(&quot;  &quot;;IF([$master.D441]=&quot;&quot;;[$master.A441];CONCATENATE(&quot;~%&quot;;[$master.D441];&quot;%~&quot;));&quot; =&gt; ~%&quot;;[$master.C441];&quot;%~ // &quot;;[$master.E441]))" office:value-type="string" office:string-value="  ~%Nashkel_House1%~ =&gt; ~%default_track%~ // Generic farmhouse" calcext:value-type="string">
            <text:p><text:s text:c="2"/>~%Nashkel_House1%~ =&gt; ~%default_track%~ // Generic farmhouse</text:p>
          </table:table-cell>
          <table:table-cell/>
        </table:table-row>
        <table:table-row table:style-name="ro3">
          <table:table-cell table:formula="of:=IF([$master.C442]=&quot;&quot;;CONCATENATE(&quot;  &quot;;IF([$master.D442]=&quot;&quot;;[$master.A442];CONCATENATE(&quot;~%&quot;;[$master.D442];&quot;%~&quot;));&quot; =&gt; ~%default_track%~ // &quot;;[$master.E442]);CONCATENATE(&quot;  &quot;;IF([$master.D442]=&quot;&quot;;[$master.A442];CONCATENATE(&quot;~%&quot;;[$master.D442];&quot;%~&quot;));&quot; =&gt; ~%&quot;;[$master.C442];&quot;%~ // &quot;;[$master.E442]))" office:value-type="string" office:string-value="  ~%Nashkel_House2%~ =&gt; ~%default_track%~ // Generic home" calcext:value-type="string">
            <text:p><text:s text:c="2"/>~%Nashkel_House2%~ =&gt; ~%default_track%~ // Generic home</text:p>
          </table:table-cell>
          <table:table-cell/>
        </table:table-row>
        <table:table-row table:style-name="ro3">
          <table:table-cell table:formula="of:=IF([$master.C443]=&quot;&quot;;CONCATENATE(&quot;  &quot;;IF([$master.D443]=&quot;&quot;;[$master.A443];CONCATENATE(&quot;~%&quot;;[$master.D443];&quot;%~&quot;));&quot; =&gt; ~%default_track%~ // &quot;;[$master.E443]);CONCATENATE(&quot;  &quot;;IF([$master.D443]=&quot;&quot;;[$master.A443];CONCATENATE(&quot;~%&quot;;[$master.D443];&quot;%~&quot;));&quot; =&gt; ~%&quot;;[$master.C443];&quot;%~ // &quot;;[$master.E443]))" office:value-type="string" office:string-value="  ~%Nashkel_BelchingDragonTavern%~ =&gt; ~%ar4809%~ // Belching Dragon Tavern (Volo)" calcext:value-type="string">
            <text:p><text:s text:c="2"/>~%Nashkel_BelchingDragonTavern%~ =&gt; ~%ar4809%~ // Belching Dragon Tavern (Volo)</text:p>
          </table:table-cell>
          <table:table-cell/>
        </table:table-row>
        <table:table-row table:style-name="ro3">
          <table:table-cell table:formula="of:=IF([$master.C444]=&quot;&quot;;CONCATENATE(&quot;  &quot;;IF([$master.D444]=&quot;&quot;;[$master.A444];CONCATENATE(&quot;~%&quot;;[$master.D444];&quot;%~&quot;));&quot; =&gt; ~%default_track%~ // &quot;;[$master.E444]);CONCATENATE(&quot;  &quot;;IF([$master.D444]=&quot;&quot;;[$master.A444];CONCATENATE(&quot;~%&quot;;[$master.D444];&quot;%~&quot;));&quot; =&gt; ~%&quot;;[$master.C444];&quot;%~ // &quot;;[$master.E444]))" office:value-type="string" office:string-value="  ~%Nashkel_Garrison%~ =&gt; ~%ar4810%~ // Nashkel barracks" calcext:value-type="string">
            <text:p><text:s text:c="2"/>~%Nashkel_Garrison%~ =&gt; ~%ar4810%~ // Nashkel barracks</text:p>
          </table:table-cell>
          <table:table-cell/>
        </table:table-row>
        <table:table-row table:style-name="ro3">
          <table:table-cell table:formula="of:=IF([$master.C445]=&quot;&quot;;CONCATENATE(&quot;  &quot;;IF([$master.D445]=&quot;&quot;;[$master.A445];CONCATENATE(&quot;~%&quot;;[$master.D445];&quot;%~&quot;));&quot; =&gt; ~%default_track%~ // &quot;;[$master.E445]);CONCATENATE(&quot;  &quot;;IF([$master.D445]=&quot;&quot;;[$master.A445];CONCATENATE(&quot;~%&quot;;[$master.D445];&quot;%~&quot;));&quot; =&gt; ~%&quot;;[$master.C445];&quot;%~ // &quot;;[$master.E445]))" office:value-type="string" office:string-value="  ~%NashkelCarnival%~ =&gt; ~%ar4900%~ // Nashkel Carnival (Branwen, Great Gazib)" calcext:value-type="string">
            <text:p><text:s text:c="2"/>~%NashkelCarnival%~ =&gt; ~%ar4900%~ // Nashkel Carnival (Branwen, Great Gazib)</text:p>
          </table:table-cell>
          <table:table-cell/>
        </table:table-row>
        <table:table-row table:style-name="ro3">
          <table:table-cell table:formula="of:=IF([$master.C446]=&quot;&quot;;CONCATENATE(&quot;  &quot;;IF([$master.D446]=&quot;&quot;;[$master.A446];CONCATENATE(&quot;~%&quot;;[$master.D446];&quot;%~&quot;));&quot; =&gt; ~%default_track%~ // &quot;;[$master.E446]);CONCATENATE(&quot;  &quot;;IF([$master.D446]=&quot;&quot;;[$master.A446];CONCATENATE(&quot;~%&quot;;[$master.D446];&quot;%~&quot;));&quot; =&gt; ~%&quot;;[$master.C446];&quot;%~ // &quot;;[$master.E446]))" office:value-type="string" office:string-value="  ~%NashkelCarnival_ArmorTent%~ =&gt; ~%default_track%~ // Small carnival tent (armor merchant)" calcext:value-type="string">
            <text:p><text:s text:c="2"/>~%NashkelCarnival_ArmorTent%~ =&gt; ~%default_track%~ // Small carnival tent (armor merchant)</text:p>
          </table:table-cell>
          <table:table-cell/>
        </table:table-row>
        <table:table-row table:style-name="ro3">
          <table:table-cell table:formula="of:=IF([$master.C447]=&quot;&quot;;CONCATENATE(&quot;  &quot;;IF([$master.D447]=&quot;&quot;;[$master.A447];CONCATENATE(&quot;~%&quot;;[$master.D447];&quot;%~&quot;));&quot; =&gt; ~%default_track%~ // &quot;;[$master.E447]);CONCATENATE(&quot;  &quot;;IF([$master.D447]=&quot;&quot;;[$master.A447];CONCATENATE(&quot;~%&quot;;[$master.D447];&quot;%~&quot;));&quot; =&gt; ~%&quot;;[$master.C447];&quot;%~ // &quot;;[$master.E447]))" office:value-type="string" office:string-value="  ~%NashkelCarnival_LotusTent%~ =&gt; ~%default_track%~ // Small carnival tent (black lotus)" calcext:value-type="string">
            <text:p><text:s text:c="2"/>~%NashkelCarnival_LotusTent%~ =&gt; ~%default_track%~ // Small carnival tent (black lotus)</text:p>
          </table:table-cell>
          <table:table-cell/>
        </table:table-row>
        <table:table-row table:style-name="ro3">
          <table:table-cell table:formula="of:=IF([$master.C448]=&quot;&quot;;CONCATENATE(&quot;  &quot;;IF([$master.D448]=&quot;&quot;;[$master.A448];CONCATENATE(&quot;~%&quot;;[$master.D448];&quot;%~&quot;));&quot; =&gt; ~%default_track%~ // &quot;;[$master.E448]);CONCATENATE(&quot;  &quot;;IF([$master.D448]=&quot;&quot;;[$master.A448];CONCATENATE(&quot;~%&quot;;[$master.D448];&quot;%~&quot;));&quot; =&gt; ~%&quot;;[$master.C448];&quot;%~ // &quot;;[$master.E448]))" office:value-type="string" office:string-value="  ~%NashkelCarnival_VitiaresTent%~ =&gt; ~%default_track%~ // Large carnival tent (Vitiare)" calcext:value-type="string">
            <text:p><text:s text:c="2"/>~%NashkelCarnival_VitiaresTent%~ =&gt; ~%default_track%~ // Large carnival tent (Vitiare)</text:p>
          </table:table-cell>
          <table:table-cell/>
        </table:table-row>
        <table:table-row table:style-name="ro3">
          <table:table-cell table:formula="of:=IF([$master.C449]=&quot;&quot;;CONCATENATE(&quot;  &quot;;IF([$master.D449]=&quot;&quot;;[$master.A449];CONCATENATE(&quot;~%&quot;;[$master.D449];&quot;%~&quot;));&quot; =&gt; ~%default_track%~ // &quot;;[$master.E449]);CONCATENATE(&quot;  &quot;;IF([$master.D449]=&quot;&quot;;[$master.A449];CONCATENATE(&quot;~%&quot;;[$master.D449];&quot;%~&quot;));&quot; =&gt; ~%&quot;;[$master.C449];&quot;%~ // &quot;;[$master.E449]))" office:value-type="string" office:string-value="  ~%NashkelCarnival_GamblingTent%~ =&gt; ~%default_track%~ // Large carnival tent (gambling)" calcext:value-type="string">
            <text:p><text:s text:c="2"/>~%NashkelCarnival_GamblingTent%~ =&gt; ~%default_track%~ // Large carnival tent (gambling)</text:p>
          </table:table-cell>
          <table:table-cell/>
        </table:table-row>
        <table:table-row table:style-name="ro3">
          <table:table-cell table:formula="of:=IF([$master.C450]=&quot;&quot;;CONCATENATE(&quot;  &quot;;IF([$master.D450]=&quot;&quot;;[$master.A450];CONCATENATE(&quot;~%&quot;;[$master.D450];&quot;%~&quot;));&quot; =&gt; ~%default_track%~ // &quot;;[$master.E450]);CONCATENATE(&quot;  &quot;;IF([$master.D450]=&quot;&quot;;[$master.A450];CONCATENATE(&quot;~%&quot;;[$master.D450];&quot;%~&quot;));&quot; =&gt; ~%&quot;;[$master.C450];&quot;%~ // &quot;;[$master.E450]))" office:value-type="string" office:string-value="  ~%NashkelCarnival_PotionTent%~ =&gt; ~%default_track%~ // Small carnival tent (rare potions merchant)" calcext:value-type="string">
            <text:p><text:s text:c="2"/>~%NashkelCarnival_PotionTent%~ =&gt; ~%default_track%~ // Small carnival tent (rare potions merchant)</text:p>
          </table:table-cell>
          <table:table-cell/>
        </table:table-row>
        <table:table-row table:style-name="ro3">
          <table:table-cell table:formula="of:=IF([$master.C451]=&quot;&quot;;CONCATENATE(&quot;  &quot;;IF([$master.D451]=&quot;&quot;;[$master.A451];CONCATENATE(&quot;~%&quot;;[$master.D451];&quot;%~&quot;));&quot; =&gt; ~%default_track%~ // &quot;;[$master.E451]);CONCATENATE(&quot;  &quot;;IF([$master.D451]=&quot;&quot;;[$master.A451];CONCATENATE(&quot;~%&quot;;[$master.D451];&quot;%~&quot;));&quot; =&gt; ~%&quot;;[$master.C451];&quot;%~ // &quot;;[$master.E451]))" office:value-type="string" office:string-value="  ~%NashkelCarnival_ZordralsTent%~ =&gt; ~%default_track%~ // Small carnival tent (Zordral and Bentha)" calcext:value-type="string">
            <text:p><text:s text:c="2"/>~%NashkelCarnival_ZordralsTent%~ =&gt; ~%default_track%~ // Small carnival tent (Zordral and Bentha)</text:p>
          </table:table-cell>
          <table:table-cell/>
        </table:table-row>
        <table:table-row table:style-name="ro3">
          <table:table-cell table:formula="of:=IF([$master.C452]=&quot;&quot;;CONCATENATE(&quot;  &quot;;IF([$master.D452]=&quot;&quot;;[$master.A452];CONCATENATE(&quot;~%&quot;;[$master.D452];&quot;%~&quot;));&quot; =&gt; ~%default_track%~ // &quot;;[$master.E452]);CONCATENATE(&quot;  &quot;;IF([$master.D452]=&quot;&quot;;[$master.A452];CONCATENATE(&quot;~%&quot;;[$master.D452];&quot;%~&quot;));&quot; =&gt; ~%&quot;;[$master.C452];&quot;%~ // &quot;;[$master.E452]))" office:value-type="string" office:string-value="  ~%NashkelCarnival_MagicItemsTent%~ =&gt; ~%default_track%~ // Small carnival tent (magic items merchant)" calcext:value-type="string">
            <text:p><text:s text:c="2"/>~%NashkelCarnival_MagicItemsTent%~ =&gt; ~%default_track%~ // Small carnival tent (magic items merchant)</text:p>
          </table:table-cell>
          <table:table-cell/>
        </table:table-row>
        <table:table-row table:style-name="ro3">
          <table:table-cell table:formula="of:=IF([$master.C453]=&quot;&quot;;CONCATENATE(&quot;  &quot;;IF([$master.D453]=&quot;&quot;;[$master.A453];CONCATENATE(&quot;~%&quot;;[$master.D453];&quot;%~&quot;));&quot; =&gt; ~%default_track%~ // &quot;;[$master.E453]);CONCATENATE(&quot;  &quot;;IF([$master.D453]=&quot;&quot;;[$master.A453];CONCATENATE(&quot;~%&quot;;[$master.D453];&quot;%~&quot;));&quot; =&gt; ~%&quot;;[$master.C453];&quot;%~ // &quot;;[$master.E453]))" office:value-type="string" office:string-value="  ~%NashkelCarnival_MeleeWeaponsTent%~ =&gt; ~%default_track%~ // Small carnival tent (melee weapons merchant)" calcext:value-type="string">
            <text:p><text:s text:c="2"/>~%NashkelCarnival_MeleeWeaponsTent%~ =&gt; ~%default_track%~ // Small carnival tent (melee weapons merchant)</text:p>
          </table:table-cell>
          <table:table-cell/>
        </table:table-row>
        <table:table-row table:style-name="ro3">
          <table:table-cell table:formula="of:=IF([$master.C454]=&quot;&quot;;CONCATENATE(&quot;  &quot;;IF([$master.D454]=&quot;&quot;;[$master.A454];CONCATENATE(&quot;~%&quot;;[$master.D454];&quot;%~&quot;));&quot; =&gt; ~%default_track%~ // &quot;;[$master.E454]);CONCATENATE(&quot;  &quot;;IF([$master.D454]=&quot;&quot;;[$master.A454];CONCATENATE(&quot;~%&quot;;[$master.D454];&quot;%~&quot;));&quot; =&gt; ~%&quot;;[$master.C454];&quot;%~ // &quot;;[$master.E454]))" office:value-type="string" office:string-value="  ~%NashkelCarnival_RangedWeaponsTent%~ =&gt; ~%default_track%~ // Small carnival tent (ranged weapons merchant)" calcext:value-type="string">
            <text:p><text:s text:c="2"/>~%NashkelCarnival_RangedWeaponsTent%~ =&gt; ~%default_track%~ // Small carnival tent (ranged weapons merchant)</text:p>
          </table:table-cell>
          <table:table-cell/>
        </table:table-row>
        <table:table-row table:style-name="ro3">
          <table:table-cell table:formula="of:=IF([$master.C455]=&quot;&quot;;CONCATENATE(&quot;  &quot;;IF([$master.D455]=&quot;&quot;;[$master.A455];CONCATENATE(&quot;~%&quot;;[$master.D455];&quot;%~&quot;));&quot; =&gt; ~%default_track%~ // &quot;;[$master.E455]);CONCATENATE(&quot;  &quot;;IF([$master.D455]=&quot;&quot;;[$master.A455];CONCATENATE(&quot;~%&quot;;[$master.D455];&quot;%~&quot;));&quot; =&gt; ~%&quot;;[$master.C455];&quot;%~ // &quot;;[$master.E455]))" office:value-type="string" office:string-value="  ~%ValleyoftheTombs%~ =&gt; ~%ar5000%~ // Valley of the Tombs (Nashkel mines exit, Narcillicus, Hentold)" calcext:value-type="string">
            <text:p><text:s text:c="2"/>~%ValleyoftheTombs%~ =&gt; ~%ar5000%~ // Valley of the Tombs (Nashkel mines exit, Narcillicus, Hentold)</text:p>
          </table:table-cell>
          <table:table-cell/>
        </table:table-row>
        <table:table-row table:style-name="ro3">
          <table:table-cell table:formula="of:=IF([$master.C456]=&quot;&quot;;CONCATENATE(&quot;  &quot;;IF([$master.D456]=&quot;&quot;;[$master.A456];CONCATENATE(&quot;~%&quot;;[$master.D456];&quot;%~&quot;));&quot; =&gt; ~%default_track%~ // &quot;;[$master.E456]);CONCATENATE(&quot;  &quot;;IF([$master.D456]=&quot;&quot;;[$master.A456];CONCATENATE(&quot;~%&quot;;[$master.D456];&quot;%~&quot;));&quot; =&gt; ~%&quot;;[$master.C456];&quot;%~ // &quot;;[$master.E456]))" office:value-type="string" office:string-value="  ~%ValleyoftheTombs_Tomb%~ =&gt; ~%default_track%~ // Tombs" calcext:value-type="string">
            <text:p><text:s text:c="2"/>~%ValleyoftheTombs_Tomb%~ =&gt; ~%default_track%~ // Tombs</text:p>
          </table:table-cell>
          <table:table-cell/>
        </table:table-row>
        <table:table-row table:style-name="ro3">
          <table:table-cell table:formula="of:=IF([$master.C457]=&quot;&quot;;CONCATENATE(&quot;  &quot;;IF([$master.D457]=&quot;&quot;;[$master.A457];CONCATENATE(&quot;~%&quot;;[$master.D457];&quot;%~&quot;));&quot; =&gt; ~%default_track%~ // &quot;;[$master.E457]);CONCATENATE(&quot;  &quot;;IF([$master.D457]=&quot;&quot;;[$master.A457];CONCATENATE(&quot;~%&quot;;[$master.D457];&quot;%~&quot;));&quot; =&gt; ~%&quot;;[$master.C457];&quot;%~ // &quot;;[$master.E457]))" office:value-type="string" office:string-value="  ~%GnollStronghold%~ =&gt; ~%ar5100%~ // Gnoll Stronghold (Dynaheir)" calcext:value-type="string">
            <text:p><text:s text:c="2"/>~%GnollStronghold%~ =&gt; ~%ar5100%~ // Gnoll Stronghold (Dynaheir)</text:p>
          </table:table-cell>
          <table:table-cell/>
        </table:table-row>
        <table:table-row table:style-name="ro3">
          <table:table-cell table:formula="of:=IF([$master.C458]=&quot;&quot;;CONCATENATE(&quot;  &quot;;IF([$master.D458]=&quot;&quot;;[$master.A458];CONCATENATE(&quot;~%&quot;;[$master.D458];&quot;%~&quot;));&quot; =&gt; ~%default_track%~ // &quot;;[$master.E458]);CONCATENATE(&quot;  &quot;;IF([$master.D458]=&quot;&quot;;[$master.A458];CONCATENATE(&quot;~%&quot;;[$master.D458];&quot;%~&quot;));&quot; =&gt; ~%&quot;;[$master.C458];&quot;%~ // &quot;;[$master.E458]))" office:value-type="string" office:string-value="  ~%GnollStronghold_XvartCave%~ =&gt; ~%ar5101%~ // Generic cave (xvarts)" calcext:value-type="string">
            <text:p><text:s text:c="2"/>~%GnollStronghold_XvartCave%~ =&gt; ~%ar5101%~ // Generic cave (xvarts)</text:p>
          </table:table-cell>
          <table:table-cell/>
        </table:table-row>
        <table:table-row table:style-name="ro3">
          <table:table-cell table:formula="of:=IF([$master.C459]=&quot;&quot;;CONCATENATE(&quot;  &quot;;IF([$master.D459]=&quot;&quot;;[$master.A459];CONCATENATE(&quot;~%&quot;;[$master.D459];&quot;%~&quot;));&quot; =&gt; ~%default_track%~ // &quot;;[$master.E459]);CONCATENATE(&quot;  &quot;;IF([$master.D459]=&quot;&quot;;[$master.A459];CONCATENATE(&quot;~%&quot;;[$master.D459];&quot;%~&quot;));&quot; =&gt; ~%&quot;;[$master.C459];&quot;%~ // &quot;;[$master.E459]))" office:value-type="string" office:string-value="  ~%GnollStronghold_TomeCave%~ =&gt; ~%default_track%~ // Generic cave (Tome of Leadership and Influence)" calcext:value-type="string">
            <text:p><text:s text:c="2"/>~%GnollStronghold_TomeCave%~ =&gt; ~%default_track%~ // Generic cave (Tome of Leadership and Influence)</text:p>
          </table:table-cell>
          <table:table-cell/>
        </table:table-row>
        <table:table-row table:style-name="ro3">
          <table:table-cell table:formula="of:=IF([$master.C460]=&quot;&quot;;CONCATENATE(&quot;  &quot;;IF([$master.D460]=&quot;&quot;;[$master.A460];CONCATENATE(&quot;~%&quot;;[$master.D460];&quot;%~&quot;));&quot; =&gt; ~%default_track%~ // &quot;;[$master.E460]);CONCATENATE(&quot;  &quot;;IF([$master.D460]=&quot;&quot;;[$master.A460];CONCATENATE(&quot;~%&quot;;[$master.D460];&quot;%~&quot;));&quot; =&gt; ~%&quot;;[$master.C460];&quot;%~ // &quot;;[$master.E460]))" office:value-type="string" office:string-value="  ~%GnollStronghold_CrawlerCave%~ =&gt; ~%ar5103%~ // Generic cave (cariron crawlers)" calcext:value-type="string">
            <text:p><text:s text:c="2"/>~%GnollStronghold_CrawlerCave%~ =&gt; ~%ar5103%~ // Generic cave (cariron crawlers)</text:p>
          </table:table-cell>
          <table:table-cell/>
        </table:table-row>
        <table:table-row table:style-name="ro3">
          <table:table-cell table:formula="of:=IF([$master.C461]=&quot;&quot;;CONCATENATE(&quot;  &quot;;IF([$master.D461]=&quot;&quot;;[$master.A461];CONCATENATE(&quot;~%&quot;;[$master.D461];&quot;%~&quot;));&quot; =&gt; ~%default_track%~ // &quot;;[$master.E461]);CONCATENATE(&quot;  &quot;;IF([$master.D461]=&quot;&quot;;[$master.A461];CONCATENATE(&quot;~%&quot;;[$master.D461];&quot;%~&quot;));&quot; =&gt; ~%&quot;;[$master.C461];&quot;%~ // &quot;;[$master.E461]))" office:value-type="string" office:string-value="  ~%DryadFalls%~ =&gt; ~%ar5200%~ // Dryad Falls (Cloudpeak Dryad, Drienne, Ingot, Krumm, Caldo)" calcext:value-type="string">
            <text:p><text:s text:c="2"/>~%DryadFalls%~ =&gt; ~%ar5200%~ // Dryad Falls (Cloudpeak Dryad, Drienne, Ingot, Krumm, Caldo)</text:p>
          </table:table-cell>
          <table:table-cell/>
        </table:table-row>
        <table:table-row table:style-name="ro3">
          <table:table-cell table:formula="of:=IF([$master.C462]=&quot;&quot;;CONCATENATE(&quot;  &quot;;IF([$master.D462]=&quot;&quot;;[$master.A462];CONCATENATE(&quot;~%&quot;;[$master.D462];&quot;%~&quot;));&quot; =&gt; ~%default_track%~ // &quot;;[$master.E462]);CONCATENATE(&quot;  &quot;;IF([$master.D462]=&quot;&quot;;[$master.A462];CONCATENATE(&quot;~%&quot;;[$master.D462];&quot;%~&quot;));&quot; =&gt; ~%&quot;;[$master.C462];&quot;%~ // &quot;;[$master.E462]))" office:value-type="string" office:string-value="  ~%FirewineRuins%~ =&gt; ~%ar5201%~ // Firewine Ruins (Lendarn, ogre mage, undead knights)" calcext:value-type="string">
            <text:p><text:s text:c="2"/>~%FirewineRuins%~ =&gt; ~%ar5201%~ // Firewine Ruins (Lendarn, ogre mage, undead knights)</text:p>
          </table:table-cell>
          <table:table-cell/>
        </table:table-row>
        <table:table-row table:style-name="ro3">
          <table:table-cell table:formula="of:=IF([$master.C463]=&quot;&quot;;CONCATENATE(&quot;  &quot;;IF([$master.D463]=&quot;&quot;;[$master.A463];CONCATENATE(&quot;~%&quot;;[$master.D463];&quot;%~&quot;));&quot; =&gt; ~%default_track%~ // &quot;;[$master.E463]);CONCATENATE(&quot;  &quot;;IF([$master.D463]=&quot;&quot;;[$master.A463];CONCATENATE(&quot;~%&quot;;[$master.D463];&quot;%~&quot;));&quot; =&gt; ~%&quot;;[$master.C463];&quot;%~ // &quot;;[$master.E463]))" office:value-type="string" office:string-value="  ~%DryadFalls_Cave%~ =&gt; ~%default_track%~ // Generic cave" calcext:value-type="string">
            <text:p><text:s text:c="2"/>~%DryadFalls_Cave%~ =&gt; ~%default_track%~ // Generic cave</text:p>
          </table:table-cell>
          <table:table-cell/>
        </table:table-row>
        <table:table-row table:style-name="ro3">
          <table:table-cell table:formula="of:=IF([$master.C464]=&quot;&quot;;CONCATENATE(&quot;  &quot;;IF([$master.D464]=&quot;&quot;;[$master.A464];CONCATENATE(&quot;~%&quot;;[$master.D464];&quot;%~&quot;));&quot; =&gt; ~%default_track%~ // &quot;;[$master.E464]);CONCATENATE(&quot;  &quot;;IF([$master.D464]=&quot;&quot;;[$master.A464];CONCATENATE(&quot;~%&quot;;[$master.D464];&quot;%~&quot;));&quot; =&gt; ~%&quot;;[$master.C464];&quot;%~ // &quot;;[$master.E464]))" office:value-type="string" office:string-value="  ~%FireLeafForest%~ =&gt; ~%ar5300%~ // Fire Leaf Forest (S of Nashkel, Albert, Rufie, Vax, Sendai)" calcext:value-type="string">
            <text:p><text:s text:c="2"/>~%FireLeafForest%~ =&gt; ~%ar5300%~ // Fire Leaf Forest (S of Nashkel, Albert, Rufie, Vax, Sendai)</text:p>
          </table:table-cell>
          <table:table-cell/>
        </table:table-row>
        <table:table-row table:style-name="ro3">
          <table:table-cell table:formula="of:=IF([$master.C465]=&quot;&quot;;CONCATENATE(&quot;  &quot;;IF([$master.D465]=&quot;&quot;;[$master.A465];CONCATENATE(&quot;~%&quot;;[$master.D465];&quot;%~&quot;));&quot; =&gt; ~%default_track%~ // &quot;;[$master.E465]);CONCATENATE(&quot;  &quot;;IF([$master.D465]=&quot;&quot;;[$master.A465];CONCATENATE(&quot;~%&quot;;[$master.D465];&quot;%~&quot;));&quot; =&gt; ~%&quot;;[$master.C465];&quot;%~ // &quot;;[$master.E465]))" office:value-type="string" office:string-value="  ~%NashkelMines%~ =&gt; ~%ar5400%~ // Nashkel Mines, exterior (Prism)" calcext:value-type="string">
            <text:p><text:s text:c="2"/>~%NashkelMines%~ =&gt; ~%ar5400%~ // Nashkel Mines, exterior (Prism)</text:p>
          </table:table-cell>
          <table:table-cell/>
        </table:table-row>
        <table:table-row table:style-name="ro3">
          <table:table-cell table:formula="of:=IF([$master.C466]=&quot;&quot;;CONCATENATE(&quot;  &quot;;IF([$master.D466]=&quot;&quot;;[$master.A466];CONCATENATE(&quot;~%&quot;;[$master.D466];&quot;%~&quot;));&quot; =&gt; ~%default_track%~ // &quot;;[$master.E466]);CONCATENATE(&quot;  &quot;;IF([$master.D466]=&quot;&quot;;[$master.A466];CONCATENATE(&quot;~%&quot;;[$master.D466];&quot;%~&quot;));&quot; =&gt; ~%&quot;;[$master.C466];&quot;%~ // &quot;;[$master.E466]))" office:value-type="string" office:string-value="  ~%NashkelMines_L1%~ =&gt; ~%ar5401%~ // Nashkel Mines, first subterranean level (Dink)" calcext:value-type="string">
            <text:p><text:s text:c="2"/>~%NashkelMines_L1%~ =&gt; ~%ar5401%~ // Nashkel Mines, first subterranean level (Dink)</text:p>
          </table:table-cell>
          <table:table-cell/>
        </table:table-row>
        <table:table-row table:style-name="ro3">
          <table:table-cell table:formula="of:=IF([$master.C467]=&quot;&quot;;CONCATENATE(&quot;  &quot;;IF([$master.D467]=&quot;&quot;;[$master.A467];CONCATENATE(&quot;~%&quot;;[$master.D467];&quot;%~&quot;));&quot; =&gt; ~%default_track%~ // &quot;;[$master.E467]);CONCATENATE(&quot;  &quot;;IF([$master.D467]=&quot;&quot;;[$master.A467];CONCATENATE(&quot;~%&quot;;[$master.D467];&quot;%~&quot;));&quot; =&gt; ~%&quot;;[$master.C467];&quot;%~ // &quot;;[$master.E467]))" office:value-type="string" office:string-value="  ~%NashkelMines_L2%~ =&gt; ~%ar5402%~ // Nashkel Mines, second subterranean level (Kylee, Beldin)" calcext:value-type="string">
            <text:p><text:s text:c="2"/>~%NashkelMines_L2%~ =&gt; ~%ar5402%~ // Nashkel Mines, second subterranean level (Kylee, Beldin)</text:p>
          </table:table-cell>
          <table:table-cell/>
        </table:table-row>
        <table:table-row table:style-name="ro3">
          <table:table-cell table:formula="of:=IF([$master.C468]=&quot;&quot;;CONCATENATE(&quot;  &quot;;IF([$master.D468]=&quot;&quot;;[$master.A468];CONCATENATE(&quot;~%&quot;;[$master.D468];&quot;%~&quot;));&quot; =&gt; ~%default_track%~ // &quot;;[$master.E468]);CONCATENATE(&quot;  &quot;;IF([$master.D468]=&quot;&quot;;[$master.A468];CONCATENATE(&quot;~%&quot;;[$master.D468];&quot;%~&quot;));&quot; =&gt; ~%&quot;;[$master.C468];&quot;%~ // &quot;;[$master.E468]))" office:value-type="string" office:string-value="  ~%NashkelMines_L3%~ =&gt; ~%ar5402%~ // Nashkel Mines, third subterranean level (Joseph)" calcext:value-type="string">
            <text:p><text:s text:c="2"/>~%NashkelMines_L3%~ =&gt; ~%ar5402%~ // Nashkel Mines, third subterranean level (Joseph)</text:p>
          </table:table-cell>
          <table:table-cell/>
        </table:table-row>
        <table:table-row table:style-name="ro3">
          <table:table-cell table:formula="of:=IF([$master.C469]=&quot;&quot;;CONCATENATE(&quot;  &quot;;IF([$master.D469]=&quot;&quot;;[$master.A469];CONCATENATE(&quot;~%&quot;;[$master.D469];&quot;%~&quot;));&quot; =&gt; ~%default_track%~ // &quot;;[$master.E469]);CONCATENATE(&quot;  &quot;;IF([$master.D469]=&quot;&quot;;[$master.A469];CONCATENATE(&quot;~%&quot;;[$master.D469];&quot;%~&quot;));&quot; =&gt; ~%&quot;;[$master.C469];&quot;%~ // &quot;;[$master.E469]))" office:value-type="string" office:string-value="  ~%NashkelMines_L4%~ =&gt; ~%ar5402%~ // Nashkel Mines, fourth subterranean level" calcext:value-type="string">
            <text:p><text:s text:c="2"/>~%NashkelMines_L4%~ =&gt; ~%ar5402%~ // Nashkel Mines, fourth subterranean level</text:p>
          </table:table-cell>
          <table:table-cell/>
        </table:table-row>
        <table:table-row table:style-name="ro3">
          <table:table-cell table:formula="of:=IF([$master.C470]=&quot;&quot;;CONCATENATE(&quot;  &quot;;IF([$master.D470]=&quot;&quot;;[$master.A470];CONCATENATE(&quot;~%&quot;;[$master.D470];&quot;%~&quot;));&quot; =&gt; ~%default_track%~ // &quot;;[$master.E470]);CONCATENATE(&quot;  &quot;;IF([$master.D470]=&quot;&quot;;[$master.A470];CONCATENATE(&quot;~%&quot;;[$master.D470];&quot;%~&quot;));&quot; =&gt; ~%&quot;;[$master.C470];&quot;%~ // &quot;;[$master.E470]))" office:value-type="string" office:string-value="  ~%NashkelMines_MulaheysCave%~ =&gt; ~%ar5405%~ // Nashkel Mines, Mulahey's lair (Xan, Mulahey)" calcext:value-type="string">
            <text:p><text:s text:c="2"/>~%NashkelMines_MulaheysCave%~ =&gt; ~%ar5405%~ // Nashkel Mines, Mulahey's lair (Xan, Mulahey)</text:p>
          </table:table-cell>
          <table:table-cell/>
        </table:table-row>
        <table:table-row table:style-name="ro3">
          <table:table-cell table:formula="of:=IF([$master.C471]=&quot;&quot;;CONCATENATE(&quot;  &quot;;IF([$master.D471]=&quot;&quot;;[$master.A471];CONCATENATE(&quot;~%&quot;;[$master.D471];&quot;%~&quot;));&quot; =&gt; ~%default_track%~ // &quot;;[$master.E471]);CONCATENATE(&quot;  &quot;;IF([$master.D471]=&quot;&quot;;[$master.A471];CONCATENATE(&quot;~%&quot;;[$master.D471];&quot;%~&quot;));&quot; =&gt; ~%&quot;;[$master.C471];&quot;%~ // &quot;;[$master.E471]))" office:value-type="string" office:string-value="  ~%NashkelMines_Cabin%~ =&gt; ~%default_track%~ // Mine storehouse" calcext:value-type="string">
            <text:p><text:s text:c="2"/>~%NashkelMines_Cabin%~ =&gt; ~%default_track%~ // Mine storehouse</text:p>
          </table:table-cell>
          <table:table-cell/>
        </table:table-row>
        <table:table-row table:style-name="ro3">
          <table:table-cell table:formula="of:=IF([$master.C472]=&quot;&quot;;CONCATENATE(&quot;  &quot;;IF([$master.D472]=&quot;&quot;;[$master.A472];CONCATENATE(&quot;~%&quot;;[$master.D472];&quot;%~&quot;));&quot; =&gt; ~%default_track%~ // &quot;;[$master.E472]);CONCATENATE(&quot;  &quot;;IF([$master.D472]=&quot;&quot;;[$master.A472];CONCATENATE(&quot;~%&quot;;[$master.D472];&quot;%~&quot;));&quot; =&gt; ~%&quot;;[$master.C472];&quot;%~ // &quot;;[$master.E472]))" office:value-type="string" office:string-value="  ~%GibberlingMountains%~ =&gt; ~%ar5500%~ // Gibberling Mountains (Samuel, Hafiz)" calcext:value-type="string">
            <text:p><text:s text:c="2"/>~%GibberlingMountains%~ =&gt; ~%ar5500%~ // Gibberling Mountains (Samuel, Hafiz)</text:p>
          </table:table-cell>
          <table:table-cell/>
        </table:table-row>
        <table:table-row table:style-name="ro3">
          <table:table-cell table:formula="of:=IF([$master.C473]=&quot;&quot;;CONCATENATE(&quot;  &quot;;IF([$master.D473]=&quot;&quot;;[$master.A473];CONCATENATE(&quot;~%&quot;;[$master.D473];&quot;%~&quot;));&quot; =&gt; ~%default_track%~ // &quot;;[$master.E473]);CONCATENATE(&quot;  &quot;;IF([$master.D473]=&quot;&quot;;[$master.A473];CONCATENATE(&quot;~%&quot;;[$master.D473];&quot;%~&quot;));&quot; =&gt; ~%&quot;;[$master.C473];&quot;%~ // &quot;;[$master.E473]))" office:value-type="string" office:string-value="  ~%CandlekeepCaves%~ =&gt; ~%ar5506%~ // Candlekeep Caves (Diarmid, Prat, Sakul, Tam, Bor)" calcext:value-type="string">
            <text:p><text:s text:c="2"/>~%CandlekeepCaves%~ =&gt; ~%ar5506%~ // Candlekeep Caves (Diarmid, Prat, Sakul, Tam, Bor)</text:p>
          </table:table-cell>
          <table:table-cell/>
        </table:table-row>
        <table:table-row table:style-name="ro3">
          <table:table-cell table:formula="of:=IF([$master.C474]=&quot;&quot;;CONCATENATE(&quot;  &quot;;IF([$master.D474]=&quot;&quot;;[$master.A474];CONCATENATE(&quot;~%&quot;;[$master.D474];&quot;%~&quot;));&quot; =&gt; ~%default_track%~ // &quot;;[$master.E474]);CONCATENATE(&quot;  &quot;;IF([$master.D474]=&quot;&quot;;[$master.A474];CONCATENATE(&quot;~%&quot;;[$master.D474];&quot;%~&quot;));&quot; =&gt; ~%&quot;;[$master.C474];&quot;%~ // &quot;;[$master.E474]))" office:value-type="string" office:string-value="  ~%Encounter_Plains1%~ =&gt; ~%ar5600%~ // Random encounter area" calcext:value-type="string">
            <text:p><text:s text:c="2"/>~%Encounter_Plains1%~ =&gt; ~%ar5600%~ // Random encounter area</text:p>
          </table:table-cell>
          <table:table-cell/>
        </table:table-row>
        <table:table-row table:style-name="ro3">
          <table:table-cell table:formula="of:=IF([$master.C475]=&quot;&quot;;CONCATENATE(&quot;  &quot;;IF([$master.D475]=&quot;&quot;;[$master.A475];CONCATENATE(&quot;~%&quot;;[$master.D475];&quot;%~&quot;));&quot; =&gt; ~%default_track%~ // &quot;;[$master.E475]);CONCATENATE(&quot;  &quot;;IF([$master.D475]=&quot;&quot;;[$master.A475];CONCATENATE(&quot;~%&quot;;[$master.D475];&quot;%~&quot;));&quot; =&gt; ~%&quot;;[$master.C475];&quot;%~ // &quot;;[$master.E475]))" office:value-type="string" office:string-value="  ~%Encounter_Plains2%~ =&gt; ~%ar5600%~ // Random encounter area" calcext:value-type="string">
            <text:p><text:s text:c="2"/>~%Encounter_Plains2%~ =&gt; ~%ar5600%~ // Random encounter area</text:p>
          </table:table-cell>
          <table:table-cell/>
        </table:table-row>
        <table:table-row table:style-name="ro3">
          <table:table-cell table:formula="of:=IF([$master.C476]=&quot;&quot;;CONCATENATE(&quot;  &quot;;IF([$master.D476]=&quot;&quot;;[$master.A476];CONCATENATE(&quot;~%&quot;;[$master.D476];&quot;%~&quot;));&quot; =&gt; ~%default_track%~ // &quot;;[$master.E476]);CONCATENATE(&quot;  &quot;;IF([$master.D476]=&quot;&quot;;[$master.A476];CONCATENATE(&quot;~%&quot;;[$master.D476];&quot;%~&quot;));&quot; =&gt; ~%&quot;;[$master.C476];&quot;%~ // &quot;;[$master.E476]))" office:value-type="string" office:string-value="  ~%Encounter_Canyon1%~ =&gt; ~%ar5600%~ // Random encounter area" calcext:value-type="string">
            <text:p><text:s text:c="2"/>~%Encounter_Canyon1%~ =&gt; ~%ar5600%~ // Random encounter area</text:p>
          </table:table-cell>
          <table:table-cell/>
        </table:table-row>
        <table:table-row table:style-name="ro3">
          <table:table-cell table:formula="of:=IF([$master.C477]=&quot;&quot;;CONCATENATE(&quot;  &quot;;IF([$master.D477]=&quot;&quot;;[$master.A477];CONCATENATE(&quot;~%&quot;;[$master.D477];&quot;%~&quot;));&quot; =&gt; ~%default_track%~ // &quot;;[$master.E477]);CONCATENATE(&quot;  &quot;;IF([$master.D477]=&quot;&quot;;[$master.A477];CONCATENATE(&quot;~%&quot;;[$master.D477];&quot;%~&quot;));&quot; =&gt; ~%&quot;;[$master.C477];&quot;%~ // &quot;;[$master.E477]))" office:value-type="string" office:string-value="  ~%Encounter_Canyon2%~ =&gt; ~%ar5600%~ // Random encounter area" calcext:value-type="string">
            <text:p><text:s text:c="2"/>~%Encounter_Canyon2%~ =&gt; ~%ar5600%~ // Random encounter area</text:p>
          </table:table-cell>
          <table:table-cell/>
        </table:table-row>
        <table:table-row table:style-name="ro3">
          <table:table-cell table:formula="of:=IF([$master.C478]=&quot;&quot;;CONCATENATE(&quot;  &quot;;IF([$master.D478]=&quot;&quot;;[$master.A478];CONCATENATE(&quot;~%&quot;;[$master.D478];&quot;%~&quot;));&quot; =&gt; ~%default_track%~ // &quot;;[$master.E478]);CONCATENATE(&quot;  &quot;;IF([$master.D478]=&quot;&quot;;[$master.A478];CONCATENATE(&quot;~%&quot;;[$master.D478];&quot;%~&quot;));&quot; =&gt; ~%&quot;;[$master.C478];&quot;%~ // &quot;;[$master.E478]))" office:value-type="string" office:string-value="  ~%Encounter_Cliff1%~ =&gt; ~%ar5600%~ // Random encounter area" calcext:value-type="string">
            <text:p><text:s text:c="2"/>~%Encounter_Cliff1%~ =&gt; ~%ar5600%~ // Random encounter area</text:p>
          </table:table-cell>
          <table:table-cell/>
        </table:table-row>
        <table:table-row table:style-name="ro3">
          <table:table-cell table:formula="of:=IF([$master.C479]=&quot;&quot;;CONCATENATE(&quot;  &quot;;IF([$master.D479]=&quot;&quot;;[$master.A479];CONCATENATE(&quot;~%&quot;;[$master.D479];&quot;%~&quot;));&quot; =&gt; ~%default_track%~ // &quot;;[$master.E479]);CONCATENATE(&quot;  &quot;;IF([$master.D479]=&quot;&quot;;[$master.A479];CONCATENATE(&quot;~%&quot;;[$master.D479];&quot;%~&quot;));&quot; =&gt; ~%&quot;;[$master.C479];&quot;%~ // &quot;;[$master.E479]))" office:value-type="string" office:string-value="  ~%Encounter_Cliff2%~ =&gt; ~%ar5600%~ // Random encounter area" calcext:value-type="string">
            <text:p><text:s text:c="2"/>~%Encounter_Cliff2%~ =&gt; ~%ar5600%~ // Random encounter area</text:p>
          </table:table-cell>
          <table:table-cell/>
        </table:table-row>
        <table:table-row table:style-name="ro3">
          <table:table-cell table:formula="of:=IF([$master.C480]=&quot;&quot;;CONCATENATE(&quot;  &quot;;IF([$master.D480]=&quot;&quot;;[$master.A480];CONCATENATE(&quot;~%&quot;;[$master.D480];&quot;%~&quot;));&quot; =&gt; ~%default_track%~ // &quot;;[$master.E480]);CONCATENATE(&quot;  &quot;;IF([$master.D480]=&quot;&quot;;[$master.A480];CONCATENATE(&quot;~%&quot;;[$master.D480];&quot;%~&quot;));&quot; =&gt; ~%&quot;;[$master.C480];&quot;%~ // &quot;;[$master.E480]))" office:value-type="string" office:string-value="  ~%Encounter_Grassland1%~ =&gt; ~%ar5600%~ // Random encounter area" calcext:value-type="string">
            <text:p><text:s text:c="2"/>~%Encounter_Grassland1%~ =&gt; ~%ar5600%~ // Random encounter area</text:p>
          </table:table-cell>
          <table:table-cell/>
        </table:table-row>
        <table:table-row table:style-name="ro3">
          <table:table-cell table:formula="of:=IF([$master.C481]=&quot;&quot;;CONCATENATE(&quot;  &quot;;IF([$master.D481]=&quot;&quot;;[$master.A481];CONCATENATE(&quot;~%&quot;;[$master.D481];&quot;%~&quot;));&quot; =&gt; ~%default_track%~ // &quot;;[$master.E481]);CONCATENATE(&quot;  &quot;;IF([$master.D481]=&quot;&quot;;[$master.A481];CONCATENATE(&quot;~%&quot;;[$master.D481];&quot;%~&quot;));&quot; =&gt; ~%&quot;;[$master.C481];&quot;%~ // &quot;;[$master.E481]))" office:value-type="string" office:string-value="  ~%Encounter_Grassland2%~ =&gt; ~%ar5600%~ // Random encounter area" calcext:value-type="string">
            <text:p><text:s text:c="2"/>~%Encounter_Grassland2%~ =&gt; ~%ar5600%~ // Random encounter area</text:p>
          </table:table-cell>
          <table:table-cell/>
        </table:table-row>
        <table:table-row table:style-name="ro3">
          <table:table-cell table:formula="of:=IF([$master.C482]=&quot;&quot;;CONCATENATE(&quot;  &quot;;IF([$master.D482]=&quot;&quot;;[$master.A482];CONCATENATE(&quot;~%&quot;;[$master.D482];&quot;%~&quot;));&quot; =&gt; ~%default_track%~ // &quot;;[$master.E482]);CONCATENATE(&quot;  &quot;;IF([$master.D482]=&quot;&quot;;[$master.A482];CONCATENATE(&quot;~%&quot;;[$master.D482];&quot;%~&quot;));&quot; =&gt; ~%&quot;;[$master.C482];&quot;%~ // &quot;;[$master.E482]))" office:value-type="string" office:string-value="  ~%Encounter_Forest1%~ =&gt; ~%ar5600%~ // Random encounter area" calcext:value-type="string">
            <text:p><text:s text:c="2"/>~%Encounter_Forest1%~ =&gt; ~%ar5600%~ // Random encounter area</text:p>
          </table:table-cell>
          <table:table-cell/>
        </table:table-row>
        <table:table-row table:style-name="ro3">
          <table:table-cell table:formula="of:=IF([$master.C483]=&quot;&quot;;CONCATENATE(&quot;  &quot;;IF([$master.D483]=&quot;&quot;;[$master.A483];CONCATENATE(&quot;~%&quot;;[$master.D483];&quot;%~&quot;));&quot; =&gt; ~%default_track%~ // &quot;;[$master.E483]);CONCATENATE(&quot;  &quot;;IF([$master.D483]=&quot;&quot;;[$master.A483];CONCATENATE(&quot;~%&quot;;[$master.D483];&quot;%~&quot;));&quot; =&gt; ~%&quot;;[$master.C483];&quot;%~ // &quot;;[$master.E483]))" office:value-type="string" office:string-value="  ~%Encounter_Forest2%~ =&gt; ~%ar5600%~ // Random encounter area" calcext:value-type="string">
            <text:p><text:s text:c="2"/>~%Encounter_Forest2%~ =&gt; ~%ar5600%~ // Random encounter area</text:p>
          </table:table-cell>
          <table:table-cell/>
        </table:table-row>
        <table:table-row table:style-name="ro3">
          <table:table-cell table:formula="of:=IF([$master.C484]=&quot;&quot;;CONCATENATE(&quot;  &quot;;IF([$master.D484]=&quot;&quot;;[$master.A484];CONCATENATE(&quot;~%&quot;;[$master.D484];&quot;%~&quot;));&quot; =&gt; ~%default_track%~ // &quot;;[$master.E484]);CONCATENATE(&quot;  &quot;;IF([$master.D484]=&quot;&quot;;[$master.A484];CONCATENATE(&quot;~%&quot;;[$master.D484];&quot;%~&quot;));&quot; =&gt; ~%&quot;;[$master.C484];&quot;%~ // &quot;;[$master.E484]))" office:value-type="string" office:string-value="  ~%Encounter_Road%~ =&gt; ~%ar5600%~ // Random encounter area" calcext:value-type="string">
            <text:p><text:s text:c="2"/>~%Encounter_Road%~ =&gt; ~%ar5600%~ // Random encounter area</text:p>
          </table:table-cell>
          <table:table-cell/>
        </table:table-row>
        <table:table-row table:style-name="ro3">
          <table:table-cell table:formula="of:=IF([$master.C485]=&quot;&quot;;CONCATENATE(&quot;  &quot;;IF([$master.D485]=&quot;&quot;;[$master.A485];CONCATENATE(&quot;~%&quot;;[$master.D485];&quot;%~&quot;));&quot; =&gt; ~%default_track%~ // &quot;;[$master.E485]);CONCATENATE(&quot;  &quot;;IF([$master.D485]=&quot;&quot;;[$master.A485];CONCATENATE(&quot;~%&quot;;[$master.D485];&quot;%~&quot;));&quot; =&gt; ~%&quot;;[$master.C485];&quot;%~ // &quot;;[$master.E485]))" office:value-type="string" office:string-value="  oh1000 =&gt; ~%ar5600%~ // Dorn - Random Encounter Area" calcext:value-type="string">
            <text:p><text:s text:c="2"/>oh1000 =&gt; ~%ar5600%~ // Dorn - Random Encounter Area</text:p>
          </table:table-cell>
          <table:table-cell/>
        </table:table-row>
        <table:table-row table:style-name="ro3">
          <table:table-cell table:formula="of:=IF([$master.C486]=&quot;&quot;;CONCATENATE(&quot;  &quot;;IF([$master.D486]=&quot;&quot;;[$master.A486];CONCATENATE(&quot;~%&quot;;[$master.D486];&quot;%~&quot;));&quot; =&gt; ~%default_track%~ // &quot;;[$master.E486]);CONCATENATE(&quot;  &quot;;IF([$master.D486]=&quot;&quot;;[$master.A486];CONCATENATE(&quot;~%&quot;;[$master.D486];&quot;%~&quot;));&quot; =&gt; ~%&quot;;[$master.C486];&quot;%~ // &quot;;[$master.E486]))" office:value-type="string" office:string-value="  oh2000 =&gt; ~%oh2000%~ // Neera - Adoy's Enclave, exterior" calcext:value-type="string">
            <text:p><text:s text:c="2"/>oh2000 =&gt; ~%oh2000%~ // Neera - Adoy's Enclave, exterior</text:p>
          </table:table-cell>
          <table:table-cell/>
        </table:table-row>
        <table:table-row table:style-name="ro3">
          <table:table-cell table:formula="of:=IF([$master.C487]=&quot;&quot;;CONCATENATE(&quot;  &quot;;IF([$master.D487]=&quot;&quot;;[$master.A487];CONCATENATE(&quot;~%&quot;;[$master.D487];&quot;%~&quot;));&quot; =&gt; ~%default_track%~ // &quot;;[$master.E487]);CONCATENATE(&quot;  &quot;;IF([$master.D487]=&quot;&quot;;[$master.A487];CONCATENATE(&quot;~%&quot;;[$master.D487];&quot;%~&quot;));&quot; =&gt; ~%&quot;;[$master.C487];&quot;%~ // &quot;;[$master.E487]))" office:value-type="string" office:string-value="  oh2010 =&gt; ~%oh2010%~ // Neera - Adoy's Enclave, interior" calcext:value-type="string">
            <text:p><text:s text:c="2"/>oh2010 =&gt; ~%oh2010%~ // Neera - Adoy's Enclave, interior</text:p>
          </table:table-cell>
          <table:table-cell/>
        </table:table-row>
        <table:table-row table:style-name="ro3">
          <table:table-cell table:formula="of:=IF([$master.C488]=&quot;&quot;;CONCATENATE(&quot;  &quot;;IF([$master.D488]=&quot;&quot;;[$master.A488];CONCATENATE(&quot;~%&quot;;[$master.D488];&quot;%~&quot;));&quot; =&gt; ~%default_track%~ // &quot;;[$master.E488]);CONCATENATE(&quot;  &quot;;IF([$master.D488]=&quot;&quot;;[$master.A488];CONCATENATE(&quot;~%&quot;;[$master.D488];&quot;%~&quot;));&quot; =&gt; ~%&quot;;[$master.C488];&quot;%~ // &quot;;[$master.E488]))" office:value-type="string" office:string-value="  oh3000 =&gt; ~%oh3000%~ // Rasaad - Dark Moon temple, exterior" calcext:value-type="string">
            <text:p><text:s text:c="2"/>oh3000 =&gt; ~%oh3000%~ // Rasaad - Dark Moon temple, exterior</text:p>
          </table:table-cell>
          <table:table-cell/>
        </table:table-row>
        <table:table-row table:style-name="ro3">
          <table:table-cell table:formula="of:=IF([$master.C489]=&quot;&quot;;CONCATENATE(&quot;  &quot;;IF([$master.D489]=&quot;&quot;;[$master.A489];CONCATENATE(&quot;~%&quot;;[$master.D489];&quot;%~&quot;));&quot; =&gt; ~%default_track%~ // &quot;;[$master.E489]);CONCATENATE(&quot;  &quot;;IF([$master.D489]=&quot;&quot;;[$master.A489];CONCATENATE(&quot;~%&quot;;[$master.D489];&quot;%~&quot;));&quot; =&gt; ~%&quot;;[$master.C489];&quot;%~ // &quot;;[$master.E489]))" office:value-type="string" office:string-value="  oh3010 =&gt; ~%oh3010%~ // Rasaad - Dark Moon temple, interior" calcext:value-type="string">
            <text:p><text:s text:c="2"/>oh3010 =&gt; ~%oh3010%~ // Rasaad - Dark Moon temple, interior</text:p>
          </table:table-cell>
          <table:table-cell/>
        </table:table-row>
        <table:table-row table:style-name="ro3">
          <table:table-cell table:formula="of:=IF([$master.C490]=&quot;&quot;;CONCATENATE(&quot;  &quot;;IF([$master.D490]=&quot;&quot;;[$master.A490];CONCATENATE(&quot;~%&quot;;[$master.D490];&quot;%~&quot;));&quot; =&gt; ~%default_track%~ // &quot;;[$master.E490]);CONCATENATE(&quot;  &quot;;IF([$master.D490]=&quot;&quot;;[$master.A490];CONCATENATE(&quot;~%&quot;;[$master.D490];&quot;%~&quot;));&quot; =&gt; ~%&quot;;[$master.C490];&quot;%~ // &quot;;[$master.E490]))" office:value-type="string" office:string-value="  oh3020 =&gt; ~%oh3010%~ // Rasaad - Dark Moon temple, interior" calcext:value-type="string">
            <text:p><text:s text:c="2"/>oh3020 =&gt; ~%oh3010%~ // Rasaad - Dark Moon temple, interior</text:p>
          </table:table-cell>
          <table:table-cell/>
        </table:table-row>
        <table:table-row table:style-name="ro3">
          <table:table-cell table:formula="of:=IF([$master.C491]=&quot;&quot;;CONCATENATE(&quot;  &quot;;IF([$master.D491]=&quot;&quot;;[$master.A491];CONCATENATE(&quot;~%&quot;;[$master.D491];&quot;%~&quot;));&quot; =&gt; ~%default_track%~ // &quot;;[$master.E491]);CONCATENATE(&quot;  &quot;;IF([$master.D491]=&quot;&quot;;[$master.A491];CONCATENATE(&quot;~%&quot;;[$master.D491];&quot;%~&quot;));&quot; =&gt; ~%&quot;;[$master.C491];&quot;%~ // &quot;;[$master.E491]))" office:value-type="string" office:string-value="  oh3100 =&gt; ~%oh3100%~ // Rasaad - Dark Moon temple, interior" calcext:value-type="string">
            <text:p><text:s text:c="2"/>oh3100 =&gt; ~%oh3100%~ // Rasaad - Dark Moon temple, interior</text:p>
          </table:table-cell>
          <table:table-cell/>
        </table:table-row>
        <table:table-row table:style-name="ro3">
          <table:table-cell table:formula="of:=IF([$master.C492]=&quot;&quot;;CONCATENATE(&quot;  &quot;;IF([$master.D492]=&quot;&quot;;[$master.A492];CONCATENATE(&quot;~%&quot;;[$master.D492];&quot;%~&quot;));&quot; =&gt; ~%default_track%~ // &quot;;[$master.E492]);CONCATENATE(&quot;  &quot;;IF([$master.D492]=&quot;&quot;;[$master.A492];CONCATENATE(&quot;~%&quot;;[$master.D492];&quot;%~&quot;));&quot; =&gt; ~%&quot;;[$master.C492];&quot;%~ // &quot;;[$master.E492]))" office:value-type="string" office:string-value="  oh9310 =&gt; ~%default_track%~ // The Black Pits: Arena 1" calcext:value-type="string">
            <text:p><text:s text:c="2"/>oh9310 =&gt; ~%default_track%~ // The Black Pits: Arena 1</text:p>
          </table:table-cell>
          <table:table-cell/>
        </table:table-row>
        <table:table-row table:style-name="ro3">
          <table:table-cell table:formula="of:=IF([$master.C493]=&quot;&quot;;CONCATENATE(&quot;  &quot;;IF([$master.D493]=&quot;&quot;;[$master.A493];CONCATENATE(&quot;~%&quot;;[$master.D493];&quot;%~&quot;));&quot; =&gt; ~%default_track%~ // &quot;;[$master.E493]);CONCATENATE(&quot;  &quot;;IF([$master.D493]=&quot;&quot;;[$master.A493];CONCATENATE(&quot;~%&quot;;[$master.D493];&quot;%~&quot;));&quot; =&gt; ~%&quot;;[$master.C493];&quot;%~ // &quot;;[$master.E493]))" office:value-type="string" office:string-value="  oh9350 =&gt; ~%default_track%~ // The Black Pits: Arena 2" calcext:value-type="string">
            <text:p><text:s text:c="2"/>oh9350 =&gt; ~%default_track%~ // The Black Pits: Arena 2</text:p>
          </table:table-cell>
          <table:table-cell/>
        </table:table-row>
        <table:table-row table:style-name="ro3">
          <table:table-cell table:formula="of:=IF([$master.C494]=&quot;&quot;;CONCATENATE(&quot;  &quot;;IF([$master.D494]=&quot;&quot;;[$master.A494];CONCATENATE(&quot;~%&quot;;[$master.D494];&quot;%~&quot;));&quot; =&gt; ~%default_track%~ // &quot;;[$master.E494]);CONCATENATE(&quot;  &quot;;IF([$master.D494]=&quot;&quot;;[$master.A494];CONCATENATE(&quot;~%&quot;;[$master.D494];&quot;%~&quot;));&quot; =&gt; ~%&quot;;[$master.C494];&quot;%~ // &quot;;[$master.E494]))" office:value-type="string" office:string-value="  oh9360 =&gt; ~%default_track%~ // The Black Pits: Hub" calcext:value-type="string">
            <text:p><text:s text:c="2"/>oh9360 =&gt; ~%default_track%~ // The Black Pits: Hub</text:p>
          </table:table-cell>
          <table:table-cell/>
        </table:table-row>
        <table:table-row table:style-name="ro3">
          <table:table-cell table:formula="of:=IF([$master.C495]=&quot;&quot;;CONCATENATE(&quot;  &quot;;IF([$master.D495]=&quot;&quot;;[$master.A495];CONCATENATE(&quot;~%&quot;;[$master.D495];&quot;%~&quot;));&quot; =&gt; ~%default_track%~ // &quot;;[$master.E495]);CONCATENATE(&quot;  &quot;;IF([$master.D495]=&quot;&quot;;[$master.A495];CONCATENATE(&quot;~%&quot;;[$master.D495];&quot;%~&quot;));&quot; =&gt; ~%&quot;;[$master.C495];&quot;%~ // &quot;;[$master.E495]))" office:value-type="string" office:string-value="  tu0015 =&gt; ~%default_track%~ // Baldur's Gate Estate (Tutorial starts here)" calcext:value-type="string">
            <text:p><text:s text:c="2"/>tu0015 =&gt; ~%default_track%~ // Baldur's Gate Estate (Tutorial starts here)</text:p>
          </table:table-cell>
          <table:table-cell/>
        </table:table-row>
        <table:table-row table:style-name="ro3">
          <table:table-cell table:formula="of:=IF([$master.C496]=&quot;&quot;;CONCATENATE(&quot;  &quot;;IF([$master.D496]=&quot;&quot;;[$master.A496];CONCATENATE(&quot;~%&quot;;[$master.D496];&quot;%~&quot;));&quot; =&gt; ~%default_track%~ // &quot;;[$master.E496]);CONCATENATE(&quot;  &quot;;IF([$master.D496]=&quot;&quot;;[$master.A496];CONCATENATE(&quot;~%&quot;;[$master.D496];&quot;%~&quot;));&quot; =&gt; ~%&quot;;[$master.C496];&quot;%~ // &quot;;[$master.E496]))" office:value-type="string" office:string-value="  tu0016 =&gt; ~%default_track%~ // Baldur's Gate Estate (Tutorial area)" calcext:value-type="string">
            <text:p><text:s text:c="2"/>tu0016 =&gt; ~%default_track%~ // Baldur's Gate Estate (Tutorial area)</text:p>
          </table:table-cell>
          <table:table-cell/>
        </table:table-row>
        <table:table-row table:style-name="ro3">
          <table:table-cell table:formula="of:=IF([$master.C497]=&quot;&quot;;CONCATENATE(&quot;  &quot;;IF([$master.D497]=&quot;&quot;;[$master.A497];CONCATENATE(&quot;~%&quot;;[$master.D497];&quot;%~&quot;));&quot; =&gt; ~%default_track%~ // &quot;;[$master.E497]);CONCATENATE(&quot;  &quot;;IF([$master.D497]=&quot;&quot;;[$master.A497];CONCATENATE(&quot;~%&quot;;[$master.D497];&quot;%~&quot;));&quot; =&gt; ~%&quot;;[$master.C497];&quot;%~ // &quot;;[$master.E497]))" office:value-type="string" office:string-value="  tu0017 =&gt; ~%default_track%~ // Baldur's Gate Estate (Tutorial area)" calcext:value-type="string">
            <text:p><text:s text:c="2"/>tu0017 =&gt; ~%default_track%~ // Baldur's Gate Estate (Tutorial area)</text:p>
          </table:table-cell>
          <table:table-cell/>
        </table:table-row>
        <table:table-row table:style-name="ro3">
          <table:table-cell table:formula="of:=IF([$master.C498]=&quot;&quot;;CONCATENATE(&quot;  &quot;;IF([$master.D498]=&quot;&quot;;[$master.A498];CONCATENATE(&quot;~%&quot;;[$master.D498];&quot;%~&quot;));&quot; =&gt; ~%default_track%~ // &quot;;[$master.E498]);CONCATENATE(&quot;  &quot;;IF([$master.D498]=&quot;&quot;;[$master.A498];CONCATENATE(&quot;~%&quot;;[$master.D498];&quot;%~&quot;));&quot; =&gt; ~%&quot;;[$master.C498];&quot;%~ // &quot;;[$master.E498]))" office:value-type="string" office:string-value="  tu0018 =&gt; ~%default_track%~ // Baldur's Gate Estate Cellar (Tutorial area)" calcext:value-type="string">
            <text:p><text:s text:c="2"/>tu0018 =&gt; ~%default_track%~ // Baldur's Gate Estate Cellar (Tutorial area)</text:p>
          </table:table-cell>
          <table:table-cell/>
        </table:table-row>
      </table:table>
      <table:named-expressions/>
      <table:database-ranges>
        <table:database-range table:name="__Anonymous_Sheet_DB__0" table:target-range-address="master.A1:master.AMJ1048576" table:contains-header="false">
          <table:sort>
            <table:sort-by table:field-number="3"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roman" style:font-pitch="variable"/>
    <style:font-face style:name="Arial1"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date>2023-10-19T08:02:27.092000000</dc:date>
    <meta:editing-duration>PT47M31S</meta:editing-duration>
    <meta:editing-cycles>8</meta:editing-cycles>
    <meta:document-statistic meta:table-count="4" meta:cell-count="3847" meta:object-count="0"/>
  </office:meta>
</office:document-meta>
</file>